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646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619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order-bottom="0.74pt solid #000000" fo:border-left="none" fo:border-right="none" fo:border-top="0.06pt solid #000000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none" style:country-asian="none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none" style:country-asian="none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r_backup_2" table:style-name="ta1">
        <table:shapes>
          <draw:frame draw:z-index="0" draw:style-name="gr1" draw:text-style-name="P1" svg:width="15.999cm" svg:height="8.999cm" svg:x="6.156cm" svg:y="0.738cm">
            <draw:object draw:notify-on-update-of-ranges="polar_backup_2.A2:polar_backup_2.A117 polar_backup_2.C1:polar_backup_2.C1 polar_backup_2.C2:polar_backup_2.C1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8535" calcext:value-type="float">
            <text:p>59.8535</text:p>
          </table:table-cell>
          <table:table-cell office:value-type="float" office:value="0.2186" calcext:value-type="float">
            <text:p>0.2186</text:p>
          </table:table-cell>
          <table:table-cell table:number-columns-repeated="6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59.8368" calcext:value-type="float">
            <text:p>59.8368</text:p>
          </table:table-cell>
          <table:table-cell office:value-type="float" office:value="0.2704" calcext:value-type="float">
            <text:p>0.2704</text:p>
          </table:table-cell>
          <table:table-cell table:number-columns-repeated="6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59.8191" calcext:value-type="float">
            <text:p>59.8191</text:p>
          </table:table-cell>
          <table:table-cell office:value-type="float" office:value="0.3209" calcext:value-type="float">
            <text:p>0.3209</text:p>
          </table:table-cell>
          <table:table-cell table:number-columns-repeated="6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59.7992" calcext:value-type="float">
            <text:p>59.7992</text:p>
          </table:table-cell>
          <table:table-cell office:value-type="float" office:value="0.3723" calcext:value-type="float">
            <text:p>0.372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9.7772" calcext:value-type="float">
            <text:p>59.7772</text:p>
          </table:table-cell>
          <table:table-cell office:value-type="float" office:value="0.4242" calcext:value-type="float">
            <text:p>0.4242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59.7535" calcext:value-type="float">
            <text:p>59.7535</text:p>
          </table:table-cell>
          <table:table-cell office:value-type="float" office:value="0.4757" calcext:value-type="float">
            <text:p>0.475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9.728" calcext:value-type="float">
            <text:p>59.728</text:p>
          </table:table-cell>
          <table:table-cell office:value-type="float" office:value="0.5272" calcext:value-type="float">
            <text:p>0.5272</text:p>
          </table:table-cell>
          <table:table-cell table:number-columns-repeated="6"/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59.701" calcext:value-type="float">
            <text:p>59.701</text:p>
          </table:table-cell>
          <table:table-cell office:value-type="float" office:value="0.5784" calcext:value-type="float">
            <text:p>0.57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6718" calcext:value-type="float">
            <text:p>59.6718</text:p>
          </table:table-cell>
          <table:table-cell office:value-type="float" office:value="0.6304" calcext:value-type="float">
            <text:p>0.6304</text:p>
          </table:table-cell>
          <table:table-cell table:number-columns-repeated="6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9.6412" calcext:value-type="float">
            <text:p>59.6412</text:p>
          </table:table-cell>
          <table:table-cell office:value-type="float" office:value="0.6821" calcext:value-type="float">
            <text:p>0.6821</text:p>
          </table:table-cell>
          <table:table-cell table:number-columns-repeated="6"/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59.6094" calcext:value-type="float">
            <text:p>59.6094</text:p>
          </table:table-cell>
          <table:table-cell office:value-type="float" office:value="0.7334" calcext:value-type="float">
            <text:p>0.7334</text:p>
          </table:table-cell>
          <table:table-cell table:number-columns-repeated="6"/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59.576" calcext:value-type="float">
            <text:p>59.576</text:p>
          </table:table-cell>
          <table:table-cell office:value-type="float" office:value="0.7852" calcext:value-type="float">
            <text:p>0.7852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0.8375" calcext:value-type="float">
            <text:p>0.8375</text:p>
          </table:table-cell>
          <table:table-cell table:number-columns-repeated="6"/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0.8894" calcext:value-type="float">
            <text:p>0.8894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0.9414" calcext:value-type="float">
            <text:p>0.9414</text:p>
          </table:table-cell>
          <table:table-cell table:number-columns-repeated="6"/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59.3903" calcext:value-type="float">
            <text:p>59.3903</text:p>
          </table:table-cell>
          <table:table-cell office:value-type="float" office:value="1.0451" calcext:value-type="float">
            <text:p>1.0451</text:p>
          </table:table-cell>
          <table:table-cell table:number-columns-repeated="6"/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59.3498" calcext:value-type="float">
            <text:p>59.3498</text:p>
          </table:table-cell>
          <table:table-cell office:value-type="float" office:value="1.0977" calcext:value-type="float">
            <text:p>1.0977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9.309" calcext:value-type="float">
            <text:p>59.309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float" office:value="2.374" calcext:value-type="float">
            <text:p>2.374</text:p>
          </table:table-cell>
          <table:table-cell office:value-type="float" office:value="59.2678" calcext:value-type="float">
            <text:p>59.2678</text:p>
          </table:table-cell>
          <table:table-cell office:value-type="float" office:value="1.2019" calcext:value-type="float">
            <text:p>1.2019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9.2255" calcext:value-type="float">
            <text:p>59.2255</text:p>
          </table:table-cell>
          <table:table-cell office:value-type="float" office:value="1.2547" calcext:value-type="float">
            <text:p>1.2547</text:p>
          </table:table-cell>
          <table:table-cell table:number-columns-repeated="6"/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59.1834" calcext:value-type="float">
            <text:p>59.1834</text:p>
          </table:table-cell>
          <table:table-cell office:value-type="float" office:value="1.3068" calcext:value-type="float">
            <text:p>1.3068</text:p>
          </table:table-cell>
          <table:table-cell table:number-columns-repeated="6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9.1403" calcext:value-type="float">
            <text:p>59.1403</text:p>
          </table:table-cell>
          <table:table-cell office:value-type="float" office:value="1.3597" calcext:value-type="float">
            <text:p>1.3597</text:p>
          </table:table-cell>
          <table:table-cell table:number-columns-repeated="6"/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59.0975" calcext:value-type="float">
            <text:p>59.0975</text:p>
          </table:table-cell>
          <table:table-cell office:value-type="float" office:value="1.4124" calcext:value-type="float">
            <text:p>1.41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0545" calcext:value-type="float">
            <text:p>59.0545</text:p>
          </table:table-cell>
          <table:table-cell office:value-type="float" office:value="1.4651" calcext:value-type="float">
            <text:p>1.4651</text:p>
          </table:table-cell>
          <table:table-cell table:number-columns-repeated="6"/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59.0117" calcext:value-type="float">
            <text:p>59.0117</text:p>
          </table:table-cell>
          <table:table-cell office:value-type="float" office:value="1.5178" calcext:value-type="float">
            <text:p>1.5178</text:p>
          </table:table-cell>
          <table:table-cell table:number-columns-repeated="6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8.969" calcext:value-type="float">
            <text:p>58.969</text:p>
          </table:table-cell>
          <table:table-cell office:value-type="float" office:value="1.5707" calcext:value-type="float">
            <text:p>1.5707</text:p>
          </table:table-cell>
          <table:table-cell table:number-columns-repeated="6"/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58.9263" calcext:value-type="float">
            <text:p>58.9263</text:p>
          </table:table-cell>
          <table:table-cell office:value-type="float" office:value="1.6241" calcext:value-type="float">
            <text:p>1.6241</text:p>
          </table:table-cell>
          <table:table-cell table:number-columns-repeated="6"/>
        </table:table-row>
        <table:table-row table:style-name="ro1">
          <table:table-cell office:value-type="float" office:value="3.499" calcext:value-type="float">
            <text:p>3.499</text:p>
          </table:table-cell>
          <table:table-cell office:value-type="float" office:value="58.885" calcext:value-type="float">
            <text:p>58.885</text:p>
          </table:table-cell>
          <table:table-cell office:value-type="float" office:value="1.6762" calcext:value-type="float">
            <text:p>1.6762</text:p>
          </table:table-cell>
          <table:table-cell table:number-columns-repeated="6"/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58.8433" calcext:value-type="float">
            <text:p>58.8433</text:p>
          </table:table-cell>
          <table:table-cell office:value-type="float" office:value="1.7297" calcext:value-type="float">
            <text:p>1.7297</text:p>
          </table:table-cell>
          <table:table-cell table:number-columns-repeated="6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58.8026" calcext:value-type="float">
            <text:p>58.8026</text:p>
          </table:table-cell>
          <table:table-cell office:value-type="float" office:value="1.7829" calcext:value-type="float">
            <text:p>1.7829</text:p>
          </table:table-cell>
          <table:table-cell table:number-columns-repeated="6"/>
        </table:table-row>
        <table:table-row table:style-name="ro1">
          <table:table-cell office:value-type="float" office:value="3.874" calcext:value-type="float">
            <text:p>3.874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1.8357" calcext:value-type="float">
            <text:p>1.83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1.8894" calcext:value-type="float">
            <text:p>1.8894</text:p>
          </table:table-cell>
          <table:table-cell table:number-columns-repeated="6"/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58.6855" calcext:value-type="float">
            <text:p>58.6855</text:p>
          </table:table-cell>
          <table:table-cell office:value-type="float" office:value="1.9428" calcext:value-type="float">
            <text:p>1.9428</text:p>
          </table:table-cell>
          <table:table-cell table:number-columns-repeated="6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8.6485" calcext:value-type="float">
            <text:p>58.6485</text:p>
          </table:table-cell>
          <table:table-cell office:value-type="float" office:value="1.9962" calcext:value-type="float">
            <text:p>1.9962</text:p>
          </table:table-cell>
          <table:table-cell table:number-columns-repeated="6"/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58.6128" calcext:value-type="float">
            <text:p>58.6128</text:p>
          </table:table-cell>
          <table:table-cell office:value-type="float" office:value="2.0497" calcext:value-type="float">
            <text:p>2.0497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2.1033" calcext:value-type="float">
            <text:p>2.1033</text:p>
          </table:table-cell>
          <table:table-cell table:number-columns-repeated="6"/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58.5454" calcext:value-type="float">
            <text:p>58.5454</text:p>
          </table:table-cell>
          <table:table-cell office:value-type="float" office:value="2.1569" calcext:value-type="float">
            <text:p>2.1569</text:p>
          </table:table-cell>
          <table:table-cell table:number-columns-repeated="6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8.514" calcext:value-type="float">
            <text:p>58.514</text:p>
          </table:table-cell>
          <table:table-cell office:value-type="float" office:value="2.2106" calcext:value-type="float">
            <text:p>2.2106</text:p>
          </table:table-cell>
          <table:table-cell table:number-columns-repeated="6"/>
        </table:table-row>
        <table:table-row table:style-name="ro1">
          <table:table-cell office:value-type="float" office:value="4.874" calcext:value-type="float">
            <text:p>4.874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2.2639" calcext:value-type="float">
            <text:p>2.2639</text:p>
          </table:table-cell>
          <table:table-cell table:number-columns-repeated="6"/>
        </table:table-row>
        <table:table-row table:style-name="ro1">
          <table:table-cell office:value-type="float" office:value="4.999" calcext:value-type="float">
            <text:p>4.999</text:p>
          </table:table-cell>
          <table:table-cell office:value-type="float" office:value="58.4562" calcext:value-type="float">
            <text:p>58.4562</text:p>
          </table:table-cell>
          <table:table-cell office:value-type="float" office:value="2.3177" calcext:value-type="float">
            <text:p>2.3177</text:p>
          </table:table-cell>
          <table:table-cell table:number-columns-repeated="6"/>
        </table:table-row>
        <table:table-row table:style-name="ro1">
          <table:table-cell office:value-type="float" office:value="5.124" calcext:value-type="float">
            <text:p>5.124</text:p>
          </table:table-cell>
          <table:table-cell office:value-type="float" office:value="58.4298" calcext:value-type="float">
            <text:p>58.4298</text:p>
          </table:table-cell>
          <table:table-cell office:value-type="float" office:value="2.3716" calcext:value-type="float">
            <text:p>2.3716</text:p>
          </table:table-cell>
          <table:table-cell table:number-columns-repeated="6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2.4259" calcext:value-type="float">
            <text:p>2.4259</text:p>
          </table:table-cell>
          <table:table-cell table:number-columns-repeated="6"/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58.3826" calcext:value-type="float">
            <text:p>58.3826</text:p>
          </table:table-cell>
          <table:table-cell office:value-type="float" office:value="2.4799" calcext:value-type="float">
            <text:p>2.4799</text:p>
          </table:table-cell>
          <table:table-cell table:number-columns-repeated="6"/>
        </table:table-row>
        <table:table-row table:style-name="ro1">
          <table:table-cell office:value-type="float" office:value="5.499" calcext:value-type="float">
            <text:p>5.499</text:p>
          </table:table-cell>
          <table:table-cell office:value-type="float" office:value="58.3622" calcext:value-type="float">
            <text:p>58.3622</text:p>
          </table:table-cell>
          <table:table-cell office:value-type="float" office:value="2.5334" calcext:value-type="float">
            <text:p>2.5334</text:p>
          </table:table-cell>
          <table:table-cell table:number-columns-repeated="6"/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.5879" calcext:value-type="float">
            <text:p>2.5879</text:p>
          </table:table-cell>
          <table:table-cell table:number-columns-repeated="6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8.3271" calcext:value-type="float">
            <text:p>58.3271</text:p>
          </table:table-cell>
          <table:table-cell office:value-type="float" office:value="2.6419" calcext:value-type="float">
            <text:p>2.6419</text:p>
          </table:table-cell>
          <table:table-cell table:number-columns-repeated="6"/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58.3129" calcext:value-type="float">
            <text:p>58.3129</text:p>
          </table:table-cell>
          <table:table-cell office:value-type="float" office:value="2.696" calcext:value-type="float">
            <text:p>2.696</text:p>
          </table:table-cell>
          <table:table-cell table:number-columns-repeated="6"/>
        </table:table-row>
        <table:table-row table:style-name="ro1">
          <table:table-cell office:value-type="float" office:value="5.999" calcext:value-type="float">
            <text:p>5.999</text:p>
          </table:table-cell>
          <table:table-cell office:value-type="float" office:value="58.301" calcext:value-type="float">
            <text:p>58.301</text:p>
          </table:table-cell>
          <table:table-cell office:value-type="float" office:value="2.7497" calcext:value-type="float">
            <text:p>2.7497</text:p>
          </table:table-cell>
          <table:table-cell table:number-columns-repeated="6"/>
        </table:table-row>
        <table:table-row table:style-name="ro1">
          <table:table-cell office:value-type="float" office:value="6.124" calcext:value-type="float">
            <text:p>6.124</text:p>
          </table:table-cell>
          <table:table-cell office:value-type="float" office:value="58.2913" calcext:value-type="float">
            <text:p>58.2913</text:p>
          </table:table-cell>
          <table:table-cell office:value-type="float" office:value="2.8038" calcext:value-type="float">
            <text:p>2.8038</text:p>
          </table:table-cell>
          <table:table-cell table:number-columns-repeated="6"/>
        </table:table-row>
        <table:table-row table:style-name="ro1">
          <table:table-cell office:value-type="float" office:value="6.249" calcext:value-type="float">
            <text:p>6.249</text:p>
          </table:table-cell>
          <table:table-cell office:value-type="float" office:value="58.2838" calcext:value-type="float">
            <text:p>58.2838</text:p>
          </table:table-cell>
          <table:table-cell office:value-type="float" office:value="2.8579" calcext:value-type="float">
            <text:p>2.8579</text:p>
          </table:table-cell>
          <table:table-cell table:number-columns-repeated="6"/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58.2785" calcext:value-type="float">
            <text:p>58.2785</text:p>
          </table:table-cell>
          <table:table-cell office:value-type="float" office:value="2.9125" calcext:value-type="float">
            <text:p>2.9125</text:p>
          </table:table-cell>
          <table:table-cell table:number-columns-repeated="6"/>
        </table:table-row>
        <table:table-row table:style-name="ro1">
          <table:table-cell office:value-type="float" office:value="6.499" calcext:value-type="float">
            <text:p>6.499</text:p>
          </table:table-cell>
          <table:table-cell office:value-type="float" office:value="58.2757" calcext:value-type="float">
            <text:p>58.2757</text:p>
          </table:table-cell>
          <table:table-cell office:value-type="float" office:value="2.9662" calcext:value-type="float">
            <text:p>2.9662</text:p>
          </table:table-cell>
          <table:table-cell table:number-columns-repeated="6"/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204" calcext:value-type="float">
            <text:p>3.0204</text:p>
          </table:table-cell>
          <table:table-cell table:number-columns-repeated="6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58.2769" calcext:value-type="float">
            <text:p>58.2769</text:p>
          </table:table-cell>
          <table:table-cell office:value-type="float" office:value="3.075" calcext:value-type="float">
            <text:p>3.075</text:p>
          </table:table-cell>
          <table:table-cell table:number-columns-repeated="6"/>
        </table:table-row>
        <table:table-row table:style-name="ro1">
          <table:table-cell office:value-type="float" office:value="6.874" calcext:value-type="float">
            <text:p>6.874</text:p>
          </table:table-cell>
          <table:table-cell office:value-type="float" office:value="58.281" calcext:value-type="float">
            <text:p>58.281</text:p>
          </table:table-cell>
          <table:table-cell office:value-type="float" office:value="3.1287" calcext:value-type="float">
            <text:p>3.128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2874" calcext:value-type="float">
            <text:p>58.2874</text:p>
          </table:table-cell>
          <table:table-cell office:value-type="float" office:value="3.1833" calcext:value-type="float">
            <text:p>3.1833</text:p>
          </table:table-cell>
          <table:table-cell table:number-columns-repeated="6"/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58.2961" calcext:value-type="float">
            <text:p>58.2961</text:p>
          </table:table-cell>
          <table:table-cell office:value-type="float" office:value="3.2374" calcext:value-type="float">
            <text:p>3.2374</text:p>
          </table:table-cell>
          <table:table-cell table:number-columns-repeated="6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8.3071" calcext:value-type="float">
            <text:p>58.3071</text:p>
          </table:table-cell>
          <table:table-cell office:value-type="float" office:value="3.2915" calcext:value-type="float">
            <text:p>3.2915</text:p>
          </table:table-cell>
          <table:table-cell table:number-columns-repeated="6"/>
        </table:table-row>
        <table:table-row table:style-name="ro1">
          <table:table-cell office:value-type="float" office:value="7.374" calcext:value-type="float">
            <text:p>7.374</text:p>
          </table:table-cell>
          <table:table-cell office:value-type="float" office:value="58.3202" calcext:value-type="float">
            <text:p>58.3202</text:p>
          </table:table-cell>
          <table:table-cell office:value-type="float" office:value="3.3452" calcext:value-type="float">
            <text:p>3.3452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8.3357" calcext:value-type="float">
            <text:p>58.3357</text:p>
          </table:table-cell>
          <table:table-cell office:value-type="float" office:value="3.3997" calcext:value-type="float">
            <text:p>3.3997</text:p>
          </table:table-cell>
          <table:table-cell table:number-columns-repeated="6"/>
        </table:table-row>
        <table:table-row table:style-name="ro1">
          <table:table-cell office:value-type="float" office:value="7.624" calcext:value-type="float">
            <text:p>7.624</text:p>
          </table:table-cell>
          <table:table-cell office:value-type="float" office:value="58.353" calcext:value-type="float">
            <text:p>58.353</text:p>
          </table:table-cell>
          <table:table-cell office:value-type="float" office:value="3.4533" calcext:value-type="float">
            <text:p>3.4533</text:p>
          </table:table-cell>
          <table:table-cell table:number-columns-repeated="6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58.3728" calcext:value-type="float">
            <text:p>58.3728</text:p>
          </table:table-cell>
          <table:table-cell office:value-type="float" office:value="3.5077" calcext:value-type="float">
            <text:p>3.5077</text:p>
          </table:table-cell>
          <table:table-cell table:number-columns-repeated="6"/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58.3944" calcext:value-type="float">
            <text:p>58.3944</text:p>
          </table:table-cell>
          <table:table-cell office:value-type="float" office:value="3.5617" calcext:value-type="float">
            <text:p>3.561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4181" calcext:value-type="float">
            <text:p>58.4181</text:p>
          </table:table-cell>
          <table:table-cell office:value-type="float" office:value="3.6156" calcext:value-type="float">
            <text:p>3.6156</text:p>
          </table:table-cell>
          <table:table-cell table:number-columns-repeated="6"/>
        </table:table-row>
        <table:table-row table:style-name="ro1">
          <table:table-cell office:value-type="float" office:value="8.124" calcext:value-type="float">
            <text:p>8.124</text:p>
          </table:table-cell>
          <table:table-cell office:value-type="float" office:value="58.4433" calcext:value-type="float">
            <text:p>58.4433</text:p>
          </table:table-cell>
          <table:table-cell office:value-type="float" office:value="3.669" calcext:value-type="float">
            <text:p>3.669</text:p>
          </table:table-cell>
          <table:table-cell table:number-columns-repeated="6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58.4709" calcext:value-type="float">
            <text:p>58.4709</text:p>
          </table:table-cell>
          <table:table-cell office:value-type="float" office:value="3.7233" calcext:value-type="float">
            <text:p>3.7233</text:p>
          </table:table-cell>
          <table:table-cell table:number-columns-repeated="6"/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58.5" calcext:value-type="float">
            <text:p>58.5</text:p>
          </table:table-cell>
          <table:table-cell office:value-type="float" office:value="3.7771" calcext:value-type="float">
            <text:p>3.7771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8.5307" calcext:value-type="float">
            <text:p>58.5307</text:p>
          </table:table-cell>
          <table:table-cell office:value-type="float" office:value="3.8308" calcext:value-type="float">
            <text:p>3.8308</text:p>
          </table:table-cell>
          <table:table-cell table:number-columns-repeated="6"/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58.563" calcext:value-type="float">
            <text:p>58.563</text:p>
          </table:table-cell>
          <table:table-cell office:value-type="float" office:value="3.8844" calcext:value-type="float">
            <text:p>3.8844</text:p>
          </table:table-cell>
          <table:table-cell table:number-columns-repeated="6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58.5967" calcext:value-type="float">
            <text:p>58.5967</text:p>
          </table:table-cell>
          <table:table-cell office:value-type="float" office:value="3.938" calcext:value-type="float">
            <text:p>3.938</text:p>
          </table:table-cell>
          <table:table-cell table:number-columns-repeated="6"/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58.6318" calcext:value-type="float">
            <text:p>58.6318</text:p>
          </table:table-cell>
          <table:table-cell office:value-type="float" office:value="3.9916" calcext:value-type="float">
            <text:p>3.9916</text:p>
          </table:table-cell>
          <table:table-cell table:number-columns-repeated="6"/>
        </table:table-row>
        <table:table-row table:style-name="ro1">
          <table:table-cell office:value-type="float" office:value="8.999" calcext:value-type="float">
            <text:p>8.999</text:p>
          </table:table-cell>
          <table:table-cell office:value-type="float" office:value="58.6679" calcext:value-type="float">
            <text:p>58.6679</text:p>
          </table:table-cell>
          <table:table-cell office:value-type="float" office:value="4.0446" calcext:value-type="float">
            <text:p>4.0446</text:p>
          </table:table-cell>
          <table:table-cell table:number-columns-repeated="6"/>
        </table:table-row>
        <table:table-row table:style-name="ro1">
          <table:table-cell office:value-type="float" office:value="9.124" calcext:value-type="float">
            <text:p>9.124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4.098" calcext:value-type="float">
            <text:p>4.098</text:p>
          </table:table-cell>
          <table:table-cell table:number-columns-repeated="6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4.1518" calcext:value-type="float">
            <text:p>4.1518</text:p>
          </table:table-cell>
          <table:table-cell table:number-columns-repeated="6"/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58.784" calcext:value-type="float">
            <text:p>58.784</text:p>
          </table:table-cell>
          <table:table-cell office:value-type="float" office:value="4.205" calcext:value-type="float">
            <text:p>4.205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8.8244" calcext:value-type="float">
            <text:p>58.8244</text:p>
          </table:table-cell>
          <table:table-cell office:value-type="float" office:value="4.2582" calcext:value-type="float">
            <text:p>4.2582</text:p>
          </table:table-cell>
          <table:table-cell table:number-columns-repeated="6"/>
        </table:table-row>
        <table:table-row table:style-name="ro1">
          <table:table-cell office:value-type="float" office:value="9.624" calcext:value-type="float">
            <text:p>9.624</text:p>
          </table:table-cell>
          <table:table-cell office:value-type="float" office:value="58.8651" calcext:value-type="float">
            <text:p>58.8651</text:p>
          </table:table-cell>
          <table:table-cell office:value-type="float" office:value="4.3109" calcext:value-type="float">
            <text:p>4.3109</text:p>
          </table:table-cell>
          <table:table-cell table:number-columns-repeated="6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58.9072" calcext:value-type="float">
            <text:p>58.9072</text:p>
          </table:table-cell>
          <table:table-cell office:value-type="float" office:value="4.3644" calcext:value-type="float">
            <text:p>4.3644</text:p>
          </table:table-cell>
          <table:table-cell table:number-columns-repeated="6"/>
        </table:table-row>
        <table:table-row table:style-name="ro1">
          <table:table-cell office:value-type="float" office:value="9.874" calcext:value-type="float">
            <text:p>9.874</text:p>
          </table:table-cell>
          <table:table-cell office:value-type="float" office:value="58.949" calcext:value-type="float">
            <text:p>58.949</text:p>
          </table:table-cell>
          <table:table-cell office:value-type="float" office:value="4.4169" calcext:value-type="float">
            <text:p>4.416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919" calcext:value-type="float">
            <text:p>58.9919</text:p>
          </table:table-cell>
          <table:table-cell office:value-type="float" office:value="4.4702" calcext:value-type="float">
            <text:p>4.4702</text:p>
          </table:table-cell>
          <table:table-cell table:number-columns-repeated="6"/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59.0347" calcext:value-type="float">
            <text:p>59.0347</text:p>
          </table:table-cell>
          <table:table-cell office:value-type="float" office:value="4.5231" calcext:value-type="float">
            <text:p>4.5231</text:p>
          </table:table-cell>
          <table:table-cell table:number-columns-repeated="6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59.0776" calcext:value-type="float">
            <text:p>59.0776</text:p>
          </table:table-cell>
          <table:table-cell office:value-type="float" office:value="4.5758" calcext:value-type="float">
            <text:p>4.5758</text:p>
          </table:table-cell>
          <table:table-cell table:number-columns-repeated="6"/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59.1205" calcext:value-type="float">
            <text:p>59.1205</text:p>
          </table:table-cell>
          <table:table-cell office:value-type="float" office:value="4.6285" calcext:value-type="float">
            <text:p>4.6285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9.1633" calcext:value-type="float">
            <text:p>59.1633</text:p>
          </table:table-cell>
          <table:table-cell office:value-type="float" office:value="4.681" calcext:value-type="float">
            <text:p>4.681</text:p>
          </table:table-cell>
          <table:table-cell table:number-columns-repeated="6"/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59.2059" calcext:value-type="float">
            <text:p>59.2059</text:p>
          </table:table-cell>
          <table:table-cell office:value-type="float" office:value="4.7336" calcext:value-type="float">
            <text:p>4.7336</text:p>
          </table:table-cell>
          <table:table-cell table:number-columns-repeated="6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59.2481" calcext:value-type="float">
            <text:p>59.2481</text:p>
          </table:table-cell>
          <table:table-cell office:value-type="float" office:value="4.786" calcext:value-type="float">
            <text:p>4.786</text:p>
          </table:table-cell>
          <table:table-cell table:number-columns-repeated="6"/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59.2898" calcext:value-type="float">
            <text:p>59.2898</text:p>
          </table:table-cell>
          <table:table-cell office:value-type="float" office:value="4.8383" calcext:value-type="float">
            <text:p>4.83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.331" calcext:value-type="float">
            <text:p>59.331</text:p>
          </table:table-cell>
          <table:table-cell office:value-type="float" office:value="4.8906" calcext:value-type="float">
            <text:p>4.8906</text:p>
          </table:table-cell>
          <table:table-cell table:number-columns-repeated="6"/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59.3715" calcext:value-type="float">
            <text:p>59.3715</text:p>
          </table:table-cell>
          <table:table-cell office:value-type="float" office:value="4.9428" calcext:value-type="float">
            <text:p>4.9428</text:p>
          </table:table-cell>
          <table:table-cell table:number-columns-repeated="6"/>
        </table:table-row>
        <table:table-row table:style-name="ro1">
          <table:table-cell office:value-type="float" office:value="11.249" calcext:value-type="float">
            <text:p>11.249</text:p>
          </table:table-cell>
          <table:table-cell office:value-type="float" office:value="59.4108" calcext:value-type="float">
            <text:p>59.4108</text:p>
          </table:table-cell>
          <table:table-cell office:value-type="float" office:value="4.9946" calcext:value-type="float">
            <text:p>4.9946</text:p>
          </table:table-cell>
          <table:table-cell table:number-columns-repeated="6"/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5.0471" calcext:value-type="float">
            <text:p>5.0471</text:p>
          </table:table-cell>
          <table:table-cell table:number-columns-repeated="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5.0991" calcext:value-type="float">
            <text:p>5.0991</text:p>
          </table:table-cell>
          <table:table-cell table:number-columns-repeated="6"/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59.5243" calcext:value-type="float">
            <text:p>59.5243</text:p>
          </table:table-cell>
          <table:table-cell office:value-type="float" office:value="5.151" calcext:value-type="float">
            <text:p>5.151</text:p>
          </table:table-cell>
          <table:table-cell table:number-columns-repeated="6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59.5597" calcext:value-type="float">
            <text:p>59.5597</text:p>
          </table:table-cell>
          <table:table-cell office:value-type="float" office:value="5.2029" calcext:value-type="float">
            <text:p>5.2029</text:p>
          </table:table-cell>
          <table:table-cell table:number-columns-repeated="6"/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59.5939" calcext:value-type="float">
            <text:p>59.5939</text:p>
          </table:table-cell>
          <table:table-cell office:value-type="float" office:value="5.2547" calcext:value-type="float">
            <text:p>5.2547</text:p>
          </table:table-cell>
          <table:table-cell table:number-columns-repeated="6"/>
        </table:table-row>
        <table:table-row table:style-name="ro1">
          <table:table-cell office:value-type="float" office:value="12.002" calcext:value-type="float">
            <text:p>12.002</text:p>
          </table:table-cell>
          <table:table-cell office:value-type="float" office:value="59.6271" calcext:value-type="float">
            <text:p>59.6271</text:p>
          </table:table-cell>
          <table:table-cell office:value-type="float" office:value="5.3073" calcext:value-type="float">
            <text:p>5.3073</text:p>
          </table:table-cell>
          <table:table-cell table:number-columns-repeated="6"/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59.6578" calcext:value-type="float">
            <text:p>59.6578</text:p>
          </table:table-cell>
          <table:table-cell office:value-type="float" office:value="5.3582" calcext:value-type="float">
            <text:p>5.3582</text:p>
          </table:table-cell>
          <table:table-cell table:number-columns-repeated="6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.4098" calcext:value-type="float">
            <text:p>5.4098</text:p>
          </table:table-cell>
          <table:table-cell table:number-columns-repeated="6"/>
        </table:table-row>
        <table:table-row table:style-name="ro1">
          <table:table-cell office:value-type="float" office:value="12.374" calcext:value-type="float">
            <text:p>12.374</text:p>
          </table:table-cell>
          <table:table-cell office:value-type="float" office:value="59.7154" calcext:value-type="float">
            <text:p>59.7154</text:p>
          </table:table-cell>
          <table:table-cell office:value-type="float" office:value="5.461" calcext:value-type="float">
            <text:p>5.461</text:p>
          </table:table-cell>
          <table:table-cell table:number-columns-repeated="6"/>
        </table:table-row>
        <table:table-row table:style-name="ro1">
          <table:table-cell office:value-type="float" office:value="12.499" calcext:value-type="float">
            <text:p>12.499</text:p>
          </table:table-cell>
          <table:table-cell office:value-type="float" office:value="59.7417" calcext:value-type="float">
            <text:p>59.7417</text:p>
          </table:table-cell>
          <table:table-cell office:value-type="float" office:value="5.5126" calcext:value-type="float">
            <text:p>5.5126</text:p>
          </table:table-cell>
          <table:table-cell table:number-columns-repeated="6"/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59.7665" calcext:value-type="float">
            <text:p>59.7665</text:p>
          </table:table-cell>
          <table:table-cell office:value-type="float" office:value="5.5645" calcext:value-type="float">
            <text:p>5.5645</text:p>
          </table:table-cell>
          <table:table-cell table:number-columns-repeated="6"/>
        </table:table-row>
        <table:table-row table:style-name="ro1">
          <table:table-cell office:value-type="float" office:value="12.749" calcext:value-type="float">
            <text:p>12.74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.6156" calcext:value-type="float">
            <text:p>5.6156</text:p>
          </table:table-cell>
          <table:table-cell table:number-columns-repeated="6"/>
        </table:table-row>
        <table:table-row table:style-name="ro1">
          <table:table-cell office:value-type="float" office:value="12.874" calcext:value-type="float">
            <text:p>12.874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5.667" calcext:value-type="float">
            <text:p>5.667</text:p>
          </table:table-cell>
          <table:table-cell table:number-columns-repeated="6"/>
        </table:table-row>
        <table:table-row table:style-name="ro1">
          <table:table-cell office:value-type="float" office:value="12.999" calcext:value-type="float">
            <text:p>12.999</text:p>
          </table:table-cell>
          <table:table-cell office:value-type="float" office:value="59.8287" calcext:value-type="float">
            <text:p>59.8287</text:p>
          </table:table-cell>
          <table:table-cell office:value-type="float" office:value="5.7184" calcext:value-type="float">
            <text:p>5.7184</text:p>
          </table:table-cell>
          <table:table-cell table:number-columns-repeated="6"/>
        </table:table-row>
        <table:table-row table:style-name="ro1">
          <table:table-cell office:value-type="float" office:value="13.124" calcext:value-type="float">
            <text:p>13.124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5.7698" calcext:value-type="float">
            <text:p>5.7698</text:p>
          </table:table-cell>
          <table:table-cell table:number-columns-repeated="6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5.8215" calcext:value-type="float">
            <text:p>5.8215</text:p>
          </table:table-cell>
          <table:table-cell table:number-columns-repeated="6"/>
        </table:table-row>
        <table:table-row table:style-name="ro1">
          <table:table-cell office:value-type="float" office:value="13.375" calcext:value-type="float">
            <text:p>13.375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5.8728" calcext:value-type="float">
            <text:p>5.8728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5.9241" calcext:value-type="float">
            <text:p>5.9241</text:p>
          </table:table-cell>
          <table:table-cell table:number-columns-repeated="6"/>
        </table:table-row>
        <table:table-row table:style-name="ro1">
          <table:table-cell office:value-type="float" office:value="13.625" calcext:value-type="float">
            <text:p>13.625</text:p>
          </table:table-cell>
          <table:table-cell office:value-type="float" office:value="59.8923" calcext:value-type="float">
            <text:p>59.8923</text:p>
          </table:table-cell>
          <table:table-cell office:value-type="float" office:value="5.9754" calcext:value-type="float">
            <text:p>5.9754</text:p>
          </table:table-cell>
          <table:table-cell table:number-columns-repeated="6"/>
        </table:table-row>
        <table:table-row table:style-name="ro1">
          <table:table-cell office:value-type="float" office:value="13.749" calcext:value-type="float">
            <text:p>13.749</text:p>
          </table:table-cell>
          <table:table-cell office:value-type="float" office:value="59.8985" calcext:value-type="float">
            <text:p>59.8985</text:p>
          </table:table-cell>
          <table:table-cell office:value-type="float" office:value="6.0263" calcext:value-type="float">
            <text:p>6.0263</text:p>
          </table:table-cell>
          <table:table-cell table:number-columns-repeated="6"/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078" calcext:value-type="float">
            <text:p>6.07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292" calcext:value-type="float">
            <text:p>6.1292</text:p>
          </table:table-cell>
          <table:table-cell table:number-columns-repeated="6"/>
        </table:table-row>
        <table:table-row table:style-name="ro1">
          <table:table-cell office:value-type="float" office:value="14.124" calcext:value-type="float">
            <text:p>14.124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801" calcext:value-type="float">
            <text:p>6.1801</text:p>
          </table:table-cell>
          <table:table-cell table:number-columns-repeated="6"/>
        </table:table-row>
        <table:table-row table:style-name="ro1">
          <table:table-cell office:value-type="float" office:value="14.249" calcext:value-type="float">
            <text:p>14.249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2313" calcext:value-type="float">
            <text:p>6.2313</text:p>
          </table:table-cell>
          <table:table-cell table:number-columns-repeated="6"/>
        </table:table-row>
        <table:table-row table:style-name="ro1">
          <table:table-cell office:value-type="float" office:value="14.374" calcext:value-type="float">
            <text:p>14.374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2826" calcext:value-type="float">
            <text:p>6.2826</text:p>
          </table:table-cell>
          <table:table-cell table:number-columns-repeated="6"/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0.0507" calcext:value-type="float">
            <text:p>0.0507</text:p>
          </table:table-cell>
          <table:table-cell table:number-columns-repeated="6"/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59.8812" calcext:value-type="float">
            <text:p>59.8812</text:p>
          </table:table-cell>
          <table:table-cell office:value-type="float" office:value="0.1024" calcext:value-type="float">
            <text:p>0.1024</text:p>
          </table:table-cell>
          <table:table-cell table:number-columns-repeated="6"/>
        </table:table-row>
        <table:table-row table:style-name="ro1">
          <table:table-cell office:value-type="float" office:value="14.749" calcext:value-type="float">
            <text:p>14.749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0.1533" calcext:value-type="float">
            <text:p>0.1533</text:p>
          </table:table-cell>
          <table:table-cell table:number-columns-repeated="6"/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59.8567" calcext:value-type="float">
            <text:p>59.8567</text:p>
          </table:table-cell>
          <table:table-cell office:value-type="float" office:value="0.205" calcext:value-type="float">
            <text:p>0.20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0.2563" calcext:value-type="float">
            <text:p>0.2563</text:p>
          </table:table-cell>
          <table:table-cell table:number-columns-repeated="6"/>
        </table:table-row>
        <table:table-row table:style-name="ro1">
          <table:table-cell office:value-type="float" office:value="15.124" calcext:value-type="float">
            <text:p>15.124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0.3073" calcext:value-type="float">
            <text:p>0.3073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0.3591" calcext:value-type="float">
            <text:p>0.3591</text:p>
          </table:table-cell>
          <table:table-cell table:number-columns-repeated="6"/>
        </table:table-row>
        <table:table-row table:style-name="ro1">
          <table:table-cell office:value-type="float" office:value="15.374" calcext:value-type="float">
            <text:p>15.374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0.4102" calcext:value-type="float">
            <text:p>0.4102</text:p>
          </table:table-cell>
          <table:table-cell table:number-columns-repeated="6"/>
        </table:table-row>
        <table:table-row table:style-name="ro1">
          <table:table-cell office:value-type="float" office:value="15.499" calcext:value-type="float">
            <text:p>15.499</text:p>
          </table:table-cell>
          <table:table-cell office:value-type="float" office:value="59.7602" calcext:value-type="float">
            <text:p>59.7602</text:p>
          </table:table-cell>
          <table:table-cell office:value-type="float" office:value="0.4616" calcext:value-type="float">
            <text:p>0.4616</text:p>
          </table:table-cell>
          <table:table-cell table:number-columns-repeated="6"/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59.7349" calcext:value-type="float">
            <text:p>59.7349</text:p>
          </table:table-cell>
          <table:table-cell office:value-type="float" office:value="0.5136" calcext:value-type="float">
            <text:p>0.5136</text:p>
          </table:table-cell>
          <table:table-cell table:number-columns-repeated="6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0.5652" calcext:value-type="float">
            <text:p>0.5652</text:p>
          </table:table-cell>
          <table:table-cell table:number-columns-repeated="6"/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0.6168" calcext:value-type="float">
            <text:p>0.6168</text:p>
          </table:table-cell>
          <table:table-cell table:number-columns-repeated="6"/>
        </table:table-row>
        <table:table-row table:style-name="ro1">
          <table:table-cell office:value-type="float" office:value="15.999" calcext:value-type="float">
            <text:p>15.999</text:p>
          </table:table-cell>
          <table:table-cell office:value-type="float" office:value="59.6497" calcext:value-type="float">
            <text:p>59.6497</text:p>
          </table:table-cell>
          <table:table-cell office:value-type="float" office:value="0.668" calcext:value-type="float">
            <text:p>0.668</text:p>
          </table:table-cell>
          <table:table-cell table:number-columns-repeated="6"/>
        </table:table-row>
        <table:table-row table:style-name="ro1">
          <table:table-cell office:value-type="float" office:value="16.124" calcext:value-type="float">
            <text:p>16.124</text:p>
          </table:table-cell>
          <table:table-cell office:value-type="float" office:value="59.6181" calcext:value-type="float">
            <text:p>59.6181</text:p>
          </table:table-cell>
          <table:table-cell office:value-type="float" office:value="0.7197" calcext:value-type="float">
            <text:p>0.7197</text:p>
          </table:table-cell>
          <table:table-cell table:number-columns-repeated="6"/>
        </table:table-row>
        <table:table-row table:style-name="ro1">
          <table:table-cell office:value-type="float" office:value="16.249" calcext:value-type="float">
            <text:p>16.249</text:p>
          </table:table-cell>
          <table:table-cell office:value-type="float" office:value="59.585" calcext:value-type="float">
            <text:p>59.585</text:p>
          </table:table-cell>
          <table:table-cell office:value-type="float" office:value="0.7715" calcext:value-type="float">
            <text:p>0.7715</text:p>
          </table:table-cell>
          <table:table-cell table:number-columns-repeated="6"/>
        </table:table-row>
        <table:table-row table:style-name="ro1">
          <table:table-cell office:value-type="float" office:value="16.376" calcext:value-type="float">
            <text:p>16.376</text:p>
          </table:table-cell>
          <table:table-cell office:value-type="float" office:value="59.5499" calcext:value-type="float">
            <text:p>59.5499</text:p>
          </table:table-cell>
          <table:table-cell office:value-type="float" office:value="0.8242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float" office:value="16.499" calcext:value-type="float">
            <text:p>16.499</text:p>
          </table:table-cell>
          <table:table-cell office:value-type="float" office:value="59.5147" calcext:value-type="float">
            <text:p>59.5147</text:p>
          </table:table-cell>
          <table:table-cell office:value-type="float" office:value="0.8753" calcext:value-type="float">
            <text:p>0.8753</text:p>
          </table:table-cell>
          <table:table-cell table:number-columns-repeated="6"/>
        </table:table-row>
        <table:table-row table:style-name="ro1">
          <table:table-cell office:value-type="float" office:value="16.626" calcext:value-type="float">
            <text:p>16.626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0.928" calcext:value-type="float">
            <text:p>0.928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59.4394" calcext:value-type="float">
            <text:p>59.4394</text:p>
          </table:table-cell>
          <table:table-cell office:value-type="float" office:value="0.9797" calcext:value-type="float">
            <text:p>0.9797</text:p>
          </table:table-cell>
          <table:table-cell table:number-columns-repeated="6"/>
        </table:table-row>
        <table:table-row table:style-name="ro1">
          <table:table-cell office:value-type="float" office:value="16.874" calcext:value-type="float">
            <text:p>16.874</text:p>
          </table:table-cell>
          <table:table-cell office:value-type="float" office:value="59.4007" calcext:value-type="float">
            <text:p>59.4007</text:p>
          </table:table-cell>
          <table:table-cell office:value-type="float" office:value="1.0313" calcext:value-type="float">
            <text:p>1.0313</text:p>
          </table:table-cell>
          <table:table-cell table:number-columns-repeated="6"/>
        </table:table-row>
        <table:table-row table:style-name="ro1">
          <table:table-cell office:value-type="float" office:value="16.999" calcext:value-type="float">
            <text:p>16.999</text:p>
          </table:table-cell>
          <table:table-cell office:value-type="float" office:value="59.3608" calcext:value-type="float">
            <text:p>59.3608</text:p>
          </table:table-cell>
          <table:table-cell office:value-type="float" office:value="1.0835" calcext:value-type="float">
            <text:p>1.0835</text:p>
          </table:table-cell>
          <table:table-cell table:number-columns-repeated="6"/>
        </table:table-row>
        <table:table-row table:style-name="ro1">
          <table:table-cell office:value-type="float" office:value="17.124" calcext:value-type="float">
            <text:p>17.124</text:p>
          </table:table-cell>
          <table:table-cell office:value-type="float" office:value="59.3202" calcext:value-type="float">
            <text:p>59.3202</text:p>
          </table:table-cell>
          <table:table-cell office:value-type="float" office:value="1.1357" calcext:value-type="float">
            <text:p>1.1357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59.2785" calcext:value-type="float">
            <text:p>59.2785</text:p>
          </table:table-cell>
          <table:table-cell office:value-type="float" office:value="1.1885" calcext:value-type="float">
            <text:p>1.1885</text:p>
          </table:table-cell>
          <table:table-cell table:number-columns-repeated="6"/>
        </table:table-row>
        <table:table-row table:style-name="ro1">
          <table:table-cell office:value-type="float" office:value="17.374" calcext:value-type="float">
            <text:p>17.374</text:p>
          </table:table-cell>
          <table:table-cell office:value-type="float" office:value="59.237" calcext:value-type="float">
            <text:p>59.237</text:p>
          </table:table-cell>
          <table:table-cell office:value-type="float" office:value="1.2404" calcext:value-type="float">
            <text:p>1.2404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9.1943" calcext:value-type="float">
            <text:p>59.1943</text:p>
          </table:table-cell>
          <table:table-cell office:value-type="float" office:value="1.2933" calcext:value-type="float">
            <text:p>1.2933</text:p>
          </table:table-cell>
          <table:table-cell table:number-columns-repeated="6"/>
        </table:table-row>
        <table:table-row table:style-name="ro1">
          <table:table-cell office:value-type="float" office:value="17.624" calcext:value-type="float">
            <text:p>17.624</text:p>
          </table:table-cell>
          <table:table-cell office:value-type="float" office:value="59.152" calcext:value-type="float">
            <text:p>59.152</text:p>
          </table:table-cell>
          <table:table-cell office:value-type="float" office:value="1.3454" calcext:value-type="float">
            <text:p>1.3454</text:p>
          </table:table-cell>
          <table:table-cell table:number-columns-repeated="6"/>
        </table:table-row>
        <table:table-row table:style-name="ro1">
          <table:table-cell office:value-type="float" office:value="17.749" calcext:value-type="float">
            <text:p>17.749</text:p>
          </table:table-cell>
          <table:table-cell office:value-type="float" office:value="59.1092" calcext:value-type="float">
            <text:p>59.1092</text:p>
          </table:table-cell>
          <table:table-cell office:value-type="float" office:value="1.398" calcext:value-type="float">
            <text:p>1.398</text:p>
          </table:table-cell>
          <table:table-cell table:number-columns-repeated="6"/>
        </table:table-row>
        <table:table-row table:style-name="ro1">
          <table:table-cell office:value-type="float" office:value="17.874" calcext:value-type="float">
            <text:p>17.874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1.4507" calcext:value-type="float">
            <text:p>1.4507</text:p>
          </table:table-cell>
          <table:table-cell table:number-columns-repeated="6"/>
        </table:table-row>
        <table:table-row table:style-name="ro1">
          <table:table-cell office:value-type="float" office:value="17.999" calcext:value-type="float">
            <text:p>17.999</text:p>
          </table:table-cell>
          <table:table-cell office:value-type="float" office:value="59.0234" calcext:value-type="float">
            <text:p>59.0234</text:p>
          </table:table-cell>
          <table:table-cell office:value-type="float" office:value="1.5034" calcext:value-type="float">
            <text:p>1.5034</text:p>
          </table:table-cell>
          <table:table-cell table:number-columns-repeated="6"/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58.9803" calcext:value-type="float">
            <text:p>58.9803</text:p>
          </table:table-cell>
          <table:table-cell office:value-type="float" office:value="1.5567" calcext:value-type="float">
            <text:p>1.5567</text:p>
          </table:table-cell>
          <table:table-cell table:number-columns-repeated="6"/>
        </table:table-row>
        <table:table-row table:style-name="ro1">
          <table:table-cell office:value-type="float" office:value="18.249" calcext:value-type="float">
            <text:p>18.249</text:p>
          </table:table-cell>
          <table:table-cell office:value-type="float" office:value="58.9382" calcext:value-type="float">
            <text:p>58.9382</text:p>
          </table:table-cell>
          <table:table-cell office:value-type="float" office:value="1.6092" calcext:value-type="float">
            <text:p>1.6092</text:p>
          </table:table-cell>
          <table:table-cell table:number-columns-repeated="6"/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58.8958" calcext:value-type="float">
            <text:p>58.8958</text:p>
          </table:table-cell>
          <table:table-cell office:value-type="float" office:value="1.6626" calcext:value-type="float">
            <text:p>1.6626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1.7157" calcext:value-type="float">
            <text:p>1.7157</text:p>
          </table:table-cell>
          <table:table-cell table:number-columns-repeated="6"/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1.7688" calcext:value-type="float">
            <text:p>1.7688</text:p>
          </table:table-cell>
          <table:table-cell table:number-columns-repeated="6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1.822" calcext:value-type="float">
            <text:p>1.822</text:p>
          </table:table-cell>
          <table:table-cell table:number-columns-repeated="6"/>
        </table:table-row>
        <table:table-row table:style-name="ro1">
          <table:table-cell office:value-type="float" office:value="18.874" calcext:value-type="float">
            <text:p>18.874</text:p>
          </table:table-cell>
          <table:table-cell office:value-type="float" office:value="58.7341" calcext:value-type="float">
            <text:p>58.7341</text:p>
          </table:table-cell>
          <table:table-cell office:value-type="float" office:value="1.8749" calcext:value-type="float">
            <text:p>1.874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6955" calcext:value-type="float">
            <text:p>58.6955</text:p>
          </table:table-cell>
          <table:table-cell office:value-type="float" office:value="1.9286" calcext:value-type="float">
            <text:p>1.9286</text:p>
          </table:table-cell>
          <table:table-cell table:number-columns-repeated="6"/>
        </table:table-row>
        <table:table-row table:style-name="ro1">
          <table:table-cell office:value-type="float" office:value="19.124" calcext:value-type="float">
            <text:p>19.124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1.9816" calcext:value-type="float">
            <text:p>1.9816</text:p>
          </table:table-cell>
          <table:table-cell table:number-columns-repeated="6"/>
        </table:table-row>
        <table:table-row table:style-name="ro1">
          <table:table-cell office:value-type="float" office:value="19.249" calcext:value-type="float">
            <text:p>19.249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2.0351" calcext:value-type="float">
            <text:p>2.0351</text:p>
          </table:table-cell>
          <table:table-cell table:number-columns-repeated="6"/>
        </table:table-row>
        <table:table-row table:style-name="ro1">
          <table:table-cell office:value-type="float" office:value="19.374" calcext:value-type="float">
            <text:p>19.374</text:p>
          </table:table-cell>
          <table:table-cell office:value-type="float" office:value="58.5877" calcext:value-type="float">
            <text:p>58.5877</text:p>
          </table:table-cell>
          <table:table-cell office:value-type="float" office:value="2.0887" calcext:value-type="float">
            <text:p>2.0887</text:p>
          </table:table-cell>
          <table:table-cell table:number-columns-repeated="6"/>
        </table:table-row>
        <table:table-row table:style-name="ro1">
          <table:table-cell office:value-type="float" office:value="19.499" calcext:value-type="float">
            <text:p>19.499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2.1423" calcext:value-type="float">
            <text:p>2.1423</text:p>
          </table:table-cell>
          <table:table-cell table:number-columns-repeated="6"/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2.1964" calcext:value-type="float">
            <text:p>2.1964</text:p>
          </table:table-cell>
          <table:table-cell table:number-columns-repeated="6"/>
        </table:table-row>
        <table:table-row table:style-name="ro1">
          <table:table-cell office:value-type="float" office:value="19.749" calcext:value-type="float">
            <text:p>19.749</text:p>
          </table:table-cell>
          <table:table-cell office:value-type="float" office:value="58.4921" calcext:value-type="float">
            <text:p>58.4921</text:p>
          </table:table-cell>
          <table:table-cell office:value-type="float" office:value="2.2497" calcext:value-type="float">
            <text:p>2.2497</text:p>
          </table:table-cell>
          <table:table-cell table:number-columns-repeated="6"/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2.3039" calcext:value-type="float">
            <text:p>2.3039</text:p>
          </table:table-cell>
          <table:table-cell table:number-columns-repeated="6"/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58.4366" calcext:value-type="float">
            <text:p>58.4366</text:p>
          </table:table-cell>
          <table:table-cell office:value-type="float" office:value="2.3573" calcext:value-type="float">
            <text:p>2.3573</text:p>
          </table:table-cell>
          <table:table-cell table:number-columns-repeated="6"/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2.4116" calcext:value-type="float">
            <text:p>2.4116</text:p>
          </table:table-cell>
          <table:table-cell table:number-columns-repeated="6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58.3884" calcext:value-type="float">
            <text:p>58.3884</text:p>
          </table:table-cell>
          <table:table-cell office:value-type="float" office:value="2.4656" calcext:value-type="float">
            <text:p>2.4656</text:p>
          </table:table-cell>
          <table:table-cell table:number-columns-repeated="6"/>
        </table:table-row>
        <table:table-row table:style-name="ro1">
          <table:table-cell office:value-type="float" office:value="20.374" calcext:value-type="float">
            <text:p>20.374</text:p>
          </table:table-cell>
          <table:table-cell office:value-type="float" office:value="58.3674" calcext:value-type="float">
            <text:p>58.3674</text:p>
          </table:table-cell>
          <table:table-cell office:value-type="float" office:value="2.5191" calcext:value-type="float">
            <text:p>2.5191</text:p>
          </table:table-cell>
          <table:table-cell table:number-columns-repeated="6"/>
        </table:table-row>
        <table:table-row table:style-name="ro1">
          <table:table-cell office:value-type="float" office:value="20.499" calcext:value-type="float">
            <text:p>20.499</text:p>
          </table:table-cell>
          <table:table-cell office:value-type="float" office:value="58.3484" calcext:value-type="float">
            <text:p>58.3484</text:p>
          </table:table-cell>
          <table:table-cell office:value-type="float" office:value="2.5731" calcext:value-type="float">
            <text:p>2.5731</text:p>
          </table:table-cell>
          <table:table-cell table:number-columns-repeated="6"/>
        </table:table-row>
        <table:table-row table:style-name="ro1">
          <table:table-cell office:value-type="float" office:value="20.624" calcext:value-type="float">
            <text:p>20.624</text:p>
          </table:table-cell>
          <table:table-cell office:value-type="float" office:value="58.3314" calcext:value-type="float">
            <text:p>58.3314</text:p>
          </table:table-cell>
          <table:table-cell office:value-type="float" office:value="2.6272" calcext:value-type="float">
            <text:p>2.6272</text:p>
          </table:table-cell>
          <table:table-cell table:number-columns-repeated="6"/>
        </table:table-row>
        <table:table-row table:style-name="ro1">
          <table:table-cell office:value-type="float" office:value="20.749" calcext:value-type="float">
            <text:p>20.749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2.6812" calcext:value-type="float">
            <text:p>2.6812</text:p>
          </table:table-cell>
          <table:table-cell table:number-columns-repeated="6"/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58.3039" calcext:value-type="float">
            <text:p>58.3039</text:p>
          </table:table-cell>
          <table:table-cell office:value-type="float" office:value="2.7358" calcext:value-type="float">
            <text:p>2.735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.2936" calcext:value-type="float">
            <text:p>58.2936</text:p>
          </table:table-cell>
          <table:table-cell office:value-type="float" office:value="2.7899" calcext:value-type="float">
            <text:p>2.7899</text:p>
          </table:table-cell>
          <table:table-cell table:number-columns-repeated="6"/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2.844" calcext:value-type="float">
            <text:p>2.844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2.8982" calcext:value-type="float">
            <text:p>2.8982</text:p>
          </table:table-cell>
          <table:table-cell table:number-columns-repeated="6"/>
        </table:table-row>
        <table:table-row table:style-name="ro1">
          <table:table-cell office:value-type="float" office:value="21.374" calcext:value-type="float">
            <text:p>21.374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2.9519" calcext:value-type="float">
            <text:p>2.9519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065" calcext:value-type="float">
            <text:p>3.0065</text:p>
          </table:table-cell>
          <table:table-cell table:number-columns-repeated="6"/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3.0606" calcext:value-type="float">
            <text:p>3.0606</text:p>
          </table:table-cell>
          <table:table-cell table:number-columns-repeated="6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3.1148" calcext:value-type="float">
            <text:p>3.1148</text:p>
          </table:table-cell>
          <table:table-cell table:number-columns-repeated="6"/>
        </table:table-row>
        <table:table-row table:style-name="ro1">
          <table:table-cell office:value-type="float" office:value="21.874" calcext:value-type="float">
            <text:p>21.874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3.1685" calcext:value-type="float">
            <text:p>3.1685</text:p>
          </table:table-cell>
          <table:table-cell table:number-columns-repeated="6"/>
        </table:table-row>
        <table:table-row table:style-name="ro1">
          <table:table-cell office:value-type="float" office:value="21.999" calcext:value-type="float">
            <text:p>21.999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3.2226" calcext:value-type="float">
            <text:p>3.2226</text:p>
          </table:table-cell>
          <table:table-cell table:number-columns-repeated="6"/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.2772" calcext:value-type="float">
            <text:p>3.2772</text:p>
          </table:table-cell>
          <table:table-cell table:number-columns-repeated="6"/>
        </table:table-row>
        <table:table-row table:style-name="ro1">
          <table:table-cell office:value-type="float" office:value="22.249" calcext:value-type="float">
            <text:p>22.249</text:p>
          </table:table-cell>
          <table:table-cell office:value-type="float" office:value="58.3165" calcext:value-type="float">
            <text:p>58.3165</text:p>
          </table:table-cell>
          <table:table-cell office:value-type="float" office:value="3.3309" calcext:value-type="float">
            <text:p>3.3309</text:p>
          </table:table-cell>
          <table:table-cell table:number-columns-repeated="6"/>
        </table:table-row>
        <table:table-row table:style-name="ro1">
          <table:table-cell office:value-type="float" office:value="22.376" calcext:value-type="float">
            <text:p>22.376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3.3858" calcext:value-type="float">
            <text:p>3.3858</text:p>
          </table:table-cell>
          <table:table-cell table:number-columns-repeated="6"/>
        </table:table-row>
        <table:table-row table:style-name="ro1">
          <table:table-cell office:value-type="float" office:value="22.499" calcext:value-type="float">
            <text:p>22.499</text:p>
          </table:table-cell>
          <table:table-cell office:value-type="float" office:value="58.3482" calcext:value-type="float">
            <text:p>58.3482</text:p>
          </table:table-cell>
          <table:table-cell office:value-type="float" office:value="3.439" calcext:value-type="float">
            <text:p>3.439</text:p>
          </table:table-cell>
          <table:table-cell table:number-columns-repeated="6"/>
        </table:table-row>
        <table:table-row table:style-name="ro1">
          <table:table-cell office:value-type="float" office:value="22.624" calcext:value-type="float">
            <text:p>22.624</text:p>
          </table:table-cell>
          <table:table-cell office:value-type="float" office:value="58.3672" calcext:value-type="float">
            <text:p>58.3672</text:p>
          </table:table-cell>
          <table:table-cell office:value-type="float" office:value="3.493" calcext:value-type="float">
            <text:p>3.493</text:p>
          </table:table-cell>
          <table:table-cell table:number-columns-repeated="6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58.3885" calcext:value-type="float">
            <text:p>58.3885</text:p>
          </table:table-cell>
          <table:table-cell office:value-type="float" office:value="3.5474" calcext:value-type="float">
            <text:p>3.5474</text:p>
          </table:table-cell>
          <table:table-cell table:number-columns-repeated="6"/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58.4116" calcext:value-type="float">
            <text:p>58.4116</text:p>
          </table:table-cell>
          <table:table-cell office:value-type="float" office:value="3.6013" calcext:value-type="float">
            <text:p>3.6013</text:p>
          </table:table-cell>
          <table:table-cell table:number-columns-repeated="6"/>
        </table:table-row>
        <table:table-row table:style-name="ro1">
          <table:table-cell office:value-type="float" office:value="22.999" calcext:value-type="float">
            <text:p>22.999</text:p>
          </table:table-cell>
          <table:table-cell office:value-type="float" office:value="58.4364" calcext:value-type="float">
            <text:p>58.4364</text:p>
          </table:table-cell>
          <table:table-cell office:value-type="float" office:value="3.6548" calcext:value-type="float">
            <text:p>3.6548</text:p>
          </table:table-cell>
          <table:table-cell table:number-columns-repeated="6"/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3.709" calcext:value-type="float">
            <text:p>3.709</text:p>
          </table:table-cell>
          <table:table-cell table:number-columns-repeated="6"/>
        </table:table-row>
        <table:table-row table:style-name="ro1">
          <table:table-cell office:value-type="float" office:value="23.249" calcext:value-type="float">
            <text:p>23.249</text:p>
          </table:table-cell>
          <table:table-cell office:value-type="float" office:value="58.4919" calcext:value-type="float">
            <text:p>58.4919</text:p>
          </table:table-cell>
          <table:table-cell office:value-type="float" office:value="3.7624" calcext:value-type="float">
            <text:p>3.7624</text:p>
          </table:table-cell>
          <table:table-cell table:number-columns-repeated="6"/>
        </table:table-row>
        <table:table-row table:style-name="ro1">
          <table:table-cell office:value-type="float" office:value="23.374" calcext:value-type="float">
            <text:p>23.374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3.8161" calcext:value-type="float">
            <text:p>3.8161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3.8702" calcext:value-type="float">
            <text:p>3.8702</text:p>
          </table:table-cell>
          <table:table-cell table:number-columns-repeated="6"/>
        </table:table-row>
        <table:table-row table:style-name="ro1">
          <table:table-cell office:value-type="float" office:value="23.624" calcext:value-type="float">
            <text:p>23.624</text:p>
          </table:table-cell>
          <table:table-cell office:value-type="float" office:value="58.5874" calcext:value-type="float">
            <text:p>58.5874</text:p>
          </table:table-cell>
          <table:table-cell office:value-type="float" office:value="3.9234" calcext:value-type="float">
            <text:p>3.9234</text:p>
          </table:table-cell>
          <table:table-cell table:number-columns-repeated="6"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3.9774" calcext:value-type="float">
            <text:p>3.9774</text:p>
          </table:table-cell>
          <table:table-cell table:number-columns-repeated="6"/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4.0309" calcext:value-type="float">
            <text:p>4.030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6958" calcext:value-type="float">
            <text:p>58.6958</text:p>
          </table:table-cell>
          <table:table-cell office:value-type="float" office:value="4.0843" calcext:value-type="float">
            <text:p>4.0843</text:p>
          </table:table-cell>
          <table:table-cell table:number-columns-repeated="6"/>
        </table:table-row>
        <table:table-row table:style-name="ro1">
          <table:table-cell office:value-type="float" office:value="24.124" calcext:value-type="float">
            <text:p>24.12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4.1372" calcext:value-type="float">
            <text:p>4.1372</text:p>
          </table:table-cell>
          <table:table-cell table:number-columns-repeated="6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4.1905" calcext:value-type="float">
            <text:p>4.1905</text:p>
          </table:table-cell>
          <table:table-cell table:number-columns-repeated="6"/>
        </table:table-row>
        <table:table-row table:style-name="ro1">
          <table:table-cell office:value-type="float" office:value="24.375" calcext:value-type="float">
            <text:p>24.375</text:p>
          </table:table-cell>
          <table:table-cell office:value-type="float" office:value="58.8136" calcext:value-type="float">
            <text:p>58.8136</text:p>
          </table:table-cell>
          <table:table-cell office:value-type="float" office:value="4.2441" calcext:value-type="float">
            <text:p>4.2441</text:p>
          </table:table-cell>
          <table:table-cell table:number-columns-repeated="6"/>
        </table:table-row>
        <table:table-row table:style-name="ro1">
          <table:table-cell office:value-type="float" office:value="24.499" calcext:value-type="float">
            <text:p>24.499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4.2969" calcext:value-type="float">
            <text:p>4.2969</text:p>
          </table:table-cell>
          <table:table-cell table:number-columns-repeated="6"/>
        </table:table-row>
        <table:table-row table:style-name="ro1">
          <table:table-cell office:value-type="float" office:value="24.624" calcext:value-type="float">
            <text:p>24.624</text:p>
          </table:table-cell>
          <table:table-cell office:value-type="float" office:value="58.8957" calcext:value-type="float">
            <text:p>58.8957</text:p>
          </table:table-cell>
          <table:table-cell office:value-type="float" office:value="4.3499" calcext:value-type="float">
            <text:p>4.3499</text:p>
          </table:table-cell>
          <table:table-cell table:number-columns-repeated="6"/>
        </table:table-row>
        <table:table-row table:style-name="ro1">
          <table:table-cell office:value-type="float" office:value="24.749" calcext:value-type="float">
            <text:p>24.749</text:p>
          </table:table-cell>
          <table:table-cell office:value-type="float" office:value="58.9378" calcext:value-type="float">
            <text:p>58.9378</text:p>
          </table:table-cell>
          <table:table-cell office:value-type="float" office:value="4.4029" calcext:value-type="float">
            <text:p>4.4029</text:p>
          </table:table-cell>
          <table:table-cell table:number-columns-repeated="6"/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4.4562" calcext:value-type="float">
            <text:p>4.456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0233" calcext:value-type="float">
            <text:p>59.0233</text:p>
          </table:table-cell>
          <table:table-cell office:value-type="float" office:value="4.5091" calcext:value-type="float">
            <text:p>4.5091</text:p>
          </table:table-cell>
          <table:table-cell table:number-columns-repeated="6"/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59.0662" calcext:value-type="float">
            <text:p>59.0662</text:p>
          </table:table-cell>
          <table:table-cell office:value-type="float" office:value="4.5618" calcext:value-type="float">
            <text:p>4.5618</text:p>
          </table:table-cell>
          <table:table-cell table:number-columns-repeated="6"/>
        </table:table-row>
        <table:table-row table:style-name="ro1">
          <table:table-cell office:value-type="float" office:value="25.249" calcext:value-type="float">
            <text:p>25.249</text:p>
          </table:table-cell>
          <table:table-cell office:value-type="float" office:value="59.1088" calcext:value-type="float">
            <text:p>59.1088</text:p>
          </table:table-cell>
          <table:table-cell office:value-type="float" office:value="4.6141" calcext:value-type="float">
            <text:p>4.6141</text:p>
          </table:table-cell>
          <table:table-cell table:number-columns-repeated="6"/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59.152" calcext:value-type="float">
            <text:p>59.152</text:p>
          </table:table-cell>
          <table:table-cell office:value-type="float" office:value="4.6671" calcext:value-type="float">
            <text:p>4.6671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59.1946" calcext:value-type="float">
            <text:p>59.1946</text:p>
          </table:table-cell>
          <table:table-cell office:value-type="float" office:value="4.7197" calcext:value-type="float">
            <text:p>4.7197</text:p>
          </table:table-cell>
          <table:table-cell table:number-columns-repeated="6"/>
        </table:table-row>
        <table:table-row table:style-name="ro1">
          <table:table-cell office:value-type="float" office:value="25.624" calcext:value-type="float">
            <text:p>25.624</text:p>
          </table:table-cell>
          <table:table-cell office:value-type="float" office:value="59.2366" calcext:value-type="float">
            <text:p>59.2366</text:p>
          </table:table-cell>
          <table:table-cell office:value-type="float" office:value="4.7717" calcext:value-type="float">
            <text:p>4.7717</text:p>
          </table:table-cell>
          <table:table-cell table:number-columns-repeated="6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59.2788" calcext:value-type="float">
            <text:p>59.2788</text:p>
          </table:table-cell>
          <table:table-cell office:value-type="float" office:value="4.8245" calcext:value-type="float">
            <text:p>4.8245</text:p>
          </table:table-cell>
          <table:table-cell table:number-columns-repeated="6"/>
        </table:table-row>
        <table:table-row table:style-name="ro1">
          <table:table-cell office:value-type="float" office:value="25.874" calcext:value-type="float">
            <text:p>25.874</text:p>
          </table:table-cell>
          <table:table-cell office:value-type="float" office:value="59.3198" calcext:value-type="float">
            <text:p>59.3198</text:p>
          </table:table-cell>
          <table:table-cell office:value-type="float" office:value="4.8764" calcext:value-type="float">
            <text:p>4.8764</text:p>
          </table:table-cell>
          <table:table-cell table:number-columns-repeated="6"/>
        </table:table-row>
        <table:table-row table:style-name="ro1">
          <table:table-cell office:value-type="float" office:value="26.002" calcext:value-type="float">
            <text:p>26.002</text:p>
          </table:table-cell>
          <table:table-cell office:value-type="float" office:value="59.3615" calcext:value-type="float">
            <text:p>59.3615</text:p>
          </table:table-cell>
          <table:table-cell office:value-type="float" office:value="4.9299" calcext:value-type="float">
            <text:p>4.9299</text:p>
          </table:table-cell>
          <table:table-cell table:number-columns-repeated="6"/>
        </table:table-row>
        <table:table-row table:style-name="ro1">
          <table:table-cell office:value-type="float" office:value="26.124" calcext:value-type="float">
            <text:p>26.124</text:p>
          </table:table-cell>
          <table:table-cell office:value-type="float" office:value="59.4004" calcext:value-type="float">
            <text:p>59.4004</text:p>
          </table:table-cell>
          <table:table-cell office:value-type="float" office:value="4.9808" calcext:value-type="float">
            <text:p>4.9808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59.4397" calcext:value-type="float">
            <text:p>59.4397</text:p>
          </table:table-cell>
          <table:table-cell office:value-type="float" office:value="5.0333" calcext:value-type="float">
            <text:p>5.0333</text:p>
          </table:table-cell>
          <table:table-cell table:number-columns-repeated="6"/>
        </table:table-row>
        <table:table-row table:style-name="ro1">
          <table:table-cell office:value-type="float" office:value="26.374" calcext:value-type="float">
            <text:p>26.374</text:p>
          </table:table-cell>
          <table:table-cell office:value-type="float" office:value="59.4775" calcext:value-type="float">
            <text:p>59.4775</text:p>
          </table:table-cell>
          <table:table-cell office:value-type="float" office:value="5.0849" calcext:value-type="float">
            <text:p>5.0849</text:p>
          </table:table-cell>
          <table:table-cell table:number-columns-repeated="6"/>
        </table:table-row>
        <table:table-row table:style-name="ro1">
          <table:table-cell office:value-type="float" office:value="26.499" calcext:value-type="float">
            <text:p>26.499</text:p>
          </table:table-cell>
          <table:table-cell office:value-type="float" office:value="59.5144" calcext:value-type="float">
            <text:p>59.5144</text:p>
          </table:table-cell>
          <table:table-cell office:value-type="float" office:value="5.1369" calcext:value-type="float">
            <text:p>5.1369</text:p>
          </table:table-cell>
          <table:table-cell table:number-columns-repeated="6"/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59.5505" calcext:value-type="float">
            <text:p>59.5505</text:p>
          </table:table-cell>
          <table:table-cell office:value-type="float" office:value="5.1892" calcext:value-type="float">
            <text:p>5.1892</text:p>
          </table:table-cell>
          <table:table-cell table:number-columns-repeated="6"/>
        </table:table-row>
        <table:table-row table:style-name="ro1">
          <table:table-cell office:value-type="float" office:value="26.749" calcext:value-type="float">
            <text:p>26.749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5.2406" calcext:value-type="float">
            <text:p>5.2406</text:p>
          </table:table-cell>
          <table:table-cell table:number-columns-repeated="6"/>
        </table:table-row>
        <table:table-row table:style-name="ro1">
          <table:table-cell office:value-type="float" office:value="26.874" calcext:value-type="float">
            <text:p>26.874</text:p>
          </table:table-cell>
          <table:table-cell office:value-type="float" office:value="59.6178" calcext:value-type="float">
            <text:p>59.6178</text:p>
          </table:table-cell>
          <table:table-cell office:value-type="float" office:value="5.2924" calcext:value-type="float">
            <text:p>5.2924</text:p>
          </table:table-cell>
          <table:table-cell table:number-columns-repeated="6"/>
        </table:table-row>
        <table:table-row table:style-name="ro1">
          <table:table-cell office:value-type="float" office:value="26.998" calcext:value-type="float">
            <text:p>26.998</text:p>
          </table:table-cell>
          <table:table-cell office:value-type="float" office:value="59.6492" calcext:value-type="float">
            <text:p>59.6492</text:p>
          </table:table-cell>
          <table:table-cell office:value-type="float" office:value="5.3437" calcext:value-type="float">
            <text:p>5.3437</text:p>
          </table:table-cell>
          <table:table-cell table:number-columns-repeated="6"/>
        </table:table-row>
        <table:table-row table:style-name="ro1">
          <table:table-cell office:value-type="float" office:value="27.124" calcext:value-type="float">
            <text:p>27.124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5.3958" calcext:value-type="float">
            <text:p>5.3958</text:p>
          </table:table-cell>
          <table:table-cell table:number-columns-repeated="6"/>
        </table:table-row>
        <table:table-row table:style-name="ro1">
          <table:table-cell office:value-type="float" office:value="27.249" calcext:value-type="float">
            <text:p>27.249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5.4474" calcext:value-type="float">
            <text:p>5.4474</text:p>
          </table:table-cell>
          <table:table-cell table:number-columns-repeated="6"/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.4994" calcext:value-type="float">
            <text:p>5.4994</text:p>
          </table:table-cell>
          <table:table-cell table:number-columns-repeated="6"/>
        </table:table-row>
        <table:table-row table:style-name="ro1">
          <table:table-cell office:value-type="float" office:value="27.499" calcext:value-type="float">
            <text:p>27.499</text:p>
          </table:table-cell>
          <table:table-cell office:value-type="float" office:value="59.76" calcext:value-type="float">
            <text:p>59.76</text:p>
          </table:table-cell>
          <table:table-cell office:value-type="float" office:value="5.5505" calcext:value-type="float">
            <text:p>5.5505</text:p>
          </table:table-cell>
          <table:table-cell table:number-columns-repeated="6"/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5.6024" calcext:value-type="float">
            <text:p>5.6024</text:p>
          </table:table-cell>
          <table:table-cell table:number-columns-repeated="6"/>
        </table:table-row>
        <table:table-row table:style-name="ro1">
          <table:table-cell office:value-type="float" office:value="27.749" calcext:value-type="float">
            <text:p>27.749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5.6534" calcext:value-type="float">
            <text:p>5.6534</text:p>
          </table:table-cell>
          <table:table-cell table:number-columns-repeated="6"/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5.7052" calcext:value-type="float">
            <text:p>5.7052</text:p>
          </table:table-cell>
          <table:table-cell table:number-columns-repeated="6"/>
        </table:table-row>
        <table:table-row table:style-name="ro1">
          <table:table-cell office:value-type="float" office:value="27.999" calcext:value-type="float">
            <text:p>27.999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5.7562" calcext:value-type="float">
            <text:p>5.7562</text:p>
          </table:table-cell>
          <table:table-cell table:number-columns-repeated="6"/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59.8568" calcext:value-type="float">
            <text:p>59.8568</text:p>
          </table:table-cell>
          <table:table-cell office:value-type="float" office:value="5.8079" calcext:value-type="float">
            <text:p>5.8079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5.8593" calcext:value-type="float">
            <text:p>5.8593</text:p>
          </table:table-cell>
          <table:table-cell table:number-columns-repeated="6"/>
        </table:table-row>
        <table:table-row table:style-name="ro1">
          <table:table-cell office:value-type="float" office:value="28.374" calcext:value-type="float">
            <text:p>28.374</text:p>
          </table:table-cell>
          <table:table-cell office:value-type="float" office:value="59.8811" calcext:value-type="float">
            <text:p>59.8811</text:p>
          </table:table-cell>
          <table:table-cell office:value-type="float" office:value="5.9102" calcext:value-type="float">
            <text:p>5.9102</text:p>
          </table:table-cell>
          <table:table-cell table:number-columns-repeated="6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5.9619" calcext:value-type="float">
            <text:p>5.9619</text:p>
          </table:table-cell>
          <table:table-cell table:number-columns-repeated="6"/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0131" calcext:value-type="float">
            <text:p>6.0131</text:p>
          </table:table-cell>
          <table:table-cell table:number-columns-repeated="6"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0644" calcext:value-type="float">
            <text:p>6.0644</text:p>
          </table:table-cell>
          <table:table-cell table:number-columns-repeated="6"/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156" calcext:value-type="float">
            <text:p>6.115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669" calcext:value-type="float">
            <text:p>6.1669</text:p>
          </table:table-cell>
          <table:table-cell table:number-columns-repeated="6"/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2182" calcext:value-type="float">
            <text:p>6.2182</text:p>
          </table:table-cell>
          <table:table-cell table:number-columns-repeated="6"/>
        </table:table-row>
        <table:table-row table:style-name="ro1">
          <table:table-cell office:value-type="float" office:value="29.249" calcext:value-type="float">
            <text:p>29.249</text:p>
          </table:table-cell>
          <table:table-cell office:value-type="float" office:value="59.8986" calcext:value-type="float">
            <text:p>59.8986</text:p>
          </table:table-cell>
          <table:table-cell office:value-type="float" office:value="6.269" calcext:value-type="float">
            <text:p>6.269</text:p>
          </table:table-cell>
          <table:table-cell table:number-columns-repeated="6"/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59.8922" calcext:value-type="float">
            <text:p>59.8922</text:p>
          </table:table-cell>
          <table:table-cell office:value-type="float" office:value="0.0375" calcext:value-type="float">
            <text:p>0.0375</text:p>
          </table:table-cell>
          <table:table-cell table:number-columns-repeated="6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0.0888" calcext:value-type="float">
            <text:p>0.0888</text:p>
          </table:table-cell>
          <table:table-cell table:number-columns-repeated="6"/>
        </table:table-row>
        <table:table-row table:style-name="ro1">
          <table:table-cell office:value-type="float" office:value="29.624" calcext:value-type="float">
            <text:p>29.624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0.1397" calcext:value-type="float">
            <text:p>0.1397</text:p>
          </table:table-cell>
          <table:table-cell table:number-columns-repeated="6"/>
        </table:table-row>
        <table:table-row table:style-name="ro1">
          <table:table-cell office:value-type="float" office:value="29.749" calcext:value-type="float">
            <text:p>29.749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0.191" calcext:value-type="float">
            <text:p>0.191</text:p>
          </table:table-cell>
          <table:table-cell table:number-columns-repeated="6"/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0.2427" calcext:value-type="float">
            <text:p>0.2427</text:p>
          </table:table-cell>
          <table:table-cell table:number-columns-repeated="6"/>
        </table:table-row>
        <table:table-row table:style-name="ro1">
          <table:table-cell office:value-type="float" office:value="29.999" calcext:value-type="float">
            <text:p>29.999</text:p>
          </table:table-cell>
          <table:table-cell office:value-type="float" office:value="59.8289" calcext:value-type="float">
            <text:p>59.8289</text:p>
          </table:table-cell>
          <table:table-cell office:value-type="float" office:value="0.2937" calcext:value-type="float">
            <text:p>0.2937</text:p>
          </table:table-cell>
          <table:table-cell table:number-columns-repeated="6"/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0.3455" calcext:value-type="float">
            <text:p>0.3455</text:p>
          </table:table-cell>
          <table:table-cell table:number-columns-repeated="6"/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59.789" calcext:value-type="float">
            <text:p>59.789</text:p>
          </table:table-cell>
          <table:table-cell office:value-type="float" office:value="0.3969" calcext:value-type="float">
            <text:p>0.3969</text:p>
          </table:table-cell>
          <table:table-cell table:number-columns-repeated="6"/>
        </table:table-row>
      </table:table>
      <table:table table:name="polar" table:style-name="ta1">
        <table:shapes>
          <draw:frame draw:z-index="0" draw:style-name="gr1" draw:text-style-name="P1" svg:width="15.999cm" svg:height="8.999cm" svg:x="16.496cm" svg:y="0.552cm">
            <draw:object draw:notify-on-update-of-ranges="polar.B10:polar.B252 polar.D1:polar.D1 polar.D10:polar.D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r (m/s)</text:p>
          </table:table-cell>
          <table:table-cell office:value-type="string" calcext:value-type="string">
            <text:p>ω (rad/s)</text:p>
          </table:table-cell>
          <table:table-cell office:value-type="string" calcext:value-type="string">
            <text:p>ar (m/s²)</text:p>
          </table:table-cell>
          <table:table-cell office:value-type="string" calcext:value-type="string">
            <text:p>α (rad/s²)</text:p>
          </table:table-cell>
          <table:table-cell office:value-type="string" calcext:value-type="string">
            <text:p>Pr (kg m/s)</text:p>
          </table:table-cell>
          <table:table-cell office:value-type="string" calcext:value-type="string">
            <text:p>Pθ (kg rad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-0.988" office:value-type="float" office:value="-0.988" calcext:value-type="float">
            <text:p>-0.988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table:formula="of:=[.A3]-0.988" office:value-type="float" office:value="-0.875" calcext:value-type="float">
            <text:p>-0.875</text:p>
          </table:table-cell>
          <table:table-cell office:value-type="float" office:value="61.1002" calcext:value-type="float">
            <text:p>61.10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-0.5556" calcext:value-type="float">
            <text:p>-0.5556</text:p>
          </table:table-cell>
          <table:table-cell office:value-type="float" office:value="0.0457" calcext:value-type="float">
            <text:p>0.0457</text:p>
          </table:table-cell>
          <table:table-cell office:value-type="float" office:value="-2.7963" calcext:value-type="float">
            <text:p>-2.7963</text:p>
          </table:table-cell>
          <table:table-cell office:value-type="float" office:value="0.405" calcext:value-type="float">
            <text:p>0.405</text:p>
          </table:table-cell>
          <table:table-cell office:value-type="float" office:value="-5.5556" calcext:value-type="float">
            <text:p>-5.5556</text:p>
          </table:table-cell>
          <table:table-cell office:value-type="float" office:value="0.4575" calcext:value-type="float">
            <text:p>0.457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table:formula="of:=[.A4]-0.988" office:value-type="float" office:value="-0.75" calcext:value-type="float">
            <text:p>-0.75</text:p>
          </table:table-cell>
          <table:table-cell office:value-type="float" office:value="60.9946" calcext:value-type="float">
            <text:p>60.9946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1205" calcext:value-type="float">
            <text:p>-1.1205</text:p>
          </table:table-cell>
          <table:table-cell office:value-type="float" office:value="0.0966" calcext:value-type="float">
            <text:p>0.0966</text:p>
          </table:table-cell>
          <table:table-cell office:value-type="float" office:value="-3.9939" calcext:value-type="float">
            <text:p>-3.9939</text:p>
          </table:table-cell>
          <table:table-cell office:value-type="float" office:value="0.4063" calcext:value-type="float">
            <text:p>0.4063</text:p>
          </table:table-cell>
          <table:table-cell office:value-type="float" office:value="-11.2051" calcext:value-type="float">
            <text:p>-11.2051</text:p>
          </table:table-cell>
          <table:table-cell office:value-type="float" office:value="0.9658" calcext:value-type="float">
            <text:p>0.965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table:formula="of:=[.A5]-0.988" office:value-type="float" office:value="-0.626" calcext:value-type="float">
            <text:p>-0.626</text:p>
          </table:table-cell>
          <table:table-cell office:value-type="float" office:value="60.8261" calcext:value-type="float">
            <text:p>60.82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-1.5757" calcext:value-type="float">
            <text:p>-1.5757</text:p>
          </table:table-cell>
          <table:table-cell office:value-type="float" office:value="0.1474" calcext:value-type="float">
            <text:p>0.1474</text:p>
          </table:table-cell>
          <table:table-cell office:value-type="float" office:value="-6.0335" calcext:value-type="float">
            <text:p>-6.0335</text:p>
          </table:table-cell>
          <table:table-cell office:value-type="float" office:value="0.4082" calcext:value-type="float">
            <text:p>0.4082</text:p>
          </table:table-cell>
          <table:table-cell office:value-type="float" office:value="-15.7572" calcext:value-type="float">
            <text:p>-15.7572</text:p>
          </table:table-cell>
          <table:table-cell office:value-type="float" office:value="1.4742" calcext:value-type="float">
            <text:p>1.4742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table:formula="of:=[.A6]-0.988" office:value-type="float" office:value="-0.501" calcext:value-type="float">
            <text:p>-0.501</text:p>
          </table:table-cell>
          <table:table-cell office:value-type="float" office:value="60.6086" calcext:value-type="float">
            <text:p>60.6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0.1992" calcext:value-type="float">
            <text:p>0.1992</text:p>
          </table:table-cell>
          <table:table-cell office:value-type="float" office:value="-8.9431" calcext:value-type="float">
            <text:p>-8.9431</text:p>
          </table:table-cell>
          <table:table-cell office:value-type="float" office:value="0.4099" calcext:value-type="float">
            <text:p>0.4099</text:p>
          </table:table-cell>
          <table:table-cell office:value-type="float" office:value="-18.7144" calcext:value-type="float">
            <text:p>-18.7144</text:p>
          </table:table-cell>
          <table:table-cell office:value-type="float" office:value="1.9918" calcext:value-type="float">
            <text:p>1.991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table:formula="of:=[.A7]-0.988" office:value-type="float" office:value="-0.377" calcext:value-type="float">
            <text:p>-0.377</text:p>
          </table:table-cell>
          <table:table-cell office:value-type="float" office:value="60.3694" calcext:value-type="float">
            <text:p>60.3694</text:p>
          </table:table-cell>
          <table:table-cell office:value-type="float" office:value="0.0945" calcext:value-type="float">
            <text:p>0.0945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0.2509" calcext:value-type="float">
            <text:p>0.2509</text:p>
          </table:table-cell>
          <table:table-cell office:value-type="float" office:value="-12.6312" calcext:value-type="float">
            <text:p>-12.6312</text:p>
          </table:table-cell>
          <table:table-cell office:value-type="float" office:value="0.4105" calcext:value-type="float">
            <text:p>0.4105</text:p>
          </table:table-cell>
          <table:table-cell office:value-type="float" office:value="-19.4522" calcext:value-type="float">
            <text:p>-19.4522</text:p>
          </table:table-cell>
          <table:table-cell office:value-type="float" office:value="2.5095" calcext:value-type="float">
            <text:p>2.509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table:formula="of:=[.A8]-0.988" office:value-type="float" office:value="-0.251" calcext:value-type="float">
            <text:p>-0.251</text:p>
          </table:table-cell>
          <table:table-cell office:value-type="float" office:value="60.1342" calcext:value-type="float">
            <text:p>60.1342</text:p>
          </table:table-cell>
          <table:table-cell office:value-type="float" office:value="0.1294" calcext:value-type="float">
            <text:p>0.1294</text:p>
          </table:table-cell>
          <table:table-cell office:value-type="float" office:value="-1.7363" calcext:value-type="float">
            <text:p>-1.7363</text:p>
          </table:table-cell>
          <table:table-cell office:value-type="float" office:value="0.3037" calcext:value-type="float">
            <text:p>0.3037</text:p>
          </table:table-cell>
          <table:table-cell office:value-type="float" office:value="-17.0708" calcext:value-type="float">
            <text:p>-17.0708</text:p>
          </table:table-cell>
          <table:table-cell office:value-type="float" office:value="0.4086" calcext:value-type="float">
            <text:p>0.4086</text:p>
          </table:table-cell>
          <table:table-cell office:value-type="float" office:value="-17.3629" calcext:value-type="float">
            <text:p>-17.3629</text:p>
          </table:table-cell>
          <table:table-cell office:value-type="float" office:value="3.0367" calcext:value-type="float">
            <text:p>3.0367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table:formula="of:=[.A9]-0.988" office:value-type="float" office:value="-0.125" calcext:value-type="float">
            <text:p>-0.125</text:p>
          </table:table-cell>
          <table:table-cell office:value-type="float" office:value="59.9464" calcext:value-type="float">
            <text:p>59.9464</text:p>
          </table:table-cell>
          <table:table-cell office:value-type="float" office:value="0.171" calcext:value-type="float">
            <text:p>0.171</text:p>
          </table:table-cell>
          <table:table-cell office:value-type="float" office:value="-1.1816" calcext:value-type="float">
            <text:p>-1.1816</text:p>
          </table:table-cell>
          <table:table-cell office:value-type="float" office:value="0.3559" calcext:value-type="float">
            <text:p>0.3559</text:p>
          </table:table-cell>
          <table:table-cell office:value-type="float" office:value="-21.957" calcext:value-type="float">
            <text:p>-21.957</text:p>
          </table:table-cell>
          <table:table-cell office:value-type="float" office:value="0.4025" calcext:value-type="float">
            <text:p>0.4025</text:p>
          </table:table-cell>
          <table:table-cell office:value-type="float" office:value="-11.8156" calcext:value-type="float">
            <text:p>-11.8156</text:p>
          </table:table-cell>
          <table:table-cell office:value-type="float" office:value="3.5585" calcext:value-type="float">
            <text:p>3.5585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table:formula="of:=[.A10]-0.988" office:value-type="float" office:value="0" calcext:value-type="float">
            <text:p>0</text:p>
          </table:table-cell>
          <table:table-cell office:value-type="float" office:value="59.8535" calcext:value-type="float">
            <text:p>59.8535</text:p>
          </table:table-cell>
          <table:table-cell office:value-type="float" office:value="0.2186" calcext:value-type="float">
            <text:p>0.2186</text:p>
          </table:table-cell>
          <table:table-cell office:value-type="float" office:value="-0.2342" calcext:value-type="float">
            <text:p>-0.2342</text:p>
          </table:table-cell>
          <table:table-cell office:value-type="float" office:value="0.4061" calcext:value-type="float">
            <text:p>0.4061</text:p>
          </table:table-cell>
          <table:table-cell office:value-type="float" office:value="-26.8438" calcext:value-type="float">
            <text:p>-26.8438</text:p>
          </table:table-cell>
          <table:table-cell office:value-type="float" office:value="0.3905" calcext:value-type="float">
            <text:p>0.3905</text:p>
          </table:table-cell>
          <table:table-cell office:value-type="float" office:value="-2.3419" calcext:value-type="float">
            <text:p>-2.3419</text:p>
          </table:table-cell>
          <table:table-cell office:value-type="float" office:value="4.0607" calcext:value-type="float">
            <text:p>4.060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table:formula="of:=[.A11]-0.988" office:value-type="float" office:value="0.126" calcext:value-type="float">
            <text:p>0.126</text:p>
          </table:table-cell>
          <table:table-cell office:value-type="float" office:value="59.8368" calcext:value-type="float">
            <text:p>59.8368</text:p>
          </table:table-cell>
          <table:table-cell office:value-type="float" office:value="0.2704" calcext:value-type="float">
            <text:p>0.2704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411" calcext:value-type="float">
            <text:p>0.411</text:p>
          </table:table-cell>
          <table:table-cell office:value-type="float" office:value="6.9401" calcext:value-type="float">
            <text:p>6.94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4.1097" calcext:value-type="float">
            <text:p>4.1097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table:formula="of:=[.A12]-0.988" office:value-type="float" office:value="0.249" calcext:value-type="float">
            <text:p>0.249</text:p>
          </table:table-cell>
          <table:table-cell office:value-type="float" office:value="59.8191" calcext:value-type="float">
            <text:p>59.8191</text:p>
          </table:table-cell>
          <table:table-cell office:value-type="float" office:value="0.3209" calcext:value-type="float">
            <text:p>0.3209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4112" calcext:value-type="float">
            <text:p>0.4112</text:p>
          </table:table-cell>
          <table:table-cell office:value-type="float" office:value="9.3987" calcext:value-type="float">
            <text:p>9.398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132" calcext:value-type="float">
            <text:p>-1.5132</text:p>
          </table:table-cell>
          <table:table-cell office:value-type="float" office:value="4.1121" calcext:value-type="float">
            <text:p>4.1121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table:formula="of:=[.A13]-0.988" office:value-type="float" office:value="0.374" calcext:value-type="float">
            <text:p>0.374</text:p>
          </table:table-cell>
          <table:table-cell office:value-type="float" office:value="59.7992" calcext:value-type="float">
            <text:p>59.7992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115" calcext:value-type="float">
            <text:p>0.4115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696" calcext:value-type="float">
            <text:p>-1.6696</text:p>
          </table:table-cell>
          <table:table-cell office:value-type="float" office:value="4.1148" calcext:value-type="float">
            <text:p>4.114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formula="of:=[.A14]-0.988" office:value-type="float" office:value="0.5" calcext:value-type="float">
            <text:p>0.5</text:p>
          </table:table-cell>
          <table:table-cell office:value-type="float" office:value="59.7772" calcext:value-type="float">
            <text:p>59.7772</text:p>
          </table:table-cell>
          <table:table-cell office:value-type="float" office:value="0.4242" calcext:value-type="float">
            <text:p>0.4242</text:p>
          </table:table-cell>
          <table:table-cell office:value-type="float" office:value="-0.1823" calcext:value-type="float">
            <text:p>-0.1823</text:p>
          </table:table-cell>
          <table:table-cell office:value-type="float" office:value="0.4118" calcext:value-type="float">
            <text:p>0.4118</text:p>
          </table:table-cell>
          <table:table-cell office:value-type="float" office:value="14.8011" calcext:value-type="float">
            <text:p>14.8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823" calcext:value-type="float">
            <text:p>-1.823</text:p>
          </table:table-cell>
          <table:table-cell office:value-type="float" office:value="4.1179" calcext:value-type="float">
            <text:p>4.1179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table:formula="of:=[.A15]-0.988" office:value-type="float" office:value="0.625" calcext:value-type="float">
            <text:p>0.625</text:p>
          </table:table-cell>
          <table:table-cell office:value-type="float" office:value="59.7535" calcext:value-type="float">
            <text:p>59.7535</text:p>
          </table:table-cell>
          <table:table-cell office:value-type="float" office:value="0.4757" calcext:value-type="float">
            <text:p>0.47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4121" calcext:value-type="float">
            <text:p>0.4121</text:p>
          </table:table-cell>
          <table:table-cell office:value-type="float" office:value="17.4616" calcext:value-type="float">
            <text:p>17.46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704" calcext:value-type="float">
            <text:p>-1.9704</text:p>
          </table:table-cell>
          <table:table-cell office:value-type="float" office:value="4.1211" calcext:value-type="float">
            <text:p>4.121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table:formula="of:=[.A16]-0.988" office:value-type="float" office:value="0.75" calcext:value-type="float">
            <text:p>0.75</text:p>
          </table:table-cell>
          <table:table-cell office:value-type="float" office:value="59.728" calcext:value-type="float">
            <text:p>59.728</text:p>
          </table:table-cell>
          <table:table-cell office:value-type="float" office:value="0.5272" calcext:value-type="float">
            <text:p>0.5272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9.9532" calcext:value-type="float">
            <text:p>19.95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1127" calcext:value-type="float">
            <text:p>-2.1127</text:p>
          </table:table-cell>
          <table:table-cell office:value-type="float" office:value="4.1246" calcext:value-type="float">
            <text:p>4.1246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table:formula="of:=[.A17]-0.988" office:value-type="float" office:value="0.874" calcext:value-type="float">
            <text:p>0.874</text:p>
          </table:table-cell>
          <table:table-cell office:value-type="float" office:value="59.701" calcext:value-type="float">
            <text:p>59.701</text:p>
          </table:table-cell>
          <table:table-cell office:value-type="float" office:value="0.5784" calcext:value-type="float">
            <text:p>0.5784</text:p>
          </table:table-cell>
          <table:table-cell office:value-type="float" office:value="-0.2248" calcext:value-type="float">
            <text:p>-0.2248</text:p>
          </table:table-cell>
          <table:table-cell office:value-type="float" office:value="0.4128" calcext:value-type="float">
            <text:p>0.4128</text:p>
          </table:table-cell>
          <table:table-cell office:value-type="float" office:value="22.1545" calcext:value-type="float">
            <text:p>22.1545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484" calcext:value-type="float">
            <text:p>-2.2484</text:p>
          </table:table-cell>
          <table:table-cell office:value-type="float" office:value="4.1284" calcext:value-type="float">
            <text:p>4.128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table:formula="of:=[.A18]-0.988" office:value-type="float" office:value="1" calcext:value-type="float">
            <text:p>1</text:p>
          </table:table-cell>
          <table:table-cell office:value-type="float" office:value="59.6718" calcext:value-type="float">
            <text:p>59.6718</text:p>
          </table:table-cell>
          <table:table-cell office:value-type="float" office:value="0.6304" calcext:value-type="float">
            <text:p>0.6304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804" calcext:value-type="float">
            <text:p>-2.3804</text:p>
          </table:table-cell>
          <table:table-cell office:value-type="float" office:value="4.1324" calcext:value-type="float">
            <text:p>4.132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table:formula="of:=[.A19]-0.988" office:value-type="float" office:value="1.125" calcext:value-type="float">
            <text:p>1.125</text:p>
          </table:table-cell>
          <table:table-cell office:value-type="float" office:value="59.6412" calcext:value-type="float">
            <text:p>59.6412</text:p>
          </table:table-cell>
          <table:table-cell office:value-type="float" office:value="0.6821" calcext:value-type="float">
            <text:p>0.6821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0.4137" calcext:value-type="float">
            <text:p>0.4137</text:p>
          </table:table-cell>
          <table:table-cell office:value-type="float" office:value="25.4215" calcext:value-type="float">
            <text:p>25.42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5051" calcext:value-type="float">
            <text:p>-2.5051</text:p>
          </table:table-cell>
          <table:table-cell office:value-type="float" office:value="4.1367" calcext:value-type="float">
            <text:p>4.1367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table:formula="of:=[.A20]-0.988" office:value-type="float" office:value="1.249" calcext:value-type="float">
            <text:p>1.249</text:p>
          </table:table-cell>
          <table:table-cell office:value-type="float" office:value="59.6094" calcext:value-type="float">
            <text:p>59.6094</text:p>
          </table:table-cell>
          <table:table-cell office:value-type="float" office:value="0.7334" calcext:value-type="float">
            <text:p>0.7334</text:p>
          </table:table-cell>
          <table:table-cell office:value-type="float" office:value="-0.2622" calcext:value-type="float">
            <text:p>-0.2622</text:p>
          </table:table-cell>
          <table:table-cell office:value-type="float" office:value="0.4141" calcext:value-type="float">
            <text:p>0.4141</text:p>
          </table:table-cell>
          <table:table-cell office:value-type="float" office:value="26.3082" calcext:value-type="float">
            <text:p>26.308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6223" calcext:value-type="float">
            <text:p>-2.6223</text:p>
          </table:table-cell>
          <table:table-cell office:value-type="float" office:value="4.1411" calcext:value-type="float">
            <text:p>4.1411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table:formula="of:=[.A21]-0.988" office:value-type="float" office:value="1.374" calcext:value-type="float">
            <text:p>1.374</text:p>
          </table:table-cell>
          <table:table-cell office:value-type="float" office:value="59.576" calcext:value-type="float">
            <text:p>59.576</text:p>
          </table:table-cell>
          <table:table-cell office:value-type="float" office:value="0.7852" calcext:value-type="float">
            <text:p>0.7852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4146" calcext:value-type="float">
            <text:p>0.4146</text:p>
          </table:table-cell>
          <table:table-cell office:value-type="float" office:value="26.6541" calcext:value-type="float">
            <text:p>26.65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336" calcext:value-type="float">
            <text:p>-2.7336</text:p>
          </table:table-cell>
          <table:table-cell office:value-type="float" office:value="4.1457" calcext:value-type="float">
            <text:p>4.1457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table:formula="of:=[.A22]-0.988" office:value-type="float" office:value="1.5" calcext:value-type="float">
            <text:p>1.5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0.8375" calcext:value-type="float">
            <text:p>0.8375</text:p>
          </table:table-cell>
          <table:table-cell office:value-type="float" office:value="-0.2839" calcext:value-type="float">
            <text:p>-0.283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6.4279" calcext:value-type="float">
            <text:p>26.427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385" calcext:value-type="float">
            <text:p>-2.8385</text:p>
          </table:table-cell>
          <table:table-cell office:value-type="float" office:value="4.1506" calcext:value-type="float">
            <text:p>4.1506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table:formula="of:=[.A23]-0.988" office:value-type="float" office:value="1.625" calcext:value-type="float">
            <text:p>1.625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0.8894" calcext:value-type="float">
            <text:p>0.8894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156" calcext:value-type="float">
            <text:p>0.4156</text:p>
          </table:table-cell>
          <table:table-cell office:value-type="float" office:value="25.6394" calcext:value-type="float">
            <text:p>25.639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35" calcext:value-type="float">
            <text:p>-2.935</text:p>
          </table:table-cell>
          <table:table-cell office:value-type="float" office:value="4.1557" calcext:value-type="float">
            <text:p>4.1557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table:formula="of:=[.A24]-0.988" office:value-type="float" office:value="1.75" calcext:value-type="float">
            <text:p>1.75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0.9414" calcext:value-type="float">
            <text:p>0.9414</text:p>
          </table:table-cell>
          <table:table-cell office:value-type="float" office:value="-0.3024" calcext:value-type="float">
            <text:p>-0.3024</text:p>
          </table:table-cell>
          <table:table-cell office:value-type="float" office:value="0.4161" calcext:value-type="float">
            <text:p>0.4161</text:p>
          </table:table-cell>
          <table:table-cell office:value-type="float" office:value="24.3192" calcext:value-type="float">
            <text:p>24.31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237" calcext:value-type="float">
            <text:p>-3.0237</text:p>
          </table:table-cell>
          <table:table-cell office:value-type="float" office:value="4.1609" calcext:value-type="float">
            <text:p>4.1609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table:formula="of:=[.A25]-0.988" office:value-type="float" office:value="1.874" calcext:value-type="float">
            <text:p>1.874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993" calcext:value-type="float">
            <text:p>0.993</text:p>
          </table:table-cell>
          <table:table-cell office:value-type="float" office:value="-0.3104" calcext:value-type="float">
            <text:p>-0.3104</text:p>
          </table:table-cell>
          <table:table-cell office:value-type="float" office:value="0.4166" calcext:value-type="float">
            <text:p>0.4166</text:p>
          </table:table-cell>
          <table:table-cell office:value-type="float" office:value="22.5369" calcext:value-type="float">
            <text:p>22.536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037" calcext:value-type="float">
            <text:p>-3.1037</text:p>
          </table:table-cell>
          <table:table-cell office:value-type="float" office:value="4.1662" calcext:value-type="float">
            <text:p>4.1662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table:formula="of:=[.A26]-0.988" office:value-type="float" office:value="1.999" calcext:value-type="float">
            <text:p>1.999</text:p>
          </table:table-cell>
          <table:table-cell office:value-type="float" office:value="59.3903" calcext:value-type="float">
            <text:p>59.3903</text:p>
          </table:table-cell>
          <table:table-cell office:value-type="float" office:value="1.0451" calcext:value-type="float">
            <text:p>1.0451</text:p>
          </table:table-cell>
          <table:table-cell office:value-type="float" office:value="-0.3176" calcext:value-type="float">
            <text:p>-0.31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20.3379" calcext:value-type="float">
            <text:p>20.33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761" calcext:value-type="float">
            <text:p>-3.1761</text:p>
          </table:table-cell>
          <table:table-cell office:value-type="float" office:value="4.1717" calcext:value-type="float">
            <text:p>4.1717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table:formula="of:=[.A27]-0.988" office:value-type="float" office:value="2.125" calcext:value-type="float">
            <text:p>2.125</text:p>
          </table:table-cell>
          <table:table-cell office:value-type="float" office:value="59.3498" calcext:value-type="float">
            <text:p>59.3498</text:p>
          </table:table-cell>
          <table:table-cell office:value-type="float" office:value="1.0977" calcext:value-type="float">
            <text:p>1.097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177" calcext:value-type="float">
            <text:p>0.4177</text:p>
          </table:table-cell>
          <table:table-cell office:value-type="float" office:value="17.8064" calcext:value-type="float">
            <text:p>17.8064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04" calcext:value-type="float">
            <text:p>-3.2404</text:p>
          </table:table-cell>
          <table:table-cell office:value-type="float" office:value="4.1774" calcext:value-type="float">
            <text:p>4.1774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table:formula="of:=[.A28]-0.988" office:value-type="float" office:value="2.25" calcext:value-type="float">
            <text:p>2.25</text:p>
          </table:table-cell>
          <table:table-cell office:value-type="float" office:value="59.309" calcext:value-type="float">
            <text:p>59.309</text:p>
          </table:table-cell>
          <table:table-cell office:value-type="float" office:value="1.15" calcext:value-type="float">
            <text:p>1.15</text:p>
          </table:table-cell>
          <table:table-cell office:value-type="float" office:value="-0.3295" calcext:value-type="float">
            <text:p>-0.3295</text:p>
          </table:table-cell>
          <table:table-cell office:value-type="float" office:value="0.4183" calcext:value-type="float">
            <text:p>0.4183</text:p>
          </table:table-cell>
          <table:table-cell office:value-type="float" office:value="15.091" calcext:value-type="float">
            <text:p>15.0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4.1831" calcext:value-type="float">
            <text:p>4.1831</text:p>
          </table:table-cell>
        </table:table-row>
        <table:table-row table:style-name="ro1">
          <table:table-cell office:value-type="float" office:value="3.362" calcext:value-type="float">
            <text:p>3.362</text:p>
          </table:table-cell>
          <table:table-cell table:formula="of:=[.A29]-0.988" office:value-type="float" office:value="2.374" calcext:value-type="float">
            <text:p>2.374</text:p>
          </table:table-cell>
          <table:table-cell office:value-type="float" office:value="59.2678" calcext:value-type="float">
            <text:p>59.2678</text:p>
          </table:table-cell>
          <table:table-cell office:value-type="float" office:value="1.2019" calcext:value-type="float">
            <text:p>1.2019</text:p>
          </table:table-cell>
          <table:table-cell office:value-type="float" office:value="-0.3341" calcext:value-type="float">
            <text:p>-0.3341</text:p>
          </table:table-cell>
          <table:table-cell office:value-type="float" office:value="0.4189" calcext:value-type="float">
            <text:p>0.4189</text:p>
          </table:table-cell>
          <table:table-cell office:value-type="float" office:value="12.3131" calcext:value-type="float">
            <text:p>12.3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12" calcext:value-type="float">
            <text:p>-3.3412</text:p>
          </table:table-cell>
          <table:table-cell office:value-type="float" office:value="4.1889" calcext:value-type="float">
            <text:p>4.1889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table:formula="of:=[.A30]-0.988" office:value-type="float" office:value="2.5" calcext:value-type="float">
            <text:p>2.5</text:p>
          </table:table-cell>
          <table:table-cell office:value-type="float" office:value="59.2255" calcext:value-type="float">
            <text:p>59.2255</text:p>
          </table:table-cell>
          <table:table-cell office:value-type="float" office:value="1.2547" calcext:value-type="float">
            <text:p>1.2547</text:p>
          </table:table-cell>
          <table:table-cell office:value-type="float" office:value="-0.3379" calcext:value-type="float">
            <text:p>-0.3379</text:p>
          </table:table-cell>
          <table:table-cell office:value-type="float" office:value="0.4195" calcext:value-type="float">
            <text:p>0.4195</text:p>
          </table:table-cell>
          <table:table-cell office:value-type="float" office:value="9.5286" calcext:value-type="float">
            <text:p>9.52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85" calcext:value-type="float">
            <text:p>-3.3785</text:p>
          </table:table-cell>
          <table:table-cell office:value-type="float" office:value="4.1949" calcext:value-type="float">
            <text:p>4.1949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table:formula="of:=[.A31]-0.988" office:value-type="float" office:value="2.624" calcext:value-type="float">
            <text:p>2.624</text:p>
          </table:table-cell>
          <table:table-cell office:value-type="float" office:value="59.1834" calcext:value-type="float">
            <text:p>59.1834</text:p>
          </table:table-cell>
          <table:table-cell office:value-type="float" office:value="1.3068" calcext:value-type="float">
            <text:p>1.3068</text:p>
          </table:table-cell>
          <table:table-cell office:value-type="float" office:value="-0.3406" calcext:value-type="float">
            <text:p>-0.3406</text:p>
          </table:table-cell>
          <table:table-cell office:value-type="float" office:value="0.4201" calcext:value-type="float">
            <text:p>0.4201</text:p>
          </table:table-cell>
          <table:table-cell office:value-type="float" office:value="6.948" calcext:value-type="float">
            <text:p>6.9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61" calcext:value-type="float">
            <text:p>-3.4061</text:p>
          </table:table-cell>
          <table:table-cell office:value-type="float" office:value="4.2009" calcext:value-type="float">
            <text:p>4.2009</text:p>
          </table:table-cell>
        </table:table-row>
        <table:table-row table:style-name="ro1">
          <table:table-cell office:value-type="float" office:value="3.738" calcext:value-type="float">
            <text:p>3.738</text:p>
          </table:table-cell>
          <table:table-cell table:formula="of:=[.A32]-0.988" office:value-type="float" office:value="2.75" calcext:value-type="float">
            <text:p>2.75</text:p>
          </table:table-cell>
          <table:table-cell office:value-type="float" office:value="59.1403" calcext:value-type="float">
            <text:p>59.1403</text:p>
          </table:table-cell>
          <table:table-cell office:value-type="float" office:value="1.3597" calcext:value-type="float">
            <text:p>1.3597</text:p>
          </table:table-cell>
          <table:table-cell office:value-type="float" office:value="-0.3425" calcext:value-type="float">
            <text:p>-0.3425</text:p>
          </table:table-cell>
          <table:table-cell office:value-type="float" office:value="0.4207" calcext:value-type="float">
            <text:p>0.4207</text:p>
          </table:table-cell>
          <table:table-cell office:value-type="float" office:value="4.6071" calcext:value-type="float">
            <text:p>4.607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46" calcext:value-type="float">
            <text:p>-3.4246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office:value-type="float" office:value="3.863" calcext:value-type="float">
            <text:p>3.863</text:p>
          </table:table-cell>
          <table:table-cell table:formula="of:=[.A33]-0.988" office:value-type="float" office:value="2.875" calcext:value-type="float">
            <text:p>2.875</text:p>
          </table:table-cell>
          <table:table-cell office:value-type="float" office:value="59.0975" calcext:value-type="float">
            <text:p>59.0975</text:p>
          </table:table-cell>
          <table:table-cell office:value-type="float" office:value="1.4124" calcext:value-type="float">
            <text:p>1.4124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3" calcext:value-type="float">
            <text:p>0.4213</text:p>
          </table:table-cell>
          <table:table-cell office:value-type="float" office:value="2.6726" calcext:value-type="float">
            <text:p>2.67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35" calcext:value-type="float">
            <text:p>-3.4335</text:p>
          </table:table-cell>
          <table:table-cell office:value-type="float" office:value="4.2131" calcext:value-type="float">
            <text:p>4.2131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table:formula="of:=[.A34]-0.988" office:value-type="float" office:value="3" calcext:value-type="float">
            <text:p>3</text:p>
          </table:table-cell>
          <table:table-cell office:value-type="float" office:value="59.0545" calcext:value-type="float">
            <text:p>59.0545</text:p>
          </table:table-cell>
          <table:table-cell office:value-type="float" office:value="1.4651" calcext:value-type="float">
            <text:p>1.4651</text:p>
          </table:table-cell>
          <table:table-cell office:value-type="float" office:value="-0.3433" calcext:value-type="float">
            <text:p>-0.3433</text:p>
          </table:table-cell>
          <table:table-cell office:value-type="float" office:value="0.4219" calcext:value-type="float">
            <text:p>0.4219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3" calcext:value-type="float">
            <text:p>-3.433</text:p>
          </table:table-cell>
          <table:table-cell office:value-type="float" office:value="4.2193" calcext:value-type="float">
            <text:p>4.2193</text:p>
          </table:table-cell>
        </table:table-row>
        <table:table-row table:style-name="ro1">
          <table:table-cell office:value-type="float" office:value="4.113" calcext:value-type="float">
            <text:p>4.113</text:p>
          </table:table-cell>
          <table:table-cell table:formula="of:=[.A35]-0.988" office:value-type="float" office:value="3.125" calcext:value-type="float">
            <text:p>3.125</text:p>
          </table:table-cell>
          <table:table-cell office:value-type="float" office:value="59.0117" calcext:value-type="float">
            <text:p>59.0117</text:p>
          </table:table-cell>
          <table:table-cell office:value-type="float" office:value="1.5178" calcext:value-type="float">
            <text:p>1.5178</text:p>
          </table:table-cell>
          <table:table-cell office:value-type="float" office:value="-0.3423" calcext:value-type="float">
            <text:p>-0.3423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28" calcext:value-type="float">
            <text:p>-3.4228</text:p>
          </table:table-cell>
          <table:table-cell office:value-type="float" office:value="4.2254" calcext:value-type="float">
            <text:p>4.2254</text:p>
          </table:table-cell>
        </table:table-row>
        <table:table-row table:style-name="ro1">
          <table:table-cell office:value-type="float" office:value="4.238" calcext:value-type="float">
            <text:p>4.238</text:p>
          </table:table-cell>
          <table:table-cell table:formula="of:=[.A36]-0.988" office:value-type="float" office:value="3.25" calcext:value-type="float">
            <text:p>3.25</text:p>
          </table:table-cell>
          <table:table-cell office:value-type="float" office:value="58.969" calcext:value-type="float">
            <text:p>58.969</text:p>
          </table:table-cell>
          <table:table-cell office:value-type="float" office:value="1.5707" calcext:value-type="float">
            <text:p>1.5707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0.4232" calcext:value-type="float">
            <text:p>0.423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31" calcext:value-type="float">
            <text:p>-3.4031</text:p>
          </table:table-cell>
          <table:table-cell office:value-type="float" office:value="4.2315" calcext:value-type="float">
            <text:p>4.2315</text:p>
          </table:table-cell>
        </table:table-row>
        <table:table-row table:style-name="ro1">
          <table:table-cell office:value-type="float" office:value="4.364" calcext:value-type="float">
            <text:p>4.364</text:p>
          </table:table-cell>
          <table:table-cell table:formula="of:=[.A37]-0.988" office:value-type="float" office:value="3.376" calcext:value-type="float">
            <text:p>3.376</text:p>
          </table:table-cell>
          <table:table-cell office:value-type="float" office:value="58.9263" calcext:value-type="float">
            <text:p>58.9263</text:p>
          </table:table-cell>
          <table:table-cell office:value-type="float" office:value="1.6241" calcext:value-type="float">
            <text:p>1.6241</text:p>
          </table:table-cell>
          <table:table-cell office:value-type="float" office:value="-0.3374" calcext:value-type="float">
            <text:p>-0.3374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36" calcext:value-type="float">
            <text:p>-3.3736</text:p>
          </table:table-cell>
          <table:table-cell office:value-type="float" office:value="4.2376" calcext:value-type="float">
            <text:p>4.2376</text:p>
          </table:table-cell>
        </table:table-row>
        <table:table-row table:style-name="ro1">
          <table:table-cell office:value-type="float" office:value="4.487" calcext:value-type="float">
            <text:p>4.487</text:p>
          </table:table-cell>
          <table:table-cell table:formula="of:=[.A38]-0.988" office:value-type="float" office:value="3.499" calcext:value-type="float">
            <text:p>3.499</text:p>
          </table:table-cell>
          <table:table-cell office:value-type="float" office:value="58.885" calcext:value-type="float">
            <text:p>58.885</text:p>
          </table:table-cell>
          <table:table-cell office:value-type="float" office:value="1.6762" calcext:value-type="float">
            <text:p>1.6762</text:p>
          </table:table-cell>
          <table:table-cell office:value-type="float" office:value="-0.3335" calcext:value-type="float">
            <text:p>-0.33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1.2232" calcext:value-type="float">
            <text:p>1.22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54" calcext:value-type="float">
            <text:p>-3.3354</text:p>
          </table:table-cell>
          <table:table-cell office:value-type="float" office:value="4.2436" calcext:value-type="float">
            <text:p>4.2436</text:p>
          </table:table-cell>
        </table:table-row>
        <table:table-row table:style-name="ro1">
          <table:table-cell office:value-type="float" office:value="4.613" calcext:value-type="float">
            <text:p>4.613</text:p>
          </table:table-cell>
          <table:table-cell table:formula="of:=[.A39]-0.988" office:value-type="float" office:value="3.625" calcext:value-type="float">
            <text:p>3.625</text:p>
          </table:table-cell>
          <table:table-cell office:value-type="float" office:value="58.8433" calcext:value-type="float">
            <text:p>58.8433</text:p>
          </table:table-cell>
          <table:table-cell office:value-type="float" office:value="1.7297" calcext:value-type="float">
            <text:p>1.7297</text:p>
          </table:table-cell>
          <table:table-cell office:value-type="float" office:value="-0.3287" calcext:value-type="float">
            <text:p>-0.3287</text:p>
          </table:table-cell>
          <table:table-cell office:value-type="float" office:value="0.425" calcext:value-type="float">
            <text:p>0.425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2868" calcext:value-type="float">
            <text:p>-3.2868</text:p>
          </table:table-cell>
          <table:table-cell office:value-type="float" office:value="4.2496" calcext:value-type="float">
            <text:p>4.2496</text:p>
          </table:table-cell>
        </table:table-row>
        <table:table-row table:style-name="ro1">
          <table:table-cell office:value-type="float" office:value="4.738" calcext:value-type="float">
            <text:p>4.738</text:p>
          </table:table-cell>
          <table:table-cell table:formula="of:=[.A40]-0.988" office:value-type="float" office:value="3.75" calcext:value-type="float">
            <text:p>3.75</text:p>
          </table:table-cell>
          <table:table-cell office:value-type="float" office:value="58.8026" calcext:value-type="float">
            <text:p>58.8026</text:p>
          </table:table-cell>
          <table:table-cell office:value-type="float" office:value="1.7829" calcext:value-type="float">
            <text:p>1.7829</text:p>
          </table:table-cell>
          <table:table-cell office:value-type="float" office:value="-0.3229" calcext:value-type="float">
            <text:p>-0.32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4.7571" calcext:value-type="float">
            <text:p>4.75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93" calcext:value-type="float">
            <text:p>-3.2293</text:p>
          </table:table-cell>
          <table:table-cell office:value-type="float" office:value="4.2555" calcext:value-type="float">
            <text:p>4.2555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table:formula="of:=[.A41]-0.988" office:value-type="float" office:value="3.874" calcext:value-type="float">
            <text:p>3.874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1.8357" calcext:value-type="float">
            <text:p>1.8357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0.4261" calcext:value-type="float">
            <text:p>0.4261</text:p>
          </table:table-cell>
          <table:table-cell office:value-type="float" office:value="7.1912" calcext:value-type="float">
            <text:p>7.19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631" calcext:value-type="float">
            <text:p>-3.1631</text:p>
          </table:table-cell>
          <table:table-cell office:value-type="float" office:value="4.2612" calcext:value-type="float">
            <text:p>4.2612</text:p>
          </table:table-cell>
        </table:table-row>
        <table:table-row table:style-name="ro1">
          <table:table-cell office:value-type="float" office:value="4.988" calcext:value-type="float">
            <text:p>4.988</text:p>
          </table:table-cell>
          <table:table-cell table:formula="of:=[.A42]-0.988" office:value-type="float" office:value="4" calcext:value-type="float">
            <text:p>4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1.8894" calcext:value-type="float">
            <text:p>1.8894</text:p>
          </table:table-cell>
          <table:table-cell office:value-type="float" office:value="-0.3087" calcext:value-type="float">
            <text:p>-0.3087</text:p>
          </table:table-cell>
          <table:table-cell office:value-type="float" office:value="0.4267" calcext:value-type="float">
            <text:p>0.4267</text:p>
          </table:table-cell>
          <table:table-cell office:value-type="float" office:value="9.9953" calcext:value-type="float">
            <text:p>9.99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66" calcext:value-type="float">
            <text:p>-3.0866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table:formula="of:=[.A43]-0.988" office:value-type="float" office:value="4.125" calcext:value-type="float">
            <text:p>4.125</text:p>
          </table:table-cell>
          <table:table-cell office:value-type="float" office:value="58.6855" calcext:value-type="float">
            <text:p>58.6855</text:p>
          </table:table-cell>
          <table:table-cell office:value-type="float" office:value="1.9428" calcext:value-type="float">
            <text:p>1.94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272" calcext:value-type="float">
            <text:p>0.4272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019" calcext:value-type="float">
            <text:p>-3.0019</text:p>
          </table:table-cell>
          <table:table-cell office:value-type="float" office:value="4.2725" calcext:value-type="float">
            <text:p>4.2725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table:formula="of:=[.A44]-0.988" office:value-type="float" office:value="4.25" calcext:value-type="float">
            <text:p>4.25</text:p>
          </table:table-cell>
          <table:table-cell office:value-type="float" office:value="58.6485" calcext:value-type="float">
            <text:p>58.6485</text:p>
          </table:table-cell>
          <table:table-cell office:value-type="float" office:value="1.9962" calcext:value-type="float">
            <text:p>1.9962</text:p>
          </table:table-cell>
          <table:table-cell office:value-type="float" office:value="-0.2908" calcext:value-type="float">
            <text:p>-0.2908</text:p>
          </table:table-cell>
          <table:table-cell office:value-type="float" office:value="0.4278" calcext:value-type="float">
            <text:p>0.4278</text:p>
          </table:table-cell>
          <table:table-cell office:value-type="float" office:value="16.0427" calcext:value-type="float">
            <text:p>16.042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085" calcext:value-type="float">
            <text:p>-2.9085</text:p>
          </table:table-cell>
          <table:table-cell office:value-type="float" office:value="4.2779" calcext:value-type="float">
            <text:p>4.2779</text:p>
          </table:table-cell>
        </table:table-row>
        <table:table-row table:style-name="ro1">
          <table:table-cell office:value-type="float" office:value="5.363" calcext:value-type="float">
            <text:p>5.363</text:p>
          </table:table-cell>
          <table:table-cell table:formula="of:=[.A45]-0.988" office:value-type="float" office:value="4.375" calcext:value-type="float">
            <text:p>4.375</text:p>
          </table:table-cell>
          <table:table-cell office:value-type="float" office:value="58.6128" calcext:value-type="float">
            <text:p>58.6128</text:p>
          </table:table-cell>
          <table:table-cell office:value-type="float" office:value="2.0497" calcext:value-type="float">
            <text:p>2.0497</text:p>
          </table:table-cell>
          <table:table-cell office:value-type="float" office:value="-0.2807" calcext:value-type="float">
            <text:p>-0.2807</text:p>
          </table:table-cell>
          <table:table-cell office:value-type="float" office:value="0.4283" calcext:value-type="float">
            <text:p>0.4283</text:p>
          </table:table-cell>
          <table:table-cell office:value-type="float" office:value="19.0349" calcext:value-type="float">
            <text:p>19.034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066" calcext:value-type="float">
            <text:p>-2.8066</text:p>
          </table:table-cell>
          <table:table-cell office:value-type="float" office:value="4.2831" calcext:value-type="float">
            <text:p>4.2831</text:p>
          </table:table-cell>
        </table:table-row>
        <table:table-row table:style-name="ro1">
          <table:table-cell office:value-type="float" office:value="5.488" calcext:value-type="float">
            <text:p>5.488</text:p>
          </table:table-cell>
          <table:table-cell table:formula="of:=[.A46]-0.988" office:value-type="float" office:value="4.5" calcext:value-type="float">
            <text:p>4.5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2.1033" calcext:value-type="float">
            <text:p>2.10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4288" calcext:value-type="float">
            <text:p>0.4288</text:p>
          </table:table-cell>
          <table:table-cell office:value-type="float" office:value="21.8227" calcext:value-type="float">
            <text:p>21.822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6966" calcext:value-type="float">
            <text:p>-2.6966</text:p>
          </table:table-cell>
          <table:table-cell office:value-type="float" office:value="4.2881" calcext:value-type="float">
            <text:p>4.2881</text:p>
          </table:table-cell>
        </table:table-row>
        <table:table-row table:style-name="ro1">
          <table:table-cell office:value-type="float" office:value="5.613" calcext:value-type="float">
            <text:p>5.613</text:p>
          </table:table-cell>
          <table:table-cell table:formula="of:=[.A47]-0.988" office:value-type="float" office:value="4.625" calcext:value-type="float">
            <text:p>4.625</text:p>
          </table:table-cell>
          <table:table-cell office:value-type="float" office:value="58.5454" calcext:value-type="float">
            <text:p>58.5454</text:p>
          </table:table-cell>
          <table:table-cell office:value-type="float" office:value="2.1569" calcext:value-type="float">
            <text:p>2.1569</text:p>
          </table:table-cell>
          <table:table-cell office:value-type="float" office:value="-0.2579" calcext:value-type="float">
            <text:p>-0.2579</text:p>
          </table:table-cell>
          <table:table-cell office:value-type="float" office:value="0.4293" calcext:value-type="float">
            <text:p>0.4293</text:p>
          </table:table-cell>
          <table:table-cell office:value-type="float" office:value="24.277" calcext:value-type="float">
            <text:p>24.2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5787" calcext:value-type="float">
            <text:p>-2.5787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table:formula="of:=[.A48]-0.988" office:value-type="float" office:value="4.75" calcext:value-type="float">
            <text:p>4.75</text:p>
          </table:table-cell>
          <table:table-cell office:value-type="float" office:value="58.514" calcext:value-type="float">
            <text:p>58.514</text:p>
          </table:table-cell>
          <table:table-cell office:value-type="float" office:value="2.2106" calcext:value-type="float">
            <text:p>2.2106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4298" calcext:value-type="float">
            <text:p>0.4298</text:p>
          </table:table-cell>
          <table:table-cell office:value-type="float" office:value="26.2825" calcext:value-type="float">
            <text:p>26.28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533" calcext:value-type="float">
            <text:p>-2.4533</text:p>
          </table:table-cell>
          <table:table-cell office:value-type="float" office:value="4.2976" calcext:value-type="float">
            <text:p>4.2976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table:formula="of:=[.A49]-0.988" office:value-type="float" office:value="4.874" calcext:value-type="float">
            <text:p>4.874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2.2639" calcext:value-type="float">
            <text:p>2.2639</text:p>
          </table:table-cell>
          <table:table-cell office:value-type="float" office:value="-0.2322" calcext:value-type="float">
            <text:p>-0.2322</text:p>
          </table:table-cell>
          <table:table-cell office:value-type="float" office:value="0.4302" calcext:value-type="float">
            <text:p>0.4302</text:p>
          </table:table-cell>
          <table:table-cell office:value-type="float" office:value="27.7345" calcext:value-type="float">
            <text:p>27.73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217" calcext:value-type="float">
            <text:p>-2.3217</text:p>
          </table:table-cell>
          <table:table-cell office:value-type="float" office:value="4.3019" calcext:value-type="float">
            <text:p>4.3019</text:p>
          </table:table-cell>
        </table:table-row>
        <table:table-row table:style-name="ro1">
          <table:table-cell office:value-type="float" office:value="5.987" calcext:value-type="float">
            <text:p>5.987</text:p>
          </table:table-cell>
          <table:table-cell table:formula="of:=[.A50]-0.988" office:value-type="float" office:value="4.999" calcext:value-type="float">
            <text:p>4.999</text:p>
          </table:table-cell>
          <table:table-cell office:value-type="float" office:value="58.4562" calcext:value-type="float">
            <text:p>58.4562</text:p>
          </table:table-cell>
          <table:table-cell office:value-type="float" office:value="2.3177" calcext:value-type="float">
            <text:p>2.3177</text:p>
          </table:table-cell>
          <table:table-cell office:value-type="float" office:value="-0.2182" calcext:value-type="float">
            <text:p>-0.2182</text:p>
          </table:table-cell>
          <table:table-cell office:value-type="float" office:value="0.4306" calcext:value-type="float">
            <text:p>0.4306</text:p>
          </table:table-cell>
          <table:table-cell office:value-type="float" office:value="28.5861" calcext:value-type="float">
            <text:p>28.58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4.3061" calcext:value-type="float">
            <text:p>4.3061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table:formula="of:=[.A51]-0.988" office:value-type="float" office:value="5.124" calcext:value-type="float">
            <text:p>5.124</text:p>
          </table:table-cell>
          <table:table-cell office:value-type="float" office:value="58.4298" calcext:value-type="float">
            <text:p>58.4298</text:p>
          </table:table-cell>
          <table:table-cell office:value-type="float" office:value="2.3716" calcext:value-type="float">
            <text:p>2.3716</text:p>
          </table:table-cell>
          <table:table-cell office:value-type="float" office:value="-0.2036" calcext:value-type="float">
            <text:p>-0.2036</text:p>
          </table:table-cell>
          <table:table-cell office:value-type="float" office:value="0.431" calcext:value-type="float">
            <text:p>0.431</text:p>
          </table:table-cell>
          <table:table-cell office:value-type="float" office:value="28.7805" calcext:value-type="float">
            <text:p>28.78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 table:formula="of:=[.A52]-0.988" office:value-type="float" office:value="5.25" calcext:value-type="float">
            <text:p>5.25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2.4259" calcext:value-type="float">
            <text:p>2.4259</text:p>
          </table:table-cell>
          <table:table-cell office:value-type="float" office:value="-0.1883" calcext:value-type="float">
            <text:p>-0.1883</text:p>
          </table:table-cell>
          <table:table-cell office:value-type="float" office:value="0.4314" calcext:value-type="float">
            <text:p>0.4314</text:p>
          </table:table-cell>
          <table:table-cell office:value-type="float" office:value="28.299" calcext:value-type="float">
            <text:p>28.2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8832" calcext:value-type="float">
            <text:p>-1.8832</text:p>
          </table:table-cell>
          <table:table-cell office:value-type="float" office:value="4.3136" calcext:value-type="float">
            <text:p>4.3136</text:p>
          </table:table-cell>
        </table:table-row>
        <table:table-row table:style-name="ro1">
          <table:table-cell office:value-type="float" office:value="6.363" calcext:value-type="float">
            <text:p>6.363</text:p>
          </table:table-cell>
          <table:table-cell table:formula="of:=[.A53]-0.988" office:value-type="float" office:value="5.375" calcext:value-type="float">
            <text:p>5.375</text:p>
          </table:table-cell>
          <table:table-cell office:value-type="float" office:value="58.3826" calcext:value-type="float">
            <text:p>58.3826</text:p>
          </table:table-cell>
          <table:table-cell office:value-type="float" office:value="2.4799" calcext:value-type="float">
            <text:p>2.4799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4317" calcext:value-type="float">
            <text:p>0.4317</text:p>
          </table:table-cell>
          <table:table-cell office:value-type="float" office:value="27.1689" calcext:value-type="float">
            <text:p>27.1689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256" calcext:value-type="float">
            <text:p>-1.7256</text:p>
          </table:table-cell>
          <table:table-cell office:value-type="float" office:value="4.3169" calcext:value-type="float">
            <text:p>4.3169</text:p>
          </table:table-cell>
        </table:table-row>
        <table:table-row table:style-name="ro1">
          <table:table-cell office:value-type="float" office:value="6.487" calcext:value-type="float">
            <text:p>6.487</text:p>
          </table:table-cell>
          <table:table-cell table:formula="of:=[.A54]-0.988" office:value-type="float" office:value="5.499" calcext:value-type="float">
            <text:p>5.499</text:p>
          </table:table-cell>
          <table:table-cell office:value-type="float" office:value="58.3622" calcext:value-type="float">
            <text:p>58.3622</text:p>
          </table:table-cell>
          <table:table-cell office:value-type="float" office:value="2.5334" calcext:value-type="float">
            <text:p>2.5334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0.432" calcext:value-type="float">
            <text:p>0.432</text:p>
          </table:table-cell>
          <table:table-cell office:value-type="float" office:value="25.4556" calcext:value-type="float">
            <text:p>25.45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table:formula="of:=[.A55]-0.988" office:value-type="float" office:value="5.625" calcext:value-type="float">
            <text:p>5.625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.5879" calcext:value-type="float">
            <text:p>2.5879</text:p>
          </table:table-cell>
          <table:table-cell office:value-type="float" office:value="-0.1395" calcext:value-type="float">
            <text:p>-0.1395</text:p>
          </table:table-cell>
          <table:table-cell office:value-type="float" office:value="0.4323" calcext:value-type="float">
            <text:p>0.4323</text:p>
          </table:table-cell>
          <table:table-cell office:value-type="float" office:value="23.1903" calcext:value-type="float">
            <text:p>23.1903</text:p>
          </table:table-cell>
          <table:table-cell office:value-type="float" office:value="0.001" calcext:value-type="float">
            <text:p>0.001</text:p>
          </table:table-cell>
          <table:table-cell office:value-type="float" office:value="-1.3954" calcext:value-type="float">
            <text:p>-1.3954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6.738" calcext:value-type="float">
            <text:p>6.738</text:p>
          </table:table-cell>
          <table:table-cell table:formula="of:=[.A56]-0.988" office:value-type="float" office:value="5.75" calcext:value-type="float">
            <text:p>5.75</text:p>
          </table:table-cell>
          <table:table-cell office:value-type="float" office:value="58.3271" calcext:value-type="float">
            <text:p>58.3271</text:p>
          </table:table-cell>
          <table:table-cell office:value-type="float" office:value="2.6419" calcext:value-type="float">
            <text:p>2.6419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4325" calcext:value-type="float">
            <text:p>0.4325</text:p>
          </table:table-cell>
          <table:table-cell office:value-type="float" office:value="20.5253" calcext:value-type="float">
            <text:p>20.52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239" calcext:value-type="float">
            <text:p>-1.2239</text:p>
          </table:table-cell>
          <table:table-cell office:value-type="float" office:value="4.3251" calcext:value-type="float">
            <text:p>4.3251</text:p>
          </table:table-cell>
        </table:table-row>
        <table:table-row table:style-name="ro1">
          <table:table-cell office:value-type="float" office:value="6.863" calcext:value-type="float">
            <text:p>6.863</text:p>
          </table:table-cell>
          <table:table-cell table:formula="of:=[.A57]-0.988" office:value-type="float" office:value="5.875" calcext:value-type="float">
            <text:p>5.875</text:p>
          </table:table-cell>
          <table:table-cell office:value-type="float" office:value="58.3129" calcext:value-type="float">
            <text:p>58.3129</text:p>
          </table:table-cell>
          <table:table-cell office:value-type="float" office:value="2.696" calcext:value-type="float">
            <text:p>2.696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0.4327" calcext:value-type="float">
            <text:p>0.4327</text:p>
          </table:table-cell>
          <table:table-cell office:value-type="float" office:value="17.5696" calcext:value-type="float">
            <text:p>17.569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486" calcext:value-type="float">
            <text:p>-1.0486</text:p>
          </table:table-cell>
          <table:table-cell office:value-type="float" office:value="4.3273" calcext:value-type="float">
            <text:p>4.3273</text:p>
          </table:table-cell>
        </table:table-row>
        <table:table-row table:style-name="ro1">
          <table:table-cell office:value-type="float" office:value="6.987" calcext:value-type="float">
            <text:p>6.987</text:p>
          </table:table-cell>
          <table:table-cell table:formula="of:=[.A58]-0.988" office:value-type="float" office:value="5.999" calcext:value-type="float">
            <text:p>5.999</text:p>
          </table:table-cell>
          <table:table-cell office:value-type="float" office:value="58.301" calcext:value-type="float">
            <text:p>58.301</text:p>
          </table:table-cell>
          <table:table-cell office:value-type="float" office:value="2.7497" calcext:value-type="float">
            <text:p>2.7497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4329" calcext:value-type="float">
            <text:p>0.4329</text:p>
          </table:table-cell>
          <table:table-cell office:value-type="float" office:value="14.4873" calcext:value-type="float">
            <text:p>14.4873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717" calcext:value-type="float">
            <text:p>-0.8717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table:formula="of:=[.A59]-0.988" office:value-type="float" office:value="6.124" calcext:value-type="float">
            <text:p>6.124</text:p>
          </table:table-cell>
          <table:table-cell office:value-type="float" office:value="58.2913" calcext:value-type="float">
            <text:p>58.2913</text:p>
          </table:table-cell>
          <table:table-cell office:value-type="float" office:value="2.8038" calcext:value-type="float">
            <text:p>2.8038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433" calcext:value-type="float">
            <text:p>0.433</text:p>
          </table:table-cell>
          <table:table-cell office:value-type="float" office:value="11.3745" calcext:value-type="float">
            <text:p>11.3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6907" calcext:value-type="float">
            <text:p>-0.6907</text:p>
          </table:table-cell>
          <table:table-cell office:value-type="float" office:value="4.3305" calcext:value-type="float">
            <text:p>4.3305</text:p>
          </table:table-cell>
        </table:table-row>
        <table:table-row table:style-name="ro1">
          <table:table-cell office:value-type="float" office:value="7.237" calcext:value-type="float">
            <text:p>7.237</text:p>
          </table:table-cell>
          <table:table-cell table:formula="of:=[.A60]-0.988" office:value-type="float" office:value="6.249" calcext:value-type="float">
            <text:p>6.249</text:p>
          </table:table-cell>
          <table:table-cell office:value-type="float" office:value="58.2838" calcext:value-type="float">
            <text:p>58.2838</text:p>
          </table:table-cell>
          <table:table-cell office:value-type="float" office:value="2.8579" calcext:value-type="float">
            <text:p>2.8579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4332" calcext:value-type="float">
            <text:p>0.4332</text:p>
          </table:table-cell>
          <table:table-cell office:value-type="float" office:value="8.4034" calcext:value-type="float">
            <text:p>8.4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4.3316" calcext:value-type="float">
            <text:p>4.3316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table:formula="of:=[.A61]-0.988" office:value-type="float" office:value="6.375" calcext:value-type="float">
            <text:p>6.375</text:p>
          </table:table-cell>
          <table:table-cell office:value-type="float" office:value="58.2785" calcext:value-type="float">
            <text:p>58.2785</text:p>
          </table:table-cell>
          <table:table-cell office:value-type="float" office:value="2.9125" calcext:value-type="float">
            <text:p>2.9125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4332" calcext:value-type="float">
            <text:p>0.4332</text:p>
          </table:table-cell>
          <table:table-cell office:value-type="float" office:value="5.6949" calcext:value-type="float">
            <text:p>5.694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3216" calcext:value-type="float">
            <text:p>-0.3216</text:p>
          </table:table-cell>
          <table:table-cell office:value-type="float" office:value="4.3324" calcext:value-type="float">
            <text:p>4.3324</text:p>
          </table:table-cell>
        </table:table-row>
        <table:table-row table:style-name="ro1">
          <table:table-cell office:value-type="float" office:value="7.487" calcext:value-type="float">
            <text:p>7.487</text:p>
          </table:table-cell>
          <table:table-cell table:formula="of:=[.A62]-0.988" office:value-type="float" office:value="6.499" calcext:value-type="float">
            <text:p>6.499</text:p>
          </table:table-cell>
          <table:table-cell office:value-type="float" office:value="58.2757" calcext:value-type="float">
            <text:p>58.2757</text:p>
          </table:table-cell>
          <table:table-cell office:value-type="float" office:value="2.9662" calcext:value-type="float">
            <text:p>2.9662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4.3328" calcext:value-type="float">
            <text:p>4.3328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table:formula="of:=[.A63]-0.988" office:value-type="float" office:value="6.624" calcext:value-type="float">
            <text:p>6.624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204" calcext:value-type="float">
            <text:p>3.020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333" calcext:value-type="float">
            <text:p>0.4333</text:p>
          </table:table-cell>
          <table:table-cell office:value-type="float" office:value="1.6777" calcext:value-type="float">
            <text:p>1.6777</text:p>
          </table:table-cell>
          <table:table-cell office:value-type="float" office:value="-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7.738" calcext:value-type="float">
            <text:p>7.738</text:p>
          </table:table-cell>
          <table:table-cell table:formula="of:=[.A64]-0.988" office:value-type="float" office:value="6.75" calcext:value-type="float">
            <text:p>6.75</text:p>
          </table:table-cell>
          <table:table-cell office:value-type="float" office:value="58.2769" calcext:value-type="float">
            <text:p>58.2769</text:p>
          </table:table-cell>
          <table:table-cell office:value-type="float" office:value="3.075" calcext:value-type="float">
            <text:p>3.07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5137" calcext:value-type="float">
            <text:p>0.5137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58" calcext:value-type="float">
            <text:p>0.2358</text:p>
          </table:table-cell>
          <table:table-cell office:value-type="float" office:value="4.3326" calcext:value-type="float">
            <text:p>4.3326</text:p>
          </table:table-cell>
        </table:table-row>
        <table:table-row table:style-name="ro1">
          <table:table-cell office:value-type="float" office:value="7.862" calcext:value-type="float">
            <text:p>7.862</text:p>
          </table:table-cell>
          <table:table-cell table:formula="of:=[.A65]-0.988" office:value-type="float" office:value="6.874" calcext:value-type="float">
            <text:p>6.874</text:p>
          </table:table-cell>
          <table:table-cell office:value-type="float" office:value="58.281" calcext:value-type="float">
            <text:p>58.281</text:p>
          </table:table-cell>
          <table:table-cell office:value-type="float" office:value="3.1287" calcext:value-type="float">
            <text:p>3.128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94" calcext:value-type="float">
            <text:p>0.4194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table:formula="of:=[.A66]-0.988" office:value-type="float" office:value="7" calcext:value-type="float">
            <text:p>7</text:p>
          </table:table-cell>
          <table:table-cell office:value-type="float" office:value="58.2874" calcext:value-type="float">
            <text:p>58.2874</text:p>
          </table:table-cell>
          <table:table-cell office:value-type="float" office:value="3.1833" calcext:value-type="float">
            <text:p>3.183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2017" calcext:value-type="float">
            <text:p>0.201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048" calcext:value-type="float">
            <text:p>0.6048</text:p>
          </table:table-cell>
          <table:table-cell office:value-type="float" office:value="4.331" calcext:value-type="float">
            <text:p>4.331</text:p>
          </table:table-cell>
        </table:table-row>
        <table:table-row table:style-name="ro1">
          <table:table-cell office:value-type="float" office:value="8.113" calcext:value-type="float">
            <text:p>8.113</text:p>
          </table:table-cell>
          <table:table-cell table:formula="of:=[.A67]-0.988" office:value-type="float" office:value="7.125" calcext:value-type="float">
            <text:p>7.125</text:p>
          </table:table-cell>
          <table:table-cell office:value-type="float" office:value="58.2961" calcext:value-type="float">
            <text:p>58.2961</text:p>
          </table:table-cell>
          <table:table-cell office:value-type="float" office:value="3.2374" calcext:value-type="float">
            <text:p>3.237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433" calcext:value-type="float">
            <text:p>0.433</text:p>
          </table:table-cell>
          <table:table-cell office:value-type="float" office:value="1.0546" calcext:value-type="float">
            <text:p>1.054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7868" calcext:value-type="float">
            <text:p>0.7868</text:p>
          </table:table-cell>
          <table:table-cell office:value-type="float" office:value="4.3297" calcext:value-type="float">
            <text:p>4.3297</text:p>
          </table:table-cell>
        </table:table-row>
        <table:table-row table:style-name="ro1">
          <table:table-cell office:value-type="float" office:value="8.238" calcext:value-type="float">
            <text:p>8.238</text:p>
          </table:table-cell>
          <table:table-cell table:formula="of:=[.A68]-0.988" office:value-type="float" office:value="7.25" calcext:value-type="float">
            <text:p>7.25</text:p>
          </table:table-cell>
          <table:table-cell office:value-type="float" office:value="58.3071" calcext:value-type="float">
            <text:p>58.3071</text:p>
          </table:table-cell>
          <table:table-cell office:value-type="float" office:value="3.2915" calcext:value-type="float">
            <text:p>3.291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4328" calcext:value-type="float">
            <text:p>0.4328</text:p>
          </table:table-cell>
          <table:table-cell office:value-type="float" office:value="2.5347" calcext:value-type="float">
            <text:p>2.5347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664" calcext:value-type="float">
            <text:p>0.9664</text:p>
          </table:table-cell>
          <table:table-cell office:value-type="float" office:value="4.3281" calcext:value-type="float">
            <text:p>4.3281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 table:formula="of:=[.A69]-0.988" office:value-type="float" office:value="7.374" calcext:value-type="float">
            <text:p>7.374</text:p>
          </table:table-cell>
          <table:table-cell office:value-type="float" office:value="58.3202" calcext:value-type="float">
            <text:p>58.3202</text:p>
          </table:table-cell>
          <table:table-cell office:value-type="float" office:value="3.3452" calcext:value-type="float">
            <text:p>3.3452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4326" calcext:value-type="float">
            <text:p>0.4326</text:p>
          </table:table-cell>
          <table:table-cell office:value-type="float" office:value="4.5518" calcext:value-type="float">
            <text:p>4.551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18" calcext:value-type="float">
            <text:p>1.1418</text:p>
          </table:table-cell>
          <table:table-cell office:value-type="float" office:value="4.3262" calcext:value-type="float">
            <text:p>4.3262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table:formula="of:=[.A70]-0.988" office:value-type="float" office:value="7.5" calcext:value-type="float">
            <text:p>7.5</text:p>
          </table:table-cell>
          <table:table-cell office:value-type="float" office:value="58.3357" calcext:value-type="float">
            <text:p>58.3357</text:p>
          </table:table-cell>
          <table:table-cell office:value-type="float" office:value="3.3997" calcext:value-type="float">
            <text:p>3.399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4324" calcext:value-type="float">
            <text:p>0.4324</text:p>
          </table:table-cell>
          <table:table-cell office:value-type="float" office:value="7.0625" calcext:value-type="float">
            <text:p>7.06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165" calcext:value-type="float">
            <text:p>1.3165</text:p>
          </table:table-cell>
          <table:table-cell office:value-type="float" office:value="4.3239" calcext:value-type="float">
            <text:p>4.3239</text:p>
          </table:table-cell>
        </table:table-row>
        <table:table-row table:style-name="ro1">
          <table:table-cell office:value-type="float" office:value="8.612" calcext:value-type="float">
            <text:p>8.612</text:p>
          </table:table-cell>
          <table:table-cell table:formula="of:=[.A71]-0.988" office:value-type="float" office:value="7.624" calcext:value-type="float">
            <text:p>7.624</text:p>
          </table:table-cell>
          <table:table-cell office:value-type="float" office:value="58.353" calcext:value-type="float">
            <text:p>58.353</text:p>
          </table:table-cell>
          <table:table-cell office:value-type="float" office:value="3.4533" calcext:value-type="float">
            <text:p>3.4533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321" calcext:value-type="float">
            <text:p>0.4321</text:p>
          </table:table-cell>
          <table:table-cell office:value-type="float" office:value="9.869" calcext:value-type="float">
            <text:p>9.8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846" calcext:value-type="float">
            <text:p>1.4846</text:p>
          </table:table-cell>
          <table:table-cell office:value-type="float" office:value="4.3213" calcext:value-type="float">
            <text:p>4.3213</text:p>
          </table:table-cell>
        </table:table-row>
        <table:table-row table:style-name="ro1">
          <table:table-cell office:value-type="float" office:value="8.738" calcext:value-type="float">
            <text:p>8.738</text:p>
          </table:table-cell>
          <table:table-cell table:formula="of:=[.A72]-0.988" office:value-type="float" office:value="7.75" calcext:value-type="float">
            <text:p>7.75</text:p>
          </table:table-cell>
          <table:table-cell office:value-type="float" office:value="58.3728" calcext:value-type="float">
            <text:p>58.3728</text:p>
          </table:table-cell>
          <table:table-cell office:value-type="float" office:value="3.5077" calcext:value-type="float">
            <text:p>3.50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4318" calcext:value-type="float">
            <text:p>0.4318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509" calcext:value-type="float">
            <text:p>1.6509</text:p>
          </table:table-cell>
          <table:table-cell office:value-type="float" office:value="4.3184" calcext:value-type="float">
            <text:p>4.3184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table:formula="of:=[.A73]-0.988" office:value-type="float" office:value="7.875" calcext:value-type="float">
            <text:p>7.875</text:p>
          </table:table-cell>
          <table:table-cell office:value-type="float" office:value="58.3944" calcext:value-type="float">
            <text:p>58.3944</text:p>
          </table:table-cell>
          <table:table-cell office:value-type="float" office:value="3.5617" calcext:value-type="float">
            <text:p>3.561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4315" calcext:value-type="float">
            <text:p>0.4315</text:p>
          </table:table-cell>
          <table:table-cell office:value-type="float" office:value="16.0165" calcext:value-type="float">
            <text:p>16.016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109" calcext:value-type="float">
            <text:p>1.8109</text:p>
          </table:table-cell>
          <table:table-cell office:value-type="float" office:value="4.3152" calcext:value-type="float">
            <text:p>4.315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 table:formula="of:=[.A74]-0.988" office:value-type="float" office:value="8" calcext:value-type="float">
            <text:p>8</text:p>
          </table:table-cell>
          <table:table-cell office:value-type="float" office:value="58.4181" calcext:value-type="float">
            <text:p>58.4181</text:p>
          </table:table-cell>
          <table:table-cell office:value-type="float" office:value="3.6156" calcext:value-type="float">
            <text:p>3.6156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4312" calcext:value-type="float">
            <text:p>0.4312</text:p>
          </table:table-cell>
          <table:table-cell office:value-type="float" office:value="19.0207" calcext:value-type="float">
            <text:p>19.02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9656" calcext:value-type="float">
            <text:p>1.9656</text:p>
          </table:table-cell>
          <table:table-cell office:value-type="float" office:value="4.3117" calcext:value-type="float">
            <text:p>4.3117</text:p>
          </table:table-cell>
        </table:table-row>
        <table:table-row table:style-name="ro1">
          <table:table-cell office:value-type="float" office:value="9.112" calcext:value-type="float">
            <text:p>9.112</text:p>
          </table:table-cell>
          <table:table-cell table:formula="of:=[.A75]-0.988" office:value-type="float" office:value="8.124" calcext:value-type="float">
            <text:p>8.124</text:p>
          </table:table-cell>
          <table:table-cell office:value-type="float" office:value="58.4433" calcext:value-type="float">
            <text:p>58.4433</text:p>
          </table:table-cell>
          <table:table-cell office:value-type="float" office:value="3.669" calcext:value-type="float">
            <text:p>3.66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308" calcext:value-type="float">
            <text:p>0.4308</text:p>
          </table:table-cell>
          <table:table-cell office:value-type="float" office:value="21.776" calcext:value-type="float">
            <text:p>21.77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1132" calcext:value-type="float">
            <text:p>2.1132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table:formula="of:=[.A76]-0.988" office:value-type="float" office:value="8.25" calcext:value-type="float">
            <text:p>8.25</text:p>
          </table:table-cell>
          <table:table-cell office:value-type="float" office:value="58.4709" calcext:value-type="float">
            <text:p>58.4709</text:p>
          </table:table-cell>
          <table:table-cell office:value-type="float" office:value="3.7233" calcext:value-type="float">
            <text:p>3.723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4304" calcext:value-type="float">
            <text:p>0.4304</text:p>
          </table:table-cell>
          <table:table-cell office:value-type="float" office:value="24.2165" calcext:value-type="float">
            <text:p>24.216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2569" calcext:value-type="float">
            <text:p>2.2569</text:p>
          </table:table-cell>
          <table:table-cell office:value-type="float" office:value="4.3039" calcext:value-type="float">
            <text:p>4.3039</text:p>
          </table:table-cell>
        </table:table-row>
        <table:table-row table:style-name="ro1">
          <table:table-cell office:value-type="float" office:value="9.363" calcext:value-type="float">
            <text:p>9.363</text:p>
          </table:table-cell>
          <table:table-cell table:formula="of:=[.A77]-0.988" office:value-type="float" office:value="8.375" calcext:value-type="float">
            <text:p>8.375</text:p>
          </table:table-cell>
          <table:table-cell office:value-type="float" office:value="58.5" calcext:value-type="float">
            <text:p>58.5</text:p>
          </table:table-cell>
          <table:table-cell office:value-type="float" office:value="3.7771" calcext:value-type="float">
            <text:p>3.7771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3" calcext:value-type="float">
            <text:p>0.43</text:p>
          </table:table-cell>
          <table:table-cell office:value-type="float" office:value="26.1681" calcext:value-type="float">
            <text:p>26.168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3928" calcext:value-type="float">
            <text:p>2.3928</text:p>
          </table:table-cell>
          <table:table-cell office:value-type="float" office:value="4.2996" calcext:value-type="float">
            <text:p>4.2996</text:p>
          </table:table-cell>
        </table:table-row>
        <table:table-row table:style-name="ro1">
          <table:table-cell office:value-type="float" office:value="9.488" calcext:value-type="float">
            <text:p>9.488</text:p>
          </table:table-cell>
          <table:table-cell table:formula="of:=[.A78]-0.988" office:value-type="float" office:value="8.5" calcext:value-type="float">
            <text:p>8.5</text:p>
          </table:table-cell>
          <table:table-cell office:value-type="float" office:value="58.5307" calcext:value-type="float">
            <text:p>58.5307</text:p>
          </table:table-cell>
          <table:table-cell office:value-type="float" office:value="3.8308" calcext:value-type="float">
            <text:p>3.8308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4295" calcext:value-type="float">
            <text:p>0.4295</text:p>
          </table:table-cell>
          <table:table-cell office:value-type="float" office:value="27.5632" calcext:value-type="float">
            <text:p>27.563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5216" calcext:value-type="float">
            <text:p>2.5216</text:p>
          </table:table-cell>
          <table:table-cell office:value-type="float" office:value="4.2951" calcext:value-type="float">
            <text:p>4.2951</text:p>
          </table:table-cell>
        </table:table-row>
        <table:table-row table:style-name="ro1">
          <table:table-cell office:value-type="float" office:value="9.613" calcext:value-type="float">
            <text:p>9.613</text:p>
          </table:table-cell>
          <table:table-cell table:formula="of:=[.A79]-0.988" office:value-type="float" office:value="8.625" calcext:value-type="float">
            <text:p>8.625</text:p>
          </table:table-cell>
          <table:table-cell office:value-type="float" office:value="58.563" calcext:value-type="float">
            <text:p>58.563</text:p>
          </table:table-cell>
          <table:table-cell office:value-type="float" office:value="3.8844" calcext:value-type="float">
            <text:p>3.884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429" calcext:value-type="float">
            <text:p>0.429</text:p>
          </table:table-cell>
          <table:table-cell office:value-type="float" office:value="28.3404" calcext:value-type="float">
            <text:p>28.3404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43" calcext:value-type="float">
            <text:p>2.643</text:p>
          </table:table-cell>
          <table:table-cell office:value-type="float" office:value="4.2904" calcext:value-type="float">
            <text:p>4.2904</text:p>
          </table:table-cell>
        </table:table-row>
        <table:table-row table:style-name="ro1">
          <table:table-cell office:value-type="float" office:value="9.738" calcext:value-type="float">
            <text:p>9.738</text:p>
          </table:table-cell>
          <table:table-cell table:formula="of:=[.A80]-0.988" office:value-type="float" office:value="8.75" calcext:value-type="float">
            <text:p>8.75</text:p>
          </table:table-cell>
          <table:table-cell office:value-type="float" office:value="58.5967" calcext:value-type="float">
            <text:p>58.5967</text:p>
          </table:table-cell>
          <table:table-cell office:value-type="float" office:value="3.938" calcext:value-type="float">
            <text:p>3.93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4285" calcext:value-type="float">
            <text:p>0.4285</text:p>
          </table:table-cell>
          <table:table-cell office:value-type="float" office:value="28.4671" calcext:value-type="float">
            <text:p>28.4671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567" calcext:value-type="float">
            <text:p>2.7567</text:p>
          </table:table-cell>
          <table:table-cell office:value-type="float" office:value="4.2854" calcext:value-type="float">
            <text:p>4.2854</text:p>
          </table:table-cell>
        </table:table-row>
        <table:table-row table:style-name="ro1">
          <table:table-cell office:value-type="float" office:value="9.863" calcext:value-type="float">
            <text:p>9.863</text:p>
          </table:table-cell>
          <table:table-cell table:formula="of:=[.A81]-0.988" office:value-type="float" office:value="8.875" calcext:value-type="float">
            <text:p>8.875</text:p>
          </table:table-cell>
          <table:table-cell office:value-type="float" office:value="58.6318" calcext:value-type="float">
            <text:p>58.6318</text:p>
          </table:table-cell>
          <table:table-cell office:value-type="float" office:value="3.9916" calcext:value-type="float">
            <text:p>3.9916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428" calcext:value-type="float">
            <text:p>0.428</text:p>
          </table:table-cell>
          <table:table-cell office:value-type="float" office:value="27.9416" calcext:value-type="float">
            <text:p>27.941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624" calcext:value-type="float">
            <text:p>2.8624</text:p>
          </table:table-cell>
          <table:table-cell office:value-type="float" office:value="4.2803" calcext:value-type="float">
            <text:p>4.2803</text:p>
          </table:table-cell>
        </table:table-row>
        <table:table-row table:style-name="ro1">
          <table:table-cell office:value-type="float" office:value="9.987" calcext:value-type="float">
            <text:p>9.987</text:p>
          </table:table-cell>
          <table:table-cell table:formula="of:=[.A82]-0.988" office:value-type="float" office:value="8.999" calcext:value-type="float">
            <text:p>8.999</text:p>
          </table:table-cell>
          <table:table-cell office:value-type="float" office:value="58.6679" calcext:value-type="float">
            <text:p>58.6679</text:p>
          </table:table-cell>
          <table:table-cell office:value-type="float" office:value="4.0446" calcext:value-type="float">
            <text:p>4.0446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75" calcext:value-type="float">
            <text:p>0.4275</text:p>
          </table:table-cell>
          <table:table-cell office:value-type="float" office:value="26.8033" calcext:value-type="float">
            <text:p>26.803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959" calcext:value-type="float">
            <text:p>2.959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3]-0.988" office:value-type="float" office:value="9.124" calcext:value-type="float">
            <text:p>9.124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4.098" calcext:value-type="float">
            <text:p>4.09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27" calcext:value-type="float">
            <text:p>0.427</text:p>
          </table:table-cell>
          <table:table-cell office:value-type="float" office:value="25.0901" calcext:value-type="float">
            <text:p>25.090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478" calcext:value-type="float">
            <text:p>3.0478</text:p>
          </table:table-cell>
          <table:table-cell office:value-type="float" office:value="4.2696" calcext:value-type="float">
            <text:p>4.2696</text:p>
          </table:table-cell>
        </table:table-row>
        <table:table-row table:style-name="ro1">
          <table:table-cell office:value-type="float" office:value="10.238" calcext:value-type="float">
            <text:p>10.238</text:p>
          </table:table-cell>
          <table:table-cell table:formula="of:=[.A84]-0.988" office:value-type="float" office:value="9.25" calcext:value-type="float">
            <text:p>9.25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4.1518" calcext:value-type="float">
            <text:p>4.1518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264" calcext:value-type="float">
            <text:p>0.4264</text:p>
          </table:table-cell>
          <table:table-cell office:value-type="float" office:value="22.8708" calcext:value-type="float">
            <text:p>22.870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285" calcext:value-type="float">
            <text:p>3.1285</text:p>
          </table:table-cell>
          <table:table-cell office:value-type="float" office:value="4.2639" calcext:value-type="float">
            <text:p>4.2639</text:p>
          </table:table-cell>
        </table:table-row>
        <table:table-row table:style-name="ro1">
          <table:table-cell office:value-type="float" office:value="10.363" calcext:value-type="float">
            <text:p>10.363</text:p>
          </table:table-cell>
          <table:table-cell table:formula="of:=[.A85]-0.988" office:value-type="float" office:value="9.375" calcext:value-type="float">
            <text:p>9.375</text:p>
          </table:table-cell>
          <table:table-cell office:value-type="float" office:value="58.784" calcext:value-type="float">
            <text:p>58.784</text:p>
          </table:table-cell>
          <table:table-cell office:value-type="float" office:value="4.205" calcext:value-type="float">
            <text:p>4.205</text:p>
          </table:table-cell>
          <table:table-cell office:value-type="float" office:value="0.32" calcext:value-type="float">
            <text:p>0.32</text:p>
          </table:table-cell>
          <table:table-cell office:value-type="float" office:value="0.4258" calcext:value-type="float">
            <text:p>0.4258</text:p>
          </table:table-cell>
          <table:table-cell office:value-type="float" office:value="20.2844" calcext:value-type="float">
            <text:p>20.284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995" calcext:value-type="float">
            <text:p>3.1995</text:p>
          </table:table-cell>
          <table:table-cell office:value-type="float" office:value="4.2582" calcext:value-type="float">
            <text:p>4.258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table:formula="of:=[.A86]-0.988" office:value-type="float" office:value="9.5" calcext:value-type="float">
            <text:p>9.5</text:p>
          </table:table-cell>
          <table:table-cell office:value-type="float" office:value="58.8244" calcext:value-type="float">
            <text:p>58.8244</text:p>
          </table:table-cell>
          <table:table-cell office:value-type="float" office:value="4.2582" calcext:value-type="float">
            <text:p>4.2582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252" calcext:value-type="float">
            <text:p>0.4252</text:p>
          </table:table-cell>
          <table:table-cell office:value-type="float" office:value="17.434" calcext:value-type="float">
            <text:p>17.43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2614" calcext:value-type="float">
            <text:p>3.2614</text:p>
          </table:table-cell>
          <table:table-cell office:value-type="float" office:value="4.2523" calcext:value-type="float">
            <text:p>4.2523</text:p>
          </table:table-cell>
        </table:table-row>
        <table:table-row table:style-name="ro1">
          <table:table-cell office:value-type="float" office:value="10.612" calcext:value-type="float">
            <text:p>10.612</text:p>
          </table:table-cell>
          <table:table-cell table:formula="of:=[.A87]-0.988" office:value-type="float" office:value="9.624" calcext:value-type="float">
            <text:p>9.624</text:p>
          </table:table-cell>
          <table:table-cell office:value-type="float" office:value="58.8651" calcext:value-type="float">
            <text:p>58.8651</text:p>
          </table:table-cell>
          <table:table-cell office:value-type="float" office:value="4.3109" calcext:value-type="float">
            <text:p>4.3109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4246" calcext:value-type="float">
            <text:p>0.4246</text:p>
          </table:table-cell>
          <table:table-cell office:value-type="float" office:value="14.473" calcext:value-type="float">
            <text:p>14.47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135" calcext:value-type="float">
            <text:p>3.3135</text:p>
          </table:table-cell>
          <table:table-cell office:value-type="float" office:value="4.2464" calcext:value-type="float">
            <text:p>4.2464</text:p>
          </table:table-cell>
        </table:table-row>
        <table:table-row table:style-name="ro1">
          <table:table-cell office:value-type="float" office:value="10.738" calcext:value-type="float">
            <text:p>10.738</text:p>
          </table:table-cell>
          <table:table-cell table:formula="of:=[.A88]-0.988" office:value-type="float" office:value="9.75" calcext:value-type="float">
            <text:p>9.75</text:p>
          </table:table-cell>
          <table:table-cell office:value-type="float" office:value="58.9072" calcext:value-type="float">
            <text:p>58.9072</text:p>
          </table:table-cell>
          <table:table-cell office:value-type="float" office:value="4.3644" calcext:value-type="float">
            <text:p>4.3644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424" calcext:value-type="float">
            <text:p>0.424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71" calcext:value-type="float">
            <text:p>3.3571</text:p>
          </table:table-cell>
          <table:table-cell office:value-type="float" office:value="4.2404" calcext:value-type="float">
            <text:p>4.2404</text:p>
          </table:table-cell>
        </table:table-row>
        <table:table-row table:style-name="ro1">
          <table:table-cell office:value-type="float" office:value="10.862" calcext:value-type="float">
            <text:p>10.862</text:p>
          </table:table-cell>
          <table:table-cell table:formula="of:=[.A89]-0.988" office:value-type="float" office:value="9.874" calcext:value-type="float">
            <text:p>9.874</text:p>
          </table:table-cell>
          <table:table-cell office:value-type="float" office:value="58.949" calcext:value-type="float">
            <text:p>58.949</text:p>
          </table:table-cell>
          <table:table-cell office:value-type="float" office:value="4.4169" calcext:value-type="float">
            <text:p>4.4169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234" calcext:value-type="float">
            <text:p>0.4234</text:p>
          </table:table-cell>
          <table:table-cell office:value-type="float" office:value="8.6307" calcext:value-type="float">
            <text:p>8.630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05" calcext:value-type="float">
            <text:p>3.3905</text:p>
          </table:table-cell>
          <table:table-cell office:value-type="float" office:value="4.2344" calcext:value-type="float">
            <text:p>4.2344</text:p>
          </table:table-cell>
        </table:table-row>
        <table:table-row table:style-name="ro1">
          <table:table-cell office:value-type="float" office:value="10.988" calcext:value-type="float">
            <text:p>10.988</text:p>
          </table:table-cell>
          <table:table-cell table:formula="of:=[.A90]-0.988" office:value-type="float" office:value="10" calcext:value-type="float">
            <text:p>10</text:p>
          </table:table-cell>
          <table:table-cell office:value-type="float" office:value="58.9919" calcext:value-type="float">
            <text:p>58.9919</text:p>
          </table:table-cell>
          <table:table-cell office:value-type="float" office:value="4.4702" calcext:value-type="float">
            <text:p>4.470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228" calcext:value-type="float">
            <text:p>0.4228</text:p>
          </table:table-cell>
          <table:table-cell office:value-type="float" office:value="6.0099" calcext:value-type="float">
            <text:p>6.009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49" calcext:value-type="float">
            <text:p>3.4149</text:p>
          </table:table-cell>
          <table:table-cell office:value-type="float" office:value="4.2282" calcext:value-type="float">
            <text:p>4.2282</text:p>
          </table:table-cell>
        </table:table-row>
        <table:table-row table:style-name="ro1">
          <table:table-cell office:value-type="float" office:value="11.113" calcext:value-type="float">
            <text:p>11.113</text:p>
          </table:table-cell>
          <table:table-cell table:formula="of:=[.A91]-0.988" office:value-type="float" office:value="10.125" calcext:value-type="float">
            <text:p>10.125</text:p>
          </table:table-cell>
          <table:table-cell office:value-type="float" office:value="59.0347" calcext:value-type="float">
            <text:p>59.0347</text:p>
          </table:table-cell>
          <table:table-cell office:value-type="float" office:value="4.5231" calcext:value-type="float">
            <text:p>4.5231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4222" calcext:value-type="float">
            <text:p>0.4222</text:p>
          </table:table-cell>
          <table:table-cell office:value-type="float" office:value="3.778" calcext:value-type="float">
            <text:p>3.778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95" calcext:value-type="float">
            <text:p>3.4295</text:p>
          </table:table-cell>
          <table:table-cell office:value-type="float" office:value="4.2221" calcext:value-type="float">
            <text:p>4.2221</text:p>
          </table:table-cell>
        </table:table-row>
        <table:table-row table:style-name="ro1">
          <table:table-cell office:value-type="float" office:value="11.238" calcext:value-type="float">
            <text:p>11.238</text:p>
          </table:table-cell>
          <table:table-cell table:formula="of:=[.A92]-0.988" office:value-type="float" office:value="10.25" calcext:value-type="float">
            <text:p>10.25</text:p>
          </table:table-cell>
          <table:table-cell office:value-type="float" office:value="59.0776" calcext:value-type="float">
            <text:p>59.0776</text:p>
          </table:table-cell>
          <table:table-cell office:value-type="float" office:value="4.5758" calcext:value-type="float">
            <text:p>4.575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0065" calcext:value-type="float">
            <text:p>2.006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5" calcext:value-type="float">
            <text:p>3.4345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float" office:value="11.363" calcext:value-type="float">
            <text:p>11.363</text:p>
          </table:table-cell>
          <table:table-cell table:formula="of:=[.A93]-0.988" office:value-type="float" office:value="10.375" calcext:value-type="float">
            <text:p>10.375</text:p>
          </table:table-cell>
          <table:table-cell office:value-type="float" office:value="59.1205" calcext:value-type="float">
            <text:p>59.1205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7672" calcext:value-type="float">
            <text:p>0.7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99" calcext:value-type="float">
            <text:p>3.4299</text:p>
          </table:table-cell>
          <table:table-cell office:value-type="float" office:value="4.2098" calcext:value-type="float">
            <text:p>4.2098</text:p>
          </table:table-cell>
        </table:table-row>
        <table:table-row table:style-name="ro1">
          <table:table-cell office:value-type="float" office:value="11.488" calcext:value-type="float">
            <text:p>11.488</text:p>
          </table:table-cell>
          <table:table-cell table:formula="of:=[.A94]-0.988" office:value-type="float" office:value="10.5" calcext:value-type="float">
            <text:p>10.5</text:p>
          </table:table-cell>
          <table:table-cell office:value-type="float" office:value="59.1633" calcext:value-type="float">
            <text:p>59.1633</text:p>
          </table:table-cell>
          <table:table-cell office:value-type="float" office:value="4.681" calcext:value-type="float">
            <text:p>4.68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1076" calcext:value-type="float">
            <text:p>0.10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59" calcext:value-type="float">
            <text:p>3.4159</text:p>
          </table:table-cell>
          <table:table-cell office:value-type="float" office:value="4.2038" calcext:value-type="float">
            <text:p>4.2038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5]-0.988" office:value-type="float" office:value="10.625" calcext:value-type="float">
            <text:p>10.625</text:p>
          </table:table-cell>
          <table:table-cell office:value-type="float" office:value="59.2059" calcext:value-type="float">
            <text:p>59.2059</text:p>
          </table:table-cell>
          <table:table-cell office:value-type="float" office:value="4.7336" calcext:value-type="float">
            <text:p>4.7336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0489" calcext:value-type="float">
            <text:p>0.048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25" calcext:value-type="float">
            <text:p>3.3925</text:p>
          </table:table-cell>
          <table:table-cell office:value-type="float" office:value="4.1977" calcext:value-type="float">
            <text:p>4.1977</text:p>
          </table:table-cell>
        </table:table-row>
        <table:table-row table:style-name="ro1">
          <table:table-cell office:value-type="float" office:value="11.738" calcext:value-type="float">
            <text:p>11.738</text:p>
          </table:table-cell>
          <table:table-cell table:formula="of:=[.A96]-0.988" office:value-type="float" office:value="10.75" calcext:value-type="float">
            <text:p>10.75</text:p>
          </table:table-cell>
          <table:table-cell office:value-type="float" office:value="59.2481" calcext:value-type="float">
            <text:p>59.2481</text:p>
          </table:table-cell>
          <table:table-cell office:value-type="float" office:value="4.786" calcext:value-type="float">
            <text:p>4.7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5861" calcext:value-type="float">
            <text:p>0.5861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98" calcext:value-type="float">
            <text:p>3.3598</text:p>
          </table:table-cell>
          <table:table-cell office:value-type="float" office:value="4.1917" calcext:value-type="float">
            <text:p>4.1917</text:p>
          </table:table-cell>
        </table:table-row>
        <table:table-row table:style-name="ro1">
          <table:table-cell office:value-type="float" office:value="11.863" calcext:value-type="float">
            <text:p>11.863</text:p>
          </table:table-cell>
          <table:table-cell table:formula="of:=[.A97]-0.988" office:value-type="float" office:value="10.875" calcext:value-type="float">
            <text:p>10.875</text:p>
          </table:table-cell>
          <table:table-cell office:value-type="float" office:value="59.2898" calcext:value-type="float">
            <text:p>59.2898</text:p>
          </table:table-cell>
          <table:table-cell office:value-type="float" office:value="4.8383" calcext:value-type="float">
            <text:p>4.8383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4186" calcext:value-type="float">
            <text:p>0.4186</text:p>
          </table:table-cell>
          <table:table-cell office:value-type="float" office:value="1.6882" calcext:value-type="float">
            <text:p>1.6882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3179" calcext:value-type="float">
            <text:p>3.3179</text:p>
          </table:table-cell>
          <table:table-cell office:value-type="float" office:value="4.1858" calcext:value-type="float">
            <text:p>4.1858</text:p>
          </table:table-cell>
        </table:table-row>
        <table:table-row table:style-name="ro1">
          <table:table-cell office:value-type="float" office:value="11.988" calcext:value-type="float">
            <text:p>11.988</text:p>
          </table:table-cell>
          <table:table-cell table:formula="of:=[.A98]-0.988" office:value-type="float" office:value="11" calcext:value-type="float">
            <text:p>11</text:p>
          </table:table-cell>
          <table:table-cell office:value-type="float" office:value="59.331" calcext:value-type="float">
            <text:p>59.331</text:p>
          </table:table-cell>
          <table:table-cell office:value-type="float" office:value="4.8906" calcext:value-type="float">
            <text:p>4.8906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418" calcext:value-type="float">
            <text:p>0.418</text:p>
          </table:table-cell>
          <table:table-cell office:value-type="float" office:value="3.3001" calcext:value-type="float">
            <text:p>3.30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67" calcext:value-type="float">
            <text:p>3.26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2.113" calcext:value-type="float">
            <text:p>12.113</text:p>
          </table:table-cell>
          <table:table-cell table:formula="of:=[.A99]-0.988" office:value-type="float" office:value="11.125" calcext:value-type="float">
            <text:p>11.125</text:p>
          </table:table-cell>
          <table:table-cell office:value-type="float" office:value="59.3715" calcext:value-type="float">
            <text:p>59.3715</text:p>
          </table:table-cell>
          <table:table-cell office:value-type="float" office:value="4.9428" calcext:value-type="float">
            <text:p>4.942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174" calcext:value-type="float">
            <text:p>0.4174</text:p>
          </table:table-cell>
          <table:table-cell office:value-type="float" office:value="5.3457" calcext:value-type="float">
            <text:p>5.3457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073" calcext:value-type="float">
            <text:p>3.2073</text:p>
          </table:table-cell>
          <table:table-cell office:value-type="float" office:value="4.1743" calcext:value-type="float">
            <text:p>4.1743</text:p>
          </table:table-cell>
        </table:table-row>
        <table:table-row table:style-name="ro1">
          <table:table-cell office:value-type="float" office:value="12.237" calcext:value-type="float">
            <text:p>12.237</text:p>
          </table:table-cell>
          <table:table-cell table:formula="of:=[.A100]-0.988" office:value-type="float" office:value="11.249" calcext:value-type="float">
            <text:p>11.249</text:p>
          </table:table-cell>
          <table:table-cell office:value-type="float" office:value="59.4108" calcext:value-type="float">
            <text:p>59.4108</text:p>
          </table:table-cell>
          <table:table-cell office:value-type="float" office:value="4.9946" calcext:value-type="float">
            <text:p>4.9946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4169" calcext:value-type="float">
            <text:p>0.4169</text:p>
          </table:table-cell>
          <table:table-cell office:value-type="float" office:value="7.7109" calcext:value-type="float">
            <text:p>7.710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394" calcext:value-type="float">
            <text:p>3.1394</text:p>
          </table:table-cell>
          <table:table-cell office:value-type="float" office:value="4.1688" calcext:value-type="float">
            <text:p>4.1688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table:formula="of:=[.A101]-0.988" office:value-type="float" office:value="11.375" calcext:value-type="float">
            <text:p>11.375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5.0471" calcext:value-type="float">
            <text:p>5.047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163" calcext:value-type="float">
            <text:p>0.4163</text:p>
          </table:table-cell>
          <table:table-cell office:value-type="float" office:value="10.349" calcext:value-type="float">
            <text:p>10.34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621" calcext:value-type="float">
            <text:p>3.0621</text:p>
          </table:table-cell>
          <table:table-cell office:value-type="float" office:value="4.1633" calcext:value-type="float">
            <text:p>4.1633</text:p>
          </table:table-cell>
        </table:table-row>
        <table:table-row table:style-name="ro1">
          <table:table-cell office:value-type="float" office:value="12.488" calcext:value-type="float">
            <text:p>12.488</text:p>
          </table:table-cell>
          <table:table-cell table:formula="of:=[.A102]-0.988" office:value-type="float" office:value="11.5" calcext:value-type="float">
            <text:p>11.5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5.0991" calcext:value-type="float">
            <text:p>5.099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58" calcext:value-type="float">
            <text:p>0.4158</text:p>
          </table:table-cell>
          <table:table-cell office:value-type="float" office:value="13.0839" calcext:value-type="float">
            <text:p>13.083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771" calcext:value-type="float">
            <text:p>2.9771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 office:value-type="float" office:value="12.613" calcext:value-type="float">
            <text:p>12.613</text:p>
          </table:table-cell>
          <table:table-cell table:formula="of:=[.A103]-0.988" office:value-type="float" office:value="11.625" calcext:value-type="float">
            <text:p>11.625</text:p>
          </table:table-cell>
          <table:table-cell office:value-type="float" office:value="59.5243" calcext:value-type="float">
            <text:p>59.5243</text:p>
          </table:table-cell>
          <table:table-cell office:value-type="float" office:value="5.151" calcext:value-type="float">
            <text:p>5.15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53" calcext:value-type="float">
            <text:p>0.4153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1529" calcext:value-type="float">
            <text:p>4.1529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table:formula="of:=[.A104]-0.988" office:value-type="float" office:value="11.75" calcext:value-type="float">
            <text:p>11.75</text:p>
          </table:table-cell>
          <table:table-cell office:value-type="float" office:value="59.5597" calcext:value-type="float">
            <text:p>59.5597</text:p>
          </table:table-cell>
          <table:table-cell office:value-type="float" office:value="5.2029" calcext:value-type="float">
            <text:p>5.2029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4148" calcext:value-type="float">
            <text:p>0.4148</text:p>
          </table:table-cell>
          <table:table-cell office:value-type="float" office:value="18.4292" calcext:value-type="float">
            <text:p>18.429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835" calcext:value-type="float">
            <text:p>2.783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12.863" calcext:value-type="float">
            <text:p>12.863</text:p>
          </table:table-cell>
          <table:table-cell table:formula="of:=[.A105]-0.988" office:value-type="float" office:value="11.875" calcext:value-type="float">
            <text:p>11.875</text:p>
          </table:table-cell>
          <table:table-cell office:value-type="float" office:value="59.5939" calcext:value-type="float">
            <text:p>59.5939</text:p>
          </table:table-cell>
          <table:table-cell office:value-type="float" office:value="5.2547" calcext:value-type="float">
            <text:p>5.2547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4143" calcext:value-type="float">
            <text:p>0.4143</text:p>
          </table:table-cell>
          <table:table-cell office:value-type="float" office:value="20.8107" calcext:value-type="float">
            <text:p>20.8107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756" calcext:value-type="float">
            <text:p>2.6756</text:p>
          </table:table-cell>
          <table:table-cell office:value-type="float" office:value="4.1432" calcext:value-type="float">
            <text:p>4.1432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table:formula="of:=[.A106]-0.988" office:value-type="float" office:value="12.002" calcext:value-type="float">
            <text:p>12.002</text:p>
          </table:table-cell>
          <table:table-cell office:value-type="float" office:value="59.6271" calcext:value-type="float">
            <text:p>59.6271</text:p>
          </table:table-cell>
          <table:table-cell office:value-type="float" office:value="5.3073" calcext:value-type="float">
            <text:p>5.3073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4139" calcext:value-type="float">
            <text:p>0.4139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587" calcext:value-type="float">
            <text:p>2.5587</text:p>
          </table:table-cell>
          <table:table-cell office:value-type="float" office:value="4.1386" calcext:value-type="float">
            <text:p>4.1386</text:p>
          </table:table-cell>
        </table:table-row>
        <table:table-row table:style-name="ro1">
          <table:table-cell office:value-type="float" office:value="13.113" calcext:value-type="float">
            <text:p>13.113</text:p>
          </table:table-cell>
          <table:table-cell table:formula="of:=[.A107]-0.988" office:value-type="float" office:value="12.125" calcext:value-type="float">
            <text:p>12.125</text:p>
          </table:table-cell>
          <table:table-cell office:value-type="float" office:value="59.6578" calcext:value-type="float">
            <text:p>59.6578</text:p>
          </table:table-cell>
          <table:table-cell office:value-type="float" office:value="5.3582" calcext:value-type="float">
            <text:p>5.358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134" calcext:value-type="float">
            <text:p>0.4134</text:p>
          </table:table-cell>
          <table:table-cell office:value-type="float" office:value="24.4948" calcext:value-type="float">
            <text:p>24.494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389" calcext:value-type="float">
            <text:p>2.4389</text:p>
          </table:table-cell>
          <table:table-cell office:value-type="float" office:value="4.1344" calcext:value-type="float">
            <text:p>4.1344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 table:formula="of:=[.A108]-0.988" office:value-type="float" office:value="12.25" calcext:value-type="float">
            <text:p>12.25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.4098" calcext:value-type="float">
            <text:p>5.409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413" calcext:value-type="float">
            <text:p>0.413</text:p>
          </table:table-cell>
          <table:table-cell office:value-type="float" office:value="25.6453" calcext:value-type="float">
            <text:p>25.645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108" calcext:value-type="float">
            <text:p>2.3108</text:p>
          </table:table-cell>
          <table:table-cell office:value-type="float" office:value="4.1302" calcext:value-type="float">
            <text:p>4.1302</text:p>
          </table:table-cell>
        </table:table-row>
        <table:table-row table:style-name="ro1">
          <table:table-cell office:value-type="float" office:value="13.362" calcext:value-type="float">
            <text:p>13.362</text:p>
          </table:table-cell>
          <table:table-cell table:formula="of:=[.A109]-0.988" office:value-type="float" office:value="12.374" calcext:value-type="float">
            <text:p>12.374</text:p>
          </table:table-cell>
          <table:table-cell office:value-type="float" office:value="59.7154" calcext:value-type="float">
            <text:p>59.7154</text:p>
          </table:table-cell>
          <table:table-cell office:value-type="float" office:value="5.461" calcext:value-type="float">
            <text:p>5.461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26.2636" calcext:value-type="float">
            <text:p>26.263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1778" calcext:value-type="float">
            <text:p>2.1778</text:p>
          </table:table-cell>
          <table:table-cell office:value-type="float" office:value="4.1264" calcext:value-type="float">
            <text:p>4.1264</text:p>
          </table:table-cell>
        </table:table-row>
        <table:table-row table:style-name="ro1">
          <table:table-cell office:value-type="float" office:value="13.487" calcext:value-type="float">
            <text:p>13.487</text:p>
          </table:table-cell>
          <table:table-cell table:formula="of:=[.A110]-0.988" office:value-type="float" office:value="12.499" calcext:value-type="float">
            <text:p>12.499</text:p>
          </table:table-cell>
          <table:table-cell office:value-type="float" office:value="59.7417" calcext:value-type="float">
            <text:p>59.7417</text:p>
          </table:table-cell>
          <table:table-cell office:value-type="float" office:value="5.5126" calcext:value-type="float">
            <text:p>5.5126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123" calcext:value-type="float">
            <text:p>0.4123</text:p>
          </table:table-cell>
          <table:table-cell office:value-type="float" office:value="26.3364" calcext:value-type="float">
            <text:p>26.3364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38" calcext:value-type="float">
            <text:p>2.038</text:p>
          </table:table-cell>
          <table:table-cell office:value-type="float" office:value="4.1227" calcext:value-type="float">
            <text:p>4.1227</text:p>
          </table:table-cell>
        </table:table-row>
        <table:table-row table:style-name="ro1">
          <table:table-cell office:value-type="float" office:value="13.613" calcext:value-type="float">
            <text:p>13.613</text:p>
          </table:table-cell>
          <table:table-cell table:formula="of:=[.A111]-0.988" office:value-type="float" office:value="12.625" calcext:value-type="float">
            <text:p>12.625</text:p>
          </table:table-cell>
          <table:table-cell office:value-type="float" office:value="59.7665" calcext:value-type="float">
            <text:p>59.7665</text:p>
          </table:table-cell>
          <table:table-cell office:value-type="float" office:value="5.5645" calcext:value-type="float">
            <text:p>5.5645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4119" calcext:value-type="float">
            <text:p>0.4119</text:p>
          </table:table-cell>
          <table:table-cell office:value-type="float" office:value="25.85" calcext:value-type="float">
            <text:p>25.8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918" calcext:value-type="float">
            <text:p>1.8918</text:p>
          </table:table-cell>
          <table:table-cell office:value-type="float" office:value="4.1193" calcext:value-type="float">
            <text:p>4.1193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table:formula="of:=[.A112]-0.988" office:value-type="float" office:value="12.749" calcext:value-type="float">
            <text:p>12.74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.6156" calcext:value-type="float">
            <text:p>5.615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24.8448" calcext:value-type="float">
            <text:p>24.844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43" calcext:value-type="float">
            <text:p>1.743</text:p>
          </table:table-cell>
          <table:table-cell office:value-type="float" office:value="4.1162" calcext:value-type="float">
            <text:p>4.1162</text:p>
          </table:table-cell>
        </table:table-row>
        <table:table-row table:style-name="ro1">
          <table:table-cell office:value-type="float" office:value="13.862" calcext:value-type="float">
            <text:p>13.862</text:p>
          </table:table-cell>
          <table:table-cell table:formula="of:=[.A113]-0.988" office:value-type="float" office:value="12.874" calcext:value-type="float">
            <text:p>12.874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5.667" calcext:value-type="float">
            <text:p>5.667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23.3471" calcext:value-type="float">
            <text:p>23.3471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5886" calcext:value-type="float">
            <text:p>1.5886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table:formula="of:=[.A114]-0.988" office:value-type="float" office:value="12.999" calcext:value-type="float">
            <text:p>12.999</text:p>
          </table:table-cell>
          <table:table-cell office:value-type="float" office:value="59.8287" calcext:value-type="float">
            <text:p>59.8287</text:p>
          </table:table-cell>
          <table:table-cell office:value-type="float" office:value="5.7184" calcext:value-type="float">
            <text:p>5.71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427" calcext:value-type="float">
            <text:p>21.4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3" calcext:value-type="float">
            <text:p>1.43</text:p>
          </table:table-cell>
          <table:table-cell office:value-type="float" office:value="4.1108" calcext:value-type="float">
            <text:p>4.110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table:formula="of:=[.A115]-0.988" office:value-type="float" office:value="13.124" calcext:value-type="float">
            <text:p>13.124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5.7698" calcext:value-type="float">
            <text:p>5.769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678" calcext:value-type="float">
            <text:p>1.2678</text:p>
          </table:table-cell>
          <table:table-cell office:value-type="float" office:value="4.1085" calcext:value-type="float">
            <text:p>4.1085</text:p>
          </table:table-cell>
        </table:table-row>
        <table:table-row table:style-name="ro1">
          <table:table-cell office:value-type="float" office:value="14.238" calcext:value-type="float">
            <text:p>14.238</text:p>
          </table:table-cell>
          <table:table-cell table:formula="of:=[.A116]-0.988" office:value-type="float" office:value="13.25" calcext:value-type="float">
            <text:p>13.25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5.8215" calcext:value-type="float">
            <text:p>5.821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01" calcext:value-type="float">
            <text:p>1.101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14.363" calcext:value-type="float">
            <text:p>14.363</text:p>
          </table:table-cell>
          <table:table-cell table:formula="of:=[.A117]-0.988" office:value-type="float" office:value="13.375" calcext:value-type="float">
            <text:p>13.375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5.8728" calcext:value-type="float">
            <text:p>5.8728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3.9853" calcext:value-type="float">
            <text:p>13.985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9327" calcext:value-type="float">
            <text:p>0.9327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14.488" calcext:value-type="float">
            <text:p>14.488</text:p>
          </table:table-cell>
          <table:table-cell table:formula="of:=[.A118]-0.988" office:value-type="float" office:value="13.5" calcext:value-type="float">
            <text:p>13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5.9241" calcext:value-type="float">
            <text:p>5.924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4103" calcext:value-type="float">
            <text:p>0.4103</text:p>
          </table:table-cell>
          <table:table-cell office:value-type="float" office:value="11.3026" calcext:value-type="float">
            <text:p>11.302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14.613" calcext:value-type="float">
            <text:p>14.613</text:p>
          </table:table-cell>
          <table:table-cell table:formula="of:=[.A119]-0.988" office:value-type="float" office:value="13.625" calcext:value-type="float">
            <text:p>13.625</text:p>
          </table:table-cell>
          <table:table-cell office:value-type="float" office:value="59.8923" calcext:value-type="float">
            <text:p>59.8923</text:p>
          </table:table-cell>
          <table:table-cell office:value-type="float" office:value="5.9754" calcext:value-type="float">
            <text:p>5.975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4102" calcext:value-type="float">
            <text:p>0.4102</text:p>
          </table:table-cell>
          <table:table-cell office:value-type="float" office:value="8.6993" calcext:value-type="float">
            <text:p>8.699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893" calcext:value-type="float">
            <text:p>0.5893</text:p>
          </table:table-cell>
          <table:table-cell office:value-type="float" office:value="4.102" calcext:value-type="float">
            <text:p>4.102</text:p>
          </table:table-cell>
        </table:table-row>
        <table:table-row table:style-name="ro1">
          <table:table-cell office:value-type="float" office:value="14.737" calcext:value-type="float">
            <text:p>14.737</text:p>
          </table:table-cell>
          <table:table-cell table:formula="of:=[.A120]-0.988" office:value-type="float" office:value="13.749" calcext:value-type="float">
            <text:p>13.749</text:p>
          </table:table-cell>
          <table:table-cell office:value-type="float" office:value="59.8985" calcext:value-type="float">
            <text:p>59.8985</text:p>
          </table:table-cell>
          <table:table-cell office:value-type="float" office:value="6.0263" calcext:value-type="float">
            <text:p>6.026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3009" calcext:value-type="float">
            <text:p>6.300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65" calcext:value-type="float">
            <text:p>0.416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14.863" calcext:value-type="float">
            <text:p>14.863</text:p>
          </table:table-cell>
          <table:table-cell table:formula="of:=[.A121]-0.988" office:value-type="float" office:value="13.875" calcext:value-type="float">
            <text:p>13.87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078" calcext:value-type="float">
            <text:p>6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152" calcext:value-type="float">
            <text:p>4.1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99" calcext:value-type="float">
            <text:p>0.2399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14.988" calcext:value-type="float">
            <text:p>14.988</text:p>
          </table:table-cell>
          <table:table-cell table:formula="of:=[.A122]-0.988" office:value-type="float" office:value="14" calcext:value-type="float">
            <text:p>14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292" calcext:value-type="float">
            <text:p>6.129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1" calcext:value-type="float">
            <text:p>0.41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112" calcext:value-type="float">
            <text:p>15.112</text:p>
          </table:table-cell>
          <table:table-cell table:formula="of:=[.A123]-0.988" office:value-type="float" office:value="14.124" calcext:value-type="float">
            <text:p>14.124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801" calcext:value-type="float">
            <text:p>6.18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1.0935" calcext:value-type="float">
            <text:p>1.0935</text:p>
          </table:table-cell>
          <table:table-cell office:value-type="float" office:value="0" calcext:value-type="float">
            <text:p>0</text:p>
          </table:table-cell>
          <table:table-cell office:value-type="float" office:value="-0.1106" calcext:value-type="float">
            <text:p>-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table:formula="of:=[.A124]-0.988" office:value-type="float" office:value="14.249" calcext:value-type="float">
            <text:p>14.249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2313" calcext:value-type="float">
            <text:p>6.231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15.362" calcext:value-type="float">
            <text:p>15.362</text:p>
          </table:table-cell>
          <table:table-cell table:formula="of:=[.A125]-0.988" office:value-type="float" office:value="14.374" calcext:value-type="float">
            <text:p>14.374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2826" calcext:value-type="float">
            <text:p>6.282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15.487" calcext:value-type="float">
            <text:p>15.487</text:p>
          </table:table-cell>
          <table:table-cell table:formula="of:=[.A126]-0.988" office:value-type="float" office:value="14.499" calcext:value-type="float">
            <text:p>14.499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6351" calcext:value-type="float">
            <text:p>-0.6351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15.613" calcext:value-type="float">
            <text:p>15.613</text:p>
          </table:table-cell>
          <table:table-cell table:formula="of:=[.A127]-0.988" office:value-type="float" office:value="14.625" calcext:value-type="float">
            <text:p>14.625</text:p>
          </table:table-cell>
          <table:table-cell office:value-type="float" office:value="59.8812" calcext:value-type="float">
            <text:p>59.8812</text:p>
          </table:table-cell>
          <table:table-cell office:value-type="float" office:value="0.1024" calcext:value-type="float">
            <text:p>0.1024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.0794" calcext:value-type="float">
            <text:p>1.079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15.737" calcext:value-type="float">
            <text:p>15.737</text:p>
          </table:table-cell>
          <table:table-cell table:formula="of:=[.A128]-0.988" office:value-type="float" office:value="14.749" calcext:value-type="float">
            <text:p>14.749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2.3795" calcext:value-type="float">
            <text:p>2.37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774" calcext:value-type="float">
            <text:p>-0.9774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15.863" calcext:value-type="float">
            <text:p>15.863</text:p>
          </table:table-cell>
          <table:table-cell table:formula="of:=[.A129]-0.988" office:value-type="float" office:value="14.875" calcext:value-type="float">
            <text:p>14.875</text:p>
          </table:table-cell>
          <table:table-cell office:value-type="float" office:value="59.8567" calcext:value-type="float">
            <text:p>59.8567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4107" calcext:value-type="float">
            <text:p>0.4107</text:p>
          </table:table-cell>
          <table:table-cell office:value-type="float" office:value="4.156" calcext:value-type="float">
            <text:p>4.15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464" calcext:value-type="float">
            <text:p>-1.1464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15.988" calcext:value-type="float">
            <text:p>15.988</text:p>
          </table:table-cell>
          <table:table-cell table:formula="of:=[.A130]-0.988" office:value-type="float" office:value="15" calcext:value-type="float">
            <text:p>15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0.2563" calcext:value-type="float">
            <text:p>0.2563</text:p>
          </table:table-cell>
          <table:table-cell office:value-type="float" office:value="-0.1311" calcext:value-type="float">
            <text:p>-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6.3003" calcext:value-type="float">
            <text:p>6.3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11" calcext:value-type="float">
            <text:p>-1.3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16.112" calcext:value-type="float">
            <text:p>16.112</text:p>
          </table:table-cell>
          <table:table-cell table:formula="of:=[.A131]-0.988" office:value-type="float" office:value="15.124" calcext:value-type="float">
            <text:p>15.124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0.3073" calcext:value-type="float">
            <text:p>0.307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717" calcext:value-type="float">
            <text:p>8.71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71" calcext:value-type="float">
            <text:p>-1.47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16.238" calcext:value-type="float">
            <text:p>16.238</text:p>
          </table:table-cell>
          <table:table-cell table:formula="of:=[.A132]-0.988" office:value-type="float" office:value="15.25" calcext:value-type="float">
            <text:p>15.25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0.3591" calcext:value-type="float">
            <text:p>0.359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298" calcext:value-type="float">
            <text:p>-1.6298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16.362" calcext:value-type="float">
            <text:p>16.362</text:p>
          </table:table-cell>
          <table:table-cell table:formula="of:=[.A133]-0.988" office:value-type="float" office:value="15.374" calcext:value-type="float">
            <text:p>15.374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0.4102" calcext:value-type="float">
            <text:p>0.4102</text:p>
          </table:table-cell>
          <table:table-cell office:value-type="float" office:value="-0.1782" calcext:value-type="float">
            <text:p>-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14.0605" calcext:value-type="float">
            <text:p>14.06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819" calcext:value-type="float">
            <text:p>-1.7819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16.487" calcext:value-type="float">
            <text:p>16.487</text:p>
          </table:table-cell>
          <table:table-cell table:formula="of:=[.A134]-0.988" office:value-type="float" office:value="15.499" calcext:value-type="float">
            <text:p>15.499</text:p>
          </table:table-cell>
          <table:table-cell office:value-type="float" office:value="59.7602" calcext:value-type="float">
            <text:p>59.7602</text:p>
          </table:table-cell>
          <table:table-cell office:value-type="float" office:value="0.4616" calcext:value-type="float">
            <text:p>0.4616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412" calcext:value-type="float">
            <text:p>0.412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16.613" calcext:value-type="float">
            <text:p>16.613</text:p>
          </table:table-cell>
          <table:table-cell table:formula="of:=[.A135]-0.988" office:value-type="float" office:value="15.625" calcext:value-type="float">
            <text:p>15.625</text:p>
          </table:table-cell>
          <table:table-cell office:value-type="float" office:value="59.7349" calcext:value-type="float">
            <text:p>59.7349</text:p>
          </table:table-cell>
          <table:table-cell office:value-type="float" office:value="0.5136" calcext:value-type="float">
            <text:p>0.5136</text:p>
          </table:table-cell>
          <table:table-cell office:value-type="float" office:value="-0.2075" calcext:value-type="float">
            <text:p>-0.2075</text:p>
          </table:table-cell>
          <table:table-cell office:value-type="float" office:value="0.4124" calcext:value-type="float">
            <text:p>0.4124</text:p>
          </table:table-cell>
          <table:table-cell office:value-type="float" office:value="19.3159" calcext:value-type="float">
            <text:p>19.315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2.0755" calcext:value-type="float">
            <text:p>-2.0755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table:formula="of:=[.A136]-0.988" office:value-type="float" office:value="15.75" calcext:value-type="float">
            <text:p>15.75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0.5652" calcext:value-type="float">
            <text:p>0.5652</text:p>
          </table:table-cell>
          <table:table-cell office:value-type="float" office:value="-0.2214" calcext:value-type="float">
            <text:p>-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1.6158" calcext:value-type="float">
            <text:p>21.6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2138" calcext:value-type="float">
            <text:p>-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16.863" calcext:value-type="float">
            <text:p>16.863</text:p>
          </table:table-cell>
          <table:table-cell table:formula="of:=[.A137]-0.988" office:value-type="float" office:value="15.875" calcext:value-type="float">
            <text:p>15.875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0.6168" calcext:value-type="float">
            <text:p>0.6168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3.5711" calcext:value-type="float">
            <text:p>23.57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463" calcext:value-type="float">
            <text:p>-2.3463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16.987" calcext:value-type="float">
            <text:p>16.987</text:p>
          </table:table-cell>
          <table:table-cell table:formula="of:=[.A138]-0.988" office:value-type="float" office:value="15.999" calcext:value-type="float">
            <text:p>15.999</text:p>
          </table:table-cell>
          <table:table-cell office:value-type="float" office:value="59.6497" calcext:value-type="float">
            <text:p>59.6497</text:p>
          </table:table-cell>
          <table:table-cell office:value-type="float" office:value="0.668" calcext:value-type="float">
            <text:p>0.66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0.4135" calcext:value-type="float">
            <text:p>0.4135</text:p>
          </table:table-cell>
          <table:table-cell office:value-type="float" office:value="25.0875" calcext:value-type="float">
            <text:p>25.0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4717" calcext:value-type="float">
            <text:p>-2.471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table:formula="of:=[.A139]-0.988" office:value-type="float" office:value="16.124" calcext:value-type="float">
            <text:p>16.124</text:p>
          </table:table-cell>
          <table:table-cell office:value-type="float" office:value="59.6181" calcext:value-type="float">
            <text:p>59.6181</text:p>
          </table:table-cell>
          <table:table-cell office:value-type="float" office:value="0.7197" calcext:value-type="float">
            <text:p>0.7197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1232" calcext:value-type="float">
            <text:p>26.12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5917" calcext:value-type="float">
            <text:p>-2.591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17.237" calcext:value-type="float">
            <text:p>17.237</text:p>
          </table:table-cell>
          <table:table-cell table:formula="of:=[.A140]-0.988" office:value-type="float" office:value="16.249" calcext:value-type="float">
            <text:p>16.249</text:p>
          </table:table-cell>
          <table:table-cell office:value-type="float" office:value="59.585" calcext:value-type="float">
            <text:p>59.585</text:p>
          </table:table-cell>
          <table:table-cell office:value-type="float" office:value="0.7715" calcext:value-type="float">
            <text:p>0.7715</text:p>
          </table:table-cell>
          <table:table-cell office:value-type="float" office:value="-0.2705" calcext:value-type="float">
            <text:p>-0.2705</text:p>
          </table:table-cell>
          <table:table-cell office:value-type="float" office:value="0.4144" calcext:value-type="float">
            <text:p>0.4144</text:p>
          </table:table-cell>
          <table:table-cell office:value-type="float" office:value="26.6175" calcext:value-type="float">
            <text:p>26.61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048" calcext:value-type="float">
            <text:p>-2.704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17.364" calcext:value-type="float">
            <text:p>17.364</text:p>
          </table:table-cell>
          <table:table-cell table:formula="of:=[.A141]-0.988" office:value-type="float" office:value="16.376" calcext:value-type="float">
            <text:p>16.376</text:p>
          </table:table-cell>
          <table:table-cell office:value-type="float" office:value="59.5499" calcext:value-type="float">
            <text:p>59.5499</text:p>
          </table:table-cell>
          <table:table-cell office:value-type="float" office:value="0.8242" calcext:value-type="float">
            <text:p>0.8242</text:p>
          </table:table-cell>
          <table:table-cell office:value-type="float" office:value="-0.2813" calcext:value-type="float">
            <text:p>-0.2813</text:p>
          </table:table-cell>
          <table:table-cell office:value-type="float" office:value="0.4149" calcext:value-type="float">
            <text:p>0.4149</text:p>
          </table:table-cell>
          <table:table-cell office:value-type="float" office:value="26.5404" calcext:value-type="float">
            <text:p>26.540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17.487" calcext:value-type="float">
            <text:p>17.487</text:p>
          </table:table-cell>
          <table:table-cell table:formula="of:=[.A142]-0.988" office:value-type="float" office:value="16.499" calcext:value-type="float">
            <text:p>16.499</text:p>
          </table:table-cell>
          <table:table-cell office:value-type="float" office:value="59.5147" calcext:value-type="float">
            <text:p>59.5147</text:p>
          </table:table-cell>
          <table:table-cell office:value-type="float" office:value="0.8753" calcext:value-type="float">
            <text:p>0.8753</text:p>
          </table:table-cell>
          <table:table-cell office:value-type="float" office:value="-0.2909" calcext:value-type="float">
            <text:p>-0.29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25.9089" calcext:value-type="float">
            <text:p>25.908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095" calcext:value-type="float">
            <text:p>-2.9095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17.614" calcext:value-type="float">
            <text:p>17.614</text:p>
          </table:table-cell>
          <table:table-cell table:formula="of:=[.A143]-0.988" office:value-type="float" office:value="16.626" calcext:value-type="float">
            <text:p>16.626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0.928" calcext:value-type="float">
            <text:p>0.9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16" calcext:value-type="float">
            <text:p>0.416</text:p>
          </table:table-cell>
          <table:table-cell office:value-type="float" office:value="24.7064" calcext:value-type="float">
            <text:p>24.70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017" calcext:value-type="float">
            <text:p>-3.0017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17.738" calcext:value-type="float">
            <text:p>17.738</text:p>
          </table:table-cell>
          <table:table-cell table:formula="of:=[.A144]-0.988" office:value-type="float" office:value="16.75" calcext:value-type="float">
            <text:p>16.75</text:p>
          </table:table-cell>
          <table:table-cell office:value-type="float" office:value="59.4394" calcext:value-type="float">
            <text:p>59.4394</text:p>
          </table:table-cell>
          <table:table-cell office:value-type="float" office:value="0.9797" calcext:value-type="float">
            <text:p>0.9797</text:p>
          </table:table-cell>
          <table:table-cell office:value-type="float" office:value="-0.3084" calcext:value-type="float">
            <text:p>-0.3084</text:p>
          </table:table-cell>
          <table:table-cell office:value-type="float" office:value="0.4165" calcext:value-type="float">
            <text:p>0.4165</text:p>
          </table:table-cell>
          <table:table-cell office:value-type="float" office:value="23.0397" calcext:value-type="float">
            <text:p>23.03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38" calcext:value-type="float">
            <text:p>-3.0838</text:p>
          </table:table-cell>
          <table:table-cell office:value-type="float" office:value="4.1648" calcext:value-type="float">
            <text:p>4.1648</text:p>
          </table:table-cell>
        </table:table-row>
        <table:table-row table:style-name="ro1">
          <table:table-cell office:value-type="float" office:value="17.862" calcext:value-type="float">
            <text:p>17.862</text:p>
          </table:table-cell>
          <table:table-cell table:formula="of:=[.A145]-0.988" office:value-type="float" office:value="16.874" calcext:value-type="float">
            <text:p>16.874</text:p>
          </table:table-cell>
          <table:table-cell office:value-type="float" office:value="59.4007" calcext:value-type="float">
            <text:p>59.40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20.9546" calcext:value-type="float">
            <text:p>20.95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578" calcext:value-type="float">
            <text:p>-3.1578</text:p>
          </table:table-cell>
          <table:table-cell office:value-type="float" office:value="4.1702" calcext:value-type="float">
            <text:p>4.1702</text:p>
          </table:table-cell>
        </table:table-row>
        <table:table-row table:style-name="ro1">
          <table:table-cell office:value-type="float" office:value="17.987" calcext:value-type="float">
            <text:p>17.987</text:p>
          </table:table-cell>
          <table:table-cell table:formula="of:=[.A146]-0.988" office:value-type="float" office:value="16.999" calcext:value-type="float">
            <text:p>16.999</text:p>
          </table:table-cell>
          <table:table-cell office:value-type="float" office:value="59.3608" calcext:value-type="float">
            <text:p>59.3608</text:p>
          </table:table-cell>
          <table:table-cell office:value-type="float" office:value="1.0835" calcext:value-type="float">
            <text:p>1.0835</text:p>
          </table:table-cell>
          <table:table-cell office:value-type="float" office:value="-0.3224" calcext:value-type="float">
            <text:p>-0.3224</text:p>
          </table:table-cell>
          <table:table-cell office:value-type="float" office:value="0.4176" calcext:value-type="float">
            <text:p>0.4176</text:p>
          </table:table-cell>
          <table:table-cell office:value-type="float" office:value="18.5167" calcext:value-type="float">
            <text:p>18.51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39" calcext:value-type="float">
            <text:p>-3.2239</text:p>
          </table:table-cell>
          <table:table-cell office:value-type="float" office:value="4.1758" calcext:value-type="float">
            <text:p>4.1758</text:p>
          </table:table-cell>
        </table:table-row>
        <table:table-row table:style-name="ro1">
          <table:table-cell office:value-type="float" office:value="18.112" calcext:value-type="float">
            <text:p>18.112</text:p>
          </table:table-cell>
          <table:table-cell table:formula="of:=[.A147]-0.988" office:value-type="float" office:value="17.124" calcext:value-type="float">
            <text:p>17.124</text:p>
          </table:table-cell>
          <table:table-cell office:value-type="float" office:value="59.3202" calcext:value-type="float">
            <text:p>59.3202</text:p>
          </table:table-cell>
          <table:table-cell office:value-type="float" office:value="1.1357" calcext:value-type="float">
            <text:p>1.1357</text:p>
          </table:table-cell>
          <table:table-cell office:value-type="float" office:value="-0.3281" calcext:value-type="float">
            <text:p>-0.3281</text:p>
          </table:table-cell>
          <table:table-cell office:value-type="float" office:value="0.4182" calcext:value-type="float">
            <text:p>0.4182</text:p>
          </table:table-cell>
          <table:table-cell office:value-type="float" office:value="15.8453" calcext:value-type="float">
            <text:p>15.845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813" calcext:value-type="float">
            <text:p>-3.2813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18.238" calcext:value-type="float">
            <text:p>18.238</text:p>
          </table:table-cell>
          <table:table-cell table:formula="of:=[.A148]-0.988" office:value-type="float" office:value="17.25" calcext:value-type="float">
            <text:p>17.25</text:p>
          </table:table-cell>
          <table:table-cell office:value-type="float" office:value="59.2785" calcext:value-type="float">
            <text:p>59.2785</text:p>
          </table:table-cell>
          <table:table-cell office:value-type="float" office:value="1.1885" calcext:value-type="float">
            <text:p>1.188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3.0336" calcext:value-type="float">
            <text:p>13.03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02" calcext:value-type="float">
            <text:p>-3.3302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18.362" calcext:value-type="float">
            <text:p>18.362</text:p>
          </table:table-cell>
          <table:table-cell table:formula="of:=[.A149]-0.988" office:value-type="float" office:value="17.374" calcext:value-type="float">
            <text:p>17.374</text:p>
          </table:table-cell>
          <table:table-cell office:value-type="float" office:value="59.237" calcext:value-type="float">
            <text:p>59.237</text:p>
          </table:table-cell>
          <table:table-cell office:value-type="float" office:value="1.2404" calcext:value-type="float">
            <text:p>1.2404</text:p>
          </table:table-cell>
          <table:table-cell office:value-type="float" office:value="-0.3369" calcext:value-type="float">
            <text:p>-0.3369</text:p>
          </table:table-cell>
          <table:table-cell office:value-type="float" office:value="0.4193" calcext:value-type="float">
            <text:p>0.4193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693" calcext:value-type="float">
            <text:p>-3.3693</text:p>
          </table:table-cell>
          <table:table-cell office:value-type="float" office:value="4.1933" calcext:value-type="float">
            <text:p>4.1933</text:p>
          </table:table-cell>
        </table:table-row>
        <table:table-row table:style-name="ro1">
          <table:table-cell office:value-type="float" office:value="18.488" calcext:value-type="float">
            <text:p>18.488</text:p>
          </table:table-cell>
          <table:table-cell table:formula="of:=[.A150]-0.988" office:value-type="float" office:value="17.5" calcext:value-type="float">
            <text:p>17.5</text:p>
          </table:table-cell>
          <table:table-cell office:value-type="float" office:value="59.1943" calcext:value-type="float">
            <text:p>59.1943</text:p>
          </table:table-cell>
          <table:table-cell office:value-type="float" office:value="1.2933" calcext:value-type="float">
            <text:p>1.2933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7.5942" calcext:value-type="float">
            <text:p>7.59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998" calcext:value-type="float">
            <text:p>-3.3998</text:p>
          </table:table-cell>
          <table:table-cell office:value-type="float" office:value="4.1994" calcext:value-type="float">
            <text:p>4.1994</text:p>
          </table:table-cell>
        </table:table-row>
        <table:table-row table:style-name="ro1">
          <table:table-cell office:value-type="float" office:value="18.612" calcext:value-type="float">
            <text:p>18.612</text:p>
          </table:table-cell>
          <table:table-cell table:formula="of:=[.A151]-0.988" office:value-type="float" office:value="17.624" calcext:value-type="float">
            <text:p>17.624</text:p>
          </table:table-cell>
          <table:table-cell office:value-type="float" office:value="59.152" calcext:value-type="float">
            <text:p>59.152</text:p>
          </table:table-cell>
          <table:table-cell office:value-type="float" office:value="1.3454" calcext:value-type="float">
            <text:p>1.3454</text:p>
          </table:table-cell>
          <table:table-cell office:value-type="float" office:value="-0.3421" calcext:value-type="float">
            <text:p>-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5.2062" calcext:value-type="float">
            <text:p>5.20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05" calcext:value-type="float">
            <text:p>-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18.737" calcext:value-type="float">
            <text:p>18.737</text:p>
          </table:table-cell>
          <table:table-cell table:formula="of:=[.A152]-0.988" office:value-type="float" office:value="17.749" calcext:value-type="float">
            <text:p>17.749</text:p>
          </table:table-cell>
          <table:table-cell office:value-type="float" office:value="59.1092" calcext:value-type="float">
            <text:p>59.1092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432" calcext:value-type="float">
            <text:p>-0.3432</text:p>
          </table:table-cell>
          <table:table-cell office:value-type="float" office:value="0.4211" calcext:value-type="float">
            <text:p>0.4211</text:p>
          </table:table-cell>
          <table:table-cell office:value-type="float" office:value="3.1564" calcext:value-type="float">
            <text:p>3.15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2" calcext:value-type="float">
            <text:p>-3.432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18.862" calcext:value-type="float">
            <text:p>18.862</text:p>
          </table:table-cell>
          <table:table-cell table:formula="of:=[.A153]-0.988" office:value-type="float" office:value="17.874" calcext:value-type="float">
            <text:p>17.874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1.4507" calcext:value-type="float">
            <text:p>1.4507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1.5616" calcext:value-type="float">
            <text:p>1.56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41" calcext:value-type="float">
            <text:p>-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18.987" calcext:value-type="float">
            <text:p>18.987</text:p>
          </table:table-cell>
          <table:table-cell table:formula="of:=[.A154]-0.988" office:value-type="float" office:value="17.999" calcext:value-type="float">
            <text:p>17.999</text:p>
          </table:table-cell>
          <table:table-cell office:value-type="float" office:value="59.0234" calcext:value-type="float">
            <text:p>59.0234</text:p>
          </table:table-cell>
          <table:table-cell office:value-type="float" office:value="1.5034" calcext:value-type="float">
            <text:p>1.5034</text:p>
          </table:table-cell>
          <table:table-cell office:value-type="float" office:value="-0.3427" calcext:value-type="float">
            <text:p>-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65" calcext:value-type="float">
            <text:p>-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19.113" calcext:value-type="float">
            <text:p>19.113</text:p>
          </table:table-cell>
          <table:table-cell table:formula="of:=[.A155]-0.988" office:value-type="float" office:value="18.125" calcext:value-type="float">
            <text:p>18.125</text:p>
          </table:table-cell>
          <table:table-cell office:value-type="float" office:value="58.9803" calcext:value-type="float">
            <text:p>58.9803</text:p>
          </table:table-cell>
          <table:table-cell office:value-type="float" office:value="1.5567" calcext:value-type="float">
            <text:p>1.5567</text:p>
          </table:table-cell>
          <table:table-cell office:value-type="float" office:value="-0.3409" calcext:value-type="float">
            <text:p>-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93" calcext:value-type="float">
            <text:p>-3.4093</text:p>
          </table:table-cell>
          <table:table-cell office:value-type="float" office:value="4.2299" calcext:value-type="float">
            <text:p>4.2299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 table:formula="of:=[.A156]-0.988" office:value-type="float" office:value="18.249" calcext:value-type="float">
            <text:p>18.249</text:p>
          </table:table-cell>
          <table:table-cell office:value-type="float" office:value="58.9382" calcext:value-type="float">
            <text:p>58.9382</text:p>
          </table:table-cell>
          <table:table-cell office:value-type="float" office:value="1.6092" calcext:value-type="float">
            <text:p>1.6092</text:p>
          </table:table-cell>
          <table:table-cell office:value-type="float" office:value="-0.3383" calcext:value-type="float">
            <text:p>-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828" calcext:value-type="float">
            <text:p>-3.3828</text:p>
          </table:table-cell>
          <table:table-cell office:value-type="float" office:value="4.2359" calcext:value-type="float">
            <text:p>4.2359</text:p>
          </table:table-cell>
        </table:table-row>
        <table:table-row table:style-name="ro1">
          <table:table-cell office:value-type="float" office:value="19.363" calcext:value-type="float">
            <text:p>19.363</text:p>
          </table:table-cell>
          <table:table-cell table:formula="of:=[.A157]-0.988" office:value-type="float" office:value="18.375" calcext:value-type="float">
            <text:p>18.375</text:p>
          </table:table-cell>
          <table:table-cell office:value-type="float" office:value="58.8958" calcext:value-type="float">
            <text:p>58.8958</text:p>
          </table:table-cell>
          <table:table-cell office:value-type="float" office:value="1.6626" calcext:value-type="float">
            <text:p>1.6626</text:p>
          </table:table-cell>
          <table:table-cell office:value-type="float" office:value="-0.3346" calcext:value-type="float">
            <text:p>-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63" calcext:value-type="float">
            <text:p>-3.3463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table:formula="of:=[.A158]-0.988" office:value-type="float" office:value="18.5" calcext:value-type="float">
            <text:p>18.5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1.7157" calcext:value-type="float">
            <text:p>1.7157</text:p>
          </table:table-cell>
          <table:table-cell office:value-type="float" office:value="-0.3301" calcext:value-type="float">
            <text:p>-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2.2842" calcext:value-type="float">
            <text:p>2.28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19.613" calcext:value-type="float">
            <text:p>19.613</text:p>
          </table:table-cell>
          <table:table-cell table:formula="of:=[.A159]-0.988" office:value-type="float" office:value="18.625" calcext:value-type="float">
            <text:p>18.625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1.7688" calcext:value-type="float">
            <text:p>1.7688</text:p>
          </table:table-cell>
          <table:table-cell office:value-type="float" office:value="-0.3245" calcext:value-type="float">
            <text:p>-0.3245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1756" calcext:value-type="float">
            <text:p>4.17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54" calcext:value-type="float">
            <text:p>-3.2454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160]-0.988" office:value-type="float" office:value="18.75" calcext:value-type="float">
            <text:p>18.75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1.822" calcext:value-type="float">
            <text:p>1.822</text:p>
          </table:table-cell>
          <table:table-cell office:value-type="float" office:value="-0.3181" calcext:value-type="float">
            <text:p>-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6.5256" calcext:value-type="float">
            <text:p>6.52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811" calcext:value-type="float">
            <text:p>-3.181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19.862" calcext:value-type="float">
            <text:p>19.862</text:p>
          </table:table-cell>
          <table:table-cell table:formula="of:=[.A161]-0.988" office:value-type="float" office:value="18.874" calcext:value-type="float">
            <text:p>18.874</text:p>
          </table:table-cell>
          <table:table-cell office:value-type="float" office:value="58.7341" calcext:value-type="float">
            <text:p>58.7341</text:p>
          </table:table-cell>
          <table:table-cell office:value-type="float" office:value="1.8749" calcext:value-type="float">
            <text:p>1.8749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9.2103" calcext:value-type="float">
            <text:p>9.21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082" calcext:value-type="float">
            <text:p>-3.1082</text:p>
          </table:table-cell>
          <table:table-cell office:value-type="float" office:value="4.2654" calcext:value-type="float">
            <text:p>4.2654</text:p>
          </table:table-cell>
        </table:table-row>
        <table:table-row table:style-name="ro1">
          <table:table-cell office:value-type="float" office:value="19.988" calcext:value-type="float">
            <text:p>19.988</text:p>
          </table:table-cell>
          <table:table-cell table:formula="of:=[.A162]-0.988" office:value-type="float" office:value="19" calcext:value-type="float">
            <text:p>19</text:p>
          </table:table-cell>
          <table:table-cell office:value-type="float" office:value="58.6955" calcext:value-type="float">
            <text:p>58.6955</text:p>
          </table:table-cell>
          <table:table-cell office:value-type="float" office:value="1.9286" calcext:value-type="float">
            <text:p>1.9286</text:p>
          </table:table-cell>
          <table:table-cell office:value-type="float" office:value="-0.3025" calcext:value-type="float">
            <text:p>-0.3025</text:p>
          </table:table-cell>
          <table:table-cell office:value-type="float" office:value="0.4271" calcext:value-type="float">
            <text:p>0.4271</text:p>
          </table:table-cell>
          <table:table-cell office:value-type="float" office:value="12.1794" calcext:value-type="float">
            <text:p>12.179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252" calcext:value-type="float">
            <text:p>-3.0252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table:formula="of:=[.A163]-0.988" office:value-type="float" office:value="19.124" calcext:value-type="float">
            <text:p>19.124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1.9816" calcext:value-type="float">
            <text:p>1.9816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15.2088" calcext:value-type="float">
            <text:p>15.208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348" calcext:value-type="float">
            <text:p>-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0.237" calcext:value-type="float">
            <text:p>20.237</text:p>
          </table:table-cell>
          <table:table-cell table:formula="of:=[.A164]-0.988" office:value-type="float" office:value="19.249" calcext:value-type="float">
            <text:p>19.249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2.0351" calcext:value-type="float">
            <text:p>2.0351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18.2332" calcext:value-type="float">
            <text:p>18.23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0.362" calcext:value-type="float">
            <text:p>20.362</text:p>
          </table:table-cell>
          <table:table-cell table:formula="of:=[.A165]-0.988" office:value-type="float" office:value="19.374" calcext:value-type="float">
            <text:p>19.374</text:p>
          </table:table-cell>
          <table:table-cell office:value-type="float" office:value="58.5877" calcext:value-type="float">
            <text:p>58.5877</text:p>
          </table:table-cell>
          <table:table-cell office:value-type="float" office:value="2.0887" calcext:value-type="float">
            <text:p>2.0887</text:p>
          </table:table-cell>
          <table:table-cell office:value-type="float" office:value="-0.2727" calcext:value-type="float">
            <text:p>-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1.09" calcext:value-type="float">
            <text:p>21.0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0.487" calcext:value-type="float">
            <text:p>20.487</text:p>
          </table:table-cell>
          <table:table-cell table:formula="of:=[.A166]-0.988" office:value-type="float" office:value="19.499" calcext:value-type="float">
            <text:p>19.499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0.2612" calcext:value-type="float">
            <text:p>-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3.6474" calcext:value-type="float">
            <text:p>23.6474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6117" calcext:value-type="float">
            <text:p>-2.6117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0.613" calcext:value-type="float">
            <text:p>20.613</text:p>
          </table:table-cell>
          <table:table-cell table:formula="of:=[.A167]-0.988" office:value-type="float" office:value="19.625" calcext:value-type="float">
            <text:p>19.62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2.1964" calcext:value-type="float">
            <text:p>2.1964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5.8008" calcext:value-type="float">
            <text:p>25.8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872" calcext:value-type="float">
            <text:p>-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0.737" calcext:value-type="float">
            <text:p>20.737</text:p>
          </table:table-cell>
          <table:table-cell table:formula="of:=[.A168]-0.988" office:value-type="float" office:value="19.749" calcext:value-type="float">
            <text:p>19.749</text:p>
          </table:table-cell>
          <table:table-cell office:value-type="float" office:value="58.4921" calcext:value-type="float">
            <text:p>58.492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0.2358" calcext:value-type="float">
            <text:p>-0.2358</text:p>
          </table:table-cell>
          <table:table-cell office:value-type="float" office:value="0.4301" calcext:value-type="float">
            <text:p>0.4301</text:p>
          </table:table-cell>
          <table:table-cell office:value-type="float" office:value="27.4037" calcext:value-type="float">
            <text:p>27.4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575" calcext:value-type="float">
            <text:p>-2.3575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0.863" calcext:value-type="float">
            <text:p>20.863</text:p>
          </table:table-cell>
          <table:table-cell table:formula="of:=[.A169]-0.988" office:value-type="float" office:value="19.875" calcext:value-type="float">
            <text:p>19.875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2.3039" calcext:value-type="float">
            <text:p>2.3039</text:p>
          </table:table-cell>
          <table:table-cell office:value-type="float" office:value="-0.2219" calcext:value-type="float">
            <text:p>-0.2219</text:p>
          </table:table-cell>
          <table:table-cell office:value-type="float" office:value="0.4305" calcext:value-type="float">
            <text:p>0.4305</text:p>
          </table:table-cell>
          <table:table-cell office:value-type="float" office:value="28.4289" calcext:value-type="float">
            <text:p>28.4289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187" calcext:value-type="float">
            <text:p>-2.2187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0.987" calcext:value-type="float">
            <text:p>20.987</text:p>
          </table:table-cell>
          <table:table-cell table:formula="of:=[.A170]-0.988" office:value-type="float" office:value="19.999" calcext:value-type="float">
            <text:p>19.999</text:p>
          </table:table-cell>
          <table:table-cell office:value-type="float" office:value="58.4366" calcext:value-type="float">
            <text:p>58.4366</text:p>
          </table:table-cell>
          <table:table-cell office:value-type="float" office:value="2.3573" calcext:value-type="float">
            <text:p>2.3573</text:p>
          </table:table-cell>
          <table:table-cell office:value-type="float" office:value="-0.2076" calcext:value-type="float">
            <text:p>-0.2076</text:p>
          </table:table-cell>
          <table:table-cell office:value-type="float" office:value="0.4309" calcext:value-type="float">
            <text:p>0.4309</text:p>
          </table:table-cell>
          <table:table-cell office:value-type="float" office:value="28.7942" calcext:value-type="float">
            <text:p>28.79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756" calcext:value-type="float">
            <text:p>-2.0756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1.113" calcext:value-type="float">
            <text:p>21.113</text:p>
          </table:table-cell>
          <table:table-cell table:formula="of:=[.A171]-0.988" office:value-type="float" office:value="20.125" calcext:value-type="float">
            <text:p>20.1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2.4116" calcext:value-type="float">
            <text:p>2.4116</text:p>
          </table:table-cell>
          <table:table-cell office:value-type="float" office:value="-0.1924" calcext:value-type="float">
            <text:p>-0.1924</text:p>
          </table:table-cell>
          <table:table-cell office:value-type="float" office:value="0.4313" calcext:value-type="float">
            <text:p>0.4313</text:p>
          </table:table-cell>
          <table:table-cell office:value-type="float" office:value="28.4908" calcext:value-type="float">
            <text:p>28.49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24" calcext:value-type="float">
            <text:p>-1.924</text:p>
          </table:table-cell>
          <table:table-cell office:value-type="float" office:value="4.3127" calcext:value-type="float">
            <text:p>4.3127</text:p>
          </table:table-cell>
        </table:table-row>
        <table:table-row table:style-name="ro1">
          <table:table-cell office:value-type="float" office:value="21.238" calcext:value-type="float">
            <text:p>21.238</text:p>
          </table:table-cell>
          <table:table-cell table:formula="of:=[.A172]-0.988" office:value-type="float" office:value="20.25" calcext:value-type="float">
            <text:p>20.25</text:p>
          </table:table-cell>
          <table:table-cell office:value-type="float" office:value="58.3884" calcext:value-type="float">
            <text:p>58.3884</text:p>
          </table:table-cell>
          <table:table-cell office:value-type="float" office:value="2.4656" calcext:value-type="float">
            <text:p>2.4656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0.4316" calcext:value-type="float">
            <text:p>0.4316</text:p>
          </table:table-cell>
          <table:table-cell office:value-type="float" office:value="27.5291" calcext:value-type="float">
            <text:p>27.529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678" calcext:value-type="float">
            <text:p>-1.7678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table:formula="of:=[.A173]-0.988" office:value-type="float" office:value="20.374" calcext:value-type="float">
            <text:p>20.374</text:p>
          </table:table-cell>
          <table:table-cell office:value-type="float" office:value="58.3674" calcext:value-type="float">
            <text:p>58.3674</text:p>
          </table:table-cell>
          <table:table-cell office:value-type="float" office:value="2.5191" calcext:value-type="float">
            <text:p>2.519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4319" calcext:value-type="float">
            <text:p>0.4319</text:p>
          </table:table-cell>
          <table:table-cell office:value-type="float" office:value="25.9668" calcext:value-type="float">
            <text:p>25.9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6077" calcext:value-type="float">
            <text:p>-1.6077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1.487" calcext:value-type="float">
            <text:p>21.487</text:p>
          </table:table-cell>
          <table:table-cell table:formula="of:=[.A174]-0.988" office:value-type="float" office:value="20.499" calcext:value-type="float">
            <text:p>20.499</text:p>
          </table:table-cell>
          <table:table-cell office:value-type="float" office:value="58.3484" calcext:value-type="float">
            <text:p>58.3484</text:p>
          </table:table-cell>
          <table:table-cell office:value-type="float" office:value="2.5731" calcext:value-type="float">
            <text:p>2.5731</text:p>
          </table:table-cell>
          <table:table-cell office:value-type="float" office:value="-0.1442" calcext:value-type="float">
            <text:p>-0.1442</text:p>
          </table:table-cell>
          <table:table-cell office:value-type="float" office:value="0.4322" calcext:value-type="float">
            <text:p>0.4322</text:p>
          </table:table-cell>
          <table:table-cell office:value-type="float" office:value="23.8499" calcext:value-type="float">
            <text:p>23.84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4416" calcext:value-type="float">
            <text:p>-1.4416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1.612" calcext:value-type="float">
            <text:p>21.612</text:p>
          </table:table-cell>
          <table:table-cell table:formula="of:=[.A175]-0.988" office:value-type="float" office:value="20.624" calcext:value-type="float">
            <text:p>20.624</text:p>
          </table:table-cell>
          <table:table-cell office:value-type="float" office:value="58.3314" calcext:value-type="float">
            <text:p>58.3314</text:p>
          </table:table-cell>
          <table:table-cell office:value-type="float" office:value="2.6272" calcext:value-type="float">
            <text:p>2.6272</text:p>
          </table:table-cell>
          <table:table-cell office:value-type="float" office:value="-0.1271" calcext:value-type="float">
            <text:p>-0.1271</text:p>
          </table:table-cell>
          <table:table-cell office:value-type="float" office:value="0.4325" calcext:value-type="float">
            <text:p>0.4325</text:p>
          </table:table-cell>
          <table:table-cell office:value-type="float" office:value="21.2868" calcext:value-type="float">
            <text:p>21.28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table:formula="of:=[.A176]-0.988" office:value-type="float" office:value="20.749" calcext:value-type="float">
            <text:p>20.749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2.6812" calcext:value-type="float">
            <text:p>2.6812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4327" calcext:value-type="float">
            <text:p>0.4327</text:p>
          </table:table-cell>
          <table:table-cell office:value-type="float" office:value="18.3971" calcext:value-type="float">
            <text:p>18.3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968" calcext:value-type="float">
            <text:p>-1.0968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1.863" calcext:value-type="float">
            <text:p>21.863</text:p>
          </table:table-cell>
          <table:table-cell table:formula="of:=[.A177]-0.988" office:value-type="float" office:value="20.875" calcext:value-type="float">
            <text:p>20.875</text:p>
          </table:table-cell>
          <table:table-cell office:value-type="float" office:value="58.3039" calcext:value-type="float">
            <text:p>58.3039</text:p>
          </table:table-cell>
          <table:table-cell office:value-type="float" office:value="2.7358" calcext:value-type="float">
            <text:p>2.7358</text:p>
          </table:table-cell>
          <table:table-cell office:value-type="float" office:value="-0.0918" calcext:value-type="float">
            <text:p>-0.09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15.2916" calcext:value-type="float">
            <text:p>15.29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178" calcext:value-type="float">
            <text:p>-0.9178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1.988" calcext:value-type="float">
            <text:p>21.988</text:p>
          </table:table-cell>
          <table:table-cell table:formula="of:=[.A178]-0.988" office:value-type="float" office:value="21" calcext:value-type="float">
            <text:p>21</text:p>
          </table:table-cell>
          <table:table-cell office:value-type="float" office:value="58.2936" calcext:value-type="float">
            <text:p>58.2936</text:p>
          </table:table-cell>
          <table:table-cell office:value-type="float" office:value="2.7899" calcext:value-type="float">
            <text:p>2.7899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2.113" calcext:value-type="float">
            <text:p>22.113</text:p>
          </table:table-cell>
          <table:table-cell table:formula="of:=[.A179]-0.988" office:value-type="float" office:value="21.125" calcext:value-type="float">
            <text:p>21.125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2.844" calcext:value-type="float">
            <text:p>2.84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9.1449" calcext:value-type="float">
            <text:p>9.14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548" calcext:value-type="float">
            <text:p>-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238" calcext:value-type="float">
            <text:p>22.238</text:p>
          </table:table-cell>
          <table:table-cell table:formula="of:=[.A180]-0.988" office:value-type="float" office:value="21.25" calcext:value-type="float">
            <text:p>21.2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2.8982" calcext:value-type="float">
            <text:p>2.898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4332" calcext:value-type="float">
            <text:p>0.4332</text:p>
          </table:table-cell>
          <table:table-cell office:value-type="float" office:value="6.371" calcext:value-type="float">
            <text:p>6.3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3706" calcext:value-type="float">
            <text:p>-0.3706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362" calcext:value-type="float">
            <text:p>22.362</text:p>
          </table:table-cell>
          <table:table-cell table:formula="of:=[.A181]-0.988" office:value-type="float" office:value="21.374" calcext:value-type="float">
            <text:p>21.374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2.9519" calcext:value-type="float">
            <text:p>2.9519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9938" calcext:value-type="float">
            <text:p>3.99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867" calcext:value-type="float">
            <text:p>-0.1867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table:formula="of:=[.A182]-0.988" office:value-type="float" office:value="21.5" calcext:value-type="float">
            <text:p>21.5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065" calcext:value-type="float">
            <text:p>3.0065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float" office:value="2.0749" calcext:value-type="float">
            <text:p>2.0749</text:p>
          </table:table-cell>
          <table:table-cell office:value-type="float" office:value="-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22.613" calcext:value-type="float">
            <text:p>22.613</text:p>
          </table:table-cell>
          <table:table-cell table:formula="of:=[.A183]-0.988" office:value-type="float" office:value="21.625" calcext:value-type="float">
            <text:p>21.625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3.0606" calcext:value-type="float">
            <text:p>3.060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7566" calcext:value-type="float">
            <text:p>0.756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1866" calcext:value-type="float">
            <text:p>0.1866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738" calcext:value-type="float">
            <text:p>22.738</text:p>
          </table:table-cell>
          <table:table-cell table:formula="of:=[.A184]-0.988" office:value-type="float" office:value="21.75" calcext:value-type="float">
            <text:p>21.7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3.1148" calcext:value-type="float">
            <text:p>3.114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372" calcext:value-type="float">
            <text:p>0.372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862" calcext:value-type="float">
            <text:p>22.862</text:p>
          </table:table-cell>
          <table:table-cell table:formula="of:=[.A185]-0.988" office:value-type="float" office:value="21.874" calcext:value-type="float">
            <text:p>21.874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3.1685" calcext:value-type="float">
            <text:p>3.168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548" calcext:value-type="float">
            <text:p>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987" calcext:value-type="float">
            <text:p>22.987</text:p>
          </table:table-cell>
          <table:table-cell table:formula="of:=[.A186]-0.988" office:value-type="float" office:value="21.999" calcext:value-type="float">
            <text:p>21.999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3.2226" calcext:value-type="float">
            <text:p>3.222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7574" calcext:value-type="float">
            <text:p>0.757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373" calcext:value-type="float">
            <text:p>0.7373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3.113" calcext:value-type="float">
            <text:p>23.113</text:p>
          </table:table-cell>
          <table:table-cell table:formula="of:=[.A187]-0.988" office:value-type="float" office:value="22.125" calcext:value-type="float">
            <text:p>22.12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.2772" calcext:value-type="float">
            <text:p>3.2772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0852" calcext:value-type="float">
            <text:p>2.085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191" calcext:value-type="float">
            <text:p>0.9191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3.237" calcext:value-type="float">
            <text:p>23.237</text:p>
          </table:table-cell>
          <table:table-cell table:formula="of:=[.A188]-0.988" office:value-type="float" office:value="22.249" calcext:value-type="float">
            <text:p>22.249</text:p>
          </table:table-cell>
          <table:table-cell office:value-type="float" office:value="58.3165" calcext:value-type="float">
            <text:p>58.3165</text:p>
          </table:table-cell>
          <table:table-cell office:value-type="float" office:value="3.3309" calcext:value-type="float">
            <text:p>3.33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4327" calcext:value-type="float">
            <text:p>0.4327</text:p>
          </table:table-cell>
          <table:table-cell office:value-type="float" office:value="3.9649" calcext:value-type="float">
            <text:p>3.964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0953" calcext:value-type="float">
            <text:p>1.0953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3.364" calcext:value-type="float">
            <text:p>23.364</text:p>
          </table:table-cell>
          <table:table-cell table:formula="of:=[.A189]-0.988" office:value-type="float" office:value="22.376" calcext:value-type="float">
            <text:p>22.376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3.3858" calcext:value-type="float">
            <text:p>3.3858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324" calcext:value-type="float">
            <text:p>0.4324</text:p>
          </table:table-cell>
          <table:table-cell office:value-type="float" office:value="6.3851" calcext:value-type="float">
            <text:p>6.385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724" calcext:value-type="float">
            <text:p>1.2724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3.487" calcext:value-type="float">
            <text:p>23.487</text:p>
          </table:table-cell>
          <table:table-cell table:formula="of:=[.A190]-0.988" office:value-type="float" office:value="22.499" calcext:value-type="float">
            <text:p>22.499</text:p>
          </table:table-cell>
          <table:table-cell office:value-type="float" office:value="58.3482" calcext:value-type="float">
            <text:p>58.3482</text:p>
          </table:table-cell>
          <table:table-cell office:value-type="float" office:value="3.439" calcext:value-type="float">
            <text:p>3.4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0945" calcext:value-type="float">
            <text:p>9.094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401" calcext:value-type="float">
            <text:p>1.4401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3.612" calcext:value-type="float">
            <text:p>23.612</text:p>
          </table:table-cell>
          <table:table-cell table:formula="of:=[.A191]-0.988" office:value-type="float" office:value="22.624" calcext:value-type="float">
            <text:p>22.624</text:p>
          </table:table-cell>
          <table:table-cell office:value-type="float" office:value="58.3672" calcext:value-type="float">
            <text:p>58.3672</text:p>
          </table:table-cell>
          <table:table-cell office:value-type="float" office:value="3.493" calcext:value-type="float">
            <text:p>3.49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319" calcext:value-type="float">
            <text:p>0.4319</text:p>
          </table:table-cell>
          <table:table-cell office:value-type="float" office:value="12.0859" calcext:value-type="float">
            <text:p>12.085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064" calcext:value-type="float">
            <text:p>1.6064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3.738" calcext:value-type="float">
            <text:p>23.738</text:p>
          </table:table-cell>
          <table:table-cell table:formula="of:=[.A192]-0.988" office:value-type="float" office:value="22.75" calcext:value-type="float">
            <text:p>22.75</text:p>
          </table:table-cell>
          <table:table-cell office:value-type="float" office:value="58.3885" calcext:value-type="float">
            <text:p>58.3885</text:p>
          </table:table-cell>
          <table:table-cell office:value-type="float" office:value="3.5474" calcext:value-type="float">
            <text:p>3.5474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15.2004" calcext:value-type="float">
            <text:p>15.2004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769" calcext:value-type="float">
            <text:p>1.769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3.863" calcext:value-type="float">
            <text:p>23.863</text:p>
          </table:table-cell>
          <table:table-cell table:formula="of:=[.A193]-0.988" office:value-type="float" office:value="22.875" calcext:value-type="float">
            <text:p>22.875</text:p>
          </table:table-cell>
          <table:table-cell office:value-type="float" office:value="58.4116" calcext:value-type="float">
            <text:p>58.4116</text:p>
          </table:table-cell>
          <table:table-cell office:value-type="float" office:value="3.6013" calcext:value-type="float">
            <text:p>3.6013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4313" calcext:value-type="float">
            <text:p>0.4313</text:p>
          </table:table-cell>
          <table:table-cell office:value-type="float" office:value="18.2417" calcext:value-type="float">
            <text:p>18.2417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1.9252" calcext:value-type="float">
            <text:p>1.9252</text:p>
          </table:table-cell>
          <table:table-cell office:value-type="float" office:value="4.3126" calcext:value-type="float">
            <text:p>4.3126</text:p>
          </table:table-cell>
        </table:table-row>
        <table:table-row table:style-name="ro1">
          <table:table-cell office:value-type="float" office:value="23.987" calcext:value-type="float">
            <text:p>23.987</text:p>
          </table:table-cell>
          <table:table-cell table:formula="of:=[.A194]-0.988" office:value-type="float" office:value="22.999" calcext:value-type="float">
            <text:p>22.999</text:p>
          </table:table-cell>
          <table:table-cell office:value-type="float" office:value="58.4364" calcext:value-type="float">
            <text:p>58.4364</text:p>
          </table:table-cell>
          <table:table-cell office:value-type="float" office:value="3.6548" calcext:value-type="float">
            <text:p>3.6548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309" calcext:value-type="float">
            <text:p>0.4309</text:p>
          </table:table-cell>
          <table:table-cell office:value-type="float" office:value="21.0698" calcext:value-type="float">
            <text:p>21.069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4.113" calcext:value-type="float">
            <text:p>24.113</text:p>
          </table:table-cell>
          <table:table-cell table:formula="of:=[.A195]-0.988" office:value-type="float" office:value="23.125" calcext:value-type="float">
            <text:p>23.125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3.709" calcext:value-type="float">
            <text:p>3.7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305" calcext:value-type="float">
            <text:p>0.4305</text:p>
          </table:table-cell>
          <table:table-cell office:value-type="float" office:value="23.6172" calcext:value-type="float">
            <text:p>23.617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2198" calcext:value-type="float">
            <text:p>2.2198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4.237" calcext:value-type="float">
            <text:p>24.237</text:p>
          </table:table-cell>
          <table:table-cell table:formula="of:=[.A196]-0.988" office:value-type="float" office:value="23.249" calcext:value-type="float">
            <text:p>23.249</text:p>
          </table:table-cell>
          <table:table-cell office:value-type="float" office:value="58.4919" calcext:value-type="float">
            <text:p>58.4919</text:p>
          </table:table-cell>
          <table:table-cell office:value-type="float" office:value="3.7624" calcext:value-type="float">
            <text:p>3.7624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301" calcext:value-type="float">
            <text:p>0.4301</text:p>
          </table:table-cell>
          <table:table-cell office:value-type="float" office:value="25.6876" calcext:value-type="float">
            <text:p>25.687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3564" calcext:value-type="float">
            <text:p>2.3564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4.362" calcext:value-type="float">
            <text:p>24.362</text:p>
          </table:table-cell>
          <table:table-cell table:formula="of:=[.A197]-0.988" office:value-type="float" office:value="23.374" calcext:value-type="float">
            <text:p>23.374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3.8161" calcext:value-type="float">
            <text:p>3.816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7.2418" calcext:value-type="float">
            <text:p>27.241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4872" calcext:value-type="float">
            <text:p>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4.488" calcext:value-type="float">
            <text:p>24.488</text:p>
          </table:table-cell>
          <table:table-cell table:formula="of:=[.A198]-0.988" office:value-type="float" office:value="23.5" calcext:value-type="float">
            <text:p>23.5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3.8702" calcext:value-type="float">
            <text:p>3.8702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8.1971" calcext:value-type="float">
            <text:p>28.197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116" calcext:value-type="float">
            <text:p>2.6116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4.612" calcext:value-type="float">
            <text:p>24.612</text:p>
          </table:table-cell>
          <table:table-cell table:formula="of:=[.A199]-0.988" office:value-type="float" office:value="23.624" calcext:value-type="float">
            <text:p>23.624</text:p>
          </table:table-cell>
          <table:table-cell office:value-type="float" office:value="58.5874" calcext:value-type="float">
            <text:p>58.5874</text:p>
          </table:table-cell>
          <table:table-cell office:value-type="float" office:value="3.9234" calcext:value-type="float">
            <text:p>3.923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8.4977" calcext:value-type="float">
            <text:p>28.4977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265" calcext:value-type="float">
            <text:p>2.7265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4.738" calcext:value-type="float">
            <text:p>24.738</text:p>
          </table:table-cell>
          <table:table-cell table:formula="of:=[.A200]-0.988" office:value-type="float" office:value="23.75" calcext:value-type="float">
            <text:p>23.75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3.9774" calcext:value-type="float">
            <text:p>3.9774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28.1432" calcext:value-type="float">
            <text:p>28.143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352" calcext:value-type="float">
            <text:p>2.8352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4.863" calcext:value-type="float">
            <text:p>24.863</text:p>
          </table:table-cell>
          <table:table-cell table:formula="of:=[.A201]-0.988" office:value-type="float" office:value="23.875" calcext:value-type="float">
            <text:p>23.875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4.0309" calcext:value-type="float">
            <text:p>4.0309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27.1543" calcext:value-type="float">
            <text:p>27.154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348" calcext:value-type="float">
            <text:p>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4.988" calcext:value-type="float">
            <text:p>24.988</text:p>
          </table:table-cell>
          <table:table-cell table:formula="of:=[.A202]-0.988" office:value-type="float" office:value="24" calcext:value-type="float">
            <text:p>24</text:p>
          </table:table-cell>
          <table:table-cell office:value-type="float" office:value="58.6958" calcext:value-type="float">
            <text:p>58.6958</text:p>
          </table:table-cell>
          <table:table-cell office:value-type="float" office:value="4.0843" calcext:value-type="float">
            <text:p>4.0843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271" calcext:value-type="float">
            <text:p>0.4271</text:p>
          </table:table-cell>
          <table:table-cell office:value-type="float" office:value="25.5802" calcext:value-type="float">
            <text:p>25.5802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259" calcext:value-type="float">
            <text:p>3.0259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table:formula="of:=[.A203]-0.988" office:value-type="float" office:value="24.124" calcext:value-type="float">
            <text:p>24.12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4.1372" calcext:value-type="float">
            <text:p>4.1372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23.5146" calcext:value-type="float">
            <text:p>23.514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076" calcext:value-type="float">
            <text:p>3.1076</text:p>
          </table:table-cell>
          <table:table-cell office:value-type="float" office:value="4.2655" calcext:value-type="float">
            <text:p>4.2655</text:p>
          </table:table-cell>
        </table:table-row>
        <table:table-row table:style-name="ro1">
          <table:table-cell office:value-type="float" office:value="25.237" calcext:value-type="float">
            <text:p>25.237</text:p>
          </table:table-cell>
          <table:table-cell table:formula="of:=[.A204]-0.988" office:value-type="float" office:value="24.249" calcext:value-type="float">
            <text:p>24.249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4.1905" calcext:value-type="float">
            <text:p>4.190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21.0214" calcext:value-type="float">
            <text:p>21.02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81" calcext:value-type="float">
            <text:p>3.18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25.363" calcext:value-type="float">
            <text:p>25.363</text:p>
          </table:table-cell>
          <table:table-cell table:formula="of:=[.A205]-0.988" office:value-type="float" office:value="24.375" calcext:value-type="float">
            <text:p>24.375</text:p>
          </table:table-cell>
          <table:table-cell office:value-type="float" office:value="58.8136" calcext:value-type="float">
            <text:p>58.8136</text:p>
          </table:table-cell>
          <table:table-cell office:value-type="float" office:value="4.2441" calcext:value-type="float">
            <text:p>4.2441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4254" calcext:value-type="float">
            <text:p>0.4254</text:p>
          </table:table-cell>
          <table:table-cell office:value-type="float" office:value="18.2073" calcext:value-type="float">
            <text:p>18.207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459" calcext:value-type="float">
            <text:p>3.2459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25.487" calcext:value-type="float">
            <text:p>25.487</text:p>
          </table:table-cell>
          <table:table-cell table:formula="of:=[.A206]-0.988" office:value-type="float" office:value="24.499" calcext:value-type="float">
            <text:p>24.499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4.2969" calcext:value-type="float">
            <text:p>4.296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15.269" calcext:value-type="float">
            <text:p>15.26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005" calcext:value-type="float">
            <text:p>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25.612" calcext:value-type="float">
            <text:p>25.612</text:p>
          </table:table-cell>
          <table:table-cell table:formula="of:=[.A207]-0.988" office:value-type="float" office:value="24.624" calcext:value-type="float">
            <text:p>24.624</text:p>
          </table:table-cell>
          <table:table-cell office:value-type="float" office:value="58.8957" calcext:value-type="float">
            <text:p>58.8957</text:p>
          </table:table-cell>
          <table:table-cell office:value-type="float" office:value="4.3499" calcext:value-type="float">
            <text:p>4.3499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12.2702" calcext:value-type="float">
            <text:p>12.270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462" calcext:value-type="float">
            <text:p>3.3462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25.737" calcext:value-type="float">
            <text:p>25.737</text:p>
          </table:table-cell>
          <table:table-cell table:formula="of:=[.A208]-0.988" office:value-type="float" office:value="24.749" calcext:value-type="float">
            <text:p>24.749</text:p>
          </table:table-cell>
          <table:table-cell office:value-type="float" office:value="58.9378" calcext:value-type="float">
            <text:p>58.9378</text:p>
          </table:table-cell>
          <table:table-cell office:value-type="float" office:value="4.4029" calcext:value-type="float">
            <text:p>4.4029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9.3672" calcext:value-type="float">
            <text:p>9.3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825" calcext:value-type="float">
            <text:p>3.382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5.863" calcext:value-type="float">
            <text:p>25.863</text:p>
          </table:table-cell>
          <table:table-cell table:formula="of:=[.A209]-0.988" office:value-type="float" office:value="24.875" calcext:value-type="float">
            <text:p>24.875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4.4562" calcext:value-type="float">
            <text:p>4.456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6.6667" calcext:value-type="float">
            <text:p>6.666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094" calcext:value-type="float">
            <text:p>3.4094</text:p>
          </table:table-cell>
          <table:table-cell office:value-type="float" office:value="4.2298" calcext:value-type="float">
            <text:p>4.2298</text:p>
          </table:table-cell>
        </table:table-row>
        <table:table-row table:style-name="ro1">
          <table:table-cell office:value-type="float" office:value="25.988" calcext:value-type="float">
            <text:p>25.988</text:p>
          </table:table-cell>
          <table:table-cell table:formula="of:=[.A210]-0.988" office:value-type="float" office:value="25" calcext:value-type="float">
            <text:p>25</text:p>
          </table:table-cell>
          <table:table-cell office:value-type="float" office:value="59.0233" calcext:value-type="float">
            <text:p>59.0233</text:p>
          </table:table-cell>
          <table:table-cell office:value-type="float" office:value="4.5091" calcext:value-type="float">
            <text:p>4.509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4.3277" calcext:value-type="float">
            <text:p>4.3277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65" calcext:value-type="float">
            <text:p>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26.113" calcext:value-type="float">
            <text:p>26.113</text:p>
          </table:table-cell>
          <table:table-cell table:formula="of:=[.A211]-0.988" office:value-type="float" office:value="25.125" calcext:value-type="float">
            <text:p>25.125</text:p>
          </table:table-cell>
          <table:table-cell office:value-type="float" office:value="59.0662" calcext:value-type="float">
            <text:p>59.0662</text:p>
          </table:table-cell>
          <table:table-cell office:value-type="float" office:value="4.5618" calcext:value-type="float">
            <text:p>4.561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2.4264" calcext:value-type="float">
            <text:p>2.426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1" calcext:value-type="float">
            <text:p>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26.237" calcext:value-type="float">
            <text:p>26.237</text:p>
          </table:table-cell>
          <table:table-cell table:formula="of:=[.A212]-0.988" office:value-type="float" office:value="25.249" calcext:value-type="float">
            <text:p>25.249</text:p>
          </table:table-cell>
          <table:table-cell office:value-type="float" office:value="59.1088" calcext:value-type="float">
            <text:p>59.1088</text:p>
          </table:table-cell>
          <table:table-cell office:value-type="float" office:value="4.6141" calcext:value-type="float">
            <text:p>4.6141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0494" calcext:value-type="float">
            <text:p>1.049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321" calcext:value-type="float">
            <text:p>3.4321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26.363" calcext:value-type="float">
            <text:p>26.363</text:p>
          </table:table-cell>
          <table:table-cell table:formula="of:=[.A213]-0.988" office:value-type="float" office:value="25.375" calcext:value-type="float">
            <text:p>25.375</text:p>
          </table:table-cell>
          <table:table-cell office:value-type="float" office:value="59.152" calcext:value-type="float">
            <text:p>59.152</text:p>
          </table:table-cell>
          <table:table-cell office:value-type="float" office:value="4.6671" calcext:value-type="float">
            <text:p>4.667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05" calcext:value-type="float">
            <text:p>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26.488" calcext:value-type="float">
            <text:p>26.488</text:p>
          </table:table-cell>
          <table:table-cell table:formula="of:=[.A214]-0.988" office:value-type="float" office:value="25.5" calcext:value-type="float">
            <text:p>25.5</text:p>
          </table:table-cell>
          <table:table-cell office:value-type="float" office:value="59.1946" calcext:value-type="float">
            <text:p>59.1946</text:p>
          </table:table-cell>
          <table:table-cell office:value-type="float" office:value="4.7197" calcext:value-type="float">
            <text:p>4.7197</text:p>
          </table:table-cell>
          <table:table-cell office:value-type="float" office:value="0.34" calcext:value-type="float">
            <text:p>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96" calcext:value-type="float">
            <text:p>3.3996</text:p>
          </table:table-cell>
          <table:table-cell office:value-type="float" office:value="4.1993" calcext:value-type="float">
            <text:p>4.1993</text:p>
          </table:table-cell>
        </table:table-row>
        <table:table-row table:style-name="ro1">
          <table:table-cell office:value-type="float" office:value="26.612" calcext:value-type="float">
            <text:p>26.612</text:p>
          </table:table-cell>
          <table:table-cell table:formula="of:=[.A215]-0.988" office:value-type="float" office:value="25.624" calcext:value-type="float">
            <text:p>25.624</text:p>
          </table:table-cell>
          <table:table-cell office:value-type="float" office:value="59.2366" calcext:value-type="float">
            <text:p>59.2366</text:p>
          </table:table-cell>
          <table:table-cell office:value-type="float" office:value="4.7717" calcext:value-type="float">
            <text:p>4.77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818" calcext:value-type="float">
            <text:p>0.381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696" calcext:value-type="float">
            <text:p>3.3696</text:p>
          </table:table-cell>
          <table:table-cell office:value-type="float" office:value="4.1934" calcext:value-type="float">
            <text:p>4.1934</text:p>
          </table:table-cell>
        </table:table-row>
        <table:table-row table:style-name="ro1">
          <table:table-cell office:value-type="float" office:value="26.738" calcext:value-type="float">
            <text:p>26.738</text:p>
          </table:table-cell>
          <table:table-cell table:formula="of:=[.A216]-0.988" office:value-type="float" office:value="25.75" calcext:value-type="float">
            <text:p>25.75</text:p>
          </table:table-cell>
          <table:table-cell office:value-type="float" office:value="59.2788" calcext:value-type="float">
            <text:p>59.2788</text:p>
          </table:table-cell>
          <table:table-cell office:value-type="float" office:value="4.8245" calcext:value-type="float">
            <text:p>4.82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.344" calcext:value-type="float">
            <text:p>1.34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299" calcext:value-type="float">
            <text:p>3.3299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26.862" calcext:value-type="float">
            <text:p>26.862</text:p>
          </table:table-cell>
          <table:table-cell table:formula="of:=[.A217]-0.988" office:value-type="float" office:value="25.874" calcext:value-type="float">
            <text:p>25.874</text:p>
          </table:table-cell>
          <table:table-cell office:value-type="float" office:value="59.3198" calcext:value-type="float">
            <text:p>59.3198</text:p>
          </table:table-cell>
          <table:table-cell office:value-type="float" office:value="4.8764" calcext:value-type="float">
            <text:p>4.8764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4182" calcext:value-type="float">
            <text:p>0.4182</text:p>
          </table:table-cell>
          <table:table-cell office:value-type="float" office:value="2.8138" calcext:value-type="float">
            <text:p>2.813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818" calcext:value-type="float">
            <text:p>3.2818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table:formula="of:=[.A218]-0.988" office:value-type="float" office:value="26.002" calcext:value-type="float">
            <text:p>26.002</text:p>
          </table:table-cell>
          <table:table-cell office:value-type="float" office:value="59.3615" calcext:value-type="float">
            <text:p>59.3615</text:p>
          </table:table-cell>
          <table:table-cell office:value-type="float" office:value="4.9299" calcext:value-type="float">
            <text:p>4.9299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176" calcext:value-type="float">
            <text:p>0.4176</text:p>
          </table:table-cell>
          <table:table-cell office:value-type="float" office:value="4.801" calcext:value-type="float">
            <text:p>4.8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229" calcext:value-type="float">
            <text:p>3.2229</text:p>
          </table:table-cell>
          <table:table-cell office:value-type="float" office:value="4.1757" calcext:value-type="float">
            <text:p>4.1757</text:p>
          </table:table-cell>
        </table:table-row>
        <table:table-row table:style-name="ro1">
          <table:table-cell office:value-type="float" office:value="27.112" calcext:value-type="float">
            <text:p>27.112</text:p>
          </table:table-cell>
          <table:table-cell table:formula="of:=[.A219]-0.988" office:value-type="float" office:value="26.124" calcext:value-type="float">
            <text:p>26.124</text:p>
          </table:table-cell>
          <table:table-cell office:value-type="float" office:value="59.4004" calcext:value-type="float">
            <text:p>59.4004</text:p>
          </table:table-cell>
          <table:table-cell office:value-type="float" office:value="4.9808" calcext:value-type="float">
            <text:p>4.980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7.0525" calcext:value-type="float">
            <text:p>7.052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584" calcext:value-type="float">
            <text:p>3.1584</text:p>
          </table:table-cell>
          <table:table-cell office:value-type="float" office:value="4.1703" calcext:value-type="float">
            <text:p>4.1703</text:p>
          </table:table-cell>
        </table:table-row>
        <table:table-row table:style-name="ro1">
          <table:table-cell office:value-type="float" office:value="27.238" calcext:value-type="float">
            <text:p>27.238</text:p>
          </table:table-cell>
          <table:table-cell table:formula="of:=[.A220]-0.988" office:value-type="float" office:value="26.25" calcext:value-type="float">
            <text:p>26.25</text:p>
          </table:table-cell>
          <table:table-cell office:value-type="float" office:value="59.4397" calcext:value-type="float">
            <text:p>59.4397</text:p>
          </table:table-cell>
          <table:table-cell office:value-type="float" office:value="5.0333" calcext:value-type="float">
            <text:p>5.033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4165" calcext:value-type="float">
            <text:p>0.4165</text:p>
          </table:table-cell>
          <table:table-cell office:value-type="float" office:value="9.6395" calcext:value-type="float">
            <text:p>9.639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832" calcext:value-type="float">
            <text:p>3.0832</text:p>
          </table:table-cell>
          <table:table-cell office:value-type="float" office:value="4.1647" calcext:value-type="float">
            <text:p>4.1647</text:p>
          </table:table-cell>
        </table:table-row>
        <table:table-row table:style-name="ro1">
          <table:table-cell office:value-type="float" office:value="27.362" calcext:value-type="float">
            <text:p>27.362</text:p>
          </table:table-cell>
          <table:table-cell table:formula="of:=[.A221]-0.988" office:value-type="float" office:value="26.374" calcext:value-type="float">
            <text:p>26.374</text:p>
          </table:table-cell>
          <table:table-cell office:value-type="float" office:value="59.4775" calcext:value-type="float">
            <text:p>59.4775</text:p>
          </table:table-cell>
          <table:table-cell office:value-type="float" office:value="5.0849" calcext:value-type="float">
            <text:p>5.0849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159" calcext:value-type="float">
            <text:p>0.4159</text:p>
          </table:table-cell>
          <table:table-cell office:value-type="float" office:value="12.333" calcext:value-type="float">
            <text:p>12.33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01" calcext:value-type="float">
            <text:p>3.001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27.487" calcext:value-type="float">
            <text:p>27.487</text:p>
          </table:table-cell>
          <table:table-cell table:formula="of:=[.A222]-0.988" office:value-type="float" office:value="26.499" calcext:value-type="float">
            <text:p>26.499</text:p>
          </table:table-cell>
          <table:table-cell office:value-type="float" office:value="59.5144" calcext:value-type="float">
            <text:p>59.5144</text:p>
          </table:table-cell>
          <table:table-cell office:value-type="float" office:value="5.1369" calcext:value-type="float">
            <text:p>5.136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154" calcext:value-type="float">
            <text:p>0.4154</text:p>
          </table:table-cell>
          <table:table-cell office:value-type="float" office:value="15.078" calcext:value-type="float">
            <text:p>15.078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9103" calcext:value-type="float">
            <text:p>2.9103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27.613" calcext:value-type="float">
            <text:p>27.613</text:p>
          </table:table-cell>
          <table:table-cell table:formula="of:=[.A223]-0.988" office:value-type="float" office:value="26.625" calcext:value-type="float">
            <text:p>26.625</text:p>
          </table:table-cell>
          <table:table-cell office:value-type="float" office:value="59.5505" calcext:value-type="float">
            <text:p>59.5505</text:p>
          </table:table-cell>
          <table:table-cell office:value-type="float" office:value="5.1892" calcext:value-type="float">
            <text:p>5.189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149" calcext:value-type="float">
            <text:p>0.4149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109" calcext:value-type="float">
            <text:p>2.8109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27.737" calcext:value-type="float">
            <text:p>27.737</text:p>
          </table:table-cell>
          <table:table-cell table:formula="of:=[.A224]-0.988" office:value-type="float" office:value="26.749" calcext:value-type="float">
            <text:p>26.749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5.2406" calcext:value-type="float">
            <text:p>5.2406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4145" calcext:value-type="float">
            <text:p>0.4145</text:p>
          </table:table-cell>
          <table:table-cell office:value-type="float" office:value="20.1899" calcext:value-type="float">
            <text:p>20.1899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058" calcext:value-type="float">
            <text:p>2.705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27.862" calcext:value-type="float">
            <text:p>27.862</text:p>
          </table:table-cell>
          <table:table-cell table:formula="of:=[.A225]-0.988" office:value-type="float" office:value="26.874" calcext:value-type="float">
            <text:p>26.874</text:p>
          </table:table-cell>
          <table:table-cell office:value-type="float" office:value="59.6178" calcext:value-type="float">
            <text:p>59.6178</text:p>
          </table:table-cell>
          <table:table-cell office:value-type="float" office:value="5.2924" calcext:value-type="float">
            <text:p>5.2924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4" calcext:value-type="float">
            <text:p>0.414</text:p>
          </table:table-cell>
          <table:table-cell office:value-type="float" office:value="22.3397" calcext:value-type="float">
            <text:p>22.339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927" calcext:value-type="float">
            <text:p>2.592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table:formula="of:=[.A226]-0.988" office:value-type="float" office:value="26.998" calcext:value-type="float">
            <text:p>26.998</text:p>
          </table:table-cell>
          <table:table-cell office:value-type="float" office:value="59.6492" calcext:value-type="float">
            <text:p>59.6492</text:p>
          </table:table-cell>
          <table:table-cell office:value-type="float" office:value="5.3437" calcext:value-type="float">
            <text:p>5.343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136" calcext:value-type="float">
            <text:p>0.4136</text:p>
          </table:table-cell>
          <table:table-cell office:value-type="float" office:value="24.0823" calcext:value-type="float">
            <text:p>24.082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737" calcext:value-type="float">
            <text:p>2.473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28.112" calcext:value-type="float">
            <text:p>28.112</text:p>
          </table:table-cell>
          <table:table-cell table:formula="of:=[.A227]-0.988" office:value-type="float" office:value="27.124" calcext:value-type="float">
            <text:p>27.124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5.3958" calcext:value-type="float">
            <text:p>5.395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5.3824" calcext:value-type="float">
            <text:p>25.382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464" calcext:value-type="float">
            <text:p>2.3464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28.237" calcext:value-type="float">
            <text:p>28.237</text:p>
          </table:table-cell>
          <table:table-cell table:formula="of:=[.A228]-0.988" office:value-type="float" office:value="27.249" calcext:value-type="float">
            <text:p>27.249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5.4474" calcext:value-type="float">
            <text:p>5.447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2138" calcext:value-type="float">
            <text:p>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28.363" calcext:value-type="float">
            <text:p>28.363</text:p>
          </table:table-cell>
          <table:table-cell table:formula="of:=[.A229]-0.988" office:value-type="float" office:value="27.375" calcext:value-type="float">
            <text:p>27.375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.4994" calcext:value-type="float">
            <text:p>5.4994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4" calcext:value-type="float">
            <text:p>0.4124</text:p>
          </table:table-cell>
          <table:table-cell office:value-type="float" office:value="26.3709" calcext:value-type="float">
            <text:p>26.370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28.487" calcext:value-type="float">
            <text:p>28.487</text:p>
          </table:table-cell>
          <table:table-cell table:formula="of:=[.A230]-0.988" office:value-type="float" office:value="27.499" calcext:value-type="float">
            <text:p>27.499</text:p>
          </table:table-cell>
          <table:table-cell office:value-type="float" office:value="59.76" calcext:value-type="float">
            <text:p>59.76</text:p>
          </table:table-cell>
          <table:table-cell office:value-type="float" office:value="5.5505" calcext:value-type="float">
            <text:p>5.55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12" calcext:value-type="float">
            <text:p>0.412</text:p>
          </table:table-cell>
          <table:table-cell office:value-type="float" office:value="26.0362" calcext:value-type="float">
            <text:p>26.036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28.613" calcext:value-type="float">
            <text:p>28.613</text:p>
          </table:table-cell>
          <table:table-cell table:formula="of:=[.A231]-0.988" office:value-type="float" office:value="27.625" calcext:value-type="float">
            <text:p>27.625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5.6024" calcext:value-type="float">
            <text:p>5.60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25.1531" calcext:value-type="float">
            <text:p>25.153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82" calcext:value-type="float">
            <text:p>1.782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28.737" calcext:value-type="float">
            <text:p>28.737</text:p>
          </table:table-cell>
          <table:table-cell table:formula="of:=[.A232]-0.988" office:value-type="float" office:value="27.749" calcext:value-type="float">
            <text:p>27.749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5.6534" calcext:value-type="float">
            <text:p>5.6534</text:p>
          </table:table-cell>
          <table:table-cell office:value-type="float" office:value="0.163" calcext:value-type="float">
            <text:p>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23.7878" calcext:value-type="float">
            <text:p>23.7878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6299" calcext:value-type="float">
            <text:p>1.6299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28.863" calcext:value-type="float">
            <text:p>28.863</text:p>
          </table:table-cell>
          <table:table-cell table:formula="of:=[.A233]-0.988" office:value-type="float" office:value="27.875" calcext:value-type="float">
            <text:p>27.875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5.7052" calcext:value-type="float">
            <text:p>5.705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9562" calcext:value-type="float">
            <text:p>21.95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711" calcext:value-type="float">
            <text:p>1.471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28.987" calcext:value-type="float">
            <text:p>28.987</text:p>
          </table:table-cell>
          <table:table-cell table:formula="of:=[.A234]-0.988" office:value-type="float" office:value="27.999" calcext:value-type="float">
            <text:p>27.999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5.7562" calcext:value-type="float">
            <text:p>5.756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19.7924" calcext:value-type="float">
            <text:p>19.792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3111" calcext:value-type="float">
            <text:p>1.31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29.113" calcext:value-type="float">
            <text:p>29.113</text:p>
          </table:table-cell>
          <table:table-cell table:formula="of:=[.A235]-0.988" office:value-type="float" office:value="28.125" calcext:value-type="float">
            <text:p>28.125</text:p>
          </table:table-cell>
          <table:table-cell office:value-type="float" office:value="59.8568" calcext:value-type="float">
            <text:p>59.8568</text:p>
          </table:table-cell>
          <table:table-cell office:value-type="float" office:value="5.8079" calcext:value-type="float">
            <text:p>5.807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4107" calcext:value-type="float">
            <text:p>0.4107</text:p>
          </table:table-cell>
          <table:table-cell office:value-type="float" office:value="17.3192" calcext:value-type="float">
            <text:p>17.319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51" calcext:value-type="float">
            <text:p>1.1451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29.238" calcext:value-type="float">
            <text:p>29.238</text:p>
          </table:table-cell>
          <table:table-cell table:formula="of:=[.A236]-0.988" office:value-type="float" office:value="28.25" calcext:value-type="float">
            <text:p>28.25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5.8593" calcext:value-type="float">
            <text:p>5.8593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14.695" calcext:value-type="float">
            <text:p>14.6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775" calcext:value-type="float">
            <text:p>0.9775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29.362" calcext:value-type="float">
            <text:p>29.362</text:p>
          </table:table-cell>
          <table:table-cell table:formula="of:=[.A237]-0.988" office:value-type="float" office:value="28.374" calcext:value-type="float">
            <text:p>28.374</text:p>
          </table:table-cell>
          <table:table-cell office:value-type="float" office:value="59.8811" calcext:value-type="float">
            <text:p>59.8811</text:p>
          </table:table-cell>
          <table:table-cell office:value-type="float" office:value="5.9102" calcext:value-type="float">
            <text:p>5.910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2.0312" calcext:value-type="float">
            <text:p>12.031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8087" calcext:value-type="float">
            <text:p>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29.488" calcext:value-type="float">
            <text:p>29.488</text:p>
          </table:table-cell>
          <table:table-cell table:formula="of:=[.A238]-0.988" office:value-type="float" office:value="28.5" calcext:value-type="float">
            <text:p>28.5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5.9619" calcext:value-type="float">
            <text:p>5.961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9.3748" calcext:value-type="float">
            <text:p>9.374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352" calcext:value-type="float">
            <text:p>0.6352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29.613" calcext:value-type="float">
            <text:p>29.613</text:p>
          </table:table-cell>
          <table:table-cell table:formula="of:=[.A239]-0.988" office:value-type="float" office:value="28.625" calcext:value-type="float">
            <text:p>28.625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0131" calcext:value-type="float">
            <text:p>6.013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8986" calcext:value-type="float">
            <text:p>6.898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614" calcext:value-type="float">
            <text:p>0.4614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29.738" calcext:value-type="float">
            <text:p>29.738</text:p>
          </table:table-cell>
          <table:table-cell table:formula="of:=[.A240]-0.988" office:value-type="float" office:value="28.75" calcext:value-type="float">
            <text:p>28.75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0644" calcext:value-type="float">
            <text:p>6.064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6831" calcext:value-type="float">
            <text:p>4.683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864" calcext:value-type="float">
            <text:p>0.2864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29.863" calcext:value-type="float">
            <text:p>29.863</text:p>
          </table:table-cell>
          <table:table-cell table:formula="of:=[.A241]-0.988" office:value-type="float" office:value="28.875" calcext:value-type="float">
            <text:p>28.875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156" calcext:value-type="float">
            <text:p>6.11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2.8197" calcext:value-type="float">
            <text:p>2.8197</text:p>
          </table:table-cell>
          <table:table-cell office:value-type="float" office:value="-0" calcext:value-type="float">
            <text:p>0</text:p>
          </table:table-cell>
          <table:table-cell office:value-type="float" office:value="0.1106" calcext:value-type="float">
            <text:p>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29.988" calcext:value-type="float">
            <text:p>29.988</text:p>
          </table:table-cell>
          <table:table-cell table:formula="of:=[.A242]-0.988" office:value-type="float" office:value="29" calcext:value-type="float">
            <text:p>29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669" calcext:value-type="float">
            <text:p>6.166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41" calcext:value-type="float">
            <text:p>0.41</text:p>
          </table:table-cell>
          <table:table-cell office:value-type="float" office:value="1.3851" calcext:value-type="float">
            <text:p>1.3851</text:p>
          </table:table-cell>
          <table:table-cell office:value-type="float" office:value="0" calcext:value-type="float">
            <text:p>0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30.113" calcext:value-type="float">
            <text:p>30.113</text:p>
          </table:table-cell>
          <table:table-cell table:formula="of:=[.A243]-0.988" office:value-type="float" office:value="29.125" calcext:value-type="float">
            <text:p>29.12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2182" calcext:value-type="float">
            <text:p>6.2182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412" calcext:value-type="float">
            <text:p>-0.2412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30.237" calcext:value-type="float">
            <text:p>30.237</text:p>
          </table:table-cell>
          <table:table-cell table:formula="of:=[.A244]-0.988" office:value-type="float" office:value="29.249" calcext:value-type="float">
            <text:p>29.249</text:p>
          </table:table-cell>
          <table:table-cell office:value-type="float" office:value="59.8986" calcext:value-type="float">
            <text:p>59.8986</text:p>
          </table:table-cell>
          <table:table-cell office:value-type="float" office:value="6.269" calcext:value-type="float">
            <text:p>6.269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15" calcext:value-type="float">
            <text:p>-0.41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30.363" calcext:value-type="float">
            <text:p>30.363</text:p>
          </table:table-cell>
          <table:table-cell table:formula="of:=[.A245]-0.988" office:value-type="float" office:value="29.375" calcext:value-type="float">
            <text:p>29.375</text:p>
          </table:table-cell>
          <table:table-cell office:value-type="float" office:value="59.8922" calcext:value-type="float">
            <text:p>59.8922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906" calcext:value-type="float">
            <text:p>-0.5906</text:p>
          </table:table-cell>
          <table:table-cell office:value-type="float" office:value="4.1021" calcext:value-type="float">
            <text:p>4.1021</text:p>
          </table:table-cell>
        </table:table-row>
        <table:table-row table:style-name="ro1">
          <table:table-cell office:value-type="float" office:value="30.488" calcext:value-type="float">
            <text:p>30.488</text:p>
          </table:table-cell>
          <table:table-cell table:formula="of:=[.A246]-0.988" office:value-type="float" office:value="29.5" calcext:value-type="float">
            <text:p>29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0.0888" calcext:value-type="float">
            <text:p>0.0888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633" calcext:value-type="float">
            <text:p>-0.7633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30.612" calcext:value-type="float">
            <text:p>30.612</text:p>
          </table:table-cell>
          <table:table-cell table:formula="of:=[.A247]-0.988" office:value-type="float" office:value="29.624" calcext:value-type="float">
            <text:p>29.624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0.1397" calcext:value-type="float">
            <text:p>0.139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.9864" calcext:value-type="float">
            <text:p>1.98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326" calcext:value-type="float">
            <text:p>-0.9326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30.737" calcext:value-type="float">
            <text:p>30.737</text:p>
          </table:table-cell>
          <table:table-cell table:formula="of:=[.A248]-0.988" office:value-type="float" office:value="29.749" calcext:value-type="float">
            <text:p>29.749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101" calcext:value-type="float">
            <text:p>-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3.6336" calcext:value-type="float">
            <text:p>3.63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009" calcext:value-type="float">
            <text:p>-1.1009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30.863" calcext:value-type="float">
            <text:p>30.863</text:p>
          </table:table-cell>
          <table:table-cell table:formula="of:=[.A249]-0.988" office:value-type="float" office:value="29.875" calcext:value-type="float">
            <text:p>29.875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0.2427" calcext:value-type="float">
            <text:p>0.2427</text:p>
          </table:table-cell>
          <table:table-cell office:value-type="float" office:value="-0.1268" calcext:value-type="float">
            <text:p>-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5.7001" calcext:value-type="float">
            <text:p>5.7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677" calcext:value-type="float">
            <text:p>-1.2677</text:p>
          </table:table-cell>
          <table:table-cell office:value-type="float" office:value="4.1084" calcext:value-type="float">
            <text:p>4.1084</text:p>
          </table:table-cell>
        </table:table-row>
        <table:table-row table:style-name="ro1">
          <table:table-cell office:value-type="float" office:value="30.987" calcext:value-type="float">
            <text:p>30.987</text:p>
          </table:table-cell>
          <table:table-cell table:formula="of:=[.A250]-0.988" office:value-type="float" office:value="29.999" calcext:value-type="float">
            <text:p>29.999</text:p>
          </table:table-cell>
          <table:table-cell office:value-type="float" office:value="59.8289" calcext:value-type="float">
            <text:p>59.8289</text:p>
          </table:table-cell>
          <table:table-cell office:value-type="float" office:value="0.2937" calcext:value-type="float">
            <text:p>0.293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049" calcext:value-type="float">
            <text:p>8.04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287" calcext:value-type="float">
            <text:p>-1.4287</text:p>
          </table:table-cell>
          <table:table-cell office:value-type="float" office:value="4.1107" calcext:value-type="float">
            <text:p>4.1107</text:p>
          </table:table-cell>
        </table:table-row>
        <table:table-row table:style-name="ro1">
          <table:table-cell office:value-type="float" office:value="31.113" calcext:value-type="float">
            <text:p>31.113</text:p>
          </table:table-cell>
          <table:table-cell table:formula="of:=[.A251]-0.988" office:value-type="float" office:value="30.125" calcext:value-type="float">
            <text:p>30.125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0.3455" calcext:value-type="float">
            <text:p>0.3455</text:p>
          </table:table-cell>
          <table:table-cell office:value-type="float" office:value="-0.1589" calcext:value-type="float">
            <text:p>-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10.6582" calcext:value-type="float">
            <text:p>10.658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5885" calcext:value-type="float">
            <text:p>-1.5885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31.238" calcext:value-type="float">
            <text:p>31.238</text:p>
          </table:table-cell>
          <table:table-cell table:formula="of:=[.A252]-0.988" office:value-type="float" office:value="30.25" calcext:value-type="float">
            <text:p>30.25</text:p>
          </table:table-cell>
          <table:table-cell office:value-type="float" office:value="59.789" calcext:value-type="float">
            <text:p>59.789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743" calcext:value-type="float">
            <text:p>-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13.3614" calcext:value-type="float">
            <text:p>13.36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43" calcext:value-type="float">
            <text:p>-1.743</text:p>
          </table:table-cell>
          <table:table-cell office:value-type="float" office:value="4.1162" calcext:value-type="float">
            <text:p>4.11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F10:.F125])" office:value-type="float" office:value="0.421730172413793" calcext:value-type="float">
            <text:p>0.421730172413793</text:p>
          </table:table-cell>
          <table:table-cell table:number-columns-repeated="9"/>
        </table:table-row>
      </table:table>
      <table:table table:name="polar_tot" table:style-name="ta1">
        <table:shapes>
          <draw:frame draw:z-index="0" draw:style-name="gr1" draw:text-style-name="P1" svg:width="15.999cm" svg:height="8.999cm" svg:x="6.001cm" svg:y="0.1cm">
            <draw:object draw:notify-on-update-of-ranges="polar_tot.A2:polar_tot.A264 polar_tot.D1:polar_tot.D1 polar_tot.D2:polar_tot.D2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61.0919" calcext:value-type="float">
            <text:p>61.09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2028" calcext:value-type="float">
            <text:p>3.2028</text:p>
          </table:table-cell>
          <table:table-cell office:value-type="float" office:value="25.1998" calcext:value-type="float">
            <text:p>25.1998</text:p>
          </table:table-cell>
          <table:table-cell office:value-type="float" office:value="32.0282" calcext:value-type="float">
            <text:p>32.028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60.9785" calcext:value-type="float">
            <text:p>60.9785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348" calcext:value-type="float">
            <text:p>6.3480</text:p>
          </table:table-cell>
          <table:table-cell office:value-type="float" office:value="25.114" calcext:value-type="float">
            <text:p>25.114</text:p>
          </table:table-cell>
          <table:table-cell office:value-type="float" office:value="63.4803" calcext:value-type="float">
            <text:p>63.480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60.8037" calcext:value-type="float">
            <text:p>60.8037</text:p>
          </table:table-cell>
          <table:table-cell office:value-type="float" office:value="0.047" calcext:value-type="float">
            <text:p>0.047</text:p>
          </table:table-cell>
          <table:table-cell office:value-type="float" office:value="9.4539" calcext:value-type="float">
            <text:p>9.4539</text:p>
          </table:table-cell>
          <table:table-cell office:value-type="float" office:value="24.9704" calcext:value-type="float">
            <text:p>24.9704</text:p>
          </table:table-cell>
          <table:table-cell office:value-type="float" office:value="94.5387" calcext:value-type="float">
            <text:p>94.538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60.5823" calcext:value-type="float">
            <text:p>60.5823</text:p>
          </table:table-cell>
          <table:table-cell office:value-type="float" office:value="0.0694" calcext:value-type="float">
            <text:p>0.0694</text:p>
          </table:table-cell>
          <table:table-cell office:value-type="float" office:value="12.5628" calcext:value-type="float">
            <text:p>12.5628</text:p>
          </table:table-cell>
          <table:table-cell office:value-type="float" office:value="24.7629" calcext:value-type="float">
            <text:p>24.7629</text:p>
          </table:table-cell>
          <table:table-cell office:value-type="float" office:value="125.6282" calcext:value-type="float">
            <text:p>125.6282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0.0983" calcext:value-type="float">
            <text:p>0.0983</text:p>
          </table:table-cell>
          <table:table-cell office:value-type="float" office:value="15.6416" calcext:value-type="float">
            <text:p>15.6416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156.4162" calcext:value-type="float">
            <text:p>156.4162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60.1101" calcext:value-type="float">
            <text:p>60.1101</text:p>
          </table:table-cell>
          <table:table-cell office:value-type="float" office:value="0.1337" calcext:value-type="float">
            <text:p>0.1337</text:p>
          </table:table-cell>
          <table:table-cell office:value-type="float" office:value="18.6815" calcext:value-type="float">
            <text:p>18.6815</text:p>
          </table:table-cell>
          <table:table-cell office:value-type="float" office:value="24.1418" calcext:value-type="float">
            <text:p>24.1418</text:p>
          </table:table-cell>
          <table:table-cell office:value-type="float" office:value="186.8155" calcext:value-type="float">
            <text:p>186.8155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59.9304" calcext:value-type="float">
            <text:p>59.9304</text:p>
          </table:table-cell>
          <table:table-cell office:value-type="float" office:value="0.176" calcext:value-type="float">
            <text:p>0.176</text:p>
          </table:table-cell>
          <table:table-cell office:value-type="float" office:value="21.6972" calcext:value-type="float">
            <text:p>21.6972</text:p>
          </table:table-cell>
          <table:table-cell office:value-type="float" office:value="23.7183" calcext:value-type="float">
            <text:p>23.7183</text:p>
          </table:table-cell>
          <table:table-cell office:value-type="float" office:value="216.9723" calcext:value-type="float">
            <text:p>216.9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8514" calcext:value-type="float">
            <text:p>59.8514</text:p>
          </table:table-cell>
          <table:table-cell office:value-type="float" office:value="0.2235" calcext:value-type="float">
            <text:p>0.2235</text:p>
          </table:table-cell>
          <table:table-cell office:value-type="float" office:value="24.5852" calcext:value-type="float">
            <text:p>24.5852</text:p>
          </table:table-cell>
          <table:table-cell office:value-type="float" office:value="23.2344" calcext:value-type="float">
            <text:p>23.2344</text:p>
          </table:table-cell>
          <table:table-cell office:value-type="float" office:value="245.8518" calcext:value-type="float">
            <text:p>245.8518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59.835" calcext:value-type="float">
            <text:p>59.835</text:p>
          </table:table-cell>
          <table:table-cell office:value-type="float" office:value="0.2757" calcext:value-type="float">
            <text:p>0.2757</text:p>
          </table:table-cell>
          <table:table-cell office:value-type="float" office:value="24.592" calcext:value-type="float">
            <text:p>24.5920</text:p>
          </table:table-cell>
          <table:table-cell office:value-type="float" office:value="10.2363" calcext:value-type="float">
            <text:p>10.2363</text:p>
          </table:table-cell>
          <table:table-cell office:value-type="float" office:value="245.92" calcext:value-type="float">
            <text:p>245.92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59.8169" calcext:value-type="float">
            <text:p>59.8169</text:p>
          </table:table-cell>
          <table:table-cell office:value-type="float" office:value="0.3271" calcext:value-type="float">
            <text:p>0.3271</text:p>
          </table:table-cell>
          <table:table-cell office:value-type="float" office:value="24.5996" calcext:value-type="float">
            <text:p>24.5996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245.9955" calcext:value-type="float">
            <text:p>245.9955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59.7969" calcext:value-type="float">
            <text:p>59.7969</text:p>
          </table:table-cell>
          <table:table-cell office:value-type="float" office:value="0.3781" calcext:value-type="float">
            <text:p>0.3781</text:p>
          </table:table-cell>
          <table:table-cell office:value-type="float" office:value="24.6079" calcext:value-type="float">
            <text:p>24.6079</text:p>
          </table:table-cell>
          <table:table-cell office:value-type="float" office:value="10.2494" calcext:value-type="float">
            <text:p>10.2494</text:p>
          </table:table-cell>
          <table:table-cell office:value-type="float" office:value="246.0787" calcext:value-type="float">
            <text:p>246.0787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59.7747" calcext:value-type="float">
            <text:p>59.7747</text:p>
          </table:table-cell>
          <table:table-cell office:value-type="float" office:value="0.43" calcext:value-type="float">
            <text:p>0.43</text:p>
          </table:table-cell>
          <table:table-cell office:value-type="float" office:value="24.6171" calcext:value-type="float">
            <text:p>24.6171</text:p>
          </table:table-cell>
          <table:table-cell office:value-type="float" office:value="10.257" calcext:value-type="float">
            <text:p>10.257</text:p>
          </table:table-cell>
          <table:table-cell office:value-type="float" office:value="246.1712" calcext:value-type="float">
            <text:p>246.1712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59.7509" calcext:value-type="float">
            <text:p>59.7509</text:p>
          </table:table-cell>
          <table:table-cell office:value-type="float" office:value="0.4811" calcext:value-type="float">
            <text:p>0.4811</text:p>
          </table:table-cell>
          <table:table-cell office:value-type="float" office:value="24.627" calcext:value-type="float">
            <text:p>24.6270</text:p>
          </table:table-cell>
          <table:table-cell office:value-type="float" office:value="10.2651" calcext:value-type="float">
            <text:p>10.2651</text:p>
          </table:table-cell>
          <table:table-cell office:value-type="float" office:value="246.2701" calcext:value-type="float">
            <text:p>246.2701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59.7252" calcext:value-type="float">
            <text:p>59.7252</text:p>
          </table:table-cell>
          <table:table-cell office:value-type="float" office:value="0.5326" calcext:value-type="float">
            <text:p>0.5326</text:p>
          </table:table-cell>
          <table:table-cell office:value-type="float" office:value="24.6377" calcext:value-type="float">
            <text:p>24.6377</text:p>
          </table:table-cell>
          <table:table-cell office:value-type="float" office:value="10.274" calcext:value-type="float">
            <text:p>10.274</text:p>
          </table:table-cell>
          <table:table-cell office:value-type="float" office:value="246.3773" calcext:value-type="float">
            <text:p>246.3773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59.6978" calcext:value-type="float">
            <text:p>59.6978</text:p>
          </table:table-cell>
          <table:table-cell office:value-type="float" office:value="0.5842" calcext:value-type="float">
            <text:p>0.5842</text:p>
          </table:table-cell>
          <table:table-cell office:value-type="float" office:value="24.6492" calcext:value-type="float">
            <text:p>24.6492</text:p>
          </table:table-cell>
          <table:table-cell office:value-type="float" office:value="10.2834" calcext:value-type="float">
            <text:p>10.2834</text:p>
          </table:table-cell>
          <table:table-cell office:value-type="float" office:value="246.4918" calcext:value-type="float">
            <text:p>246.4918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59.6684" calcext:value-type="float">
            <text:p>59.6684</text:p>
          </table:table-cell>
          <table:table-cell office:value-type="float" office:value="0.6362" calcext:value-type="float">
            <text:p>0.6362</text:p>
          </table:table-cell>
          <table:table-cell office:value-type="float" office:value="24.6614" calcext:value-type="float">
            <text:p>24.6614</text:p>
          </table:table-cell>
          <table:table-cell office:value-type="float" office:value="10.2935" calcext:value-type="float">
            <text:p>10.2935</text:p>
          </table:table-cell>
          <table:table-cell office:value-type="float" office:value="246.6142" calcext:value-type="float">
            <text:p>246.6142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59.638" calcext:value-type="float">
            <text:p>59.638</text:p>
          </table:table-cell>
          <table:table-cell office:value-type="float" office:value="0.6875" calcext:value-type="float">
            <text:p>0.6875</text:p>
          </table:table-cell>
          <table:table-cell office:value-type="float" office:value="24.6741" calcext:value-type="float">
            <text:p>24.6741</text:p>
          </table:table-cell>
          <table:table-cell office:value-type="float" office:value="10.3041" calcext:value-type="float">
            <text:p>10.3041</text:p>
          </table:table-cell>
          <table:table-cell office:value-type="float" office:value="246.7414" calcext:value-type="float">
            <text:p>246.7414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59.6058" calcext:value-type="float">
            <text:p>59.6058</text:p>
          </table:table-cell>
          <table:table-cell office:value-type="float" office:value="0.7392" calcext:value-type="float">
            <text:p>0.7392</text:p>
          </table:table-cell>
          <table:table-cell office:value-type="float" office:value="24.6876" calcext:value-type="float">
            <text:p>24.6876</text:p>
          </table:table-cell>
          <table:table-cell office:value-type="float" office:value="10.3152" calcext:value-type="float">
            <text:p>10.3152</text:p>
          </table:table-cell>
          <table:table-cell office:value-type="float" office:value="246.876" calcext:value-type="float">
            <text:p>246.876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59.5721" calcext:value-type="float">
            <text:p>59.5721</text:p>
          </table:table-cell>
          <table:table-cell office:value-type="float" office:value="0.791" calcext:value-type="float">
            <text:p>0.791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10.3269" calcext:value-type="float">
            <text:p>10.3269</text:p>
          </table:table-cell>
          <table:table-cell office:value-type="float" office:value="247.0166" calcext:value-type="float">
            <text:p>247.0166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59.5369" calcext:value-type="float">
            <text:p>59.5369</text:p>
          </table:table-cell>
          <table:table-cell office:value-type="float" office:value="0.8433" calcext:value-type="float">
            <text:p>0.8433</text:p>
          </table:table-cell>
          <table:table-cell office:value-type="float" office:value="24.7164" calcext:value-type="float">
            <text:p>24.7164</text:p>
          </table:table-cell>
          <table:table-cell office:value-type="float" office:value="10.3391" calcext:value-type="float">
            <text:p>10.3391</text:p>
          </table:table-cell>
          <table:table-cell office:value-type="float" office:value="247.164" calcext:value-type="float">
            <text:p>247.164</text:p>
          </table:table-cell>
        </table:table-row>
        <table:table-row table:style-name="ro1">
          <table:table-cell office:value-type="float" office:value="2.627" calcext:value-type="float">
            <text:p>2.627</text:p>
          </table:table-cell>
          <table:table-cell office:value-type="float" office:value="59.5006" calcext:value-type="float">
            <text:p>59.5006</text:p>
          </table:table-cell>
          <table:table-cell office:value-type="float" office:value="0.8952" calcext:value-type="float">
            <text:p>0.8952</text:p>
          </table:table-cell>
          <table:table-cell office:value-type="float" office:value="24.7316" calcext:value-type="float">
            <text:p>24.7316</text:p>
          </table:table-cell>
          <table:table-cell office:value-type="float" office:value="10.3517" calcext:value-type="float">
            <text:p>10.3517</text:p>
          </table:table-cell>
          <table:table-cell office:value-type="float" office:value="247.3156" calcext:value-type="float">
            <text:p>247.3156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59.4636" calcext:value-type="float">
            <text:p>59.46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24.7471" calcext:value-type="float">
            <text:p>24.7471</text:p>
          </table:table-cell>
          <table:table-cell office:value-type="float" office:value="10.3646" calcext:value-type="float">
            <text:p>10.3646</text:p>
          </table:table-cell>
          <table:table-cell office:value-type="float" office:value="247.4708" calcext:value-type="float">
            <text:p>247.4708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59.4252" calcext:value-type="float">
            <text:p>59.42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24.7632" calcext:value-type="float">
            <text:p>24.7632</text:p>
          </table:table-cell>
          <table:table-cell office:value-type="float" office:value="10.378" calcext:value-type="float">
            <text:p>10.378</text:p>
          </table:table-cell>
          <table:table-cell office:value-type="float" office:value="247.6318" calcext:value-type="float">
            <text:p>247.6318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59.3855" calcext:value-type="float">
            <text:p>59.3855</text:p>
          </table:table-cell>
          <table:table-cell office:value-type="float" office:value="1.0514" calcext:value-type="float">
            <text:p>1.0514</text:p>
          </table:table-cell>
          <table:table-cell office:value-type="float" office:value="24.7798" calcext:value-type="float">
            <text:p>24.7798</text:p>
          </table:table-cell>
          <table:table-cell office:value-type="float" office:value="10.3919" calcext:value-type="float">
            <text:p>10.3919</text:p>
          </table:table-cell>
          <table:table-cell office:value-type="float" office:value="247.7981" calcext:value-type="float">
            <text:p>247.7981</text:p>
          </table:table-cell>
        </table:table-row>
        <table:table-row table:style-name="ro1">
          <table:table-cell office:value-type="float" office:value="3.127" calcext:value-type="float">
            <text:p>3.127</text:p>
          </table:table-cell>
          <table:table-cell office:value-type="float" office:value="59.3453" calcext:value-type="float">
            <text:p>59.3453</text:p>
          </table:table-cell>
          <table:table-cell office:value-type="float" office:value="1.1036" calcext:value-type="float">
            <text:p>1.1036</text:p>
          </table:table-cell>
          <table:table-cell office:value-type="float" office:value="24.7967" calcext:value-type="float">
            <text:p>24.7967</text:p>
          </table:table-cell>
          <table:table-cell office:value-type="float" office:value="10.406" calcext:value-type="float">
            <text:p>10.406</text:p>
          </table:table-cell>
          <table:table-cell office:value-type="float" office:value="247.9667" calcext:value-type="float">
            <text:p>247.9667</text:p>
          </table:table-cell>
        </table:table-row>
        <table:table-row table:style-name="ro1">
          <table:table-cell office:value-type="float" office:value="3.252" calcext:value-type="float">
            <text:p>3.252</text:p>
          </table:table-cell>
          <table:table-cell office:value-type="float" office:value="59.3043" calcext:value-type="float">
            <text:p>59.3043</text:p>
          </table:table-cell>
          <table:table-cell office:value-type="float" office:value="1.1558" calcext:value-type="float">
            <text:p>1.1558</text:p>
          </table:table-cell>
          <table:table-cell office:value-type="float" office:value="24.8139" calcext:value-type="float">
            <text:p>24.8139</text:p>
          </table:table-cell>
          <table:table-cell office:value-type="float" office:value="10.4203" calcext:value-type="float">
            <text:p>10.4203</text:p>
          </table:table-cell>
          <table:table-cell office:value-type="float" office:value="248.1386" calcext:value-type="float">
            <text:p>248.1386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59.2631" calcext:value-type="float">
            <text:p>59.2631</text:p>
          </table:table-cell>
          <table:table-cell office:value-type="float" office:value="1.2078" calcext:value-type="float">
            <text:p>1.2078</text:p>
          </table:table-cell>
          <table:table-cell office:value-type="float" office:value="24.8312" calcext:value-type="float">
            <text:p>24.8312</text:p>
          </table:table-cell>
          <table:table-cell office:value-type="float" office:value="10.4348" calcext:value-type="float">
            <text:p>10.4348</text:p>
          </table:table-cell>
          <table:table-cell office:value-type="float" office:value="248.3118" calcext:value-type="float">
            <text:p>248.3118</text:p>
          </table:table-cell>
        </table:table-row>
        <table:table-row table:style-name="ro1">
          <table:table-cell office:value-type="float" office:value="3.502" calcext:value-type="float">
            <text:p>3.502</text:p>
          </table:table-cell>
          <table:table-cell office:value-type="float" office:value="59.2207" calcext:value-type="float">
            <text:p>59.2207</text:p>
          </table:table-cell>
          <table:table-cell office:value-type="float" office:value="1.2606" calcext:value-type="float">
            <text:p>1.2606</text:p>
          </table:table-cell>
          <table:table-cell office:value-type="float" office:value="24.849" calcext:value-type="float">
            <text:p>24.8490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248.49" calcext:value-type="float">
            <text:p>248.49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59.1783" calcext:value-type="float">
            <text:p>59.1783</text:p>
          </table:table-cell>
          <table:table-cell office:value-type="float" office:value="1.3131" calcext:value-type="float">
            <text:p>1.3131</text:p>
          </table:table-cell>
          <table:table-cell office:value-type="float" office:value="24.8669" calcext:value-type="float">
            <text:p>24.8669</text:p>
          </table:table-cell>
          <table:table-cell office:value-type="float" office:value="10.4648" calcext:value-type="float">
            <text:p>10.4648</text:p>
          </table:table-cell>
          <table:table-cell office:value-type="float" office:value="248.6686" calcext:value-type="float">
            <text:p>248.6686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59.1359" calcext:value-type="float">
            <text:p>59.1359</text:p>
          </table:table-cell>
          <table:table-cell office:value-type="float" office:value="1.3652" calcext:value-type="float">
            <text:p>1.3652</text:p>
          </table:table-cell>
          <table:table-cell office:value-type="float" office:value="24.8847" calcext:value-type="float">
            <text:p>24.8847</text:p>
          </table:table-cell>
          <table:table-cell office:value-type="float" office:value="10.4798" calcext:value-type="float">
            <text:p>10.4798</text:p>
          </table:table-cell>
          <table:table-cell office:value-type="float" office:value="248.847" calcext:value-type="float">
            <text:p>248.847</text:p>
          </table:table-cell>
        </table:table-row>
        <table:table-row table:style-name="ro1">
          <table:table-cell office:value-type="float" office:value="3.877" calcext:value-type="float">
            <text:p>3.877</text:p>
          </table:table-cell>
          <table:table-cell office:value-type="float" office:value="59.0927" calcext:value-type="float">
            <text:p>59.0927</text:p>
          </table:table-cell>
          <table:table-cell office:value-type="float" office:value="1.4183" calcext:value-type="float">
            <text:p>1.4183</text:p>
          </table:table-cell>
          <table:table-cell office:value-type="float" office:value="24.9029" calcext:value-type="float">
            <text:p>24.9029</text:p>
          </table:table-cell>
          <table:table-cell office:value-type="float" office:value="10.4951" calcext:value-type="float">
            <text:p>10.4951</text:p>
          </table:table-cell>
          <table:table-cell office:value-type="float" office:value="249.0291" calcext:value-type="float">
            <text:p>249.0291</text:p>
          </table:table-cell>
        </table:table-row>
        <table:table-row table:style-name="ro1">
          <table:table-cell office:value-type="float" office:value="4.001" calcext:value-type="float">
            <text:p>4.001</text:p>
          </table:table-cell>
          <table:table-cell office:value-type="float" office:value="59.0501" calcext:value-type="float">
            <text:p>59.0501</text:p>
          </table:table-cell>
          <table:table-cell office:value-type="float" office:value="1.4706" calcext:value-type="float">
            <text:p>1.4706</text:p>
          </table:table-cell>
          <table:table-cell office:value-type="float" office:value="24.9209" calcext:value-type="float">
            <text:p>24.9209</text:p>
          </table:table-cell>
          <table:table-cell office:value-type="float" office:value="10.5103" calcext:value-type="float">
            <text:p>10.5103</text:p>
          </table:table-cell>
          <table:table-cell office:value-type="float" office:value="249.2086" calcext:value-type="float">
            <text:p>249.2086</text:p>
          </table:table-cell>
        </table:table-row>
        <table:table-row table:style-name="ro1">
          <table:table-cell office:value-type="float" office:value="4.126" calcext:value-type="float">
            <text:p>4.126</text:p>
          </table:table-cell>
          <table:table-cell office:value-type="float" office:value="59.0072" calcext:value-type="float">
            <text:p>59.0072</text:p>
          </table:table-cell>
          <table:table-cell office:value-type="float" office:value="1.5233" calcext:value-type="float">
            <text:p>1.5233</text:p>
          </table:table-cell>
          <table:table-cell office:value-type="float" office:value="24.9389" calcext:value-type="float">
            <text:p>24.9389</text:p>
          </table:table-cell>
          <table:table-cell office:value-type="float" office:value="10.5255" calcext:value-type="float">
            <text:p>10.5255</text:p>
          </table:table-cell>
          <table:table-cell office:value-type="float" office:value="249.3894" calcext:value-type="float">
            <text:p>249.3894</text:p>
          </table:table-cell>
        </table:table-row>
        <table:table-row table:style-name="ro1">
          <table:table-cell office:value-type="float" office:value="4.252" calcext:value-type="float">
            <text:p>4.252</text:p>
          </table:table-cell>
          <table:table-cell office:value-type="float" office:value="58.9643" calcext:value-type="float">
            <text:p>58.9643</text:p>
          </table:table-cell>
          <table:table-cell office:value-type="float" office:value="1.5766" calcext:value-type="float">
            <text:p>1.5766</text:p>
          </table:table-cell>
          <table:table-cell office:value-type="float" office:value="24.9571" calcext:value-type="float">
            <text:p>24.9571</text:p>
          </table:table-cell>
          <table:table-cell office:value-type="float" office:value="10.5409" calcext:value-type="float">
            <text:p>10.5409</text:p>
          </table:table-cell>
          <table:table-cell office:value-type="float" office:value="249.5709" calcext:value-type="float">
            <text:p>249.5709</text:p>
          </table:table-cell>
        </table:table-row>
        <table:table-row table:style-name="ro1">
          <table:table-cell office:value-type="float" office:value="4.376" calcext:value-type="float">
            <text:p>4.376</text:p>
          </table:table-cell>
          <table:table-cell office:value-type="float" office:value="58.9223" calcext:value-type="float">
            <text:p>58.9223</text:p>
          </table:table-cell>
          <table:table-cell office:value-type="float" office:value="1.6291" calcext:value-type="float">
            <text:p>1.6291</text:p>
          </table:table-cell>
          <table:table-cell office:value-type="float" office:value="24.9748" calcext:value-type="float">
            <text:p>24.9748</text:p>
          </table:table-cell>
          <table:table-cell office:value-type="float" office:value="10.5559" calcext:value-type="float">
            <text:p>10.5559</text:p>
          </table:table-cell>
          <table:table-cell office:value-type="float" office:value="249.7483" calcext:value-type="float">
            <text:p>249.7483</text:p>
          </table:table-cell>
        </table:table-row>
        <table:table-row table:style-name="ro1">
          <table:table-cell office:value-type="float" office:value="4.502" calcext:value-type="float">
            <text:p>4.502</text:p>
          </table:table-cell>
          <table:table-cell office:value-type="float" office:value="58.88" calcext:value-type="float">
            <text:p>58.88</text:p>
          </table:table-cell>
          <table:table-cell office:value-type="float" office:value="1.6826" calcext:value-type="float">
            <text:p>1.6826</text:p>
          </table:table-cell>
          <table:table-cell office:value-type="float" office:value="24.9927" calcext:value-type="float">
            <text:p>24.9927</text:p>
          </table:table-cell>
          <table:table-cell office:value-type="float" office:value="10.571" calcext:value-type="float">
            <text:p>10.571</text:p>
          </table:table-cell>
          <table:table-cell office:value-type="float" office:value="249.9268" calcext:value-type="float">
            <text:p>249.9268</text:p>
          </table:table-cell>
        </table:table-row>
        <table:table-row table:style-name="ro1">
          <table:table-cell office:value-type="float" office:value="4.627" calcext:value-type="float">
            <text:p>4.627</text:p>
          </table:table-cell>
          <table:table-cell office:value-type="float" office:value="58.8387" calcext:value-type="float">
            <text:p>58.8387</text:p>
          </table:table-cell>
          <table:table-cell office:value-type="float" office:value="1.7357" calcext:value-type="float">
            <text:p>1.7357</text:p>
          </table:table-cell>
          <table:table-cell office:value-type="float" office:value="25.0102" calcext:value-type="float">
            <text:p>25.0102</text:p>
          </table:table-cell>
          <table:table-cell office:value-type="float" office:value="10.5859" calcext:value-type="float">
            <text:p>10.5859</text:p>
          </table:table-cell>
          <table:table-cell office:value-type="float" office:value="250.1017" calcext:value-type="float">
            <text:p>250.1017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 office:value-type="float" office:value="58.7984" calcext:value-type="float">
            <text:p>58.7984</text:p>
          </table:table-cell>
          <table:table-cell office:value-type="float" office:value="1.7884" calcext:value-type="float">
            <text:p>1.7884</text:p>
          </table:table-cell>
          <table:table-cell office:value-type="float" office:value="25.0272" calcext:value-type="float">
            <text:p>25.0272</text:p>
          </table:table-cell>
          <table:table-cell office:value-type="float" office:value="10.6004" calcext:value-type="float">
            <text:p>10.6004</text:p>
          </table:table-cell>
          <table:table-cell office:value-type="float" office:value="250.2724" calcext:value-type="float">
            <text:p>250.2724</text:p>
          </table:table-cell>
        </table:table-row>
        <table:table-row table:style-name="ro1">
          <table:table-cell office:value-type="float" office:value="4.876" calcext:value-type="float">
            <text:p>4.876</text:p>
          </table:table-cell>
          <table:table-cell office:value-type="float" office:value="58.7585" calcext:value-type="float">
            <text:p>58.7585</text:p>
          </table:table-cell>
          <table:table-cell office:value-type="float" office:value="1.8417" calcext:value-type="float">
            <text:p>1.8417</text:p>
          </table:table-cell>
          <table:table-cell office:value-type="float" office:value="25.0441" calcext:value-type="float">
            <text:p>25.0441</text:p>
          </table:table-cell>
          <table:table-cell office:value-type="float" office:value="10.6148" calcext:value-type="float">
            <text:p>10.6148</text:p>
          </table:table-cell>
          <table:table-cell office:value-type="float" office:value="250.4414" calcext:value-type="float">
            <text:p>250.4414</text:p>
          </table:table-cell>
        </table:table-row>
        <table:table-row table:style-name="ro1">
          <table:table-cell office:value-type="float" office:value="5.002" calcext:value-type="float">
            <text:p>5.002</text:p>
          </table:table-cell>
          <table:table-cell office:value-type="float" office:value="58.7192" calcext:value-type="float">
            <text:p>58.7192</text:p>
          </table:table-cell>
          <table:table-cell office:value-type="float" office:value="1.8954" calcext:value-type="float">
            <text:p>1.8954</text:p>
          </table:table-cell>
          <table:table-cell office:value-type="float" office:value="25.0608" calcext:value-type="float">
            <text:p>25.0608</text:p>
          </table:table-cell>
          <table:table-cell office:value-type="float" office:value="10.629" calcext:value-type="float">
            <text:p>10.629</text:p>
          </table:table-cell>
          <table:table-cell office:value-type="float" office:value="250.6079" calcext:value-type="float">
            <text:p>250.6079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 office:value-type="float" office:value="58.6813" calcext:value-type="float">
            <text:p>58.6813</text:p>
          </table:table-cell>
          <table:table-cell office:value-type="float" office:value="1.9488" calcext:value-type="float">
            <text:p>1.9488</text:p>
          </table:table-cell>
          <table:table-cell office:value-type="float" office:value="25.0769" calcext:value-type="float">
            <text:p>25.0769</text:p>
          </table:table-cell>
          <table:table-cell office:value-type="float" office:value="10.6428" calcext:value-type="float">
            <text:p>10.6428</text:p>
          </table:table-cell>
          <table:table-cell office:value-type="float" office:value="250.7689" calcext:value-type="float">
            <text:p>250.7689</text:p>
          </table:table-cell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58.6445" calcext:value-type="float">
            <text:p>58.6445</text:p>
          </table:table-cell>
          <table:table-cell office:value-type="float" office:value="2.0022" calcext:value-type="float">
            <text:p>2.0022</text:p>
          </table:table-cell>
          <table:table-cell office:value-type="float" office:value="25.0925" calcext:value-type="float">
            <text:p>25.0925</text:p>
          </table:table-cell>
          <table:table-cell office:value-type="float" office:value="10.6561" calcext:value-type="float">
            <text:p>10.6561</text:p>
          </table:table-cell>
          <table:table-cell office:value-type="float" office:value="250.9252" calcext:value-type="float">
            <text:p>250.9252</text:p>
          </table:table-cell>
        </table:table-row>
        <table:table-row table:style-name="ro1">
          <table:table-cell office:value-type="float" office:value="5.377" calcext:value-type="float">
            <text:p>5.377</text:p>
          </table:table-cell>
          <table:table-cell office:value-type="float" office:value="58.6089" calcext:value-type="float">
            <text:p>58.6089</text:p>
          </table:table-cell>
          <table:table-cell office:value-type="float" office:value="2.0557" calcext:value-type="float">
            <text:p>2.0557</text:p>
          </table:table-cell>
          <table:table-cell office:value-type="float" office:value="25.1076" calcext:value-type="float">
            <text:p>25.1076</text:p>
          </table:table-cell>
          <table:table-cell office:value-type="float" office:value="10.6691" calcext:value-type="float">
            <text:p>10.6691</text:p>
          </table:table-cell>
          <table:table-cell office:value-type="float" office:value="251.0763" calcext:value-type="float">
            <text:p>251.0763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 office:value-type="float" office:value="58.5746" calcext:value-type="float">
            <text:p>58.5746</text:p>
          </table:table-cell>
          <table:table-cell office:value-type="float" office:value="2.1093" calcext:value-type="float">
            <text:p>2.1093</text:p>
          </table:table-cell>
          <table:table-cell office:value-type="float" office:value="25.1222" calcext:value-type="float">
            <text:p>25.1222</text:p>
          </table:table-cell>
          <table:table-cell office:value-type="float" office:value="10.6816" calcext:value-type="float">
            <text:p>10.6816</text:p>
          </table:table-cell>
          <table:table-cell office:value-type="float" office:value="251.2219" calcext:value-type="float">
            <text:p>251.2219</text:p>
          </table:table-cell>
        </table:table-row>
        <table:table-row table:style-name="ro1">
          <table:table-cell office:value-type="float" office:value="5.627" calcext:value-type="float">
            <text:p>5.627</text:p>
          </table:table-cell>
          <table:table-cell office:value-type="float" office:value="58.5418" calcext:value-type="float">
            <text:p>58.5418</text:p>
          </table:table-cell>
          <table:table-cell office:value-type="float" office:value="2.1629" calcext:value-type="float">
            <text:p>2.1629</text:p>
          </table:table-cell>
          <table:table-cell office:value-type="float" office:value="25.1361" calcext:value-type="float">
            <text:p>25.1361</text:p>
          </table:table-cell>
          <table:table-cell office:value-type="float" office:value="10.6935" calcext:value-type="float">
            <text:p>10.6935</text:p>
          </table:table-cell>
          <table:table-cell office:value-type="float" office:value="251.3615" calcext:value-type="float">
            <text:p>251.3615</text:p>
          </table:table-cell>
        </table:table-row>
        <table:table-row table:style-name="ro1">
          <table:table-cell office:value-type="float" office:value="5.752" calcext:value-type="float">
            <text:p>5.752</text:p>
          </table:table-cell>
          <table:table-cell office:value-type="float" office:value="58.5105" calcext:value-type="float">
            <text:p>58.5105</text:p>
          </table:table-cell>
          <table:table-cell office:value-type="float" office:value="2.2166" calcext:value-type="float">
            <text:p>2.2166</text:p>
          </table:table-cell>
          <table:table-cell office:value-type="float" office:value="25.1495" calcext:value-type="float">
            <text:p>25.1495</text:p>
          </table:table-cell>
          <table:table-cell office:value-type="float" office:value="10.705" calcext:value-type="float">
            <text:p>10.705</text:p>
          </table:table-cell>
          <table:table-cell office:value-type="float" office:value="251.4946" calcext:value-type="float">
            <text:p>251.4946</text:p>
          </table:table-cell>
        </table:table-row>
        <table:table-row table:style-name="ro1">
          <table:table-cell office:value-type="float" office:value="5.876" calcext:value-type="float">
            <text:p>5.876</text:p>
          </table:table-cell>
          <table:table-cell office:value-type="float" office:value="58.4811" calcext:value-type="float">
            <text:p>58.4811</text:p>
          </table:table-cell>
          <table:table-cell office:value-type="float" office:value="2.27" calcext:value-type="float">
            <text:p>2.27</text:p>
          </table:table-cell>
          <table:table-cell office:value-type="float" office:value="25.162" calcext:value-type="float">
            <text:p>25.1620</text:p>
          </table:table-cell>
          <table:table-cell office:value-type="float" office:value="10.7158" calcext:value-type="float">
            <text:p>10.7158</text:p>
          </table:table-cell>
          <table:table-cell office:value-type="float" office:value="251.6199" calcext:value-type="float">
            <text:p>251.6199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58.4529" calcext:value-type="float">
            <text:p>58.4529</text:p>
          </table:table-cell>
          <table:table-cell office:value-type="float" office:value="2.3242" calcext:value-type="float">
            <text:p>2.3242</text:p>
          </table:table-cell>
          <table:table-cell office:value-type="float" office:value="25.174" calcext:value-type="float">
            <text:p>25.1740</text:p>
          </table:table-cell>
          <table:table-cell office:value-type="float" office:value="10.7261" calcext:value-type="float">
            <text:p>10.7261</text:p>
          </table:table-cell>
          <table:table-cell office:value-type="float" office:value="251.7399" calcext:value-type="float">
            <text:p>251.7399</text:p>
          </table:table-cell>
        </table:table-row>
        <table:table-row table:style-name="ro1">
          <table:table-cell office:value-type="float" office:value="6.127" calcext:value-type="float">
            <text:p>6.127</text:p>
          </table:table-cell>
          <table:table-cell office:value-type="float" office:value="58.4268" calcext:value-type="float">
            <text:p>58.4268</text:p>
          </table:table-cell>
          <table:table-cell office:value-type="float" office:value="2.3781" calcext:value-type="float">
            <text:p>2.3781</text:p>
          </table:table-cell>
          <table:table-cell office:value-type="float" office:value="25.1851" calcext:value-type="float">
            <text:p>25.1851</text:p>
          </table:table-cell>
          <table:table-cell office:value-type="float" office:value="10.7357" calcext:value-type="float">
            <text:p>10.7357</text:p>
          </table:table-cell>
          <table:table-cell office:value-type="float" office:value="251.8514" calcext:value-type="float">
            <text:p>251.8514</text:p>
          </table:table-cell>
        </table:table-row>
        <table:table-row table:style-name="ro1">
          <table:table-cell office:value-type="float" office:value="6.252" calcext:value-type="float">
            <text:p>6.252</text:p>
          </table:table-cell>
          <table:table-cell office:value-type="float" office:value="58.4025" calcext:value-type="float">
            <text:p>58.4025</text:p>
          </table:table-cell>
          <table:table-cell office:value-type="float" office:value="2.432" calcext:value-type="float">
            <text:p>2.432</text:p>
          </table:table-cell>
          <table:table-cell office:value-type="float" office:value="25.1955" calcext:value-type="float">
            <text:p>25.1955</text:p>
          </table:table-cell>
          <table:table-cell office:value-type="float" office:value="10.7446" calcext:value-type="float">
            <text:p>10.7446</text:p>
          </table:table-cell>
          <table:table-cell office:value-type="float" office:value="251.9549" calcext:value-type="float">
            <text:p>251.9549</text:p>
          </table:table-cell>
        </table:table-row>
        <table:table-row table:style-name="ro1">
          <table:table-cell office:value-type="float" office:value="6.376" calcext:value-type="float">
            <text:p>6.376</text:p>
          </table:table-cell>
          <table:table-cell office:value-type="float" office:value="58.3803" calcext:value-type="float">
            <text:p>58.3803</text:p>
          </table:table-cell>
          <table:table-cell office:value-type="float" office:value="2.4855" calcext:value-type="float">
            <text:p>2.4855</text:p>
          </table:table-cell>
          <table:table-cell office:value-type="float" office:value="25.2049" calcext:value-type="float">
            <text:p>25.2049</text:p>
          </table:table-cell>
          <table:table-cell office:value-type="float" office:value="10.7528" calcext:value-type="float">
            <text:p>10.7528</text:p>
          </table:table-cell>
          <table:table-cell office:value-type="float" office:value="252.0495" calcext:value-type="float">
            <text:p>252.0495</text:p>
          </table:table-cell>
        </table:table-row>
        <table:table-row table:style-name="ro1">
          <table:table-cell office:value-type="float" office:value="6.502" calcext:value-type="float">
            <text:p>6.502</text:p>
          </table:table-cell>
          <table:table-cell office:value-type="float" office:value="58.3598" calcext:value-type="float">
            <text:p>58.3598</text:p>
          </table:table-cell>
          <table:table-cell office:value-type="float" office:value="2.5399" calcext:value-type="float">
            <text:p>2.5399</text:p>
          </table:table-cell>
          <table:table-cell office:value-type="float" office:value="25.2137" calcext:value-type="float">
            <text:p>25.2137</text:p>
          </table:table-cell>
          <table:table-cell office:value-type="float" office:value="10.7603" calcext:value-type="float">
            <text:p>10.7603</text:p>
          </table:table-cell>
          <table:table-cell office:value-type="float" office:value="252.1369" calcext:value-type="float">
            <text:p>252.1369</text:p>
          </table:table-cell>
        </table:table-row>
        <table:table-row table:style-name="ro1">
          <table:table-cell office:value-type="float" office:value="6.626" calcext:value-type="float">
            <text:p>6.626</text:p>
          </table:table-cell>
          <table:table-cell office:value-type="float" office:value="58.3417" calcext:value-type="float">
            <text:p>58.3417</text:p>
          </table:table-cell>
          <table:table-cell office:value-type="float" office:value="2.5935" calcext:value-type="float">
            <text:p>2.5935</text:p>
          </table:table-cell>
          <table:table-cell office:value-type="float" office:value="25.2214" calcext:value-type="float">
            <text:p>25.2214</text:p>
          </table:table-cell>
          <table:table-cell office:value-type="float" office:value="10.767" calcext:value-type="float">
            <text:p>10.767</text:p>
          </table:table-cell>
          <table:table-cell office:value-type="float" office:value="252.2143" calcext:value-type="float">
            <text:p>252.2143</text:p>
          </table:table-cell>
        </table:table-row>
        <table:table-row table:style-name="ro1">
          <table:table-cell office:value-type="float" office:value="6.752" calcext:value-type="float">
            <text:p>6.752</text:p>
          </table:table-cell>
          <table:table-cell office:value-type="float" office:value="58.3254" calcext:value-type="float">
            <text:p>58.3254</text:p>
          </table:table-cell>
          <table:table-cell office:value-type="float" office:value="2.648" calcext:value-type="float">
            <text:p>2.648</text:p>
          </table:table-cell>
          <table:table-cell office:value-type="float" office:value="25.2284" calcext:value-type="float">
            <text:p>25.2284</text:p>
          </table:table-cell>
          <table:table-cell office:value-type="float" office:value="10.773" calcext:value-type="float">
            <text:p>10.773</text:p>
          </table:table-cell>
          <table:table-cell office:value-type="float" office:value="252.2838" calcext:value-type="float">
            <text:p>252.2838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 office:value-type="float" office:value="58.3115" calcext:value-type="float">
            <text:p>58.3115</text:p>
          </table:table-cell>
          <table:table-cell office:value-type="float" office:value="2.702" calcext:value-type="float">
            <text:p>2.702</text:p>
          </table:table-cell>
          <table:table-cell office:value-type="float" office:value="25.2343" calcext:value-type="float">
            <text:p>25.2343</text:p>
          </table:table-cell>
          <table:table-cell office:value-type="float" office:value="10.7782" calcext:value-type="float">
            <text:p>10.7782</text:p>
          </table:table-cell>
          <table:table-cell office:value-type="float" office:value="252.3434" calcext:value-type="float">
            <text:p>252.3434</text:p>
          </table:table-cell>
        </table:table-row>
        <table:table-row table:style-name="ro1">
          <table:table-cell office:value-type="float" office:value="7.002" calcext:value-type="float">
            <text:p>7.002</text:p>
          </table:table-cell>
          <table:table-cell office:value-type="float" office:value="58.2997" calcext:value-type="float">
            <text:p>58.2997</text:p>
          </table:table-cell>
          <table:table-cell office:value-type="float" office:value="2.7562" calcext:value-type="float">
            <text:p>2.7562</text:p>
          </table:table-cell>
          <table:table-cell office:value-type="float" office:value="25.2394" calcext:value-type="float">
            <text:p>25.2394</text:p>
          </table:table-cell>
          <table:table-cell office:value-type="float" office:value="10.7825" calcext:value-type="float">
            <text:p>10.7825</text:p>
          </table:table-cell>
          <table:table-cell office:value-type="float" office:value="252.3936" calcext:value-type="float">
            <text:p>252.3936</text:p>
          </table:table-cell>
        </table:table-row>
        <table:table-row table:style-name="ro1">
          <table:table-cell office:value-type="float" office:value="7.126" calcext:value-type="float">
            <text:p>7.126</text:p>
          </table:table-cell>
          <table:table-cell office:value-type="float" office:value="58.2903" calcext:value-type="float">
            <text:p>58.2903</text:p>
          </table:table-cell>
          <table:table-cell office:value-type="float" office:value="2.8098" calcext:value-type="float">
            <text:p>2.8098</text:p>
          </table:table-cell>
          <table:table-cell office:value-type="float" office:value="25.2434" calcext:value-type="float">
            <text:p>25.2434</text:p>
          </table:table-cell>
          <table:table-cell office:value-type="float" office:value="10.786" calcext:value-type="float">
            <text:p>10.786</text:p>
          </table:table-cell>
          <table:table-cell office:value-type="float" office:value="252.4338" calcext:value-type="float">
            <text:p>252.4338</text:p>
          </table:table-cell>
        </table:table-row>
        <table:table-row table:style-name="ro1">
          <table:table-cell office:value-type="float" office:value="7.252" calcext:value-type="float">
            <text:p>7.252</text:p>
          </table:table-cell>
          <table:table-cell office:value-type="float" office:value="58.283" calcext:value-type="float">
            <text:p>58.283</text:p>
          </table:table-cell>
          <table:table-cell office:value-type="float" office:value="2.8644" calcext:value-type="float">
            <text:p>2.8644</text:p>
          </table:table-cell>
          <table:table-cell office:value-type="float" office:value="25.2465" calcext:value-type="float">
            <text:p>25.2465</text:p>
          </table:table-cell>
          <table:table-cell office:value-type="float" office:value="10.7887" calcext:value-type="float">
            <text:p>10.7887</text:p>
          </table:table-cell>
          <table:table-cell office:value-type="float" office:value="252.465" calcext:value-type="float">
            <text:p>252.465</text:p>
          </table:table-cell>
        </table:table-row>
        <table:table-row table:style-name="ro1">
          <table:table-cell office:value-type="float" office:value="7.377" calcext:value-type="float">
            <text:p>7.377</text:p>
          </table:table-cell>
          <table:table-cell office:value-type="float" office:value="58.2781" calcext:value-type="float">
            <text:p>58.2781</text:p>
          </table:table-cell>
          <table:table-cell office:value-type="float" office:value="2.9186" calcext:value-type="float">
            <text:p>2.9186</text:p>
          </table:table-cell>
          <table:table-cell office:value-type="float" office:value="25.2486" calcext:value-type="float">
            <text:p>25.2486</text:p>
          </table:table-cell>
          <table:table-cell office:value-type="float" office:value="10.7905" calcext:value-type="float">
            <text:p>10.7905</text:p>
          </table:table-cell>
          <table:table-cell office:value-type="float" office:value="252.486" calcext:value-type="float">
            <text:p>252.486</text:p>
          </table:table-cell>
        </table:table-row>
        <table:table-row table:style-name="ro1">
          <table:table-cell office:value-type="float" office:value="7.502" calcext:value-type="float">
            <text:p>7.502</text:p>
          </table:table-cell>
          <table:table-cell office:value-type="float" office:value="58.2755" calcext:value-type="float">
            <text:p>58.2755</text:p>
          </table:table-cell>
          <table:table-cell office:value-type="float" office:value="2.9727" calcext:value-type="float">
            <text:p>2.9727</text:p>
          </table:table-cell>
          <table:table-cell office:value-type="float" office:value="25.2497" calcext:value-type="float">
            <text:p>25.2497</text:p>
          </table:table-cell>
          <table:table-cell office:value-type="float" office:value="10.7915" calcext:value-type="float">
            <text:p>10.7915</text:p>
          </table:table-cell>
          <table:table-cell office:value-type="float" office:value="252.4971" calcext:value-type="float">
            <text:p>252.4971</text:p>
          </table:table-cell>
        </table:table-row>
        <table:table-row table:style-name="ro1">
          <table:table-cell office:value-type="float" office:value="7.626" calcext:value-type="float">
            <text:p>7.626</text:p>
          </table:table-cell>
          <table:table-cell office:value-type="float" office:value="58.2752" calcext:value-type="float">
            <text:p>58.2752</text:p>
          </table:table-cell>
          <table:table-cell office:value-type="float" office:value="3.0265" calcext:value-type="float">
            <text:p>3.0265</text:p>
          </table:table-cell>
          <table:table-cell office:value-type="float" office:value="25.2498" calcext:value-type="float">
            <text:p>25.2498</text:p>
          </table:table-cell>
          <table:table-cell office:value-type="float" office:value="10.7916" calcext:value-type="float">
            <text:p>10.7916</text:p>
          </table:table-cell>
          <table:table-cell office:value-type="float" office:value="252.4983" calcext:value-type="float">
            <text:p>252.4983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58.2773" calcext:value-type="float">
            <text:p>58.2773</text:p>
          </table:table-cell>
          <table:table-cell office:value-type="float" office:value="3.081" calcext:value-type="float">
            <text:p>3.081</text:p>
          </table:table-cell>
          <table:table-cell office:value-type="float" office:value="25.249" calcext:value-type="float">
            <text:p>25.2490</text:p>
          </table:table-cell>
          <table:table-cell office:value-type="float" office:value="10.7909" calcext:value-type="float">
            <text:p>10.7909</text:p>
          </table:table-cell>
          <table:table-cell office:value-type="float" office:value="252.4895" calcext:value-type="float">
            <text:p>252.4895</text:p>
          </table:table-cell>
        </table:table-row>
        <table:table-row table:style-name="ro1">
          <table:table-cell office:value-type="float" office:value="7.876" calcext:value-type="float">
            <text:p>7.876</text:p>
          </table:table-cell>
          <table:table-cell office:value-type="float" office:value="58.2816" calcext:value-type="float">
            <text:p>58.2816</text:p>
          </table:table-cell>
          <table:table-cell office:value-type="float" office:value="3.1348" calcext:value-type="float">
            <text:p>3.1348</text:p>
          </table:table-cell>
          <table:table-cell office:value-type="float" office:value="25.2471" calcext:value-type="float">
            <text:p>25.2471</text:p>
          </table:table-cell>
          <table:table-cell office:value-type="float" office:value="10.7893" calcext:value-type="float">
            <text:p>10.7893</text:p>
          </table:table-cell>
          <table:table-cell office:value-type="float" office:value="252.4711" calcext:value-type="float">
            <text:p>252.4711</text:p>
          </table:table-cell>
        </table:table-row>
        <table:table-row table:style-name="ro1">
          <table:table-cell office:value-type="float" office:value="8.001" calcext:value-type="float">
            <text:p>8.001</text:p>
          </table:table-cell>
          <table:table-cell office:value-type="float" office:value="58.2882" calcext:value-type="float">
            <text:p>58.2882</text:p>
          </table:table-cell>
          <table:table-cell office:value-type="float" office:value="3.1889" calcext:value-type="float">
            <text:p>3.1889</text:p>
          </table:table-cell>
          <table:table-cell office:value-type="float" office:value="25.2443" calcext:value-type="float">
            <text:p>25.2443</text:p>
          </table:table-cell>
          <table:table-cell office:value-type="float" office:value="10.7868" calcext:value-type="float">
            <text:p>10.7868</text:p>
          </table:table-cell>
          <table:table-cell office:value-type="float" office:value="252.4426" calcext:value-type="float">
            <text:p>252.4426</text:p>
          </table:table-cell>
        </table:table-row>
        <table:table-row table:style-name="ro1">
          <table:table-cell office:value-type="float" office:value="8.128" calcext:value-type="float">
            <text:p>8.128</text:p>
          </table:table-cell>
          <table:table-cell office:value-type="float" office:value="58.2973" calcext:value-type="float">
            <text:p>58.2973</text:p>
          </table:table-cell>
          <table:table-cell office:value-type="float" office:value="3.2439" calcext:value-type="float">
            <text:p>3.2439</text:p>
          </table:table-cell>
          <table:table-cell office:value-type="float" office:value="25.2404" calcext:value-type="float">
            <text:p>25.2404</text:p>
          </table:table-cell>
          <table:table-cell office:value-type="float" office:value="10.7834" calcext:value-type="float">
            <text:p>10.7834</text:p>
          </table:table-cell>
          <table:table-cell office:value-type="float" office:value="252.4038" calcext:value-type="float">
            <text:p>252.4038</text:p>
          </table:table-cell>
        </table:table-row>
        <table:table-row table:style-name="ro1">
          <table:table-cell office:value-type="float" office:value="8.252" calcext:value-type="float">
            <text:p>8.252</text:p>
          </table:table-cell>
          <table:table-cell office:value-type="float" office:value="58.3085" calcext:value-type="float">
            <text:p>58.3085</text:p>
          </table:table-cell>
          <table:table-cell office:value-type="float" office:value="3.2976" calcext:value-type="float">
            <text:p>3.2976</text:p>
          </table:table-cell>
          <table:table-cell office:value-type="float" office:value="25.2356" calcext:value-type="float">
            <text:p>25.2356</text:p>
          </table:table-cell>
          <table:table-cell office:value-type="float" office:value="10.7793" calcext:value-type="float">
            <text:p>10.7793</text:p>
          </table:table-cell>
          <table:table-cell office:value-type="float" office:value="252.3562" calcext:value-type="float">
            <text:p>252.3562</text:p>
          </table:table-cell>
        </table:table-row>
        <table:table-row table:style-name="ro1">
          <table:table-cell office:value-type="float" office:value="8.377" calcext:value-type="float">
            <text:p>8.377</text:p>
          </table:table-cell>
          <table:table-cell office:value-type="float" office:value="58.3219" calcext:value-type="float">
            <text:p>58.3219</text:p>
          </table:table-cell>
          <table:table-cell office:value-type="float" office:value="3.3517" calcext:value-type="float">
            <text:p>3.3517</text:p>
          </table:table-cell>
          <table:table-cell office:value-type="float" office:value="25.2299" calcext:value-type="float">
            <text:p>25.2299</text:p>
          </table:table-cell>
          <table:table-cell office:value-type="float" office:value="10.7743" calcext:value-type="float">
            <text:p>10.7743</text:p>
          </table:table-cell>
          <table:table-cell office:value-type="float" office:value="252.2988" calcext:value-type="float">
            <text:p>252.2988</text:p>
          </table:table-cell>
        </table:table-row>
        <table:table-row table:style-name="ro1">
          <table:table-cell office:value-type="float" office:value="8.501" calcext:value-type="float">
            <text:p>8.501</text:p>
          </table:table-cell>
          <table:table-cell office:value-type="float" office:value="58.3374" calcext:value-type="float">
            <text:p>58.3374</text:p>
          </table:table-cell>
          <table:table-cell office:value-type="float" office:value="3.4053" calcext:value-type="float">
            <text:p>3.4053</text:p>
          </table:table-cell>
          <table:table-cell office:value-type="float" office:value="25.2233" calcext:value-type="float">
            <text:p>25.2233</text:p>
          </table:table-cell>
          <table:table-cell office:value-type="float" office:value="10.7686" calcext:value-type="float">
            <text:p>10.7686</text:p>
          </table:table-cell>
          <table:table-cell office:value-type="float" office:value="252.2327" calcext:value-type="float">
            <text:p>252.2327</text:p>
          </table:table-cell>
        </table:table-row>
        <table:table-row table:style-name="ro1">
          <table:table-cell office:value-type="float" office:value="8.627" calcext:value-type="float">
            <text:p>8.627</text:p>
          </table:table-cell>
          <table:table-cell office:value-type="float" office:value="58.3553" calcext:value-type="float">
            <text:p>58.3553</text:p>
          </table:table-cell>
          <table:table-cell office:value-type="float" office:value="3.4598" calcext:value-type="float">
            <text:p>3.4598</text:p>
          </table:table-cell>
          <table:table-cell office:value-type="float" office:value="25.2156" calcext:value-type="float">
            <text:p>25.2156</text:p>
          </table:table-cell>
          <table:table-cell office:value-type="float" office:value="10.762" calcext:value-type="float">
            <text:p>10.762</text:p>
          </table:table-cell>
          <table:table-cell office:value-type="float" office:value="252.1563" calcext:value-type="float">
            <text:p>252.1563</text:p>
          </table:table-cell>
        </table:table-row>
        <table:table-row table:style-name="ro1">
          <table:table-cell office:value-type="float" office:value="8.751" calcext:value-type="float">
            <text:p>8.751</text:p>
          </table:table-cell>
          <table:table-cell office:value-type="float" office:value="58.375" calcext:value-type="float">
            <text:p>58.375</text:p>
          </table:table-cell>
          <table:table-cell office:value-type="float" office:value="3.5133" calcext:value-type="float">
            <text:p>3.5133</text:p>
          </table:table-cell>
          <table:table-cell office:value-type="float" office:value="25.2072" calcext:value-type="float">
            <text:p>25.2072</text:p>
          </table:table-cell>
          <table:table-cell office:value-type="float" office:value="10.7548" calcext:value-type="float">
            <text:p>10.7548</text:p>
          </table:table-cell>
          <table:table-cell office:value-type="float" office:value="252.0724" calcext:value-type="float">
            <text:p>252.0724</text:p>
          </table:table-cell>
        </table:table-row>
        <table:table-row table:style-name="ro1">
          <table:table-cell office:value-type="float" office:value="8.877" calcext:value-type="float">
            <text:p>8.877</text:p>
          </table:table-cell>
          <table:table-cell office:value-type="float" office:value="58.397" calcext:value-type="float">
            <text:p>58.397</text:p>
          </table:table-cell>
          <table:table-cell office:value-type="float" office:value="3.5677" calcext:value-type="float">
            <text:p>3.5677</text:p>
          </table:table-cell>
          <table:table-cell office:value-type="float" office:value="25.1978" calcext:value-type="float">
            <text:p>25.1978</text:p>
          </table:table-cell>
          <table:table-cell office:value-type="float" office:value="10.7467" calcext:value-type="float">
            <text:p>10.7467</text:p>
          </table:table-cell>
          <table:table-cell office:value-type="float" office:value="251.9784" calcext:value-type="float">
            <text:p>251.9784</text:p>
          </table:table-cell>
        </table:table-row>
        <table:table-row table:style-name="ro1">
          <table:table-cell office:value-type="float" office:value="9.001" calcext:value-type="float">
            <text:p>9.001</text:p>
          </table:table-cell>
          <table:table-cell office:value-type="float" office:value="58.4206" calcext:value-type="float">
            <text:p>58.4206</text:p>
          </table:table-cell>
          <table:table-cell office:value-type="float" office:value="3.6212" calcext:value-type="float">
            <text:p>3.6212</text:p>
          </table:table-cell>
          <table:table-cell office:value-type="float" office:value="25.1878" calcext:value-type="float">
            <text:p>25.1878</text:p>
          </table:table-cell>
          <table:table-cell office:value-type="float" office:value="10.738" calcext:value-type="float">
            <text:p>10.738</text:p>
          </table:table-cell>
          <table:table-cell office:value-type="float" office:value="251.8777" calcext:value-type="float">
            <text:p>251.8777</text:p>
          </table:table-cell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58.4463" calcext:value-type="float">
            <text:p>58.4463</text:p>
          </table:table-cell>
          <table:table-cell office:value-type="float" office:value="3.6751" calcext:value-type="float">
            <text:p>3.6751</text:p>
          </table:table-cell>
          <table:table-cell office:value-type="float" office:value="25.1768" calcext:value-type="float">
            <text:p>25.1768</text:p>
          </table:table-cell>
          <table:table-cell office:value-type="float" office:value="10.7285" calcext:value-type="float">
            <text:p>10.7285</text:p>
          </table:table-cell>
          <table:table-cell office:value-type="float" office:value="251.7681" calcext:value-type="float">
            <text:p>251.7681</text:p>
          </table:table-cell>
        </table:table-row>
        <table:table-row table:style-name="ro1">
          <table:table-cell office:value-type="float" office:value="9.252" calcext:value-type="float">
            <text:p>9.252</text:p>
          </table:table-cell>
          <table:table-cell office:value-type="float" office:value="58.4741" calcext:value-type="float">
            <text:p>58.4741</text:p>
          </table:table-cell>
          <table:table-cell office:value-type="float" office:value="3.7293" calcext:value-type="float">
            <text:p>3.7293</text:p>
          </table:table-cell>
          <table:table-cell office:value-type="float" office:value="25.165" calcext:value-type="float">
            <text:p>25.1650</text:p>
          </table:table-cell>
          <table:table-cell office:value-type="float" office:value="10.7183" calcext:value-type="float">
            <text:p>10.7183</text:p>
          </table:table-cell>
          <table:table-cell office:value-type="float" office:value="251.65" calcext:value-type="float">
            <text:p>251.65</text:p>
          </table:table-cell>
        </table:table-row>
        <table:table-row table:style-name="ro1">
          <table:table-cell office:value-type="float" office:value="9.377" calcext:value-type="float">
            <text:p>9.377</text:p>
          </table:table-cell>
          <table:table-cell office:value-type="float" office:value="58.5033" calcext:value-type="float">
            <text:p>58.5033</text:p>
          </table:table-cell>
          <table:table-cell office:value-type="float" office:value="3.7831" calcext:value-type="float">
            <text:p>3.7831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10.7076" calcext:value-type="float">
            <text:p>10.7076</text:p>
          </table:table-cell>
          <table:table-cell office:value-type="float" office:value="251.5254" calcext:value-type="float">
            <text:p>251.5254</text:p>
          </table:table-cell>
        </table:table-row>
        <table:table-row table:style-name="ro1">
          <table:table-cell office:value-type="float" office:value="9.502" calcext:value-type="float">
            <text:p>9.502</text:p>
          </table:table-cell>
          <table:table-cell office:value-type="float" office:value="58.5342" calcext:value-type="float">
            <text:p>58.5342</text:p>
          </table:table-cell>
          <table:table-cell office:value-type="float" office:value="3.8368" calcext:value-type="float">
            <text:p>3.8368</text:p>
          </table:table-cell>
          <table:table-cell office:value-type="float" office:value="25.1394" calcext:value-type="float">
            <text:p>25.1394</text:p>
          </table:table-cell>
          <table:table-cell office:value-type="float" office:value="10.6963" calcext:value-type="float">
            <text:p>10.6963</text:p>
          </table:table-cell>
          <table:table-cell office:value-type="float" office:value="251.3939" calcext:value-type="float">
            <text:p>251.3939</text:p>
          </table:table-cell>
        </table:table-row>
        <table:table-row table:style-name="ro1">
          <table:table-cell office:value-type="float" office:value="9.627" calcext:value-type="float">
            <text:p>9.627</text:p>
          </table:table-cell>
          <table:table-cell office:value-type="float" office:value="58.5667" calcext:value-type="float">
            <text:p>58.5667</text:p>
          </table:table-cell>
          <table:table-cell office:value-type="float" office:value="3.8904" calcext:value-type="float">
            <text:p>3.8904</text:p>
          </table:table-cell>
          <table:table-cell office:value-type="float" office:value="25.1256" calcext:value-type="float">
            <text:p>25.1256</text:p>
          </table:table-cell>
          <table:table-cell office:value-type="float" office:value="10.6845" calcext:value-type="float">
            <text:p>10.6845</text:p>
          </table:table-cell>
          <table:table-cell office:value-type="float" office:value="251.2558" calcext:value-type="float">
            <text:p>251.2558</text:p>
          </table:table-cell>
        </table:table-row>
        <table:table-row table:style-name="ro1">
          <table:table-cell office:value-type="float" office:value="9.752" calcext:value-type="float">
            <text:p>9.752</text:p>
          </table:table-cell>
          <table:table-cell office:value-type="float" office:value="58.6006" calcext:value-type="float">
            <text:p>58.6006</text:p>
          </table:table-cell>
          <table:table-cell office:value-type="float" office:value="3.944" calcext:value-type="float">
            <text:p>3.944</text:p>
          </table:table-cell>
          <table:table-cell office:value-type="float" office:value="25.1112" calcext:value-type="float">
            <text:p>25.1112</text:p>
          </table:table-cell>
          <table:table-cell office:value-type="float" office:value="10.6721" calcext:value-type="float">
            <text:p>10.6721</text:p>
          </table:table-cell>
          <table:table-cell office:value-type="float" office:value="251.1116" calcext:value-type="float">
            <text:p>251.1116</text:p>
          </table:table-cell>
        </table:table-row>
        <table:table-row table:style-name="ro1">
          <table:table-cell office:value-type="float" office:value="9.877" calcext:value-type="float">
            <text:p>9.877</text:p>
          </table:table-cell>
          <table:table-cell office:value-type="float" office:value="58.6359" calcext:value-type="float">
            <text:p>58.6359</text:p>
          </table:table-cell>
          <table:table-cell office:value-type="float" office:value="3.9976" calcext:value-type="float">
            <text:p>3.9976</text:p>
          </table:table-cell>
          <table:table-cell office:value-type="float" office:value="25.0962" calcext:value-type="float">
            <text:p>25.0962</text:p>
          </table:table-cell>
          <table:table-cell office:value-type="float" office:value="10.6593" calcext:value-type="float">
            <text:p>10.6593</text:p>
          </table:table-cell>
          <table:table-cell office:value-type="float" office:value="250.9617" calcext:value-type="float">
            <text:p>250.9617</text:p>
          </table:table-cell>
        </table:table-row>
        <table:table-row table:style-name="ro1">
          <table:table-cell office:value-type="float" office:value="10.003" calcext:value-type="float">
            <text:p>10.003</text:p>
          </table:table-cell>
          <table:table-cell office:value-type="float" office:value="58.6727" calcext:value-type="float">
            <text:p>58.6727</text:p>
          </table:table-cell>
          <table:table-cell office:value-type="float" office:value="4.0514" calcext:value-type="float">
            <text:p>4.0514</text:p>
          </table:table-cell>
          <table:table-cell office:value-type="float" office:value="25.0805" calcext:value-type="float">
            <text:p>25.0805</text:p>
          </table:table-cell>
          <table:table-cell office:value-type="float" office:value="10.6459" calcext:value-type="float">
            <text:p>10.6459</text:p>
          </table:table-cell>
          <table:table-cell office:value-type="float" office:value="250.8054" calcext:value-type="float">
            <text:p>250.8054</text:p>
          </table:table-cell>
        </table:table-row>
        <table:table-row table:style-name="ro1">
          <table:table-cell office:value-type="float" office:value="10.126" calcext:value-type="float">
            <text:p>10.126</text:p>
          </table:table-cell>
          <table:table-cell office:value-type="float" office:value="58.7098" calcext:value-type="float">
            <text:p>58.7098</text:p>
          </table:table-cell>
          <table:table-cell office:value-type="float" office:value="4.104" calcext:value-type="float">
            <text:p>4.104</text:p>
          </table:table-cell>
          <table:table-cell office:value-type="float" office:value="25.0648" calcext:value-type="float">
            <text:p>25.0648</text:p>
          </table:table-cell>
          <table:table-cell office:value-type="float" office:value="10.6325" calcext:value-type="float">
            <text:p>10.6325</text:p>
          </table:table-cell>
          <table:table-cell office:value-type="float" office:value="250.648" calcext:value-type="float">
            <text:p>250.648</text:p>
          </table:table-cell>
        </table:table-row>
        <table:table-row table:style-name="ro1">
          <table:table-cell office:value-type="float" office:value="10.251" calcext:value-type="float">
            <text:p>10.251</text:p>
          </table:table-cell>
          <table:table-cell office:value-type="float" office:value="58.7485" calcext:value-type="float">
            <text:p>58.7485</text:p>
          </table:table-cell>
          <table:table-cell office:value-type="float" office:value="4.1573" calcext:value-type="float">
            <text:p>4.1573</text:p>
          </table:table-cell>
          <table:table-cell office:value-type="float" office:value="25.0484" calcext:value-type="float">
            <text:p>25.0484</text:p>
          </table:table-cell>
          <table:table-cell office:value-type="float" office:value="10.6184" calcext:value-type="float">
            <text:p>10.6184</text:p>
          </table:table-cell>
          <table:table-cell office:value-type="float" office:value="250.4838" calcext:value-type="float">
            <text:p>250.4838</text:p>
          </table:table-cell>
        </table:table-row>
        <table:table-row table:style-name="ro1">
          <table:table-cell office:value-type="float" office:value="10.376" calcext:value-type="float">
            <text:p>10.376</text:p>
          </table:table-cell>
          <table:table-cell office:value-type="float" office:value="58.7881" calcext:value-type="float">
            <text:p>58.7881</text:p>
          </table:table-cell>
          <table:table-cell office:value-type="float" office:value="4.2106" calcext:value-type="float">
            <text:p>4.2106</text:p>
          </table:table-cell>
          <table:table-cell office:value-type="float" office:value="25.0316" calcext:value-type="float">
            <text:p>25.0316</text:p>
          </table:table-cell>
          <table:table-cell office:value-type="float" office:value="10.6041" calcext:value-type="float">
            <text:p>10.6041</text:p>
          </table:table-cell>
          <table:table-cell office:value-type="float" office:value="250.3158" calcext:value-type="float">
            <text:p>250.3158</text:p>
          </table:table-cell>
        </table:table-row>
        <table:table-row table:style-name="ro1">
          <table:table-cell office:value-type="float" office:value="10.502" calcext:value-type="float">
            <text:p>10.502</text:p>
          </table:table-cell>
          <table:table-cell office:value-type="float" office:value="58.8289" calcext:value-type="float">
            <text:p>58.8289</text:p>
          </table:table-cell>
          <table:table-cell office:value-type="float" office:value="4.2642" calcext:value-type="float">
            <text:p>4.2642</text:p>
          </table:table-cell>
          <table:table-cell office:value-type="float" office:value="25.0143" calcext:value-type="float">
            <text:p>25.0143</text:p>
          </table:table-cell>
          <table:table-cell office:value-type="float" office:value="10.5894" calcext:value-type="float">
            <text:p>10.5894</text:p>
          </table:table-cell>
          <table:table-cell office:value-type="float" office:value="250.143" calcext:value-type="float">
            <text:p>250.143</text:p>
          </table:table-cell>
        </table:table-row>
        <table:table-row table:style-name="ro1">
          <table:table-cell office:value-type="float" office:value="10.627" calcext:value-type="float">
            <text:p>10.627</text:p>
          </table:table-cell>
          <table:table-cell office:value-type="float" office:value="58.8701" calcext:value-type="float">
            <text:p>58.8701</text:p>
          </table:table-cell>
          <table:table-cell office:value-type="float" office:value="4.3173" calcext:value-type="float">
            <text:p>4.3173</text:p>
          </table:table-cell>
          <table:table-cell office:value-type="float" office:value="24.9969" calcext:value-type="float">
            <text:p>24.9969</text:p>
          </table:table-cell>
          <table:table-cell office:value-type="float" office:value="10.5746" calcext:value-type="float">
            <text:p>10.5746</text:p>
          </table:table-cell>
          <table:table-cell office:value-type="float" office:value="249.9688" calcext:value-type="float">
            <text:p>249.9688</text:p>
          </table:table-cell>
        </table:table-row>
        <table:table-row table:style-name="ro1">
          <table:table-cell office:value-type="float" office:value="10.751" calcext:value-type="float">
            <text:p>10.751</text:p>
          </table:table-cell>
          <table:table-cell office:value-type="float" office:value="58.9115" calcext:value-type="float">
            <text:p>58.9115</text:p>
          </table:table-cell>
          <table:table-cell office:value-type="float" office:value="4.3699" calcext:value-type="float">
            <text:p>4.3699</text:p>
          </table:table-cell>
          <table:table-cell office:value-type="float" office:value="24.9794" calcext:value-type="float">
            <text:p>24.9794</text:p>
          </table:table-cell>
          <table:table-cell office:value-type="float" office:value="10.5597" calcext:value-type="float">
            <text:p>10.5597</text:p>
          </table:table-cell>
          <table:table-cell office:value-type="float" office:value="249.7936" calcext:value-type="float">
            <text:p>249.7936</text:p>
          </table:table-cell>
        </table:table-row>
        <table:table-row table:style-name="ro1">
          <table:table-cell office:value-type="float" office:value="10.877" calcext:value-type="float">
            <text:p>10.877</text:p>
          </table:table-cell>
          <table:table-cell office:value-type="float" office:value="58.9541" calcext:value-type="float">
            <text:p>58.9541</text:p>
          </table:table-cell>
          <table:table-cell office:value-type="float" office:value="4.4233" calcext:value-type="float">
            <text:p>4.4233</text:p>
          </table:table-cell>
          <table:table-cell office:value-type="float" office:value="24.9614" calcext:value-type="float">
            <text:p>24.9614</text:p>
          </table:table-cell>
          <table:table-cell office:value-type="float" office:value="10.5445" calcext:value-type="float">
            <text:p>10.5445</text:p>
          </table:table-cell>
          <table:table-cell office:value-type="float" office:value="249.6137" calcext:value-type="float">
            <text:p>249.6137</text:p>
          </table:table-cell>
        </table:table-row>
        <table:table-row table:style-name="ro1">
          <table:table-cell office:value-type="float" office:value="11.002" calcext:value-type="float">
            <text:p>11.002</text:p>
          </table:table-cell>
          <table:table-cell office:value-type="float" office:value="58.9967" calcext:value-type="float">
            <text:p>58.9967</text:p>
          </table:table-cell>
          <table:table-cell office:value-type="float" office:value="4.4762" calcext:value-type="float">
            <text:p>4.4762</text:p>
          </table:table-cell>
          <table:table-cell office:value-type="float" office:value="24.9434" calcext:value-type="float">
            <text:p>24.9434</text:p>
          </table:table-cell>
          <table:table-cell office:value-type="float" office:value="10.5293" calcext:value-type="float">
            <text:p>10.5293</text:p>
          </table:table-cell>
          <table:table-cell office:value-type="float" office:value="249.4339" calcext:value-type="float">
            <text:p>249.4339</text:p>
          </table:table-cell>
        </table:table-row>
        <table:table-row table:style-name="ro1">
          <table:table-cell office:value-type="float" office:value="11.127" calcext:value-type="float">
            <text:p>11.127</text:p>
          </table:table-cell>
          <table:table-cell office:value-type="float" office:value="59.0395" calcext:value-type="float">
            <text:p>59.0395</text:p>
          </table:table-cell>
          <table:table-cell office:value-type="float" office:value="4.529" calcext:value-type="float">
            <text:p>4.529</text:p>
          </table:table-cell>
          <table:table-cell office:value-type="float" office:value="24.9253" calcext:value-type="float">
            <text:p>24.9253</text:p>
          </table:table-cell>
          <table:table-cell office:value-type="float" office:value="10.514" calcext:value-type="float">
            <text:p>10.514</text:p>
          </table:table-cell>
          <table:table-cell office:value-type="float" office:value="249.2533" calcext:value-type="float">
            <text:p>249.2533</text:p>
          </table:table-cell>
        </table:table-row>
        <table:table-row table:style-name="ro1">
          <table:table-cell office:value-type="float" office:value="11.251" calcext:value-type="float">
            <text:p>11.251</text:p>
          </table:table-cell>
          <table:table-cell office:value-type="float" office:value="59.0821" calcext:value-type="float">
            <text:p>59.0821</text:p>
          </table:table-cell>
          <table:table-cell office:value-type="float" office:value="4.5813" calcext:value-type="float">
            <text:p>4.5813</text:p>
          </table:table-cell>
          <table:table-cell office:value-type="float" office:value="24.9074" calcext:value-type="float">
            <text:p>24.9074</text:p>
          </table:table-cell>
          <table:table-cell office:value-type="float" office:value="10.4989" calcext:value-type="float">
            <text:p>10.4989</text:p>
          </table:table-cell>
          <table:table-cell office:value-type="float" office:value="249.0738" calcext:value-type="float">
            <text:p>249.0738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59.125" calcext:value-type="float">
            <text:p>59.125</text:p>
          </table:table-cell>
          <table:table-cell office:value-type="float" office:value="4.6339" calcext:value-type="float">
            <text:p>4.6339</text:p>
          </table:table-cell>
          <table:table-cell office:value-type="float" office:value="24.8893" calcext:value-type="float">
            <text:p>24.8893</text:p>
          </table:table-cell>
          <table:table-cell office:value-type="float" office:value="10.4836" calcext:value-type="float">
            <text:p>10.4836</text:p>
          </table:table-cell>
          <table:table-cell office:value-type="float" office:value="248.893" calcext:value-type="float">
            <text:p>248.893</text:p>
          </table:table-cell>
        </table:table-row>
        <table:table-row table:style-name="ro1">
          <table:table-cell office:value-type="float" office:value="11.501" calcext:value-type="float">
            <text:p>11.501</text:p>
          </table:table-cell>
          <table:table-cell office:value-type="float" office:value="59.1678" calcext:value-type="float">
            <text:p>59.1678</text:p>
          </table:table-cell>
          <table:table-cell office:value-type="float" office:value="4.6865" calcext:value-type="float">
            <text:p>4.6865</text:p>
          </table:table-cell>
          <table:table-cell office:value-type="float" office:value="24.8713" calcext:value-type="float">
            <text:p>24.8713</text:p>
          </table:table-cell>
          <table:table-cell office:value-type="float" office:value="10.4685" calcext:value-type="float">
            <text:p>10.4685</text:p>
          </table:table-cell>
          <table:table-cell office:value-type="float" office:value="248.7128" calcext:value-type="float">
            <text:p>248.7128</text:p>
          </table:table-cell>
        </table:table-row>
        <table:table-row table:style-name="ro1">
          <table:table-cell office:value-type="float" office:value="11.626" calcext:value-type="float">
            <text:p>11.626</text:p>
          </table:table-cell>
          <table:table-cell office:value-type="float" office:value="59.2103" calcext:value-type="float">
            <text:p>59.2103</text:p>
          </table:table-cell>
          <table:table-cell office:value-type="float" office:value="4.739" calcext:value-type="float">
            <text:p>4.739</text:p>
          </table:table-cell>
          <table:table-cell office:value-type="float" office:value="24.8534" calcext:value-type="float">
            <text:p>24.8534</text:p>
          </table:table-cell>
          <table:table-cell office:value-type="float" office:value="10.4535" calcext:value-type="float">
            <text:p>10.4535</text:p>
          </table:table-cell>
          <table:table-cell office:value-type="float" office:value="248.5339" calcext:value-type="float">
            <text:p>248.5339</text:p>
          </table:table-cell>
        </table:table-row>
        <table:table-row table:style-name="ro1">
          <table:table-cell office:value-type="float" office:value="11.751" calcext:value-type="float">
            <text:p>11.751</text:p>
          </table:table-cell>
          <table:table-cell office:value-type="float" office:value="59.2525" calcext:value-type="float">
            <text:p>59.2525</text:p>
          </table:table-cell>
          <table:table-cell office:value-type="float" office:value="4.7914" calcext:value-type="float">
            <text:p>4.7914</text:p>
          </table:table-cell>
          <table:table-cell office:value-type="float" office:value="24.8357" calcext:value-type="float">
            <text:p>24.8357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248.3566" calcext:value-type="float">
            <text:p>248.3566</text:p>
          </table:table-cell>
        </table:table-row>
        <table:table-row table:style-name="ro1">
          <table:table-cell office:value-type="float" office:value="11.877" calcext:value-type="float">
            <text:p>11.877</text:p>
          </table:table-cell>
          <table:table-cell office:value-type="float" office:value="59.2945" calcext:value-type="float">
            <text:p>59.2945</text:p>
          </table:table-cell>
          <table:table-cell office:value-type="float" office:value="4.8442" calcext:value-type="float">
            <text:p>4.8442</text:p>
          </table:table-cell>
          <table:table-cell office:value-type="float" office:value="24.818" calcext:value-type="float">
            <text:p>24.8180</text:p>
          </table:table-cell>
          <table:table-cell office:value-type="float" office:value="10.4238" calcext:value-type="float">
            <text:p>10.4238</text:p>
          </table:table-cell>
          <table:table-cell office:value-type="float" office:value="248.18" calcext:value-type="float">
            <text:p>248.18</text:p>
          </table:table-cell>
        </table:table-row>
        <table:table-row table:style-name="ro1">
          <table:table-cell office:value-type="float" office:value="12.002" calcext:value-type="float">
            <text:p>12.002</text:p>
          </table:table-cell>
          <table:table-cell office:value-type="float" office:value="59.3356" calcext:value-type="float">
            <text:p>59.3356</text:p>
          </table:table-cell>
          <table:table-cell office:value-type="float" office:value="4.8965" calcext:value-type="float">
            <text:p>4.8965</text:p>
          </table:table-cell>
          <table:table-cell office:value-type="float" office:value="24.8008" calcext:value-type="float">
            <text:p>24.8008</text:p>
          </table:table-cell>
          <table:table-cell office:value-type="float" office:value="10.4094" calcext:value-type="float">
            <text:p>10.4094</text:p>
          </table:table-cell>
          <table:table-cell office:value-type="float" office:value="248.0075" calcext:value-type="float">
            <text:p>248.0075</text:p>
          </table:table-cell>
        </table:table-row>
        <table:table-row table:style-name="ro1">
          <table:table-cell office:value-type="float" office:value="12.127" calcext:value-type="float">
            <text:p>12.127</text:p>
          </table:table-cell>
          <table:table-cell office:value-type="float" office:value="59.376" calcext:value-type="float">
            <text:p>59.376</text:p>
          </table:table-cell>
          <table:table-cell office:value-type="float" office:value="4.9487" calcext:value-type="float">
            <text:p>4.9487</text:p>
          </table:table-cell>
          <table:table-cell office:value-type="float" office:value="24.7838" calcext:value-type="float">
            <text:p>24.7838</text:p>
          </table:table-cell>
          <table:table-cell office:value-type="float" office:value="10.3952" calcext:value-type="float">
            <text:p>10.3952</text:p>
          </table:table-cell>
          <table:table-cell office:value-type="float" office:value="247.838" calcext:value-type="float">
            <text:p>247.838</text:p>
          </table:table-cell>
        </table:table-row>
        <table:table-row table:style-name="ro1">
          <table:table-cell office:value-type="float" office:value="12.252" calcext:value-type="float">
            <text:p>12.252</text:p>
          </table:table-cell>
          <table:table-cell office:value-type="float" office:value="59.4155" calcext:value-type="float">
            <text:p>59.4155</text:p>
          </table:table-cell>
          <table:table-cell office:value-type="float" office:value="5.0008" calcext:value-type="float">
            <text:p>5.0008</text:p>
          </table:table-cell>
          <table:table-cell office:value-type="float" office:value="24.7672" calcext:value-type="float">
            <text:p>24.7672</text:p>
          </table:table-cell>
          <table:table-cell office:value-type="float" office:value="10.3814" calcext:value-type="float">
            <text:p>10.3814</text:p>
          </table:table-cell>
          <table:table-cell office:value-type="float" office:value="247.6721" calcext:value-type="float">
            <text:p>247.6721</text:p>
          </table:table-cell>
        </table:table-row>
        <table:table-row table:style-name="ro1">
          <table:table-cell office:value-type="float" office:value="12.376" calcext:value-type="float">
            <text:p>12.376</text:p>
          </table:table-cell>
          <table:table-cell office:value-type="float" office:value="59.4539" calcext:value-type="float">
            <text:p>59.4539</text:p>
          </table:table-cell>
          <table:table-cell office:value-type="float" office:value="5.0525" calcext:value-type="float">
            <text:p>5.0525</text:p>
          </table:table-cell>
          <table:table-cell office:value-type="float" office:value="24.7511" calcext:value-type="float">
            <text:p>24.7511</text:p>
          </table:table-cell>
          <table:table-cell office:value-type="float" office:value="10.368" calcext:value-type="float">
            <text:p>10.368</text:p>
          </table:table-cell>
          <table:table-cell office:value-type="float" office:value="247.5114" calcext:value-type="float">
            <text:p>247.5114</text:p>
          </table:table-cell>
        </table:table-row>
        <table:table-row table:style-name="ro1">
          <table:table-cell office:value-type="float" office:value="12.501" calcext:value-type="float">
            <text:p>12.501</text:p>
          </table:table-cell>
          <table:table-cell office:value-type="float" office:value="59.4915" calcext:value-type="float">
            <text:p>59.4915</text:p>
          </table:table-cell>
          <table:table-cell office:value-type="float" office:value="5.1045" calcext:value-type="float">
            <text:p>5.1045</text:p>
          </table:table-cell>
          <table:table-cell office:value-type="float" office:value="24.7354" calcext:value-type="float">
            <text:p>24.7354</text:p>
          </table:table-cell>
          <table:table-cell office:value-type="float" office:value="10.3549" calcext:value-type="float">
            <text:p>10.3549</text:p>
          </table:table-cell>
          <table:table-cell office:value-type="float" office:value="247.3538" calcext:value-type="float">
            <text:p>247.3538</text:p>
          </table:table-cell>
        </table:table-row>
        <table:table-row table:style-name="ro1">
          <table:table-cell office:value-type="float" office:value="12.627" calcext:value-type="float">
            <text:p>12.627</text:p>
          </table:table-cell>
          <table:table-cell office:value-type="float" office:value="59.5283" calcext:value-type="float">
            <text:p>59.5283</text:p>
          </table:table-cell>
          <table:table-cell office:value-type="float" office:value="5.1568" calcext:value-type="float">
            <text:p>5.1568</text:p>
          </table:table-cell>
          <table:table-cell office:value-type="float" office:value="24.72" calcext:value-type="float">
            <text:p>24.7200</text:p>
          </table:table-cell>
          <table:table-cell office:value-type="float" office:value="10.3421" calcext:value-type="float">
            <text:p>10.3421</text:p>
          </table:table-cell>
          <table:table-cell office:value-type="float" office:value="247.1997" calcext:value-type="float">
            <text:p>247.1997</text:p>
          </table:table-cell>
        </table:table-row>
        <table:table-row table:style-name="ro1">
          <table:table-cell office:value-type="float" office:value="12.751" calcext:value-type="float">
            <text:p>12.751</text:p>
          </table:table-cell>
          <table:table-cell office:value-type="float" office:value="59.5633" calcext:value-type="float">
            <text:p>59.5633</text:p>
          </table:table-cell>
          <table:table-cell office:value-type="float" office:value="5.2083" calcext:value-type="float">
            <text:p>5.2083</text:p>
          </table:table-cell>
          <table:table-cell office:value-type="float" office:value="24.7053" calcext:value-type="float">
            <text:p>24.7053</text:p>
          </table:table-cell>
          <table:table-cell office:value-type="float" office:value="10.3299" calcext:value-type="float">
            <text:p>10.3299</text:p>
          </table:table-cell>
          <table:table-cell office:value-type="float" office:value="247.0533" calcext:value-type="float">
            <text:p>247.0533</text:p>
          </table:table-cell>
        </table:table-row>
        <table:table-row table:style-name="ro1">
          <table:table-cell office:value-type="float" office:value="12.877" calcext:value-type="float">
            <text:p>12.877</text:p>
          </table:table-cell>
          <table:table-cell office:value-type="float" office:value="59.5976" calcext:value-type="float">
            <text:p>59.5976</text:p>
          </table:table-cell>
          <table:table-cell office:value-type="float" office:value="5.2605" calcext:value-type="float">
            <text:p>5.2605</text:p>
          </table:table-cell>
          <table:table-cell office:value-type="float" office:value="24.691" calcext:value-type="float">
            <text:p>24.6910</text:p>
          </table:table-cell>
          <table:table-cell office:value-type="float" office:value="10.318" calcext:value-type="float">
            <text:p>10.318</text:p>
          </table:table-cell>
          <table:table-cell office:value-type="float" office:value="246.9101" calcext:value-type="float">
            <text:p>246.9101</text:p>
          </table:table-cell>
        </table:table-row>
        <table:table-row table:style-name="ro1">
          <table:table-cell office:value-type="float" office:value="13.002" calcext:value-type="float">
            <text:p>13.002</text:p>
          </table:table-cell>
          <table:table-cell office:value-type="float" office:value="59.6302" calcext:value-type="float">
            <text:p>59.6302</text:p>
          </table:table-cell>
          <table:table-cell office:value-type="float" office:value="5.3123" calcext:value-type="float">
            <text:p>5.3123</text:p>
          </table:table-cell>
          <table:table-cell office:value-type="float" office:value="24.6774" calcext:value-type="float">
            <text:p>24.6774</text:p>
          </table:table-cell>
          <table:table-cell office:value-type="float" office:value="10.3068" calcext:value-type="float">
            <text:p>10.3068</text:p>
          </table:table-cell>
          <table:table-cell office:value-type="float" office:value="246.774" calcext:value-type="float">
            <text:p>246.774</text:p>
          </table:table-cell>
        </table:table-row>
        <table:table-row table:style-name="ro1">
          <table:table-cell office:value-type="float" office:value="13.126" calcext:value-type="float">
            <text:p>13.126</text:p>
          </table:table-cell>
          <table:table-cell office:value-type="float" office:value="59.661" calcext:value-type="float">
            <text:p>59.661</text:p>
          </table:table-cell>
          <table:table-cell office:value-type="float" office:value="5.3636" calcext:value-type="float">
            <text:p>5.3636</text:p>
          </table:table-cell>
          <table:table-cell office:value-type="float" office:value="24.6645" calcext:value-type="float">
            <text:p>24.6645</text:p>
          </table:table-cell>
          <table:table-cell office:value-type="float" office:value="10.2961" calcext:value-type="float">
            <text:p>10.2961</text:p>
          </table:table-cell>
          <table:table-cell office:value-type="float" office:value="246.6453" calcext:value-type="float">
            <text:p>246.6453</text:p>
          </table:table-cell>
        </table:table-row>
        <table:table-row table:style-name="ro1">
          <table:table-cell office:value-type="float" office:value="13.251" calcext:value-type="float">
            <text:p>13.251</text:p>
          </table:table-cell>
          <table:table-cell office:value-type="float" office:value="59.6905" calcext:value-type="float">
            <text:p>59.6905</text:p>
          </table:table-cell>
          <table:table-cell office:value-type="float" office:value="5.4152" calcext:value-type="float">
            <text:p>5.4152</text:p>
          </table:table-cell>
          <table:table-cell office:value-type="float" office:value="24.6522" calcext:value-type="float">
            <text:p>24.6522</text:p>
          </table:table-cell>
          <table:table-cell office:value-type="float" office:value="10.2859" calcext:value-type="float">
            <text:p>10.2859</text:p>
          </table:table-cell>
          <table:table-cell office:value-type="float" office:value="246.5221" calcext:value-type="float">
            <text:p>246.5221</text:p>
          </table:table-cell>
        </table:table-row>
        <table:table-row table:style-name="ro1">
          <table:table-cell office:value-type="float" office:value="13.377" calcext:value-type="float">
            <text:p>13.377</text:p>
          </table:table-cell>
          <table:table-cell office:value-type="float" office:value="59.7186" calcext:value-type="float">
            <text:p>59.7186</text:p>
          </table:table-cell>
          <table:table-cell office:value-type="float" office:value="5.4672" calcext:value-type="float">
            <text:p>5.4672</text:p>
          </table:table-cell>
          <table:table-cell office:value-type="float" office:value="24.6405" calcext:value-type="float">
            <text:p>24.6405</text:p>
          </table:table-cell>
          <table:table-cell office:value-type="float" office:value="10.2762" calcext:value-type="float">
            <text:p>10.2762</text:p>
          </table:table-cell>
          <table:table-cell office:value-type="float" office:value="246.4049" calcext:value-type="float">
            <text:p>246.4049</text:p>
          </table:table-cell>
        </table:table-row>
        <table:table-row table:style-name="ro1">
          <table:table-cell office:value-type="float" office:value="13.501" calcext:value-type="float">
            <text:p>13.501</text:p>
          </table:table-cell>
          <table:table-cell office:value-type="float" office:value="59.7446" calcext:value-type="float">
            <text:p>59.7446</text:p>
          </table:table-cell>
          <table:table-cell office:value-type="float" office:value="5.5184" calcext:value-type="float">
            <text:p>5.5184</text:p>
          </table:table-cell>
          <table:table-cell office:value-type="float" office:value="24.6297" calcext:value-type="float">
            <text:p>24.6297</text:p>
          </table:table-cell>
          <table:table-cell office:value-type="float" office:value="10.2673" calcext:value-type="float">
            <text:p>10.2673</text:p>
          </table:table-cell>
          <table:table-cell office:value-type="float" office:value="246.2967" calcext:value-type="float">
            <text:p>246.2967</text:p>
          </table:table-cell>
        </table:table-row>
        <table:table-row table:style-name="ro1">
          <table:table-cell office:value-type="float" office:value="13.626" calcext:value-type="float">
            <text:p>13.626</text:p>
          </table:table-cell>
          <table:table-cell office:value-type="float" office:value="59.7689" calcext:value-type="float">
            <text:p>59.7689</text:p>
          </table:table-cell>
          <table:table-cell office:value-type="float" office:value="5.5699" calcext:value-type="float">
            <text:p>5.5699</text:p>
          </table:table-cell>
          <table:table-cell office:value-type="float" office:value="24.6195" calcext:value-type="float">
            <text:p>24.6195</text:p>
          </table:table-cell>
          <table:table-cell office:value-type="float" office:value="10.259" calcext:value-type="float">
            <text:p>10.259</text:p>
          </table:table-cell>
          <table:table-cell office:value-type="float" office:value="246.1951" calcext:value-type="float">
            <text:p>246.1951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9.7916" calcext:value-type="float">
            <text:p>59.7916</text:p>
          </table:table-cell>
          <table:table-cell office:value-type="float" office:value="5.6217" calcext:value-type="float">
            <text:p>5.6217</text:p>
          </table:table-cell>
          <table:table-cell office:value-type="float" office:value="24.6101" calcext:value-type="float">
            <text:p>24.6101</text:p>
          </table:table-cell>
          <table:table-cell office:value-type="float" office:value="10.2512" calcext:value-type="float">
            <text:p>10.2512</text:p>
          </table:table-cell>
          <table:table-cell office:value-type="float" office:value="246.1006" calcext:value-type="float">
            <text:p>246.1006</text:p>
          </table:table-cell>
        </table:table-row>
        <table:table-row table:style-name="ro1">
          <table:table-cell office:value-type="float" office:value="13.877" calcext:value-type="float">
            <text:p>13.877</text:p>
          </table:table-cell>
          <table:table-cell office:value-type="float" office:value="59.8122" calcext:value-type="float">
            <text:p>59.8122</text:p>
          </table:table-cell>
          <table:table-cell office:value-type="float" office:value="5.6732" calcext:value-type="float">
            <text:p>5.6732</text:p>
          </table:table-cell>
          <table:table-cell office:value-type="float" office:value="24.6015" calcext:value-type="float">
            <text:p>24.6015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246.0148" calcext:value-type="float">
            <text:p>246.0148</text:p>
          </table:table-cell>
        </table:table-row>
        <table:table-row table:style-name="ro1">
          <table:table-cell office:value-type="float" office:value="14.002" calcext:value-type="float">
            <text:p>14.002</text:p>
          </table:table-cell>
          <table:table-cell office:value-type="float" office:value="59.8309" calcext:value-type="float">
            <text:p>59.8309</text:p>
          </table:table-cell>
          <table:table-cell office:value-type="float" office:value="5.7246" calcext:value-type="float">
            <text:p>5.7246</text:p>
          </table:table-cell>
          <table:table-cell office:value-type="float" office:value="24.5937" calcext:value-type="float">
            <text:p>24.5937</text:p>
          </table:table-cell>
          <table:table-cell office:value-type="float" office:value="10.2377" calcext:value-type="float">
            <text:p>10.2377</text:p>
          </table:table-cell>
          <table:table-cell office:value-type="float" office:value="245.9372" calcext:value-type="float">
            <text:p>245.9372</text:p>
          </table:table-cell>
        </table:table-row>
        <table:table-row table:style-name="ro1">
          <table:table-cell office:value-type="float" office:value="14.127" calcext:value-type="float">
            <text:p>14.127</text:p>
          </table:table-cell>
          <table:table-cell office:value-type="float" office:value="59.8475" calcext:value-type="float">
            <text:p>59.8475</text:p>
          </table:table-cell>
          <table:table-cell office:value-type="float" office:value="5.7759" calcext:value-type="float">
            <text:p>5.7759</text:p>
          </table:table-cell>
          <table:table-cell office:value-type="float" office:value="24.5868" calcext:value-type="float">
            <text:p>24.5868</text:p>
          </table:table-cell>
          <table:table-cell office:value-type="float" office:value="10.232" calcext:value-type="float">
            <text:p>10.232</text:p>
          </table:table-cell>
          <table:table-cell office:value-type="float" office:value="245.8681" calcext:value-type="float">
            <text:p>245.8681</text:p>
          </table:table-cell>
        </table:table-row>
        <table:table-row table:style-name="ro1">
          <table:table-cell office:value-type="float" office:value="14.251" calcext:value-type="float">
            <text:p>14.251</text:p>
          </table:table-cell>
          <table:table-cell office:value-type="float" office:value="59.8619" calcext:value-type="float">
            <text:p>59.8619</text:p>
          </table:table-cell>
          <table:table-cell office:value-type="float" office:value="5.8269" calcext:value-type="float">
            <text:p>5.8269</text:p>
          </table:table-cell>
          <table:table-cell office:value-type="float" office:value="24.5808" calcext:value-type="float">
            <text:p>24.5808</text:p>
          </table:table-cell>
          <table:table-cell office:value-type="float" office:value="10.2271" calcext:value-type="float">
            <text:p>10.2271</text:p>
          </table:table-cell>
          <table:table-cell office:value-type="float" office:value="245.8079" calcext:value-type="float">
            <text:p>245.8079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59.8744" calcext:value-type="float">
            <text:p>59.8744</text:p>
          </table:table-cell>
          <table:table-cell office:value-type="float" office:value="5.8782" calcext:value-type="float">
            <text:p>5.8782</text:p>
          </table:table-cell>
          <table:table-cell office:value-type="float" office:value="24.5756" calcext:value-type="float">
            <text:p>24.5756</text:p>
          </table:table-cell>
          <table:table-cell office:value-type="float" office:value="10.2228" calcext:value-type="float">
            <text:p>10.2228</text:p>
          </table:table-cell>
          <table:table-cell office:value-type="float" office:value="245.7559" calcext:value-type="float">
            <text:p>245.7559</text:p>
          </table:table-cell>
        </table:table-row>
        <table:table-row table:style-name="ro1">
          <table:table-cell office:value-type="float" office:value="14.501" calcext:value-type="float">
            <text:p>14.501</text:p>
          </table:table-cell>
          <table:table-cell office:value-type="float" office:value="59.8848" calcext:value-type="float">
            <text:p>59.8848</text:p>
          </table:table-cell>
          <table:table-cell office:value-type="float" office:value="5.9295" calcext:value-type="float">
            <text:p>5.9295</text:p>
          </table:table-cell>
          <table:table-cell office:value-type="float" office:value="24.5713" calcext:value-type="float">
            <text:p>24.5713</text:p>
          </table:table-cell>
          <table:table-cell office:value-type="float" office:value="10.2193" calcext:value-type="float">
            <text:p>10.2193</text:p>
          </table:table-cell>
          <table:table-cell office:value-type="float" office:value="245.7128" calcext:value-type="float">
            <text:p>245.7128</text:p>
          </table:table-cell>
        </table:table-row>
        <table:table-row table:style-name="ro1">
          <table:table-cell office:value-type="float" office:value="14.626" calcext:value-type="float">
            <text:p>14.626</text:p>
          </table:table-cell>
          <table:table-cell office:value-type="float" office:value="59.893" calcext:value-type="float">
            <text:p>59.893</text:p>
          </table:table-cell>
          <table:table-cell office:value-type="float" office:value="5.9808" calcext:value-type="float">
            <text:p>5.9808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10.2165" calcext:value-type="float">
            <text:p>10.2165</text:p>
          </table:table-cell>
          <table:table-cell office:value-type="float" office:value="245.6786" calcext:value-type="float">
            <text:p>245.6786</text:p>
          </table:table-cell>
        </table:table-row>
        <table:table-row table:style-name="ro1">
          <table:table-cell office:value-type="float" office:value="14.752" calcext:value-type="float">
            <text:p>14.752</text:p>
          </table:table-cell>
          <table:table-cell office:value-type="float" office:value="59.8991" calcext:value-type="float">
            <text:p>59.8991</text:p>
          </table:table-cell>
          <table:table-cell office:value-type="float" office:value="6.0324" calcext:value-type="float">
            <text:p>6.0324</text:p>
          </table:table-cell>
          <table:table-cell office:value-type="float" office:value="24.5653" calcext:value-type="float">
            <text:p>24.5653</text:p>
          </table:table-cell>
          <table:table-cell office:value-type="float" office:value="10.2144" calcext:value-type="float">
            <text:p>10.2144</text:p>
          </table:table-cell>
          <table:table-cell office:value-type="float" office:value="245.6532" calcext:value-type="float">
            <text:p>245.6532</text:p>
          </table:table-cell>
        </table:table-row>
        <table:table-row table:style-name="ro1">
          <table:table-cell office:value-type="float" office:value="14.876" calcext:value-type="float">
            <text:p>14.876</text:p>
          </table:table-cell>
          <table:table-cell office:value-type="float" office:value="59.9029" calcext:value-type="float">
            <text:p>59.9029</text:p>
          </table:table-cell>
          <table:table-cell office:value-type="float" office:value="6.0833" calcext:value-type="float">
            <text:p>6.0833</text:p>
          </table:table-cell>
          <table:table-cell office:value-type="float" office:value="24.5637" calcext:value-type="float">
            <text:p>24.5637</text:p>
          </table:table-cell>
          <table:table-cell office:value-type="float" office:value="10.2131" calcext:value-type="float">
            <text:p>10.2131</text:p>
          </table:table-cell>
          <table:table-cell office:value-type="float" office:value="245.6373" calcext:value-type="float">
            <text:p>245.6373</text:p>
          </table:table-cell>
        </table:table-row>
        <table:table-row table:style-name="ro1">
          <table:table-cell office:value-type="float" office:value="15.002" calcext:value-type="float">
            <text:p>15.002</text:p>
          </table:table-cell>
          <table:table-cell office:value-type="float" office:value="59.9046" calcext:value-type="float">
            <text:p>59.9046</text:p>
          </table:table-cell>
          <table:table-cell office:value-type="float" office:value="6.135" calcext:value-type="float">
            <text:p>6.135</text:p>
          </table:table-cell>
          <table:table-cell office:value-type="float" office:value="24.563" calcext:value-type="float">
            <text:p>24.5630</text:p>
          </table:table-cell>
          <table:table-cell office:value-type="float" office:value="10.2125" calcext:value-type="float">
            <text:p>10.2125</text:p>
          </table:table-cell>
          <table:table-cell office:value-type="float" office:value="245.6304" calcext:value-type="float">
            <text:p>245.6304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59.9041" calcext:value-type="float">
            <text:p>59.9041</text:p>
          </table:table-cell>
          <table:table-cell office:value-type="float" office:value="6.1858" calcext:value-type="float">
            <text:p>6.1858</text:p>
          </table:table-cell>
          <table:table-cell office:value-type="float" office:value="24.5633" calcext:value-type="float">
            <text:p>24.5633</text:p>
          </table:table-cell>
          <table:table-cell office:value-type="float" office:value="10.2127" calcext:value-type="float">
            <text:p>10.2127</text:p>
          </table:table-cell>
          <table:table-cell office:value-type="float" office:value="245.6326" calcext:value-type="float">
            <text:p>245.6326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59.9013" calcext:value-type="float">
            <text:p>59.9013</text:p>
          </table:table-cell>
          <table:table-cell office:value-type="float" office:value="6.2375" calcext:value-type="float">
            <text:p>6.2375</text:p>
          </table:table-cell>
          <table:table-cell office:value-type="float" office:value="24.5644" calcext:value-type="float">
            <text:p>24.5644</text:p>
          </table:table-cell>
          <table:table-cell office:value-type="float" office:value="10.2137" calcext:value-type="float">
            <text:p>10.2137</text:p>
          </table:table-cell>
          <table:table-cell office:value-type="float" office:value="245.644" calcext:value-type="float">
            <text:p>245.644</text:p>
          </table:table-cell>
        </table:table-row>
        <table:table-row table:style-name="ro1">
          <table:table-cell office:value-type="float" office:value="15.377" calcext:value-type="float">
            <text:p>15.377</text:p>
          </table:table-cell>
          <table:table-cell office:value-type="float" office:value="59.8964" calcext:value-type="float">
            <text:p>59.8964</text:p>
          </table:table-cell>
          <table:table-cell office:value-type="float" office:value="0.0055" calcext:value-type="float">
            <text:p>0.0055</text:p>
          </table:table-cell>
          <table:table-cell office:value-type="float" office:value="24.5665" calcext:value-type="float">
            <text:p>24.5665</text:p>
          </table:table-cell>
          <table:table-cell office:value-type="float" office:value="10.2153" calcext:value-type="float">
            <text:p>10.2153</text:p>
          </table:table-cell>
          <table:table-cell office:value-type="float" office:value="245.6646" calcext:value-type="float">
            <text:p>245.6646</text:p>
          </table:table-cell>
        </table:table-row>
        <table:table-row table:style-name="ro1">
          <table:table-cell office:value-type="float" office:value="15.501" calcext:value-type="float">
            <text:p>15.501</text:p>
          </table:table-cell>
          <table:table-cell office:value-type="float" office:value="59.8893" calcext:value-type="float">
            <text:p>59.8893</text:p>
          </table:table-cell>
          <table:table-cell office:value-type="float" office:value="0.0564" calcext:value-type="float">
            <text:p>0.0564</text:p>
          </table:table-cell>
          <table:table-cell office:value-type="float" office:value="24.5694" calcext:value-type="float">
            <text:p>24.5694</text:p>
          </table:table-cell>
          <table:table-cell office:value-type="float" office:value="10.2177" calcext:value-type="float">
            <text:p>10.2177</text:p>
          </table:table-cell>
          <table:table-cell office:value-type="float" office:value="245.6939" calcext:value-type="float">
            <text:p>245.6939</text:p>
          </table:table-cell>
        </table:table-row>
        <table:table-row table:style-name="ro1">
          <table:table-cell office:value-type="float" office:value="15.626" calcext:value-type="float">
            <text:p>15.626</text:p>
          </table:table-cell>
          <table:table-cell office:value-type="float" office:value="59.8801" calcext:value-type="float">
            <text:p>59.8801</text:p>
          </table:table-cell>
          <table:table-cell office:value-type="float" office:value="0.1077" calcext:value-type="float">
            <text:p>0.1077</text:p>
          </table:table-cell>
          <table:table-cell office:value-type="float" office:value="24.5732" calcext:value-type="float">
            <text:p>24.5732</text:p>
          </table:table-cell>
          <table:table-cell office:value-type="float" office:value="10.2209" calcext:value-type="float">
            <text:p>10.2209</text:p>
          </table:table-cell>
          <table:table-cell office:value-type="float" office:value="245.7324" calcext:value-type="float">
            <text:p>245.7324</text:p>
          </table:table-cell>
        </table:table-row>
        <table:table-row table:style-name="ro1">
          <table:table-cell office:value-type="float" office:value="15.752" calcext:value-type="float">
            <text:p>15.752</text:p>
          </table:table-cell>
          <table:table-cell office:value-type="float" office:value="59.8686" calcext:value-type="float">
            <text:p>59.8686</text:p>
          </table:table-cell>
          <table:table-cell office:value-type="float" office:value="0.1594" calcext:value-type="float">
            <text:p>0.1594</text:p>
          </table:table-cell>
          <table:table-cell office:value-type="float" office:value="24.578" calcext:value-type="float">
            <text:p>24.5780</text:p>
          </table:table-cell>
          <table:table-cell office:value-type="float" office:value="10.2248" calcext:value-type="float">
            <text:p>10.2248</text:p>
          </table:table-cell>
          <table:table-cell office:value-type="float" office:value="245.7802" calcext:value-type="float">
            <text:p>245.7802</text:p>
          </table:table-cell>
        </table:table-row>
        <table:table-row table:style-name="ro1">
          <table:table-cell office:value-type="float" office:value="15.877" calcext:value-type="float">
            <text:p>15.877</text:p>
          </table:table-cell>
          <table:table-cell office:value-type="float" office:value="59.8551" calcext:value-type="float">
            <text:p>59.8551</text:p>
          </table:table-cell>
          <table:table-cell office:value-type="float" office:value="0.2107" calcext:value-type="float">
            <text:p>0.2107</text:p>
          </table:table-cell>
          <table:table-cell office:value-type="float" office:value="24.5836" calcext:value-type="float">
            <text:p>24.5836</text:p>
          </table:table-cell>
          <table:table-cell office:value-type="float" office:value="10.2295" calcext:value-type="float">
            <text:p>10.2295</text:p>
          </table:table-cell>
          <table:table-cell office:value-type="float" office:value="245.8364" calcext:value-type="float">
            <text:p>245.8364</text:p>
          </table:table-cell>
        </table:table-row>
        <table:table-row table:style-name="ro1">
          <table:table-cell office:value-type="float" office:value="16.002" calcext:value-type="float">
            <text:p>16.002</text:p>
          </table:table-cell>
          <table:table-cell office:value-type="float" office:value="59.8395" calcext:value-type="float">
            <text:p>59.8395</text:p>
          </table:table-cell>
          <table:table-cell office:value-type="float" office:value="0.2621" calcext:value-type="float">
            <text:p>0.2621</text:p>
          </table:table-cell>
          <table:table-cell office:value-type="float" office:value="24.5901" calcext:value-type="float">
            <text:p>24.5901</text:p>
          </table:table-cell>
          <table:table-cell office:value-type="float" office:value="10.2348" calcext:value-type="float">
            <text:p>10.2348</text:p>
          </table:table-cell>
          <table:table-cell office:value-type="float" office:value="245.9013" calcext:value-type="float">
            <text:p>245.9013</text:p>
          </table:table-cell>
        </table:table-row>
        <table:table-row table:style-name="ro1">
          <table:table-cell office:value-type="float" office:value="16.126" calcext:value-type="float">
            <text:p>16.126</text:p>
          </table:table-cell>
          <table:table-cell office:value-type="float" office:value="59.822" calcext:value-type="float">
            <text:p>59.822</text:p>
          </table:table-cell>
          <table:table-cell office:value-type="float" office:value="0.3131" calcext:value-type="float">
            <text:p>0.3131</text:p>
          </table:table-cell>
          <table:table-cell office:value-type="float" office:value="24.5974" calcext:value-type="float">
            <text:p>24.5974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245.9741" calcext:value-type="float">
            <text:p>245.9741</text:p>
          </table:table-cell>
        </table:table-row>
        <table:table-row table:style-name="ro1">
          <table:table-cell office:value-type="float" office:value="16.251" calcext:value-type="float">
            <text:p>16.251</text:p>
          </table:table-cell>
          <table:table-cell office:value-type="float" office:value="59.8024" calcext:value-type="float">
            <text:p>59.8024</text:p>
          </table:table-cell>
          <table:table-cell office:value-type="float" office:value="0.3645" calcext:value-type="float">
            <text:p>0.3645</text:p>
          </table:table-cell>
          <table:table-cell office:value-type="float" office:value="24.6056" calcext:value-type="float">
            <text:p>24.6056</text:p>
          </table:table-cell>
          <table:table-cell office:value-type="float" office:value="10.2475" calcext:value-type="float">
            <text:p>10.2475</text:p>
          </table:table-cell>
          <table:table-cell office:value-type="float" office:value="246.0557" calcext:value-type="float">
            <text:p>246.0557</text:p>
          </table:table-cell>
        </table:table-row>
        <table:table-row table:style-name="ro1">
          <table:table-cell office:value-type="float" office:value="16.376" calcext:value-type="float">
            <text:p>16.376</text:p>
          </table:table-cell>
          <table:table-cell office:value-type="float" office:value="59.7809" calcext:value-type="float">
            <text:p>59.7809</text:p>
          </table:table-cell>
          <table:table-cell office:value-type="float" office:value="0.4159" calcext:value-type="float">
            <text:p>0.4159</text:p>
          </table:table-cell>
          <table:table-cell office:value-type="float" office:value="24.6145" calcext:value-type="float">
            <text:p>24.6145</text:p>
          </table:table-cell>
          <table:table-cell office:value-type="float" office:value="10.2549" calcext:value-type="float">
            <text:p>10.2549</text:p>
          </table:table-cell>
          <table:table-cell office:value-type="float" office:value="246.1454" calcext:value-type="float">
            <text:p>246.1454</text:p>
          </table:table-cell>
        </table:table-row>
        <table:table-row table:style-name="ro1">
          <table:table-cell office:value-type="float" office:value="16.502" calcext:value-type="float">
            <text:p>16.502</text:p>
          </table:table-cell>
          <table:table-cell office:value-type="float" office:value="59.7573" calcext:value-type="float">
            <text:p>59.7573</text:p>
          </table:table-cell>
          <table:table-cell office:value-type="float" office:value="0.4678" calcext:value-type="float">
            <text:p>0.4678</text:p>
          </table:table-cell>
          <table:table-cell office:value-type="float" office:value="24.6244" calcext:value-type="float">
            <text:p>24.6244</text:p>
          </table:table-cell>
          <table:table-cell office:value-type="float" office:value="10.263" calcext:value-type="float">
            <text:p>10.263</text:p>
          </table:table-cell>
          <table:table-cell office:value-type="float" office:value="246.2438" calcext:value-type="float">
            <text:p>246.2438</text:p>
          </table:table-cell>
        </table:table-row>
        <table:table-row table:style-name="ro1">
          <table:table-cell office:value-type="float" office:value="16.627" calcext:value-type="float">
            <text:p>16.627</text:p>
          </table:table-cell>
          <table:table-cell office:value-type="float" office:value="59.732" calcext:value-type="float">
            <text:p>59.732</text:p>
          </table:table-cell>
          <table:table-cell office:value-type="float" office:value="0.5194" calcext:value-type="float">
            <text:p>0.5194</text:p>
          </table:table-cell>
          <table:table-cell office:value-type="float" office:value="24.6349" calcext:value-type="float">
            <text:p>24.6349</text:p>
          </table:table-cell>
          <table:table-cell office:value-type="float" office:value="10.2716" calcext:value-type="float">
            <text:p>10.2716</text:p>
          </table:table-cell>
          <table:table-cell office:value-type="float" office:value="246.349" calcext:value-type="float">
            <text:p>246.349</text:p>
          </table:table-cell>
        </table:table-row>
        <table:table-row table:style-name="ro1">
          <table:table-cell office:value-type="float" office:value="16.751" calcext:value-type="float">
            <text:p>16.751</text:p>
          </table:table-cell>
          <table:table-cell office:value-type="float" office:value="59.7052" calcext:value-type="float">
            <text:p>59.7052</text:p>
          </table:table-cell>
          <table:table-cell office:value-type="float" office:value="0.5705" calcext:value-type="float">
            <text:p>0.5705</text:p>
          </table:table-cell>
          <table:table-cell office:value-type="float" office:value="24.6461" calcext:value-type="float">
            <text:p>24.6461</text:p>
          </table:table-cell>
          <table:table-cell office:value-type="float" office:value="10.2809" calcext:value-type="float">
            <text:p>10.2809</text:p>
          </table:table-cell>
          <table:table-cell office:value-type="float" office:value="246.4607" calcext:value-type="float">
            <text:p>246.4607</text:p>
          </table:table-cell>
        </table:table-row>
        <table:table-row table:style-name="ro1">
          <table:table-cell office:value-type="float" office:value="16.877" calcext:value-type="float">
            <text:p>16.877</text:p>
          </table:table-cell>
          <table:table-cell office:value-type="float" office:value="59.6763" calcext:value-type="float">
            <text:p>59.6763</text:p>
          </table:table-cell>
          <table:table-cell office:value-type="float" office:value="0.6226" calcext:value-type="float">
            <text:p>0.6226</text:p>
          </table:table-cell>
          <table:table-cell office:value-type="float" office:value="24.6581" calcext:value-type="float">
            <text:p>24.6581</text:p>
          </table:table-cell>
          <table:table-cell office:value-type="float" office:value="10.2908" calcext:value-type="float">
            <text:p>10.2908</text:p>
          </table:table-cell>
          <table:table-cell office:value-type="float" office:value="246.5814" calcext:value-type="float">
            <text:p>246.5814</text:p>
          </table:table-cell>
        </table:table-row>
        <table:table-row table:style-name="ro1">
          <table:table-cell office:value-type="float" office:value="17.001" calcext:value-type="float">
            <text:p>17.001</text:p>
          </table:table-cell>
          <table:table-cell office:value-type="float" office:value="59.6463" calcext:value-type="float">
            <text:p>59.6463</text:p>
          </table:table-cell>
          <table:table-cell office:value-type="float" office:value="0.6738" calcext:value-type="float">
            <text:p>0.6738</text:p>
          </table:table-cell>
          <table:table-cell office:value-type="float" office:value="24.6707" calcext:value-type="float">
            <text:p>24.6707</text:p>
          </table:table-cell>
          <table:table-cell office:value-type="float" office:value="10.3012" calcext:value-type="float">
            <text:p>10.3012</text:p>
          </table:table-cell>
          <table:table-cell office:value-type="float" office:value="246.7068" calcext:value-type="float">
            <text:p>246.7068</text:p>
          </table:table-cell>
        </table:table-row>
        <table:table-row table:style-name="ro1">
          <table:table-cell office:value-type="float" office:value="17.127" calcext:value-type="float">
            <text:p>17.127</text:p>
          </table:table-cell>
          <table:table-cell office:value-type="float" office:value="59.6142" calcext:value-type="float">
            <text:p>59.6142</text:p>
          </table:table-cell>
          <table:table-cell office:value-type="float" office:value="0.726" calcext:value-type="float">
            <text:p>0.726</text:p>
          </table:table-cell>
          <table:table-cell office:value-type="float" office:value="24.6841" calcext:value-type="float">
            <text:p>24.6841</text:p>
          </table:table-cell>
          <table:table-cell office:value-type="float" office:value="10.3123" calcext:value-type="float">
            <text:p>10.3123</text:p>
          </table:table-cell>
          <table:table-cell office:value-type="float" office:value="246.8408" calcext:value-type="float">
            <text:p>246.8408</text:p>
          </table:table-cell>
        </table:table-row>
        <table:table-row table:style-name="ro1">
          <table:table-cell office:value-type="float" office:value="17.251" calcext:value-type="float">
            <text:p>17.251</text:p>
          </table:table-cell>
          <table:table-cell office:value-type="float" office:value="59.5812" calcext:value-type="float">
            <text:p>59.5812</text:p>
          </table:table-cell>
          <table:table-cell office:value-type="float" office:value="0.7773" calcext:value-type="float">
            <text:p>0.7773</text:p>
          </table:table-cell>
          <table:table-cell office:value-type="float" office:value="24.6979" calcext:value-type="float">
            <text:p>24.6979</text:p>
          </table:table-cell>
          <table:table-cell office:value-type="float" office:value="10.3237" calcext:value-type="float">
            <text:p>10.3237</text:p>
          </table:table-cell>
          <table:table-cell office:value-type="float" office:value="246.9788" calcext:value-type="float">
            <text:p>246.9788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9.5465" calcext:value-type="float">
            <text:p>59.5465</text:p>
          </table:table-cell>
          <table:table-cell office:value-type="float" office:value="0.8292" calcext:value-type="float">
            <text:p>0.8292</text:p>
          </table:table-cell>
          <table:table-cell office:value-type="float" office:value="24.7124" calcext:value-type="float">
            <text:p>24.7124</text:p>
          </table:table-cell>
          <table:table-cell office:value-type="float" office:value="10.3357" calcext:value-type="float">
            <text:p>10.3357</text:p>
          </table:table-cell>
          <table:table-cell office:value-type="float" office:value="247.1236" calcext:value-type="float">
            <text:p>247.1236</text:p>
          </table:table-cell>
        </table:table-row>
        <table:table-row table:style-name="ro1">
          <table:table-cell office:value-type="float" office:value="17.502" calcext:value-type="float">
            <text:p>17.502</text:p>
          </table:table-cell>
          <table:table-cell office:value-type="float" office:value="59.5104" calcext:value-type="float">
            <text:p>59.5104</text:p>
          </table:table-cell>
          <table:table-cell office:value-type="float" office:value="0.8815" calcext:value-type="float">
            <text:p>0.8815</text:p>
          </table:table-cell>
          <table:table-cell office:value-type="float" office:value="24.7275" calcext:value-type="float">
            <text:p>24.7275</text:p>
          </table:table-cell>
          <table:table-cell office:value-type="float" office:value="10.3483" calcext:value-type="float">
            <text:p>10.3483</text:p>
          </table:table-cell>
          <table:table-cell office:value-type="float" office:value="247.275" calcext:value-type="float">
            <text:p>247.275</text:p>
          </table:table-cell>
        </table:table-row>
        <table:table-row table:style-name="ro1">
          <table:table-cell office:value-type="float" office:value="17.627" calcext:value-type="float">
            <text:p>17.627</text:p>
          </table:table-cell>
          <table:table-cell office:value-type="float" office:value="59.4733" calcext:value-type="float">
            <text:p>59.4733</text:p>
          </table:table-cell>
          <table:table-cell office:value-type="float" office:value="0.9335" calcext:value-type="float">
            <text:p>0.9335</text:p>
          </table:table-cell>
          <table:table-cell office:value-type="float" office:value="24.743" calcext:value-type="float">
            <text:p>24.7430</text:p>
          </table:table-cell>
          <table:table-cell office:value-type="float" office:value="10.3612" calcext:value-type="float">
            <text:p>10.3612</text:p>
          </table:table-cell>
          <table:table-cell office:value-type="float" office:value="247.4302" calcext:value-type="float">
            <text:p>247.4302</text:p>
          </table:table-cell>
        </table:table-row>
        <table:table-row table:style-name="ro1">
          <table:table-cell office:value-type="float" office:value="17.751" calcext:value-type="float">
            <text:p>17.751</text:p>
          </table:table-cell>
          <table:table-cell office:value-type="float" office:value="59.4354" calcext:value-type="float">
            <text:p>59.4354</text:p>
          </table:table-cell>
          <table:table-cell office:value-type="float" office:value="0.9851" calcext:value-type="float">
            <text:p>0.9851</text:p>
          </table:table-cell>
          <table:table-cell office:value-type="float" office:value="24.7589" calcext:value-type="float">
            <text:p>24.7589</text:p>
          </table:table-cell>
          <table:table-cell office:value-type="float" office:value="10.3744" calcext:value-type="float">
            <text:p>10.3744</text:p>
          </table:table-cell>
          <table:table-cell office:value-type="float" office:value="247.5887" calcext:value-type="float">
            <text:p>247.5887</text:p>
          </table:table-cell>
        </table:table-row>
        <table:table-row table:style-name="ro1">
          <table:table-cell office:value-type="float" office:value="17.878" calcext:value-type="float">
            <text:p>17.878</text:p>
          </table:table-cell>
          <table:table-cell office:value-type="float" office:value="59.3957" calcext:value-type="float">
            <text:p>59.3957</text:p>
          </table:table-cell>
          <table:table-cell office:value-type="float" office:value="1.038" calcext:value-type="float">
            <text:p>1.038</text:p>
          </table:table-cell>
          <table:table-cell office:value-type="float" office:value="24.7755" calcext:value-type="float">
            <text:p>24.7755</text:p>
          </table:table-cell>
          <table:table-cell office:value-type="float" office:value="10.3883" calcext:value-type="float">
            <text:p>10.3883</text:p>
          </table:table-cell>
          <table:table-cell office:value-type="float" office:value="247.7553" calcext:value-type="float">
            <text:p>247.7553</text:p>
          </table:table-cell>
        </table:table-row>
        <table:table-row table:style-name="ro1">
          <table:table-cell office:value-type="float" office:value="18.002" calcext:value-type="float">
            <text:p>18.002</text:p>
          </table:table-cell>
          <table:table-cell office:value-type="float" office:value="59.356" calcext:value-type="float">
            <text:p>59.356</text:p>
          </table:table-cell>
          <table:table-cell office:value-type="float" office:value="1.0898" calcext:value-type="float">
            <text:p>1.0898</text:p>
          </table:table-cell>
          <table:table-cell office:value-type="float" office:value="24.7922" calcext:value-type="float">
            <text:p>24.7922</text:p>
          </table:table-cell>
          <table:table-cell office:value-type="float" office:value="10.4022" calcext:value-type="float">
            <text:p>10.4022</text:p>
          </table:table-cell>
          <table:table-cell office:value-type="float" office:value="247.9218" calcext:value-type="float">
            <text:p>247.9218</text:p>
          </table:table-cell>
        </table:table-row>
        <table:table-row table:style-name="ro1">
          <table:table-cell office:value-type="float" office:value="18.127" calcext:value-type="float">
            <text:p>18.127</text:p>
          </table:table-cell>
          <table:table-cell office:value-type="float" office:value="59.3152" calcext:value-type="float">
            <text:p>59.3152</text:p>
          </table:table-cell>
          <table:table-cell office:value-type="float" office:value="1.142" calcext:value-type="float">
            <text:p>1.142</text:p>
          </table:table-cell>
          <table:table-cell office:value-type="float" office:value="24.8093" calcext:value-type="float">
            <text:p>24.8093</text:p>
          </table:table-cell>
          <table:table-cell office:value-type="float" office:value="10.4165" calcext:value-type="float">
            <text:p>10.4165</text:p>
          </table:table-cell>
          <table:table-cell office:value-type="float" office:value="248.0928" calcext:value-type="float">
            <text:p>248.0928</text:p>
          </table:table-cell>
        </table:table-row>
        <table:table-row table:style-name="ro1">
          <table:table-cell office:value-type="float" office:value="18.251" calcext:value-type="float">
            <text:p>18.251</text:p>
          </table:table-cell>
          <table:table-cell office:value-type="float" office:value="59.2742" calcext:value-type="float">
            <text:p>59.2742</text:p>
          </table:table-cell>
          <table:table-cell office:value-type="float" office:value="1.1939" calcext:value-type="float">
            <text:p>1.1939</text:p>
          </table:table-cell>
          <table:table-cell office:value-type="float" office:value="24.8265" calcext:value-type="float">
            <text:p>24.8265</text:p>
          </table:table-cell>
          <table:table-cell office:value-type="float" office:value="10.4309" calcext:value-type="float">
            <text:p>10.4309</text:p>
          </table:table-cell>
          <table:table-cell office:value-type="float" office:value="248.2653" calcext:value-type="float">
            <text:p>248.2653</text:p>
          </table:table-cell>
        </table:table-row>
        <table:table-row table:style-name="ro1">
          <table:table-cell office:value-type="float" office:value="18.377" calcext:value-type="float">
            <text:p>18.377</text:p>
          </table:table-cell>
          <table:table-cell office:value-type="float" office:value="59.2319" calcext:value-type="float">
            <text:p>59.2319</text:p>
          </table:table-cell>
          <table:table-cell office:value-type="float" office:value="1.2467" calcext:value-type="float">
            <text:p>1.2467</text:p>
          </table:table-cell>
          <table:table-cell office:value-type="float" office:value="24.8443" calcext:value-type="float">
            <text:p>24.8443</text:p>
          </table:table-cell>
          <table:table-cell office:value-type="float" office:value="10.4458" calcext:value-type="float">
            <text:p>10.4458</text:p>
          </table:table-cell>
          <table:table-cell office:value-type="float" office:value="248.443" calcext:value-type="float">
            <text:p>248.443</text:p>
          </table:table-cell>
        </table:table-row>
        <table:table-row table:style-name="ro1">
          <table:table-cell office:value-type="float" office:value="18.502" calcext:value-type="float">
            <text:p>18.502</text:p>
          </table:table-cell>
          <table:table-cell office:value-type="float" office:value="59.1895" calcext:value-type="float">
            <text:p>59.1895</text:p>
          </table:table-cell>
          <table:table-cell office:value-type="float" office:value="1.2992" calcext:value-type="float">
            <text:p>1.2992</text:p>
          </table:table-cell>
          <table:table-cell office:value-type="float" office:value="24.8621" calcext:value-type="float">
            <text:p>24.8621</text:p>
          </table:table-cell>
          <table:table-cell office:value-type="float" office:value="10.4608" calcext:value-type="float">
            <text:p>10.4608</text:p>
          </table:table-cell>
          <table:table-cell office:value-type="float" office:value="248.6211" calcext:value-type="float">
            <text:p>248.6211</text:p>
          </table:table-cell>
        </table:table-row>
        <table:table-row table:style-name="ro1">
          <table:table-cell office:value-type="float" office:value="18.626" calcext:value-type="float">
            <text:p>18.626</text:p>
          </table:table-cell>
          <table:table-cell office:value-type="float" office:value="59.1472" calcext:value-type="float">
            <text:p>59.1472</text:p>
          </table:table-cell>
          <table:table-cell office:value-type="float" office:value="1.3513" calcext:value-type="float">
            <text:p>1.3513</text:p>
          </table:table-cell>
          <table:table-cell office:value-type="float" office:value="24.8799" calcext:value-type="float">
            <text:p>24.8799</text:p>
          </table:table-cell>
          <table:table-cell office:value-type="float" office:value="10.4758" calcext:value-type="float">
            <text:p>10.4758</text:p>
          </table:table-cell>
          <table:table-cell office:value-type="float" office:value="248.7993" calcext:value-type="float">
            <text:p>248.7993</text:p>
          </table:table-cell>
        </table:table-row>
        <table:table-row table:style-name="ro1">
          <table:table-cell office:value-type="float" office:value="18.752" calcext:value-type="float">
            <text:p>18.752</text:p>
          </table:table-cell>
          <table:table-cell office:value-type="float" office:value="59.104" calcext:value-type="float">
            <text:p>59.104</text:p>
          </table:table-cell>
          <table:table-cell office:value-type="float" office:value="1.4043" calcext:value-type="float">
            <text:p>1.4043</text:p>
          </table:table-cell>
          <table:table-cell office:value-type="float" office:value="24.8981" calcext:value-type="float">
            <text:p>24.8981</text:p>
          </table:table-cell>
          <table:table-cell office:value-type="float" office:value="10.4911" calcext:value-type="float">
            <text:p>10.4911</text:p>
          </table:table-cell>
          <table:table-cell office:value-type="float" office:value="248.9812" calcext:value-type="float">
            <text:p>248.9812</text:p>
          </table:table-cell>
        </table:table-row>
        <table:table-row table:style-name="ro1">
          <table:table-cell office:value-type="float" office:value="18.876" calcext:value-type="float">
            <text:p>18.876</text:p>
          </table:table-cell>
          <table:table-cell office:value-type="float" office:value="59.0614" calcext:value-type="float">
            <text:p>59.0614</text:p>
          </table:table-cell>
          <table:table-cell office:value-type="float" office:value="1.4566" calcext:value-type="float">
            <text:p>1.4566</text:p>
          </table:table-cell>
          <table:table-cell office:value-type="float" office:value="24.9161" calcext:value-type="float">
            <text:p>24.9161</text:p>
          </table:table-cell>
          <table:table-cell office:value-type="float" office:value="10.5062" calcext:value-type="float">
            <text:p>10.5062</text:p>
          </table:table-cell>
          <table:table-cell office:value-type="float" office:value="249.1607" calcext:value-type="float">
            <text:p>249.1607</text:p>
          </table:table-cell>
        </table:table-row>
        <table:table-row table:style-name="ro1">
          <table:table-cell office:value-type="float" office:value="19.001" calcext:value-type="float">
            <text:p>19.001</text:p>
          </table:table-cell>
          <table:table-cell office:value-type="float" office:value="59.0186" calcext:value-type="float">
            <text:p>59.0186</text:p>
          </table:table-cell>
          <table:table-cell office:value-type="float" office:value="1.5094" calcext:value-type="float">
            <text:p>1.5094</text:p>
          </table:table-cell>
          <table:table-cell office:value-type="float" office:value="24.9342" calcext:value-type="float">
            <text:p>24.9342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249.3416" calcext:value-type="float">
            <text:p>249.3416</text:p>
          </table:table-cell>
        </table:table-row>
        <table:table-row table:style-name="ro1">
          <table:table-cell office:value-type="float" office:value="19.127" calcext:value-type="float">
            <text:p>19.127</text:p>
          </table:table-cell>
          <table:table-cell office:value-type="float" office:value="58.9755" calcext:value-type="float">
            <text:p>58.9755</text:p>
          </table:table-cell>
          <table:table-cell office:value-type="float" office:value="1.5626" calcext:value-type="float">
            <text:p>1.5626</text:p>
          </table:table-cell>
          <table:table-cell office:value-type="float" office:value="24.9523" calcext:value-type="float">
            <text:p>24.9523</text:p>
          </table:table-cell>
          <table:table-cell office:value-type="float" office:value="10.5368" calcext:value-type="float">
            <text:p>10.5368</text:p>
          </table:table-cell>
          <table:table-cell office:value-type="float" office:value="249.5233" calcext:value-type="float">
            <text:p>249.5233</text:p>
          </table:table-cell>
        </table:table-row>
        <table:table-row table:style-name="ro1">
          <table:table-cell office:value-type="float" office:value="19.251" calcext:value-type="float">
            <text:p>19.251</text:p>
          </table:table-cell>
          <table:table-cell office:value-type="float" office:value="58.9334" calcext:value-type="float">
            <text:p>58.9334</text:p>
          </table:table-cell>
          <table:table-cell office:value-type="float" office:value="1.6151" calcext:value-type="float">
            <text:p>1.6151</text:p>
          </table:table-cell>
          <table:table-cell office:value-type="float" office:value="24.9701" calcext:value-type="float">
            <text:p>24.9701</text:p>
          </table:table-cell>
          <table:table-cell office:value-type="float" office:value="10.5519" calcext:value-type="float">
            <text:p>10.5519</text:p>
          </table:table-cell>
          <table:table-cell office:value-type="float" office:value="249.7011" calcext:value-type="float">
            <text:p>249.7011</text:p>
          </table:table-cell>
        </table:table-row>
        <table:table-row table:style-name="ro1">
          <table:table-cell office:value-type="float" office:value="19.376" calcext:value-type="float">
            <text:p>19.376</text:p>
          </table:table-cell>
          <table:table-cell office:value-type="float" office:value="58.8914" calcext:value-type="float">
            <text:p>58.8914</text:p>
          </table:table-cell>
          <table:table-cell office:value-type="float" office:value="1.6681" calcext:value-type="float">
            <text:p>1.6681</text:p>
          </table:table-cell>
          <table:table-cell office:value-type="float" office:value="24.9879" calcext:value-type="float">
            <text:p>24.9879</text:p>
          </table:table-cell>
          <table:table-cell office:value-type="float" office:value="10.567" calcext:value-type="float">
            <text:p>10.567</text:p>
          </table:table-cell>
          <table:table-cell office:value-type="float" office:value="249.8787" calcext:value-type="float">
            <text:p>249.8787</text:p>
          </table:table-cell>
        </table:table-row>
        <table:table-row table:style-name="ro1">
          <table:table-cell office:value-type="float" office:value="19.502" calcext:value-type="float">
            <text:p>19.502</text:p>
          </table:table-cell>
          <table:table-cell office:value-type="float" office:value="58.8496" calcext:value-type="float">
            <text:p>58.8496</text:p>
          </table:table-cell>
          <table:table-cell office:value-type="float" office:value="1.7216" calcext:value-type="float">
            <text:p>1.7216</text:p>
          </table:table-cell>
          <table:table-cell office:value-type="float" office:value="25.0056" calcext:value-type="float">
            <text:p>25.0056</text:p>
          </table:table-cell>
          <table:table-cell office:value-type="float" office:value="10.582" calcext:value-type="float">
            <text:p>10.582</text:p>
          </table:table-cell>
          <table:table-cell office:value-type="float" office:value="250.0556" calcext:value-type="float">
            <text:p>250.0556</text:p>
          </table:table-cell>
        </table:table-row>
        <table:table-row table:style-name="ro1">
          <table:table-cell office:value-type="float" office:value="19.626" calcext:value-type="float">
            <text:p>19.626</text:p>
          </table:table-cell>
          <table:table-cell office:value-type="float" office:value="58.8091" calcext:value-type="float">
            <text:p>58.8091</text:p>
          </table:table-cell>
          <table:table-cell office:value-type="float" office:value="1.7743" calcext:value-type="float">
            <text:p>1.7743</text:p>
          </table:table-cell>
          <table:table-cell office:value-type="float" office:value="25.0227" calcext:value-type="float">
            <text:p>25.0227</text:p>
          </table:table-cell>
          <table:table-cell office:value-type="float" office:value="10.5966" calcext:value-type="float">
            <text:p>10.5966</text:p>
          </table:table-cell>
          <table:table-cell office:value-type="float" office:value="250.2271" calcext:value-type="float">
            <text:p>250.22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8.7687" calcext:value-type="float">
            <text:p>58.7687</text:p>
          </table:table-cell>
          <table:table-cell office:value-type="float" office:value="1.828" calcext:value-type="float">
            <text:p>1.828</text:p>
          </table:table-cell>
          <table:table-cell office:value-type="float" office:value="25.0398" calcext:value-type="float">
            <text:p>25.0398</text:p>
          </table:table-cell>
          <table:table-cell office:value-type="float" office:value="10.6112" calcext:value-type="float">
            <text:p>10.6112</text:p>
          </table:table-cell>
          <table:table-cell office:value-type="float" office:value="250.3983" calcext:value-type="float">
            <text:p>250.3983</text:p>
          </table:table-cell>
        </table:table-row>
        <table:table-row table:style-name="ro1">
          <table:table-cell office:value-type="float" office:value="19.877" calcext:value-type="float">
            <text:p>19.877</text:p>
          </table:table-cell>
          <table:table-cell office:value-type="float" office:value="58.7295" calcext:value-type="float">
            <text:p>58.7295</text:p>
          </table:table-cell>
          <table:table-cell office:value-type="float" office:value="1.8813" calcext:value-type="float">
            <text:p>1.8813</text:p>
          </table:table-cell>
          <table:table-cell office:value-type="float" office:value="25.0565" calcext:value-type="float">
            <text:p>25.0565</text:p>
          </table:table-cell>
          <table:table-cell office:value-type="float" office:value="10.6253" calcext:value-type="float">
            <text:p>10.6253</text:p>
          </table:table-cell>
          <table:table-cell office:value-type="float" office:value="250.5645" calcext:value-type="float">
            <text:p>250.5645</text:p>
          </table:table-cell>
        </table:table-row>
        <table:table-row table:style-name="ro1">
          <table:table-cell office:value-type="float" office:value="20.001" calcext:value-type="float">
            <text:p>20.001</text:p>
          </table:table-cell>
          <table:table-cell office:value-type="float" office:value="58.6915" calcext:value-type="float">
            <text:p>58.6915</text:p>
          </table:table-cell>
          <table:table-cell office:value-type="float" office:value="1.9342" calcext:value-type="float">
            <text:p>1.9342</text:p>
          </table:table-cell>
          <table:table-cell office:value-type="float" office:value="25.0725" calcext:value-type="float">
            <text:p>25.0725</text:p>
          </table:table-cell>
          <table:table-cell office:value-type="float" office:value="10.6391" calcext:value-type="float">
            <text:p>10.6391</text:p>
          </table:table-cell>
          <table:table-cell office:value-type="float" office:value="250.7254" calcext:value-type="float">
            <text:p>250.7254</text:p>
          </table:table-cell>
        </table:table-row>
        <table:table-row table:style-name="ro1">
          <table:table-cell office:value-type="float" office:value="20.127" calcext:value-type="float">
            <text:p>20.127</text:p>
          </table:table-cell>
          <table:table-cell office:value-type="float" office:value="58.6541" calcext:value-type="float">
            <text:p>58.6541</text:p>
          </table:table-cell>
          <table:table-cell office:value-type="float" office:value="1.9881" calcext:value-type="float">
            <text:p>1.9881</text:p>
          </table:table-cell>
          <table:table-cell office:value-type="float" office:value="25.0884" calcext:value-type="float">
            <text:p>25.0884</text:p>
          </table:table-cell>
          <table:table-cell office:value-type="float" office:value="10.6526" calcext:value-type="float">
            <text:p>10.6526</text:p>
          </table:table-cell>
          <table:table-cell office:value-type="float" office:value="250.8843" calcext:value-type="float">
            <text:p>250.8843</text:p>
          </table:table-cell>
        </table:table-row>
        <table:table-row table:style-name="ro1">
          <table:table-cell office:value-type="float" office:value="20.252" calcext:value-type="float">
            <text:p>20.252</text:p>
          </table:table-cell>
          <table:table-cell office:value-type="float" office:value="58.6182" calcext:value-type="float">
            <text:p>58.6182</text:p>
          </table:table-cell>
          <table:table-cell office:value-type="float" office:value="2.0415" calcext:value-type="float">
            <text:p>2.0415</text:p>
          </table:table-cell>
          <table:table-cell office:value-type="float" office:value="25.1037" calcext:value-type="float">
            <text:p>25.1037</text:p>
          </table:table-cell>
          <table:table-cell office:value-type="float" office:value="10.6657" calcext:value-type="float">
            <text:p>10.6657</text:p>
          </table:table-cell>
          <table:table-cell office:value-type="float" office:value="251.0368" calcext:value-type="float">
            <text:p>251.0368</text:p>
          </table:table-cell>
        </table:table-row>
        <table:table-row table:style-name="ro1">
          <table:table-cell office:value-type="float" office:value="20.377" calcext:value-type="float">
            <text:p>20.377</text:p>
          </table:table-cell>
          <table:table-cell office:value-type="float" office:value="58.5836" calcext:value-type="float">
            <text:p>58.5836</text:p>
          </table:table-cell>
          <table:table-cell office:value-type="float" office:value="2.0951" calcext:value-type="float">
            <text:p>2.0951</text:p>
          </table:table-cell>
          <table:table-cell office:value-type="float" office:value="25.1184" calcext:value-type="float">
            <text:p>25.1184</text:p>
          </table:table-cell>
          <table:table-cell office:value-type="float" office:value="10.6783" calcext:value-type="float">
            <text:p>10.6783</text:p>
          </table:table-cell>
          <table:table-cell office:value-type="float" office:value="251.1839" calcext:value-type="float">
            <text:p>251.1839</text:p>
          </table:table-cell>
        </table:table-row>
        <table:table-row table:style-name="ro1">
          <table:table-cell office:value-type="float" office:value="20.503" calcext:value-type="float">
            <text:p>20.503</text:p>
          </table:table-cell>
          <table:table-cell office:value-type="float" office:value="58.5501" calcext:value-type="float">
            <text:p>58.5501</text:p>
          </table:table-cell>
          <table:table-cell office:value-type="float" office:value="2.1492" calcext:value-type="float">
            <text:p>2.1492</text:p>
          </table:table-cell>
          <table:table-cell office:value-type="float" office:value="25.1326" calcext:value-type="float">
            <text:p>25.1326</text:p>
          </table:table-cell>
          <table:table-cell office:value-type="float" office:value="10.6905" calcext:value-type="float">
            <text:p>10.6905</text:p>
          </table:table-cell>
          <table:table-cell office:value-type="float" office:value="251.3262" calcext:value-type="float">
            <text:p>251.3262</text:p>
          </table:table-cell>
        </table:table-row>
        <table:table-row table:style-name="ro1">
          <table:table-cell office:value-type="float" office:value="20.627" calcext:value-type="float">
            <text:p>20.627</text:p>
          </table:table-cell>
          <table:table-cell office:value-type="float" office:value="58.5187" calcext:value-type="float">
            <text:p>58.5187</text:p>
          </table:table-cell>
          <table:table-cell office:value-type="float" office:value="2.2024" calcext:value-type="float">
            <text:p>2.2024</text:p>
          </table:table-cell>
          <table:table-cell office:value-type="float" office:value="25.146" calcext:value-type="float">
            <text:p>25.1460</text:p>
          </table:table-cell>
          <table:table-cell office:value-type="float" office:value="10.702" calcext:value-type="float">
            <text:p>10.702</text:p>
          </table:table-cell>
          <table:table-cell office:value-type="float" office:value="251.46" calcext:value-type="float">
            <text:p>251.46</text:p>
          </table:table-cell>
        </table:table-row>
        <table:table-row table:style-name="ro1">
          <table:table-cell office:value-type="float" office:value="20.752" calcext:value-type="float">
            <text:p>20.752</text:p>
          </table:table-cell>
          <table:table-cell office:value-type="float" office:value="58.4886" calcext:value-type="float">
            <text:p>58.4886</text:p>
          </table:table-cell>
          <table:table-cell office:value-type="float" office:value="2.2562" calcext:value-type="float">
            <text:p>2.2562</text:p>
          </table:table-cell>
          <table:table-cell office:value-type="float" office:value="25.1588" calcext:value-type="float">
            <text:p>25.1588</text:p>
          </table:table-cell>
          <table:table-cell office:value-type="float" office:value="10.713" calcext:value-type="float">
            <text:p>10.713</text:p>
          </table:table-cell>
          <table:table-cell office:value-type="float" office:value="251.5881" calcext:value-type="float">
            <text:p>251.5881</text:p>
          </table:table-cell>
        </table:table-row>
        <table:table-row table:style-name="ro1">
          <table:table-cell office:value-type="float" office:value="20.877" calcext:value-type="float">
            <text:p>20.877</text:p>
          </table:table-cell>
          <table:table-cell office:value-type="float" office:value="58.4602" calcext:value-type="float">
            <text:p>58.4602</text:p>
          </table:table-cell>
          <table:table-cell office:value-type="float" office:value="2.3099" calcext:value-type="float">
            <text:p>2.3099</text:p>
          </table:table-cell>
          <table:table-cell office:value-type="float" office:value="25.1709" calcext:value-type="float">
            <text:p>25.1709</text:p>
          </table:table-cell>
          <table:table-cell office:value-type="float" office:value="10.7234" calcext:value-type="float">
            <text:p>10.7234</text:p>
          </table:table-cell>
          <table:table-cell office:value-type="float" office:value="251.7091" calcext:value-type="float">
            <text:p>251.7091</text:p>
          </table:table-cell>
        </table:table-row>
        <table:table-row table:style-name="ro1">
          <table:table-cell office:value-type="float" office:value="21.001" calcext:value-type="float">
            <text:p>21.001</text:p>
          </table:table-cell>
          <table:table-cell office:value-type="float" office:value="58.4337" calcext:value-type="float">
            <text:p>58.4337</text:p>
          </table:table-cell>
          <table:table-cell office:value-type="float" office:value="2.3634" calcext:value-type="float">
            <text:p>2.3634</text:p>
          </table:table-cell>
          <table:table-cell office:value-type="float" office:value="25.1822" calcext:value-type="float">
            <text:p>25.1822</text:p>
          </table:table-cell>
          <table:table-cell office:value-type="float" office:value="10.7331" calcext:value-type="float">
            <text:p>10.7331</text:p>
          </table:table-cell>
          <table:table-cell office:value-type="float" office:value="251.8217" calcext:value-type="float">
            <text:p>251.8217</text:p>
          </table:table-cell>
        </table:table-row>
        <table:table-row table:style-name="ro1">
          <table:table-cell office:value-type="float" office:value="21.127" calcext:value-type="float">
            <text:p>21.127</text:p>
          </table:table-cell>
          <table:table-cell office:value-type="float" office:value="58.4087" calcext:value-type="float">
            <text:p>58.4087</text:p>
          </table:table-cell>
          <table:table-cell office:value-type="float" office:value="2.4177" calcext:value-type="float">
            <text:p>2.4177</text:p>
          </table:table-cell>
          <table:table-cell office:value-type="float" office:value="25.1928" calcext:value-type="float">
            <text:p>25.1928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251.9283" calcext:value-type="float">
            <text:p>251.9283</text:p>
          </table:table-cell>
        </table:table-row>
        <table:table-row table:style-name="ro1">
          <table:table-cell office:value-type="float" office:value="21.251" calcext:value-type="float">
            <text:p>21.251</text:p>
          </table:table-cell>
          <table:table-cell office:value-type="float" office:value="58.3861" calcext:value-type="float">
            <text:p>58.3861</text:p>
          </table:table-cell>
          <table:table-cell office:value-type="float" office:value="2.4712" calcext:value-type="float">
            <text:p>2.4712</text:p>
          </table:table-cell>
          <table:table-cell office:value-type="float" office:value="25.2025" calcext:value-type="float">
            <text:p>25.2025</text:p>
          </table:table-cell>
          <table:table-cell office:value-type="float" office:value="10.7507" calcext:value-type="float">
            <text:p>10.7507</text:p>
          </table:table-cell>
          <table:table-cell office:value-type="float" office:value="252.025" calcext:value-type="float">
            <text:p>252.025</text:p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58.3652" calcext:value-type="float">
            <text:p>58.3652</text:p>
          </table:table-cell>
          <table:table-cell office:value-type="float" office:value="2.5252" calcext:value-type="float">
            <text:p>2.5252</text:p>
          </table:table-cell>
          <table:table-cell office:value-type="float" office:value="25.2114" calcext:value-type="float">
            <text:p>25.2114</text:p>
          </table:table-cell>
          <table:table-cell office:value-type="float" office:value="10.7584" calcext:value-type="float">
            <text:p>10.7584</text:p>
          </table:table-cell>
          <table:table-cell office:value-type="float" office:value="252.1141" calcext:value-type="float">
            <text:p>252.1141</text:p>
          </table:table-cell>
        </table:table-row>
        <table:table-row table:style-name="ro1">
          <table:table-cell office:value-type="float" office:value="21.501" calcext:value-type="float">
            <text:p>21.501</text:p>
          </table:table-cell>
          <table:table-cell office:value-type="float" office:value="58.3463" calcext:value-type="float">
            <text:p>58.3463</text:p>
          </table:table-cell>
          <table:table-cell office:value-type="float" office:value="2.5792" calcext:value-type="float">
            <text:p>2.5792</text:p>
          </table:table-cell>
          <table:table-cell office:value-type="float" office:value="25.2194" calcext:value-type="float">
            <text:p>25.2194</text:p>
          </table:table-cell>
          <table:table-cell office:value-type="float" office:value="10.7653" calcext:value-type="float">
            <text:p>10.7653</text:p>
          </table:table-cell>
          <table:table-cell office:value-type="float" office:value="252.1945" calcext:value-type="float">
            <text:p>252.1945</text:p>
          </table:table-cell>
        </table:table-row>
        <table:table-row table:style-name="ro1">
          <table:table-cell office:value-type="float" office:value="21.626" calcext:value-type="float">
            <text:p>21.626</text:p>
          </table:table-cell>
          <table:table-cell office:value-type="float" office:value="58.3296" calcext:value-type="float">
            <text:p>58.3296</text:p>
          </table:table-cell>
          <table:table-cell office:value-type="float" office:value="2.6332" calcext:value-type="float">
            <text:p>2.6332</text:p>
          </table:table-cell>
          <table:table-cell office:value-type="float" office:value="25.2266" calcext:value-type="float">
            <text:p>25.2266</text:p>
          </table:table-cell>
          <table:table-cell office:value-type="float" office:value="10.7715" calcext:value-type="float">
            <text:p>10.7715</text:p>
          </table:table-cell>
          <table:table-cell office:value-type="float" office:value="252.2659" calcext:value-type="float">
            <text:p>252.2659</text:p>
          </table:table-cell>
        </table:table-row>
        <table:table-row table:style-name="ro1">
          <table:table-cell office:value-type="float" office:value="21.751" calcext:value-type="float">
            <text:p>21.751</text:p>
          </table:table-cell>
          <table:table-cell office:value-type="float" office:value="58.3151" calcext:value-type="float">
            <text:p>58.3151</text:p>
          </table:table-cell>
          <table:table-cell office:value-type="float" office:value="2.6873" calcext:value-type="float">
            <text:p>2.6873</text:p>
          </table:table-cell>
          <table:table-cell office:value-type="float" office:value="25.2328" calcext:value-type="float">
            <text:p>25.2328</text:p>
          </table:table-cell>
          <table:table-cell office:value-type="float" office:value="10.7769" calcext:value-type="float">
            <text:p>10.7769</text:p>
          </table:table-cell>
          <table:table-cell office:value-type="float" office:value="252.328" calcext:value-type="float">
            <text:p>252.328</text:p>
          </table:table-cell>
        </table:table-row>
        <table:table-row table:style-name="ro1">
          <table:table-cell office:value-type="float" office:value="21.877" calcext:value-type="float">
            <text:p>21.877</text:p>
          </table:table-cell>
          <table:table-cell office:value-type="float" office:value="58.3026" calcext:value-type="float">
            <text:p>58.3026</text:p>
          </table:table-cell>
          <table:table-cell office:value-type="float" office:value="2.7418" calcext:value-type="float">
            <text:p>2.7418</text:p>
          </table:table-cell>
          <table:table-cell office:value-type="float" office:value="25.2381" calcext:value-type="float">
            <text:p>25.2381</text:p>
          </table:table-cell>
          <table:table-cell office:value-type="float" office:value="10.7815" calcext:value-type="float">
            <text:p>10.7815</text:p>
          </table:table-cell>
          <table:table-cell office:value-type="float" office:value="252.3812" calcext:value-type="float">
            <text:p>252.3812</text:p>
          </table:table-cell>
        </table:table-row>
        <table:table-row table:style-name="ro1">
          <table:table-cell office:value-type="float" office:value="22.002" calcext:value-type="float">
            <text:p>22.002</text:p>
          </table:table-cell>
          <table:table-cell office:value-type="float" office:value="58.2925" calcext:value-type="float">
            <text:p>58.2925</text:p>
          </table:table-cell>
          <table:table-cell office:value-type="float" office:value="2.7959" calcext:value-type="float">
            <text:p>2.7959</text:p>
          </table:table-cell>
          <table:table-cell office:value-type="float" office:value="25.2424" calcext:value-type="float">
            <text:p>25.2424</text:p>
          </table:table-cell>
          <table:table-cell office:value-type="float" office:value="10.7852" calcext:value-type="float">
            <text:p>10.7852</text:p>
          </table:table-cell>
          <table:table-cell office:value-type="float" office:value="252.4243" calcext:value-type="float">
            <text:p>252.4243</text:p>
          </table:table-cell>
        </table:table-row>
        <table:table-row table:style-name="ro1">
          <table:table-cell office:value-type="float" office:value="22.127" calcext:value-type="float">
            <text:p>22.127</text:p>
          </table:table-cell>
          <table:table-cell office:value-type="float" office:value="58.2847" calcext:value-type="float">
            <text:p>58.2847</text:p>
          </table:table-cell>
          <table:table-cell office:value-type="float" office:value="2.8501" calcext:value-type="float">
            <text:p>2.8501</text:p>
          </table:table-cell>
          <table:table-cell office:value-type="float" office:value="25.2458" calcext:value-type="float">
            <text:p>25.2458</text:p>
          </table:table-cell>
          <table:table-cell office:value-type="float" office:value="10.7881" calcext:value-type="float">
            <text:p>10.7881</text:p>
          </table:table-cell>
          <table:table-cell office:value-type="float" office:value="252.4577" calcext:value-type="float">
            <text:p>252.4577</text:p>
          </table:table-cell>
        </table:table-row>
        <table:table-row table:style-name="ro1">
          <table:table-cell office:value-type="float" office:value="22.252" calcext:value-type="float">
            <text:p>22.252</text:p>
          </table:table-cell>
          <table:table-cell office:value-type="float" office:value="58.2792" calcext:value-type="float">
            <text:p>58.2792</text:p>
          </table:table-cell>
          <table:table-cell office:value-type="float" office:value="2.9042" calcext:value-type="float">
            <text:p>2.9042</text:p>
          </table:table-cell>
          <table:table-cell office:value-type="float" office:value="25.2481" calcext:value-type="float">
            <text:p>25.2481</text:p>
          </table:table-cell>
          <table:table-cell office:value-type="float" office:value="10.7901" calcext:value-type="float">
            <text:p>10.7901</text:p>
          </table:table-cell>
          <table:table-cell office:value-type="float" office:value="252.4814" calcext:value-type="float">
            <text:p>252.4814</text:p>
          </table:table-cell>
        </table:table-row>
        <table:table-row table:style-name="ro1">
          <table:table-cell office:value-type="float" office:value="22.377" calcext:value-type="float">
            <text:p>22.377</text:p>
          </table:table-cell>
          <table:table-cell office:value-type="float" office:value="58.276" calcext:value-type="float">
            <text:p>58.276</text:p>
          </table:table-cell>
          <table:table-cell office:value-type="float" office:value="2.9584" calcext:value-type="float">
            <text:p>2.9584</text:p>
          </table:table-cell>
          <table:table-cell office:value-type="float" office:value="25.2495" calcext:value-type="float">
            <text:p>25.2495</text:p>
          </table:table-cell>
          <table:table-cell office:value-type="float" office:value="10.7913" calcext:value-type="float">
            <text:p>10.7913</text:p>
          </table:table-cell>
          <table:table-cell office:value-type="float" office:value="252.4951" calcext:value-type="float">
            <text:p>252.4951</text:p>
          </table:table-cell>
        </table:table-row>
        <table:table-row table:style-name="ro1">
          <table:table-cell office:value-type="float" office:value="22.502" calcext:value-type="float">
            <text:p>22.502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125" calcext:value-type="float">
            <text:p>3.0125</text:p>
          </table:table-cell>
          <table:table-cell office:value-type="float" office:value="25.2499" calcext:value-type="float">
            <text:p>25.2499</text:p>
          </table:table-cell>
          <table:table-cell office:value-type="float" office:value="10.7917" calcext:value-type="float">
            <text:p>10.7917</text:p>
          </table:table-cell>
          <table:table-cell office:value-type="float" office:value="252.4989" calcext:value-type="float">
            <text:p>252.4989</text:p>
          </table:table-cell>
        </table:table-row>
        <table:table-row table:style-name="ro1">
          <table:table-cell office:value-type="float" office:value="22.627" calcext:value-type="float">
            <text:p>22.627</text:p>
          </table:table-cell>
          <table:table-cell office:value-type="float" office:value="58.2765" calcext:value-type="float">
            <text:p>58.2765</text:p>
          </table:table-cell>
          <table:table-cell office:value-type="float" office:value="3.0667" calcext:value-type="float">
            <text:p>3.0667</text:p>
          </table:table-cell>
          <table:table-cell office:value-type="float" office:value="25.2493" calcext:value-type="float">
            <text:p>25.2493</text:p>
          </table:table-cell>
          <table:table-cell office:value-type="float" office:value="10.7911" calcext:value-type="float">
            <text:p>10.7911</text:p>
          </table:table-cell>
          <table:table-cell office:value-type="float" office:value="252.4928" calcext:value-type="float">
            <text:p>252.4928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8.2803" calcext:value-type="float">
            <text:p>58.2803</text:p>
          </table:table-cell>
          <table:table-cell office:value-type="float" office:value="3.1209" calcext:value-type="float">
            <text:p>3.1209</text:p>
          </table:table-cell>
          <table:table-cell office:value-type="float" office:value="25.2477" calcext:value-type="float">
            <text:p>25.2477</text:p>
          </table:table-cell>
          <table:table-cell office:value-type="float" office:value="10.7897" calcext:value-type="float">
            <text:p>10.7897</text:p>
          </table:table-cell>
          <table:table-cell office:value-type="float" office:value="252.4768" calcext:value-type="float">
            <text:p>252.4768</text:p>
          </table:table-cell>
        </table:table-row>
        <table:table-row table:style-name="ro1">
          <table:table-cell office:value-type="float" office:value="22.877" calcext:value-type="float">
            <text:p>22.877</text:p>
          </table:table-cell>
          <table:table-cell office:value-type="float" office:value="58.2863" calcext:value-type="float">
            <text:p>58.2863</text:p>
          </table:table-cell>
          <table:table-cell office:value-type="float" office:value="3.175" calcext:value-type="float">
            <text:p>3.175</text:p>
          </table:table-cell>
          <table:table-cell office:value-type="float" office:value="25.2451" calcext:value-type="float">
            <text:p>25.2451</text:p>
          </table:table-cell>
          <table:table-cell office:value-type="float" office:value="10.7875" calcext:value-type="float">
            <text:p>10.7875</text:p>
          </table:table-cell>
          <table:table-cell office:value-type="float" office:value="252.4509" calcext:value-type="float">
            <text:p>252.4509</text:p>
          </table:table-cell>
        </table:table-row>
        <table:table-row table:style-name="ro1">
          <table:table-cell office:value-type="float" office:value="23.002" calcext:value-type="float">
            <text:p>23.002</text:p>
          </table:table-cell>
          <table:table-cell office:value-type="float" office:value="58.2947" calcext:value-type="float">
            <text:p>58.2947</text:p>
          </table:table-cell>
          <table:table-cell office:value-type="float" office:value="3.2291" calcext:value-type="float">
            <text:p>3.2291</text:p>
          </table:table-cell>
          <table:table-cell office:value-type="float" office:value="25.2415" calcext:value-type="float">
            <text:p>25.2415</text:p>
          </table:table-cell>
          <table:table-cell office:value-type="float" office:value="10.7844" calcext:value-type="float">
            <text:p>10.7844</text:p>
          </table:table-cell>
          <table:table-cell office:value-type="float" office:value="252.4152" calcext:value-type="float">
            <text:p>252.4152</text:p>
          </table:table-cell>
        </table:table-row>
        <table:table-row table:style-name="ro1">
          <table:table-cell office:value-type="float" office:value="23.126" calcext:value-type="float">
            <text:p>23.126</text:p>
          </table:table-cell>
          <table:table-cell office:value-type="float" office:value="58.3052" calcext:value-type="float">
            <text:p>58.3052</text:p>
          </table:table-cell>
          <table:table-cell office:value-type="float" office:value="3.2828" calcext:value-type="float">
            <text:p>3.2828</text:p>
          </table:table-cell>
          <table:table-cell office:value-type="float" office:value="25.237" calcext:value-type="float">
            <text:p>25.2370</text:p>
          </table:table-cell>
          <table:table-cell office:value-type="float" office:value="10.7805" calcext:value-type="float">
            <text:p>10.7805</text:p>
          </table:table-cell>
          <table:table-cell office:value-type="float" office:value="252.3702" calcext:value-type="float">
            <text:p>252.3702</text:p>
          </table:table-cell>
        </table:table-row>
        <table:table-row table:style-name="ro1">
          <table:table-cell office:value-type="float" office:value="23.251" calcext:value-type="float">
            <text:p>23.251</text:p>
          </table:table-cell>
          <table:table-cell office:value-type="float" office:value="58.318" calcext:value-type="float">
            <text:p>58.318</text:p>
          </table:table-cell>
          <table:table-cell office:value-type="float" office:value="3.3369" calcext:value-type="float">
            <text:p>3.3369</text:p>
          </table:table-cell>
          <table:table-cell office:value-type="float" office:value="25.2315" calcext:value-type="float">
            <text:p>25.2315</text:p>
          </table:table-cell>
          <table:table-cell office:value-type="float" office:value="10.7758" calcext:value-type="float">
            <text:p>10.7758</text:p>
          </table:table-cell>
          <table:table-cell office:value-type="float" office:value="252.3154" calcext:value-type="float">
            <text:p>252.3154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58.3329" calcext:value-type="float">
            <text:p>58.3329</text:p>
          </table:table-cell>
          <table:table-cell office:value-type="float" office:value="3.3905" calcext:value-type="float">
            <text:p>3.3905</text:p>
          </table:table-cell>
          <table:table-cell office:value-type="float" office:value="25.2252" calcext:value-type="float">
            <text:p>25.2252</text:p>
          </table:table-cell>
          <table:table-cell office:value-type="float" office:value="10.7703" calcext:value-type="float">
            <text:p>10.7703</text:p>
          </table:table-cell>
          <table:table-cell office:value-type="float" office:value="252.2518" calcext:value-type="float">
            <text:p>252.2518</text:p>
          </table:table-cell>
        </table:table-row>
        <table:table-row table:style-name="ro1">
          <table:table-cell office:value-type="float" office:value="23.502" calcext:value-type="float">
            <text:p>23.502</text:p>
          </table:table-cell>
          <table:table-cell office:value-type="float" office:value="58.3504" calcext:value-type="float">
            <text:p>58.3504</text:p>
          </table:table-cell>
          <table:table-cell office:value-type="float" office:value="3.4454" calcext:value-type="float">
            <text:p>3.4454</text:p>
          </table:table-cell>
          <table:table-cell office:value-type="float" office:value="25.2177" calcext:value-type="float">
            <text:p>25.2177</text:p>
          </table:table-cell>
          <table:table-cell office:value-type="float" office:value="10.7638" calcext:value-type="float">
            <text:p>10.7638</text:p>
          </table:table-cell>
          <table:table-cell office:value-type="float" office:value="252.1773" calcext:value-type="float">
            <text:p>252.1773</text:p>
          </table:table-cell>
        </table:table-row>
        <table:table-row table:style-name="ro1">
          <table:table-cell office:value-type="float" office:value="23.627" calcext:value-type="float">
            <text:p>23.627</text:p>
          </table:table-cell>
          <table:table-cell office:value-type="float" office:value="58.3697" calcext:value-type="float">
            <text:p>58.3697</text:p>
          </table:table-cell>
          <table:table-cell office:value-type="float" office:value="3.4995" calcext:value-type="float">
            <text:p>3.4995</text:p>
          </table:table-cell>
          <table:table-cell office:value-type="float" office:value="25.2095" calcext:value-type="float">
            <text:p>25.2095</text:p>
          </table:table-cell>
          <table:table-cell office:value-type="float" office:value="10.7567" calcext:value-type="float">
            <text:p>10.7567</text:p>
          </table:table-cell>
          <table:table-cell office:value-type="float" office:value="252.095" calcext:value-type="float">
            <text:p>252.095</text:p>
          </table:table-cell>
        </table:table-row>
        <table:table-row table:style-name="ro1">
          <table:table-cell office:value-type="float" office:value="23.753" calcext:value-type="float">
            <text:p>23.753</text:p>
          </table:table-cell>
          <table:table-cell office:value-type="float" office:value="58.3912" calcext:value-type="float">
            <text:p>58.3912</text:p>
          </table:table-cell>
          <table:table-cell office:value-type="float" office:value="3.5539" calcext:value-type="float">
            <text:p>3.5539</text:p>
          </table:table-cell>
          <table:table-cell office:value-type="float" office:value="25.2003" calcext:value-type="float">
            <text:p>25.2003</text:p>
          </table:table-cell>
          <table:table-cell office:value-type="float" office:value="10.7488" calcext:value-type="float">
            <text:p>10.7488</text:p>
          </table:table-cell>
          <table:table-cell office:value-type="float" office:value="252.0032" calcext:value-type="float">
            <text:p>252.0032</text:p>
          </table:table-cell>
        </table:table-row>
        <table:table-row table:style-name="ro1">
          <table:table-cell office:value-type="float" office:value="23.876" calcext:value-type="float">
            <text:p>23.876</text:p>
          </table:table-cell>
          <table:table-cell office:value-type="float" office:value="58.4141" calcext:value-type="float">
            <text:p>58.4141</text:p>
          </table:table-cell>
          <table:table-cell office:value-type="float" office:value="3.6069" calcext:value-type="float">
            <text:p>3.6069</text:p>
          </table:table-cell>
          <table:table-cell office:value-type="float" office:value="25.1905" calcext:value-type="float">
            <text:p>25.1905</text:p>
          </table:table-cell>
          <table:table-cell office:value-type="float" office:value="10.7404" calcext:value-type="float">
            <text:p>10.7404</text:p>
          </table:table-cell>
          <table:table-cell office:value-type="float" office:value="251.9053" calcext:value-type="float">
            <text:p>251.9053</text:p>
          </table:table-cell>
        </table:table-row>
        <table:table-row table:style-name="ro1">
          <table:table-cell office:value-type="float" office:value="24.002" calcext:value-type="float">
            <text:p>24.002</text:p>
          </table:table-cell>
          <table:table-cell office:value-type="float" office:value="58.4395" calcext:value-type="float">
            <text:p>58.4395</text:p>
          </table:table-cell>
          <table:table-cell office:value-type="float" office:value="3.6612" calcext:value-type="float">
            <text:p>3.6612</text:p>
          </table:table-cell>
          <table:table-cell office:value-type="float" office:value="25.1797" calcext:value-type="float">
            <text:p>25.1797</text:p>
          </table:table-cell>
          <table:table-cell office:value-type="float" office:value="10.731" calcext:value-type="float">
            <text:p>10.731</text:p>
          </table:table-cell>
          <table:table-cell office:value-type="float" office:value="251.797" calcext:value-type="float">
            <text:p>251.797</text:p>
          </table:table-cell>
        </table:table-row>
        <table:table-row table:style-name="ro1">
          <table:table-cell office:value-type="float" office:value="24.127" calcext:value-type="float">
            <text:p>24.127</text:p>
          </table:table-cell>
          <table:table-cell office:value-type="float" office:value="58.4666" calcext:value-type="float">
            <text:p>58.4666</text:p>
          </table:table-cell>
          <table:table-cell office:value-type="float" office:value="3.7151" calcext:value-type="float">
            <text:p>3.7151</text:p>
          </table:table-cell>
          <table:table-cell office:value-type="float" office:value="25.1682" calcext:value-type="float">
            <text:p>25.1682</text:p>
          </table:table-cell>
          <table:table-cell office:value-type="float" office:value="10.7211" calcext:value-type="float">
            <text:p>10.7211</text:p>
          </table:table-cell>
          <table:table-cell office:value-type="float" office:value="251.6817" calcext:value-type="float">
            <text:p>251.6817</text:p>
          </table:table-cell>
        </table:table-row>
        <table:table-row table:style-name="ro1">
          <table:table-cell office:value-type="float" office:value="24.251" calcext:value-type="float">
            <text:p>24.251</text:p>
          </table:table-cell>
          <table:table-cell office:value-type="float" office:value="58.4952" calcext:value-type="float">
            <text:p>58.4952</text:p>
          </table:table-cell>
          <table:table-cell office:value-type="float" office:value="3.7684" calcext:value-type="float">
            <text:p>3.7684</text:p>
          </table:table-cell>
          <table:table-cell office:value-type="float" office:value="25.156" calcext:value-type="float">
            <text:p>25.1560</text:p>
          </table:table-cell>
          <table:table-cell office:value-type="float" office:value="10.7106" calcext:value-type="float">
            <text:p>10.7106</text:p>
          </table:table-cell>
          <table:table-cell office:value-type="float" office:value="251.5601" calcext:value-type="float">
            <text:p>251.5601</text:p>
          </table:table-cell>
        </table:table-row>
        <table:table-row table:style-name="ro1">
          <table:table-cell office:value-type="float" office:value="24.377" calcext:value-type="float">
            <text:p>24.377</text:p>
          </table:table-cell>
          <table:table-cell office:value-type="float" office:value="58.5259" calcext:value-type="float">
            <text:p>58.5259</text:p>
          </table:table-cell>
          <table:table-cell office:value-type="float" office:value="3.8226" calcext:value-type="float">
            <text:p>3.8226</text:p>
          </table:table-cell>
          <table:table-cell office:value-type="float" office:value="25.1429" calcext:value-type="float">
            <text:p>25.1429</text:p>
          </table:table-cell>
          <table:table-cell office:value-type="float" office:value="10.6994" calcext:value-type="float">
            <text:p>10.6994</text:p>
          </table:table-cell>
          <table:table-cell office:value-type="float" office:value="251.4293" calcext:value-type="float">
            <text:p>251.4293</text:p>
          </table:table-cell>
        </table:table-row>
        <table:table-row table:style-name="ro1">
          <table:table-cell office:value-type="float" office:value="24.503" calcext:value-type="float">
            <text:p>24.503</text:p>
          </table:table-cell>
          <table:table-cell office:value-type="float" office:value="58.5582" calcext:value-type="float">
            <text:p>58.5582</text:p>
          </table:table-cell>
          <table:table-cell office:value-type="float" office:value="3.8767" calcext:value-type="float">
            <text:p>3.8767</text:p>
          </table:table-cell>
          <table:table-cell office:value-type="float" office:value="25.1292" calcext:value-type="float">
            <text:p>25.1292</text:p>
          </table:table-cell>
          <table:table-cell office:value-type="float" office:value="10.6876" calcext:value-type="float">
            <text:p>10.6876</text:p>
          </table:table-cell>
          <table:table-cell office:value-type="float" office:value="251.2919" calcext:value-type="float">
            <text:p>251.2919</text:p>
          </table:table-cell>
        </table:table-row>
        <table:table-row table:style-name="ro1">
          <table:table-cell office:value-type="float" office:value="24.628" calcext:value-type="float">
            <text:p>24.628</text:p>
          </table:table-cell>
          <table:table-cell office:value-type="float" office:value="58.5917" calcext:value-type="float">
            <text:p>58.5917</text:p>
          </table:table-cell>
          <table:table-cell office:value-type="float" office:value="3.9303" calcext:value-type="float">
            <text:p>3.9303</text:p>
          </table:table-cell>
          <table:table-cell office:value-type="float" office:value="25.1149" calcext:value-type="float">
            <text:p>25.1149</text:p>
          </table:table-cell>
          <table:table-cell office:value-type="float" office:value="10.6753" calcext:value-type="float">
            <text:p>10.6753</text:p>
          </table:table-cell>
          <table:table-cell office:value-type="float" office:value="251.1492" calcext:value-type="float">
            <text:p>251.1492</text:p>
          </table:table-cell>
        </table:table-row>
        <table:table-row table:style-name="ro1">
          <table:table-cell office:value-type="float" office:value="24.751" calcext:value-type="float">
            <text:p>24.751</text:p>
          </table:table-cell>
          <table:table-cell office:value-type="float" office:value="58.6261" calcext:value-type="float">
            <text:p>58.6261</text:p>
          </table:table-cell>
          <table:table-cell office:value-type="float" office:value="3.983" calcext:value-type="float">
            <text:p>3.983</text:p>
          </table:table-cell>
          <table:table-cell office:value-type="float" office:value="25.1003" calcext:value-type="float">
            <text:p>25.1003</text:p>
          </table:table-cell>
          <table:table-cell office:value-type="float" office:value="10.6628" calcext:value-type="float">
            <text:p>10.6628</text:p>
          </table:table-cell>
          <table:table-cell office:value-type="float" office:value="251.0032" calcext:value-type="float">
            <text:p>251.0032</text:p>
          </table:table-cell>
        </table:table-row>
        <table:table-row table:style-name="ro1">
          <table:table-cell office:value-type="float" office:value="24.877" calcext:value-type="float">
            <text:p>24.877</text:p>
          </table:table-cell>
          <table:table-cell office:value-type="float" office:value="58.6626" calcext:value-type="float">
            <text:p>58.6626</text:p>
          </table:table-cell>
          <table:table-cell office:value-type="float" office:value="4.0369" calcext:value-type="float">
            <text:p>4.0369</text:p>
          </table:table-cell>
          <table:table-cell office:value-type="float" office:value="25.0848" calcext:value-type="float">
            <text:p>25.0848</text:p>
          </table:table-cell>
          <table:table-cell office:value-type="float" office:value="10.6496" calcext:value-type="float">
            <text:p>10.6496</text:p>
          </table:table-cell>
          <table:table-cell office:value-type="float" office:value="250.8482" calcext:value-type="float">
            <text:p>250.8482</text:p>
          </table:table-cell>
        </table:table-row>
        <table:table-row table:style-name="ro1">
          <table:table-cell office:value-type="float" office:value="25.002" calcext:value-type="float">
            <text:p>25.002</text:p>
          </table:table-cell>
          <table:table-cell office:value-type="float" office:value="58.7" calcext:value-type="float">
            <text:p>58.7</text:p>
          </table:table-cell>
          <table:table-cell office:value-type="float" office:value="4.0903" calcext:value-type="float">
            <text:p>4.0903</text:p>
          </table:table-cell>
          <table:table-cell office:value-type="float" office:value="25.069" calcext:value-type="float">
            <text:p>25.0690</text:p>
          </table:table-cell>
          <table:table-cell office:value-type="float" office:value="10.636" calcext:value-type="float">
            <text:p>10.636</text:p>
          </table:table-cell>
          <table:table-cell office:value-type="float" office:value="250.6895" calcext:value-type="float">
            <text:p>250.6895</text:p>
          </table:table-cell>
        </table:table-row>
        <table:table-row table:style-name="ro1">
          <table:table-cell office:value-type="float" office:value="25.126" calcext:value-type="float">
            <text:p>25.126</text:p>
          </table:table-cell>
          <table:table-cell office:value-type="float" office:value="58.7381" calcext:value-type="float">
            <text:p>58.7381</text:p>
          </table:table-cell>
          <table:table-cell office:value-type="float" office:value="4.1432" calcext:value-type="float">
            <text:p>4.1432</text:p>
          </table:table-cell>
          <table:table-cell office:value-type="float" office:value="25.0528" calcext:value-type="float">
            <text:p>25.0528</text:p>
          </table:table-cell>
          <table:table-cell office:value-type="float" office:value="10.6222" calcext:value-type="float">
            <text:p>10.6222</text:p>
          </table:table-cell>
          <table:table-cell office:value-type="float" office:value="250.5277" calcext:value-type="float">
            <text:p>250.5277</text:p>
          </table:table-cell>
        </table:table-row>
        <table:table-row table:style-name="ro1">
          <table:table-cell office:value-type="float" office:value="25.252" calcext:value-type="float">
            <text:p>25.252</text:p>
          </table:table-cell>
          <table:table-cell office:value-type="float" office:value="58.7779" calcext:value-type="float">
            <text:p>58.7779</text:p>
          </table:table-cell>
          <table:table-cell office:value-type="float" office:value="4.1969" calcext:value-type="float">
            <text:p>4.1969</text:p>
          </table:table-cell>
          <table:table-cell office:value-type="float" office:value="25.0359" calcext:value-type="float">
            <text:p>25.0359</text:p>
          </table:table-cell>
          <table:table-cell office:value-type="float" office:value="10.6078" calcext:value-type="float">
            <text:p>10.6078</text:p>
          </table:table-cell>
          <table:table-cell office:value-type="float" office:value="250.3593" calcext:value-type="float">
            <text:p>250.3593</text:p>
          </table:table-cell>
        </table:table-row>
        <table:table-row table:style-name="ro1">
          <table:table-cell office:value-type="float" office:value="25.377" calcext:value-type="float">
            <text:p>25.377</text:p>
          </table:table-cell>
          <table:table-cell office:value-type="float" office:value="58.8181" calcext:value-type="float">
            <text:p>58.8181</text:p>
          </table:table-cell>
          <table:table-cell office:value-type="float" office:value="4.2501" calcext:value-type="float">
            <text:p>4.2501</text:p>
          </table:table-cell>
          <table:table-cell office:value-type="float" office:value="25.0189" calcext:value-type="float">
            <text:p>25.0189</text:p>
          </table:table-cell>
          <table:table-cell office:value-type="float" office:value="10.5933" calcext:value-type="float">
            <text:p>10.5933</text:p>
          </table:table-cell>
          <table:table-cell office:value-type="float" office:value="250.1887" calcext:value-type="float">
            <text:p>250.1887</text:p>
          </table:table-cell>
        </table:table-row>
        <table:table-row table:style-name="ro1">
          <table:table-cell office:value-type="float" office:value="25.502" calcext:value-type="float">
            <text:p>25.502</text:p>
          </table:table-cell>
          <table:table-cell office:value-type="float" office:value="58.8592" calcext:value-type="float">
            <text:p>58.8592</text:p>
          </table:table-cell>
          <table:table-cell office:value-type="float" office:value="4.3032" calcext:value-type="float">
            <text:p>4.3032</text:p>
          </table:table-cell>
          <table:table-cell office:value-type="float" office:value="25.0015" calcext:value-type="float">
            <text:p>25.0015</text:p>
          </table:table-cell>
          <table:table-cell office:value-type="float" office:value="10.5786" calcext:value-type="float">
            <text:p>10.5786</text:p>
          </table:table-cell>
          <table:table-cell office:value-type="float" office:value="250.0152" calcext:value-type="float">
            <text:p>250.0152</text:p>
          </table:table-cell>
        </table:table-row>
        <table:table-row table:style-name="ro1">
          <table:table-cell office:value-type="float" office:value="25.626" calcext:value-type="float">
            <text:p>25.626</text:p>
          </table:table-cell>
          <table:table-cell office:value-type="float" office:value="58.9004" calcext:value-type="float">
            <text:p>58.9004</text:p>
          </table:table-cell>
          <table:table-cell office:value-type="float" office:value="4.3559" calcext:value-type="float">
            <text:p>4.3559</text:p>
          </table:table-cell>
          <table:table-cell office:value-type="float" office:value="24.9841" calcext:value-type="float">
            <text:p>24.9841</text:p>
          </table:table-cell>
          <table:table-cell office:value-type="float" office:value="10.5637" calcext:value-type="float">
            <text:p>10.5637</text:p>
          </table:table-cell>
          <table:table-cell office:value-type="float" office:value="249.8405" calcext:value-type="float">
            <text:p>249.8405</text:p>
          </table:table-cell>
        </table:table-row>
        <table:table-row table:style-name="ro1">
          <table:table-cell office:value-type="float" office:value="25.752" calcext:value-type="float">
            <text:p>25.752</text:p>
          </table:table-cell>
          <table:table-cell office:value-type="float" office:value="58.9429" calcext:value-type="float">
            <text:p>58.9429</text:p>
          </table:table-cell>
          <table:table-cell office:value-type="float" office:value="4.4093" calcext:value-type="float">
            <text:p>4.4093</text:p>
          </table:table-cell>
          <table:table-cell office:value-type="float" office:value="24.9661" calcext:value-type="float">
            <text:p>24.9661</text:p>
          </table:table-cell>
          <table:table-cell office:value-type="float" office:value="10.5485" calcext:value-type="float">
            <text:p>10.5485</text:p>
          </table:table-cell>
          <table:table-cell office:value-type="float" office:value="249.6611" calcext:value-type="float">
            <text:p>249.6611</text:p>
          </table:table-cell>
        </table:table-row>
        <table:table-row table:style-name="ro1">
          <table:table-cell office:value-type="float" office:value="25.877" calcext:value-type="float">
            <text:p>25.877</text:p>
          </table:table-cell>
          <table:table-cell office:value-type="float" office:value="58.9854" calcext:value-type="float">
            <text:p>58.9854</text:p>
          </table:table-cell>
          <table:table-cell office:value-type="float" office:value="4.4622" calcext:value-type="float">
            <text:p>4.4622</text:p>
          </table:table-cell>
          <table:table-cell office:value-type="float" office:value="24.9482" calcext:value-type="float">
            <text:p>24.9482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249.4816" calcext:value-type="float">
            <text:p>249.4816</text:p>
          </table:table-cell>
        </table:table-row>
        <table:table-row table:style-name="ro1">
          <table:table-cell office:value-type="float" office:value="26.003" calcext:value-type="float">
            <text:p>26.003</text:p>
          </table:table-cell>
          <table:table-cell office:value-type="float" office:value="59.0285" calcext:value-type="float">
            <text:p>59.0285</text:p>
          </table:table-cell>
          <table:table-cell office:value-type="float" office:value="4.5154" calcext:value-type="float">
            <text:p>4.5154</text:p>
          </table:table-cell>
          <table:table-cell office:value-type="float" office:value="24.93" calcext:value-type="float">
            <text:p>24.9300</text:p>
          </table:table-cell>
          <table:table-cell office:value-type="float" office:value="10.5179" calcext:value-type="float">
            <text:p>10.5179</text:p>
          </table:table-cell>
          <table:table-cell office:value-type="float" office:value="249.2997" calcext:value-type="float">
            <text:p>249.2997</text:p>
          </table:table-cell>
        </table:table-row>
        <table:table-row table:style-name="ro1">
          <table:table-cell office:value-type="float" office:value="26.126" calcext:value-type="float">
            <text:p>26.126</text:p>
          </table:table-cell>
          <table:table-cell office:value-type="float" office:value="59.0707" calcext:value-type="float">
            <text:p>59.0707</text:p>
          </table:table-cell>
          <table:table-cell office:value-type="float" office:value="4.5673" calcext:value-type="float">
            <text:p>4.5673</text:p>
          </table:table-cell>
          <table:table-cell office:value-type="float" office:value="24.9122" calcext:value-type="float">
            <text:p>24.9122</text:p>
          </table:table-cell>
          <table:table-cell office:value-type="float" office:value="10.5029" calcext:value-type="float">
            <text:p>10.5029</text:p>
          </table:table-cell>
          <table:table-cell office:value-type="float" office:value="249.1217" calcext:value-type="float">
            <text:p>249.1217</text:p>
          </table:table-cell>
        </table:table-row>
        <table:table-row table:style-name="ro1">
          <table:table-cell office:value-type="float" office:value="26.252" calcext:value-type="float">
            <text:p>26.252</text:p>
          </table:table-cell>
          <table:table-cell office:value-type="float" office:value="59.114" calcext:value-type="float">
            <text:p>59.114</text:p>
          </table:table-cell>
          <table:table-cell office:value-type="float" office:value="4.6204" calcext:value-type="float">
            <text:p>4.6204</text:p>
          </table:table-cell>
          <table:table-cell office:value-type="float" office:value="24.8939" calcext:value-type="float">
            <text:p>24.8939</text:p>
          </table:table-cell>
          <table:table-cell office:value-type="float" office:value="10.4876" calcext:value-type="float">
            <text:p>10.4876</text:p>
          </table:table-cell>
          <table:table-cell office:value-type="float" office:value="248.9393" calcext:value-type="float">
            <text:p>248.9393</text:p>
          </table:table-cell>
        </table:table-row>
        <table:table-row table:style-name="ro1">
          <table:table-cell office:value-type="float" office:value="26.376" calcext:value-type="float">
            <text:p>26.376</text:p>
          </table:table-cell>
          <table:table-cell office:value-type="float" office:value="59.1564" calcext:value-type="float">
            <text:p>59.1564</text:p>
          </table:table-cell>
          <table:table-cell office:value-type="float" office:value="4.6726" calcext:value-type="float">
            <text:p>4.6726</text:p>
          </table:table-cell>
          <table:table-cell office:value-type="float" office:value="24.876" calcext:value-type="float">
            <text:p>24.8760</text:p>
          </table:table-cell>
          <table:table-cell office:value-type="float" office:value="10.4725" calcext:value-type="float">
            <text:p>10.4725</text:p>
          </table:table-cell>
          <table:table-cell office:value-type="float" office:value="248.7605" calcext:value-type="float">
            <text:p>248.7605</text:p>
          </table:table-cell>
        </table:table-row>
        <table:table-row table:style-name="ro1">
          <table:table-cell office:value-type="float" office:value="26.502" calcext:value-type="float">
            <text:p>26.502</text:p>
          </table:table-cell>
          <table:table-cell office:value-type="float" office:value="59.1994" calcext:value-type="float">
            <text:p>59.1994</text:p>
          </table:table-cell>
          <table:table-cell office:value-type="float" office:value="4.7255" calcext:value-type="float">
            <text:p>4.7255</text:p>
          </table:table-cell>
          <table:table-cell office:value-type="float" office:value="24.858" calcext:value-type="float">
            <text:p>24.8580</text:p>
          </table:table-cell>
          <table:table-cell office:value-type="float" office:value="10.4573" calcext:value-type="float">
            <text:p>10.4573</text:p>
          </table:table-cell>
          <table:table-cell office:value-type="float" office:value="248.5797" calcext:value-type="float">
            <text:p>248.5797</text:p>
          </table:table-cell>
        </table:table-row>
        <table:table-row table:style-name="ro1">
          <table:table-cell office:value-type="float" office:value="26.627" calcext:value-type="float">
            <text:p>26.627</text:p>
          </table:table-cell>
          <table:table-cell office:value-type="float" office:value="59.2417" calcext:value-type="float">
            <text:p>59.2417</text:p>
          </table:table-cell>
          <table:table-cell office:value-type="float" office:value="4.778" calcext:value-type="float">
            <text:p>4.778</text:p>
          </table:table-cell>
          <table:table-cell office:value-type="float" office:value="24.8402" calcext:value-type="float">
            <text:p>24.8402</text:p>
          </table:table-cell>
          <table:table-cell office:value-type="float" office:value="10.4424" calcext:value-type="float">
            <text:p>10.4424</text:p>
          </table:table-cell>
          <table:table-cell office:value-type="float" office:value="248.4019" calcext:value-type="float">
            <text:p>248.4019</text:p>
          </table:table-cell>
        </table:table-row>
        <table:table-row table:style-name="ro1">
          <table:table-cell office:value-type="float" office:value="26.751" calcext:value-type="float">
            <text:p>26.751</text:p>
          </table:table-cell>
          <table:table-cell office:value-type="float" office:value="59.2832" calcext:value-type="float">
            <text:p>59.2832</text:p>
          </table:table-cell>
          <table:table-cell office:value-type="float" office:value="4.8299" calcext:value-type="float">
            <text:p>4.8299</text:p>
          </table:table-cell>
          <table:table-cell office:value-type="float" office:value="24.8228" calcext:value-type="float">
            <text:p>24.8228</text:p>
          </table:table-cell>
          <table:table-cell office:value-type="float" office:value="10.4278" calcext:value-type="float">
            <text:p>10.4278</text:p>
          </table:table-cell>
          <table:table-cell office:value-type="float" office:value="248.2276" calcext:value-type="float">
            <text:p>248.2276</text:p>
          </table:table-cell>
        </table:table-row>
        <table:table-row table:style-name="ro1">
          <table:table-cell office:value-type="float" office:value="26.876" calcext:value-type="float">
            <text:p>26.876</text:p>
          </table:table-cell>
          <table:table-cell office:value-type="float" office:value="59.3244" calcext:value-type="float">
            <text:p>59.3244</text:p>
          </table:table-cell>
          <table:table-cell office:value-type="float" office:value="4.8822" calcext:value-type="float">
            <text:p>4.8822</text:p>
          </table:table-cell>
          <table:table-cell office:value-type="float" office:value="24.8054" calcext:value-type="float">
            <text:p>24.8054</text:p>
          </table:table-cell>
          <table:table-cell office:value-type="float" office:value="10.4133" calcext:value-type="float">
            <text:p>10.4133</text:p>
          </table:table-cell>
          <table:table-cell office:value-type="float" office:value="248.0543" calcext:value-type="float">
            <text:p>248.0543</text:p>
          </table:table-cell>
        </table:table-row>
        <table:table-row table:style-name="ro1">
          <table:table-cell office:value-type="float" office:value="27.001" calcext:value-type="float">
            <text:p>27.001</text:p>
          </table:table-cell>
          <table:table-cell office:value-type="float" office:value="59.365" calcext:value-type="float">
            <text:p>59.365</text:p>
          </table:table-cell>
          <table:table-cell office:value-type="float" office:value="4.9345" calcext:value-type="float">
            <text:p>4.9345</text:p>
          </table:table-cell>
          <table:table-cell office:value-type="float" office:value="24.7884" calcext:value-type="float">
            <text:p>24.7884</text:p>
          </table:table-cell>
          <table:table-cell office:value-type="float" office:value="10.399" calcext:value-type="float">
            <text:p>10.399</text:p>
          </table:table-cell>
          <table:table-cell office:value-type="float" office:value="247.8839" calcext:value-type="float">
            <text:p>247.8839</text:p>
          </table:table-cell>
        </table:table-row>
        <table:table-row table:style-name="ro1">
          <table:table-cell office:value-type="float" office:value="27.126" calcext:value-type="float">
            <text:p>27.126</text:p>
          </table:table-cell>
          <table:table-cell office:value-type="float" office:value="59.4048" calcext:value-type="float">
            <text:p>59.4048</text:p>
          </table:table-cell>
          <table:table-cell office:value-type="float" office:value="4.9866" calcext:value-type="float">
            <text:p>4.9866</text:p>
          </table:table-cell>
          <table:table-cell office:value-type="float" office:value="24.7717" calcext:value-type="float">
            <text:p>24.7717</text:p>
          </table:table-cell>
          <table:table-cell office:value-type="float" office:value="10.3851" calcext:value-type="float">
            <text:p>10.3851</text:p>
          </table:table-cell>
          <table:table-cell office:value-type="float" office:value="247.717" calcext:value-type="float">
            <text:p>247.717</text:p>
          </table:table-cell>
        </table:table-row>
        <table:table-row table:style-name="ro1">
          <table:table-cell office:value-type="float" office:value="27.251" calcext:value-type="float">
            <text:p>27.251</text:p>
          </table:table-cell>
          <table:table-cell office:value-type="float" office:value="59.4437" calcext:value-type="float">
            <text:p>59.4437</text:p>
          </table:table-cell>
          <table:table-cell office:value-type="float" office:value="5.0387" calcext:value-type="float">
            <text:p>5.0387</text:p>
          </table:table-cell>
          <table:table-cell office:value-type="float" office:value="24.7554" calcext:value-type="float">
            <text:p>24.7554</text:p>
          </table:table-cell>
          <table:table-cell office:value-type="float" office:value="10.3715" calcext:value-type="float">
            <text:p>10.3715</text:p>
          </table:table-cell>
          <table:table-cell office:value-type="float" office:value="247.5539" calcext:value-type="float">
            <text:p>247.5539</text:p>
          </table:table-cell>
        </table:table-row>
        <table:table-row table:style-name="ro1">
          <table:table-cell office:value-type="float" office:value="27.377" calcext:value-type="float">
            <text:p>27.377</text:p>
          </table:table-cell>
          <table:table-cell office:value-type="float" office:value="59.482" calcext:value-type="float">
            <text:p>59.482</text:p>
          </table:table-cell>
          <table:table-cell office:value-type="float" office:value="5.0911" calcext:value-type="float">
            <text:p>5.0911</text:p>
          </table:table-cell>
          <table:table-cell office:value-type="float" office:value="24.7394" calcext:value-type="float">
            <text:p>24.7394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247.3938" calcext:value-type="float">
            <text:p>247.3938</text:p>
          </table:table-cell>
        </table:table-row>
        <table:table-row table:style-name="ro1">
          <table:table-cell office:value-type="float" office:value="27.502" calcext:value-type="float">
            <text:p>27.502</text:p>
          </table:table-cell>
          <table:table-cell office:value-type="float" office:value="59.5188" calcext:value-type="float">
            <text:p>59.5188</text:p>
          </table:table-cell>
          <table:table-cell office:value-type="float" office:value="5.1431" calcext:value-type="float">
            <text:p>5.1431</text:p>
          </table:table-cell>
          <table:table-cell office:value-type="float" office:value="24.724" calcext:value-type="float">
            <text:p>24.7240</text:p>
          </table:table-cell>
          <table:table-cell office:value-type="float" office:value="10.3454" calcext:value-type="float">
            <text:p>10.3454</text:p>
          </table:table-cell>
          <table:table-cell office:value-type="float" office:value="247.2397" calcext:value-type="float">
            <text:p>247.2397</text:p>
          </table:table-cell>
        </table:table-row>
        <table:table-row table:style-name="ro1">
          <table:table-cell office:value-type="float" office:value="27.627" calcext:value-type="float">
            <text:p>27.627</text:p>
          </table:table-cell>
          <table:table-cell office:value-type="float" office:value="59.5544" calcext:value-type="float">
            <text:p>59.5544</text:p>
          </table:table-cell>
          <table:table-cell office:value-type="float" office:value="5.195" calcext:value-type="float">
            <text:p>5.195</text:p>
          </table:table-cell>
          <table:table-cell office:value-type="float" office:value="24.7091" calcext:value-type="float">
            <text:p>24.7091</text:p>
          </table:table-cell>
          <table:table-cell office:value-type="float" office:value="10.333" calcext:value-type="float">
            <text:p>10.333</text:p>
          </table:table-cell>
          <table:table-cell office:value-type="float" office:value="247.0907" calcext:value-type="float">
            <text:p>247.0907</text:p>
          </table:table-cell>
        </table:table-row>
        <table:table-row table:style-name="ro1">
          <table:table-cell office:value-type="float" office:value="27.752" calcext:value-type="float">
            <text:p>27.752</text:p>
          </table:table-cell>
          <table:table-cell office:value-type="float" office:value="59.5887" calcext:value-type="float">
            <text:p>59.5887</text:p>
          </table:table-cell>
          <table:table-cell office:value-type="float" office:value="5.2468" calcext:value-type="float">
            <text:p>5.2468</text:p>
          </table:table-cell>
          <table:table-cell office:value-type="float" office:value="24.6947" calcext:value-type="float">
            <text:p>24.6947</text:p>
          </table:table-cell>
          <table:table-cell office:value-type="float" office:value="10.3211" calcext:value-type="float">
            <text:p>10.3211</text:p>
          </table:table-cell>
          <table:table-cell office:value-type="float" office:value="246.9472" calcext:value-type="float">
            <text:p>246.9472</text:p>
          </table:table-cell>
        </table:table-row>
        <table:table-row table:style-name="ro1">
          <table:table-cell office:value-type="float" office:value="27.877" calcext:value-type="float">
            <text:p>27.877</text:p>
          </table:table-cell>
          <table:table-cell office:value-type="float" office:value="59.6217" calcext:value-type="float">
            <text:p>59.6217</text:p>
          </table:table-cell>
          <table:table-cell office:value-type="float" office:value="5.2986" calcext:value-type="float">
            <text:p>5.2986</text:p>
          </table:table-cell>
          <table:table-cell office:value-type="float" office:value="24.6809" calcext:value-type="float">
            <text:p>24.6809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246.8095" calcext:value-type="float">
            <text:p>246.8095</text:p>
          </table:table-cell>
        </table:table-row>
        <table:table-row table:style-name="ro1">
          <table:table-cell office:value-type="float" office:value="28.001" calcext:value-type="float">
            <text:p>28.001</text:p>
          </table:table-cell>
          <table:table-cell office:value-type="float" office:value="59.6529" calcext:value-type="float">
            <text:p>59.6529</text:p>
          </table:table-cell>
          <table:table-cell office:value-type="float" office:value="5.3499" calcext:value-type="float">
            <text:p>5.3499</text:p>
          </table:table-cell>
          <table:table-cell office:value-type="float" office:value="24.6679" calcext:value-type="float">
            <text:p>24.6679</text:p>
          </table:table-cell>
          <table:table-cell office:value-type="float" office:value="10.2989" calcext:value-type="float">
            <text:p>10.2989</text:p>
          </table:table-cell>
          <table:table-cell office:value-type="float" office:value="246.679" calcext:value-type="float">
            <text:p>246.679</text:p>
          </table:table-cell>
        </table:table-row>
        <table:table-row table:style-name="ro1">
          <table:table-cell office:value-type="float" office:value="28.127" calcext:value-type="float">
            <text:p>28.127</text:p>
          </table:table-cell>
          <table:table-cell office:value-type="float" office:value="59.6831" calcext:value-type="float">
            <text:p>59.6831</text:p>
          </table:table-cell>
          <table:table-cell office:value-type="float" office:value="5.4019" calcext:value-type="float">
            <text:p>5.4019</text:p>
          </table:table-cell>
          <table:table-cell office:value-type="float" office:value="24.6553" calcext:value-type="float">
            <text:p>24.6553</text:p>
          </table:table-cell>
          <table:table-cell office:value-type="float" office:value="10.2885" calcext:value-type="float">
            <text:p>10.2885</text:p>
          </table:table-cell>
          <table:table-cell office:value-type="float" office:value="246.553" calcext:value-type="float">
            <text:p>246.553</text:p>
          </table:table-cell>
        </table:table-row>
        <table:table-row table:style-name="ro1">
          <table:table-cell office:value-type="float" office:value="28.251" calcext:value-type="float">
            <text:p>28.251</text:p>
          </table:table-cell>
          <table:table-cell office:value-type="float" office:value="59.7112" calcext:value-type="float">
            <text:p>59.7112</text:p>
          </table:table-cell>
          <table:table-cell office:value-type="float" office:value="5.4531" calcext:value-type="float">
            <text:p>5.4531</text:p>
          </table:table-cell>
          <table:table-cell office:value-type="float" office:value="24.6436" calcext:value-type="float">
            <text:p>24.6436</text:p>
          </table:table-cell>
          <table:table-cell office:value-type="float" office:value="10.2788" calcext:value-type="float">
            <text:p>10.2788</text:p>
          </table:table-cell>
          <table:table-cell office:value-type="float" office:value="246.4359" calcext:value-type="float">
            <text:p>246.4359</text:p>
          </table:table-cell>
        </table:table-row>
        <table:table-row table:style-name="ro1">
          <table:table-cell office:value-type="float" office:value="28.378" calcext:value-type="float">
            <text:p>28.378</text:p>
          </table:table-cell>
          <table:table-cell office:value-type="float" office:value="59.7382" calcext:value-type="float">
            <text:p>59.7382</text:p>
          </table:table-cell>
          <table:table-cell office:value-type="float" office:value="5.5055" calcext:value-type="float">
            <text:p>5.5055</text:p>
          </table:table-cell>
          <table:table-cell office:value-type="float" office:value="24.6323" calcext:value-type="float">
            <text:p>24.6323</text:p>
          </table:table-cell>
          <table:table-cell office:value-type="float" office:value="10.2695" calcext:value-type="float">
            <text:p>10.2695</text:p>
          </table:table-cell>
          <table:table-cell office:value-type="float" office:value="246.3231" calcext:value-type="float">
            <text:p>246.3231</text:p>
          </table:table-cell>
        </table:table-row>
        <table:table-row table:style-name="ro1">
          <table:table-cell office:value-type="float" office:value="28.502" calcext:value-type="float">
            <text:p>28.502</text:p>
          </table:table-cell>
          <table:table-cell office:value-type="float" office:value="59.7629" calcext:value-type="float">
            <text:p>59.7629</text:p>
          </table:table-cell>
          <table:table-cell office:value-type="float" office:value="5.5566" calcext:value-type="float">
            <text:p>5.5566</text:p>
          </table:table-cell>
          <table:table-cell office:value-type="float" office:value="24.622" calcext:value-type="float">
            <text:p>24.6220</text:p>
          </table:table-cell>
          <table:table-cell office:value-type="float" office:value="10.261" calcext:value-type="float">
            <text:p>10.261</text:p>
          </table:table-cell>
          <table:table-cell office:value-type="float" office:value="246.2205" calcext:value-type="float">
            <text:p>246.2205</text:p>
          </table:table-cell>
        </table:table-row>
        <table:table-row table:style-name="ro1">
          <table:table-cell office:value-type="float" office:value="28.626" calcext:value-type="float">
            <text:p>28.626</text:p>
          </table:table-cell>
          <table:table-cell office:value-type="float" office:value="59.7857" calcext:value-type="float">
            <text:p>59.7857</text:p>
          </table:table-cell>
          <table:table-cell office:value-type="float" office:value="5.6077" calcext:value-type="float">
            <text:p>5.6077</text:p>
          </table:table-cell>
          <table:table-cell office:value-type="float" office:value="24.6125" calcext:value-type="float">
            <text:p>24.6125</text:p>
          </table:table-cell>
          <table:table-cell office:value-type="float" office:value="10.2532" calcext:value-type="float">
            <text:p>10.2532</text:p>
          </table:table-cell>
          <table:table-cell office:value-type="float" office:value="246.1254" calcext:value-type="float">
            <text:p>246.1254</text:p>
          </table:table-cell>
        </table:table-row>
        <table:table-row table:style-name="ro1">
          <table:table-cell office:value-type="float" office:value="28.751" calcext:value-type="float">
            <text:p>28.751</text:p>
          </table:table-cell>
          <table:table-cell office:value-type="float" office:value="59.8068" calcext:value-type="float">
            <text:p>59.8068</text:p>
          </table:table-cell>
          <table:table-cell office:value-type="float" office:value="5.6591" calcext:value-type="float">
            <text:p>5.6591</text:p>
          </table:table-cell>
          <table:table-cell office:value-type="float" office:value="24.6037" calcext:value-type="float">
            <text:p>24.6037</text:p>
          </table:table-cell>
          <table:table-cell office:value-type="float" office:value="10.246" calcext:value-type="float">
            <text:p>10.246</text:p>
          </table:table-cell>
          <table:table-cell office:value-type="float" office:value="246.0374" calcext:value-type="float">
            <text:p>246.0374</text:p>
          </table:table-cell>
        </table:table-row>
        <table:table-row table:style-name="ro1">
          <table:table-cell office:value-type="float" office:value="28.876" calcext:value-type="float">
            <text:p>28.876</text:p>
          </table:table-cell>
          <table:table-cell office:value-type="float" office:value="59.826" calcext:value-type="float">
            <text:p>59.826</text:p>
          </table:table-cell>
          <table:table-cell office:value-type="float" office:value="5.7106" calcext:value-type="float">
            <text:p>5.7106</text:p>
          </table:table-cell>
          <table:table-cell office:value-type="float" office:value="24.5958" calcext:value-type="float">
            <text:p>24.5958</text:p>
          </table:table-cell>
          <table:table-cell office:value-type="float" office:value="10.2394" calcext:value-type="float">
            <text:p>10.2394</text:p>
          </table:table-cell>
          <table:table-cell office:value-type="float" office:value="245.9576" calcext:value-type="float">
            <text:p>245.9576</text:p>
          </table:table-cell>
        </table:table-row>
        <table:table-row table:style-name="ro1">
          <table:table-cell office:value-type="float" office:value="29.002" calcext:value-type="float">
            <text:p>29.002</text:p>
          </table:table-cell>
          <table:table-cell office:value-type="float" office:value="59.8433" calcext:value-type="float">
            <text:p>59.8433</text:p>
          </table:table-cell>
          <table:table-cell office:value-type="float" office:value="5.7623" calcext:value-type="float">
            <text:p>5.7623</text:p>
          </table:table-cell>
          <table:table-cell office:value-type="float" office:value="24.5886" calcext:value-type="float">
            <text:p>24.5886</text:p>
          </table:table-cell>
          <table:table-cell office:value-type="float" office:value="10.2335" calcext:value-type="float">
            <text:p>10.2335</text:p>
          </table:table-cell>
          <table:table-cell office:value-type="float" office:value="245.8855" calcext:value-type="float">
            <text:p>245.8855</text:p>
          </table:table-cell>
        </table:table-row>
        <table:table-row table:style-name="ro1">
          <table:table-cell office:value-type="float" office:value="29.126" calcext:value-type="float">
            <text:p>29.126</text:p>
          </table:table-cell>
          <table:table-cell office:value-type="float" office:value="59.8583" calcext:value-type="float">
            <text:p>59.8583</text:p>
          </table:table-cell>
          <table:table-cell office:value-type="float" office:value="5.8133" calcext:value-type="float">
            <text:p>5.8133</text:p>
          </table:table-cell>
          <table:table-cell office:value-type="float" office:value="24.5823" calcext:value-type="float">
            <text:p>24.5823</text:p>
          </table:table-cell>
          <table:table-cell office:value-type="float" office:value="10.2284" calcext:value-type="float">
            <text:p>10.2284</text:p>
          </table:table-cell>
          <table:table-cell office:value-type="float" office:value="245.8231" calcext:value-type="float">
            <text:p>245.8231</text:p>
          </table:table-cell>
        </table:table-row>
        <table:table-row table:style-name="ro1">
          <table:table-cell office:value-type="float" office:value="29.251" calcext:value-type="float">
            <text:p>29.251</text:p>
          </table:table-cell>
          <table:table-cell office:value-type="float" office:value="59.8713" calcext:value-type="float">
            <text:p>59.8713</text:p>
          </table:table-cell>
          <table:table-cell office:value-type="float" office:value="5.8646" calcext:value-type="float">
            <text:p>5.8646</text:p>
          </table:table-cell>
          <table:table-cell office:value-type="float" office:value="24.5769" calcext:value-type="float">
            <text:p>24.5769</text:p>
          </table:table-cell>
          <table:table-cell office:value-type="float" office:value="10.2239" calcext:value-type="float">
            <text:p>10.2239</text:p>
          </table:table-cell>
          <table:table-cell office:value-type="float" office:value="245.7688" calcext:value-type="float">
            <text:p>245.7688</text:p>
          </table:table-cell>
        </table:table-row>
        <table:table-row table:style-name="ro1">
          <table:table-cell office:value-type="float" office:value="29.376" calcext:value-type="float">
            <text:p>29.376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5.9159" calcext:value-type="float">
            <text:p>5.9159</text:p>
          </table:table-cell>
          <table:table-cell office:value-type="float" office:value="24.5723" calcext:value-type="float">
            <text:p>24.5723</text:p>
          </table:table-cell>
          <table:table-cell office:value-type="float" office:value="10.2202" calcext:value-type="float">
            <text:p>10.2202</text:p>
          </table:table-cell>
          <table:table-cell office:value-type="float" office:value="245.7233" calcext:value-type="float">
            <text:p>245.7233</text:p>
          </table:table-cell>
        </table:table-row>
        <table:table-row table:style-name="ro1">
          <table:table-cell office:value-type="float" office:value="29.501" calcext:value-type="float">
            <text:p>29.501</text:p>
          </table:table-cell>
          <table:table-cell office:value-type="float" office:value="59.8911" calcext:value-type="float">
            <text:p>59.8911</text:p>
          </table:table-cell>
          <table:table-cell office:value-type="float" office:value="5.9672" calcext:value-type="float">
            <text:p>5.9672</text:p>
          </table:table-cell>
          <table:table-cell office:value-type="float" office:value="24.5687" calcext:value-type="float">
            <text:p>24.5687</text:p>
          </table:table-cell>
          <table:table-cell office:value-type="float" office:value="10.2172" calcext:value-type="float">
            <text:p>10.2172</text:p>
          </table:table-cell>
          <table:table-cell office:value-type="float" office:value="245.6868" calcext:value-type="float">
            <text:p>245.6868</text:p>
          </table:table-cell>
        </table:table-row>
        <table:table-row table:style-name="ro1">
          <table:table-cell office:value-type="float" office:value="29.626" calcext:value-type="float">
            <text:p>29.626</text:p>
          </table:table-cell>
          <table:table-cell office:value-type="float" office:value="59.8977" calcext:value-type="float">
            <text:p>59.8977</text:p>
          </table:table-cell>
          <table:table-cell office:value-type="float" office:value="6.0185" calcext:value-type="float">
            <text:p>6.0185</text:p>
          </table:table-cell>
          <table:table-cell office:value-type="float" office:value="24.5659" calcext:value-type="float">
            <text:p>24.5659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245.6592" calcext:value-type="float">
            <text:p>245.6592</text:p>
          </table:table-cell>
        </table:table-row>
        <table:table-row table:style-name="ro1">
          <table:table-cell office:value-type="float" office:value="29.752" calcext:value-type="float">
            <text:p>29.752</text:p>
          </table:table-cell>
          <table:table-cell office:value-type="float" office:value="59.9022" calcext:value-type="float">
            <text:p>59.9022</text:p>
          </table:table-cell>
          <table:table-cell office:value-type="float" office:value="6.0701" calcext:value-type="float">
            <text:p>6.0701</text:p>
          </table:table-cell>
          <table:table-cell office:value-type="float" office:value="24.5641" calcext:value-type="float">
            <text:p>24.5641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245.6406" calcext:value-type="float">
            <text:p>245.6406</text:p>
          </table:table-cell>
        </table:table-row>
        <table:table-row table:style-name="ro1">
          <table:table-cell office:value-type="float" office:value="29.876" calcext:value-type="float">
            <text:p>29.876</text:p>
          </table:table-cell>
          <table:table-cell office:value-type="float" office:value="59.9044" calcext:value-type="float">
            <text:p>59.9044</text:p>
          </table:table-cell>
          <table:table-cell office:value-type="float" office:value="6.121" calcext:value-type="float">
            <text:p>6.121</text:p>
          </table:table-cell>
          <table:table-cell office:value-type="float" office:value="24.5631" calcext:value-type="float">
            <text:p>24.5631</text:p>
          </table:table-cell>
          <table:table-cell office:value-type="float" office:value="10.2126" calcext:value-type="float">
            <text:p>10.2126</text:p>
          </table:table-cell>
          <table:table-cell office:value-type="float" office:value="245.6313" calcext:value-type="float">
            <text:p>245.6313</text:p>
          </table:table-cell>
        </table:table-row>
        <table:table-row table:style-name="ro1">
          <table:table-cell office:value-type="float" office:value="30.001" calcext:value-type="float">
            <text:p>30.001</text:p>
          </table:table-cell>
          <table:table-cell office:value-type="float" office:value="59.9044" calcext:value-type="float">
            <text:p>59.9044</text:p>
          </table:table-cell>
          <table:table-cell office:value-type="float" office:value="6.1722" calcext:value-type="float">
            <text:p>6.1722</text:p>
          </table:table-cell>
          <table:table-cell office:value-type="float" office:value="24.5631" calcext:value-type="float">
            <text:p>24.5631</text:p>
          </table:table-cell>
          <table:table-cell office:value-type="float" office:value="10.2126" calcext:value-type="float">
            <text:p>10.2126</text:p>
          </table:table-cell>
          <table:table-cell office:value-type="float" office:value="245.6311" calcext:value-type="float">
            <text:p>245.6311</text:p>
          </table:table-cell>
        </table:table-row>
        <table:table-row table:style-name="ro1">
          <table:table-cell office:value-type="float" office:value="30.127" calcext:value-type="float">
            <text:p>30.127</text:p>
          </table:table-cell>
          <table:table-cell office:value-type="float" office:value="59.9023" calcext:value-type="float">
            <text:p>59.9023</text:p>
          </table:table-cell>
          <table:table-cell office:value-type="float" office:value="6.2239" calcext:value-type="float">
            <text:p>6.2239</text:p>
          </table:table-cell>
          <table:table-cell office:value-type="float" office:value="24.564" calcext:value-type="float">
            <text:p>24.5640</text:p>
          </table:table-cell>
          <table:table-cell office:value-type="float" office:value="10.2133" calcext:value-type="float">
            <text:p>10.2133</text:p>
          </table:table-cell>
          <table:table-cell office:value-type="float" office:value="245.6401" calcext:value-type="float">
            <text:p>245.6401</text:p>
          </table:table-cell>
        </table:table-row>
        <table:table-row table:style-name="ro1">
          <table:table-cell office:value-type="float" office:value="30.252" calcext:value-type="float">
            <text:p>30.252</text:p>
          </table:table-cell>
          <table:table-cell office:value-type="float" office:value="59.8979" calcext:value-type="float">
            <text:p>59.8979</text:p>
          </table:table-cell>
          <table:table-cell office:value-type="float" office:value="6.2752" calcext:value-type="float">
            <text:p>6.2752</text:p>
          </table:table-cell>
          <table:table-cell office:value-type="float" office:value="24.5658" calcext:value-type="float">
            <text:p>24.5658</text:p>
          </table:table-cell>
          <table:table-cell office:value-type="float" office:value="10.2148" calcext:value-type="float">
            <text:p>10.2148</text:p>
          </table:table-cell>
          <table:table-cell office:value-type="float" office:value="245.6582" calcext:value-type="float">
            <text:p>245.6582</text:p>
          </table:table-cell>
        </table:table-row>
        <table:table-row table:style-name="ro1">
          <table:table-cell office:value-type="float" office:value="30.376" calcext:value-type="float">
            <text:p>30.376</text:p>
          </table:table-cell>
          <table:table-cell office:value-type="float" office:value="59.8914" calcext:value-type="float">
            <text:p>59.8914</text:p>
          </table:table-cell>
          <table:table-cell office:value-type="float" office:value="0.0428" calcext:value-type="float">
            <text:p>0.0428</text:p>
          </table:table-cell>
          <table:table-cell office:value-type="float" office:value="24.5685" calcext:value-type="float">
            <text:p>24.5685</text:p>
          </table:table-cell>
          <table:table-cell office:value-type="float" office:value="10.217" calcext:value-type="float">
            <text:p>10.217</text:p>
          </table:table-cell>
          <table:table-cell office:value-type="float" office:value="245.6852" calcext:value-type="float">
            <text:p>245.6852</text:p>
          </table:table-cell>
        </table:table-row>
        <table:table-row table:style-name="ro1">
          <table:table-cell office:value-type="float" office:value="30.502" calcext:value-type="float">
            <text:p>30.502</text:p>
          </table:table-cell>
          <table:table-cell office:value-type="float" office:value="59.8827" calcext:value-type="float">
            <text:p>59.8827</text:p>
          </table:table-cell>
          <table:table-cell office:value-type="float" office:value="0.0945" calcext:value-type="float">
            <text:p>0.0945</text:p>
          </table:table-cell>
          <table:table-cell office:value-type="float" office:value="24.5722" calcext:value-type="float">
            <text:p>24.5722</text:p>
          </table:table-cell>
          <table:table-cell office:value-type="float" office:value="10.22" calcext:value-type="float">
            <text:p>10.22</text:p>
          </table:table-cell>
          <table:table-cell office:value-type="float" office:value="245.7216" calcext:value-type="float">
            <text:p>245.7216</text:p>
          </table:table-cell>
        </table:table-row>
        <table:table-row table:style-name="ro1">
          <table:table-cell office:value-type="float" office:value="30.626" calcext:value-type="float">
            <text:p>30.626</text:p>
          </table:table-cell>
          <table:table-cell office:value-type="float" office:value="59.8719" calcext:value-type="float">
            <text:p>59.8719</text:p>
          </table:table-cell>
          <table:table-cell office:value-type="float" office:value="0.1454" calcext:value-type="float">
            <text:p>0.1454</text:p>
          </table:table-cell>
          <table:table-cell office:value-type="float" office:value="24.5766" calcext:value-type="float">
            <text:p>24.5766</text:p>
          </table:table-cell>
          <table:table-cell office:value-type="float" office:value="10.2237" calcext:value-type="float">
            <text:p>10.2237</text:p>
          </table:table-cell>
          <table:table-cell office:value-type="float" office:value="245.7664" calcext:value-type="float">
            <text:p>245.7664</text:p>
          </table:table-cell>
        </table:table-row>
        <table:table-row table:style-name="ro1">
          <table:table-cell office:value-type="float" office:value="30.752" calcext:value-type="float">
            <text:p>30.752</text:p>
          </table:table-cell>
          <table:table-cell office:value-type="float" office:value="59.8589" calcext:value-type="float">
            <text:p>59.8589</text:p>
          </table:table-cell>
          <table:table-cell office:value-type="float" office:value="0.1971" calcext:value-type="float">
            <text:p>0.1971</text:p>
          </table:table-cell>
          <table:table-cell office:value-type="float" office:value="24.5821" calcext:value-type="float">
            <text:p>24.5821</text:p>
          </table:table-cell>
          <table:table-cell office:value-type="float" office:value="10.2282" calcext:value-type="float">
            <text:p>10.2282</text:p>
          </table:table-cell>
          <table:table-cell office:value-type="float" office:value="245.8207" calcext:value-type="float">
            <text:p>245.8207</text:p>
          </table:table-cell>
        </table:table-row>
        <table:table-row table:style-name="ro1">
          <table:table-cell office:value-type="float" office:value="30.877" calcext:value-type="float">
            <text:p>30.877</text:p>
          </table:table-cell>
          <table:table-cell office:value-type="float" office:value="59.8438" calcext:value-type="float">
            <text:p>59.8438</text:p>
          </table:table-cell>
          <table:table-cell office:value-type="float" office:value="0.2485" calcext:value-type="float">
            <text:p>0.2485</text:p>
          </table:table-cell>
          <table:table-cell office:value-type="float" office:value="24.5883" calcext:value-type="float">
            <text:p>24.5883</text:p>
          </table:table-cell>
          <table:table-cell office:value-type="float" office:value="10.2333" calcext:value-type="float">
            <text:p>10.2333</text:p>
          </table:table-cell>
          <table:table-cell office:value-type="float" office:value="245.8833" calcext:value-type="float">
            <text:p>245.8833</text:p>
          </table:table-cell>
        </table:table-row>
        <table:table-row table:style-name="ro1">
          <table:table-cell office:value-type="float" office:value="31.001" calcext:value-type="float">
            <text:p>31.001</text:p>
          </table:table-cell>
          <table:table-cell office:value-type="float" office:value="59.8269" calcext:value-type="float">
            <text:p>59.8269</text:p>
          </table:table-cell>
          <table:table-cell office:value-type="float" office:value="0.2995" calcext:value-type="float">
            <text:p>0.2995</text:p>
          </table:table-cell>
          <table:table-cell office:value-type="float" office:value="24.5954" calcext:value-type="float">
            <text:p>24.5954</text:p>
          </table:table-cell>
          <table:table-cell office:value-type="float" office:value="10.2391" calcext:value-type="float">
            <text:p>10.2391</text:p>
          </table:table-cell>
          <table:table-cell office:value-type="float" office:value="245.9539" calcext:value-type="float">
            <text:p>245.9539</text:p>
          </table:table-cell>
        </table:table-row>
        <table:table-row table:style-name="ro1">
          <table:table-cell office:value-type="float" office:value="31.126" calcext:value-type="float">
            <text:p>31.126</text:p>
          </table:table-cell>
          <table:table-cell office:value-type="float" office:value="59.8078" calcext:value-type="float">
            <text:p>59.8078</text:p>
          </table:table-cell>
          <table:table-cell office:value-type="float" office:value="0.3509" calcext:value-type="float">
            <text:p>0.3509</text:p>
          </table:table-cell>
          <table:table-cell office:value-type="float" office:value="24.6033" calcext:value-type="float">
            <text:p>24.6033</text:p>
          </table:table-cell>
          <table:table-cell office:value-type="float" office:value="10.2456" calcext:value-type="float">
            <text:p>10.2456</text:p>
          </table:table-cell>
          <table:table-cell office:value-type="float" office:value="246.0333" calcext:value-type="float">
            <text:p>246.0333</text:p>
          </table:table-cell>
        </table:table-row>
        <table:table-row table:style-name="ro1">
          <table:table-cell office:value-type="float" office:value="31.251" calcext:value-type="float">
            <text:p>31.251</text:p>
          </table:table-cell>
          <table:table-cell office:value-type="float" office:value="59.7868" calcext:value-type="float">
            <text:p>59.7868</text:p>
          </table:table-cell>
          <table:table-cell office:value-type="float" office:value="0.4023" calcext:value-type="float">
            <text:p>0.4023</text:p>
          </table:table-cell>
          <table:table-cell office:value-type="float" office:value="24.6121" calcext:value-type="float">
            <text:p>24.6121</text:p>
          </table:table-cell>
          <table:table-cell office:value-type="float" office:value="10.2528" calcext:value-type="float">
            <text:p>10.2528</text:p>
          </table:table-cell>
          <table:table-cell office:value-type="float" office:value="246.1209" calcext:value-type="float">
            <text:p>246.1209</text:p>
          </table:table-cell>
        </table:table-row>
        <table:table-row table:style-name="ro1">
          <table:table-cell office:value-type="float" office:value="31.377" calcext:value-type="float">
            <text:p>31.377</text:p>
          </table:table-cell>
          <table:table-cell office:value-type="float" office:value="59.7636" calcext:value-type="float">
            <text:p>59.7636</text:p>
          </table:table-cell>
          <table:table-cell office:value-type="float" office:value="0.4542" calcext:value-type="float">
            <text:p>0.4542</text:p>
          </table:table-cell>
          <table:table-cell office:value-type="float" office:value="24.6217" calcext:value-type="float">
            <text:p>24.6217</text:p>
          </table:table-cell>
          <table:table-cell office:value-type="float" office:value="10.2608" calcext:value-type="float">
            <text:p>10.2608</text:p>
          </table:table-cell>
          <table:table-cell office:value-type="float" office:value="246.2172" calcext:value-type="float">
            <text:p>246.2172</text:p>
          </table:table-cell>
        </table:table-row>
        <table:table-row table:style-name="ro1">
          <table:table-cell office:value-type="float" office:value="31.501" calcext:value-type="float">
            <text:p>31.501</text:p>
          </table:table-cell>
          <table:table-cell office:value-type="float" office:value="59.7391" calcext:value-type="float">
            <text:p>59.7391</text:p>
          </table:table-cell>
          <table:table-cell office:value-type="float" office:value="0.5053" calcext:value-type="float">
            <text:p>0.5053</text:p>
          </table:table-cell>
          <table:table-cell office:value-type="float" office:value="24.632" calcext:value-type="float">
            <text:p>24.6320</text:p>
          </table:table-cell>
          <table:table-cell office:value-type="float" office:value="10.2692" calcext:value-type="float">
            <text:p>10.2692</text:p>
          </table:table-cell>
          <table:table-cell office:value-type="float" office:value="246.3196" calcext:value-type="float">
            <text:p>246.3196</text:p>
          </table:table-cell>
        </table:table-row>
        <table:table-row table:style-name="ro1">
          <table:table-cell office:value-type="float" office:value="31.626" calcext:value-type="float">
            <text:p>31.626</text:p>
          </table:table-cell>
          <table:table-cell office:value-type="float" office:value="59.7125" calcext:value-type="float">
            <text:p>59.7125</text:p>
          </table:table-cell>
          <table:table-cell office:value-type="float" office:value="0.5569" calcext:value-type="float">
            <text:p>0.5569</text:p>
          </table:table-cell>
          <table:table-cell office:value-type="float" office:value="24.643" calcext:value-type="float">
            <text:p>24.6430</text:p>
          </table:table-cell>
          <table:table-cell office:value-type="float" office:value="10.2783" calcext:value-type="float">
            <text:p>10.2783</text:p>
          </table:table-cell>
          <table:table-cell office:value-type="float" office:value="246.4302" calcext:value-type="float">
            <text:p>246.4302</text:p>
          </table:table-cell>
        </table:table-row>
        <table:table-row table:style-name="ro1">
          <table:table-cell office:value-type="float" office:value="31.752" calcext:value-type="float">
            <text:p>31.752</text:p>
          </table:table-cell>
          <table:table-cell office:value-type="float" office:value="59.6841" calcext:value-type="float">
            <text:p>59.6841</text:p>
          </table:table-cell>
          <table:table-cell office:value-type="float" office:value="0.6089" calcext:value-type="float">
            <text:p>0.6089</text:p>
          </table:table-cell>
          <table:table-cell office:value-type="float" office:value="24.6549" calcext:value-type="float">
            <text:p>24.6549</text:p>
          </table:table-cell>
          <table:table-cell office:value-type="float" office:value="10.2882" calcext:value-type="float">
            <text:p>10.2882</text:p>
          </table:table-cell>
          <table:table-cell office:value-type="float" office:value="246.549" calcext:value-type="float">
            <text:p>246.549</text:p>
          </table:table-cell>
        </table:table-row>
        <table:table-row table:style-name="ro1">
          <table:table-cell office:value-type="float" office:value="31.876" calcext:value-type="float">
            <text:p>31.876</text:p>
          </table:table-cell>
          <table:table-cell office:value-type="float" office:value="59.6544" calcext:value-type="float">
            <text:p>59.6544</text:p>
          </table:table-cell>
          <table:table-cell office:value-type="float" office:value="0.6601" calcext:value-type="float">
            <text:p>0.6601</text:p>
          </table:table-cell>
          <table:table-cell office:value-type="float" office:value="24.6673" calcext:value-type="float">
            <text:p>24.6673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246.6727" calcext:value-type="float">
            <text:p>246.6727</text:p>
          </table:table-cell>
        </table:table-row>
        <table:table-row table:style-name="ro1">
          <table:table-cell office:value-type="float" office:value="32.002" calcext:value-type="float">
            <text:p>32.002</text:p>
          </table:table-cell>
          <table:table-cell office:value-type="float" office:value="59.6228" calcext:value-type="float">
            <text:p>59.6228</text:p>
          </table:table-cell>
          <table:table-cell office:value-type="float" office:value="0.7122" calcext:value-type="float">
            <text:p>0.7122</text:p>
          </table:table-cell>
          <table:table-cell office:value-type="float" office:value="24.6805" calcext:value-type="float">
            <text:p>24.6805</text:p>
          </table:table-cell>
          <table:table-cell office:value-type="float" office:value="10.3093" calcext:value-type="float">
            <text:p>10.3093</text:p>
          </table:table-cell>
          <table:table-cell office:value-type="float" office:value="246.805" calcext:value-type="float">
            <text:p>246.805</text:p>
          </table:table-cell>
        </table:table-row>
        <table:table-row table:style-name="ro1">
          <table:table-cell office:value-type="float" office:value="32.126" calcext:value-type="float">
            <text:p>32.126</text:p>
          </table:table-cell>
          <table:table-cell office:value-type="float" office:value="59.5901" calcext:value-type="float">
            <text:p>59.5901</text:p>
          </table:table-cell>
          <table:table-cell office:value-type="float" office:value="0.7636" calcext:value-type="float">
            <text:p>0.7636</text:p>
          </table:table-cell>
          <table:table-cell office:value-type="float" office:value="24.6941" calcext:value-type="float">
            <text:p>24.6941</text:p>
          </table:table-cell>
          <table:table-cell office:value-type="float" office:value="10.3206" calcext:value-type="float">
            <text:p>10.3206</text:p>
          </table:table-cell>
          <table:table-cell office:value-type="float" office:value="246.9414" calcext:value-type="float">
            <text:p>246.9414</text:p>
          </table:table-cell>
        </table:table-row>
        <table:table-row table:style-name="ro1">
          <table:table-cell office:value-type="float" office:value="32.251" calcext:value-type="float">
            <text:p>32.251</text:p>
          </table:table-cell>
          <table:table-cell office:value-type="float" office:value="59.5558" calcext:value-type="float">
            <text:p>59.5558</text:p>
          </table:table-cell>
          <table:table-cell office:value-type="float" office:value="0.8154" calcext:value-type="float">
            <text:p>0.8154</text:p>
          </table:table-cell>
          <table:table-cell office:value-type="float" office:value="24.7085" calcext:value-type="float">
            <text:p>24.7085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247.0847" calcext:value-type="float">
            <text:p>247.0847</text:p>
          </table:table-cell>
        </table:table-row>
        <table:table-row table:style-name="ro1">
          <table:table-cell office:value-type="float" office:value="32.377" calcext:value-type="float">
            <text:p>32.377</text:p>
          </table:table-cell>
          <table:table-cell office:value-type="float" office:value="59.52" calcext:value-type="float">
            <text:p>59.52</text:p>
          </table:table-cell>
          <table:table-cell office:value-type="float" office:value="0.8677" calcext:value-type="float">
            <text:p>0.8677</text:p>
          </table:table-cell>
          <table:table-cell office:value-type="float" office:value="24.7235" calcext:value-type="float">
            <text:p>24.7235</text:p>
          </table:table-cell>
          <table:table-cell office:value-type="float" office:value="10.345" calcext:value-type="float">
            <text:p>10.345</text:p>
          </table:table-cell>
          <table:table-cell office:value-type="float" office:value="247.2347" calcext:value-type="float">
            <text:p>247.2347</text:p>
          </table:table-cell>
        </table:table-row>
        <table:table-row table:style-name="ro1">
          <table:table-cell office:value-type="float" office:value="32.502" calcext:value-type="float">
            <text:p>32.502</text:p>
          </table:table-cell>
          <table:table-cell office:value-type="float" office:value="59.4832" calcext:value-type="float">
            <text:p>59.4832</text:p>
          </table:table-cell>
          <table:table-cell office:value-type="float" office:value="0.9197" calcext:value-type="float">
            <text:p>0.9197</text:p>
          </table:table-cell>
          <table:table-cell office:value-type="float" office:value="24.7389" calcext:value-type="float">
            <text:p>24.7389</text:p>
          </table:table-cell>
          <table:table-cell office:value-type="float" office:value="10.3578" calcext:value-type="float">
            <text:p>10.3578</text:p>
          </table:table-cell>
          <table:table-cell office:value-type="float" office:value="247.3886" calcext:value-type="float">
            <text:p>247.3886</text:p>
          </table:table-cell>
        </table:table-row>
        <table:table-row table:style-name="ro1">
          <table:table-cell office:value-type="float" office:value="32.626" calcext:value-type="float">
            <text:p>32.626</text:p>
          </table:table-cell>
          <table:table-cell office:value-type="float" office:value="59.4456" calcext:value-type="float">
            <text:p>59.4456</text:p>
          </table:table-cell>
          <table:table-cell office:value-type="float" office:value="0.9713" calcext:value-type="float">
            <text:p>0.9713</text:p>
          </table:table-cell>
          <table:table-cell office:value-type="float" office:value="24.7546" calcext:value-type="float">
            <text:p>24.7546</text:p>
          </table:table-cell>
          <table:table-cell office:value-type="float" office:value="10.3709" calcext:value-type="float">
            <text:p>10.3709</text:p>
          </table:table-cell>
          <table:table-cell office:value-type="float" office:value="247.546" calcext:value-type="float">
            <text:p>247.546</text:p>
          </table:table-cell>
        </table:table-row>
        <table:table-row table:style-name="ro1">
          <table:table-cell office:value-type="float" office:value="32.752" calcext:value-type="float">
            <text:p>32.752</text:p>
          </table:table-cell>
          <table:table-cell office:value-type="float" office:value="59.4064" calcext:value-type="float">
            <text:p>59.4064</text:p>
          </table:table-cell>
          <table:table-cell office:value-type="float" office:value="1.0238" calcext:value-type="float">
            <text:p>1.0238</text:p>
          </table:table-cell>
          <table:table-cell office:value-type="float" office:value="24.771" calcext:value-type="float">
            <text:p>24.7710</text:p>
          </table:table-cell>
          <table:table-cell office:value-type="float" office:value="10.3845" calcext:value-type="float">
            <text:p>10.3845</text:p>
          </table:table-cell>
          <table:table-cell office:value-type="float" office:value="247.7102" calcext:value-type="float">
            <text:p>247.7102</text:p>
          </table:table-cell>
        </table:table-row>
        <table:table-row table:style-name="ro1" table:number-rows-repeated="10483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rt" table:style-name="ta1">
        <table:shapes>
          <draw:frame draw:z-index="0" draw:style-name="gr1" draw:text-style-name="P1" svg:width="15.999cm" svg:height="8.999cm" svg:x="11.753cm" svg:y="0.658cm">
            <draw:object draw:notify-on-update-of-ranges="cart.A2:cart.A252 cart.B1:cart.B1 cart.B2:cart.B2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1.806cm" svg:y="10.094cm">
            <draw:object draw:notify-on-update-of-ranges="cart.A2:cart.A252 cart.C1:cart.C1 cart.C2:cart.C2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visibility="collapse" table:default-cell-style-name="Default"/>
        <table:table-column table:style-name="co4" table:visibility="collapse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  <table:table-cell office:value-type="string" calcext:value-type="string">
            <text:p>ax (m/s²)</text:p>
          </table:table-cell>
          <table:table-cell office:value-type="string" calcext:value-type="string">
            <text:p>ay (m/s²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1215" calcext:value-type="float">
            <text:p>61.1215</text:p>
          </table:table-cell>
          <table:table-cell office:value-type="float" office:value="1.1194" calcext:value-type="float">
            <text:p>1.1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61.0927" calcext:value-type="float">
            <text:p>61.0927</text:p>
          </table:table-cell>
          <table:table-cell office:value-type="float" office:value="1.2501" calcext:value-type="float">
            <text:p>1.2501</text:p>
          </table:table-cell>
          <table:table-cell office:value-type="float" office:value="-0.5595" calcext:value-type="float">
            <text:p>-0.5595</text:p>
          </table:table-cell>
          <table:table-cell office:value-type="float" office:value="2.5369" calcext:value-type="float">
            <text:p>2.5369</text:p>
          </table:table-cell>
          <table:table-cell office:value-type="float" office:value="-5.4371" calcext:value-type="float">
            <text:p>-5.4371</text:p>
          </table:table-cell>
          <table:table-cell office:value-type="float" office:value="24.6164" calcext:value-type="float">
            <text:p>24.6164</text:p>
          </table:table-cell>
          <table:table-cell table:number-columns-repeated="2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60.9802" calcext:value-type="float">
            <text:p>60.9802</text:p>
          </table:table-cell>
          <table:table-cell office:value-type="float" office:value="1.7593" calcext:value-type="float">
            <text:p>1.7593</text:p>
          </table:table-cell>
          <table:table-cell office:value-type="float" office:value="-1.2408" calcext:value-type="float">
            <text:p>-1.2408</text:p>
          </table:table-cell>
          <table:table-cell office:value-type="float" office:value="5.6094" calcext:value-type="float">
            <text:p>5.6094</text:p>
          </table:table-cell>
          <table:table-cell office:value-type="float" office:value="-5.4672" calcext:value-type="float">
            <text:p>-5.4672</text:p>
          </table:table-cell>
          <table:table-cell office:value-type="float" office:value="24.5332" calcext:value-type="float">
            <text:p>24.5332</text:p>
          </table:table-cell>
          <table:table-cell table:number-columns-repeated="2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60.7842" calcext:value-type="float">
            <text:p>60.7842</text:p>
          </table:table-cell>
          <table:table-cell office:value-type="float" office:value="2.6432" calcext:value-type="float">
            <text:p>2.6432</text:p>
          </table:table-cell>
          <table:table-cell office:value-type="float" office:value="-1.9215" calcext:value-type="float">
            <text:p>-1.9215</text:p>
          </table:table-cell>
          <table:table-cell office:value-type="float" office:value="8.6432" calcext:value-type="float">
            <text:p>8.6432</text:p>
          </table:table-cell>
          <table:table-cell office:value-type="float" office:value="-5.5151" calcext:value-type="float">
            <text:p>-5.5151</text:p>
          </table:table-cell>
          <table:table-cell office:value-type="float" office:value="24.387" calcext:value-type="float">
            <text:p>24.387</text:p>
          </table:table-cell>
          <table:table-cell table:number-columns-repeated="2"/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60.4982" calcext:value-type="float">
            <text:p>60.4982</text:p>
          </table:table-cell>
          <table:table-cell office:value-type="float" office:value="3.9253" calcext:value-type="float">
            <text:p>3.9253</text:p>
          </table:table-cell>
          <table:table-cell office:value-type="float" office:value="-2.6201" calcext:value-type="float">
            <text:p>-2.6201</text:p>
          </table:table-cell>
          <table:table-cell office:value-type="float" office:value="11.7031" calcext:value-type="float">
            <text:p>11.7031</text:p>
          </table:table-cell>
          <table:table-cell office:value-type="float" office:value="-5.5743" calcext:value-type="float">
            <text:p>-5.5743</text:p>
          </table:table-cell>
          <table:table-cell office:value-type="float" office:value="24.1716" calcext:value-type="float">
            <text:p>24.1716</text:p>
          </table:table-cell>
          <table:table-cell table:number-columns-repeated="2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60.127" calcext:value-type="float">
            <text:p>60.127</text:p>
          </table:table-cell>
          <table:table-cell office:value-type="float" office:value="5.5763" calcext:value-type="float">
            <text:p>5.576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14.7076" calcext:value-type="float">
            <text:p>14.7076</text:p>
          </table:table-cell>
          <table:table-cell office:value-type="float" office:value="-5.6318" calcext:value-type="float">
            <text:p>-5.6318</text:p>
          </table:table-cell>
          <table:table-cell office:value-type="float" office:value="23.889" calcext:value-type="float">
            <text:p>23.889</text:p>
          </table:table-cell>
          <table:table-cell table:number-columns-repeated="2"/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59.6678" calcext:value-type="float">
            <text:p>59.6678</text:p>
          </table:table-cell>
          <table:table-cell office:value-type="float" office:value="7.6005" calcext:value-type="float">
            <text:p>7.6005</text:p>
          </table:table-cell>
          <table:table-cell office:value-type="float" office:value="-4.0273" calcext:value-type="float">
            <text:p>-4.0273</text:p>
          </table:table-cell>
          <table:table-cell office:value-type="float" office:value="17.6724" calcext:value-type="float">
            <text:p>17.6724</text:p>
          </table:table-cell>
          <table:table-cell office:value-type="float" office:value="-5.6723" calcext:value-type="float">
            <text:p>-5.6723</text:p>
          </table:table-cell>
          <table:table-cell office:value-type="float" office:value="23.5372" calcext:value-type="float">
            <text:p>23.5372</text:p>
          </table:table-cell>
          <table:table-cell table:number-columns-repeated="2"/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59.12" calcext:value-type="float">
            <text:p>59.12</text:p>
          </table:table-cell>
          <table:table-cell office:value-type="float" office:value="9.9924" calcext:value-type="float">
            <text:p>9.9924</text:p>
          </table:table-cell>
          <table:table-cell office:value-type="float" office:value="-4.7371" calcext:value-type="float">
            <text:p>-4.7371</text:p>
          </table:table-cell>
          <table:table-cell office:value-type="float" office:value="20.5891" calcext:value-type="float">
            <text:p>20.5891</text:p>
          </table:table-cell>
          <table:table-cell office:value-type="float" office:value="-5.6757" calcext:value-type="float">
            <text:p>-5.6757</text:p>
          </table:table-cell>
          <table:table-cell office:value-type="float" office:value="23.1182" calcext:value-type="float">
            <text:p>23.1182</text:p>
          </table:table-cell>
          <table:table-cell table:number-columns-repeated="2"/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58.4782" calcext:value-type="float">
            <text:p>58.4782</text:p>
          </table:table-cell>
          <table:table-cell office:value-type="float" office:value="12.7689" calcext:value-type="float">
            <text:p>12.7689</text:p>
          </table:table-cell>
          <table:table-cell office:value-type="float" office:value="-5.4494" calcext:value-type="float">
            <text:p>-5.4494</text:p>
          </table:table-cell>
          <table:table-cell office:value-type="float" office:value="23.4721" calcext:value-type="float">
            <text:p>23.4721</text:p>
          </table:table-cell>
          <table:table-cell office:value-type="float" office:value="-5.6177" calcext:value-type="float">
            <text:p>-5.6177</text:p>
          </table:table-cell>
          <table:table-cell office:value-type="float" office:value="22.635" calcext:value-type="float">
            <text:p>22.635</text:p>
          </table:table-cell>
          <table:table-cell table:number-columns-repeated="2"/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57.7363" calcext:value-type="float">
            <text:p>57.7363</text:p>
          </table:table-cell>
          <table:table-cell office:value-type="float" office:value="15.7205" calcext:value-type="float">
            <text:p>15.7205</text:p>
          </table:table-cell>
          <table:table-cell office:value-type="float" office:value="-6.5897" calcext:value-type="float">
            <text:p>-6.5897</text:p>
          </table:table-cell>
          <table:table-cell office:value-type="float" office:value="23.6913" calcext:value-type="float">
            <text:p>23.6913</text:p>
          </table:table-cell>
          <table:table-cell office:value-type="float" office:value="-9.8757" calcext:value-type="float">
            <text:p>-9.8757</text:p>
          </table:table-cell>
          <table:table-cell office:value-type="float" office:value="-2.689" calcext:value-type="float">
            <text:p>-2.689</text:p>
          </table:table-cell>
          <table:table-cell table:number-columns-repeated="2"/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56.8358" calcext:value-type="float">
            <text:p>56.8358</text:p>
          </table:table-cell>
          <table:table-cell office:value-type="float" office:value="18.6596" calcext:value-type="float">
            <text:p>18.6596</text:p>
          </table:table-cell>
          <table:table-cell office:value-type="float" office:value="-7.8153" calcext:value-type="float">
            <text:p>-7.8153</text:p>
          </table:table-cell>
          <table:table-cell office:value-type="float" office:value="23.3235" calcext:value-type="float">
            <text:p>23.3235</text:p>
          </table:table-cell>
          <table:table-cell office:value-type="float" office:value="-9.7303" calcext:value-type="float">
            <text:p>-9.7303</text:p>
          </table:table-cell>
          <table:table-cell office:value-type="float" office:value="-3.1945" calcext:value-type="float">
            <text:p>-3.1945</text:p>
          </table:table-cell>
          <table:table-cell table:number-columns-repeated="2"/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55.7743" calcext:value-type="float">
            <text:p>55.7743</text:p>
          </table:table-cell>
          <table:table-cell office:value-type="float" office:value="21.5717" calcext:value-type="float">
            <text:p>21.5717</text:p>
          </table:table-cell>
          <table:table-cell office:value-type="float" office:value="-9.0308" calcext:value-type="float">
            <text:p>-9.0308</text:p>
          </table:table-cell>
          <table:table-cell office:value-type="float" office:value="22.8892" calcext:value-type="float">
            <text:p>22.8892</text:p>
          </table:table-cell>
          <table:table-cell office:value-type="float" office:value="-9.5581" calcext:value-type="float">
            <text:p>-9.5581</text:p>
          </table:table-cell>
          <table:table-cell office:value-type="float" office:value="-3.6968" calcext:value-type="float">
            <text:p>-3.6968</text:p>
          </table:table-cell>
          <table:table-cell table:number-columns-repeated="2"/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54.5917" calcext:value-type="float">
            <text:p>54.5917</text:p>
          </table:table-cell>
          <table:table-cell office:value-type="float" office:value="24.3579" calcext:value-type="float">
            <text:p>24.3579</text:p>
          </table:table-cell>
          <table:table-cell office:value-type="float" office:value="-10.1948" calcext:value-type="float">
            <text:p>-10.1948</text:p>
          </table:table-cell>
          <table:table-cell office:value-type="float" office:value="22.4048" calcext:value-type="float">
            <text:p>22.4048</text:p>
          </table:table-cell>
          <table:table-cell office:value-type="float" office:value="-9.3655" calcext:value-type="float">
            <text:p>-9.3655</text:p>
          </table:table-cell>
          <table:table-cell office:value-type="float" office:value="-4.1787" calcext:value-type="float">
            <text:p>-4.1787</text:p>
          </table:table-cell>
          <table:table-cell table:number-columns-repeated="2"/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53.2447" calcext:value-type="float">
            <text:p>53.2447</text:p>
          </table:table-cell>
          <table:table-cell office:value-type="float" office:value="27.1246" calcext:value-type="float">
            <text:p>27.1246</text:p>
          </table:table-cell>
          <table:table-cell office:value-type="float" office:value="-11.352" calcext:value-type="float">
            <text:p>-11.352</text:p>
          </table:table-cell>
          <table:table-cell office:value-type="float" office:value="21.8523" calcext:value-type="float">
            <text:p>21.8523</text:p>
          </table:table-cell>
          <table:table-cell office:value-type="float" office:value="-9.1452" calcext:value-type="float">
            <text:p>-9.1452</text:p>
          </table:table-cell>
          <table:table-cell office:value-type="float" office:value="-4.6589" calcext:value-type="float">
            <text:p>-4.6589</text:p>
          </table:table-cell>
          <table:table-cell table:number-columns-repeated="2"/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51.7424" calcext:value-type="float">
            <text:p>51.7424</text:p>
          </table:table-cell>
          <table:table-cell office:value-type="float" office:value="29.8397" calcext:value-type="float">
            <text:p>29.8397</text:p>
          </table:table-cell>
          <table:table-cell office:value-type="float" office:value="-12.489" calcext:value-type="float">
            <text:p>-12.489</text:p>
          </table:table-cell>
          <table:table-cell office:value-type="float" office:value="21.2354" calcext:value-type="float">
            <text:p>21.2354</text:p>
          </table:table-cell>
          <table:table-cell office:value-type="float" office:value="-8.8986" calcext:value-type="float">
            <text:p>-8.8986</text:p>
          </table:table-cell>
          <table:table-cell office:value-type="float" office:value="-5.1318" calcext:value-type="float">
            <text:p>-5.1318</text:p>
          </table:table-cell>
          <table:table-cell table:number-columns-repeated="2"/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50.126" calcext:value-type="float">
            <text:p>50.126</text:p>
          </table:table-cell>
          <table:table-cell office:value-type="float" office:value="32.4323" calcext:value-type="float">
            <text:p>32.4323</text:p>
          </table:table-cell>
          <table:table-cell office:value-type="float" office:value="-13.5761" calcext:value-type="float">
            <text:p>-13.5761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-8.6323" calcext:value-type="float">
            <text:p>-8.6323</text:p>
          </table:table-cell>
          <table:table-cell office:value-type="float" office:value="-5.5852" calcext:value-type="float">
            <text:p>-5.5852</text:p>
          </table:table-cell>
          <table:table-cell table:number-columns-repeated="2"/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48.3477" calcext:value-type="float">
            <text:p>48.3477</text:p>
          </table:table-cell>
          <table:table-cell office:value-type="float" office:value="34.9787" calcext:value-type="float">
            <text:p>34.9787</text:p>
          </table:table-cell>
          <table:table-cell office:value-type="float" office:value="-14.6455" calcext:value-type="float">
            <text:p>-14.6455</text:p>
          </table:table-cell>
          <table:table-cell office:value-type="float" office:value="19.8388" calcext:value-type="float">
            <text:p>19.8388</text:p>
          </table:table-cell>
          <table:table-cell office:value-type="float" office:value="-8.3382" calcext:value-type="float">
            <text:p>-8.3382</text:p>
          </table:table-cell>
          <table:table-cell office:value-type="float" office:value="-6.0325" calcext:value-type="float">
            <text:p>-6.0325</text:p>
          </table:table-cell>
          <table:table-cell table:number-columns-repeated="2"/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46.4683" calcext:value-type="float">
            <text:p>46.4683</text:p>
          </table:table-cell>
          <table:table-cell office:value-type="float" office:value="37.3912" calcext:value-type="float">
            <text:p>37.3912</text:p>
          </table:table-cell>
          <table:table-cell office:value-type="float" office:value="-15.6604" calcext:value-type="float">
            <text:p>-15.6604</text:p>
          </table:table-cell>
          <table:table-cell office:value-type="float" office:value="19.0642" calcext:value-type="float">
            <text:p>19.0642</text:p>
          </table:table-cell>
          <table:table-cell office:value-type="float" office:value="-8.0262" calcext:value-type="float">
            <text:p>-8.0262</text:p>
          </table:table-cell>
          <table:table-cell office:value-type="float" office:value="-6.4584" calcext:value-type="float">
            <text:p>-6.4584</text:p>
          </table:table-cell>
          <table:table-cell table:number-columns-repeated="2"/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44.4489" calcext:value-type="float">
            <text:p>44.4489</text:p>
          </table:table-cell>
          <table:table-cell office:value-type="float" office:value="39.7227" calcext:value-type="float">
            <text:p>39.7227</text:p>
          </table:table-cell>
          <table:table-cell office:value-type="float" office:value="-16.6428" calcext:value-type="float">
            <text:p>-16.6428</text:p>
          </table:table-cell>
          <table:table-cell office:value-type="float" office:value="18.2308" calcext:value-type="float">
            <text:p>18.2308</text:p>
          </table:table-cell>
          <table:table-cell office:value-type="float" office:value="-7.6898" calcext:value-type="float">
            <text:p>-7.6898</text:p>
          </table:table-cell>
          <table:table-cell office:value-type="float" office:value="-6.8721" calcext:value-type="float">
            <text:p>-6.8721</text:p>
          </table:table-cell>
          <table:table-cell table:number-columns-repeated="2"/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42.3094" calcext:value-type="float">
            <text:p>42.3094</text:p>
          </table:table-cell>
          <table:table-cell office:value-type="float" office:value="41.9468" calcext:value-type="float">
            <text:p>41.9468</text:p>
          </table:table-cell>
          <table:table-cell office:value-type="float" office:value="-17.5819" calcext:value-type="float">
            <text:p>-17.5819</text:p>
          </table:table-cell>
          <table:table-cell office:value-type="float" office:value="17.3468" calcext:value-type="float">
            <text:p>17.3468</text:p>
          </table:table-cell>
          <table:table-cell office:value-type="float" office:value="-7.3319" calcext:value-type="float">
            <text:p>-7.3319</text:p>
          </table:table-cell>
          <table:table-cell office:value-type="float" office:value="-7.2691" calcext:value-type="float">
            <text:p>-7.2691</text:p>
          </table:table-cell>
          <table:table-cell table:number-columns-repeated="2"/>
        </table:table-row>
        <table:table-row table:style-name="ro1">
          <table:table-cell office:value-type="float" office:value="2.477" calcext:value-type="float">
            <text:p>2.477</text:p>
          </table:table-cell>
          <table:table-cell office:value-type="float" office:value="40.0554" calcext:value-type="float">
            <text:p>40.0554</text:p>
          </table:table-cell>
          <table:table-cell office:value-type="float" office:value="44.0574" calcext:value-type="float">
            <text:p>44.0574</text:p>
          </table:table-cell>
          <table:table-cell office:value-type="float" office:value="-18.475" calcext:value-type="float">
            <text:p>-18.475</text:p>
          </table:table-cell>
          <table:table-cell office:value-type="float" office:value="16.4143" calcext:value-type="float">
            <text:p>16.4143</text:p>
          </table:table-cell>
          <table:table-cell office:value-type="float" office:value="-6.9535" calcext:value-type="float">
            <text:p>-6.9535</text:p>
          </table:table-cell>
          <table:table-cell office:value-type="float" office:value="-7.6482" calcext:value-type="float">
            <text:p>-7.6482</text:p>
          </table:table-cell>
          <table:table-cell table:number-columns-repeated="2"/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37.6927" calcext:value-type="float">
            <text:p>37.6927</text:p>
          </table:table-cell>
          <table:table-cell office:value-type="float" office:value="46.0485" calcext:value-type="float">
            <text:p>46.0485</text:p>
          </table:table-cell>
          <table:table-cell office:value-type="float" office:value="-19.3194" calcext:value-type="float">
            <text:p>-19.3194</text:p>
          </table:table-cell>
          <table:table-cell office:value-type="float" office:value="15.4356" calcext:value-type="float">
            <text:p>15.4356</text:p>
          </table:table-cell>
          <table:table-cell office:value-type="float" office:value="-6.5552" calcext:value-type="float">
            <text:p>-6.5552</text:p>
          </table:table-cell>
          <table:table-cell office:value-type="float" office:value="-8.0084" calcext:value-type="float">
            <text:p>-8.0084</text:p>
          </table:table-cell>
          <table:table-cell table:number-columns-repeated="2"/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35.2075" calcext:value-type="float">
            <text:p>35.2075</text:p>
          </table:table-cell>
          <table:table-cell office:value-type="float" office:value="47.9289" calcext:value-type="float">
            <text:p>47.9289</text:p>
          </table:table-cell>
          <table:table-cell office:value-type="float" office:value="-20.1191" calcext:value-type="float">
            <text:p>-20.1191</text:p>
          </table:table-cell>
          <table:table-cell office:value-type="float" office:value="14.4047" calcext:value-type="float">
            <text:p>14.4047</text:p>
          </table:table-cell>
          <table:table-cell office:value-type="float" office:value="-6.1346" calcext:value-type="float">
            <text:p>-6.1346</text:p>
          </table:table-cell>
          <table:table-cell office:value-type="float" office:value="-8.3511" calcext:value-type="float">
            <text:p>-8.3511</text:p>
          </table:table-cell>
          <table:table-cell table:number-columns-repeated="2"/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32.6667" calcext:value-type="float">
            <text:p>32.6667</text:p>
          </table:table-cell>
          <table:table-cell office:value-type="float" office:value="49.65" calcext:value-type="float">
            <text:p>49.65</text:p>
          </table:table-cell>
          <table:table-cell office:value-type="float" office:value="-20.8532" calcext:value-type="float">
            <text:p>-20.8532</text:p>
          </table:table-cell>
          <table:table-cell office:value-type="float" office:value="13.3493" calcext:value-type="float">
            <text:p>13.3493</text:p>
          </table:table-cell>
          <table:table-cell office:value-type="float" office:value="-5.7028" calcext:value-type="float">
            <text:p>-5.7028</text:p>
          </table:table-cell>
          <table:table-cell office:value-type="float" office:value="-8.6676" calcext:value-type="float">
            <text:p>-8.6676</text:p>
          </table:table-cell>
          <table:table-cell table:number-columns-repeated="2"/>
        </table:table-row>
        <table:table-row table:style-name="ro1">
          <table:table-cell office:value-type="float" office:value="2.977" calcext:value-type="float">
            <text:p>2.977</text:p>
          </table:table-cell>
          <table:table-cell office:value-type="float" office:value="30.0166" calcext:value-type="float">
            <text:p>30.0166</text:p>
          </table:table-cell>
          <table:table-cell office:value-type="float" office:value="51.2502" calcext:value-type="float">
            <text:p>51.2502</text:p>
          </table:table-cell>
          <table:table-cell office:value-type="float" office:value="-21.5379" calcext:value-type="float">
            <text:p>-21.5379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-5.2505" calcext:value-type="float">
            <text:p>-5.2505</text:p>
          </table:table-cell>
          <table:table-cell office:value-type="float" office:value="-8.9647" calcext:value-type="float">
            <text:p>-8.9647</text:p>
          </table:table-cell>
          <table:table-cell table:number-columns-repeated="2"/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27.2846" calcext:value-type="float">
            <text:p>27.2846</text:p>
          </table:table-cell>
          <table:table-cell office:value-type="float" office:value="52.7103" calcext:value-type="float">
            <text:p>52.7103</text:p>
          </table:table-cell>
          <table:table-cell office:value-type="float" office:value="-22.1652" calcext:value-type="float">
            <text:p>-22.1652</text:p>
          </table:table-cell>
          <table:table-cell office:value-type="float" office:value="11.1091" calcext:value-type="float">
            <text:p>11.1091</text:p>
          </table:table-cell>
          <table:table-cell office:value-type="float" office:value="-4.7823" calcext:value-type="float">
            <text:p>-4.7823</text:p>
          </table:table-cell>
          <table:table-cell office:value-type="float" office:value="-9.2388" calcext:value-type="float">
            <text:p>-9.2388</text:p>
          </table:table-cell>
          <table:table-cell table:number-columns-repeated="2"/>
        </table:table-row>
        <table:table-row table:style-name="ro1">
          <table:table-cell office:value-type="float" office:value="3.229" calcext:value-type="float">
            <text:p>3.229</text:p>
          </table:table-cell>
          <table:table-cell office:value-type="float" office:value="24.4324" calcext:value-type="float">
            <text:p>24.4324</text:p>
          </table:table-cell>
          <table:table-cell office:value-type="float" office:value="54.0459" calcext:value-type="float">
            <text:p>54.0459</text:p>
          </table:table-cell>
          <table:table-cell office:value-type="float" office:value="-22.7415" calcext:value-type="float">
            <text:p>-22.7415</text:p>
          </table:table-cell>
          <table:table-cell office:value-type="float" office:value="9.9194" calcext:value-type="float">
            <text:p>9.9194</text:p>
          </table:table-cell>
          <table:table-cell office:value-type="float" office:value="-4.2913" calcext:value-type="float">
            <text:p>-4.2913</text:p>
          </table:table-cell>
          <table:table-cell office:value-type="float" office:value="-9.4927" calcext:value-type="float">
            <text:p>-9.4927</text:p>
          </table:table-cell>
          <table:table-cell table:number-columns-repeated="2"/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21.5807" calcext:value-type="float">
            <text:p>21.5807</text:p>
          </table:table-cell>
          <table:table-cell office:value-type="float" office:value="55.2024" calcext:value-type="float">
            <text:p>55.2024</text:p>
          </table:table-cell>
          <table:table-cell office:value-type="float" office:value="-23.2432" calcext:value-type="float">
            <text:p>-23.2432</text:p>
          </table:table-cell>
          <table:table-cell office:value-type="float" office:value="8.7282" calcext:value-type="float">
            <text:p>8.7282</text:p>
          </table:table-cell>
          <table:table-cell office:value-type="float" office:value="-3.7984" calcext:value-type="float">
            <text:p>-3.7984</text:p>
          </table:table-cell>
          <table:table-cell office:value-type="float" office:value="-9.716" calcext:value-type="float">
            <text:p>-9.716</text:p>
          </table:table-cell>
          <table:table-cell table:number-columns-repeated="2"/>
        </table:table-row>
        <table:table-row table:style-name="ro1">
          <table:table-cell office:value-type="float" office:value="3.477" calcext:value-type="float">
            <text:p>3.477</text:p>
          </table:table-cell>
          <table:table-cell office:value-type="float" office:value="18.6706" calcext:value-type="float">
            <text:p>18.6706</text:p>
          </table:table-cell>
          <table:table-cell office:value-type="float" office:value="56.2095" calcext:value-type="float">
            <text:p>56.2095</text:p>
          </table:table-cell>
          <table:table-cell office:value-type="float" office:value="-23.683" calcext:value-type="float">
            <text:p>-23.683</text:p>
          </table:table-cell>
          <table:table-cell office:value-type="float" office:value="7.5109" calcext:value-type="float">
            <text:p>7.5109</text:p>
          </table:table-cell>
          <table:table-cell office:value-type="float" office:value="-3.2931" calcext:value-type="float">
            <text:p>-3.2931</text:p>
          </table:table-cell>
          <table:table-cell office:value-type="float" office:value="-9.9142" calcext:value-type="float">
            <text:p>-9.9142</text:p>
          </table:table-cell>
          <table:table-cell table:number-columns-repeated="2"/>
        </table:table-row>
        <table:table-row table:style-name="ro1">
          <table:table-cell office:value-type="float" office:value="3.603" calcext:value-type="float">
            <text:p>3.603</text:p>
          </table:table-cell>
          <table:table-cell office:value-type="float" office:value="15.6618" calcext:value-type="float">
            <text:p>15.6618</text:p>
          </table:table-cell>
          <table:table-cell office:value-type="float" office:value="57.0767" calcext:value-type="float">
            <text:p>57.0767</text:p>
          </table:table-cell>
          <table:table-cell office:value-type="float" office:value="-24.065" calcext:value-type="float">
            <text:p>-24.065</text:p>
          </table:table-cell>
          <table:table-cell office:value-type="float" office:value="6.2504" calcext:value-type="float">
            <text:p>6.2504</text:p>
          </table:table-cell>
          <table:table-cell office:value-type="float" office:value="-2.7684" calcext:value-type="float">
            <text:p>-2.7684</text:p>
          </table:table-cell>
          <table:table-cell office:value-type="float" office:value="-10.0889" calcext:value-type="float">
            <text:p>-10.0889</text:p>
          </table:table-cell>
          <table:table-cell table:number-columns-repeated="2"/>
        </table:table-row>
        <table:table-row table:style-name="ro1">
          <table:table-cell office:value-type="float" office:value="3.727" calcext:value-type="float">
            <text:p>3.727</text:p>
          </table:table-cell>
          <table:table-cell office:value-type="float" office:value="12.6578" calcext:value-type="float">
            <text:p>12.6578</text:p>
          </table:table-cell>
          <table:table-cell office:value-type="float" office:value="57.7737" calcext:value-type="float">
            <text:p>57.7737</text:p>
          </table:table-cell>
          <table:table-cell office:value-type="float" office:value="-24.3757" calcext:value-type="float">
            <text:p>-24.3757</text:p>
          </table:table-cell>
          <table:table-cell office:value-type="float" office:value="4.9901" calcext:value-type="float">
            <text:p>4.9901</text:p>
          </table:table-cell>
          <table:table-cell office:value-type="float" office:value="-2.2422" calcext:value-type="float">
            <text:p>-2.2422</text:p>
          </table:table-cell>
          <table:table-cell office:value-type="float" office:value="-10.2341" calcext:value-type="float">
            <text:p>-10.2341</text:p>
          </table:table-cell>
          <table:table-cell table:number-columns-repeated="2"/>
        </table:table-row>
        <table:table-row table:style-name="ro1">
          <table:table-cell office:value-type="float" office:value="3.853" calcext:value-type="float">
            <text:p>3.853</text:p>
          </table:table-cell>
          <table:table-cell office:value-type="float" office:value="9.5701" calcext:value-type="float">
            <text:p>9.5701</text:p>
          </table:table-cell>
          <table:table-cell office:value-type="float" office:value="58.3209" calcext:value-type="float">
            <text:p>58.3209</text:p>
          </table:table-cell>
          <table:table-cell office:value-type="float" office:value="-24.6241" calcext:value-type="float">
            <text:p>-24.6241</text:p>
          </table:table-cell>
          <table:table-cell office:value-type="float" office:value="3.6927" calcext:value-type="float">
            <text:p>3.6927</text:p>
          </table:table-cell>
          <table:table-cell office:value-type="float" office:value="-1.699" calcext:value-type="float">
            <text:p>-1.699</text:p>
          </table:table-cell>
          <table:table-cell office:value-type="float" office:value="-10.3537" calcext:value-type="float">
            <text:p>-10.3537</text:p>
          </table:table-cell>
          <table:table-cell table:number-columns-repeated="2"/>
        </table:table-row>
        <table:table-row table:style-name="ro1">
          <table:table-cell office:value-type="float" office:value="3.977" calcext:value-type="float">
            <text:p>3.977</text:p>
          </table:table-cell>
          <table:table-cell office:value-type="float" office:value="6.505" calcext:value-type="float">
            <text:p>6.505</text:p>
          </table:table-cell>
          <table:table-cell office:value-type="float" office:value="58.699" calcext:value-type="float">
            <text:p>58.699</text:p>
          </table:table-cell>
          <table:table-cell office:value-type="float" office:value="-24.8012" calcext:value-type="float">
            <text:p>-24.8012</text:p>
          </table:table-cell>
          <table:table-cell office:value-type="float" office:value="2.403" calcext:value-type="float">
            <text:p>2.403</text:p>
          </table:table-cell>
          <table:table-cell office:value-type="float" office:value="-1.1573" calcext:value-type="float">
            <text:p>-1.1573</text:p>
          </table:table-cell>
          <table:table-cell office:value-type="float" office:value="-10.4434" calcext:value-type="float">
            <text:p>-10.4434</text:p>
          </table:table-cell>
          <table:table-cell table:number-columns-repeated="2"/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3.3474" calcext:value-type="float">
            <text:p>3.3474</text:p>
          </table:table-cell>
          <table:table-cell office:value-type="float" office:value="58.9198" calcext:value-type="float">
            <text:p>58.9198</text:p>
          </table:table-cell>
          <table:table-cell office:value-type="float" office:value="-24.9127" calcext:value-type="float">
            <text:p>-24.9127</text:p>
          </table:table-cell>
          <table:table-cell office:value-type="float" office:value="1.0724" calcext:value-type="float">
            <text:p>1.0724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-10.5059" calcext:value-type="float">
            <text:p>-10.5059</text:p>
          </table:table-cell>
          <table:table-cell table:number-columns-repeated="2"/>
        </table:table-row>
        <table:table-row table:style-name="ro1">
          <table:table-cell office:value-type="float" office:value="4.227" calcext:value-type="float">
            <text:p>4.227</text:p>
          </table:table-cell>
          <table:table-cell office:value-type="float" office:value="0.28" calcext:value-type="float">
            <text:p>0.28</text:p>
          </table:table-cell>
          <table:table-cell office:value-type="float" office:value="58.9721" calcext:value-type="float">
            <text:p>58.9721</text:p>
          </table:table-cell>
          <table:table-cell office:value-type="float" office:value="-24.9525" calcext:value-type="float">
            <text:p>-24.952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5" calcext:value-type="float">
            <text:p>-0.05</text:p>
          </table:table-cell>
          <table:table-cell office:value-type="float" office:value="-10.5377" calcext:value-type="float">
            <text:p>-10.5377</text:p>
          </table:table-cell>
          <table:table-cell table:number-columns-repeated="2"/>
        </table:table-row>
        <table:table-row table:style-name="ro1">
          <table:table-cell office:value-type="float" office:value="4.352" calcext:value-type="float">
            <text:p>4.352</text:p>
          </table:table-cell>
          <table:table-cell office:value-type="float" office:value="-2.838" calcext:value-type="float">
            <text:p>-2.838</text:p>
          </table:table-cell>
          <table:table-cell office:value-type="float" office:value="58.862" calcext:value-type="float">
            <text:p>58.862</text:p>
          </table:table-cell>
          <table:table-cell office:value-type="float" office:value="-24.9239" calcext:value-type="float">
            <text:p>-24.9239</text:p>
          </table:table-cell>
          <table:table-cell office:value-type="float" office:value="-1.5397" calcext:value-type="float">
            <text:p>-1.5397</text:p>
          </table:table-cell>
          <table:table-cell office:value-type="float" office:value="0.5082" calcext:value-type="float">
            <text:p>0.5082</text:p>
          </table:table-cell>
          <table:table-cell office:value-type="float" office:value="-10.5408" calcext:value-type="float">
            <text:p>-10.5408</text:p>
          </table:table-cell>
          <table:table-cell table:number-columns-repeated="2"/>
        </table:table-row>
        <table:table-row table:style-name="ro1">
          <table:table-cell office:value-type="float" office:value="4.477" calcext:value-type="float">
            <text:p>4.477</text:p>
          </table:table-cell>
          <table:table-cell office:value-type="float" office:value="-5.948" calcext:value-type="float">
            <text:p>-5.948</text:p>
          </table:table-cell>
          <table:table-cell office:value-type="float" office:value="58.5872" calcext:value-type="float">
            <text:p>58.5872</text:p>
          </table:table-cell>
          <table:table-cell office:value-type="float" office:value="-24.8254" calcext:value-type="float">
            <text:p>-24.8254</text:p>
          </table:table-cell>
          <table:table-cell office:value-type="float" office:value="-2.856" calcext:value-type="float">
            <text:p>-2.856</text:p>
          </table:table-cell>
          <table:table-cell office:value-type="float" office:value="1.0674" calcext:value-type="float">
            <text:p>1.0674</text:p>
          </table:table-cell>
          <table:table-cell office:value-type="float" office:value="-10.514" calcext:value-type="float">
            <text:p>-10.514</text:p>
          </table:table-cell>
          <table:table-cell table:number-columns-repeated="2"/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-9.0414" calcext:value-type="float">
            <text:p>-9.0414</text:p>
          </table:table-cell>
          <table:table-cell office:value-type="float" office:value="58.1482" calcext:value-type="float">
            <text:p>58.1482</text:p>
          </table:table-cell>
          <table:table-cell office:value-type="float" office:value="-24.6571" calcext:value-type="float">
            <text:p>-24.6571</text:p>
          </table:table-cell>
          <table:table-cell office:value-type="float" office:value="-4.167" calcext:value-type="float">
            <text:p>-4.167</text:p>
          </table:table-cell>
          <table:table-cell office:value-type="float" office:value="1.626" calcext:value-type="float">
            <text:p>1.626</text:p>
          </table:table-cell>
          <table:table-cell office:value-type="float" office:value="-10.4573" calcext:value-type="float">
            <text:p>-10.4573</text:p>
          </table:table-cell>
          <table:table-cell table:number-columns-repeated="2"/>
        </table:table-row>
        <table:table-row table:style-name="ro1">
          <table:table-cell office:value-type="float" office:value="4.727" calcext:value-type="float">
            <text:p>4.727</text:p>
          </table:table-cell>
          <table:table-cell office:value-type="float" office:value="-12.1094" calcext:value-type="float">
            <text:p>-12.1094</text:p>
          </table:table-cell>
          <table:table-cell office:value-type="float" office:value="57.5458" calcext:value-type="float">
            <text:p>57.5458</text:p>
          </table:table-cell>
          <table:table-cell office:value-type="float" office:value="-24.419" calcext:value-type="float">
            <text:p>-24.419</text:p>
          </table:table-cell>
          <table:table-cell office:value-type="float" office:value="-5.4691" calcext:value-type="float">
            <text:p>-5.4691</text:p>
          </table:table-cell>
          <table:table-cell office:value-type="float" office:value="2.1823" calcext:value-type="float">
            <text:p>2.1823</text:p>
          </table:table-cell>
          <table:table-cell office:value-type="float" office:value="-10.3705" calcext:value-type="float">
            <text:p>-10.3705</text:p>
          </table:table-cell>
          <table:table-cell table:number-columns-repeated="2"/>
        </table:table-row>
        <table:table-row table:style-name="ro1">
          <table:table-cell office:value-type="float" office:value="4.853" calcext:value-type="float">
            <text:p>4.853</text:p>
          </table:table-cell>
          <table:table-cell office:value-type="float" office:value="-15.1674" calcext:value-type="float">
            <text:p>-15.1674</text:p>
          </table:table-cell>
          <table:table-cell office:value-type="float" office:value="56.7747" calcext:value-type="float">
            <text:p>56.7747</text:p>
          </table:table-cell>
          <table:table-cell office:value-type="float" office:value="-24.1089" calcext:value-type="float">
            <text:p>-24.1089</text:p>
          </table:table-cell>
          <table:table-cell office:value-type="float" office:value="-6.7686" calcext:value-type="float">
            <text:p>-6.7686</text:p>
          </table:table-cell>
          <table:table-cell office:value-type="float" office:value="2.739" calcext:value-type="float">
            <text:p>2.739</text:p>
          </table:table-cell>
          <table:table-cell office:value-type="float" office:value="-10.2526" calcext:value-type="float">
            <text:p>-10.2526</text:p>
          </table:table-cell>
          <table:table-cell table:number-columns-repeated="2"/>
        </table:table-row>
        <table:table-row table:style-name="ro1">
          <table:table-cell office:value-type="float" office:value="4.979" calcext:value-type="float">
            <text:p>4.979</text:p>
          </table:table-cell>
          <table:table-cell office:value-type="float" office:value="-18.1819" calcext:value-type="float">
            <text:p>-18.1819</text:p>
          </table:table-cell>
          <table:table-cell office:value-type="float" office:value="55.8408" calcext:value-type="float">
            <text:p>55.8408</text:p>
          </table:table-cell>
          <table:table-cell office:value-type="float" office:value="-23.729" calcext:value-type="float">
            <text:p>-23.729</text:p>
          </table:table-cell>
          <table:table-cell office:value-type="float" office:value="-8.0514" calcext:value-type="float">
            <text:p>-8.0514</text:p>
          </table:table-cell>
          <table:table-cell office:value-type="float" office:value="3.29" calcext:value-type="float">
            <text:p>3.29</text:p>
          </table:table-cell>
          <table:table-cell office:value-type="float" office:value="-10.1043" calcext:value-type="float">
            <text:p>-10.1043</text:p>
          </table:table-cell>
          <table:table-cell table:number-columns-repeated="2"/>
        </table:table-row>
        <table:table-row table:style-name="ro1">
          <table:table-cell office:value-type="float" office:value="5.103" calcext:value-type="float">
            <text:p>5.103</text:p>
          </table:table-cell>
          <table:table-cell office:value-type="float" office:value="-21.0976" calcext:value-type="float">
            <text:p>-21.0976</text:p>
          </table:table-cell>
          <table:table-cell office:value-type="float" office:value="54.7652" calcext:value-type="float">
            <text:p>54.7652</text:p>
          </table:table-cell>
          <table:table-cell office:value-type="float" office:value="-23.2878" calcext:value-type="float">
            <text:p>-23.2878</text:p>
          </table:table-cell>
          <table:table-cell office:value-type="float" office:value="-9.2938" calcext:value-type="float">
            <text:p>-9.2938</text:p>
          </table:table-cell>
          <table:table-cell office:value-type="float" office:value="3.825" calcext:value-type="float">
            <text:p>3.825</text:p>
          </table:table-cell>
          <table:table-cell office:value-type="float" office:value="-9.9289" calcext:value-type="float">
            <text:p>-9.9289</text:p>
          </table:table-cell>
          <table:table-cell table:number-columns-repeated="2"/>
        </table:table-row>
        <table:table-row table:style-name="ro1">
          <table:table-cell office:value-type="float" office:value="5.227" calcext:value-type="float">
            <text:p>5.227</text:p>
          </table:table-cell>
          <table:table-cell office:value-type="float" office:value="-23.9546" calcext:value-type="float">
            <text:p>-23.9546</text:p>
          </table:table-cell>
          <table:table-cell office:value-type="float" office:value="53.537" calcext:value-type="float">
            <text:p>53.537</text:p>
          </table:table-cell>
          <table:table-cell office:value-type="float" office:value="-22.7808" calcext:value-type="float">
            <text:p>-22.7808</text:p>
          </table:table-cell>
          <table:table-cell office:value-type="float" office:value="-10.5126" calcext:value-type="float">
            <text:p>-10.5126</text:p>
          </table:table-cell>
          <table:table-cell office:value-type="float" office:value="4.3511" calcext:value-type="float">
            <text:p>4.3511</text:p>
          </table:table-cell>
          <table:table-cell office:value-type="float" office:value="-9.7245" calcext:value-type="float">
            <text:p>-9.7245</text:p>
          </table:table-cell>
          <table:table-cell table:number-columns-repeated="2"/>
        </table:table-row>
        <table:table-row table:style-name="ro1">
          <table:table-cell office:value-type="float" office:value="5.353" calcext:value-type="float">
            <text:p>5.353</text:p>
          </table:table-cell>
          <table:table-cell office:value-type="float" office:value="-26.789" calcext:value-type="float">
            <text:p>-26.789</text:p>
          </table:table-cell>
          <table:table-cell office:value-type="float" office:value="52.1358" calcext:value-type="float">
            <text:p>52.1358</text:p>
          </table:table-cell>
          <table:table-cell office:value-type="float" office:value="-22.1994" calcext:value-type="float">
            <text:p>-22.1994</text:p>
          </table:table-cell>
          <table:table-cell office:value-type="float" office:value="-11.7233" calcext:value-type="float">
            <text:p>-11.7233</text:p>
          </table:table-cell>
          <table:table-cell office:value-type="float" office:value="4.875" calcext:value-type="float">
            <text:p>4.875</text:p>
          </table:table-cell>
          <table:table-cell office:value-type="float" office:value="-9.4875" calcext:value-type="float">
            <text:p>-9.4875</text:p>
          </table:table-cell>
          <table:table-cell table:number-columns-repeated="2"/>
        </table:table-row>
        <table:table-row table:style-name="ro1">
          <table:table-cell office:value-type="float" office:value="5.477" calcext:value-type="float">
            <text:p>5.477</text:p>
          </table:table-cell>
          <table:table-cell office:value-type="float" office:value="-29.503" calcext:value-type="float">
            <text:p>-29.503</text:p>
          </table:table-cell>
          <table:table-cell office:value-type="float" office:value="50.6098" calcext:value-type="float">
            <text:p>50.6098</text:p>
          </table:table-cell>
          <table:table-cell office:value-type="float" office:value="-21.5636" calcext:value-type="float">
            <text:p>-21.5636</text:p>
          </table:table-cell>
          <table:table-cell office:value-type="float" office:value="-12.8838" calcext:value-type="float">
            <text:p>-12.8838</text:p>
          </table:table-cell>
          <table:table-cell office:value-type="float" office:value="5.3783" calcext:value-type="float">
            <text:p>5.3783</text:p>
          </table:table-cell>
          <table:table-cell office:value-type="float" office:value="-9.2259" calcext:value-type="float">
            <text:p>-9.2259</text:p>
          </table:table-cell>
          <table:table-cell table:number-columns-repeated="2"/>
        </table:table-row>
        <table:table-row table:style-name="ro1">
          <table:table-cell office:value-type="float" office:value="5.603" calcext:value-type="float">
            <text:p>5.603</text:p>
          </table:table-cell>
          <table:table-cell office:value-type="float" office:value="-32.176" calcext:value-type="float">
            <text:p>-32.176</text:p>
          </table:table-cell>
          <table:table-cell office:value-type="float" office:value="48.914" calcext:value-type="float">
            <text:p>48.914</text:p>
          </table:table-cell>
          <table:table-cell office:value-type="float" office:value="-20.8545" calcext:value-type="float">
            <text:p>-20.8545</text:p>
          </table:table-cell>
          <table:table-cell office:value-type="float" office:value="-14.028" calcext:value-type="float">
            <text:p>-14.028</text:p>
          </table:table-cell>
          <table:table-cell office:value-type="float" office:value="5.8756" calcext:value-type="float">
            <text:p>5.8756</text:p>
          </table:table-cell>
          <table:table-cell office:value-type="float" office:value="-8.932" calcext:value-type="float">
            <text:p>-8.932</text:p>
          </table:table-cell>
          <table:table-cell table:number-columns-repeated="2"/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-34.7356" calcext:value-type="float">
            <text:p>-34.7356</text:p>
          </table:table-cell>
          <table:table-cell office:value-type="float" office:value="47.0915" calcext:value-type="float">
            <text:p>47.0915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5.1249" calcext:value-type="float">
            <text:p>-15.1249</text:p>
          </table:table-cell>
          <table:table-cell office:value-type="float" office:value="6.3532" calcext:value-type="float">
            <text:p>6.3532</text:p>
          </table:table-cell>
          <table:table-cell office:value-type="float" office:value="-8.6132" calcext:value-type="float">
            <text:p>-8.6132</text:p>
          </table:table-cell>
          <table:table-cell table:number-columns-repeated="2"/>
        </table:table-row>
        <table:table-row table:style-name="ro1">
          <table:table-cell office:value-type="float" office:value="5.853" calcext:value-type="float">
            <text:p>5.853</text:p>
          </table:table-cell>
          <table:table-cell office:value-type="float" office:value="-37.196" calcext:value-type="float">
            <text:p>-37.196</text:p>
          </table:table-cell>
          <table:table-cell office:value-type="float" office:value="45.1345" calcext:value-type="float">
            <text:p>45.1345</text:p>
          </table:table-cell>
          <table:table-cell office:value-type="float" office:value="-19.2669" calcext:value-type="float">
            <text:p>-19.2669</text:p>
          </table:table-cell>
          <table:table-cell office:value-type="float" office:value="-16.1802" calcext:value-type="float">
            <text:p>-16.1802</text:p>
          </table:table-cell>
          <table:table-cell office:value-type="float" office:value="6.8137" calcext:value-type="float">
            <text:p>6.8137</text:p>
          </table:table-cell>
          <table:table-cell office:value-type="float" office:value="-8.2679" calcext:value-type="float">
            <text:p>-8.2679</text:p>
          </table:table-cell>
          <table:table-cell table:number-columns-repeated="2"/>
        </table:table-row>
        <table:table-row table:style-name="ro1">
          <table:table-cell office:value-type="float" office:value="5.978" calcext:value-type="float">
            <text:p>5.978</text:p>
          </table:table-cell>
          <table:table-cell office:value-type="float" office:value="-39.55" calcext:value-type="float">
            <text:p>-39.55</text:p>
          </table:table-cell>
          <table:table-cell office:value-type="float" office:value="43.0483" calcext:value-type="float">
            <text:p>43.0483</text:p>
          </table:table-cell>
          <table:table-cell office:value-type="float" office:value="-18.3873" calcext:value-type="float">
            <text:p>-18.3873</text:p>
          </table:table-cell>
          <table:table-cell office:value-type="float" office:value="-17.1908" calcext:value-type="float">
            <text:p>-17.1908</text:p>
          </table:table-cell>
          <table:table-cell office:value-type="float" office:value="7.2555" calcext:value-type="float">
            <text:p>7.2555</text:p>
          </table:table-cell>
          <table:table-cell office:value-type="float" office:value="-7.8972" calcext:value-type="float">
            <text:p>-7.8972</text:p>
          </table:table-cell>
          <table:table-cell table:number-columns-repeated="2"/>
        </table:table-row>
        <table:table-row table:style-name="ro1">
          <table:table-cell office:value-type="float" office:value="6.103" calcext:value-type="float">
            <text:p>6.103</text:p>
          </table:table-cell>
          <table:table-cell office:value-type="float" office:value="-41.7906" calcext:value-type="float">
            <text:p>-41.7906</text:p>
          </table:table-cell>
          <table:table-cell office:value-type="float" office:value="40.8388" calcext:value-type="float">
            <text:p>40.8388</text:p>
          </table:table-cell>
          <table:table-cell office:value-type="float" office:value="-17.4538" calcext:value-type="float">
            <text:p>-17.4538</text:p>
          </table:table-cell>
          <table:table-cell office:value-type="float" office:value="-18.1535" calcext:value-type="float">
            <text:p>-18.1535</text:p>
          </table:table-cell>
          <table:table-cell office:value-type="float" office:value="7.6769" calcext:value-type="float">
            <text:p>7.6769</text:p>
          </table:table-cell>
          <table:table-cell office:value-type="float" office:value="-7.5021" calcext:value-type="float">
            <text:p>-7.5021</text:p>
          </table:table-cell>
          <table:table-cell table:number-columns-repeated="2"/>
        </table:table-row>
        <table:table-row table:style-name="ro1">
          <table:table-cell office:value-type="float" office:value="6.228" calcext:value-type="float">
            <text:p>6.228</text:p>
          </table:table-cell>
          <table:table-cell office:value-type="float" office:value="-43.9113" calcext:value-type="float">
            <text:p>-43.9113</text:p>
          </table:table-cell>
          <table:table-cell office:value-type="float" office:value="38.5121" calcext:value-type="float">
            <text:p>38.5121</text:p>
          </table:table-cell>
          <table:table-cell office:value-type="float" office:value="-16.469" calcext:value-type="float">
            <text:p>-16.469</text:p>
          </table:table-cell>
          <table:table-cell office:value-type="float" office:value="-19.0654" calcext:value-type="float">
            <text:p>-19.0654</text:p>
          </table:table-cell>
          <table:table-cell office:value-type="float" office:value="8.0767" calcext:value-type="float">
            <text:p>8.0767</text:p>
          </table:table-cell>
          <table:table-cell office:value-type="float" office:value="-7.0836" calcext:value-type="float">
            <text:p>-7.0836</text:p>
          </table:table-cell>
          <table:table-cell table:number-columns-repeated="2"/>
        </table:table-row>
        <table:table-row table:style-name="ro1">
          <table:table-cell office:value-type="float" office:value="6.353" calcext:value-type="float">
            <text:p>6.353</text:p>
          </table:table-cell>
          <table:table-cell office:value-type="float" office:value="-45.9058" calcext:value-type="float">
            <text:p>-45.9058</text:p>
          </table:table-cell>
          <table:table-cell office:value-type="float" office:value="36.0747" calcext:value-type="float">
            <text:p>36.0747</text:p>
          </table:table-cell>
          <table:table-cell office:value-type="float" office:value="-15.4356" calcext:value-type="float">
            <text:p>-15.4356</text:p>
          </table:table-cell>
          <table:table-cell office:value-type="float" office:value="-19.9235" calcext:value-type="float">
            <text:p>-19.9235</text:p>
          </table:table-cell>
          <table:table-cell office:value-type="float" office:value="8.4534" calcext:value-type="float">
            <text:p>8.4534</text:p>
          </table:table-cell>
          <table:table-cell office:value-type="float" office:value="-6.6431" calcext:value-type="float">
            <text:p>-6.6431</text:p>
          </table:table-cell>
          <table:table-cell table:number-columns-repeated="2"/>
        </table:table-row>
        <table:table-row table:style-name="ro1">
          <table:table-cell office:value-type="float" office:value="6.478" calcext:value-type="float">
            <text:p>6.478</text:p>
          </table:table-cell>
          <table:table-cell office:value-type="float" office:value="-47.7683" calcext:value-type="float">
            <text:p>-47.7683</text:p>
          </table:table-cell>
          <table:table-cell office:value-type="float" office:value="33.5335" calcext:value-type="float">
            <text:p>33.5335</text:p>
          </table:table-cell>
          <table:table-cell office:value-type="float" office:value="-14.3567" calcext:value-type="float">
            <text:p>-14.3567</text:p>
          </table:table-cell>
          <table:table-cell office:value-type="float" office:value="-20.7253" calcext:value-type="float">
            <text:p>-20.7253</text:p>
          </table:table-cell>
          <table:table-cell office:value-type="float" office:value="8.8058" calcext:value-type="float">
            <text:p>8.8058</text:p>
          </table:table-cell>
          <table:table-cell office:value-type="float" office:value="-6.1817" calcext:value-type="float">
            <text:p>-6.1817</text:p>
          </table:table-cell>
          <table:table-cell table:number-columns-repeated="2"/>
        </table:table-row>
        <table:table-row table:style-name="ro1">
          <table:table-cell office:value-type="float" office:value="6.603" calcext:value-type="float">
            <text:p>6.603</text:p>
          </table:table-cell>
          <table:table-cell office:value-type="float" office:value="-49.4932" calcext:value-type="float">
            <text:p>-49.4932</text:p>
          </table:table-cell>
          <table:table-cell office:value-type="float" office:value="30.8958" calcext:value-type="float">
            <text:p>30.8958</text:p>
          </table:table-cell>
          <table:table-cell office:value-type="float" office:value="-13.2352" calcext:value-type="float">
            <text:p>-13.2352</text:p>
          </table:table-cell>
          <table:table-cell office:value-type="float" office:value="-21.4681" calcext:value-type="float">
            <text:p>-21.4681</text:p>
          </table:table-cell>
          <table:table-cell office:value-type="float" office:value="9.1325" calcext:value-type="float">
            <text:p>9.1325</text:p>
          </table:table-cell>
          <table:table-cell office:value-type="float" office:value="-5.7009" calcext:value-type="float">
            <text:p>-5.7009</text:p>
          </table:table-cell>
          <table:table-cell table:number-columns-repeated="2"/>
        </table:table-row>
        <table:table-row table:style-name="ro1">
          <table:table-cell office:value-type="float" office:value="6.727" calcext:value-type="float">
            <text:p>6.727</text:p>
          </table:table-cell>
          <table:table-cell office:value-type="float" office:value="-51.0634" calcext:value-type="float">
            <text:p>-51.0634</text:p>
          </table:table-cell>
          <table:table-cell office:value-type="float" office:value="28.1912" calcext:value-type="float">
            <text:p>28.1912</text:p>
          </table:table-cell>
          <table:table-cell office:value-type="float" office:value="-12.0841" calcext:value-type="float">
            <text:p>-12.0841</text:p>
          </table:table-cell>
          <table:table-cell office:value-type="float" office:value="-22.1445" calcext:value-type="float">
            <text:p>-22.1445</text:p>
          </table:table-cell>
          <table:table-cell office:value-type="float" office:value="9.4302" calcext:value-type="float">
            <text:p>9.4302</text:p>
          </table:table-cell>
          <table:table-cell office:value-type="float" office:value="-5.2063" calcext:value-type="float">
            <text:p>-5.2063</text:p>
          </table:table-cell>
          <table:table-cell table:number-columns-repeated="2"/>
        </table:table-row>
        <table:table-row table:style-name="ro1">
          <table:table-cell office:value-type="float" office:value="6.853" calcext:value-type="float">
            <text:p>6.853</text:p>
          </table:table-cell>
          <table:table-cell office:value-type="float" office:value="-52.5104" calcext:value-type="float">
            <text:p>-52.5104</text:p>
          </table:table-cell>
          <table:table-cell office:value-type="float" office:value="25.361" calcext:value-type="float">
            <text:p>25.361</text:p>
          </table:table-cell>
          <table:table-cell office:value-type="float" office:value="-10.8783" calcext:value-type="float">
            <text:p>-10.8783</text:p>
          </table:table-cell>
          <table:table-cell office:value-type="float" office:value="-22.768" calcext:value-type="float">
            <text:p>-22.768</text:p>
          </table:table-cell>
          <table:table-cell office:value-type="float" office:value="9.7047" calcext:value-type="float">
            <text:p>9.7047</text:p>
          </table:table-cell>
          <table:table-cell office:value-type="float" office:value="-4.6871" calcext:value-type="float">
            <text:p>-4.6871</text:p>
          </table:table-cell>
          <table:table-cell table:number-columns-repeated="2"/>
        </table:table-row>
        <table:table-row table:style-name="ro1">
          <table:table-cell office:value-type="float" office:value="6.978" calcext:value-type="float">
            <text:p>6.978</text:p>
          </table:table-cell>
          <table:table-cell office:value-type="float" office:value="-53.7937" calcext:value-type="float">
            <text:p>-53.7937</text:p>
          </table:table-cell>
          <table:table-cell office:value-type="float" office:value="22.4798" calcext:value-type="float">
            <text:p>22.4798</text:p>
          </table:table-cell>
          <table:table-cell office:value-type="float" office:value="-9.6497" calcext:value-type="float">
            <text:p>-9.6497</text:p>
          </table:table-cell>
          <table:table-cell office:value-type="float" office:value="-23.3209" calcext:value-type="float">
            <text:p>-23.3209</text:p>
          </table:table-cell>
          <table:table-cell office:value-type="float" office:value="9.9481" calcext:value-type="float">
            <text:p>9.9481</text:p>
          </table:table-cell>
          <table:table-cell office:value-type="float" office:value="-4.1572" calcext:value-type="float">
            <text:p>-4.1572</text:p>
          </table:table-cell>
          <table:table-cell table:number-columns-repeated="2"/>
        </table:table-row>
        <table:table-row table:style-name="ro1">
          <table:table-cell office:value-type="float" office:value="7.102" calcext:value-type="float">
            <text:p>7.102</text:p>
          </table:table-cell>
          <table:table-cell office:value-type="float" office:value="-54.9132" calcext:value-type="float">
            <text:p>-54.9132</text:p>
          </table:table-cell>
          <table:table-cell office:value-type="float" office:value="19.5574" calcext:value-type="float">
            <text:p>19.5574</text:p>
          </table:table-cell>
          <table:table-cell office:value-type="float" office:value="-8.4026" calcext:value-type="float">
            <text:p>-8.4026</text:p>
          </table:table-cell>
          <table:table-cell office:value-type="float" office:value="-23.8031" calcext:value-type="float">
            <text:p>-23.8031</text:p>
          </table:table-cell>
          <table:table-cell office:value-type="float" office:value="10.1603" calcext:value-type="float">
            <text:p>10.1603</text:p>
          </table:table-cell>
          <table:table-cell office:value-type="float" office:value="-3.6186" calcext:value-type="float">
            <text:p>-3.6186</text:p>
          </table:table-cell>
          <table:table-cell table:number-columns-repeated="2"/>
        </table:table-row>
        <table:table-row table:style-name="ro1">
          <table:table-cell office:value-type="float" office:value="7.227" calcext:value-type="float">
            <text:p>7.227</text:p>
          </table:table-cell>
          <table:table-cell office:value-type="float" office:value="-55.8837" calcext:value-type="float">
            <text:p>-55.8837</text:p>
          </table:table-cell>
          <table:table-cell office:value-type="float" office:value="16.5552" calcext:value-type="float">
            <text:p>16.5552</text:p>
          </table:table-cell>
          <table:table-cell office:value-type="float" office:value="-7.1208" calcext:value-type="float">
            <text:p>-7.1208</text:p>
          </table:table-cell>
          <table:table-cell office:value-type="float" office:value="-24.2209" calcext:value-type="float">
            <text:p>-24.2209</text:p>
          </table:table-cell>
          <table:table-cell office:value-type="float" office:value="10.3439" calcext:value-type="float">
            <text:p>10.3439</text:p>
          </table:table-cell>
          <table:table-cell office:value-type="float" office:value="-3.0643" calcext:value-type="float">
            <text:p>-3.0643</text:p>
          </table:table-cell>
          <table:table-cell table:number-columns-repeated="2"/>
        </table:table-row>
        <table:table-row table:style-name="ro1">
          <table:table-cell office:value-type="float" office:value="7.353" calcext:value-type="float">
            <text:p>7.353</text:p>
          </table:table-cell>
          <table:table-cell office:value-type="float" office:value="-56.6983" calcext:value-type="float">
            <text:p>-56.6983</text:p>
          </table:table-cell>
          <table:table-cell office:value-type="float" office:value="13.4805" calcext:value-type="float">
            <text:p>13.4805</text:p>
          </table:table-cell>
          <table:table-cell office:value-type="float" office:value="-5.8075" calcext:value-type="float">
            <text:p>-5.8075</text:p>
          </table:table-cell>
          <table:table-cell office:value-type="float" office:value="-24.5713" calcext:value-type="float">
            <text:p>-24.5713</text:p>
          </table:table-cell>
          <table:table-cell office:value-type="float" office:value="10.4976" calcext:value-type="float">
            <text:p>10.4976</text:p>
          </table:table-cell>
          <table:table-cell office:value-type="float" office:value="-2.4959" calcext:value-type="float">
            <text:p>-2.4959</text:p>
          </table:table-cell>
          <table:table-cell table:number-columns-repeated="2"/>
        </table:table-row>
        <table:table-row table:style-name="ro1">
          <table:table-cell office:value-type="float" office:value="7.477" calcext:value-type="float">
            <text:p>7.477</text:p>
          </table:table-cell>
          <table:table-cell office:value-type="float" office:value="-57.3374" calcext:value-type="float">
            <text:p>-57.3374</text:p>
          </table:table-cell>
          <table:table-cell office:value-type="float" office:value="10.4159" calcext:value-type="float">
            <text:p>10.4159</text:p>
          </table:table-cell>
          <table:table-cell office:value-type="float" office:value="-4.498" calcext:value-type="float">
            <text:p>-4.498</text:p>
          </table:table-cell>
          <table:table-cell office:value-type="float" office:value="-24.8457" calcext:value-type="float">
            <text:p>-24.8457</text:p>
          </table:table-cell>
          <table:table-cell office:value-type="float" office:value="10.6176" calcext:value-type="float">
            <text:p>10.6176</text:p>
          </table:table-cell>
          <table:table-cell office:value-type="float" office:value="-1.9288" calcext:value-type="float">
            <text:p>-1.9288</text:p>
          </table:table-cell>
          <table:table-cell table:number-columns-repeated="2"/>
        </table:table-row>
        <table:table-row table:style-name="ro1">
          <table:table-cell office:value-type="float" office:value="7.603" calcext:value-type="float">
            <text:p>7.603</text:p>
          </table:table-cell>
          <table:table-cell office:value-type="float" office:value="-57.8196" calcext:value-type="float">
            <text:p>-57.8196</text:p>
          </table:table-cell>
          <table:table-cell office:value-type="float" office:value="7.2716" calcext:value-type="float">
            <text:p>7.2716</text:p>
          </table:table-cell>
          <table:table-cell office:value-type="float" office:value="-3.1542" calcext:value-type="float">
            <text:p>-3.1542</text:p>
          </table:table-cell>
          <table:table-cell office:value-type="float" office:value="-25.0521" calcext:value-type="float">
            <text:p>-25.0521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-1.3466" calcext:value-type="float">
            <text:p>-1.3466</text:p>
          </table:table-cell>
          <table:table-cell table:number-columns-repeated="2"/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-58.1301" calcext:value-type="float">
            <text:p>-58.1301</text:p>
          </table:table-cell>
          <table:table-cell office:value-type="float" office:value="4.1311" calcext:value-type="float">
            <text:p>4.1311</text:p>
          </table:table-cell>
          <table:table-cell office:value-type="float" office:value="-1.8119" calcext:value-type="float">
            <text:p>-1.8119</text:p>
          </table:table-cell>
          <table:table-cell office:value-type="float" office:value="-25.1841" calcext:value-type="float">
            <text:p>-25.1841</text:p>
          </table:table-cell>
          <table:table-cell office:value-type="float" office:value="10.7639" calcext:value-type="float">
            <text:p>10.7639</text:p>
          </table:table-cell>
          <table:table-cell office:value-type="float" office:value="-0.765" calcext:value-type="float">
            <text:p>-0.765</text:p>
          </table:table-cell>
          <table:table-cell table:number-columns-repeated="2"/>
        </table:table-row>
        <table:table-row table:style-name="ro1">
          <table:table-cell office:value-type="float" office:value="7.852" calcext:value-type="float">
            <text:p>7.852</text:p>
          </table:table-cell>
          <table:table-cell office:value-type="float" office:value="-58.2719" calcext:value-type="float">
            <text:p>-58.2719</text:p>
          </table:table-cell>
          <table:table-cell office:value-type="float" office:value="1.0039" calcext:value-type="float">
            <text:p>1.0039</text:p>
          </table:table-cell>
          <table:table-cell office:value-type="float" office:value="-0.4753" calcext:value-type="float">
            <text:p>-0.4753</text:p>
          </table:table-cell>
          <table:table-cell office:value-type="float" office:value="-25.2431" calcext:value-type="float">
            <text:p>-25.2431</text:p>
          </table:table-cell>
          <table:table-cell office:value-type="float" office:value="10.788" calcext:value-type="float">
            <text:p>10.788</text:p>
          </table:table-cell>
          <table:table-cell office:value-type="float" office:value="-0.1858" calcext:value-type="float">
            <text:p>-0.1858</text:p>
          </table:table-cell>
          <table:table-cell table:number-columns-repeated="2"/>
        </table:table-row>
        <table:table-row table:style-name="ro1">
          <table:table-cell office:value-type="float" office:value="7.978" calcext:value-type="float">
            <text:p>7.978</text:p>
          </table:table-cell>
          <table:table-cell office:value-type="float" office:value="-58.2462" calcext:value-type="float">
            <text:p>-58.2462</text:p>
          </table:table-cell>
          <table:table-cell office:value-type="float" office:value="-2.1767" calcext:value-type="float">
            <text:p>-2.1767</text:p>
          </table:table-cell>
          <table:table-cell office:value-type="float" office:value="0.8838" calcext:value-type="float">
            <text:p>0.8838</text:p>
          </table:table-cell>
          <table:table-cell office:value-type="float" office:value="-25.2294" calcext:value-type="float">
            <text:p>-25.2294</text:p>
          </table:table-cell>
          <table:table-cell office:value-type="float" office:value="10.7798" calcext:value-type="float">
            <text:p>10.7798</text:p>
          </table:table-cell>
          <table:table-cell office:value-type="float" office:value="0.4028" calcext:value-type="float">
            <text:p>0.4028</text:p>
          </table:table-cell>
          <table:table-cell table:number-columns-repeated="2"/>
        </table:table-row>
        <table:table-row table:style-name="ro1">
          <table:table-cell office:value-type="float" office:value="8.103" calcext:value-type="float">
            <text:p>8.103</text:p>
          </table:table-cell>
          <table:table-cell office:value-type="float" office:value="-58.0516" calcext:value-type="float">
            <text:p>-58.0516</text:p>
          </table:table-cell>
          <table:table-cell office:value-type="float" office:value="-5.3257" calcext:value-type="float">
            <text:p>-5.3257</text:p>
          </table:table-cell>
          <table:table-cell office:value-type="float" office:value="2.229" calcext:value-type="float">
            <text:p>2.229</text:p>
          </table:table-cell>
          <table:table-cell office:value-type="float" office:value="-25.1426" calcext:value-type="float">
            <text:p>-25.1426</text:p>
          </table:table-cell>
          <table:table-cell office:value-type="float" office:value="10.7391" calcext:value-type="float">
            <text:p>10.7391</text:p>
          </table:table-cell>
          <table:table-cell office:value-type="float" office:value="0.9852" calcext:value-type="float">
            <text:p>0.9852</text:p>
          </table:table-cell>
          <table:table-cell table:number-columns-repeated="2"/>
        </table:table-row>
        <table:table-row table:style-name="ro1">
          <table:table-cell office:value-type="float" office:value="8.228" calcext:value-type="float">
            <text:p>8.228</text:p>
          </table:table-cell>
          <table:table-cell office:value-type="float" office:value="-57.6892" calcext:value-type="float">
            <text:p>-57.6892</text:p>
          </table:table-cell>
          <table:table-cell office:value-type="float" office:value="-8.4593" calcext:value-type="float">
            <text:p>-8.4593</text:p>
          </table:table-cell>
          <table:table-cell office:value-type="float" office:value="3.5672" calcext:value-type="float">
            <text:p>3.5672</text:p>
          </table:table-cell>
          <table:table-cell office:value-type="float" office:value="-24.9832" calcext:value-type="float">
            <text:p>-24.9832</text:p>
          </table:table-cell>
          <table:table-cell office:value-type="float" office:value="10.6661" calcext:value-type="float">
            <text:p>10.6661</text:p>
          </table:table-cell>
          <table:table-cell office:value-type="float" office:value="1.564" calcext:value-type="float">
            <text:p>1.564</text:p>
          </table:table-cell>
          <table:table-cell table:number-columns-repeated="2"/>
        </table:table-row>
        <table:table-row table:style-name="ro1">
          <table:table-cell office:value-type="float" office:value="8.353" calcext:value-type="float">
            <text:p>8.353</text:p>
          </table:table-cell>
          <table:table-cell office:value-type="float" office:value="-57.1603" calcext:value-type="float">
            <text:p>-57.1603</text:p>
          </table:table-cell>
          <table:table-cell office:value-type="float" office:value="-11.5685" calcext:value-type="float">
            <text:p>-11.5685</text:p>
          </table:table-cell>
          <table:table-cell office:value-type="float" office:value="4.8942" calcext:value-type="float">
            <text:p>4.8942</text:p>
          </table:table-cell>
          <table:table-cell office:value-type="float" office:value="-24.7518" calcext:value-type="float">
            <text:p>-24.7518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2.1375" calcext:value-type="float">
            <text:p>2.1375</text:p>
          </table:table-cell>
          <table:table-cell table:number-columns-repeated="2"/>
        </table:table-row>
        <table:table-row table:style-name="ro1">
          <table:table-cell office:value-type="float" office:value="8.478" calcext:value-type="float">
            <text:p>8.478</text:p>
          </table:table-cell>
          <table:table-cell office:value-type="float" office:value="-56.4663" calcext:value-type="float">
            <text:p>-56.4663</text:p>
          </table:table-cell>
          <table:table-cell office:value-type="float" office:value="-14.6443" calcext:value-type="float">
            <text:p>-14.6443</text:p>
          </table:table-cell>
          <table:table-cell office:value-type="float" office:value="6.2062" calcext:value-type="float">
            <text:p>6.2062</text:p>
          </table:table-cell>
          <table:table-cell office:value-type="float" office:value="-24.4492" calcext:value-type="float">
            <text:p>-24.4492</text:p>
          </table:table-cell>
          <table:table-cell office:value-type="float" office:value="10.4249" calcext:value-type="float">
            <text:p>10.4249</text:p>
          </table:table-cell>
          <table:table-cell office:value-type="float" office:value="2.7036" calcext:value-type="float">
            <text:p>2.7036</text:p>
          </table:table-cell>
          <table:table-cell table:number-columns-repeated="2"/>
        </table:table-row>
        <table:table-row table:style-name="ro1">
          <table:table-cell office:value-type="float" office:value="8.603" calcext:value-type="float">
            <text:p>8.603</text:p>
          </table:table-cell>
          <table:table-cell office:value-type="float" office:value="-55.6095" calcext:value-type="float">
            <text:p>-55.6095</text:p>
          </table:table-cell>
          <table:table-cell office:value-type="float" office:value="-17.6779" calcext:value-type="float">
            <text:p>-17.6779</text:p>
          </table:table-cell>
          <table:table-cell office:value-type="float" office:value="7.4992" calcext:value-type="float">
            <text:p>7.4992</text:p>
          </table:table-cell>
          <table:table-cell office:value-type="float" office:value="-24.0763" calcext:value-type="float">
            <text:p>-24.0763</text:p>
          </table:table-cell>
          <table:table-cell office:value-type="float" office:value="10.2575" calcext:value-type="float">
            <text:p>10.2575</text:p>
          </table:table-cell>
          <table:table-cell office:value-type="float" office:value="3.2608" calcext:value-type="float">
            <text:p>3.2608</text:p>
          </table:table-cell>
          <table:table-cell table:number-columns-repeated="2"/>
        </table:table-row>
        <table:table-row table:style-name="ro1">
          <table:table-cell office:value-type="float" office:value="8.727" calcext:value-type="float">
            <text:p>8.727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-20.6369" calcext:value-type="float">
            <text:p>-20.6369</text:p>
          </table:table-cell>
          <table:table-cell office:value-type="float" office:value="8.7593" calcext:value-type="float">
            <text:p>8.7593</text:p>
          </table:table-cell>
          <table:table-cell office:value-type="float" office:value="-23.6382" calcext:value-type="float">
            <text:p>-23.6382</text:p>
          </table:table-cell>
          <table:table-cell office:value-type="float" office:value="10.0616" calcext:value-type="float">
            <text:p>10.0616</text:p>
          </table:table-cell>
          <table:table-cell office:value-type="float" office:value="3.8028" calcext:value-type="float">
            <text:p>3.8028</text:p>
          </table:table-cell>
          <table:table-cell table:number-columns-repeated="2"/>
        </table:table-row>
        <table:table-row table:style-name="ro1">
          <table:table-cell office:value-type="float" office:value="8.853" calcext:value-type="float">
            <text:p>8.853</text:p>
          </table:table-cell>
          <table:table-cell office:value-type="float" office:value="-53.4183" calcext:value-type="float">
            <text:p>-53.4183</text:p>
          </table:table-cell>
          <table:table-cell office:value-type="float" office:value="-23.5836" calcext:value-type="float">
            <text:p>-23.5836</text:p>
          </table:table-cell>
          <table:table-cell office:value-type="float" office:value="10.0129" calcext:value-type="float">
            <text:p>10.0129</text:p>
          </table:table-cell>
          <table:table-cell office:value-type="float" office:value="-23.125" calcext:value-type="float">
            <text:p>-23.125</text:p>
          </table:table-cell>
          <table:table-cell office:value-type="float" office:value="9.8326" calcext:value-type="float">
            <text:p>9.8326</text:p>
          </table:table-cell>
          <table:table-cell office:value-type="float" office:value="4.341" calcext:value-type="float">
            <text:p>4.341</text:p>
          </table:table-cell>
          <table:table-cell table:number-columns-repeated="2"/>
        </table:table-row>
        <table:table-row table:style-name="ro1">
          <table:table-cell office:value-type="float" office:value="8.978" calcext:value-type="float">
            <text:p>8.978</text:p>
          </table:table-cell>
          <table:table-cell office:value-type="float" office:value="-52.0905" calcext:value-type="float">
            <text:p>-52.0905</text:p>
          </table:table-cell>
          <table:table-cell office:value-type="float" office:value="-26.439" calcext:value-type="float">
            <text:p>-26.439</text:p>
          </table:table-cell>
          <table:table-cell office:value-type="float" office:value="11.2263" calcext:value-type="float">
            <text:p>11.2263</text:p>
          </table:table-cell>
          <table:table-cell office:value-type="float" office:value="-22.5498" calcext:value-type="float">
            <text:p>-22.5498</text:p>
          </table:table-cell>
          <table:table-cell office:value-type="float" office:value="9.5767" calcext:value-type="float">
            <text:p>9.5767</text:p>
          </table:table-cell>
          <table:table-cell office:value-type="float" office:value="4.8607" calcext:value-type="float">
            <text:p>4.8607</text:p>
          </table:table-cell>
          <table:table-cell table:number-columns-repeated="2"/>
        </table:table-row>
        <table:table-row table:style-name="ro1">
          <table:table-cell office:value-type="float" office:value="9.103" calcext:value-type="float">
            <text:p>9.103</text:p>
          </table:table-cell>
          <table:table-cell office:value-type="float" office:value="-50.6131" calcext:value-type="float">
            <text:p>-50.6131</text:p>
          </table:table-cell>
          <table:table-cell office:value-type="float" office:value="-29.2184" calcext:value-type="float">
            <text:p>-29.2184</text:p>
          </table:table-cell>
          <table:table-cell office:value-type="float" office:value="12.4059" calcext:value-type="float">
            <text:p>12.4059</text:p>
          </table:table-cell>
          <table:table-cell office:value-type="float" office:value="-21.9105" calcext:value-type="float">
            <text:p>-21.9105</text:p>
          </table:table-cell>
          <table:table-cell office:value-type="float" office:value="9.293" calcext:value-type="float">
            <text:p>9.293</text:p>
          </table:table-cell>
          <table:table-cell office:value-type="float" office:value="5.3647" calcext:value-type="float">
            <text:p>5.3647</text:p>
          </table:table-cell>
          <table:table-cell table:number-columns-repeated="2"/>
        </table:table-row>
        <table:table-row table:style-name="ro1">
          <table:table-cell office:value-type="float" office:value="9.227" calcext:value-type="float">
            <text:p>9.227</text:p>
          </table:table-cell>
          <table:table-cell office:value-type="float" office:value="-49.0041" calcext:value-type="float">
            <text:p>-49.0041</text:p>
          </table:table-cell>
          <table:table-cell office:value-type="float" office:value="-31.8928" calcext:value-type="float">
            <text:p>-31.8928</text:p>
          </table:table-cell>
          <table:table-cell office:value-type="float" office:value="13.5394" calcext:value-type="float">
            <text:p>13.5394</text:p>
          </table:table-cell>
          <table:table-cell office:value-type="float" office:value="-21.2151" calcext:value-type="float">
            <text:p>-21.2151</text:p>
          </table:table-cell>
          <table:table-cell office:value-type="float" office:value="8.9851" calcext:value-type="float">
            <text:p>8.9851</text:p>
          </table:table-cell>
          <table:table-cell office:value-type="float" office:value="5.8477" calcext:value-type="float">
            <text:p>5.8477</text:p>
          </table:table-cell>
          <table:table-cell table:number-columns-repeated="2"/>
        </table:table-row>
        <table:table-row table:style-name="ro1">
          <table:table-cell office:value-type="float" office:value="9.352" calcext:value-type="float">
            <text:p>9.352</text:p>
          </table:table-cell>
          <table:table-cell office:value-type="float" office:value="-47.2423" calcext:value-type="float">
            <text:p>-47.2423</text:p>
          </table:table-cell>
          <table:table-cell office:value-type="float" office:value="-34.4978" calcext:value-type="float">
            <text:p>-34.4978</text:p>
          </table:table-cell>
          <table:table-cell office:value-type="float" office:value="14.6418" calcext:value-type="float">
            <text:p>14.6418</text:p>
          </table:table-cell>
          <table:table-cell office:value-type="float" office:value="-20.4547" calcext:value-type="float">
            <text:p>-20.4547</text:p>
          </table:table-cell>
          <table:table-cell office:value-type="float" office:value="8.6492" calcext:value-type="float">
            <text:p>8.6492</text:p>
          </table:table-cell>
          <table:table-cell office:value-type="float" office:value="6.3159" calcext:value-type="float">
            <text:p>6.3159</text:p>
          </table:table-cell>
          <table:table-cell table:number-columns-repeated="2"/>
        </table:table-row>
        <table:table-row table:style-name="ro1">
          <table:table-cell office:value-type="float" office:value="9.477" calcext:value-type="float">
            <text:p>9.477</text:p>
          </table:table-cell>
          <table:table-cell office:value-type="float" office:value="-45.3455" calcext:value-type="float">
            <text:p>-45.3455</text:p>
          </table:table-cell>
          <table:table-cell office:value-type="float" office:value="-37.0041" calcext:value-type="float">
            <text:p>-37.0041</text:p>
          </table:table-cell>
          <table:table-cell office:value-type="float" office:value="15.7007" calcext:value-type="float">
            <text:p>15.7007</text:p>
          </table:table-cell>
          <table:table-cell office:value-type="float" office:value="-19.637" calcext:value-type="float">
            <text:p>-19.637</text:p>
          </table:table-cell>
          <table:table-cell office:value-type="float" office:value="8.2889" calcext:value-type="float">
            <text:p>8.2889</text:p>
          </table:table-cell>
          <table:table-cell office:value-type="float" office:value="6.7642" calcext:value-type="float">
            <text:p>6.7642</text:p>
          </table:table-cell>
          <table:table-cell table:number-columns-repeated="2"/>
        </table:table-row>
        <table:table-row table:style-name="ro1">
          <table:table-cell office:value-type="float" office:value="9.603" calcext:value-type="float">
            <text:p>9.603</text:p>
          </table:table-cell>
          <table:table-cell office:value-type="float" office:value="-43.3024" calcext:value-type="float">
            <text:p>-43.3024</text:p>
          </table:table-cell>
          <table:table-cell office:value-type="float" office:value="-39.4235" calcext:value-type="float">
            <text:p>-39.4235</text:p>
          </table:table-cell>
          <table:table-cell office:value-type="float" office:value="16.721" calcext:value-type="float">
            <text:p>16.721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7.9023" calcext:value-type="float">
            <text:p>7.9023</text:p>
          </table:table-cell>
          <table:table-cell office:value-type="float" office:value="7.1945" calcext:value-type="float">
            <text:p>7.1945</text:p>
          </table:table-cell>
          <table:table-cell table:number-columns-repeated="2"/>
        </table:table-row>
        <table:table-row table:style-name="ro1">
          <table:table-cell office:value-type="float" office:value="9.728" calcext:value-type="float">
            <text:p>9.728</text:p>
          </table:table-cell>
          <table:table-cell office:value-type="float" office:value="-41.1516" calcext:value-type="float">
            <text:p>-41.1516</text:p>
          </table:table-cell>
          <table:table-cell office:value-type="float" office:value="-41.7109" calcext:value-type="float">
            <text:p>-41.7109</text:p>
          </table:table-cell>
          <table:table-cell office:value-type="float" office:value="17.6837" calcext:value-type="float">
            <text:p>17.6837</text:p>
          </table:table-cell>
          <table:table-cell office:value-type="float" office:value="-17.8325" calcext:value-type="float">
            <text:p>-17.8325</text:p>
          </table:table-cell>
          <table:table-cell office:value-type="float" office:value="7.4969" calcext:value-type="float">
            <text:p>7.4969</text:p>
          </table:table-cell>
          <table:table-cell office:value-type="float" office:value="7.5988" calcext:value-type="float">
            <text:p>7.5988</text:p>
          </table:table-cell>
          <table:table-cell table:number-columns-repeated="2"/>
        </table:table-row>
        <table:table-row table:style-name="ro1">
          <table:table-cell office:value-type="float" office:value="9.853" calcext:value-type="float">
            <text:p>9.853</text:p>
          </table:table-cell>
          <table:table-cell office:value-type="float" office:value="-38.8836" calcext:value-type="float">
            <text:p>-38.8836</text:p>
          </table:table-cell>
          <table:table-cell office:value-type="float" office:value="-43.8796" calcext:value-type="float">
            <text:p>-43.8796</text:p>
          </table:table-cell>
          <table:table-cell office:value-type="float" office:value="18.5944" calcext:value-type="float">
            <text:p>18.5944</text:p>
          </table:table-cell>
          <table:table-cell office:value-type="float" office:value="-16.8586" calcext:value-type="float">
            <text:p>-16.8586</text:p>
          </table:table-cell>
          <table:table-cell office:value-type="float" office:value="7.071" calcext:value-type="float">
            <text:p>7.071</text:p>
          </table:table-cell>
          <table:table-cell office:value-type="float" office:value="7.9796" calcext:value-type="float">
            <text:p>7.9796</text:p>
          </table:table-cell>
          <table:table-cell table:number-columns-repeated="2"/>
        </table:table-row>
        <table:table-row table:style-name="ro1">
          <table:table-cell office:value-type="float" office:value="9.978" calcext:value-type="float">
            <text:p>9.978</text:p>
          </table:table-cell>
          <table:table-cell office:value-type="float" office:value="-36.5052" calcext:value-type="float">
            <text:p>-36.5052</text:p>
          </table:table-cell>
          <table:table-cell office:value-type="float" office:value="-45.9237" calcext:value-type="float">
            <text:p>-45.9237</text:p>
          </table:table-cell>
          <table:table-cell office:value-type="float" office:value="19.4506" calcext:value-type="float">
            <text:p>19.4506</text:p>
          </table:table-cell>
          <table:table-cell office:value-type="float" office:value="-15.8387" calcext:value-type="float">
            <text:p>-15.8387</text:p>
          </table:table-cell>
          <table:table-cell office:value-type="float" office:value="6.6262" calcext:value-type="float">
            <text:p>6.6262</text:p>
          </table:table-cell>
          <table:table-cell office:value-type="float" office:value="8.3358" calcext:value-type="float">
            <text:p>8.3358</text:p>
          </table:table-cell>
          <table:table-cell table:number-columns-repeated="2"/>
        </table:table-row>
        <table:table-row table:style-name="ro1">
          <table:table-cell office:value-type="float" office:value="10.103" calcext:value-type="float">
            <text:p>10.103</text:p>
          </table:table-cell>
          <table:table-cell office:value-type="float" office:value="-34.0233" calcext:value-type="float">
            <text:p>-34.0233</text:p>
          </table:table-cell>
          <table:table-cell office:value-type="float" office:value="-47.8375" calcext:value-type="float">
            <text:p>-47.8375</text:p>
          </table:table-cell>
          <table:table-cell office:value-type="float" office:value="20.2502" calcext:value-type="float">
            <text:p>20.2502</text:p>
          </table:table-cell>
          <table:table-cell office:value-type="float" office:value="-14.7758" calcext:value-type="float">
            <text:p>-14.7758</text:p>
          </table:table-cell>
          <table:table-cell office:value-type="float" office:value="6.1639" calcext:value-type="float">
            <text:p>6.1639</text:p>
          </table:table-cell>
          <table:table-cell office:value-type="float" office:value="8.6666" calcext:value-type="float">
            <text:p>8.6666</text:p>
          </table:table-cell>
          <table:table-cell table:number-columns-repeated="2"/>
        </table:table-row>
        <table:table-row table:style-name="ro1">
          <table:table-cell office:value-type="float" office:value="10.229" calcext:value-type="float">
            <text:p>10.229</text:p>
          </table:table-cell>
          <table:table-cell office:value-type="float" office:value="-31.4241" calcext:value-type="float">
            <text:p>-31.4241</text:p>
          </table:table-cell>
          <table:table-cell office:value-type="float" office:value="-49.6296" calcext:value-type="float">
            <text:p>-49.6296</text:p>
          </table:table-cell>
          <table:table-cell office:value-type="float" office:value="20.9966" calcext:value-type="float">
            <text:p>20.9966</text:p>
          </table:table-cell>
          <table:table-cell office:value-type="float" office:value="-13.6642" calcext:value-type="float">
            <text:p>-13.6642</text:p>
          </table:table-cell>
          <table:table-cell office:value-type="float" office:value="5.6817" calcext:value-type="float">
            <text:p>5.6817</text:p>
          </table:table-cell>
          <table:table-cell office:value-type="float" office:value="8.9734" calcext:value-type="float">
            <text:p>8.9734</text:p>
          </table:table-cell>
          <table:table-cell table:number-columns-repeated="2"/>
        </table:table-row>
        <table:table-row table:style-name="ro1">
          <table:table-cell office:value-type="float" office:value="10.353" calcext:value-type="float">
            <text:p>10.353</text:p>
          </table:table-cell>
          <table:table-cell office:value-type="float" office:value="-28.7781" calcext:value-type="float">
            <text:p>-28.7781</text:p>
          </table:table-cell>
          <table:table-cell office:value-type="float" office:value="-51.2543" calcext:value-type="float">
            <text:p>-51.2543</text:p>
          </table:table-cell>
          <table:table-cell office:value-type="float" office:value="21.671" calcext:value-type="float">
            <text:p>21.671</text:p>
          </table:table-cell>
          <table:table-cell office:value-type="float" office:value="-12.5341" calcext:value-type="float">
            <text:p>-12.5341</text:p>
          </table:table-cell>
          <table:table-cell office:value-type="float" office:value="5.1929" calcext:value-type="float">
            <text:p>5.1929</text:p>
          </table:table-cell>
          <table:table-cell office:value-type="float" office:value="9.2486" calcext:value-type="float">
            <text:p>9.2486</text:p>
          </table:table-cell>
          <table:table-cell table:number-columns-repeated="2"/>
        </table:table-row>
        <table:table-row table:style-name="ro1">
          <table:table-cell office:value-type="float" office:value="10.478" calcext:value-type="float">
            <text:p>10.478</text:p>
          </table:table-cell>
          <table:table-cell office:value-type="float" office:value="-26.03" calcext:value-type="float">
            <text:p>-26.03</text:p>
          </table:table-cell>
          <table:table-cell office:value-type="float" office:value="-52.7481" calcext:value-type="float">
            <text:p>-52.7481</text:p>
          </table:table-cell>
          <table:table-cell office:value-type="float" office:value="22.2886" calcext:value-type="float">
            <text:p>22.2886</text:p>
          </table:table-cell>
          <table:table-cell office:value-type="float" office:value="-11.3621" calcext:value-type="float">
            <text:p>-11.3621</text:p>
          </table:table-cell>
          <table:table-cell office:value-type="float" office:value="4.6874" calcext:value-type="float">
            <text:p>4.6874</text:p>
          </table:table-cell>
          <table:table-cell office:value-type="float" office:value="9.4986" calcext:value-type="float">
            <text:p>9.4986</text:p>
          </table:table-cell>
          <table:table-cell table:number-columns-repeated="2"/>
        </table:table-row>
        <table:table-row table:style-name="ro1">
          <table:table-cell office:value-type="float" office:value="10.603" calcext:value-type="float">
            <text:p>10.603</text:p>
          </table:table-cell>
          <table:table-cell office:value-type="float" office:value="-23.2086" calcext:value-type="float">
            <text:p>-23.2086</text:p>
          </table:table-cell>
          <table:table-cell office:value-type="float" office:value="-54.0936" calcext:value-type="float">
            <text:p>-54.0936</text:p>
          </table:table-cell>
          <table:table-cell office:value-type="float" office:value="22.8424" calcext:value-type="float">
            <text:p>22.8424</text:p>
          </table:table-cell>
          <table:table-cell office:value-type="float" office:value="-10.1606" calcext:value-type="float">
            <text:p>-10.1606</text:p>
          </table:table-cell>
          <table:table-cell office:value-type="float" office:value="4.1706" calcext:value-type="float">
            <text:p>4.1706</text:p>
          </table:table-cell>
          <table:table-cell office:value-type="float" office:value="9.7206" calcext:value-type="float">
            <text:p>9.7206</text:p>
          </table:table-cell>
          <table:table-cell table:number-columns-repeated="2"/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-20.3221" calcext:value-type="float">
            <text:p>-20.3221</text:p>
          </table:table-cell>
          <table:table-cell office:value-type="float" office:value="-55.2872" calcext:value-type="float">
            <text:p>-55.2872</text:p>
          </table:table-cell>
          <table:table-cell office:value-type="float" office:value="23.3309" calcext:value-type="float">
            <text:p>23.3309</text:p>
          </table:table-cell>
          <table:table-cell office:value-type="float" office:value="-8.9332" calcext:value-type="float">
            <text:p>-8.9332</text:p>
          </table:table-cell>
          <table:table-cell office:value-type="float" office:value="3.6441" calcext:value-type="float">
            <text:p>3.6441</text:p>
          </table:table-cell>
          <table:table-cell office:value-type="float" office:value="9.914" calcext:value-type="float">
            <text:p>9.914</text:p>
          </table:table-cell>
          <table:table-cell table:number-columns-repeated="2"/>
        </table:table-row>
        <table:table-row table:style-name="ro1">
          <table:table-cell office:value-type="float" office:value="10.852" calcext:value-type="float">
            <text:p>10.852</text:p>
          </table:table-cell>
          <table:table-cell office:value-type="float" office:value="-17.4024" calcext:value-type="float">
            <text:p>-17.4024</text:p>
          </table:table-cell>
          <table:table-cell office:value-type="float" office:value="-56.3182" calcext:value-type="float">
            <text:p>-56.3182</text:p>
          </table:table-cell>
          <table:table-cell office:value-type="float" office:value="23.75" calcext:value-type="float">
            <text:p>23.75</text:p>
          </table:table-cell>
          <table:table-cell office:value-type="float" office:value="-7.6934" calcext:value-type="float">
            <text:p>-7.6934</text:p>
          </table:table-cell>
          <table:table-cell office:value-type="float" office:value="3.1139" calcext:value-type="float">
            <text:p>3.1139</text:p>
          </table:table-cell>
          <table:table-cell office:value-type="float" office:value="10.0774" calcext:value-type="float">
            <text:p>10.0774</text:p>
          </table:table-cell>
          <table:table-cell table:number-columns-repeated="2"/>
        </table:table-row>
        <table:table-row table:style-name="ro1">
          <table:table-cell office:value-type="float" office:value="10.978" calcext:value-type="float">
            <text:p>10.978</text:p>
          </table:table-cell>
          <table:table-cell office:value-type="float" office:value="-14.3866" calcext:value-type="float">
            <text:p>-14.3866</text:p>
          </table:table-cell>
          <table:table-cell office:value-type="float" office:value="-57.2072" calcext:value-type="float">
            <text:p>-57.2072</text:p>
          </table:table-cell>
          <table:table-cell office:value-type="float" office:value="24.108" calcext:value-type="float">
            <text:p>24.108</text:p>
          </table:table-cell>
          <table:table-cell office:value-type="float" office:value="-6.4147" calcext:value-type="float">
            <text:p>-6.4147</text:p>
          </table:table-cell>
          <table:table-cell office:value-type="float" office:value="2.5687" calcext:value-type="float">
            <text:p>2.5687</text:p>
          </table:table-cell>
          <table:table-cell office:value-type="float" office:value="10.2142" calcext:value-type="float">
            <text:p>10.2142</text:p>
          </table:table-cell>
          <table:table-cell table:number-columns-repeated="2"/>
        </table:table-row>
        <table:table-row table:style-name="ro1">
          <table:table-cell office:value-type="float" office:value="11.102" calcext:value-type="float">
            <text:p>11.102</text:p>
          </table:table-cell>
          <table:table-cell office:value-type="float" office:value="-11.3789" calcext:value-type="float">
            <text:p>-11.3789</text:p>
          </table:table-cell>
          <table:table-cell office:value-type="float" office:value="-57.9238" calcext:value-type="float">
            <text:p>-57.9238</text:p>
          </table:table-cell>
          <table:table-cell office:value-type="float" office:value="24.393" calcext:value-type="float">
            <text:p>24.393</text:p>
          </table:table-cell>
          <table:table-cell office:value-type="float" office:value="-5.1413" calcext:value-type="float">
            <text:p>-5.1413</text:p>
          </table:table-cell>
          <table:table-cell office:value-type="float" office:value="2.0273" calcext:value-type="float">
            <text:p>2.0273</text:p>
          </table:table-cell>
          <table:table-cell office:value-type="float" office:value="10.3198" calcext:value-type="float">
            <text:p>10.3198</text:p>
          </table:table-cell>
          <table:table-cell table:number-columns-repeated="2"/>
        </table:table-row>
        <table:table-row table:style-name="ro1">
          <table:table-cell office:value-type="float" office:value="11.228" calcext:value-type="float">
            <text:p>11.228</text:p>
          </table:table-cell>
          <table:table-cell office:value-type="float" office:value="-8.2907" calcext:value-type="float">
            <text:p>-8.2907</text:p>
          </table:table-cell>
          <table:table-cell office:value-type="float" office:value="-58.4895" calcext:value-type="float">
            <text:p>-58.4895</text:p>
          </table:table-cell>
          <table:table-cell office:value-type="float" office:value="24.6136" calcext:value-type="float">
            <text:p>24.6136</text:p>
          </table:table-cell>
          <table:table-cell office:value-type="float" office:value="-3.8358" calcext:value-type="float">
            <text:p>-3.8358</text:p>
          </table:table-cell>
          <table:table-cell office:value-type="float" office:value="1.4739" calcext:value-type="float">
            <text:p>1.4739</text:p>
          </table:table-cell>
          <table:table-cell office:value-type="float" office:value="10.3977" calcext:value-type="float">
            <text:p>10.3977</text:p>
          </table:table-cell>
          <table:table-cell table:number-columns-repeated="2"/>
        </table:table-row>
        <table:table-row table:style-name="ro1">
          <table:table-cell office:value-type="float" office:value="11.353" calcext:value-type="float">
            <text:p>11.353</text:p>
          </table:table-cell>
          <table:table-cell office:value-type="float" office:value="-5.204" calcext:value-type="float">
            <text:p>-5.204</text:p>
          </table:table-cell>
          <table:table-cell office:value-type="float" office:value="-58.8876" calcext:value-type="float">
            <text:p>-58.8876</text:p>
          </table:table-cell>
          <table:table-cell office:value-type="float" office:value="24.7634" calcext:value-type="float">
            <text:p>24.7634</text:p>
          </table:table-cell>
          <table:table-cell office:value-type="float" office:value="-2.5328" calcext:value-type="float">
            <text:p>-2.5328</text:p>
          </table:table-cell>
          <table:table-cell office:value-type="float" office:value="0.9231" calcext:value-type="float">
            <text:p>0.9231</text:p>
          </table:table-cell>
          <table:table-cell office:value-type="float" office:value="10.4457" calcext:value-type="float">
            <text:p>10.4457</text:p>
          </table:table-cell>
          <table:table-cell table:number-columns-repeated="2"/>
        </table:table-row>
        <table:table-row table:style-name="ro1">
          <table:table-cell office:value-type="float" office:value="11.477" calcext:value-type="float">
            <text:p>11.477</text:p>
          </table:table-cell>
          <table:table-cell office:value-type="float" office:value="-2.1276" calcext:value-type="float">
            <text:p>-2.1276</text:p>
          </table:table-cell>
          <table:table-cell office:value-type="float" office:value="-59.1213" calcext:value-type="float">
            <text:p>-59.1213</text:p>
          </table:table-cell>
          <table:table-cell office:value-type="float" office:value="24.844" calcext:value-type="float">
            <text:p>24.844</text:p>
          </table:table-cell>
          <table:table-cell office:value-type="float" office:value="-1.236" calcext:value-type="float">
            <text:p>-1.236</text:p>
          </table:table-cell>
          <table:table-cell office:value-type="float" office:value="0.3766" calcext:value-type="float">
            <text:p>0.3766</text:p>
          </table:table-cell>
          <table:table-cell office:value-type="float" office:value="10.4646" calcext:value-type="float">
            <text:p>10.4646</text:p>
          </table:table-cell>
          <table:table-cell table:number-columns-repeated="2"/>
        </table:table-row>
        <table:table-row table:style-name="ro1">
          <table:table-cell office:value-type="float" office:value="11.602" calcext:value-type="float">
            <text:p>11.602</text:p>
          </table:table-cell>
          <table:table-cell office:value-type="float" office:value="0.9794" calcext:value-type="float">
            <text:p>0.9794</text:p>
          </table:table-cell>
          <table:table-cell office:value-type="float" office:value="-59.194" calcext:value-type="float">
            <text:p>-59.194</text:p>
          </table:table-cell>
          <table:table-cell office:value-type="float" office:value="24.8567" calcext:value-type="float">
            <text:p>24.8567</text:p>
          </table:table-cell>
          <table:table-cell office:value-type="float" office:value="0.0717" calcext:value-type="float">
            <text:p>0.0717</text:p>
          </table:table-cell>
          <table:table-cell office:value-type="float" office:value="-0.173" calcext:value-type="float">
            <text:p>-0.173</text:p>
          </table:table-cell>
          <table:table-cell office:value-type="float" office:value="10.4549" calcext:value-type="float">
            <text:p>10.4549</text:p>
          </table:table-cell>
          <table:table-cell table:number-columns-repeated="2"/>
        </table:table-row>
        <table:table-row table:style-name="ro1">
          <table:table-cell office:value-type="float" office:value="11.727" calcext:value-type="float">
            <text:p>11.727</text:p>
          </table:table-cell>
          <table:table-cell office:value-type="float" office:value="4.0837" calcext:value-type="float">
            <text:p>4.0837</text:p>
          </table:table-cell>
          <table:table-cell office:value-type="float" office:value="-59.1035" calcext:value-type="float">
            <text:p>-59.1035</text:p>
          </table:table-cell>
          <table:table-cell office:value-type="float" office:value="24.8009" calcext:value-type="float">
            <text:p>24.8009</text:p>
          </table:table-cell>
          <table:table-cell office:value-type="float" office:value="1.3765" calcext:value-type="float">
            <text:p>1.3765</text:p>
          </table:table-cell>
          <table:table-cell office:value-type="float" office:value="-0.7197" calcext:value-type="float">
            <text:p>-0.7197</text:p>
          </table:table-cell>
          <table:table-cell office:value-type="float" office:value="10.4166" calcext:value-type="float">
            <text:p>10.4166</text:p>
          </table:table-cell>
          <table:table-cell table:number-columns-repeated="2"/>
        </table:table-row>
        <table:table-row table:style-name="ro1">
          <table:table-cell office:value-type="float" office:value="11.853" calcext:value-type="float">
            <text:p>11.853</text:p>
          </table:table-cell>
          <table:table-cell office:value-type="float" office:value="7.2015" calcext:value-type="float">
            <text:p>7.2015</text:p>
          </table:table-cell>
          <table:table-cell office:value-type="float" office:value="-58.8475" calcext:value-type="float">
            <text:p>-58.8475</text:p>
          </table:table-cell>
          <table:table-cell office:value-type="float" office:value="24.6757" calcext:value-type="float">
            <text:p>24.6757</text:p>
          </table:table-cell>
          <table:table-cell office:value-type="float" office:value="2.6851" calcext:value-type="float">
            <text:p>2.6851</text:p>
          </table:table-cell>
          <table:table-cell office:value-type="float" office:value="-1.2665" calcext:value-type="float">
            <text:p>-1.2665</text:p>
          </table:table-cell>
          <table:table-cell office:value-type="float" office:value="10.3494" calcext:value-type="float">
            <text:p>10.3494</text:p>
          </table:table-cell>
          <table:table-cell table:number-columns-repeated="2"/>
        </table:table-row>
        <table:table-row table:style-name="ro1">
          <table:table-cell office:value-type="float" office:value="11.977" calcext:value-type="float">
            <text:p>11.977</text:p>
          </table:table-cell>
          <table:table-cell office:value-type="float" office:value="10.2502" calcext:value-type="float">
            <text:p>10.2502</text:p>
          </table:table-cell>
          <table:table-cell office:value-type="float" office:value="-58.4352" calcext:value-type="float">
            <text:p>-58.4352</text:p>
          </table:table-cell>
          <table:table-cell office:value-type="float" office:value="24.4856" calcext:value-type="float">
            <text:p>24.4856</text:p>
          </table:table-cell>
          <table:table-cell office:value-type="float" office:value="3.9628" calcext:value-type="float">
            <text:p>3.9628</text:p>
          </table:table-cell>
          <table:table-cell office:value-type="float" office:value="-1.7989" calcext:value-type="float">
            <text:p>-1.7989</text:p>
          </table:table-cell>
          <table:table-cell office:value-type="float" office:value="10.2556" calcext:value-type="float">
            <text:p>10.2556</text:p>
          </table:table-cell>
          <table:table-cell table:number-columns-repeated="2"/>
        </table:table-row>
        <table:table-row table:style-name="ro1">
          <table:table-cell office:value-type="float" office:value="12.103" calcext:value-type="float">
            <text:p>12.103</text:p>
          </table:table-cell>
          <table:table-cell office:value-type="float" office:value="13.3196" calcext:value-type="float">
            <text:p>13.3196</text:p>
          </table:table-cell>
          <table:table-cell office:value-type="float" office:value="-57.8548" calcext:value-type="float">
            <text:p>-57.8548</text:p>
          </table:table-cell>
          <table:table-cell office:value-type="float" office:value="24.2252" calcext:value-type="float">
            <text:p>24.2252</text:p>
          </table:table-cell>
          <table:table-cell office:value-type="float" office:value="5.2476" calcext:value-type="float">
            <text:p>5.2476</text:p>
          </table:table-cell>
          <table:table-cell office:value-type="float" office:value="-2.3328" calcext:value-type="float">
            <text:p>-2.3328</text:p>
          </table:table-cell>
          <table:table-cell office:value-type="float" office:value="10.1328" calcext:value-type="float">
            <text:p>10.1328</text:p>
          </table:table-cell>
          <table:table-cell table:number-columns-repeated="2"/>
        </table:table-row>
        <table:table-row table:style-name="ro1">
          <table:table-cell office:value-type="float" office:value="12.227" calcext:value-type="float">
            <text:p>12.227</text:p>
          </table:table-cell>
          <table:table-cell office:value-type="float" office:value="16.3043" calcext:value-type="float">
            <text:p>16.3043</text:p>
          </table:table-cell>
          <table:table-cell office:value-type="float" office:value="-57.1266" calcext:value-type="float">
            <text:p>-57.1266</text:p>
          </table:table-cell>
          <table:table-cell office:value-type="float" office:value="23.9038" calcext:value-type="float">
            <text:p>23.9038</text:p>
          </table:table-cell>
          <table:table-cell office:value-type="float" office:value="6.4952" calcext:value-type="float">
            <text:p>6.4952</text:p>
          </table:table-cell>
          <table:table-cell office:value-type="float" office:value="-2.8499" calcext:value-type="float">
            <text:p>-2.8499</text:p>
          </table:table-cell>
          <table:table-cell office:value-type="float" office:value="9.9854" calcext:value-type="float">
            <text:p>9.9854</text:p>
          </table:table-cell>
          <table:table-cell table:number-columns-repeated="2"/>
        </table:table-row>
        <table:table-row table:style-name="ro1">
          <table:table-cell office:value-type="float" office:value="12.352" calcext:value-type="float">
            <text:p>12.352</text:p>
          </table:table-cell>
          <table:table-cell office:value-type="float" office:value="19.2687" calcext:value-type="float">
            <text:p>19.2687</text:p>
          </table:table-cell>
          <table:table-cell office:value-type="float" office:value="-56.2371" calcext:value-type="float">
            <text:p>-56.2371</text:p>
          </table:table-cell>
          <table:table-cell office:value-type="float" office:value="23.5154" calcext:value-type="float">
            <text:p>23.5154</text:p>
          </table:table-cell>
          <table:table-cell office:value-type="float" office:value="7.7327" calcext:value-type="float">
            <text:p>7.7327</text:p>
          </table:table-cell>
          <table:table-cell office:value-type="float" office:value="-3.3614" calcext:value-type="float">
            <text:p>-3.3614</text:p>
          </table:table-cell>
          <table:table-cell office:value-type="float" office:value="9.8106" calcext:value-type="float">
            <text:p>9.8106</text:p>
          </table:table-cell>
          <table:table-cell table:number-columns-repeated="2"/>
        </table:table-row>
        <table:table-row table:style-name="ro1">
          <table:table-cell office:value-type="float" office:value="12.477" calcext:value-type="float">
            <text:p>12.477</text:p>
          </table:table-cell>
          <table:table-cell office:value-type="float" office:value="22.1805" calcext:value-type="float">
            <text:p>22.1805</text:p>
          </table:table-cell>
          <table:table-cell office:value-type="float" office:value="-55.1943" calcext:value-type="float">
            <text:p>-55.1943</text:p>
          </table:table-cell>
          <table:table-cell office:value-type="float" office:value="23.0639" calcext:value-type="float">
            <text:p>23.0639</text:p>
          </table:table-cell>
          <table:table-cell office:value-type="float" office:value="8.9468" calcext:value-type="float">
            <text:p>8.9468</text:p>
          </table:table-cell>
          <table:table-cell office:value-type="float" office:value="-3.862" calcext:value-type="float">
            <text:p>-3.862</text:p>
          </table:table-cell>
          <table:table-cell office:value-type="float" office:value="9.6104" calcext:value-type="float">
            <text:p>9.6104</text:p>
          </table:table-cell>
          <table:table-cell table:number-columns-repeated="2"/>
        </table:table-row>
        <table:table-row table:style-name="ro1">
          <table:table-cell office:value-type="float" office:value="12.602" calcext:value-type="float">
            <text:p>12.602</text:p>
          </table:table-cell>
          <table:table-cell office:value-type="float" office:value="25.032" calcext:value-type="float">
            <text:p>25.032</text:p>
          </table:table-cell>
          <table:table-cell office:value-type="float" office:value="-54.0015" calcext:value-type="float">
            <text:p>-54.0015</text:p>
          </table:table-cell>
          <table:table-cell office:value-type="float" office:value="22.5504" calcext:value-type="float">
            <text:p>22.5504</text:p>
          </table:table-cell>
          <table:table-cell office:value-type="float" office:value="10.1343" calcext:value-type="float">
            <text:p>10.1343</text:p>
          </table:table-cell>
          <table:table-cell office:value-type="float" office:value="-4.3505" calcext:value-type="float">
            <text:p>-4.3505</text:p>
          </table:table-cell>
          <table:table-cell office:value-type="float" office:value="9.3853" calcext:value-type="float">
            <text:p>9.3853</text:p>
          </table:table-cell>
          <table:table-cell table:number-columns-repeated="2"/>
        </table:table-row>
        <table:table-row table:style-name="ro1">
          <table:table-cell office:value-type="float" office:value="12.728" calcext:value-type="float">
            <text:p>12.728</text:p>
          </table:table-cell>
          <table:table-cell office:value-type="float" office:value="27.8376" calcext:value-type="float">
            <text:p>27.8376</text:p>
          </table:table-cell>
          <table:table-cell office:value-type="float" office:value="-52.6507" calcext:value-type="float">
            <text:p>-52.6507</text:p>
          </table:table-cell>
          <table:table-cell office:value-type="float" office:value="21.972" calcext:value-type="float">
            <text:p>21.972</text:p>
          </table:table-cell>
          <table:table-cell office:value-type="float" office:value="11.3013" calcext:value-type="float">
            <text:p>11.3013</text:p>
          </table:table-cell>
          <table:table-cell office:value-type="float" office:value="-4.8294" calcext:value-type="float">
            <text:p>-4.8294</text:p>
          </table:table-cell>
          <table:table-cell office:value-type="float" office:value="9.134" calcext:value-type="float">
            <text:p>9.134</text:p>
          </table:table-cell>
          <table:table-cell table:number-columns-repeated="2"/>
        </table:table-row>
        <table:table-row table:style-name="ro1">
          <table:table-cell office:value-type="float" office:value="12.852" calcext:value-type="float">
            <text:p>12.852</text:p>
          </table:table-cell>
          <table:table-cell office:value-type="float" office:value="30.5238" calcext:value-type="float">
            <text:p>30.5238</text:p>
          </table:table-cell>
          <table:table-cell office:value-type="float" office:value="-51.1798" calcext:value-type="float">
            <text:p>-51.1798</text:p>
          </table:table-cell>
          <table:table-cell office:value-type="float" office:value="21.3446" calcext:value-type="float">
            <text:p>21.3446</text:p>
          </table:table-cell>
          <table:table-cell office:value-type="float" office:value="12.4173" calcext:value-type="float">
            <text:p>12.4173</text:p>
          </table:table-cell>
          <table:table-cell office:value-type="float" office:value="-5.2863" calcext:value-type="float">
            <text:p>-5.2863</text:p>
          </table:table-cell>
          <table:table-cell office:value-type="float" office:value="8.8637" calcext:value-type="float">
            <text:p>8.8637</text:p>
          </table:table-cell>
          <table:table-cell table:number-columns-repeated="2"/>
        </table:table-row>
        <table:table-row table:style-name="ro1">
          <table:table-cell office:value-type="float" office:value="12.978" calcext:value-type="float">
            <text:p>12.978</text:p>
          </table:table-cell>
          <table:table-cell office:value-type="float" office:value="33.1701" calcext:value-type="float">
            <text:p>33.1701</text:p>
          </table:table-cell>
          <table:table-cell office:value-type="float" office:value="-49.5456" calcext:value-type="float">
            <text:p>-49.5456</text:p>
          </table:table-cell>
          <table:table-cell office:value-type="float" office:value="20.6501" calcext:value-type="float">
            <text:p>20.6501</text:p>
          </table:table-cell>
          <table:table-cell office:value-type="float" office:value="13.5157" calcext:value-type="float">
            <text:p>13.5157</text:p>
          </table:table-cell>
          <table:table-cell office:value-type="float" office:value="-5.735" calcext:value-type="float">
            <text:p>-5.735</text:p>
          </table:table-cell>
          <table:table-cell office:value-type="float" office:value="8.5664" calcext:value-type="float">
            <text:p>8.5664</text:p>
          </table:table-cell>
          <table:table-cell table:number-columns-repeated="2"/>
        </table:table-row>
        <table:table-row table:style-name="ro1">
          <table:table-cell office:value-type="float" office:value="13.103" calcext:value-type="float">
            <text:p>13.103</text:p>
          </table:table-cell>
          <table:table-cell office:value-type="float" office:value="35.7054" calcext:value-type="float">
            <text:p>35.7054</text:p>
          </table:table-cell>
          <table:table-cell office:value-type="float" office:value="-47.7901" calcext:value-type="float">
            <text:p>-47.7901</text:p>
          </table:table-cell>
          <table:table-cell office:value-type="float" office:value="19.9063" calcext:value-type="float">
            <text:p>19.9063</text:p>
          </table:table-cell>
          <table:table-cell office:value-type="float" office:value="14.5669" calcext:value-type="float">
            <text:p>14.5669</text:p>
          </table:table-cell>
          <table:table-cell office:value-type="float" office:value="-6.1637" calcext:value-type="float">
            <text:p>-6.1637</text:p>
          </table:table-cell>
          <table:table-cell office:value-type="float" office:value="8.2498" calcext:value-type="float">
            <text:p>8.2498</text:p>
          </table:table-cell>
          <table:table-cell table:number-columns-repeated="2"/>
        </table:table-row>
        <table:table-row table:style-name="ro1">
          <table:table-cell office:value-type="float" office:value="13.228" calcext:value-type="float">
            <text:p>13.228</text:p>
          </table:table-cell>
          <table:table-cell office:value-type="float" office:value="38.1445" calcext:value-type="float">
            <text:p>38.1445</text:p>
          </table:table-cell>
          <table:table-cell office:value-type="float" office:value="-45.9056" calcext:value-type="float">
            <text:p>-45.9056</text:p>
          </table:table-cell>
          <table:table-cell office:value-type="float" office:value="19.1099" calcext:value-type="float">
            <text:p>19.1099</text:p>
          </table:table-cell>
          <table:table-cell office:value-type="float" office:value="15.5773" calcext:value-type="float">
            <text:p>15.5773</text:p>
          </table:table-cell>
          <table:table-cell office:value-type="float" office:value="-6.5748" calcext:value-type="float">
            <text:p>-6.5748</text:p>
          </table:table-cell>
          <table:table-cell office:value-type="float" office:value="7.9126" calcext:value-type="float">
            <text:p>7.9126</text:p>
          </table:table-cell>
          <table:table-cell table:number-columns-repeated="2"/>
        </table:table-row>
        <table:table-row table:style-name="ro1">
          <table:table-cell office:value-type="float" office:value="13.354" calcext:value-type="float">
            <text:p>13.354</text:p>
          </table:table-cell>
          <table:table-cell office:value-type="float" office:value="40.4991" calcext:value-type="float">
            <text:p>40.4991</text:p>
          </table:table-cell>
          <table:table-cell office:value-type="float" office:value="-43.881" calcext:value-type="float">
            <text:p>-43.881</text:p>
          </table:table-cell>
          <table:table-cell office:value-type="float" office:value="18.2564" calcext:value-type="float">
            <text:p>18.2564</text:p>
          </table:table-cell>
          <table:table-cell office:value-type="float" office:value="16.5518" calcext:value-type="float">
            <text:p>16.5518</text:p>
          </table:table-cell>
          <table:table-cell office:value-type="float" office:value="-6.9707" calcext:value-type="float">
            <text:p>-6.9707</text:p>
          </table:table-cell>
          <table:table-cell office:value-type="float" office:value="7.5528" calcext:value-type="float">
            <text:p>7.5528</text:p>
          </table:table-cell>
          <table:table-cell table:number-columns-repeated="2"/>
        </table:table-row>
        <table:table-row table:style-name="ro1">
          <table:table-cell office:value-type="float" office:value="13.477" calcext:value-type="float">
            <text:p>13.477</text:p>
          </table:table-cell>
          <table:table-cell office:value-type="float" office:value="42.6909" calcext:value-type="float">
            <text:p>42.6909</text:p>
          </table:table-cell>
          <table:table-cell office:value-type="float" office:value="-41.7889" calcext:value-type="float">
            <text:p>-41.7889</text:p>
          </table:table-cell>
          <table:table-cell office:value-type="float" office:value="17.3762" calcext:value-type="float">
            <text:p>17.3762</text:p>
          </table:table-cell>
          <table:table-cell office:value-type="float" office:value="17.4582" calcext:value-type="float">
            <text:p>17.4582</text:p>
          </table:table-cell>
          <table:table-cell office:value-type="float" office:value="-7.3384" calcext:value-type="float">
            <text:p>-7.3384</text:p>
          </table:table-cell>
          <table:table-cell office:value-type="float" office:value="7.1833" calcext:value-type="float">
            <text:p>7.1833</text:p>
          </table:table-cell>
          <table:table-cell table:number-columns-repeated="2"/>
        </table:table-row>
        <table:table-row table:style-name="ro1">
          <table:table-cell office:value-type="float" office:value="13.602" calcext:value-type="float">
            <text:p>13.602</text:p>
          </table:table-cell>
          <table:table-cell office:value-type="float" office:value="44.8047" calcext:value-type="float">
            <text:p>44.8047</text:p>
          </table:table-cell>
          <table:table-cell office:value-type="float" office:value="-39.5515" calcext:value-type="float">
            <text:p>-39.5515</text:p>
          </table:table-cell>
          <table:table-cell office:value-type="float" office:value="16.4365" calcext:value-type="float">
            <text:p>16.4365</text:p>
          </table:table-cell>
          <table:table-cell office:value-type="float" office:value="18.3318" calcext:value-type="float">
            <text:p>18.3318</text:p>
          </table:table-cell>
          <table:table-cell office:value-type="float" office:value="-7.6922" calcext:value-type="float">
            <text:p>-7.6922</text:p>
          </table:table-cell>
          <table:table-cell office:value-type="float" office:value="6.7903" calcext:value-type="float">
            <text:p>6.7903</text:p>
          </table:table-cell>
          <table:table-cell table:number-columns-repeated="2"/>
        </table:table-row>
        <table:table-row table:style-name="ro1">
          <table:table-cell office:value-type="float" office:value="13.727" calcext:value-type="float">
            <text:p>13.727</text:p>
          </table:table-cell>
          <table:table-cell office:value-type="float" office:value="46.7983" calcext:value-type="float">
            <text:p>46.7983</text:p>
          </table:table-cell>
          <table:table-cell office:value-type="float" office:value="-37.2081" calcext:value-type="float">
            <text:p>-37.2081</text:p>
          </table:table-cell>
          <table:table-cell office:value-type="float" office:value="15.454" calcext:value-type="float">
            <text:p>15.454</text:p>
          </table:table-cell>
          <table:table-cell office:value-type="float" office:value="19.1551" calcext:value-type="float">
            <text:p>19.1551</text:p>
          </table:table-cell>
          <table:table-cell office:value-type="float" office:value="-8.0252" calcext:value-type="float">
            <text:p>-8.0252</text:p>
          </table:table-cell>
          <table:table-cell office:value-type="float" office:value="6.3807" calcext:value-type="float">
            <text:p>6.3807</text:p>
          </table:table-cell>
          <table:table-cell table:number-columns-repeated="2"/>
        </table:table-row>
        <table:table-row table:style-name="ro1">
          <table:table-cell office:value-type="float" office:value="13.852" calcext:value-type="float">
            <text:p>13.852</text:p>
          </table:table-cell>
          <table:table-cell office:value-type="float" office:value="48.6665" calcext:value-type="float">
            <text:p>48.6665</text:p>
          </table:table-cell>
          <table:table-cell office:value-type="float" office:value="-34.7649" calcext:value-type="float">
            <text:p>-34.7649</text:p>
          </table:table-cell>
          <table:table-cell office:value-type="float" office:value="14.4311" calcext:value-type="float">
            <text:p>14.4311</text:p>
          </table:table-cell>
          <table:table-cell office:value-type="float" office:value="19.9263" calcext:value-type="float">
            <text:p>19.9263</text:p>
          </table:table-cell>
          <table:table-cell office:value-type="float" office:value="-8.3368" calcext:value-type="float">
            <text:p>-8.3368</text:p>
          </table:table-cell>
          <table:table-cell office:value-type="float" office:value="5.9554" calcext:value-type="float">
            <text:p>5.9554</text:p>
          </table:table-cell>
          <table:table-cell table:number-columns-repeated="2"/>
        </table:table-row>
        <table:table-row table:style-name="ro1">
          <table:table-cell office:value-type="float" office:value="13.977" calcext:value-type="float">
            <text:p>13.977</text:p>
          </table:table-cell>
          <table:table-cell office:value-type="float" office:value="50.4045" calcext:value-type="float">
            <text:p>50.4045</text:p>
          </table:table-cell>
          <table:table-cell office:value-type="float" office:value="-32.2288" calcext:value-type="float">
            <text:p>-32.2288</text:p>
          </table:table-cell>
          <table:table-cell office:value-type="float" office:value="13.3707" calcext:value-type="float">
            <text:p>13.3707</text:p>
          </table:table-cell>
          <table:table-cell office:value-type="float" office:value="20.6434" calcext:value-type="float">
            <text:p>20.6434</text:p>
          </table:table-cell>
          <table:table-cell office:value-type="float" office:value="-8.6263" calcext:value-type="float">
            <text:p>-8.6263</text:p>
          </table:table-cell>
          <table:table-cell office:value-type="float" office:value="5.5157" calcext:value-type="float">
            <text:p>5.5157</text:p>
          </table:table-cell>
          <table:table-cell table:number-columns-repeated="2"/>
        </table:table-row>
        <table:table-row table:style-name="ro1">
          <table:table-cell office:value-type="float" office:value="14.102" calcext:value-type="float">
            <text:p>14.102</text:p>
          </table:table-cell>
          <table:table-cell office:value-type="float" office:value="52.0077" calcext:value-type="float">
            <text:p>52.0077</text:p>
          </table:table-cell>
          <table:table-cell office:value-type="float" office:value="-29.6064" calcext:value-type="float">
            <text:p>-29.6064</text:p>
          </table:table-cell>
          <table:table-cell office:value-type="float" office:value="12.2755" calcext:value-type="float">
            <text:p>12.2755</text:p>
          </table:table-cell>
          <table:table-cell office:value-type="float" office:value="21.3047" calcext:value-type="float">
            <text:p>21.3047</text:p>
          </table:table-cell>
          <table:table-cell office:value-type="float" office:value="-8.8931" calcext:value-type="float">
            <text:p>-8.8931</text:p>
          </table:table-cell>
          <table:table-cell office:value-type="float" office:value="5.0626" calcext:value-type="float">
            <text:p>5.0626</text:p>
          </table:table-cell>
          <table:table-cell table:number-columns-repeated="2"/>
        </table:table-row>
        <table:table-row table:style-name="ro1">
          <table:table-cell office:value-type="float" office:value="14.228" calcext:value-type="float">
            <text:p>14.228</text:p>
          </table:table-cell>
          <table:table-cell office:value-type="float" office:value="53.4832" calcext:value-type="float">
            <text:p>53.4832</text:p>
          </table:table-cell>
          <table:table-cell office:value-type="float" office:value="-26.8831" calcext:value-type="float">
            <text:p>-26.8831</text:p>
          </table:table-cell>
          <table:table-cell office:value-type="float" office:value="11.1392" calcext:value-type="float">
            <text:p>11.1392</text:p>
          </table:table-cell>
          <table:table-cell office:value-type="float" office:value="21.9131" calcext:value-type="float">
            <text:p>21.9131</text:p>
          </table:table-cell>
          <table:table-cell office:value-type="float" office:value="-9.1385" calcext:value-type="float">
            <text:p>-9.1385</text:p>
          </table:table-cell>
          <table:table-cell office:value-type="float" office:value="4.5934" calcext:value-type="float">
            <text:p>4.5934</text:p>
          </table:table-cell>
          <table:table-cell table:number-columns-repeated="2"/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54.7936" calcext:value-type="float">
            <text:p>54.7936</text:p>
          </table:table-cell>
          <table:table-cell office:value-type="float" office:value="-24.1318" calcext:value-type="float">
            <text:p>-24.1318</text:p>
          </table:table-cell>
          <table:table-cell office:value-type="float" office:value="9.9923" calcext:value-type="float">
            <text:p>9.9923</text:p>
          </table:table-cell>
          <table:table-cell office:value-type="float" office:value="22.4535" calcext:value-type="float">
            <text:p>22.4535</text:p>
          </table:table-cell>
          <table:table-cell office:value-type="float" office:value="-9.3564" calcext:value-type="float">
            <text:p>-9.3564</text:p>
          </table:table-cell>
          <table:table-cell office:value-type="float" office:value="4.1207" calcext:value-type="float">
            <text:p>4.1207</text:p>
          </table:table-cell>
          <table:table-cell table:number-columns-repeated="2"/>
        </table:table-row>
        <table:table-row table:style-name="ro1">
          <table:table-cell office:value-type="float" office:value="14.478" calcext:value-type="float">
            <text:p>14.478</text:p>
          </table:table-cell>
          <table:table-cell office:value-type="float" office:value="55.9778" calcext:value-type="float">
            <text:p>55.9778</text:p>
          </table:table-cell>
          <table:table-cell office:value-type="float" office:value="-21.2712" calcext:value-type="float">
            <text:p>-21.2712</text:p>
          </table:table-cell>
          <table:table-cell office:value-type="float" office:value="8.8007" calcext:value-type="float">
            <text:p>8.8007</text:p>
          </table:table-cell>
          <table:table-cell office:value-type="float" office:value="22.9419" calcext:value-type="float">
            <text:p>22.9419</text:p>
          </table:table-cell>
          <table:table-cell office:value-type="float" office:value="-9.5534" calcext:value-type="float">
            <text:p>-9.5534</text:p>
          </table:table-cell>
          <table:table-cell office:value-type="float" office:value="3.6302" calcext:value-type="float">
            <text:p>3.6302</text:p>
          </table:table-cell>
          <table:table-cell table:number-columns-repeated="2"/>
        </table:table-row>
        <table:table-row table:style-name="ro1">
          <table:table-cell office:value-type="float" office:value="14.603" calcext:value-type="float">
            <text:p>14.603</text:p>
          </table:table-cell>
          <table:table-cell office:value-type="float" office:value="57.0028" calcext:value-type="float">
            <text:p>57.0028</text:p>
          </table:table-cell>
          <table:table-cell office:value-type="float" office:value="-18.3764" calcext:value-type="float">
            <text:p>-18.3764</text:p>
          </table:table-cell>
          <table:table-cell office:value-type="float" office:value="7.5956" calcext:value-type="float">
            <text:p>7.5956</text:p>
          </table:table-cell>
          <table:table-cell office:value-type="float" office:value="23.3648" calcext:value-type="float">
            <text:p>23.3648</text:p>
          </table:table-cell>
          <table:table-cell office:value-type="float" office:value="-9.7241" calcext:value-type="float">
            <text:p>-9.7241</text:p>
          </table:table-cell>
          <table:table-cell office:value-type="float" office:value="3.1348" calcext:value-type="float">
            <text:p>3.1348</text:p>
          </table:table-cell>
          <table:table-cell table:number-columns-repeated="2"/>
        </table:table-row>
        <table:table-row table:style-name="ro1">
          <table:table-cell office:value-type="float" office:value="14.728" calcext:value-type="float">
            <text:p>14.728</text:p>
          </table:table-cell>
          <table:table-cell office:value-type="float" office:value="57.8759" calcext:value-type="float">
            <text:p>57.8759</text:p>
          </table:table-cell>
          <table:table-cell office:value-type="float" office:value="-15.4326" calcext:value-type="float">
            <text:p>-15.4326</text:p>
          </table:table-cell>
          <table:table-cell office:value-type="float" office:value="6.3707" calcext:value-type="float">
            <text:p>6.3707</text:p>
          </table:table-cell>
          <table:table-cell office:value-type="float" office:value="23.7253" calcext:value-type="float">
            <text:p>23.7253</text:p>
          </table:table-cell>
          <table:table-cell office:value-type="float" office:value="-9.8699" calcext:value-type="float">
            <text:p>-9.8699</text:p>
          </table:table-cell>
          <table:table-cell office:value-type="float" office:value="2.6318" calcext:value-type="float">
            <text:p>2.6318</text:p>
          </table:table-cell>
          <table:table-cell table:number-columns-repeated="2"/>
        </table:table-row>
        <table:table-row table:style-name="ro1">
          <table:table-cell office:value-type="float" office:value="14.853" calcext:value-type="float">
            <text:p>14.853</text:p>
          </table:table-cell>
          <table:table-cell office:value-type="float" office:value="58.5948" calcext:value-type="float">
            <text:p>58.5948</text:p>
          </table:table-cell>
          <table:table-cell office:value-type="float" office:value="-12.4477" calcext:value-type="float">
            <text:p>-12.4477</text:p>
          </table:table-cell>
          <table:table-cell office:value-type="float" office:value="5.1292" calcext:value-type="float">
            <text:p>5.1292</text:p>
          </table:table-cell>
          <table:table-cell office:value-type="float" office:value="24.0225" calcext:value-type="float">
            <text:p>24.0225</text:p>
          </table:table-cell>
          <table:table-cell office:value-type="float" office:value="-9.9904" calcext:value-type="float">
            <text:p>-9.9904</text:p>
          </table:table-cell>
          <table:table-cell office:value-type="float" office:value="2.1223" calcext:value-type="float">
            <text:p>2.1223</text:p>
          </table:table-cell>
          <table:table-cell table:number-columns-repeated="2"/>
        </table:table-row>
        <table:table-row table:style-name="ro1">
          <table:table-cell office:value-type="float" office:value="14.978" calcext:value-type="float">
            <text:p>14.978</text:p>
          </table:table-cell>
          <table:table-cell office:value-type="float" office:value="59.1577" calcext:value-type="float">
            <text:p>59.1577</text:p>
          </table:table-cell>
          <table:table-cell office:value-type="float" office:value="-9.4296" calcext:value-type="float">
            <text:p>-9.4296</text:p>
          </table:table-cell>
          <table:table-cell office:value-type="float" office:value="3.8742" calcext:value-type="float">
            <text:p>3.8742</text:p>
          </table:table-cell>
          <table:table-cell office:value-type="float" office:value="24.2556" calcext:value-type="float">
            <text:p>24.2556</text:p>
          </table:table-cell>
          <table:table-cell office:value-type="float" office:value="-10.0853" calcext:value-type="float">
            <text:p>-10.0853</text:p>
          </table:table-cell>
          <table:table-cell office:value-type="float" office:value="1.6076" calcext:value-type="float">
            <text:p>1.6076</text:p>
          </table:table-cell>
          <table:table-cell table:number-columns-repeated="2"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59.5603" calcext:value-type="float">
            <text:p>59.5603</text:p>
          </table:table-cell>
          <table:table-cell office:value-type="float" office:value="-6.4109" calcext:value-type="float">
            <text:p>-6.4109</text:p>
          </table:table-cell>
          <table:table-cell office:value-type="float" office:value="2.6191" calcext:value-type="float">
            <text:p>2.6191</text:p>
          </table:table-cell>
          <table:table-cell office:value-type="float" office:value="24.4231" calcext:value-type="float">
            <text:p>24.4231</text:p>
          </table:table-cell>
          <table:table-cell office:value-type="float" office:value="-10.154" calcext:value-type="float">
            <text:p>-10.154</text:p>
          </table:table-cell>
          <table:table-cell office:value-type="float" office:value="1.0929" calcext:value-type="float">
            <text:p>1.0929</text:p>
          </table:table-cell>
          <table:table-cell table:number-columns-repeated="2"/>
        </table:table-row>
        <table:table-row table:style-name="ro1">
          <table:table-cell office:value-type="float" office:value="15.228" calcext:value-type="float">
            <text:p>15.228</text:p>
          </table:table-cell>
          <table:table-cell office:value-type="float" office:value="59.8096" calcext:value-type="float">
            <text:p>59.8096</text:p>
          </table:table-cell>
          <table:table-cell office:value-type="float" office:value="-3.3263" calcext:value-type="float">
            <text:p>-3.3263</text:p>
          </table:table-cell>
          <table:table-cell office:value-type="float" office:value="1.3367" calcext:value-type="float">
            <text:p>1.3367</text:p>
          </table:table-cell>
          <table:table-cell office:value-type="float" office:value="24.5277" calcext:value-type="float">
            <text:p>24.5277</text:p>
          </table:table-cell>
          <table:table-cell office:value-type="float" office:value="-10.1977" calcext:value-type="float">
            <text:p>-10.1977</text:p>
          </table:table-cell>
          <table:table-cell office:value-type="float" office:value="0.5671" calcext:value-type="float">
            <text:p>0.5671</text:p>
          </table:table-cell>
          <table:table-cell table:number-columns-repeated="2"/>
        </table:table-row>
        <table:table-row table:style-name="ro1">
          <table:table-cell office:value-type="float" office:value="15.353" calcext:value-type="float">
            <text:p>15.353</text:p>
          </table:table-cell>
          <table:table-cell office:value-type="float" office:value="59.897" calcext:value-type="float">
            <text:p>59.897</text:p>
          </table:table-cell>
          <table:table-cell office:value-type="float" office:value="-0.2573" calcext:value-type="float">
            <text:p>-0.2573</text:p>
          </table:table-cell>
          <table:table-cell office:value-type="float" office:value="0.0606" calcext:value-type="float">
            <text:p>0.0606</text:p>
          </table:table-cell>
          <table:table-cell office:value-type="float" office:value="24.5659" calcext:value-type="float">
            <text:p>24.5659</text:p>
          </table:table-cell>
          <table:table-cell office:value-type="float" office:value="-10.2149" calcext:value-type="float">
            <text:p>-10.2149</text:p>
          </table:table-cell>
          <table:table-cell office:value-type="float" office:value="0.0439" calcext:value-type="float">
            <text:p>0.0439</text:p>
          </table:table-cell>
          <table:table-cell table:number-columns-repeated="2"/>
        </table:table-row>
        <table:table-row table:style-name="ro1">
          <table:table-cell office:value-type="float" office:value="15.478" calcext:value-type="float">
            <text:p>15.478</text:p>
          </table:table-cell>
          <table:table-cell office:value-type="float" office:value="59.8247" calcext:value-type="float">
            <text:p>59.8247</text:p>
          </table:table-cell>
          <table:table-cell office:value-type="float" office:value="2.8124" calcext:value-type="float">
            <text:p>2.8124</text:p>
          </table:table-cell>
          <table:table-cell office:value-type="float" office:value="-1.2159" calcext:value-type="float">
            <text:p>-1.2159</text:p>
          </table:table-cell>
          <table:table-cell office:value-type="float" office:value="24.5387" calcext:value-type="float">
            <text:p>24.5387</text:p>
          </table:table-cell>
          <table:table-cell office:value-type="float" office:value="-10.206" calcext:value-type="float">
            <text:p>-10.206</text:p>
          </table:table-cell>
          <table:table-cell office:value-type="float" office:value="-0.4798" calcext:value-type="float">
            <text:p>-0.4798</text:p>
          </table:table-cell>
          <table:table-cell table:number-columns-repeated="2"/>
        </table:table-row>
        <table:table-row table:style-name="ro1">
          <table:table-cell office:value-type="float" office:value="15.604" calcext:value-type="float">
            <text:p>15.604</text:p>
          </table:table-cell>
          <table:table-cell office:value-type="float" office:value="59.5906" calcext:value-type="float">
            <text:p>59.5906</text:p>
          </table:table-cell>
          <table:table-cell office:value-type="float" office:value="5.8991" calcext:value-type="float">
            <text:p>5.8991</text:p>
          </table:table-cell>
          <table:table-cell office:value-type="float" office:value="-2.4999" calcext:value-type="float">
            <text:p>-2.4999</text:p>
          </table:table-cell>
          <table:table-cell office:value-type="float" office:value="24.445" calcext:value-type="float">
            <text:p>24.445</text:p>
          </table:table-cell>
          <table:table-cell office:value-type="float" office:value="-10.1706" calcext:value-type="float">
            <text:p>-10.1706</text:p>
          </table:table-cell>
          <table:table-cell office:value-type="float" office:value="-1.0068" calcext:value-type="float">
            <text:p>-1.0068</text:p>
          </table:table-cell>
          <table:table-cell table:number-columns-repeated="2"/>
        </table:table-row>
        <table:table-row table:style-name="ro1">
          <table:table-cell office:value-type="float" office:value="15.728" calcext:value-type="float">
            <text:p>15.728</text:p>
          </table:table-cell>
          <table:table-cell office:value-type="float" office:value="59.2026" calcext:value-type="float">
            <text:p>59.2026</text:p>
          </table:table-cell>
          <table:table-cell office:value-type="float" office:value="8.9212" calcext:value-type="float">
            <text:p>8.9212</text:p>
          </table:table-cell>
          <table:table-cell office:value-type="float" office:value="-3.7576" calcext:value-type="float">
            <text:p>-3.7576</text:p>
          </table:table-cell>
          <table:table-cell office:value-type="float" office:value="24.2881" calcext:value-type="float">
            <text:p>24.2881</text:p>
          </table:table-cell>
          <table:table-cell office:value-type="float" office:value="-10.1099" calcext:value-type="float">
            <text:p>-10.1099</text:p>
          </table:table-cell>
          <table:table-cell office:value-type="float" office:value="-1.5235" calcext:value-type="float">
            <text:p>-1.5235</text:p>
          </table:table-cell>
          <table:table-cell table:number-columns-repeated="2"/>
        </table:table-row>
        <table:table-row table:style-name="ro1">
          <table:table-cell office:value-type="float" office:value="15.852" calcext:value-type="float">
            <text:p>15.852</text:p>
          </table:table-cell>
          <table:table-cell office:value-type="float" office:value="58.6591" calcext:value-type="float">
            <text:p>58.6591</text:p>
          </table:table-cell>
          <table:table-cell office:value-type="float" office:value="11.9199" calcext:value-type="float">
            <text:p>11.9199</text:p>
          </table:table-cell>
          <table:table-cell office:value-type="float" office:value="-5.0061" calcext:value-type="float">
            <text:p>-5.0061</text:p>
          </table:table-cell>
          <table:table-cell office:value-type="float" office:value="24.0673" calcext:value-type="float">
            <text:p>24.0673</text:p>
          </table:table-cell>
          <table:table-cell office:value-type="float" office:value="-10.0236" calcext:value-type="float">
            <text:p>-10.0236</text:p>
          </table:table-cell>
          <table:table-cell office:value-type="float" office:value="-2.0369" calcext:value-type="float">
            <text:p>-2.0369</text:p>
          </table:table-cell>
          <table:table-cell table:number-columns-repeated="2"/>
        </table:table-row>
        <table:table-row table:style-name="ro1">
          <table:table-cell office:value-type="float" office:value="15.977" calcext:value-type="float">
            <text:p>15.977</text:p>
          </table:table-cell>
          <table:table-cell office:value-type="float" office:value="57.9553" calcext:value-type="float">
            <text:p>57.9553</text:p>
          </table:table-cell>
          <table:table-cell office:value-type="float" office:value="14.9111" calcext:value-type="float">
            <text:p>14.9111</text:p>
          </table:table-cell>
          <table:table-cell office:value-type="float" office:value="-6.2523" calcext:value-type="float">
            <text:p>-6.2523</text:p>
          </table:table-cell>
          <table:table-cell office:value-type="float" office:value="23.7806" calcext:value-type="float">
            <text:p>23.7806</text:p>
          </table:table-cell>
          <table:table-cell office:value-type="float" office:value="-9.9109" calcext:value-type="float">
            <text:p>-9.9109</text:p>
          </table:table-cell>
          <table:table-cell office:value-type="float" office:value="-2.5499" calcext:value-type="float">
            <text:p>-2.5499</text:p>
          </table:table-cell>
          <table:table-cell table:number-columns-repeated="2"/>
        </table:table-row>
        <table:table-row table:style-name="ro1">
          <table:table-cell office:value-type="float" office:value="16.102" calcext:value-type="float">
            <text:p>16.102</text:p>
          </table:table-cell>
          <table:table-cell office:value-type="float" office:value="57.0967" calcext:value-type="float">
            <text:p>57.0967</text:p>
          </table:table-cell>
          <table:table-cell office:value-type="float" office:value="17.8624" calcext:value-type="float">
            <text:p>17.8624</text:p>
          </table:table-cell>
          <table:table-cell office:value-type="float" office:value="-7.4828" calcext:value-type="float">
            <text:p>-7.4828</text:p>
          </table:table-cell>
          <table:table-cell office:value-type="float" office:value="23.4301" calcext:value-type="float">
            <text:p>23.4301</text:p>
          </table:table-cell>
          <table:table-cell office:value-type="float" office:value="-9.7725" calcext:value-type="float">
            <text:p>-9.7725</text:p>
          </table:table-cell>
          <table:table-cell office:value-type="float" office:value="-3.0573" calcext:value-type="float">
            <text:p>-3.0573</text:p>
          </table:table-cell>
          <table:table-cell table:number-columns-repeated="2"/>
        </table:table-row>
        <table:table-row table:style-name="ro1">
          <table:table-cell office:value-type="float" office:value="16.228" calcext:value-type="float">
            <text:p>16.228</text:p>
          </table:table-cell>
          <table:table-cell office:value-type="float" office:value="56.0767" calcext:value-type="float">
            <text:p>56.0767</text:p>
          </table:table-cell>
          <table:table-cell office:value-type="float" office:value="20.789" calcext:value-type="float">
            <text:p>20.789</text:p>
          </table:table-cell>
          <table:table-cell office:value-type="float" office:value="-8.704" calcext:value-type="float">
            <text:p>-8.704</text:p>
          </table:table-cell>
          <table:table-cell office:value-type="float" office:value="23.013" calcext:value-type="float">
            <text:p>23.013</text:p>
          </table:table-cell>
          <table:table-cell office:value-type="float" office:value="-9.6072" calcext:value-type="float">
            <text:p>-9.6072</text:p>
          </table:table-cell>
          <table:table-cell office:value-type="float" office:value="-3.5616" calcext:value-type="float">
            <text:p>-3.5616</text:p>
          </table:table-cell>
          <table:table-cell table:number-columns-repeated="2"/>
        </table:table-row>
        <table:table-row table:style-name="ro1">
          <table:table-cell office:value-type="float" office:value="16.352" calcext:value-type="float">
            <text:p>16.352</text:p>
          </table:table-cell>
          <table:table-cell office:value-type="float" office:value="54.924" calcext:value-type="float">
            <text:p>54.924</text:p>
          </table:table-cell>
          <table:table-cell office:value-type="float" office:value="23.614" calcext:value-type="float">
            <text:p>23.614</text:p>
          </table:table-cell>
          <table:table-cell office:value-type="float" office:value="-9.8839" calcext:value-type="float">
            <text:p>-9.8839</text:p>
          </table:table-cell>
          <table:table-cell office:value-type="float" office:value="22.541" calcext:value-type="float">
            <text:p>22.541</text:p>
          </table:table-cell>
          <table:table-cell office:value-type="float" office:value="-9.4197" calcext:value-type="float">
            <text:p>-9.4197</text:p>
          </table:table-cell>
          <table:table-cell office:value-type="float" office:value="-4.0499" calcext:value-type="float">
            <text:p>-4.0499</text:p>
          </table:table-cell>
          <table:table-cell table:number-columns-repeated="2"/>
        </table:table-row>
        <table:table-row table:style-name="ro1">
          <table:table-cell office:value-type="float" office:value="16.477" calcext:value-type="float">
            <text:p>16.477</text:p>
          </table:table-cell>
          <table:table-cell office:value-type="float" office:value="53.6155" calcext:value-type="float">
            <text:p>53.6155</text:p>
          </table:table-cell>
          <table:table-cell office:value-type="float" office:value="26.3987" calcext:value-type="float">
            <text:p>26.3987</text:p>
          </table:table-cell>
          <table:table-cell office:value-type="float" office:value="-11.0483" calcext:value-type="float">
            <text:p>-11.0483</text:p>
          </table:table-cell>
          <table:table-cell office:value-type="float" office:value="22.0045" calcext:value-type="float">
            <text:p>22.0045</text:p>
          </table:table-cell>
          <table:table-cell office:value-type="float" office:value="-9.2059" calcext:value-type="float">
            <text:p>-9.2059</text:p>
          </table:table-cell>
          <table:table-cell office:value-type="float" office:value="-4.5327" calcext:value-type="float">
            <text:p>-4.5327</text:p>
          </table:table-cell>
          <table:table-cell table:number-columns-repeated="2"/>
        </table:table-row>
        <table:table-row table:style-name="ro1">
          <table:table-cell office:value-type="float" office:value="16.602" calcext:value-type="float">
            <text:p>16.602</text:p>
          </table:table-cell>
          <table:table-cell office:value-type="float" office:value="52.1631" calcext:value-type="float">
            <text:p>52.1631</text:p>
          </table:table-cell>
          <table:table-cell office:value-type="float" office:value="29.1126" calcext:value-type="float">
            <text:p>29.1126</text:p>
          </table:table-cell>
          <table:table-cell office:value-type="float" office:value="-12.1844" calcext:value-type="float">
            <text:p>-12.1844</text:p>
          </table:table-cell>
          <table:table-cell office:value-type="float" office:value="21.4083" calcext:value-type="float">
            <text:p>21.4083</text:p>
          </table:table-cell>
          <table:table-cell office:value-type="float" office:value="-8.9677" calcext:value-type="float">
            <text:p>-8.9677</text:p>
          </table:table-cell>
          <table:table-cell office:value-type="float" office:value="-5.005" calcext:value-type="float">
            <text:p>-5.005</text:p>
          </table:table-cell>
          <table:table-cell table:number-columns-repeated="2"/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0.5574" calcext:value-type="float">
            <text:p>50.5574</text:p>
          </table:table-cell>
          <table:table-cell office:value-type="float" office:value="31.7691" calcext:value-type="float">
            <text:p>31.7691</text:p>
          </table:table-cell>
          <table:table-cell office:value-type="float" office:value="-13.2979" calcext:value-type="float">
            <text:p>-13.2979</text:p>
          </table:table-cell>
          <table:table-cell office:value-type="float" office:value="20.7483" calcext:value-type="float">
            <text:p>20.7483</text:p>
          </table:table-cell>
          <table:table-cell office:value-type="float" office:value="-8.7034" calcext:value-type="float">
            <text:p>-8.7034</text:p>
          </table:table-cell>
          <table:table-cell office:value-type="float" office:value="-5.469" calcext:value-type="float">
            <text:p>-5.469</text:p>
          </table:table-cell>
          <table:table-cell table:number-columns-repeated="2"/>
        </table:table-row>
        <table:table-row table:style-name="ro1">
          <table:table-cell office:value-type="float" office:value="16.853" calcext:value-type="float">
            <text:p>16.853</text:p>
          </table:table-cell>
          <table:table-cell office:value-type="float" office:value="48.8279" calcext:value-type="float">
            <text:p>48.8279</text:p>
          </table:table-cell>
          <table:table-cell office:value-type="float" office:value="34.3187" calcext:value-type="float">
            <text:p>34.3187</text:p>
          </table:table-cell>
          <table:table-cell office:value-type="float" office:value="-14.3682" calcext:value-type="float">
            <text:p>-14.3682</text:p>
          </table:table-cell>
          <table:table-cell office:value-type="float" office:value="20.0365" calcext:value-type="float">
            <text:p>20.0365</text:p>
          </table:table-cell>
          <table:table-cell office:value-type="float" office:value="-8.4177" calcext:value-type="float">
            <text:p>-8.4177</text:p>
          </table:table-cell>
          <table:table-cell office:value-type="float" office:value="-5.9164" calcext:value-type="float">
            <text:p>-5.9164</text:p>
          </table:table-cell>
          <table:table-cell table:number-columns-repeated="2"/>
        </table:table-row>
        <table:table-row table:style-name="ro1">
          <table:table-cell office:value-type="float" office:value="16.978" calcext:value-type="float">
            <text:p>16.978</text:p>
          </table:table-cell>
          <table:table-cell office:value-type="float" office:value="46.9669" calcext:value-type="float">
            <text:p>46.9669</text:p>
          </table:table-cell>
          <table:table-cell office:value-type="float" office:value="36.7759" calcext:value-type="float">
            <text:p>36.7759</text:p>
          </table:table-cell>
          <table:table-cell office:value-type="float" office:value="-15.4014" calcext:value-type="float">
            <text:p>-15.4014</text:p>
          </table:table-cell>
          <table:table-cell office:value-type="float" office:value="19.2698" calcext:value-type="float">
            <text:p>19.2698</text:p>
          </table:table-cell>
          <table:table-cell office:value-type="float" office:value="-8.1091" calcext:value-type="float">
            <text:p>-8.1091</text:p>
          </table:table-cell>
          <table:table-cell office:value-type="float" office:value="-6.3496" calcext:value-type="float">
            <text:p>-6.3496</text:p>
          </table:table-cell>
          <table:table-cell table:number-columns-repeated="2"/>
        </table:table-row>
        <table:table-row table:style-name="ro1">
          <table:table-cell office:value-type="float" office:value="17.103" calcext:value-type="float">
            <text:p>17.103</text:p>
          </table:table-cell>
          <table:table-cell office:value-type="float" office:value="44.9792" calcext:value-type="float">
            <text:p>44.9792</text:p>
          </table:table-cell>
          <table:table-cell office:value-type="float" office:value="39.1339" calcext:value-type="float">
            <text:p>39.1339</text:p>
          </table:table-cell>
          <table:table-cell office:value-type="float" office:value="-16.3945" calcext:value-type="float">
            <text:p>-16.3945</text:p>
          </table:table-cell>
          <table:table-cell office:value-type="float" office:value="18.4498" calcext:value-type="float">
            <text:p>18.4498</text:p>
          </table:table-cell>
          <table:table-cell office:value-type="float" office:value="-7.7782" calcext:value-type="float">
            <text:p>-7.7782</text:p>
          </table:table-cell>
          <table:table-cell office:value-type="float" office:value="-6.7674" calcext:value-type="float">
            <text:p>-6.7674</text:p>
          </table:table-cell>
          <table:table-cell table:number-columns-repeated="2"/>
        </table:table-row>
        <table:table-row table:style-name="ro1">
          <table:table-cell office:value-type="float" office:value="17.228" calcext:value-type="float">
            <text:p>17.228</text:p>
          </table:table-cell>
          <table:table-cell office:value-type="float" office:value="42.87" calcext:value-type="float">
            <text:p>42.87</text:p>
          </table:table-cell>
          <table:table-cell office:value-type="float" office:value="41.3862" calcext:value-type="float">
            <text:p>41.3862</text:p>
          </table:table-cell>
          <table:table-cell office:value-type="float" office:value="-17.345" calcext:value-type="float">
            <text:p>-17.345</text:p>
          </table:table-cell>
          <table:table-cell office:value-type="float" office:value="17.5786" calcext:value-type="float">
            <text:p>17.5786</text:p>
          </table:table-cell>
          <table:table-cell office:value-type="float" office:value="-7.4258" calcext:value-type="float">
            <text:p>-7.4258</text:p>
          </table:table-cell>
          <table:table-cell office:value-type="float" office:value="-7.1688" calcext:value-type="float">
            <text:p>-7.1688</text:p>
          </table:table-cell>
          <table:table-cell table:number-columns-repeated="2"/>
        </table:table-row>
        <table:table-row table:style-name="ro1">
          <table:table-cell office:value-type="float" office:value="17.353" calcext:value-type="float">
            <text:p>17.353</text:p>
          </table:table-cell>
          <table:table-cell office:value-type="float" office:value="40.6448" calcext:value-type="float">
            <text:p>40.6448</text:p>
          </table:table-cell>
          <table:table-cell office:value-type="float" office:value="43.5265" calcext:value-type="float">
            <text:p>43.5265</text:p>
          </table:table-cell>
          <table:table-cell office:value-type="float" office:value="-18.2501" calcext:value-type="float">
            <text:p>-18.2501</text:p>
          </table:table-cell>
          <table:table-cell office:value-type="float" office:value="16.6583" calcext:value-type="float">
            <text:p>16.6583</text:p>
          </table:table-cell>
          <table:table-cell office:value-type="float" office:value="-7.0526" calcext:value-type="float">
            <text:p>-7.0526</text:p>
          </table:table-cell>
          <table:table-cell office:value-type="float" office:value="-7.5526" calcext:value-type="float">
            <text:p>-7.5526</text:p>
          </table:table-cell>
          <table:table-cell table:number-columns-repeated="2"/>
        </table:table-row>
        <table:table-row table:style-name="ro1">
          <table:table-cell office:value-type="float" office:value="17.479" calcext:value-type="float">
            <text:p>17.479</text:p>
          </table:table-cell>
          <table:table-cell office:value-type="float" office:value="38.2904" calcext:value-type="float">
            <text:p>38.2904</text:p>
          </table:table-cell>
          <table:table-cell office:value-type="float" office:value="45.5645" calcext:value-type="float">
            <text:p>45.5645</text:p>
          </table:table-cell>
          <table:table-cell office:value-type="float" office:value="-19.114" calcext:value-type="float">
            <text:p>-19.114</text:p>
          </table:table-cell>
          <table:table-cell office:value-type="float" office:value="15.6833" calcext:value-type="float">
            <text:p>15.6833</text:p>
          </table:table-cell>
          <table:table-cell office:value-type="float" office:value="-6.6561" calcext:value-type="float">
            <text:p>-6.6561</text:p>
          </table:table-cell>
          <table:table-cell office:value-type="float" office:value="-7.9206" calcext:value-type="float">
            <text:p>-7.9206</text:p>
          </table:table-cell>
          <table:table-cell table:number-columns-repeated="2"/>
        </table:table-row>
        <table:table-row table:style-name="ro1">
          <table:table-cell office:value-type="float" office:value="17.603" calcext:value-type="float">
            <text:p>17.603</text:p>
          </table:table-cell>
          <table:table-cell office:value-type="float" office:value="35.8701" calcext:value-type="float">
            <text:p>35.8701</text:p>
          </table:table-cell>
          <table:table-cell office:value-type="float" office:value="47.4475" calcext:value-type="float">
            <text:p>47.4475</text:p>
          </table:table-cell>
          <table:table-cell office:value-type="float" office:value="-19.9142" calcext:value-type="float">
            <text:p>-19.9142</text:p>
          </table:table-cell>
          <table:table-cell office:value-type="float" office:value="14.6797" calcext:value-type="float">
            <text:p>14.6797</text:p>
          </table:table-cell>
          <table:table-cell office:value-type="float" office:value="-6.2469" calcext:value-type="float">
            <text:p>-6.2469</text:p>
          </table:table-cell>
          <table:table-cell office:value-type="float" office:value="-8.2631" calcext:value-type="float">
            <text:p>-8.2631</text:p>
          </table:table-cell>
          <table:table-cell table:number-columns-repeated="2"/>
        </table:table-row>
        <table:table-row table:style-name="ro1">
          <table:table-cell office:value-type="float" office:value="17.728" calcext:value-type="float">
            <text:p>17.728</text:p>
          </table:table-cell>
          <table:table-cell office:value-type="float" office:value="33.3331" calcext:value-type="float">
            <text:p>33.3331</text:p>
          </table:table-cell>
          <table:table-cell office:value-type="float" office:value="49.217" calcext:value-type="float">
            <text:p>49.217</text:p>
          </table:table-cell>
          <table:table-cell office:value-type="float" office:value="-20.6683" calcext:value-type="float">
            <text:p>-20.6683</text:p>
          </table:table-cell>
          <table:table-cell office:value-type="float" office:value="13.6263" calcext:value-type="float">
            <text:p>13.6263</text:p>
          </table:table-cell>
          <table:table-cell office:value-type="float" office:value="-5.8162" calcext:value-type="float">
            <text:p>-5.8162</text:p>
          </table:table-cell>
          <table:table-cell office:value-type="float" office:value="-8.5877" calcext:value-type="float">
            <text:p>-8.5877</text:p>
          </table:table-cell>
          <table:table-cell table:number-columns-repeated="2"/>
        </table:table-row>
        <table:table-row table:style-name="ro1">
          <table:table-cell office:value-type="float" office:value="17.853" calcext:value-type="float">
            <text:p>17.853</text:p>
          </table:table-cell>
          <table:table-cell office:value-type="float" office:value="30.7053" calcext:value-type="float">
            <text:p>30.7053</text:p>
          </table:table-cell>
          <table:table-cell office:value-type="float" office:value="50.8524" calcext:value-type="float">
            <text:p>50.8524</text:p>
          </table:table-cell>
          <table:table-cell office:value-type="float" office:value="-21.3675" calcext:value-type="float">
            <text:p>-21.3675</text:p>
          </table:table-cell>
          <table:table-cell office:value-type="float" office:value="12.5337" calcext:value-type="float">
            <text:p>12.5337</text:p>
          </table:table-cell>
          <table:table-cell office:value-type="float" office:value="-5.3682" calcext:value-type="float">
            <text:p>-5.3682</text:p>
          </table:table-cell>
          <table:table-cell office:value-type="float" office:value="-8.8905" calcext:value-type="float">
            <text:p>-8.8905</text:p>
          </table:table-cell>
          <table:table-cell table:number-columns-repeated="2"/>
        </table:table-row>
        <table:table-row table:style-name="ro1">
          <table:table-cell office:value-type="float" office:value="17.978" calcext:value-type="float">
            <text:p>17.978</text:p>
          </table:table-cell>
          <table:table-cell office:value-type="float" office:value="27.9936" calcext:value-type="float">
            <text:p>27.9936</text:p>
          </table:table-cell>
          <table:table-cell office:value-type="float" office:value="52.3489" calcext:value-type="float">
            <text:p>52.3489</text:p>
          </table:table-cell>
          <table:table-cell office:value-type="float" office:value="-22.0097" calcext:value-type="float">
            <text:p>-22.0097</text:p>
          </table:table-cell>
          <table:table-cell office:value-type="float" office:value="11.4046" calcext:value-type="float">
            <text:p>11.4046</text:p>
          </table:table-cell>
          <table:table-cell office:value-type="float" office:value="-4.904" calcext:value-type="float">
            <text:p>-4.904</text:p>
          </table:table-cell>
          <table:table-cell office:value-type="float" office:value="-9.1706" calcext:value-type="float">
            <text:p>-9.1706</text:p>
          </table:table-cell>
          <table:table-cell table:number-columns-repeated="2"/>
        </table:table-row>
        <table:table-row table:style-name="ro1">
          <table:table-cell office:value-type="float" office:value="18.103" calcext:value-type="float">
            <text:p>18.103</text:p>
          </table:table-cell>
          <table:table-cell office:value-type="float" office:value="25.2054" calcext:value-type="float">
            <text:p>25.2054</text:p>
          </table:table-cell>
          <table:table-cell office:value-type="float" office:value="53.7022" calcext:value-type="float">
            <text:p>53.7022</text:p>
          </table:table-cell>
          <table:table-cell office:value-type="float" office:value="-22.5929" calcext:value-type="float">
            <text:p>-22.5929</text:p>
          </table:table-cell>
          <table:table-cell office:value-type="float" office:value="10.242" calcext:value-type="float">
            <text:p>10.242</text:p>
          </table:table-cell>
          <table:table-cell office:value-type="float" office:value="-4.4246" calcext:value-type="float">
            <text:p>-4.4246</text:p>
          </table:table-cell>
          <table:table-cell office:value-type="float" office:value="-9.427" calcext:value-type="float">
            <text:p>-9.427</text:p>
          </table:table-cell>
          <table:table-cell table:number-columns-repeated="2"/>
        </table:table-row>
        <table:table-row table:style-name="ro1">
          <table:table-cell office:value-type="float" office:value="18.228" calcext:value-type="float">
            <text:p>18.228</text:p>
          </table:table-cell>
          <table:table-cell office:value-type="float" office:value="22.348" calcext:value-type="float">
            <text:p>22.348</text:p>
          </table:table-cell>
          <table:table-cell office:value-type="float" office:value="54.9082" calcext:value-type="float">
            <text:p>54.9082</text:p>
          </table:table-cell>
          <table:table-cell office:value-type="float" office:value="-23.1152" calcext:value-type="float">
            <text:p>-23.1152</text:p>
          </table:table-cell>
          <table:table-cell office:value-type="float" office:value="9.0489" calcext:value-type="float">
            <text:p>9.0489</text:p>
          </table:table-cell>
          <table:table-cell office:value-type="float" office:value="-3.9312" calcext:value-type="float">
            <text:p>-3.9312</text:p>
          </table:table-cell>
          <table:table-cell office:value-type="float" office:value="-9.6589" calcext:value-type="float">
            <text:p>-9.6589</text:p>
          </table:table-cell>
          <table:table-cell table:number-columns-repeated="2"/>
        </table:table-row>
        <table:table-row table:style-name="ro1">
          <table:table-cell office:value-type="float" office:value="18.352" calcext:value-type="float">
            <text:p>18.352</text:p>
          </table:table-cell>
          <table:table-cell office:value-type="float" office:value="19.4527" calcext:value-type="float">
            <text:p>19.4527</text:p>
          </table:table-cell>
          <table:table-cell office:value-type="float" office:value="55.9554" calcext:value-type="float">
            <text:p>55.9554</text:p>
          </table:table-cell>
          <table:table-cell office:value-type="float" office:value="-23.5717" calcext:value-type="float">
            <text:p>-23.5717</text:p>
          </table:table-cell>
          <table:table-cell office:value-type="float" office:value="7.8382" calcext:value-type="float">
            <text:p>7.8382</text:p>
          </table:table-cell>
          <table:table-cell office:value-type="float" office:value="-3.4291" calcext:value-type="float">
            <text:p>-3.4291</text:p>
          </table:table-cell>
          <table:table-cell office:value-type="float" office:value="-9.8638" calcext:value-type="float">
            <text:p>-9.8638</text:p>
          </table:table-cell>
          <table:table-cell table:number-columns-repeated="2"/>
        </table:table-row>
        <table:table-row table:style-name="ro1">
          <table:table-cell office:value-type="float" office:value="18.478" calcext:value-type="float">
            <text:p>18.478</text:p>
          </table:table-cell>
          <table:table-cell office:value-type="float" office:value="16.4568" calcext:value-type="float">
            <text:p>16.4568</text:p>
          </table:table-cell>
          <table:table-cell office:value-type="float" office:value="56.8642" calcext:value-type="float">
            <text:p>56.8642</text:p>
          </table:table-cell>
          <table:table-cell office:value-type="float" office:value="-23.971" calcext:value-type="float">
            <text:p>-23.971</text:p>
          </table:table-cell>
          <table:table-cell office:value-type="float" office:value="6.5836" calcext:value-type="float">
            <text:p>6.5836</text:p>
          </table:table-cell>
          <table:table-cell office:value-type="float" office:value="-2.9073" calcext:value-type="float">
            <text:p>-2.9073</text:p>
          </table:table-cell>
          <table:table-cell office:value-type="float" office:value="-10.0457" calcext:value-type="float">
            <text:p>-10.0457</text:p>
          </table:table-cell>
          <table:table-cell table:number-columns-repeated="2"/>
        </table:table-row>
        <table:table-row table:style-name="ro1">
          <table:table-cell office:value-type="float" office:value="18.602" calcext:value-type="float">
            <text:p>18.602</text:p>
          </table:table-cell>
          <table:table-cell office:value-type="float" office:value="13.4634" calcext:value-type="float">
            <text:p>13.4634</text:p>
          </table:table-cell>
          <table:table-cell office:value-type="float" office:value="57.603" calcext:value-type="float">
            <text:p>57.603</text:p>
          </table:table-cell>
          <table:table-cell office:value-type="float" office:value="-24.2991" calcext:value-type="float">
            <text:p>-24.2991</text:p>
          </table:table-cell>
          <table:table-cell office:value-type="float" office:value="5.3283" calcext:value-type="float">
            <text:p>5.3283</text:p>
          </table:table-cell>
          <table:table-cell office:value-type="float" office:value="-2.3836" calcext:value-type="float">
            <text:p>-2.3836</text:p>
          </table:table-cell>
          <table:table-cell office:value-type="float" office:value="-10.198" calcext:value-type="float">
            <text:p>-10.198</text:p>
          </table:table-cell>
          <table:table-cell table:number-columns-repeated="2"/>
        </table:table-row>
        <table:table-row table:style-name="ro1">
          <table:table-cell office:value-type="float" office:value="18.727" calcext:value-type="float">
            <text:p>18.727</text:p>
          </table:table-cell>
          <table:table-cell office:value-type="float" office:value="10.4088" calcext:value-type="float">
            <text:p>10.4088</text:p>
          </table:table-cell>
          <table:table-cell office:value-type="float" office:value="58.189" calcext:value-type="float">
            <text:p>58.189</text:p>
          </table:table-cell>
          <table:table-cell office:value-type="float" office:value="-24.5636" calcext:value-type="float">
            <text:p>-24.5636</text:p>
          </table:table-cell>
          <table:table-cell office:value-type="float" office:value="4.0453" calcext:value-type="float">
            <text:p>4.0453</text:p>
          </table:table-cell>
          <table:table-cell office:value-type="float" office:value="-1.8468" calcext:value-type="float">
            <text:p>-1.8468</text:p>
          </table:table-cell>
          <table:table-cell office:value-type="float" office:value="-10.3242" calcext:value-type="float">
            <text:p>-10.3242</text:p>
          </table:table-cell>
          <table:table-cell table:number-columns-repeated="2"/>
        </table:table-row>
        <table:table-row table:style-name="ro1">
          <table:table-cell office:value-type="float" office:value="18.853" calcext:value-type="float">
            <text:p>18.853</text:p>
          </table:table-cell>
          <table:table-cell office:value-type="float" office:value="7.3006" calcext:value-type="float">
            <text:p>7.3006</text:p>
          </table:table-cell>
          <table:table-cell office:value-type="float" office:value="58.6165" calcext:value-type="float">
            <text:p>58.6165</text:p>
          </table:table-cell>
          <table:table-cell office:value-type="float" office:value="-24.7618" calcext:value-type="float">
            <text:p>-24.7618</text:p>
          </table:table-cell>
          <table:table-cell office:value-type="float" office:value="2.738" calcext:value-type="float">
            <text:p>2.738</text:p>
          </table:table-cell>
          <table:table-cell office:value-type="float" office:value="-1.2981" calcext:value-type="float">
            <text:p>-1.2981</text:p>
          </table:table-cell>
          <table:table-cell office:value-type="float" office:value="-10.4229" calcext:value-type="float">
            <text:p>-10.4229</text:p>
          </table:table-cell>
          <table:table-cell table:number-columns-repeated="2"/>
        </table:table-row>
        <table:table-row table:style-name="ro1">
          <table:table-cell office:value-type="float" office:value="18.978" calcext:value-type="float">
            <text:p>18.978</text:p>
          </table:table-cell>
          <table:table-cell office:value-type="float" office:value="4.1966" calcext:value-type="float">
            <text:p>4.1966</text:p>
          </table:table-cell>
          <table:table-cell office:value-type="float" office:value="58.8771" calcext:value-type="float">
            <text:p>58.8771</text:p>
          </table:table-cell>
          <table:table-cell office:value-type="float" office:value="-24.8898" calcext:value-type="float">
            <text:p>-24.8898</text:p>
          </table:table-cell>
          <table:table-cell office:value-type="float" office:value="1.4305" calcext:value-type="float">
            <text:p>1.4305</text:p>
          </table:table-cell>
          <table:table-cell office:value-type="float" office:value="-0.7479" calcext:value-type="float">
            <text:p>-0.7479</text:p>
          </table:table-cell>
          <table:table-cell office:value-type="float" office:value="-10.4921" calcext:value-type="float">
            <text:p>-10.4921</text:p>
          </table:table-cell>
          <table:table-cell table:number-columns-repeated="2"/>
        </table:table-row>
        <table:table-row table:style-name="ro1">
          <table:table-cell office:value-type="float" office:value="19.102" calcext:value-type="float">
            <text:p>19.102</text:p>
          </table:table-cell>
          <table:table-cell office:value-type="float" office:value="1.106" calcext:value-type="float">
            <text:p>1.106</text:p>
          </table:table-cell>
          <table:table-cell office:value-type="float" office:value="58.9737" calcext:value-type="float">
            <text:p>58.9737</text:p>
          </table:table-cell>
          <table:table-cell office:value-type="float" office:value="-24.9484" calcext:value-type="float">
            <text:p>-24.9484</text:p>
          </table:table-cell>
          <table:table-cell office:value-type="float" office:value="0.1267" calcext:value-type="float">
            <text:p>0.1267</text:p>
          </table:table-cell>
          <table:table-cell office:value-type="float" office:value="-0.1975" calcext:value-type="float">
            <text:p>-0.1975</text:p>
          </table:table-cell>
          <table:table-cell office:value-type="float" office:value="-10.532" calcext:value-type="float">
            <text:p>-10.532</text:p>
          </table:table-cell>
          <table:table-cell table:number-columns-repeated="2"/>
        </table:table-row>
        <table:table-row table:style-name="ro1">
          <table:table-cell office:value-type="float" office:value="19.228" calcext:value-type="float">
            <text:p>19.228</text:p>
          </table:table-cell>
          <table:table-cell office:value-type="float" office:value="-2.0376" calcext:value-type="float">
            <text:p>-2.0376</text:p>
          </table:table-cell>
          <table:table-cell office:value-type="float" office:value="58.906" calcext:value-type="float">
            <text:p>58.906</text:p>
          </table:table-cell>
          <table:table-cell office:value-type="float" office:value="-24.9379" calcext:value-type="float">
            <text:p>-24.9379</text:p>
          </table:table-cell>
          <table:table-cell office:value-type="float" office:value="-1.2013" calcext:value-type="float">
            <text:p>-1.2013</text:p>
          </table:table-cell>
          <table:table-cell office:value-type="float" office:value="0.3647" calcext:value-type="float">
            <text:p>0.3647</text:p>
          </table:table-cell>
          <table:table-cell office:value-type="float" office:value="-10.5428" calcext:value-type="float">
            <text:p>-10.5428</text:p>
          </table:table-cell>
          <table:table-cell table:number-columns-repeated="2"/>
        </table:table-row>
        <table:table-row table:style-name="ro1">
          <table:table-cell office:value-type="float" office:value="19.352" calcext:value-type="float">
            <text:p>19.352</text:p>
          </table:table-cell>
          <table:table-cell office:value-type="float" office:value="-5.1257" calcext:value-type="float">
            <text:p>-5.1257</text:p>
          </table:table-cell>
          <table:table-cell office:value-type="float" office:value="58.676" calcext:value-type="float">
            <text:p>58.676</text:p>
          </table:table-cell>
          <table:table-cell office:value-type="float" office:value="-24.8583" calcext:value-type="float">
            <text:p>-24.8583</text:p>
          </table:table-cell>
          <table:table-cell office:value-type="float" office:value="-2.5078" calcext:value-type="float">
            <text:p>-2.5078</text:p>
          </table:table-cell>
          <table:table-cell office:value-type="float" office:value="0.9193" calcext:value-type="float">
            <text:p>0.9193</text:p>
          </table:table-cell>
          <table:table-cell office:value-type="float" office:value="-10.524" calcext:value-type="float">
            <text:p>-10.524</text:p>
          </table:table-cell>
          <table:table-cell table:number-columns-repeated="2"/>
        </table:table-row>
        <table:table-row table:style-name="ro1">
          <table:table-cell office:value-type="float" office:value="19.478" calcext:value-type="float">
            <text:p>19.478</text:p>
          </table:table-cell>
          <table:table-cell office:value-type="float" office:value="-8.2491" calcext:value-type="float">
            <text:p>-8.2491</text:p>
          </table:table-cell>
          <table:table-cell office:value-type="float" office:value="58.2766" calcext:value-type="float">
            <text:p>58.2766</text:p>
          </table:table-cell>
          <table:table-cell office:value-type="float" office:value="-24.707" calcext:value-type="float">
            <text:p>-24.707</text:p>
          </table:table-cell>
          <table:table-cell office:value-type="float" office:value="-3.831" calcext:value-type="float">
            <text:p>-3.831</text:p>
          </table:table-cell>
          <table:table-cell office:value-type="float" office:value="1.4827" calcext:value-type="float">
            <text:p>1.4827</text:p>
          </table:table-cell>
          <table:table-cell office:value-type="float" office:value="-10.4747" calcext:value-type="float">
            <text:p>-10.4747</text:p>
          </table:table-cell>
          <table:table-cell table:number-columns-repeated="2"/>
        </table:table-row>
        <table:table-row table:style-name="ro1">
          <table:table-cell office:value-type="float" office:value="19.603" calcext:value-type="float">
            <text:p>19.603</text:p>
          </table:table-cell>
          <table:table-cell office:value-type="float" office:value="-11.3244" calcext:value-type="float">
            <text:p>-11.3244</text:p>
          </table:table-cell>
          <table:table-cell office:value-type="float" office:value="57.7161" calcext:value-type="float">
            <text:p>57.7161</text:p>
          </table:table-cell>
          <table:table-cell office:value-type="float" office:value="-24.4868" calcext:value-type="float">
            <text:p>-24.4868</text:p>
          </table:table-cell>
          <table:table-cell office:value-type="float" office:value="-5.1357" calcext:value-type="float">
            <text:p>-5.1357</text:p>
          </table:table-cell>
          <table:table-cell office:value-type="float" office:value="2.0397" calcext:value-type="float">
            <text:p>2.0397</text:p>
          </table:table-cell>
          <table:table-cell office:value-type="float" office:value="-10.3957" calcext:value-type="float">
            <text:p>-10.3957</text:p>
          </table:table-cell>
          <table:table-cell table:number-columns-repeated="2"/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-14.3679" calcext:value-type="float">
            <text:p>-14.3679</text:p>
          </table:table-cell>
          <table:table-cell office:value-type="float" office:value="56.9931" calcext:value-type="float">
            <text:p>56.9931</text:p>
          </table:table-cell>
          <table:table-cell office:value-type="float" office:value="-24.1972" calcext:value-type="float">
            <text:p>-24.1972</text:p>
          </table:table-cell>
          <table:table-cell office:value-type="float" office:value="-6.4287" calcext:value-type="float">
            <text:p>-6.4287</text:p>
          </table:table-cell>
          <table:table-cell office:value-type="float" office:value="2.5932" calcext:value-type="float">
            <text:p>2.5932</text:p>
          </table:table-cell>
          <table:table-cell office:value-type="float" office:value="-10.2866" calcext:value-type="float">
            <text:p>-10.2866</text:p>
          </table:table-cell>
          <table:table-cell table:number-columns-repeated="2"/>
        </table:table-row>
        <table:table-row table:style-name="ro1">
          <table:table-cell office:value-type="float" office:value="19.853" calcext:value-type="float">
            <text:p>19.853</text:p>
          </table:table-cell>
          <table:table-cell office:value-type="float" office:value="-17.3708" calcext:value-type="float">
            <text:p>-17.3708</text:p>
          </table:table-cell>
          <table:table-cell office:value-type="float" office:value="56.1095" calcext:value-type="float">
            <text:p>56.1095</text:p>
          </table:table-cell>
          <table:table-cell office:value-type="float" office:value="-23.8387" calcext:value-type="float">
            <text:p>-23.8387</text:p>
          </table:table-cell>
          <table:table-cell office:value-type="float" office:value="-7.7061" calcext:value-type="float">
            <text:p>-7.7061</text:p>
          </table:table-cell>
          <table:table-cell office:value-type="float" office:value="3.1415" calcext:value-type="float">
            <text:p>3.1415</text:p>
          </table:table-cell>
          <table:table-cell office:value-type="float" office:value="-10.1475" calcext:value-type="float">
            <text:p>-10.1475</text:p>
          </table:table-cell>
          <table:table-cell table:number-columns-repeated="2"/>
        </table:table-row>
        <table:table-row table:style-name="ro1">
          <table:table-cell office:value-type="float" office:value="19.977" calcext:value-type="float">
            <text:p>19.977</text:p>
          </table:table-cell>
          <table:table-cell office:value-type="float" office:value="-20.3013" calcext:value-type="float">
            <text:p>-20.3013</text:p>
          </table:table-cell>
          <table:table-cell office:value-type="float" office:value="55.0764" calcext:value-type="float">
            <text:p>55.0764</text:p>
          </table:table-cell>
          <table:table-cell office:value-type="float" office:value="-23.4158" calcext:value-type="float">
            <text:p>-23.4158</text:p>
          </table:table-cell>
          <table:table-cell office:value-type="float" office:value="-8.9543" calcext:value-type="float">
            <text:p>-8.9543</text:p>
          </table:table-cell>
          <table:table-cell office:value-type="float" office:value="3.6787" calcext:value-type="float">
            <text:p>3.6787</text:p>
          </table:table-cell>
          <table:table-cell office:value-type="float" office:value="-9.98" calcext:value-type="float">
            <text:p>-9.98</text:p>
          </table:table-cell>
          <table:table-cell table:number-columns-repeated="2"/>
        </table:table-row>
        <table:table-row table:style-name="ro1">
          <table:table-cell office:value-type="float" office:value="20.102" calcext:value-type="float">
            <text:p>20.102</text:p>
          </table:table-cell>
          <table:table-cell office:value-type="float" office:value="-23.1981" calcext:value-type="float">
            <text:p>-23.1981</text:p>
          </table:table-cell>
          <table:table-cell office:value-type="float" office:value="53.8796" calcext:value-type="float">
            <text:p>53.8796</text:p>
          </table:table-cell>
          <table:table-cell office:value-type="float" office:value="-22.9225" calcext:value-type="float">
            <text:p>-22.9225</text:p>
          </table:table-cell>
          <table:table-cell office:value-type="float" office:value="-10.1898" calcext:value-type="float">
            <text:p>-10.1898</text:p>
          </table:table-cell>
          <table:table-cell office:value-type="float" office:value="4.2116" calcext:value-type="float">
            <text:p>4.2116</text:p>
          </table:table-cell>
          <table:table-cell office:value-type="float" office:value="-9.7818" calcext:value-type="float">
            <text:p>-9.7818</text:p>
          </table:table-cell>
          <table:table-cell table:number-columns-repeated="2"/>
        </table:table-row>
        <table:table-row table:style-name="ro1">
          <table:table-cell office:value-type="float" office:value="20.229" calcext:value-type="float">
            <text:p>20.229</text:p>
          </table:table-cell>
          <table:table-cell office:value-type="float" office:value="-26.0739" calcext:value-type="float">
            <text:p>-26.0739</text:p>
          </table:table-cell>
          <table:table-cell office:value-type="float" office:value="52.5072" calcext:value-type="float">
            <text:p>52.5072</text:p>
          </table:table-cell>
          <table:table-cell office:value-type="float" office:value="-22.3538" calcext:value-type="float">
            <text:p>-22.3538</text:p>
          </table:table-cell>
          <table:table-cell office:value-type="float" office:value="-11.4177" calcext:value-type="float">
            <text:p>-11.4177</text:p>
          </table:table-cell>
          <table:table-cell office:value-type="float" office:value="4.7426" calcext:value-type="float">
            <text:p>4.7426</text:p>
          </table:table-cell>
          <table:table-cell office:value-type="float" office:value="-9.5506" calcext:value-type="float">
            <text:p>-9.5506</text:p>
          </table:table-cell>
          <table:table-cell table:number-columns-repeated="2"/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51.0312" calcext:value-type="float">
            <text:p>51.0312</text:p>
          </table:table-cell>
          <table:table-cell office:value-type="float" office:value="-21.7394" calcext:value-type="float">
            <text:p>-21.7394</text:p>
          </table:table-cell>
          <table:table-cell office:value-type="float" office:value="-12.5772" calcext:value-type="float">
            <text:p>-12.5772</text:p>
          </table:table-cell>
          <table:table-cell office:value-type="float" office:value="5.2452" calcext:value-type="float">
            <text:p>5.2452</text:p>
          </table:table-cell>
          <table:table-cell office:value-type="float" office:value="-9.2985" calcext:value-type="float">
            <text:p>-9.2985</text:p>
          </table:table-cell>
          <table:table-cell table:number-columns-repeated="2"/>
        </table:table-row>
        <table:table-row table:style-name="ro1">
          <table:table-cell office:value-type="float" office:value="20.478" calcext:value-type="float">
            <text:p>20.478</text:p>
          </table:table-cell>
          <table:table-cell office:value-type="float" office:value="-31.4824" calcext:value-type="float">
            <text:p>-31.4824</text:p>
          </table:table-cell>
          <table:table-cell office:value-type="float" office:value="49.3734" calcext:value-type="float">
            <text:p>49.3734</text:p>
          </table:table-cell>
          <table:table-cell office:value-type="float" office:value="-21.0468" calcext:value-type="float">
            <text:p>-21.0468</text:p>
          </table:table-cell>
          <table:table-cell office:value-type="float" office:value="-13.731" calcext:value-type="float">
            <text:p>-13.731</text:p>
          </table:table-cell>
          <table:table-cell office:value-type="float" office:value="5.7464" calcext:value-type="float">
            <text:p>5.7464</text:p>
          </table:table-cell>
          <table:table-cell office:value-type="float" office:value="-9.012" calcext:value-type="float">
            <text:p>-9.012</text:p>
          </table:table-cell>
          <table:table-cell table:number-columns-repeated="2"/>
        </table:table-row>
        <table:table-row table:style-name="ro1">
          <table:table-cell office:value-type="float" office:value="20.602" calcext:value-type="float">
            <text:p>20.602</text:p>
          </table:table-cell>
          <table:table-cell office:value-type="float" office:value="-34.0468" calcext:value-type="float">
            <text:p>-34.0468</text:p>
          </table:table-cell>
          <table:table-cell office:value-type="float" office:value="47.6023" calcext:value-type="float">
            <text:p>47.6023</text:p>
          </table:table-cell>
          <table:table-cell office:value-type="float" office:value="-20.3044" calcext:value-type="float">
            <text:p>-20.3044</text:p>
          </table:table-cell>
          <table:table-cell office:value-type="float" office:value="-14.8296" calcext:value-type="float">
            <text:p>-14.8296</text:p>
          </table:table-cell>
          <table:table-cell office:value-type="float" office:value="6.2246" calcext:value-type="float">
            <text:p>6.2246</text:p>
          </table:table-cell>
          <table:table-cell office:value-type="float" office:value="-8.7028" calcext:value-type="float">
            <text:p>-8.7028</text:p>
          </table:table-cell>
          <table:table-cell table:number-columns-repeated="2"/>
        </table:table-row>
        <table:table-row table:style-name="ro1">
          <table:table-cell office:value-type="float" office:value="20.727" calcext:value-type="float">
            <text:p>20.727</text:p>
          </table:table-cell>
          <table:table-cell office:value-type="float" office:value="-36.535" calcext:value-type="float">
            <text:p>-36.535</text:p>
          </table:table-cell>
          <table:table-cell office:value-type="float" office:value="45.6814" calcext:value-type="float">
            <text:p>45.6814</text:p>
          </table:table-cell>
          <table:table-cell office:value-type="float" office:value="-19.4971" calcext:value-type="float">
            <text:p>-19.4971</text:p>
          </table:table-cell>
          <table:table-cell office:value-type="float" office:value="-15.8966" calcext:value-type="float">
            <text:p>-15.8966</text:p>
          </table:table-cell>
          <table:table-cell office:value-type="float" office:value="6.6899" calcext:value-type="float">
            <text:p>6.6899</text:p>
          </table:table-cell>
          <table:table-cell office:value-type="float" office:value="-8.3647" calcext:value-type="float">
            <text:p>-8.3647</text:p>
          </table:table-cell>
          <table:table-cell table:number-columns-repeated="2"/>
        </table:table-row>
        <table:table-row table:style-name="ro1">
          <table:table-cell office:value-type="float" office:value="20.853" calcext:value-type="float">
            <text:p>20.853</text:p>
          </table:table-cell>
          <table:table-cell office:value-type="float" office:value="-38.9374" calcext:value-type="float">
            <text:p>-38.9374</text:p>
          </table:table-cell>
          <table:table-cell office:value-type="float" office:value="43.613" calcext:value-type="float">
            <text:p>43.613</text:p>
          </table:table-cell>
          <table:table-cell office:value-type="float" office:value="-18.6256" calcext:value-type="float">
            <text:p>-18.6256</text:p>
          </table:table-cell>
          <table:table-cell office:value-type="float" office:value="-16.9277" calcext:value-type="float">
            <text:p>-16.9277</text:p>
          </table:table-cell>
          <table:table-cell office:value-type="float" office:value="7.1404" calcext:value-type="float">
            <text:p>7.1404</text:p>
          </table:table-cell>
          <table:table-cell office:value-type="float" office:value="-7.9978" calcext:value-type="float">
            <text:p>-7.9978</text:p>
          </table:table-cell>
          <table:table-cell table:number-columns-repeated="2"/>
        </table:table-row>
        <table:table-row table:style-name="ro1">
          <table:table-cell office:value-type="float" office:value="20.978" calcext:value-type="float">
            <text:p>20.978</text:p>
          </table:table-cell>
          <table:table-cell office:value-type="float" office:value="-41.2086" calcext:value-type="float">
            <text:p>-41.2086</text:p>
          </table:table-cell>
          <table:table-cell office:value-type="float" office:value="41.4356" calcext:value-type="float">
            <text:p>41.4356</text:p>
          </table:table-cell>
          <table:table-cell office:value-type="float" office:value="-17.7061" calcext:value-type="float">
            <text:p>-17.7061</text:p>
          </table:table-cell>
          <table:table-cell office:value-type="float" office:value="-17.9034" calcext:value-type="float">
            <text:p>-17.9034</text:p>
          </table:table-cell>
          <table:table-cell office:value-type="float" office:value="7.5674" calcext:value-type="float">
            <text:p>7.5674</text:p>
          </table:table-cell>
          <table:table-cell office:value-type="float" office:value="-7.609" calcext:value-type="float">
            <text:p>-7.609</text:p>
          </table:table-cell>
          <table:table-cell table:number-columns-repeated="2"/>
        </table:table-row>
        <table:table-row table:style-name="ro1">
          <table:table-cell office:value-type="float" office:value="21.103" calcext:value-type="float">
            <text:p>21.103</text:p>
          </table:table-cell>
          <table:table-cell office:value-type="float" office:value="-43.3617" calcext:value-type="float">
            <text:p>-43.3617</text:p>
          </table:table-cell>
          <table:table-cell office:value-type="float" office:value="39.1393" calcext:value-type="float">
            <text:p>39.1393</text:p>
          </table:table-cell>
          <table:table-cell office:value-type="float" office:value="-16.7346" calcext:value-type="float">
            <text:p>-16.7346</text:p>
          </table:table-cell>
          <table:table-cell office:value-type="float" office:value="-18.829" calcext:value-type="float">
            <text:p>-18.829</text:p>
          </table:table-cell>
          <table:table-cell office:value-type="float" office:value="7.973" calcext:value-type="float">
            <text:p>7.973</text:p>
          </table:table-cell>
          <table:table-cell office:value-type="float" office:value="-7.1966" calcext:value-type="float">
            <text:p>-7.1966</text:p>
          </table:table-cell>
          <table:table-cell table:number-columns-repeated="2"/>
        </table:table-row>
        <table:table-row table:style-name="ro1">
          <table:table-cell office:value-type="float" office:value="21.227" calcext:value-type="float">
            <text:p>21.227</text:p>
          </table:table-cell>
          <table:table-cell office:value-type="float" office:value="-45.3745" calcext:value-type="float">
            <text:p>-45.3745</text:p>
          </table:table-cell>
          <table:table-cell office:value-type="float" office:value="36.7502" calcext:value-type="float">
            <text:p>36.7502</text:p>
          </table:table-cell>
          <table:table-cell office:value-type="float" office:value="-15.7222" calcext:value-type="float">
            <text:p>-15.7222</text:p>
          </table:table-cell>
          <table:table-cell office:value-type="float" office:value="-19.6949" calcext:value-type="float">
            <text:p>-19.6949</text:p>
          </table:table-cell>
          <table:table-cell office:value-type="float" office:value="8.353" calcext:value-type="float">
            <text:p>8.353</text:p>
          </table:table-cell>
          <table:table-cell office:value-type="float" office:value="-6.7654" calcext:value-type="float">
            <text:p>-6.7654</text:p>
          </table:table-cell>
          <table:table-cell table:number-columns-repeated="2"/>
        </table:table-row>
        <table:table-row table:style-name="ro1">
          <table:table-cell office:value-type="float" office:value="21.353" calcext:value-type="float">
            <text:p>21.353</text:p>
          </table:table-cell>
          <table:table-cell office:value-type="float" office:value="-47.2883" calcext:value-type="float">
            <text:p>-47.2883</text:p>
          </table:table-cell>
          <table:table-cell office:value-type="float" office:value="34.2162" calcext:value-type="float">
            <text:p>34.2162</text:p>
          </table:table-cell>
          <table:table-cell office:value-type="float" office:value="-14.6466" calcext:value-type="float">
            <text:p>-14.6466</text:p>
          </table:table-cell>
          <table:table-cell office:value-type="float" office:value="-20.5186" calcext:value-type="float">
            <text:p>-20.5186</text:p>
          </table:table-cell>
          <table:table-cell office:value-type="float" office:value="8.7149" calcext:value-type="float">
            <text:p>8.7149</text:p>
          </table:table-cell>
          <table:table-cell office:value-type="float" office:value="-6.3058" calcext:value-type="float">
            <text:p>-6.3058</text:p>
          </table:table-cell>
          <table:table-cell table:number-columns-repeated="2"/>
        </table:table-row>
        <table:table-row table:style-name="ro1">
          <table:table-cell office:value-type="float" office:value="21.477" calcext:value-type="float">
            <text:p>21.477</text:p>
          </table:table-cell>
          <table:table-cell office:value-type="float" office:value="-49.0366" calcext:value-type="float">
            <text:p>-49.0366</text:p>
          </table:table-cell>
          <table:table-cell office:value-type="float" office:value="31.6246" calcext:value-type="float">
            <text:p>31.6246</text:p>
          </table:table-cell>
          <table:table-cell office:value-type="float" office:value="-13.5452" calcext:value-type="float">
            <text:p>-13.5452</text:p>
          </table:table-cell>
          <table:table-cell office:value-type="float" office:value="-21.2714" calcext:value-type="float">
            <text:p>-21.2714</text:p>
          </table:table-cell>
          <table:table-cell office:value-type="float" office:value="9.046" calcext:value-type="float">
            <text:p>9.046</text:p>
          </table:table-cell>
          <table:table-cell office:value-type="float" office:value="-5.8339" calcext:value-type="float">
            <text:p>-5.8339</text:p>
          </table:table-cell>
          <table:table-cell table:number-columns-repeated="2"/>
        </table:table-row>
        <table:table-row table:style-name="ro1">
          <table:table-cell office:value-type="float" office:value="21.603" calcext:value-type="float">
            <text:p>21.603</text:p>
          </table:table-cell>
          <table:table-cell office:value-type="float" office:value="-50.6706" calcext:value-type="float">
            <text:p>-50.6706</text:p>
          </table:table-cell>
          <table:table-cell office:value-type="float" office:value="28.8994" calcext:value-type="float">
            <text:p>28.8994</text:p>
          </table:table-cell>
          <table:table-cell office:value-type="float" office:value="-12.3856" calcext:value-type="float">
            <text:p>-12.3856</text:p>
          </table:table-cell>
          <table:table-cell office:value-type="float" office:value="-21.9753" calcext:value-type="float">
            <text:p>-21.9753</text:p>
          </table:table-cell>
          <table:table-cell office:value-type="float" office:value="9.3557" calcext:value-type="float">
            <text:p>9.3557</text:p>
          </table:table-cell>
          <table:table-cell office:value-type="float" office:value="-5.3359" calcext:value-type="float">
            <text:p>-5.3359</text:p>
          </table:table-cell>
          <table:table-cell table:number-columns-repeated="2"/>
        </table:table-row>
        <table:table-row table:style-name="ro1">
          <table:table-cell office:value-type="float" office:value="21.728" calcext:value-type="float">
            <text:p>21.728</text:p>
          </table:table-cell>
          <table:table-cell office:value-type="float" office:value="-52.145" calcext:value-type="float">
            <text:p>-52.145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-11.1984" calcext:value-type="float">
            <text:p>-11.1984</text:p>
          </table:table-cell>
          <table:table-cell office:value-type="float" office:value="-22.6105" calcext:value-type="float">
            <text:p>-22.6105</text:p>
          </table:table-cell>
          <table:table-cell office:value-type="float" office:value="9.6354" calcext:value-type="float">
            <text:p>9.6354</text:p>
          </table:table-cell>
          <table:table-cell office:value-type="float" office:value="-4.825" calcext:value-type="float">
            <text:p>-4.825</text:p>
          </table:table-cell>
          <table:table-cell table:number-columns-repeated="2"/>
        </table:table-row>
        <table:table-row table:style-name="ro1">
          <table:table-cell office:value-type="float" office:value="21.853" calcext:value-type="float">
            <text:p>21.853</text:p>
          </table:table-cell>
          <table:table-cell office:value-type="float" office:value="-53.4688" calcext:value-type="float">
            <text:p>-53.4688</text:p>
          </table:table-cell>
          <table:table-cell office:value-type="float" office:value="23.2494" calcext:value-type="float">
            <text:p>23.2494</text:p>
          </table:table-cell>
          <table:table-cell office:value-type="float" office:value="-9.978" calcext:value-type="float">
            <text:p>-9.978</text:p>
          </table:table-cell>
          <table:table-cell office:value-type="float" office:value="-23.1809" calcext:value-type="float">
            <text:p>-23.1809</text:p>
          </table:table-cell>
          <table:table-cell office:value-type="float" office:value="9.8865" calcext:value-type="float">
            <text:p>9.8865</text:p>
          </table:table-cell>
          <table:table-cell office:value-type="float" office:value="-4.2989" calcext:value-type="float">
            <text:p>-4.2989</text:p>
          </table:table-cell>
          <table:table-cell table:number-columns-repeated="2"/>
        </table:table-row>
        <table:table-row table:style-name="ro1">
          <table:table-cell office:value-type="float" office:value="21.978" calcext:value-type="float">
            <text:p>21.978</text:p>
          </table:table-cell>
          <table:table-cell office:value-type="float" office:value="-54.6382" calcext:value-type="float">
            <text:p>-54.6382</text:p>
          </table:table-cell>
          <table:table-cell office:value-type="float" office:value="20.3196" calcext:value-type="float">
            <text:p>20.3196</text:p>
          </table:table-cell>
          <table:table-cell office:value-type="float" office:value="-8.728" calcext:value-type="float">
            <text:p>-8.728</text:p>
          </table:table-cell>
          <table:table-cell office:value-type="float" office:value="-23.6847" calcext:value-type="float">
            <text:p>-23.6847</text:p>
          </table:table-cell>
          <table:table-cell office:value-type="float" office:value="10.1082" calcext:value-type="float">
            <text:p>10.1082</text:p>
          </table:table-cell>
          <table:table-cell office:value-type="float" office:value="-3.7592" calcext:value-type="float">
            <text:p>-3.7592</text:p>
          </table:table-cell>
          <table:table-cell table:number-columns-repeated="2"/>
        </table:table-row>
        <table:table-row table:style-name="ro1">
          <table:table-cell office:value-type="float" office:value="22.103" calcext:value-type="float">
            <text:p>22.103</text:p>
          </table:table-cell>
          <table:table-cell office:value-type="float" office:value="-55.6497" calcext:value-type="float">
            <text:p>-55.6497</text:p>
          </table:table-cell>
          <table:table-cell office:value-type="float" office:value="17.3311" calcext:value-type="float">
            <text:p>17.3311</text:p>
          </table:table-cell>
          <table:table-cell office:value-type="float" office:value="-7.4522" calcext:value-type="float">
            <text:p>-7.4522</text:p>
          </table:table-cell>
          <table:table-cell office:value-type="float" office:value="-24.1202" calcext:value-type="float">
            <text:p>-24.1202</text:p>
          </table:table-cell>
          <table:table-cell office:value-type="float" office:value="10.2997" calcext:value-type="float">
            <text:p>10.2997</text:p>
          </table:table-cell>
          <table:table-cell office:value-type="float" office:value="-3.2077" calcext:value-type="float">
            <text:p>-3.2077</text:p>
          </table:table-cell>
          <table:table-cell table:number-columns-repeated="2"/>
        </table:table-row>
        <table:table-row table:style-name="ro1">
          <table:table-cell office:value-type="float" office:value="22.227" calcext:value-type="float">
            <text:p>22.227</text:p>
          </table:table-cell>
          <table:table-cell office:value-type="float" office:value="-56.4942" calcext:value-type="float">
            <text:p>-56.4942</text:p>
          </table:table-cell>
          <table:table-cell office:value-type="float" office:value="14.317" calcext:value-type="float">
            <text:p>14.317</text:p>
          </table:table-cell>
          <table:table-cell office:value-type="float" office:value="-6.1648" calcext:value-type="float">
            <text:p>-6.1648</text:p>
          </table:table-cell>
          <table:table-cell office:value-type="float" office:value="-24.4835" calcext:value-type="float">
            <text:p>-24.4835</text:p>
          </table:table-cell>
          <table:table-cell office:value-type="float" office:value="10.4592" calcext:value-type="float">
            <text:p>10.4592</text:p>
          </table:table-cell>
          <table:table-cell office:value-type="float" office:value="-2.6506" calcext:value-type="float">
            <text:p>-2.6506</text:p>
          </table:table-cell>
          <table:table-cell table:number-columns-repeated="2"/>
        </table:table-row>
        <table:table-row table:style-name="ro1">
          <table:table-cell office:value-type="float" office:value="22.353" calcext:value-type="float">
            <text:p>22.353</text:p>
          </table:table-cell>
          <table:table-cell office:value-type="float" office:value="-57.1876" calcext:value-type="float">
            <text:p>-57.1876</text:p>
          </table:table-cell>
          <table:table-cell office:value-type="float" office:value="11.2125" calcext:value-type="float">
            <text:p>11.2125</text:p>
          </table:table-cell>
          <table:table-cell office:value-type="float" office:value="-4.8384" calcext:value-type="float">
            <text:p>-4.8384</text:p>
          </table:table-cell>
          <table:table-cell office:value-type="float" office:value="-24.7814" calcext:value-type="float">
            <text:p>-24.7814</text:p>
          </table:table-cell>
          <table:table-cell office:value-type="float" office:value="10.5896" calcext:value-type="float">
            <text:p>10.5896</text:p>
          </table:table-cell>
          <table:table-cell office:value-type="float" office:value="-2.0762" calcext:value-type="float">
            <text:p>-2.0762</text:p>
          </table:table-cell>
          <table:table-cell table:number-columns-repeated="2"/>
        </table:table-row>
        <table:table-row table:style-name="ro1">
          <table:table-cell office:value-type="float" office:value="22.479" calcext:value-type="float">
            <text:p>22.479</text:p>
          </table:table-cell>
          <table:table-cell office:value-type="float" office:value="-57.7129" calcext:value-type="float">
            <text:p>-57.7129</text:p>
          </table:table-cell>
          <table:table-cell office:value-type="float" office:value="8.0751" calcext:value-type="float">
            <text:p>8.0751</text:p>
          </table:table-cell>
          <table:table-cell office:value-type="float" office:value="-3.4976" calcext:value-type="float">
            <text:p>-3.4976</text:p>
          </table:table-cell>
          <table:table-cell office:value-type="float" office:value="-25.0065" calcext:value-type="float">
            <text:p>-25.0065</text:p>
          </table:table-cell>
          <table:table-cell office:value-type="float" office:value="10.6876" calcext:value-type="float">
            <text:p>10.6876</text:p>
          </table:table-cell>
          <table:table-cell office:value-type="float" office:value="-1.4954" calcext:value-type="float">
            <text:p>-1.4954</text:p>
          </table:table-cell>
          <table:table-cell table:number-columns-repeated="2"/>
        </table:table-row>
        <table:table-row table:style-name="ro1">
          <table:table-cell office:value-type="float" office:value="22.602" calcext:value-type="float">
            <text:p>22.602</text:p>
          </table:table-cell>
          <table:table-cell office:value-type="float" office:value="-58.0621" calcext:value-type="float">
            <text:p>-58.0621</text:p>
          </table:table-cell>
          <table:table-cell office:value-type="float" office:value="4.9894" calcext:value-type="float">
            <text:p>4.9894</text:p>
          </table:table-cell>
          <table:table-cell office:value-type="float" office:value="-2.1788" calcext:value-type="float">
            <text:p>-2.1788</text:p>
          </table:table-cell>
          <table:table-cell office:value-type="float" office:value="-25.1553" calcext:value-type="float">
            <text:p>-25.1553</text:p>
          </table:table-cell>
          <table:table-cell office:value-type="float" office:value="10.7517" calcext:value-type="float">
            <text:p>10.7517</text:p>
          </table:table-cell>
          <table:table-cell office:value-type="float" office:value="-0.9239" calcext:value-type="float">
            <text:p>-0.9239</text:p>
          </table:table-cell>
          <table:table-cell table:number-columns-repeated="2"/>
        </table:table-row>
        <table:table-row table:style-name="ro1">
          <table:table-cell office:value-type="float" office:value="22.729" calcext:value-type="float">
            <text:p>22.729</text:p>
          </table:table-cell>
          <table:table-cell office:value-type="float" office:value="-58.2519" calcext:value-type="float">
            <text:p>-58.2519</text:p>
          </table:table-cell>
          <table:table-cell office:value-type="float" office:value="1.7889" calcext:value-type="float">
            <text:p>1.7889</text:p>
          </table:table-cell>
          <table:table-cell office:value-type="float" office:value="-0.8108" calcext:value-type="float">
            <text:p>-0.8108</text:p>
          </table:table-cell>
          <table:table-cell office:value-type="float" office:value="-25.235" calcext:value-type="float">
            <text:p>-25.235</text:p>
          </table:table-cell>
          <table:table-cell office:value-type="float" office:value="10.785" calcext:value-type="float">
            <text:p>10.785</text:p>
          </table:table-cell>
          <table:table-cell office:value-type="float" office:value="-0.3312" calcext:value-type="float">
            <text:p>-0.3312</text:p>
          </table:table-cell>
          <table:table-cell table:number-columns-repeated="2"/>
        </table:table-row>
        <table:table-row table:style-name="ro1">
          <table:table-cell office:value-type="float" office:value="22.853" calcext:value-type="float">
            <text:p>22.853</text:p>
          </table:table-cell>
          <table:table-cell office:value-type="float" office:value="-58.2695" calcext:value-type="float">
            <text:p>-58.2695</text:p>
          </table:table-cell>
          <table:table-cell office:value-type="float" office:value="-1.3414" calcext:value-type="float">
            <text:p>-1.3414</text:p>
          </table:table-cell>
          <table:table-cell office:value-type="float" office:value="0.5269" calcext:value-type="float">
            <text:p>0.5269</text:p>
          </table:table-cell>
          <table:table-cell office:value-type="float" office:value="-25.2402" calcext:value-type="float">
            <text:p>-25.2402</text:p>
          </table:table-cell>
          <table:table-cell office:value-type="float" office:value="10.7851" calcext:value-type="float">
            <text:p>10.7851</text:p>
          </table:table-cell>
          <table:table-cell office:value-type="float" office:value="0.2483" calcext:value-type="float">
            <text:p>0.2483</text:p>
          </table:table-cell>
          <table:table-cell table:number-columns-repeated="2"/>
        </table:table-row>
        <table:table-row table:style-name="ro1">
          <table:table-cell office:value-type="float" office:value="22.977" calcext:value-type="float">
            <text:p>22.977</text:p>
          </table:table-cell>
          <table:table-cell office:value-type="float" office:value="-58.1214" calcext:value-type="float">
            <text:p>-58.1214</text:p>
          </table:table-cell>
          <table:table-cell office:value-type="float" office:value="-4.4677" calcext:value-type="float">
            <text:p>-4.4677</text:p>
          </table:table-cell>
          <table:table-cell office:value-type="float" office:value="1.8626" calcext:value-type="float">
            <text:p>1.8626</text:p>
          </table:table-cell>
          <table:table-cell office:value-type="float" office:value="-25.1735" calcext:value-type="float">
            <text:p>-25.1735</text:p>
          </table:table-cell>
          <table:table-cell office:value-type="float" office:value="10.7534" calcext:value-type="float">
            <text:p>10.7534</text:p>
          </table:table-cell>
          <table:table-cell office:value-type="float" office:value="0.8266" calcext:value-type="float">
            <text:p>0.8266</text:p>
          </table:table-cell>
          <table:table-cell table:number-columns-repeated="2"/>
        </table:table-row>
        <table:table-row table:style-name="ro1">
          <table:table-cell office:value-type="float" office:value="23.102" calcext:value-type="float">
            <text:p>23.102</text:p>
          </table:table-cell>
          <table:table-cell office:value-type="float" office:value="-57.8047" calcext:value-type="float">
            <text:p>-57.8047</text:p>
          </table:table-cell>
          <table:table-cell office:value-type="float" office:value="-7.6065" calcext:value-type="float">
            <text:p>-7.6065</text:p>
          </table:table-cell>
          <table:table-cell office:value-type="float" office:value="3.2031" calcext:value-type="float">
            <text:p>3.2031</text:p>
          </table:table-cell>
          <table:table-cell office:value-type="float" office:value="-25.0339" calcext:value-type="float">
            <text:p>-25.0339</text:p>
          </table:table-cell>
          <table:table-cell office:value-type="float" office:value="10.6892" calcext:value-type="float">
            <text:p>10.6892</text:p>
          </table:table-cell>
          <table:table-cell office:value-type="float" office:value="1.4066" calcext:value-type="float">
            <text:p>1.4066</text:p>
          </table:table-cell>
          <table:table-cell table:number-columns-repeated="2"/>
        </table:table-row>
        <table:table-row table:style-name="ro1">
          <table:table-cell office:value-type="float" office:value="23.227" calcext:value-type="float">
            <text:p>23.227</text:p>
          </table:table-cell>
          <table:table-cell office:value-type="float" office:value="-57.321" calcext:value-type="float">
            <text:p>-57.321</text:p>
          </table:table-cell>
          <table:table-cell office:value-type="float" office:value="-10.7232" calcext:value-type="float">
            <text:p>-10.7232</text:p>
          </table:table-cell>
          <table:table-cell office:value-type="float" office:value="4.5335" calcext:value-type="float">
            <text:p>4.5335</text:p>
          </table:table-cell>
          <table:table-cell office:value-type="float" office:value="-24.8221" calcext:value-type="float">
            <text:p>-24.8221</text:p>
          </table:table-cell>
          <table:table-cell office:value-type="float" office:value="10.593" calcext:value-type="float">
            <text:p>10.593</text:p>
          </table:table-cell>
          <table:table-cell office:value-type="float" office:value="1.9817" calcext:value-type="float">
            <text:p>1.9817</text:p>
          </table:table-cell>
          <table:table-cell table:number-columns-repeated="2"/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-56.6719" calcext:value-type="float">
            <text:p>-56.6719</text:p>
          </table:table-cell>
          <table:table-cell office:value-type="float" office:value="-13.809" calcext:value-type="float">
            <text:p>-13.809</text:p>
          </table:table-cell>
          <table:table-cell office:value-type="float" office:value="5.85" calcext:value-type="float">
            <text:p>5.85</text:p>
          </table:table-cell>
          <table:table-cell office:value-type="float" office:value="-24.5388" calcext:value-type="float">
            <text:p>-24.5388</text:p>
          </table:table-cell>
          <table:table-cell office:value-type="float" office:value="10.4652" calcext:value-type="float">
            <text:p>10.4652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office:value-type="float" office:value="23.478" calcext:value-type="float">
            <text:p>23.478</text:p>
          </table:table-cell>
          <table:table-cell office:value-type="float" office:value="-55.8521" calcext:value-type="float">
            <text:p>-55.8521</text:p>
          </table:table-cell>
          <table:table-cell office:value-type="float" office:value="-16.8791" calcext:value-type="float">
            <text:p>-16.8791</text:p>
          </table:table-cell>
          <table:table-cell office:value-type="float" office:value="7.1588" calcext:value-type="float">
            <text:p>7.1588</text:p>
          </table:table-cell>
          <table:table-cell office:value-type="float" office:value="-24.1818" calcext:value-type="float">
            <text:p>-24.1818</text:p>
          </table:table-cell>
          <table:table-cell office:value-type="float" office:value="10.3048" calcext:value-type="float">
            <text:p>10.3048</text:p>
          </table:table-cell>
          <table:table-cell office:value-type="float" office:value="3.1142" calcext:value-type="float">
            <text:p>3.1142</text:p>
          </table:table-cell>
          <table:table-cell table:number-columns-repeated="2"/>
        </table:table-row>
        <table:table-row table:style-name="ro1">
          <table:table-cell office:value-type="float" office:value="23.603" calcext:value-type="float">
            <text:p>23.603</text:p>
          </table:table-cell>
          <table:table-cell office:value-type="float" office:value="-54.8772" calcext:value-type="float">
            <text:p>-54.8772</text:p>
          </table:table-cell>
          <table:table-cell office:value-type="float" office:value="-19.8761" calcext:value-type="float">
            <text:p>-19.8761</text:p>
          </table:table-cell>
          <table:table-cell office:value-type="float" office:value="8.4354" calcext:value-type="float">
            <text:p>8.4354</text:p>
          </table:table-cell>
          <table:table-cell office:value-type="float" office:value="-23.7581" calcext:value-type="float">
            <text:p>-23.7581</text:p>
          </table:table-cell>
          <table:table-cell office:value-type="float" office:value="10.1151" calcext:value-type="float">
            <text:p>10.1151</text:p>
          </table:table-cell>
          <table:table-cell office:value-type="float" office:value="3.6636" calcext:value-type="float">
            <text:p>3.6636</text:p>
          </table:table-cell>
          <table:table-cell table:number-columns-repeated="2"/>
        </table:table-row>
        <table:table-row table:style-name="ro1">
          <table:table-cell office:value-type="float" office:value="23.728" calcext:value-type="float">
            <text:p>23.728</text:p>
          </table:table-cell>
          <table:table-cell office:value-type="float" office:value="-53.7443" calcext:value-type="float">
            <text:p>-53.7443</text:p>
          </table:table-cell>
          <table:table-cell office:value-type="float" office:value="-22.8158" calcext:value-type="float">
            <text:p>-22.8158</text:p>
          </table:table-cell>
          <table:table-cell office:value-type="float" office:value="9.6864" calcext:value-type="float">
            <text:p>9.6864</text:p>
          </table:table-cell>
          <table:table-cell office:value-type="float" office:value="-23.2664" calcext:value-type="float">
            <text:p>-23.2664</text:p>
          </table:table-cell>
          <table:table-cell office:value-type="float" office:value="9.8956" calcext:value-type="float">
            <text:p>9.8956</text:p>
          </table:table-cell>
          <table:table-cell office:value-type="float" office:value="4.2009" calcext:value-type="float">
            <text:p>4.2009</text:p>
          </table:table-cell>
          <table:table-cell table:number-columns-repeated="2"/>
        </table:table-row>
        <table:table-row table:style-name="ro1">
          <table:table-cell office:value-type="float" office:value="23.852" calcext:value-type="float">
            <text:p>23.852</text:p>
          </table:table-cell>
          <table:table-cell office:value-type="float" office:value="-52.4677" calcext:value-type="float">
            <text:p>-52.4677</text:p>
          </table:table-cell>
          <table:table-cell office:value-type="float" office:value="-25.6672" calcext:value-type="float">
            <text:p>-25.6672</text:p>
          </table:table-cell>
          <table:table-cell office:value-type="float" office:value="10.8984" calcext:value-type="float">
            <text:p>10.8984</text:p>
          </table:table-cell>
          <table:table-cell office:value-type="float" office:value="-22.7131" calcext:value-type="float">
            <text:p>-22.7131</text:p>
          </table:table-cell>
          <table:table-cell office:value-type="float" office:value="9.6493" calcext:value-type="float">
            <text:p>9.6493</text:p>
          </table:table-cell>
          <table:table-cell office:value-type="float" office:value="4.7204" calcext:value-type="float">
            <text:p>4.7204</text:p>
          </table:table-cell>
          <table:table-cell table:number-columns-repeated="2"/>
        </table:table-row>
        <table:table-row table:style-name="ro1">
          <table:table-cell office:value-type="float" office:value="23.978" calcext:value-type="float">
            <text:p>23.978</text:p>
          </table:table-cell>
          <table:table-cell office:value-type="float" office:value="-51.0187" calcext:value-type="float">
            <text:p>-51.0187</text:p>
          </table:table-cell>
          <table:table-cell office:value-type="float" office:value="-28.4902" calcext:value-type="float">
            <text:p>-28.4902</text:p>
          </table:table-cell>
          <table:table-cell office:value-type="float" office:value="12.097" calcext:value-type="float">
            <text:p>12.097</text:p>
          </table:table-cell>
          <table:table-cell office:value-type="float" office:value="-22.0859" calcext:value-type="float">
            <text:p>-22.0859</text:p>
          </table:table-cell>
          <table:table-cell office:value-type="float" office:value="9.3707" calcext:value-type="float">
            <text:p>9.3707</text:p>
          </table:table-cell>
          <table:table-cell office:value-type="float" office:value="5.2329" calcext:value-type="float">
            <text:p>5.2329</text:p>
          </table:table-cell>
          <table:table-cell table:number-columns-repeated="2"/>
        </table:table-row>
        <table:table-row table:style-name="ro1">
          <table:table-cell office:value-type="float" office:value="24.104" calcext:value-type="float">
            <text:p>24.104</text:p>
          </table:table-cell>
          <table:table-cell office:value-type="float" office:value="-49.4208" calcext:value-type="float">
            <text:p>-49.4208</text:p>
          </table:table-cell>
          <table:table-cell office:value-type="float" office:value="-31.2302" calcext:value-type="float">
            <text:p>-31.2302</text:p>
          </table:table-cell>
          <table:table-cell office:value-type="float" office:value="13.2587" calcext:value-type="float">
            <text:p>13.2587</text:p>
          </table:table-cell>
          <table:table-cell office:value-type="float" office:value="-21.3952" calcext:value-type="float">
            <text:p>-21.3952</text:p>
          </table:table-cell>
          <table:table-cell office:value-type="float" office:value="9.0647" calcext:value-type="float">
            <text:p>9.0647</text:p>
          </table:table-cell>
          <table:table-cell office:value-type="float" office:value="5.7282" calcext:value-type="float">
            <text:p>5.7282</text:p>
          </table:table-cell>
          <table:table-cell table:number-columns-repeated="2"/>
        </table:table-row>
        <table:table-row table:style-name="ro1">
          <table:table-cell office:value-type="float" office:value="24.228" calcext:value-type="float">
            <text:p>24.228</text:p>
          </table:table-cell>
          <table:table-cell office:value-type="float" office:value="-47.7079" calcext:value-type="float">
            <text:p>-47.7079</text:p>
          </table:table-cell>
          <table:table-cell office:value-type="float" office:value="-33.8379" calcext:value-type="float">
            <text:p>-33.8379</text:p>
          </table:table-cell>
          <table:table-cell office:value-type="float" office:value="14.3627" calcext:value-type="float">
            <text:p>14.3627</text:p>
          </table:table-cell>
          <table:table-cell office:value-type="float" office:value="-20.6556" calcext:value-type="float">
            <text:p>-20.6556</text:p>
          </table:table-cell>
          <table:table-cell office:value-type="float" office:value="8.7379" calcext:value-type="float">
            <text:p>8.7379</text:p>
          </table:table-cell>
          <table:table-cell office:value-type="float" office:value="6.1975" calcext:value-type="float">
            <text:p>6.1975</text:p>
          </table:table-cell>
          <table:table-cell table:number-columns-repeated="2"/>
        </table:table-row>
        <table:table-row table:style-name="ro1">
          <table:table-cell office:value-type="float" office:value="24.352" calcext:value-type="float">
            <text:p>24.352</text:p>
          </table:table-cell>
          <table:table-cell office:value-type="float" office:value="-45.8606" calcext:value-type="float">
            <text:p>-45.8606</text:p>
          </table:table-cell>
          <table:table-cell office:value-type="float" office:value="-36.3504" calcext:value-type="float">
            <text:p>-36.3504</text:p>
          </table:table-cell>
          <table:table-cell office:value-type="float" office:value="15.4247" calcext:value-type="float">
            <text:p>15.4247</text:p>
          </table:table-cell>
          <table:table-cell office:value-type="float" office:value="-19.859" calcext:value-type="float">
            <text:p>-19.859</text:p>
          </table:table-cell>
          <table:table-cell office:value-type="float" office:value="8.3867" calcext:value-type="float">
            <text:p>8.3867</text:p>
          </table:table-cell>
          <table:table-cell office:value-type="float" office:value="6.6475" calcext:value-type="float">
            <text:p>6.6475</text:p>
          </table:table-cell>
          <table:table-cell table:number-columns-repeated="2"/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-43.6535" calcext:value-type="float">
            <text:p>-43.6535</text:p>
          </table:table-cell>
          <table:table-cell office:value-type="float" office:value="-39.0261" calcext:value-type="float">
            <text:p>-39.0261</text:p>
          </table:table-cell>
          <table:table-cell office:value-type="float" office:value="16.5535" calcext:value-type="float">
            <text:p>16.5535</text:p>
          </table:table-cell>
          <table:table-cell office:value-type="float" office:value="-18.9084" calcext:value-type="float">
            <text:p>-18.9084</text:p>
          </table:table-cell>
          <table:table-cell office:value-type="float" office:value="7.9687" calcext:value-type="float">
            <text:p>7.9687</text:p>
          </table:table-cell>
          <table:table-cell office:value-type="float" office:value="7.124" calcext:value-type="float">
            <text:p>7.124</text:p>
          </table:table-cell>
          <table:table-cell table:number-columns-repeated="2"/>
        </table:table-row>
        <table:table-row table:style-name="ro1">
          <table:table-cell office:value-type="float" office:value="24.603" calcext:value-type="float">
            <text:p>24.603</text:p>
          </table:table-cell>
          <table:table-cell office:value-type="float" office:value="-41.7328" calcext:value-type="float">
            <text:p>-41.7328</text:p>
          </table:table-cell>
          <table:table-cell office:value-type="float" office:value="-41.1165" calcext:value-type="float">
            <text:p>-41.1165</text:p>
          </table:table-cell>
          <table:table-cell office:value-type="float" office:value="17.4337" calcext:value-type="float">
            <text:p>17.4337</text:p>
          </table:table-cell>
          <table:table-cell office:value-type="float" office:value="-18.0823" calcext:value-type="float">
            <text:p>-18.0823</text:p>
          </table:table-cell>
          <table:table-cell office:value-type="float" office:value="7.6063" calcext:value-type="float">
            <text:p>7.6063</text:p>
          </table:table-cell>
          <table:table-cell office:value-type="float" office:value="7.494" calcext:value-type="float">
            <text:p>7.494</text:p>
          </table:table-cell>
          <table:table-cell table:number-columns-repeated="2"/>
        </table:table-row>
        <table:table-row table:style-name="ro1">
          <table:table-cell office:value-type="float" office:value="24.727" calcext:value-type="float">
            <text:p>24.727</text:p>
          </table:table-cell>
          <table:table-cell office:value-type="float" office:value="-39.5136" calcext:value-type="float">
            <text:p>-39.5136</text:p>
          </table:table-cell>
          <table:table-cell office:value-type="float" office:value="-43.3001" calcext:value-type="float">
            <text:p>-43.3001</text:p>
          </table:table-cell>
          <table:table-cell office:value-type="float" office:value="18.3512" calcext:value-type="float">
            <text:p>18.3512</text:p>
          </table:table-cell>
          <table:table-cell office:value-type="float" office:value="-17.129" calcext:value-type="float">
            <text:p>-17.129</text:p>
          </table:table-cell>
          <table:table-cell office:value-type="float" office:value="7.1892" calcext:value-type="float">
            <text:p>7.1892</text:p>
          </table:table-cell>
          <table:table-cell office:value-type="float" office:value="7.8781" calcext:value-type="float">
            <text:p>7.8781</text:p>
          </table:table-cell>
          <table:table-cell table:number-columns-repeated="2"/>
        </table:table-row>
        <table:table-row table:style-name="ro1">
          <table:table-cell office:value-type="float" office:value="24.853" calcext:value-type="float">
            <text:p>24.853</text:p>
          </table:table-cell>
          <table:table-cell office:value-type="float" office:value="-37.1454" calcext:value-type="float">
            <text:p>-37.1454</text:p>
          </table:table-cell>
          <table:table-cell office:value-type="float" office:value="-45.3948" calcext:value-type="float">
            <text:p>-45.3948</text:p>
          </table:table-cell>
          <table:table-cell office:value-type="float" office:value="19.2293" calcext:value-type="float">
            <text:p>19.2293</text:p>
          </table:table-cell>
          <table:table-cell office:value-type="float" office:value="-16.1131" calcext:value-type="float">
            <text:p>-16.1131</text:p>
          </table:table-cell>
          <table:table-cell office:value-type="float" office:value="6.7458" calcext:value-type="float">
            <text:p>6.7458</text:p>
          </table:table-cell>
          <table:table-cell office:value-type="float" office:value="8.2439" calcext:value-type="float">
            <text:p>8.2439</text:p>
          </table:table-cell>
          <table:table-cell table:number-columns-repeated="2"/>
        </table:table-row>
        <table:table-row table:style-name="ro1">
          <table:table-cell office:value-type="float" office:value="24.978" calcext:value-type="float">
            <text:p>24.978</text:p>
          </table:table-cell>
          <table:table-cell office:value-type="float" office:value="-34.6902" calcext:value-type="float">
            <text:p>-34.6902</text:p>
          </table:table-cell>
          <table:table-cell office:value-type="float" office:value="-47.3437" calcext:value-type="float">
            <text:p>-47.3437</text:p>
          </table:table-cell>
          <table:table-cell office:value-type="float" office:value="20.0441" calcext:value-type="float">
            <text:p>20.0441</text:p>
          </table:table-cell>
          <table:table-cell office:value-type="float" office:value="-15.0612" calcext:value-type="float">
            <text:p>-15.0612</text:p>
          </table:table-cell>
          <table:table-cell office:value-type="float" office:value="6.2879" calcext:value-type="float">
            <text:p>6.2879</text:p>
          </table:table-cell>
          <table:table-cell office:value-type="float" office:value="8.5815" calcext:value-type="float">
            <text:p>8.5815</text:p>
          </table:table-cell>
          <table:table-cell table:number-columns-repeated="2"/>
        </table:table-row>
        <table:table-row table:style-name="ro1">
          <table:table-cell office:value-type="float" office:value="25.103" calcext:value-type="float">
            <text:p>25.103</text:p>
          </table:table-cell>
          <table:table-cell office:value-type="float" office:value="-32.1368" calcext:value-type="float">
            <text:p>-32.1368</text:p>
          </table:table-cell>
          <table:table-cell office:value-type="float" office:value="-49.1585" calcext:value-type="float">
            <text:p>-49.1585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-13.9688" calcext:value-type="float">
            <text:p>-13.9688</text:p>
          </table:table-cell>
          <table:table-cell office:value-type="float" office:value="5.8137" calcext:value-type="float">
            <text:p>5.8137</text:p>
          </table:table-cell>
          <table:table-cell office:value-type="float" office:value="8.893" calcext:value-type="float">
            <text:p>8.893</text:p>
          </table:table-cell>
          <table:table-cell table:number-columns-repeated="2"/>
        </table:table-row>
        <table:table-row table:style-name="ro1">
          <table:table-cell office:value-type="float" office:value="25.228" calcext:value-type="float">
            <text:p>25.228</text:p>
          </table:table-cell>
          <table:table-cell office:value-type="float" office:value="-29.4926" calcext:value-type="float">
            <text:p>-29.4926</text:p>
          </table:table-cell>
          <table:table-cell office:value-type="float" office:value="-50.8343" calcext:value-type="float">
            <text:p>-50.8343</text:p>
          </table:table-cell>
          <table:table-cell office:value-type="float" office:value="21.4969" calcext:value-type="float">
            <text:p>21.4969</text:p>
          </table:table-cell>
          <table:table-cell office:value-type="float" office:value="-12.8391" calcext:value-type="float">
            <text:p>-12.8391</text:p>
          </table:table-cell>
          <table:table-cell office:value-type="float" office:value="5.3247" calcext:value-type="float">
            <text:p>5.3247</text:p>
          </table:table-cell>
          <table:table-cell office:value-type="float" office:value="9.1778" calcext:value-type="float">
            <text:p>9.1778</text:p>
          </table:table-cell>
          <table:table-cell table:number-columns-repeated="2"/>
        </table:table-row>
        <table:table-row table:style-name="ro1">
          <table:table-cell office:value-type="float" office:value="25.353" calcext:value-type="float">
            <text:p>25.353</text:p>
          </table:table-cell>
          <table:table-cell office:value-type="float" office:value="-26.7652" calcext:value-type="float">
            <text:p>-26.7652</text:p>
          </table:table-cell>
          <table:table-cell office:value-type="float" office:value="-52.3668" calcext:value-type="float">
            <text:p>-52.3668</text:p>
          </table:table-cell>
          <table:table-cell office:value-type="float" office:value="22.1312" calcext:value-type="float">
            <text:p>22.1312</text:p>
          </table:table-cell>
          <table:table-cell office:value-type="float" office:value="-11.6755" calcext:value-type="float">
            <text:p>-11.6755</text:p>
          </table:table-cell>
          <table:table-cell office:value-type="float" office:value="4.8224" calcext:value-type="float">
            <text:p>4.8224</text:p>
          </table:table-cell>
          <table:table-cell office:value-type="float" office:value="9.4352" calcext:value-type="float">
            <text:p>9.4352</text:p>
          </table:table-cell>
          <table:table-cell table:number-columns-repeated="2"/>
        </table:table-row>
        <table:table-row table:style-name="ro1">
          <table:table-cell office:value-type="float" office:value="25.478" calcext:value-type="float">
            <text:p>25.478</text:p>
          </table:table-cell>
          <table:table-cell office:value-type="float" office:value="-23.9624" calcext:value-type="float">
            <text:p>-23.9624</text:p>
          </table:table-cell>
          <table:table-cell office:value-type="float" office:value="-53.7519" calcext:value-type="float">
            <text:p>-53.7519</text:p>
          </table:table-cell>
          <table:table-cell office:value-type="float" office:value="22.702" calcext:value-type="float">
            <text:p>22.702</text:p>
          </table:table-cell>
          <table:table-cell office:value-type="float" office:value="-10.4815" calcext:value-type="float">
            <text:p>-10.4815</text:p>
          </table:table-cell>
          <table:table-cell office:value-type="float" office:value="4.3084" calcext:value-type="float">
            <text:p>4.3084</text:p>
          </table:table-cell>
          <table:table-cell office:value-type="float" office:value="9.6645" calcext:value-type="float">
            <text:p>9.6645</text:p>
          </table:table-cell>
          <table:table-cell table:number-columns-repeated="2"/>
        </table:table-row>
        <table:table-row table:style-name="ro1">
          <table:table-cell office:value-type="float" office:value="25.602" calcext:value-type="float">
            <text:p>25.602</text:p>
          </table:table-cell>
          <table:table-cell office:value-type="float" office:value="-21.1156" calcext:value-type="float">
            <text:p>-21.1156</text:p>
          </table:table-cell>
          <table:table-cell office:value-type="float" office:value="-54.9768" calcext:value-type="float">
            <text:p>-54.9768</text:p>
          </table:table-cell>
          <table:table-cell office:value-type="float" office:value="23.2041" calcext:value-type="float">
            <text:p>23.2041</text:p>
          </table:table-cell>
          <table:table-cell office:value-type="float" office:value="-9.2704" calcext:value-type="float">
            <text:p>-9.2704</text:p>
          </table:table-cell>
          <table:table-cell office:value-type="float" office:value="3.7886" calcext:value-type="float">
            <text:p>3.7886</text:p>
          </table:table-cell>
          <table:table-cell office:value-type="float" office:value="9.8641" calcext:value-type="float">
            <text:p>9.8641</text:p>
          </table:table-cell>
          <table:table-cell table:number-columns-repeated="2"/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-18.1632" calcext:value-type="float">
            <text:p>-18.1632</text:p>
          </table:table-cell>
          <table:table-cell office:value-type="float" office:value="-56.0661" calcext:value-type="float">
            <text:p>-56.0661</text:p>
          </table:table-cell>
          <table:table-cell office:value-type="float" office:value="23.6478" calcext:value-type="float">
            <text:p>23.6478</text:p>
          </table:table-cell>
          <table:table-cell office:value-type="float" office:value="-8.0163" calcext:value-type="float">
            <text:p>-8.0163</text:p>
          </table:table-cell>
          <table:table-cell office:value-type="float" office:value="3.2519" calcext:value-type="float">
            <text:p>3.2519</text:p>
          </table:table-cell>
          <table:table-cell office:value-type="float" office:value="10.0378" calcext:value-type="float">
            <text:p>10.0378</text:p>
          </table:table-cell>
          <table:table-cell table:number-columns-repeated="2"/>
        </table:table-row>
        <table:table-row table:style-name="ro1">
          <table:table-cell office:value-type="float" office:value="25.853" calcext:value-type="float">
            <text:p>25.853</text:p>
          </table:table-cell>
          <table:table-cell office:value-type="float" office:value="-15.1832" calcext:value-type="float">
            <text:p>-15.1832</text:p>
          </table:table-cell>
          <table:table-cell office:value-type="float" office:value="-56.9893" calcext:value-type="float">
            <text:p>-56.9893</text:p>
          </table:table-cell>
          <table:table-cell office:value-type="float" office:value="24.0206" calcext:value-type="float">
            <text:p>24.0206</text:p>
          </table:table-cell>
          <table:table-cell office:value-type="float" office:value="-6.7523" calcext:value-type="float">
            <text:p>-6.7523</text:p>
          </table:table-cell>
          <table:table-cell office:value-type="float" office:value="2.7125" calcext:value-type="float">
            <text:p>2.7125</text:p>
          </table:table-cell>
          <table:table-cell office:value-type="float" office:value="10.1811" calcext:value-type="float">
            <text:p>10.1811</text:p>
          </table:table-cell>
          <table:table-cell table:number-columns-repeated="2"/>
        </table:table-row>
        <table:table-row table:style-name="ro1">
          <table:table-cell office:value-type="float" office:value="25.977" calcext:value-type="float">
            <text:p>25.977</text:p>
          </table:table-cell>
          <table:table-cell office:value-type="float" office:value="-12.1852" calcext:value-type="float">
            <text:p>-12.1852</text:p>
          </table:table-cell>
          <table:table-cell office:value-type="float" office:value="-57.748" calcext:value-type="float">
            <text:p>-57.748</text:p>
          </table:table-cell>
          <table:table-cell office:value-type="float" office:value="24.3235" calcext:value-type="float">
            <text:p>24.3235</text:p>
          </table:table-cell>
          <table:table-cell office:value-type="float" office:value="-5.4825" calcext:value-type="float">
            <text:p>-5.4825</text:p>
          </table:table-cell>
          <table:table-cell office:value-type="float" office:value="2.1722" calcext:value-type="float">
            <text:p>2.1722</text:p>
          </table:table-cell>
          <table:table-cell office:value-type="float" office:value="10.2944" calcext:value-type="float">
            <text:p>10.2944</text:p>
          </table:table-cell>
          <table:table-cell table:number-columns-repeated="2"/>
        </table:table-row>
        <table:table-row table:style-name="ro1">
          <table:table-cell office:value-type="float" office:value="26.102" calcext:value-type="float">
            <text:p>26.102</text:p>
          </table:table-cell>
          <table:table-cell office:value-type="float" office:value="-9.1292" calcext:value-type="float">
            <text:p>-9.1292</text:p>
          </table:table-cell>
          <table:table-cell office:value-type="float" office:value="-58.3526" calcext:value-type="float">
            <text:p>-58.3526</text:p>
          </table:table-cell>
          <table:table-cell office:value-type="float" office:value="24.5608" calcext:value-type="float">
            <text:p>24.5608</text:p>
          </table:table-cell>
          <table:table-cell office:value-type="float" office:value="-4.1901" calcext:value-type="float">
            <text:p>-4.1901</text:p>
          </table:table-cell>
          <table:table-cell office:value-type="float" office:value="1.6239" calcext:value-type="float">
            <text:p>1.6239</text:p>
          </table:table-cell>
          <table:table-cell office:value-type="float" office:value="10.3796" calcext:value-type="float">
            <text:p>10.3796</text:p>
          </table:table-cell>
          <table:table-cell table:number-columns-repeated="2"/>
        </table:table-row>
        <table:table-row table:style-name="ro1">
          <table:table-cell office:value-type="float" office:value="26.228" calcext:value-type="float">
            <text:p>26.228</text:p>
          </table:table-cell>
          <table:table-cell office:value-type="float" office:value="-6.0231" calcext:value-type="float">
            <text:p>-6.0231</text:p>
          </table:table-cell>
          <table:table-cell office:value-type="float" office:value="-58.798" calcext:value-type="float">
            <text:p>-58.798</text:p>
          </table:table-cell>
          <table:table-cell office:value-type="float" office:value="24.7305" calcext:value-type="float">
            <text:p>24.7305</text:p>
          </table:table-cell>
          <table:table-cell office:value-type="float" office:value="-2.8784" calcext:value-type="float">
            <text:p>-2.8784</text:p>
          </table:table-cell>
          <table:table-cell office:value-type="float" office:value="1.069" calcext:value-type="float">
            <text:p>1.069</text:p>
          </table:table-cell>
          <table:table-cell office:value-type="float" office:value="10.4359" calcext:value-type="float">
            <text:p>10.4359</text:p>
          </table:table-cell>
          <table:table-cell table:number-columns-repeated="2"/>
        </table:table-row>
        <table:table-row table:style-name="ro1">
          <table:table-cell office:value-type="float" office:value="26.353" calcext:value-type="float">
            <text:p>26.353</text:p>
          </table:table-cell>
          <table:table-cell office:value-type="float" office:value="-2.9249" calcext:value-type="float">
            <text:p>-2.9249</text:p>
          </table:table-cell>
          <table:table-cell office:value-type="float" office:value="-59.0762" calcext:value-type="float">
            <text:p>-59.0762</text:p>
          </table:table-cell>
          <table:table-cell office:value-type="float" office:value="24.8296" calcext:value-type="float">
            <text:p>24.8296</text:p>
          </table:table-cell>
          <table:table-cell office:value-type="float" office:value="-1.5719" calcext:value-type="float">
            <text:p>-1.5719</text:p>
          </table:table-cell>
          <table:table-cell office:value-type="float" office:value="0.518" calcext:value-type="float">
            <text:p>0.518</text:p>
          </table:table-cell>
          <table:table-cell office:value-type="float" office:value="10.4625" calcext:value-type="float">
            <text:p>10.4625</text:p>
          </table:table-cell>
          <table:table-cell table:number-columns-repeated="2"/>
        </table:table-row>
        <table:table-row table:style-name="ro1">
          <table:table-cell office:value-type="float" office:value="26.477" calcext:value-type="float">
            <text:p>26.477</text:p>
          </table:table-cell>
          <table:table-cell office:value-type="float" office:value="0.1565" calcext:value-type="float">
            <text:p>0.1565</text:p>
          </table:table-cell>
          <table:table-cell office:value-type="float" office:value="-59.1907" calcext:value-type="float">
            <text:p>-59.1907</text:p>
          </table:table-cell>
          <table:table-cell office:value-type="float" office:value="24.86" calcext:value-type="float">
            <text:p>24.86</text:p>
          </table:table-cell>
          <table:table-cell office:value-type="float" office:value="-0.2744" calcext:value-type="float">
            <text:p>-0.2744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10.4603" calcext:value-type="float">
            <text:p>10.4603</text:p>
          </table:table-cell>
          <table:table-cell table:number-columns-repeated="2"/>
        </table:table-row>
        <table:table-row table:style-name="ro1">
          <table:table-cell office:value-type="float" office:value="26.603" calcext:value-type="float">
            <text:p>26.603</text:p>
          </table:table-cell>
          <table:table-cell office:value-type="float" office:value="3.2872" calcext:value-type="float">
            <text:p>3.2872</text:p>
          </table:table-cell>
          <table:table-cell office:value-type="float" office:value="-59.1423" calcext:value-type="float">
            <text:p>-59.1423</text:p>
          </table:table-cell>
          <table:table-cell office:value-type="float" office:value="24.8217" calcext:value-type="float">
            <text:p>24.8217</text:p>
          </table:table-cell>
          <table:table-cell office:value-type="float" office:value="1.0419" calcext:value-type="float">
            <text:p>1.0419</text:p>
          </table:table-cell>
          <table:table-cell office:value-type="float" office:value="-0.5797" calcext:value-type="float">
            <text:p>-0.5797</text:p>
          </table:table-cell>
          <table:table-cell office:value-type="float" office:value="10.4291" calcext:value-type="float">
            <text:p>10.4291</text:p>
          </table:table-cell>
          <table:table-cell table:number-columns-repeated="2"/>
        </table:table-row>
        <table:table-row table:style-name="ro1">
          <table:table-cell office:value-type="float" office:value="26.728" calcext:value-type="float">
            <text:p>26.728</text:p>
          </table:table-cell>
          <table:table-cell office:value-type="float" office:value="6.384" calcext:value-type="float">
            <text:p>6.384</text:p>
          </table:table-cell>
          <table:table-cell office:value-type="float" office:value="-58.9307" calcext:value-type="float">
            <text:p>-58.9307</text:p>
          </table:table-cell>
          <table:table-cell office:value-type="float" office:value="24.7152" calcext:value-type="float">
            <text:p>24.7152</text:p>
          </table:table-cell>
          <table:table-cell office:value-type="float" office:value="2.3421" calcext:value-type="float">
            <text:p>2.3421</text:p>
          </table:table-cell>
          <table:table-cell office:value-type="float" office:value="-1.1234" calcext:value-type="float">
            <text:p>-1.1234</text:p>
          </table:table-cell>
          <table:table-cell office:value-type="float" office:value="10.3698" calcext:value-type="float">
            <text:p>10.3698</text:p>
          </table:table-cell>
          <table:table-cell table:number-columns-repeated="2"/>
        </table:table-row>
        <table:table-row table:style-name="ro1">
          <table:table-cell office:value-type="float" office:value="26.854" calcext:value-type="float">
            <text:p>26.854</text:p>
          </table:table-cell>
          <table:table-cell office:value-type="float" office:value="9.4878" calcext:value-type="float">
            <text:p>9.4878</text:p>
          </table:table-cell>
          <table:table-cell office:value-type="float" office:value="-58.5535" calcext:value-type="float">
            <text:p>-58.5535</text:p>
          </table:table-cell>
          <table:table-cell office:value-type="float" office:value="24.5395" calcext:value-type="float">
            <text:p>24.5395</text:p>
          </table:table-cell>
          <table:table-cell office:value-type="float" office:value="3.6435" calcext:value-type="float">
            <text:p>3.6435</text:p>
          </table:table-cell>
          <table:table-cell office:value-type="float" office:value="-1.666" calcext:value-type="float">
            <text:p>-1.666</text:p>
          </table:table-cell>
          <table:table-cell office:value-type="float" office:value="10.2817" calcext:value-type="float">
            <text:p>10.2817</text:p>
          </table:table-cell>
          <table:table-cell table:number-columns-repeated="2"/>
        </table:table-row>
        <table:table-row table:style-name="ro1">
          <table:table-cell office:value-type="float" office:value="26.977" calcext:value-type="float">
            <text:p>26.977</text:p>
          </table:table-cell>
          <table:table-cell office:value-type="float" office:value="12.4922" calcext:value-type="float">
            <text:p>12.4922</text:p>
          </table:table-cell>
          <table:table-cell office:value-type="float" office:value="-58.0279" calcext:value-type="float">
            <text:p>-58.0279</text:p>
          </table:table-cell>
          <table:table-cell office:value-type="float" office:value="24.3023" calcext:value-type="float">
            <text:p>24.3023</text:p>
          </table:table-cell>
          <table:table-cell office:value-type="float" office:value="4.9014" calcext:value-type="float">
            <text:p>4.9014</text:p>
          </table:table-cell>
          <table:table-cell office:value-type="float" office:value="-2.1891" calcext:value-type="float">
            <text:p>-2.1891</text:p>
          </table:table-cell>
          <table:table-cell office:value-type="float" office:value="10.1688" calcext:value-type="float">
            <text:p>10.1688</text:p>
          </table:table-cell>
          <table:table-cell table:number-columns-repeated="2"/>
        </table:table-row>
        <table:table-row table:style-name="ro1">
          <table:table-cell office:value-type="float" office:value="27.102" calcext:value-type="float">
            <text:p>27.102</text:p>
          </table:table-cell>
          <table:table-cell office:value-type="float" office:value="15.5115" calcext:value-type="float">
            <text:p>15.5115</text:p>
          </table:table-cell>
          <table:table-cell office:value-type="float" office:value="-57.3361" calcext:value-type="float">
            <text:p>-57.3361</text:p>
          </table:table-cell>
          <table:table-cell office:value-type="float" office:value="23.9958" calcext:value-type="float">
            <text:p>23.9958</text:p>
          </table:table-cell>
          <table:table-cell office:value-type="float" office:value="6.164" calcext:value-type="float">
            <text:p>6.164</text:p>
          </table:table-cell>
          <table:table-cell office:value-type="float" office:value="-2.7127" calcext:value-type="float">
            <text:p>-2.7127</text:p>
          </table:table-cell>
          <table:table-cell office:value-type="float" office:value="10.0273" calcext:value-type="float">
            <text:p>10.0273</text:p>
          </table:table-cell>
          <table:table-cell table:number-columns-repeated="2"/>
        </table:table-row>
        <table:table-row table:style-name="ro1">
          <table:table-cell office:value-type="float" office:value="27.228" calcext:value-type="float">
            <text:p>27.228</text:p>
          </table:table-cell>
          <table:table-cell office:value-type="float" office:value="18.5121" calcext:value-type="float">
            <text:p>18.5121</text:p>
          </table:table-cell>
          <table:table-cell office:value-type="float" office:value="-56.4802" calcext:value-type="float">
            <text:p>-56.4802</text:p>
          </table:table-cell>
          <table:table-cell office:value-type="float" office:value="23.6213" calcext:value-type="float">
            <text:p>23.6213</text:p>
          </table:table-cell>
          <table:table-cell office:value-type="float" office:value="7.417" calcext:value-type="float">
            <text:p>7.417</text:p>
          </table:table-cell>
          <table:table-cell office:value-type="float" office:value="-3.2311" calcext:value-type="float">
            <text:p>-3.2311</text:p>
          </table:table-cell>
          <table:table-cell office:value-type="float" office:value="9.858" calcext:value-type="float">
            <text:p>9.858</text:p>
          </table:table-cell>
          <table:table-cell table:number-columns-repeated="2"/>
        </table:table-row>
        <table:table-row table:style-name="ro1">
          <table:table-cell office:value-type="float" office:value="27.353" calcext:value-type="float">
            <text:p>27.353</text:p>
          </table:table-cell>
          <table:table-cell office:value-type="float" office:value="21.4382" calcext:value-type="float">
            <text:p>21.4382</text:p>
          </table:table-cell>
          <table:table-cell office:value-type="float" office:value="-55.4766" calcext:value-type="float">
            <text:p>-55.4766</text:p>
          </table:table-cell>
          <table:table-cell office:value-type="float" office:value="23.1858" calcext:value-type="float">
            <text:p>23.1858</text:p>
          </table:table-cell>
          <table:table-cell office:value-type="float" office:value="8.6374" calcext:value-type="float">
            <text:p>8.6374</text:p>
          </table:table-cell>
          <table:table-cell office:value-type="float" office:value="-3.7346" calcext:value-type="float">
            <text:p>-3.7346</text:p>
          </table:table-cell>
          <table:table-cell office:value-type="float" office:value="9.6642" calcext:value-type="float">
            <text:p>9.6642</text:p>
          </table:table-cell>
          <table:table-cell table:number-columns-repeated="2"/>
        </table:table-row>
        <table:table-row table:style-name="ro1">
          <table:table-cell office:value-type="float" office:value="27.478" calcext:value-type="float">
            <text:p>27.478</text:p>
          </table:table-cell>
          <table:table-cell office:value-type="float" office:value="24.3059" calcext:value-type="float">
            <text:p>24.3059</text:p>
          </table:table-cell>
          <table:table-cell office:value-type="float" office:value="-54.322" calcext:value-type="float">
            <text:p>-54.322</text:p>
          </table:table-cell>
          <table:table-cell office:value-type="float" office:value="22.6881" calcext:value-type="float">
            <text:p>22.6881</text:p>
          </table:table-cell>
          <table:table-cell office:value-type="float" office:value="9.832" calcext:value-type="float">
            <text:p>9.832</text:p>
          </table:table-cell>
          <table:table-cell office:value-type="float" office:value="-4.2263" calcext:value-type="float">
            <text:p>-4.2263</text:p>
          </table:table-cell>
          <table:table-cell office:value-type="float" office:value="9.4454" calcext:value-type="float">
            <text:p>9.4454</text:p>
          </table:table-cell>
          <table:table-cell table:number-columns-repeated="2"/>
        </table:table-row>
        <table:table-row table:style-name="ro1">
          <table:table-cell office:value-type="float" office:value="27.603" calcext:value-type="float">
            <text:p>27.603</text:p>
          </table:table-cell>
          <table:table-cell office:value-type="float" office:value="27.1077" calcext:value-type="float">
            <text:p>27.1077</text:p>
          </table:table-cell>
          <table:table-cell office:value-type="float" office:value="-53.0198" calcext:value-type="float">
            <text:p>-53.0198</text:p>
          </table:table-cell>
          <table:table-cell office:value-type="float" office:value="22.1298" calcext:value-type="float">
            <text:p>22.1298</text:p>
          </table:table-cell>
          <table:table-cell office:value-type="float" office:value="10.9978" calcext:value-type="float">
            <text:p>10.9978</text:p>
          </table:table-cell>
          <table:table-cell office:value-type="float" office:value="-4.7049" calcext:value-type="float">
            <text:p>-4.7049</text:p>
          </table:table-cell>
          <table:table-cell office:value-type="float" office:value="9.2023" calcext:value-type="float">
            <text:p>9.2023</text:p>
          </table:table-cell>
          <table:table-cell table:number-columns-repeated="2"/>
        </table:table-row>
        <table:table-row table:style-name="ro1">
          <table:table-cell office:value-type="float" office:value="27.728" calcext:value-type="float">
            <text:p>27.728</text:p>
          </table:table-cell>
          <table:table-cell office:value-type="float" office:value="29.8359" calcext:value-type="float">
            <text:p>29.8359</text:p>
          </table:table-cell>
          <table:table-cell office:value-type="float" office:value="-51.5739" calcext:value-type="float">
            <text:p>-51.5739</text:p>
          </table:table-cell>
          <table:table-cell office:value-type="float" office:value="21.5125" calcext:value-type="float">
            <text:p>21.5125</text:p>
          </table:table-cell>
          <table:table-cell office:value-type="float" office:value="12.1316" calcext:value-type="float">
            <text:p>12.1316</text:p>
          </table:table-cell>
          <table:table-cell office:value-type="float" office:value="-5.1694" calcext:value-type="float">
            <text:p>-5.1694</text:p>
          </table:table-cell>
          <table:table-cell office:value-type="float" office:value="8.9358" calcext:value-type="float">
            <text:p>8.9358</text:p>
          </table:table-cell>
          <table:table-cell table:number-columns-repeated="2"/>
        </table:table-row>
        <table:table-row table:style-name="ro1">
          <table:table-cell office:value-type="float" office:value="27.853" calcext:value-type="float">
            <text:p>27.853</text:p>
          </table:table-cell>
          <table:table-cell office:value-type="float" office:value="32.4834" calcext:value-type="float">
            <text:p>32.4834</text:p>
          </table:table-cell>
          <table:table-cell office:value-type="float" office:value="-49.9883" calcext:value-type="float">
            <text:p>-49.9883</text:p>
          </table:table-cell>
          <table:table-cell office:value-type="float" office:value="20.838" calcext:value-type="float">
            <text:p>20.838</text:p>
          </table:table-cell>
          <table:table-cell office:value-type="float" office:value="13.2308" calcext:value-type="float">
            <text:p>13.2308</text:p>
          </table:table-cell>
          <table:table-cell office:value-type="float" office:value="-5.6187" calcext:value-type="float">
            <text:p>-5.6187</text:p>
          </table:table-cell>
          <table:table-cell office:value-type="float" office:value="8.6466" calcext:value-type="float">
            <text:p>8.6466</text:p>
          </table:table-cell>
          <table:table-cell table:number-columns-repeated="2"/>
        </table:table-row>
        <table:table-row table:style-name="ro1">
          <table:table-cell office:value-type="float" office:value="27.977" calcext:value-type="float">
            <text:p>27.977</text:p>
          </table:table-cell>
          <table:table-cell office:value-type="float" office:value="35.023" calcext:value-type="float">
            <text:p>35.023</text:p>
          </table:table-cell>
          <table:table-cell office:value-type="float" office:value="-48.282" calcext:value-type="float">
            <text:p>-48.282</text:p>
          </table:table-cell>
          <table:table-cell office:value-type="float" office:value="20.1145" calcext:value-type="float">
            <text:p>20.1145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-6.0484" calcext:value-type="float">
            <text:p>-6.0484</text:p>
          </table:table-cell>
          <table:table-cell office:value-type="float" office:value="8.3382" calcext:value-type="float">
            <text:p>8.3382</text:p>
          </table:table-cell>
          <table:table-cell table:number-columns-repeated="2"/>
        </table:table-row>
        <table:table-row table:style-name="ro1">
          <table:table-cell office:value-type="float" office:value="28.103" calcext:value-type="float">
            <text:p>28.103</text:p>
          </table:table-cell>
          <table:table-cell office:value-type="float" office:value="37.5083" calcext:value-type="float">
            <text:p>37.5083</text:p>
          </table:table-cell>
          <table:table-cell office:value-type="float" office:value="-46.4169" calcext:value-type="float">
            <text:p>-46.4169</text:p>
          </table:table-cell>
          <table:table-cell office:value-type="float" office:value="19.3258" calcext:value-type="float">
            <text:p>19.3258</text:p>
          </table:table-cell>
          <table:table-cell office:value-type="float" office:value="15.3138" calcext:value-type="float">
            <text:p>15.3138</text:p>
          </table:table-cell>
          <table:table-cell office:value-type="float" office:value="-6.4677" calcext:value-type="float">
            <text:p>-6.4677</text:p>
          </table:table-cell>
          <table:table-cell office:value-type="float" office:value="8.0039" calcext:value-type="float">
            <text:p>8.0039</text:p>
          </table:table-cell>
          <table:table-cell table:number-columns-repeated="2"/>
        </table:table-row>
        <table:table-row table:style-name="ro1">
          <table:table-cell office:value-type="float" office:value="28.227" calcext:value-type="float">
            <text:p>28.227</text:p>
          </table:table-cell>
          <table:table-cell office:value-type="float" office:value="39.854" calcext:value-type="float">
            <text:p>39.854</text:p>
          </table:table-cell>
          <table:table-cell office:value-type="float" office:value="-44.4573" calcext:value-type="float">
            <text:p>-44.4573</text:p>
          </table:table-cell>
          <table:table-cell office:value-type="float" office:value="18.4992" calcext:value-type="float">
            <text:p>18.4992</text:p>
          </table:table-cell>
          <table:table-cell office:value-type="float" office:value="16.2849" calcext:value-type="float">
            <text:p>16.2849</text:p>
          </table:table-cell>
          <table:table-cell office:value-type="float" office:value="-6.8624" calcext:value-type="float">
            <text:p>-6.8624</text:p>
          </table:table-cell>
          <table:table-cell office:value-type="float" office:value="7.655" calcext:value-type="float">
            <text:p>7.655</text:p>
          </table:table-cell>
          <table:table-cell table:number-columns-repeated="2"/>
        </table:table-row>
        <table:table-row table:style-name="ro1">
          <table:table-cell office:value-type="float" office:value="28.353" calcext:value-type="float">
            <text:p>28.353</text:p>
          </table:table-cell>
          <table:table-cell office:value-type="float" office:value="42.1294" calcext:value-type="float">
            <text:p>42.1294</text:p>
          </table:table-cell>
          <table:table-cell office:value-type="float" office:value="-42.3457" calcext:value-type="float">
            <text:p>-42.3457</text:p>
          </table:table-cell>
          <table:table-cell office:value-type="float" office:value="17.6102" calcext:value-type="float">
            <text:p>17.6102</text:p>
          </table:table-cell>
          <table:table-cell office:value-type="float" office:value="17.2261" calcext:value-type="float">
            <text:p>17.2261</text:p>
          </table:table-cell>
          <table:table-cell office:value-type="float" office:value="-7.2443" calcext:value-type="float">
            <text:p>-7.2443</text:p>
          </table:table-cell>
          <table:table-cell office:value-type="float" office:value="7.2815" calcext:value-type="float">
            <text:p>7.2815</text:p>
          </table:table-cell>
          <table:table-cell table:number-columns-repeated="2"/>
        </table:table-row>
        <table:table-row table:style-name="ro1">
          <table:table-cell office:value-type="float" office:value="28.478" calcext:value-type="float">
            <text:p>28.478</text:p>
          </table:table-cell>
          <table:table-cell office:value-type="float" office:value="44.2731" calcext:value-type="float">
            <text:p>44.2731</text:p>
          </table:table-cell>
          <table:table-cell office:value-type="float" office:value="-40.1365" calcext:value-type="float">
            <text:p>-40.1365</text:p>
          </table:table-cell>
          <table:table-cell office:value-type="float" office:value="16.682" calcext:value-type="float">
            <text:p>16.682</text:p>
          </table:table-cell>
          <table:table-cell office:value-type="float" office:value="18.1121" calcext:value-type="float">
            <text:p>18.1121</text:p>
          </table:table-cell>
          <table:table-cell office:value-type="float" office:value="-7.6033" calcext:value-type="float">
            <text:p>-7.6033</text:p>
          </table:table-cell>
          <table:table-cell office:value-type="float" office:value="6.8929" calcext:value-type="float">
            <text:p>6.8929</text:p>
          </table:table-cell>
          <table:table-cell table:number-columns-repeated="2"/>
        </table:table-row>
        <table:table-row table:style-name="ro1">
          <table:table-cell office:value-type="float" office:value="28.603" calcext:value-type="float">
            <text:p>28.603</text:p>
          </table:table-cell>
          <table:table-cell office:value-type="float" office:value="46.298" calcext:value-type="float">
            <text:p>46.298</text:p>
          </table:table-cell>
          <table:table-cell office:value-type="float" office:value="-37.8197" calcext:value-type="float">
            <text:p>-37.8197</text:p>
          </table:table-cell>
          <table:table-cell office:value-type="float" office:value="15.7103" calcext:value-type="float">
            <text:p>15.7103</text:p>
          </table:table-cell>
          <table:table-cell office:value-type="float" office:value="18.9486" calcext:value-type="float">
            <text:p>18.9486</text:p>
          </table:table-cell>
          <table:table-cell office:value-type="float" office:value="-7.9417" calcext:value-type="float">
            <text:p>-7.9417</text:p>
          </table:table-cell>
          <table:table-cell office:value-type="float" office:value="6.4874" calcext:value-type="float">
            <text:p>6.4874</text:p>
          </table:table-cell>
          <table:table-cell table:number-columns-repeated="2"/>
        </table:table-row>
        <table:table-row table:style-name="ro1">
          <table:table-cell office:value-type="float" office:value="28.728" calcext:value-type="float">
            <text:p>28.728</text:p>
          </table:table-cell>
          <table:table-cell office:value-type="float" office:value="48.1989" calcext:value-type="float">
            <text:p>48.1989</text:p>
          </table:table-cell>
          <table:table-cell office:value-type="float" office:value="-35.4015" calcext:value-type="float">
            <text:p>-35.4015</text:p>
          </table:table-cell>
          <table:table-cell office:value-type="float" office:value="14.6975" calcext:value-type="float">
            <text:p>14.6975</text:p>
          </table:table-cell>
          <table:table-cell office:value-type="float" office:value="19.7333" calcext:value-type="float">
            <text:p>19.7333</text:p>
          </table:table-cell>
          <table:table-cell office:value-type="float" office:value="-8.2589" calcext:value-type="float">
            <text:p>-8.2589</text:p>
          </table:table-cell>
          <table:table-cell office:value-type="float" office:value="6.0661" calcext:value-type="float">
            <text:p>6.0661</text:p>
          </table:table-cell>
          <table:table-cell table:number-columns-repeated="2"/>
        </table:table-row>
        <table:table-row table:style-name="ro1">
          <table:table-cell office:value-type="float" office:value="28.852" calcext:value-type="float">
            <text:p>28.852</text:p>
          </table:table-cell>
          <table:table-cell office:value-type="float" office:value="49.9572" calcext:value-type="float">
            <text:p>49.9572</text:p>
          </table:table-cell>
          <table:table-cell office:value-type="float" office:value="-32.9091" calcext:value-type="float">
            <text:p>-32.9091</text:p>
          </table:table-cell>
          <table:table-cell office:value-type="float" office:value="13.655" calcext:value-type="float">
            <text:p>13.655</text:p>
          </table:table-cell>
          <table:table-cell office:value-type="float" office:value="20.4588" calcext:value-type="float">
            <text:p>20.4588</text:p>
          </table:table-cell>
          <table:table-cell office:value-type="float" office:value="-8.5518" calcext:value-type="float">
            <text:p>-8.5518</text:p>
          </table:table-cell>
          <table:table-cell office:value-type="float" office:value="5.6335" calcext:value-type="float">
            <text:p>5.6335</text:p>
          </table:table-cell>
          <table:table-cell table:number-columns-repeated="2"/>
        </table:table-row>
        <table:table-row table:style-name="ro1">
          <table:table-cell office:value-type="float" office:value="28.978" calcext:value-type="float">
            <text:p>28.978</text:p>
          </table:table-cell>
          <table:table-cell office:value-type="float" office:value="51.6091" calcext:value-type="float">
            <text:p>51.6091</text:p>
          </table:table-cell>
          <table:table-cell office:value-type="float" office:value="-30.2877" calcext:value-type="float">
            <text:p>-30.2877</text:p>
          </table:table-cell>
          <table:table-cell office:value-type="float" office:value="12.5599" calcext:value-type="float">
            <text:p>12.5599</text:p>
          </table:table-cell>
          <table:table-cell office:value-type="float" office:value="21.1402" calcext:value-type="float">
            <text:p>21.1402</text:p>
          </table:table-cell>
          <table:table-cell office:value-type="float" office:value="-8.8268" calcext:value-type="float">
            <text:p>-8.8268</text:p>
          </table:table-cell>
          <table:table-cell office:value-type="float" office:value="5.1802" calcext:value-type="float">
            <text:p>5.1802</text:p>
          </table:table-cell>
          <table:table-cell table:number-columns-repeated="2"/>
        </table:table-row>
        <table:table-row table:style-name="ro1">
          <table:table-cell office:value-type="float" office:value="29.102" calcext:value-type="float">
            <text:p>29.102</text:p>
          </table:table-cell>
          <table:table-cell office:value-type="float" office:value="53.098" calcext:value-type="float">
            <text:p>53.098</text:p>
          </table:table-cell>
          <table:table-cell office:value-type="float" office:value="-27.6277" calcext:value-type="float">
            <text:p>-27.6277</text:p>
          </table:table-cell>
          <table:table-cell office:value-type="float" office:value="11.4498" calcext:value-type="float">
            <text:p>11.4498</text:p>
          </table:table-cell>
          <table:table-cell office:value-type="float" office:value="21.7543" calcext:value-type="float">
            <text:p>21.7543</text:p>
          </table:table-cell>
          <table:table-cell office:value-type="float" office:value="-9.0744" calcext:value-type="float">
            <text:p>-9.0744</text:p>
          </table:table-cell>
          <table:table-cell office:value-type="float" office:value="4.7216" calcext:value-type="float">
            <text:p>4.7216</text:p>
          </table:table-cell>
          <table:table-cell table:number-columns-repeated="2"/>
        </table:table-row>
        <table:table-row table:style-name="ro1">
          <table:table-cell office:value-type="float" office:value="29.228" calcext:value-type="float">
            <text:p>29.228</text:p>
          </table:table-cell>
          <table:table-cell office:value-type="float" office:value="54.468" calcext:value-type="float">
            <text:p>54.468</text:p>
          </table:table-cell>
          <table:table-cell office:value-type="float" office:value="-24.8504" calcext:value-type="float">
            <text:p>-24.8504</text:p>
          </table:table-cell>
          <table:table-cell office:value-type="float" office:value="10.2918" calcext:value-type="float">
            <text:p>10.2918</text:p>
          </table:table-cell>
          <table:table-cell office:value-type="float" office:value="22.3192" calcext:value-type="float">
            <text:p>22.3192</text:p>
          </table:table-cell>
          <table:table-cell office:value-type="float" office:value="-9.3022" calcext:value-type="float">
            <text:p>-9.3022</text:p>
          </table:table-cell>
          <table:table-cell office:value-type="float" office:value="4.244" calcext:value-type="float">
            <text:p>4.244</text:p>
          </table:table-cell>
          <table:table-cell table:number-columns-repeated="2"/>
        </table:table-row>
        <table:table-row table:style-name="ro1">
          <table:table-cell office:value-type="float" office:value="29.353" calcext:value-type="float">
            <text:p>29.353</text:p>
          </table:table-cell>
          <table:table-cell office:value-type="float" office:value="55.6813" calcext:value-type="float">
            <text:p>55.6813</text:p>
          </table:table-cell>
          <table:table-cell office:value-type="float" office:value="-22.0286" calcext:value-type="float">
            <text:p>-22.0286</text:p>
          </table:table-cell>
          <table:table-cell office:value-type="float" office:value="9.1162" calcext:value-type="float">
            <text:p>9.1162</text:p>
          </table:table-cell>
          <table:table-cell office:value-type="float" office:value="22.8196" calcext:value-type="float">
            <text:p>22.8196</text:p>
          </table:table-cell>
          <table:table-cell office:value-type="float" office:value="-9.5041" calcext:value-type="float">
            <text:p>-9.5041</text:p>
          </table:table-cell>
          <table:table-cell office:value-type="float" office:value="3.76" calcext:value-type="float">
            <text:p>3.76</text:p>
          </table:table-cell>
          <table:table-cell table:number-columns-repeated="2"/>
        </table:table-row>
        <table:table-row table:style-name="ro1">
          <table:table-cell office:value-type="float" office:value="29.478" calcext:value-type="float">
            <text:p>29.478</text:p>
          </table:table-cell>
          <table:table-cell office:value-type="float" office:value="56.7461" calcext:value-type="float">
            <text:p>56.7461</text:p>
          </table:table-cell>
          <table:table-cell office:value-type="float" office:value="-19.1481" calcext:value-type="float">
            <text:p>-19.1481</text:p>
          </table:table-cell>
          <table:table-cell office:value-type="float" office:value="7.9168" calcext:value-type="float">
            <text:p>7.9168</text:p>
          </table:table-cell>
          <table:table-cell office:value-type="float" office:value="23.2588" calcext:value-type="float">
            <text:p>23.2588</text:p>
          </table:table-cell>
          <table:table-cell office:value-type="float" office:value="-9.6813" calcext:value-type="float">
            <text:p>-9.6813</text:p>
          </table:table-cell>
          <table:table-cell office:value-type="float" office:value="3.2668" calcext:value-type="float">
            <text:p>3.2668</text:p>
          </table:table-cell>
          <table:table-cell table:number-columns-repeated="2"/>
        </table:table-row>
        <table:table-row table:style-name="ro1">
          <table:table-cell office:value-type="float" office:value="29.603" calcext:value-type="float">
            <text:p>29.603</text:p>
          </table:table-cell>
          <table:table-cell office:value-type="float" office:value="57.6596" calcext:value-type="float">
            <text:p>57.6596</text:p>
          </table:table-cell>
          <table:table-cell office:value-type="float" office:value="-16.2165" calcext:value-type="float">
            <text:p>-16.2165</text:p>
          </table:table-cell>
          <table:table-cell office:value-type="float" office:value="6.6969" calcext:value-type="float">
            <text:p>6.6969</text:p>
          </table:table-cell>
          <table:table-cell office:value-type="float" office:value="23.6359" calcext:value-type="float">
            <text:p>23.6359</text:p>
          </table:table-cell>
          <table:table-cell office:value-type="float" office:value="-9.8337" calcext:value-type="float">
            <text:p>-9.8337</text:p>
          </table:table-cell>
          <table:table-cell office:value-type="float" office:value="2.7657" calcext:value-type="float">
            <text:p>2.7657</text:p>
          </table:table-cell>
          <table:table-cell table:number-columns-repeated="2"/>
        </table:table-row>
        <table:table-row table:style-name="ro1">
          <table:table-cell office:value-type="float" office:value="29.728" calcext:value-type="float">
            <text:p>29.728</text:p>
          </table:table-cell>
          <table:table-cell office:value-type="float" office:value="58.4196" calcext:value-type="float">
            <text:p>58.4196</text:p>
          </table:table-cell>
          <table:table-cell office:value-type="float" office:value="-13.2417" calcext:value-type="float">
            <text:p>-13.2417</text:p>
          </table:table-cell>
          <table:table-cell office:value-type="float" office:value="5.4594" calcext:value-type="float">
            <text:p>5.4594</text:p>
          </table:table-cell>
          <table:table-cell office:value-type="float" office:value="23.95" calcext:value-type="float">
            <text:p>23.95</text:p>
          </table:table-cell>
          <table:table-cell office:value-type="float" office:value="-9.9609" calcext:value-type="float">
            <text:p>-9.9609</text:p>
          </table:table-cell>
          <table:table-cell office:value-type="float" office:value="2.2578" calcext:value-type="float">
            <text:p>2.2578</text:p>
          </table:table-cell>
          <table:table-cell table:number-columns-repeated="2"/>
        </table:table-row>
        <table:table-row table:style-name="ro1">
          <table:table-cell office:value-type="float" office:value="29.853" calcext:value-type="float">
            <text:p>29.853</text:p>
          </table:table-cell>
          <table:table-cell office:value-type="float" office:value="59.0239" calcext:value-type="float">
            <text:p>59.0239</text:p>
          </table:table-cell>
          <table:table-cell office:value-type="float" office:value="-10.2316" calcext:value-type="float">
            <text:p>-10.2316</text:p>
          </table:table-cell>
          <table:table-cell office:value-type="float" office:value="4.2077" calcext:value-type="float">
            <text:p>4.2077</text:p>
          </table:table-cell>
          <table:table-cell office:value-type="float" office:value="24.2002" calcext:value-type="float">
            <text:p>24.2002</text:p>
          </table:table-cell>
          <table:table-cell office:value-type="float" office:value="-10.0626" calcext:value-type="float">
            <text:p>-10.0626</text:p>
          </table:table-cell>
          <table:table-cell office:value-type="float" office:value="1.7443" calcext:value-type="float">
            <text:p>1.7443</text:p>
          </table:table-cell>
          <table:table-cell table:number-columns-repeated="2"/>
        </table:table-row>
        <table:table-row table:style-name="ro1">
          <table:table-cell office:value-type="float" office:value="29.978" calcext:value-type="float">
            <text:p>29.978</text:p>
          </table:table-cell>
          <table:table-cell office:value-type="float" office:value="59.471" calcext:value-type="float">
            <text:p>59.471</text:p>
          </table:table-cell>
          <table:table-cell office:value-type="float" office:value="-7.1943" calcext:value-type="float">
            <text:p>-7.1943</text:p>
          </table:table-cell>
          <table:table-cell office:value-type="float" office:value="2.9448" calcext:value-type="float">
            <text:p>2.9448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-10.1386" calcext:value-type="float">
            <text:p>-10.1386</text:p>
          </table:table-cell>
          <table:table-cell office:value-type="float" office:value="1.2265" calcext:value-type="float">
            <text:p>1.2265</text:p>
          </table:table-cell>
          <table:table-cell table:number-columns-repeated="2"/>
        </table:table-row>
        <table:table-row table:style-name="ro1">
          <table:table-cell office:value-type="float" office:value="30.102" calcext:value-type="float">
            <text:p>30.102</text:p>
          </table:table-cell>
          <table:table-cell office:value-type="float" office:value="59.7581" calcext:value-type="float">
            <text:p>59.7581</text:p>
          </table:table-cell>
          <table:table-cell office:value-type="float" office:value="-4.1624" calcext:value-type="float">
            <text:p>-4.1624</text:p>
          </table:table-cell>
          <table:table-cell office:value-type="float" office:value="1.6843" calcext:value-type="float">
            <text:p>1.6843</text:p>
          </table:table-cell>
          <table:table-cell office:value-type="float" office:value="24.5059" calcext:value-type="float">
            <text:p>24.5059</text:p>
          </table:table-cell>
          <table:table-cell office:value-type="float" office:value="-10.1884" calcext:value-type="float">
            <text:p>-10.1884</text:p>
          </table:table-cell>
          <table:table-cell office:value-type="float" office:value="0.7097" calcext:value-type="float">
            <text:p>0.7097</text:p>
          </table:table-cell>
          <table:table-cell table:number-columns-repeated="2"/>
        </table:table-row>
        <table:table-row table:style-name="ro1">
          <table:table-cell office:value-type="float" office:value="30.227" calcext:value-type="float">
            <text:p>30.227</text:p>
          </table:table-cell>
          <table:table-cell office:value-type="float" office:value="59.889" calcext:value-type="float">
            <text:p>59.889</text:p>
          </table:table-cell>
          <table:table-cell office:value-type="float" office:value="-1.095" calcext:value-type="float">
            <text:p>-1.095</text:p>
          </table:table-cell>
          <table:table-cell office:value-type="float" office:value="0.409" calcext:value-type="float">
            <text:p>0.409</text:p>
          </table:table-cell>
          <table:table-cell office:value-type="float" office:value="24.562" calcext:value-type="float">
            <text:p>24.562</text:p>
          </table:table-cell>
          <table:table-cell office:value-type="float" office:value="-10.2128" calcext:value-type="float">
            <text:p>-10.2128</text:p>
          </table:table-cell>
          <table:table-cell office:value-type="float" office:value="0.1867" calcext:value-type="float">
            <text:p>0.1867</text:p>
          </table:table-cell>
          <table:table-cell table:number-columns-repeated="2"/>
        </table:table-row>
        <table:table-row table:style-name="ro1">
          <table:table-cell office:value-type="float" office:value="30.353" calcext:value-type="float">
            <text:p>30.353</text:p>
          </table:table-cell>
          <table:table-cell office:value-type="float" office:value="59.8594" calcext:value-type="float">
            <text:p>59.8594</text:p>
          </table:table-cell>
          <table:table-cell office:value-type="float" office:value="1.9999" calcext:value-type="float">
            <text:p>1.9999</text:p>
          </table:table-cell>
          <table:table-cell office:value-type="float" office:value="-0.878" calcext:value-type="float">
            <text:p>-0.878</text:p>
          </table:table-cell>
          <table:table-cell office:value-type="float" office:value="24.5523" calcext:value-type="float">
            <text:p>24.5523</text:p>
          </table:table-cell>
          <table:table-cell office:value-type="float" office:value="-10.2109" calcext:value-type="float">
            <text:p>-10.2109</text:p>
          </table:table-cell>
          <table:table-cell office:value-type="float" office:value="-0.3412" calcext:value-type="float">
            <text:p>-0.3412</text:p>
          </table:table-cell>
          <table:table-cell table:number-columns-repeated="2"/>
        </table:table-row>
        <table:table-row table:style-name="ro1">
          <table:table-cell office:value-type="float" office:value="30.478" calcext:value-type="float">
            <text:p>30.478</text:p>
          </table:table-cell>
          <table:table-cell office:value-type="float" office:value="59.6699" calcext:value-type="float">
            <text:p>59.6699</text:p>
          </table:table-cell>
          <table:table-cell office:value-type="float" office:value="5.0649" calcext:value-type="float">
            <text:p>5.0649</text:p>
          </table:table-cell>
          <table:table-cell office:value-type="float" office:value="-2.1529" calcext:value-type="float">
            <text:p>-2.1529</text:p>
          </table:table-cell>
          <table:table-cell office:value-type="float" office:value="24.4769" calcext:value-type="float">
            <text:p>24.4769</text:p>
          </table:table-cell>
          <table:table-cell office:value-type="float" office:value="-10.1828" calcext:value-type="float">
            <text:p>-10.1828</text:p>
          </table:table-cell>
          <table:table-cell office:value-type="float" office:value="-0.8643" calcext:value-type="float">
            <text:p>-0.8643</text:p>
          </table:table-cell>
          <table:table-cell table:number-columns-repeated="2"/>
        </table:table-row>
        <table:table-row table:style-name="ro1">
          <table:table-cell office:value-type="float" office:value="30.602" calcext:value-type="float">
            <text:p>30.602</text:p>
          </table:table-cell>
          <table:table-cell office:value-type="float" office:value="59.3248" calcext:value-type="float">
            <text:p>59.3248</text:p>
          </table:table-cell>
          <table:table-cell office:value-type="float" office:value="8.0921" calcext:value-type="float">
            <text:p>8.0921</text:p>
          </table:table-cell>
          <table:table-cell office:value-type="float" office:value="-3.4125" calcext:value-type="float">
            <text:p>-3.4125</text:p>
          </table:table-cell>
          <table:table-cell office:value-type="float" office:value="24.3376" calcext:value-type="float">
            <text:p>24.3376</text:p>
          </table:table-cell>
          <table:table-cell office:value-type="float" office:value="-10.1291" calcext:value-type="float">
            <text:p>-10.1291</text:p>
          </table:table-cell>
          <table:table-cell office:value-type="float" office:value="-1.3816" calcext:value-type="float">
            <text:p>-1.3816</text:p>
          </table:table-cell>
          <table:table-cell table:number-columns-repeated="2"/>
        </table:table-row>
        <table:table-row table:style-name="ro1">
          <table:table-cell office:value-type="float" office:value="30.728" calcext:value-type="float">
            <text:p>30.728</text:p>
          </table:table-cell>
          <table:table-cell office:value-type="float" office:value="58.8146" calcext:value-type="float">
            <text:p>58.8146</text:p>
          </table:table-cell>
          <table:table-cell office:value-type="float" office:value="11.1463" calcext:value-type="float">
            <text:p>11.1463</text:p>
          </table:table-cell>
          <table:table-cell office:value-type="float" office:value="-4.684" calcext:value-type="float">
            <text:p>-4.684</text:p>
          </table:table-cell>
          <table:table-cell office:value-type="float" office:value="24.1306" calcext:value-type="float">
            <text:p>24.1306</text:p>
          </table:table-cell>
          <table:table-cell office:value-type="float" office:value="-10.0484" calcext:value-type="float">
            <text:p>-10.0484</text:p>
          </table:table-cell>
          <table:table-cell office:value-type="float" office:value="-1.9043" calcext:value-type="float">
            <text:p>-1.9043</text:p>
          </table:table-cell>
          <table:table-cell table:number-columns-repeated="2"/>
        </table:table-row>
        <table:table-row table:style-name="ro1">
          <table:table-cell office:value-type="float" office:value="30.852" calcext:value-type="float">
            <text:p>30.852</text:p>
          </table:table-cell>
          <table:table-cell office:value-type="float" office:value="58.1568" calcext:value-type="float">
            <text:p>58.1568</text:p>
          </table:table-cell>
          <table:table-cell office:value-type="float" office:value="14.1225" calcext:value-type="float">
            <text:p>14.1225</text:p>
          </table:table-cell>
          <table:table-cell office:value-type="float" office:value="-5.9237" calcext:value-type="float">
            <text:p>-5.9237</text:p>
          </table:table-cell>
          <table:table-cell office:value-type="float" office:value="23.8628" calcext:value-type="float">
            <text:p>23.8628</text:p>
          </table:table-cell>
          <table:table-cell office:value-type="float" office:value="-9.9432" calcext:value-type="float">
            <text:p>-9.9432</text:p>
          </table:table-cell>
          <table:table-cell office:value-type="float" office:value="-2.4146" calcext:value-type="float">
            <text:p>-2.4146</text:p>
          </table:table-cell>
          <table:table-cell table:number-columns-repeated="2"/>
        </table:table-row>
        <table:table-row table:style-name="ro1">
          <table:table-cell office:value-type="float" office:value="30.978" calcext:value-type="float">
            <text:p>30.978</text:p>
          </table:table-cell>
          <table:table-cell office:value-type="float" office:value="57.3318" calcext:value-type="float">
            <text:p>57.3318</text:p>
          </table:table-cell>
          <table:table-cell office:value-type="float" office:value="17.1087" calcext:value-type="float">
            <text:p>17.1087</text:p>
          </table:table-cell>
          <table:table-cell office:value-type="float" office:value="-7.1685" calcext:value-type="float">
            <text:p>-7.1685</text:p>
          </table:table-cell>
          <table:table-cell office:value-type="float" office:value="23.5261" calcext:value-type="float">
            <text:p>23.5261</text:p>
          </table:table-cell>
          <table:table-cell office:value-type="float" office:value="-9.8105" calcext:value-type="float">
            <text:p>-9.8105</text:p>
          </table:table-cell>
          <table:table-cell office:value-type="float" office:value="-2.9276" calcext:value-type="float">
            <text:p>-2.9276</text:p>
          </table:table-cell>
          <table:table-cell table:number-columns-repeated="2"/>
        </table:table-row>
        <table:table-row table:style-name="ro1">
          <table:table-cell office:value-type="float" office:value="31.103" calcext:value-type="float">
            <text:p>31.103</text:p>
          </table:table-cell>
          <table:table-cell office:value-type="float" office:value="56.3595" calcext:value-type="float">
            <text:p>56.3595</text:p>
          </table:table-cell>
          <table:table-cell office:value-type="float" office:value="20.0253" calcext:value-type="float">
            <text:p>20.0253</text:p>
          </table:table-cell>
          <table:table-cell office:value-type="float" office:value="-8.3852" calcext:value-type="float">
            <text:p>-8.3852</text:p>
          </table:table-cell>
          <table:table-cell office:value-type="float" office:value="23.1287" calcext:value-type="float">
            <text:p>23.1287</text:p>
          </table:table-cell>
          <table:table-cell office:value-type="float" office:value="-9.6531" calcext:value-type="float">
            <text:p>-9.6531</text:p>
          </table:table-cell>
          <table:table-cell office:value-type="float" office:value="-3.4299" calcext:value-type="float">
            <text:p>-3.4299</text:p>
          </table:table-cell>
          <table:table-cell table:number-columns-repeated="2"/>
        </table:table-row>
        <table:table-row table:style-name="ro1">
          <table:table-cell office:value-type="float" office:value="31.228" calcext:value-type="float">
            <text:p>31.228</text:p>
          </table:table-cell>
          <table:table-cell office:value-type="float" office:value="55.2364" calcext:value-type="float">
            <text:p>55.2364</text:p>
          </table:table-cell>
          <table:table-cell office:value-type="float" office:value="22.8883" calcext:value-type="float">
            <text:p>22.8883</text:p>
          </table:table-cell>
          <table:table-cell office:value-type="float" office:value="-9.5807" calcext:value-type="float">
            <text:p>-9.5807</text:p>
          </table:table-cell>
          <table:table-cell office:value-type="float" office:value="22.669" calcext:value-type="float">
            <text:p>22.669</text:p>
          </table:table-cell>
          <table:table-cell office:value-type="float" office:value="-9.4706" calcext:value-type="float">
            <text:p>-9.4706</text:p>
          </table:table-cell>
          <table:table-cell office:value-type="float" office:value="-3.9243" calcext:value-type="float">
            <text:p>-3.9243</text:p>
          </table:table-cell>
          <table:table-cell table:number-columns-repeated="2"/>
        </table:table-row>
      </table:table>
      <table:table table:name="polar_backup" table:style-name="ta1">
        <table:shapes>
          <draw:frame draw:z-index="0" draw:style-name="gr1" draw:text-style-name="P1" svg:width="15.999cm" svg:height="8.999cm" svg:x="16.496cm" svg:y="0.552cm">
            <draw:object draw:notify-on-update-of-ranges="polar_backup.B10:polar_backup.B252 polar_backup.D1:polar_backup.D1 polar_backup.D10:polar_backup.D2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r (m/s)</text:p>
          </table:table-cell>
          <table:table-cell office:value-type="string" calcext:value-type="string">
            <text:p>ω (rad/s)</text:p>
          </table:table-cell>
          <table:table-cell office:value-type="string" calcext:value-type="string">
            <text:p>ar (m/s²)</text:p>
          </table:table-cell>
          <table:table-cell office:value-type="string" calcext:value-type="string">
            <text:p>α (rad/s²)</text:p>
          </table:table-cell>
          <table:table-cell office:value-type="string" calcext:value-type="string">
            <text:p>Pr (kg m/s)</text:p>
          </table:table-cell>
          <table:table-cell office:value-type="string" calcext:value-type="string">
            <text:p>Pθ (kg rad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-0.988" office:value-type="float" office:value="-0.988" calcext:value-type="float">
            <text:p>-0.988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table:formula="of:=[.A3]-0.988" office:value-type="float" office:value="-0.875" calcext:value-type="float">
            <text:p>-0.875</text:p>
          </table:table-cell>
          <table:table-cell office:value-type="float" office:value="61.1002" calcext:value-type="float">
            <text:p>61.10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-0.5556" calcext:value-type="float">
            <text:p>-0.5556</text:p>
          </table:table-cell>
          <table:table-cell office:value-type="float" office:value="0.0457" calcext:value-type="float">
            <text:p>0.0457</text:p>
          </table:table-cell>
          <table:table-cell office:value-type="float" office:value="-2.7963" calcext:value-type="float">
            <text:p>-2.7963</text:p>
          </table:table-cell>
          <table:table-cell office:value-type="float" office:value="0.405" calcext:value-type="float">
            <text:p>0.405</text:p>
          </table:table-cell>
          <table:table-cell office:value-type="float" office:value="-5.5556" calcext:value-type="float">
            <text:p>-5.5556</text:p>
          </table:table-cell>
          <table:table-cell office:value-type="float" office:value="0.4575" calcext:value-type="float">
            <text:p>0.457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table:formula="of:=[.A4]-0.988" office:value-type="float" office:value="-0.75" calcext:value-type="float">
            <text:p>-0.75</text:p>
          </table:table-cell>
          <table:table-cell office:value-type="float" office:value="60.9946" calcext:value-type="float">
            <text:p>60.9946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1205" calcext:value-type="float">
            <text:p>-1.1205</text:p>
          </table:table-cell>
          <table:table-cell office:value-type="float" office:value="0.0966" calcext:value-type="float">
            <text:p>0.0966</text:p>
          </table:table-cell>
          <table:table-cell office:value-type="float" office:value="-3.9939" calcext:value-type="float">
            <text:p>-3.9939</text:p>
          </table:table-cell>
          <table:table-cell office:value-type="float" office:value="0.4063" calcext:value-type="float">
            <text:p>0.4063</text:p>
          </table:table-cell>
          <table:table-cell office:value-type="float" office:value="-11.2051" calcext:value-type="float">
            <text:p>-11.2051</text:p>
          </table:table-cell>
          <table:table-cell office:value-type="float" office:value="0.9658" calcext:value-type="float">
            <text:p>0.965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table:formula="of:=[.A5]-0.988" office:value-type="float" office:value="-0.626" calcext:value-type="float">
            <text:p>-0.626</text:p>
          </table:table-cell>
          <table:table-cell office:value-type="float" office:value="60.8261" calcext:value-type="float">
            <text:p>60.82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-1.5757" calcext:value-type="float">
            <text:p>-1.5757</text:p>
          </table:table-cell>
          <table:table-cell office:value-type="float" office:value="0.1474" calcext:value-type="float">
            <text:p>0.1474</text:p>
          </table:table-cell>
          <table:table-cell office:value-type="float" office:value="-6.0335" calcext:value-type="float">
            <text:p>-6.0335</text:p>
          </table:table-cell>
          <table:table-cell office:value-type="float" office:value="0.4082" calcext:value-type="float">
            <text:p>0.4082</text:p>
          </table:table-cell>
          <table:table-cell office:value-type="float" office:value="-15.7572" calcext:value-type="float">
            <text:p>-15.7572</text:p>
          </table:table-cell>
          <table:table-cell office:value-type="float" office:value="1.4742" calcext:value-type="float">
            <text:p>1.4742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table:formula="of:=[.A6]-0.988" office:value-type="float" office:value="-0.501" calcext:value-type="float">
            <text:p>-0.501</text:p>
          </table:table-cell>
          <table:table-cell office:value-type="float" office:value="60.6086" calcext:value-type="float">
            <text:p>60.6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0.1992" calcext:value-type="float">
            <text:p>0.1992</text:p>
          </table:table-cell>
          <table:table-cell office:value-type="float" office:value="-8.9431" calcext:value-type="float">
            <text:p>-8.9431</text:p>
          </table:table-cell>
          <table:table-cell office:value-type="float" office:value="0.4099" calcext:value-type="float">
            <text:p>0.4099</text:p>
          </table:table-cell>
          <table:table-cell office:value-type="float" office:value="-18.7144" calcext:value-type="float">
            <text:p>-18.7144</text:p>
          </table:table-cell>
          <table:table-cell office:value-type="float" office:value="1.9918" calcext:value-type="float">
            <text:p>1.991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table:formula="of:=[.A7]-0.988" office:value-type="float" office:value="-0.377" calcext:value-type="float">
            <text:p>-0.377</text:p>
          </table:table-cell>
          <table:table-cell office:value-type="float" office:value="60.3694" calcext:value-type="float">
            <text:p>60.3694</text:p>
          </table:table-cell>
          <table:table-cell office:value-type="float" office:value="0.0945" calcext:value-type="float">
            <text:p>0.0945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0.2509" calcext:value-type="float">
            <text:p>0.2509</text:p>
          </table:table-cell>
          <table:table-cell office:value-type="float" office:value="-12.6312" calcext:value-type="float">
            <text:p>-12.6312</text:p>
          </table:table-cell>
          <table:table-cell office:value-type="float" office:value="0.4105" calcext:value-type="float">
            <text:p>0.4105</text:p>
          </table:table-cell>
          <table:table-cell office:value-type="float" office:value="-19.4522" calcext:value-type="float">
            <text:p>-19.4522</text:p>
          </table:table-cell>
          <table:table-cell office:value-type="float" office:value="2.5095" calcext:value-type="float">
            <text:p>2.509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table:formula="of:=[.A8]-0.988" office:value-type="float" office:value="-0.251" calcext:value-type="float">
            <text:p>-0.251</text:p>
          </table:table-cell>
          <table:table-cell office:value-type="float" office:value="60.1342" calcext:value-type="float">
            <text:p>60.1342</text:p>
          </table:table-cell>
          <table:table-cell office:value-type="float" office:value="0.1294" calcext:value-type="float">
            <text:p>0.1294</text:p>
          </table:table-cell>
          <table:table-cell office:value-type="float" office:value="-1.7363" calcext:value-type="float">
            <text:p>-1.7363</text:p>
          </table:table-cell>
          <table:table-cell office:value-type="float" office:value="0.3037" calcext:value-type="float">
            <text:p>0.3037</text:p>
          </table:table-cell>
          <table:table-cell office:value-type="float" office:value="-17.0708" calcext:value-type="float">
            <text:p>-17.0708</text:p>
          </table:table-cell>
          <table:table-cell office:value-type="float" office:value="0.4086" calcext:value-type="float">
            <text:p>0.4086</text:p>
          </table:table-cell>
          <table:table-cell office:value-type="float" office:value="-17.3629" calcext:value-type="float">
            <text:p>-17.3629</text:p>
          </table:table-cell>
          <table:table-cell office:value-type="float" office:value="3.0367" calcext:value-type="float">
            <text:p>3.0367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table:formula="of:=[.A9]-0.988" office:value-type="float" office:value="-0.125" calcext:value-type="float">
            <text:p>-0.125</text:p>
          </table:table-cell>
          <table:table-cell office:value-type="float" office:value="59.9464" calcext:value-type="float">
            <text:p>59.9464</text:p>
          </table:table-cell>
          <table:table-cell office:value-type="float" office:value="0.171" calcext:value-type="float">
            <text:p>0.171</text:p>
          </table:table-cell>
          <table:table-cell office:value-type="float" office:value="-1.1816" calcext:value-type="float">
            <text:p>-1.1816</text:p>
          </table:table-cell>
          <table:table-cell office:value-type="float" office:value="0.3559" calcext:value-type="float">
            <text:p>0.3559</text:p>
          </table:table-cell>
          <table:table-cell office:value-type="float" office:value="-21.957" calcext:value-type="float">
            <text:p>-21.957</text:p>
          </table:table-cell>
          <table:table-cell office:value-type="float" office:value="0.4025" calcext:value-type="float">
            <text:p>0.4025</text:p>
          </table:table-cell>
          <table:table-cell office:value-type="float" office:value="-11.8156" calcext:value-type="float">
            <text:p>-11.8156</text:p>
          </table:table-cell>
          <table:table-cell office:value-type="float" office:value="3.5585" calcext:value-type="float">
            <text:p>3.5585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table:formula="of:=[.A10]-0.988" office:value-type="float" office:value="0" calcext:value-type="float">
            <text:p>0</text:p>
          </table:table-cell>
          <table:table-cell office:value-type="float" office:value="59.8535" calcext:value-type="float">
            <text:p>59.8535</text:p>
          </table:table-cell>
          <table:table-cell office:value-type="float" office:value="0.2186" calcext:value-type="float">
            <text:p>0.2186</text:p>
          </table:table-cell>
          <table:table-cell office:value-type="float" office:value="-0.2342" calcext:value-type="float">
            <text:p>-0.2342</text:p>
          </table:table-cell>
          <table:table-cell office:value-type="float" office:value="0.4061" calcext:value-type="float">
            <text:p>0.4061</text:p>
          </table:table-cell>
          <table:table-cell office:value-type="float" office:value="-26.8438" calcext:value-type="float">
            <text:p>-26.8438</text:p>
          </table:table-cell>
          <table:table-cell office:value-type="float" office:value="0.3905" calcext:value-type="float">
            <text:p>0.3905</text:p>
          </table:table-cell>
          <table:table-cell office:value-type="float" office:value="-2.3419" calcext:value-type="float">
            <text:p>-2.3419</text:p>
          </table:table-cell>
          <table:table-cell office:value-type="float" office:value="4.0607" calcext:value-type="float">
            <text:p>4.060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table:formula="of:=[.A11]-0.988" office:value-type="float" office:value="0.126" calcext:value-type="float">
            <text:p>0.126</text:p>
          </table:table-cell>
          <table:table-cell office:value-type="float" office:value="59.8368" calcext:value-type="float">
            <text:p>59.8368</text:p>
          </table:table-cell>
          <table:table-cell office:value-type="float" office:value="0.2704" calcext:value-type="float">
            <text:p>0.2704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411" calcext:value-type="float">
            <text:p>0.411</text:p>
          </table:table-cell>
          <table:table-cell office:value-type="float" office:value="6.9401" calcext:value-type="float">
            <text:p>6.94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4.1097" calcext:value-type="float">
            <text:p>4.1097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table:formula="of:=[.A12]-0.988" office:value-type="float" office:value="0.249" calcext:value-type="float">
            <text:p>0.249</text:p>
          </table:table-cell>
          <table:table-cell office:value-type="float" office:value="59.8191" calcext:value-type="float">
            <text:p>59.8191</text:p>
          </table:table-cell>
          <table:table-cell office:value-type="float" office:value="0.3209" calcext:value-type="float">
            <text:p>0.3209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4112" calcext:value-type="float">
            <text:p>0.4112</text:p>
          </table:table-cell>
          <table:table-cell office:value-type="float" office:value="9.3987" calcext:value-type="float">
            <text:p>9.398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132" calcext:value-type="float">
            <text:p>-1.5132</text:p>
          </table:table-cell>
          <table:table-cell office:value-type="float" office:value="4.1121" calcext:value-type="float">
            <text:p>4.1121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table:formula="of:=[.A13]-0.988" office:value-type="float" office:value="0.374" calcext:value-type="float">
            <text:p>0.374</text:p>
          </table:table-cell>
          <table:table-cell office:value-type="float" office:value="59.7992" calcext:value-type="float">
            <text:p>59.7992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115" calcext:value-type="float">
            <text:p>0.4115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696" calcext:value-type="float">
            <text:p>-1.6696</text:p>
          </table:table-cell>
          <table:table-cell office:value-type="float" office:value="4.1148" calcext:value-type="float">
            <text:p>4.114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formula="of:=[.A14]-0.988" office:value-type="float" office:value="0.5" calcext:value-type="float">
            <text:p>0.5</text:p>
          </table:table-cell>
          <table:table-cell office:value-type="float" office:value="59.7772" calcext:value-type="float">
            <text:p>59.7772</text:p>
          </table:table-cell>
          <table:table-cell office:value-type="float" office:value="0.4242" calcext:value-type="float">
            <text:p>0.4242</text:p>
          </table:table-cell>
          <table:table-cell office:value-type="float" office:value="-0.1823" calcext:value-type="float">
            <text:p>-0.1823</text:p>
          </table:table-cell>
          <table:table-cell office:value-type="float" office:value="0.4118" calcext:value-type="float">
            <text:p>0.4118</text:p>
          </table:table-cell>
          <table:table-cell office:value-type="float" office:value="14.8011" calcext:value-type="float">
            <text:p>14.8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823" calcext:value-type="float">
            <text:p>-1.823</text:p>
          </table:table-cell>
          <table:table-cell office:value-type="float" office:value="4.1179" calcext:value-type="float">
            <text:p>4.1179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table:formula="of:=[.A15]-0.988" office:value-type="float" office:value="0.625" calcext:value-type="float">
            <text:p>0.625</text:p>
          </table:table-cell>
          <table:table-cell office:value-type="float" office:value="59.7535" calcext:value-type="float">
            <text:p>59.7535</text:p>
          </table:table-cell>
          <table:table-cell office:value-type="float" office:value="0.4757" calcext:value-type="float">
            <text:p>0.47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4121" calcext:value-type="float">
            <text:p>0.4121</text:p>
          </table:table-cell>
          <table:table-cell office:value-type="float" office:value="17.4616" calcext:value-type="float">
            <text:p>17.46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704" calcext:value-type="float">
            <text:p>-1.9704</text:p>
          </table:table-cell>
          <table:table-cell office:value-type="float" office:value="4.1211" calcext:value-type="float">
            <text:p>4.121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table:formula="of:=[.A16]-0.988" office:value-type="float" office:value="0.75" calcext:value-type="float">
            <text:p>0.75</text:p>
          </table:table-cell>
          <table:table-cell office:value-type="float" office:value="59.728" calcext:value-type="float">
            <text:p>59.728</text:p>
          </table:table-cell>
          <table:table-cell office:value-type="float" office:value="0.5272" calcext:value-type="float">
            <text:p>0.5272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9.9532" calcext:value-type="float">
            <text:p>19.95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1127" calcext:value-type="float">
            <text:p>-2.1127</text:p>
          </table:table-cell>
          <table:table-cell office:value-type="float" office:value="4.1246" calcext:value-type="float">
            <text:p>4.1246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table:formula="of:=[.A17]-0.988" office:value-type="float" office:value="0.874" calcext:value-type="float">
            <text:p>0.874</text:p>
          </table:table-cell>
          <table:table-cell office:value-type="float" office:value="59.701" calcext:value-type="float">
            <text:p>59.701</text:p>
          </table:table-cell>
          <table:table-cell office:value-type="float" office:value="0.5784" calcext:value-type="float">
            <text:p>0.5784</text:p>
          </table:table-cell>
          <table:table-cell office:value-type="float" office:value="-0.2248" calcext:value-type="float">
            <text:p>-0.2248</text:p>
          </table:table-cell>
          <table:table-cell office:value-type="float" office:value="0.4128" calcext:value-type="float">
            <text:p>0.4128</text:p>
          </table:table-cell>
          <table:table-cell office:value-type="float" office:value="22.1545" calcext:value-type="float">
            <text:p>22.1545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484" calcext:value-type="float">
            <text:p>-2.2484</text:p>
          </table:table-cell>
          <table:table-cell office:value-type="float" office:value="4.1284" calcext:value-type="float">
            <text:p>4.128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table:formula="of:=[.A18]-0.988" office:value-type="float" office:value="1" calcext:value-type="float">
            <text:p>1</text:p>
          </table:table-cell>
          <table:table-cell office:value-type="float" office:value="59.6718" calcext:value-type="float">
            <text:p>59.6718</text:p>
          </table:table-cell>
          <table:table-cell office:value-type="float" office:value="0.6304" calcext:value-type="float">
            <text:p>0.6304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804" calcext:value-type="float">
            <text:p>-2.3804</text:p>
          </table:table-cell>
          <table:table-cell office:value-type="float" office:value="4.1324" calcext:value-type="float">
            <text:p>4.132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table:formula="of:=[.A19]-0.988" office:value-type="float" office:value="1.125" calcext:value-type="float">
            <text:p>1.125</text:p>
          </table:table-cell>
          <table:table-cell office:value-type="float" office:value="59.6412" calcext:value-type="float">
            <text:p>59.6412</text:p>
          </table:table-cell>
          <table:table-cell office:value-type="float" office:value="0.6821" calcext:value-type="float">
            <text:p>0.6821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0.4137" calcext:value-type="float">
            <text:p>0.4137</text:p>
          </table:table-cell>
          <table:table-cell office:value-type="float" office:value="25.4215" calcext:value-type="float">
            <text:p>25.42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5051" calcext:value-type="float">
            <text:p>-2.5051</text:p>
          </table:table-cell>
          <table:table-cell office:value-type="float" office:value="4.1367" calcext:value-type="float">
            <text:p>4.1367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table:formula="of:=[.A20]-0.988" office:value-type="float" office:value="1.249" calcext:value-type="float">
            <text:p>1.249</text:p>
          </table:table-cell>
          <table:table-cell office:value-type="float" office:value="59.6094" calcext:value-type="float">
            <text:p>59.6094</text:p>
          </table:table-cell>
          <table:table-cell office:value-type="float" office:value="0.7334" calcext:value-type="float">
            <text:p>0.7334</text:p>
          </table:table-cell>
          <table:table-cell office:value-type="float" office:value="-0.2622" calcext:value-type="float">
            <text:p>-0.2622</text:p>
          </table:table-cell>
          <table:table-cell office:value-type="float" office:value="0.4141" calcext:value-type="float">
            <text:p>0.4141</text:p>
          </table:table-cell>
          <table:table-cell office:value-type="float" office:value="26.3082" calcext:value-type="float">
            <text:p>26.308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6223" calcext:value-type="float">
            <text:p>-2.6223</text:p>
          </table:table-cell>
          <table:table-cell office:value-type="float" office:value="4.1411" calcext:value-type="float">
            <text:p>4.1411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table:formula="of:=[.A21]-0.988" office:value-type="float" office:value="1.374" calcext:value-type="float">
            <text:p>1.374</text:p>
          </table:table-cell>
          <table:table-cell office:value-type="float" office:value="59.576" calcext:value-type="float">
            <text:p>59.576</text:p>
          </table:table-cell>
          <table:table-cell office:value-type="float" office:value="0.7852" calcext:value-type="float">
            <text:p>0.7852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4146" calcext:value-type="float">
            <text:p>0.4146</text:p>
          </table:table-cell>
          <table:table-cell office:value-type="float" office:value="26.6541" calcext:value-type="float">
            <text:p>26.65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336" calcext:value-type="float">
            <text:p>-2.7336</text:p>
          </table:table-cell>
          <table:table-cell office:value-type="float" office:value="4.1457" calcext:value-type="float">
            <text:p>4.1457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table:formula="of:=[.A22]-0.988" office:value-type="float" office:value="1.5" calcext:value-type="float">
            <text:p>1.5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0.8375" calcext:value-type="float">
            <text:p>0.8375</text:p>
          </table:table-cell>
          <table:table-cell office:value-type="float" office:value="-0.2839" calcext:value-type="float">
            <text:p>-0.283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6.4279" calcext:value-type="float">
            <text:p>26.427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385" calcext:value-type="float">
            <text:p>-2.8385</text:p>
          </table:table-cell>
          <table:table-cell office:value-type="float" office:value="4.1506" calcext:value-type="float">
            <text:p>4.1506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table:formula="of:=[.A23]-0.988" office:value-type="float" office:value="1.625" calcext:value-type="float">
            <text:p>1.625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0.8894" calcext:value-type="float">
            <text:p>0.8894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156" calcext:value-type="float">
            <text:p>0.4156</text:p>
          </table:table-cell>
          <table:table-cell office:value-type="float" office:value="25.6394" calcext:value-type="float">
            <text:p>25.639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35" calcext:value-type="float">
            <text:p>-2.935</text:p>
          </table:table-cell>
          <table:table-cell office:value-type="float" office:value="4.1557" calcext:value-type="float">
            <text:p>4.1557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table:formula="of:=[.A24]-0.988" office:value-type="float" office:value="1.75" calcext:value-type="float">
            <text:p>1.75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0.9414" calcext:value-type="float">
            <text:p>0.9414</text:p>
          </table:table-cell>
          <table:table-cell office:value-type="float" office:value="-0.3024" calcext:value-type="float">
            <text:p>-0.3024</text:p>
          </table:table-cell>
          <table:table-cell office:value-type="float" office:value="0.4161" calcext:value-type="float">
            <text:p>0.4161</text:p>
          </table:table-cell>
          <table:table-cell office:value-type="float" office:value="24.3192" calcext:value-type="float">
            <text:p>24.31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237" calcext:value-type="float">
            <text:p>-3.0237</text:p>
          </table:table-cell>
          <table:table-cell office:value-type="float" office:value="4.1609" calcext:value-type="float">
            <text:p>4.1609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table:formula="of:=[.A25]-0.988" office:value-type="float" office:value="1.874" calcext:value-type="float">
            <text:p>1.874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993" calcext:value-type="float">
            <text:p>0.993</text:p>
          </table:table-cell>
          <table:table-cell office:value-type="float" office:value="-0.3104" calcext:value-type="float">
            <text:p>-0.3104</text:p>
          </table:table-cell>
          <table:table-cell office:value-type="float" office:value="0.4166" calcext:value-type="float">
            <text:p>0.4166</text:p>
          </table:table-cell>
          <table:table-cell office:value-type="float" office:value="22.5369" calcext:value-type="float">
            <text:p>22.536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037" calcext:value-type="float">
            <text:p>-3.1037</text:p>
          </table:table-cell>
          <table:table-cell office:value-type="float" office:value="4.1662" calcext:value-type="float">
            <text:p>4.1662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table:formula="of:=[.A26]-0.988" office:value-type="float" office:value="1.999" calcext:value-type="float">
            <text:p>1.999</text:p>
          </table:table-cell>
          <table:table-cell office:value-type="float" office:value="59.3903" calcext:value-type="float">
            <text:p>59.3903</text:p>
          </table:table-cell>
          <table:table-cell office:value-type="float" office:value="1.0451" calcext:value-type="float">
            <text:p>1.0451</text:p>
          </table:table-cell>
          <table:table-cell office:value-type="float" office:value="-0.3176" calcext:value-type="float">
            <text:p>-0.31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20.3379" calcext:value-type="float">
            <text:p>20.33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761" calcext:value-type="float">
            <text:p>-3.1761</text:p>
          </table:table-cell>
          <table:table-cell office:value-type="float" office:value="4.1717" calcext:value-type="float">
            <text:p>4.1717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table:formula="of:=[.A27]-0.988" office:value-type="float" office:value="2.125" calcext:value-type="float">
            <text:p>2.125</text:p>
          </table:table-cell>
          <table:table-cell office:value-type="float" office:value="59.3498" calcext:value-type="float">
            <text:p>59.3498</text:p>
          </table:table-cell>
          <table:table-cell office:value-type="float" office:value="1.0977" calcext:value-type="float">
            <text:p>1.097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177" calcext:value-type="float">
            <text:p>0.4177</text:p>
          </table:table-cell>
          <table:table-cell office:value-type="float" office:value="17.8064" calcext:value-type="float">
            <text:p>17.8064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04" calcext:value-type="float">
            <text:p>-3.2404</text:p>
          </table:table-cell>
          <table:table-cell office:value-type="float" office:value="4.1774" calcext:value-type="float">
            <text:p>4.1774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table:formula="of:=[.A28]-0.988" office:value-type="float" office:value="2.25" calcext:value-type="float">
            <text:p>2.25</text:p>
          </table:table-cell>
          <table:table-cell office:value-type="float" office:value="59.309" calcext:value-type="float">
            <text:p>59.309</text:p>
          </table:table-cell>
          <table:table-cell office:value-type="float" office:value="1.15" calcext:value-type="float">
            <text:p>1.15</text:p>
          </table:table-cell>
          <table:table-cell office:value-type="float" office:value="-0.3295" calcext:value-type="float">
            <text:p>-0.3295</text:p>
          </table:table-cell>
          <table:table-cell office:value-type="float" office:value="0.4183" calcext:value-type="float">
            <text:p>0.4183</text:p>
          </table:table-cell>
          <table:table-cell office:value-type="float" office:value="15.091" calcext:value-type="float">
            <text:p>15.0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4.1831" calcext:value-type="float">
            <text:p>4.1831</text:p>
          </table:table-cell>
        </table:table-row>
        <table:table-row table:style-name="ro1">
          <table:table-cell office:value-type="float" office:value="3.362" calcext:value-type="float">
            <text:p>3.362</text:p>
          </table:table-cell>
          <table:table-cell table:formula="of:=[.A29]-0.988" office:value-type="float" office:value="2.374" calcext:value-type="float">
            <text:p>2.374</text:p>
          </table:table-cell>
          <table:table-cell office:value-type="float" office:value="59.2678" calcext:value-type="float">
            <text:p>59.2678</text:p>
          </table:table-cell>
          <table:table-cell office:value-type="float" office:value="1.2019" calcext:value-type="float">
            <text:p>1.2019</text:p>
          </table:table-cell>
          <table:table-cell office:value-type="float" office:value="-0.3341" calcext:value-type="float">
            <text:p>-0.3341</text:p>
          </table:table-cell>
          <table:table-cell office:value-type="float" office:value="0.4189" calcext:value-type="float">
            <text:p>0.4189</text:p>
          </table:table-cell>
          <table:table-cell office:value-type="float" office:value="12.3131" calcext:value-type="float">
            <text:p>12.3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12" calcext:value-type="float">
            <text:p>-3.3412</text:p>
          </table:table-cell>
          <table:table-cell office:value-type="float" office:value="4.1889" calcext:value-type="float">
            <text:p>4.1889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table:formula="of:=[.A30]-0.988" office:value-type="float" office:value="2.5" calcext:value-type="float">
            <text:p>2.5</text:p>
          </table:table-cell>
          <table:table-cell office:value-type="float" office:value="59.2255" calcext:value-type="float">
            <text:p>59.2255</text:p>
          </table:table-cell>
          <table:table-cell office:value-type="float" office:value="1.2547" calcext:value-type="float">
            <text:p>1.2547</text:p>
          </table:table-cell>
          <table:table-cell office:value-type="float" office:value="-0.3379" calcext:value-type="float">
            <text:p>-0.3379</text:p>
          </table:table-cell>
          <table:table-cell office:value-type="float" office:value="0.4195" calcext:value-type="float">
            <text:p>0.4195</text:p>
          </table:table-cell>
          <table:table-cell office:value-type="float" office:value="9.5286" calcext:value-type="float">
            <text:p>9.52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85" calcext:value-type="float">
            <text:p>-3.3785</text:p>
          </table:table-cell>
          <table:table-cell office:value-type="float" office:value="4.1949" calcext:value-type="float">
            <text:p>4.1949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table:formula="of:=[.A31]-0.988" office:value-type="float" office:value="2.624" calcext:value-type="float">
            <text:p>2.624</text:p>
          </table:table-cell>
          <table:table-cell office:value-type="float" office:value="59.1834" calcext:value-type="float">
            <text:p>59.1834</text:p>
          </table:table-cell>
          <table:table-cell office:value-type="float" office:value="1.3068" calcext:value-type="float">
            <text:p>1.3068</text:p>
          </table:table-cell>
          <table:table-cell office:value-type="float" office:value="-0.3406" calcext:value-type="float">
            <text:p>-0.3406</text:p>
          </table:table-cell>
          <table:table-cell office:value-type="float" office:value="0.4201" calcext:value-type="float">
            <text:p>0.4201</text:p>
          </table:table-cell>
          <table:table-cell office:value-type="float" office:value="6.948" calcext:value-type="float">
            <text:p>6.9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61" calcext:value-type="float">
            <text:p>-3.4061</text:p>
          </table:table-cell>
          <table:table-cell office:value-type="float" office:value="4.2009" calcext:value-type="float">
            <text:p>4.2009</text:p>
          </table:table-cell>
        </table:table-row>
        <table:table-row table:style-name="ro1">
          <table:table-cell office:value-type="float" office:value="3.738" calcext:value-type="float">
            <text:p>3.738</text:p>
          </table:table-cell>
          <table:table-cell table:formula="of:=[.A32]-0.988" office:value-type="float" office:value="2.75" calcext:value-type="float">
            <text:p>2.75</text:p>
          </table:table-cell>
          <table:table-cell office:value-type="float" office:value="59.1403" calcext:value-type="float">
            <text:p>59.1403</text:p>
          </table:table-cell>
          <table:table-cell office:value-type="float" office:value="1.3597" calcext:value-type="float">
            <text:p>1.3597</text:p>
          </table:table-cell>
          <table:table-cell office:value-type="float" office:value="-0.3425" calcext:value-type="float">
            <text:p>-0.3425</text:p>
          </table:table-cell>
          <table:table-cell office:value-type="float" office:value="0.4207" calcext:value-type="float">
            <text:p>0.4207</text:p>
          </table:table-cell>
          <table:table-cell office:value-type="float" office:value="4.6071" calcext:value-type="float">
            <text:p>4.607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46" calcext:value-type="float">
            <text:p>-3.4246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office:value-type="float" office:value="3.863" calcext:value-type="float">
            <text:p>3.863</text:p>
          </table:table-cell>
          <table:table-cell table:formula="of:=[.A33]-0.988" office:value-type="float" office:value="2.875" calcext:value-type="float">
            <text:p>2.875</text:p>
          </table:table-cell>
          <table:table-cell office:value-type="float" office:value="59.0975" calcext:value-type="float">
            <text:p>59.0975</text:p>
          </table:table-cell>
          <table:table-cell office:value-type="float" office:value="1.4124" calcext:value-type="float">
            <text:p>1.4124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3" calcext:value-type="float">
            <text:p>0.4213</text:p>
          </table:table-cell>
          <table:table-cell office:value-type="float" office:value="2.6726" calcext:value-type="float">
            <text:p>2.67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35" calcext:value-type="float">
            <text:p>-3.4335</text:p>
          </table:table-cell>
          <table:table-cell office:value-type="float" office:value="4.2131" calcext:value-type="float">
            <text:p>4.2131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table:formula="of:=[.A34]-0.988" office:value-type="float" office:value="3" calcext:value-type="float">
            <text:p>3</text:p>
          </table:table-cell>
          <table:table-cell office:value-type="float" office:value="59.0545" calcext:value-type="float">
            <text:p>59.0545</text:p>
          </table:table-cell>
          <table:table-cell office:value-type="float" office:value="1.4651" calcext:value-type="float">
            <text:p>1.4651</text:p>
          </table:table-cell>
          <table:table-cell office:value-type="float" office:value="-0.3433" calcext:value-type="float">
            <text:p>-0.3433</text:p>
          </table:table-cell>
          <table:table-cell office:value-type="float" office:value="0.4219" calcext:value-type="float">
            <text:p>0.4219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3" calcext:value-type="float">
            <text:p>-3.433</text:p>
          </table:table-cell>
          <table:table-cell office:value-type="float" office:value="4.2193" calcext:value-type="float">
            <text:p>4.2193</text:p>
          </table:table-cell>
        </table:table-row>
        <table:table-row table:style-name="ro1">
          <table:table-cell office:value-type="float" office:value="4.113" calcext:value-type="float">
            <text:p>4.113</text:p>
          </table:table-cell>
          <table:table-cell table:formula="of:=[.A35]-0.988" office:value-type="float" office:value="3.125" calcext:value-type="float">
            <text:p>3.125</text:p>
          </table:table-cell>
          <table:table-cell office:value-type="float" office:value="59.0117" calcext:value-type="float">
            <text:p>59.0117</text:p>
          </table:table-cell>
          <table:table-cell office:value-type="float" office:value="1.5178" calcext:value-type="float">
            <text:p>1.5178</text:p>
          </table:table-cell>
          <table:table-cell office:value-type="float" office:value="-0.3423" calcext:value-type="float">
            <text:p>-0.3423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28" calcext:value-type="float">
            <text:p>-3.4228</text:p>
          </table:table-cell>
          <table:table-cell office:value-type="float" office:value="4.2254" calcext:value-type="float">
            <text:p>4.2254</text:p>
          </table:table-cell>
        </table:table-row>
        <table:table-row table:style-name="ro1">
          <table:table-cell office:value-type="float" office:value="4.238" calcext:value-type="float">
            <text:p>4.238</text:p>
          </table:table-cell>
          <table:table-cell table:formula="of:=[.A36]-0.988" office:value-type="float" office:value="3.25" calcext:value-type="float">
            <text:p>3.25</text:p>
          </table:table-cell>
          <table:table-cell office:value-type="float" office:value="58.969" calcext:value-type="float">
            <text:p>58.969</text:p>
          </table:table-cell>
          <table:table-cell office:value-type="float" office:value="1.5707" calcext:value-type="float">
            <text:p>1.5707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0.4232" calcext:value-type="float">
            <text:p>0.423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31" calcext:value-type="float">
            <text:p>-3.4031</text:p>
          </table:table-cell>
          <table:table-cell office:value-type="float" office:value="4.2315" calcext:value-type="float">
            <text:p>4.2315</text:p>
          </table:table-cell>
        </table:table-row>
        <table:table-row table:style-name="ro1">
          <table:table-cell office:value-type="float" office:value="4.364" calcext:value-type="float">
            <text:p>4.364</text:p>
          </table:table-cell>
          <table:table-cell table:formula="of:=[.A37]-0.988" office:value-type="float" office:value="3.376" calcext:value-type="float">
            <text:p>3.376</text:p>
          </table:table-cell>
          <table:table-cell office:value-type="float" office:value="58.9263" calcext:value-type="float">
            <text:p>58.9263</text:p>
          </table:table-cell>
          <table:table-cell office:value-type="float" office:value="1.6241" calcext:value-type="float">
            <text:p>1.6241</text:p>
          </table:table-cell>
          <table:table-cell office:value-type="float" office:value="-0.3374" calcext:value-type="float">
            <text:p>-0.3374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36" calcext:value-type="float">
            <text:p>-3.3736</text:p>
          </table:table-cell>
          <table:table-cell office:value-type="float" office:value="4.2376" calcext:value-type="float">
            <text:p>4.2376</text:p>
          </table:table-cell>
        </table:table-row>
        <table:table-row table:style-name="ro1">
          <table:table-cell office:value-type="float" office:value="4.487" calcext:value-type="float">
            <text:p>4.487</text:p>
          </table:table-cell>
          <table:table-cell table:formula="of:=[.A38]-0.988" office:value-type="float" office:value="3.499" calcext:value-type="float">
            <text:p>3.499</text:p>
          </table:table-cell>
          <table:table-cell office:value-type="float" office:value="58.885" calcext:value-type="float">
            <text:p>58.885</text:p>
          </table:table-cell>
          <table:table-cell office:value-type="float" office:value="1.6762" calcext:value-type="float">
            <text:p>1.6762</text:p>
          </table:table-cell>
          <table:table-cell office:value-type="float" office:value="-0.3335" calcext:value-type="float">
            <text:p>-0.33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1.2232" calcext:value-type="float">
            <text:p>1.22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54" calcext:value-type="float">
            <text:p>-3.3354</text:p>
          </table:table-cell>
          <table:table-cell office:value-type="float" office:value="4.2436" calcext:value-type="float">
            <text:p>4.2436</text:p>
          </table:table-cell>
        </table:table-row>
        <table:table-row table:style-name="ro1">
          <table:table-cell office:value-type="float" office:value="4.613" calcext:value-type="float">
            <text:p>4.613</text:p>
          </table:table-cell>
          <table:table-cell table:formula="of:=[.A39]-0.988" office:value-type="float" office:value="3.625" calcext:value-type="float">
            <text:p>3.625</text:p>
          </table:table-cell>
          <table:table-cell office:value-type="float" office:value="58.8433" calcext:value-type="float">
            <text:p>58.8433</text:p>
          </table:table-cell>
          <table:table-cell office:value-type="float" office:value="1.7297" calcext:value-type="float">
            <text:p>1.7297</text:p>
          </table:table-cell>
          <table:table-cell office:value-type="float" office:value="-0.3287" calcext:value-type="float">
            <text:p>-0.3287</text:p>
          </table:table-cell>
          <table:table-cell office:value-type="float" office:value="0.425" calcext:value-type="float">
            <text:p>0.425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2868" calcext:value-type="float">
            <text:p>-3.2868</text:p>
          </table:table-cell>
          <table:table-cell office:value-type="float" office:value="4.2496" calcext:value-type="float">
            <text:p>4.2496</text:p>
          </table:table-cell>
        </table:table-row>
        <table:table-row table:style-name="ro1">
          <table:table-cell office:value-type="float" office:value="4.738" calcext:value-type="float">
            <text:p>4.738</text:p>
          </table:table-cell>
          <table:table-cell table:formula="of:=[.A40]-0.988" office:value-type="float" office:value="3.75" calcext:value-type="float">
            <text:p>3.75</text:p>
          </table:table-cell>
          <table:table-cell office:value-type="float" office:value="58.8026" calcext:value-type="float">
            <text:p>58.8026</text:p>
          </table:table-cell>
          <table:table-cell office:value-type="float" office:value="1.7829" calcext:value-type="float">
            <text:p>1.7829</text:p>
          </table:table-cell>
          <table:table-cell office:value-type="float" office:value="-0.3229" calcext:value-type="float">
            <text:p>-0.32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4.7571" calcext:value-type="float">
            <text:p>4.75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93" calcext:value-type="float">
            <text:p>-3.2293</text:p>
          </table:table-cell>
          <table:table-cell office:value-type="float" office:value="4.2555" calcext:value-type="float">
            <text:p>4.2555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table:formula="of:=[.A41]-0.988" office:value-type="float" office:value="3.874" calcext:value-type="float">
            <text:p>3.874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1.8357" calcext:value-type="float">
            <text:p>1.8357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0.4261" calcext:value-type="float">
            <text:p>0.4261</text:p>
          </table:table-cell>
          <table:table-cell office:value-type="float" office:value="7.1912" calcext:value-type="float">
            <text:p>7.19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631" calcext:value-type="float">
            <text:p>-3.1631</text:p>
          </table:table-cell>
          <table:table-cell office:value-type="float" office:value="4.2612" calcext:value-type="float">
            <text:p>4.2612</text:p>
          </table:table-cell>
        </table:table-row>
        <table:table-row table:style-name="ro1">
          <table:table-cell office:value-type="float" office:value="4.988" calcext:value-type="float">
            <text:p>4.988</text:p>
          </table:table-cell>
          <table:table-cell table:formula="of:=[.A42]-0.988" office:value-type="float" office:value="4" calcext:value-type="float">
            <text:p>4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1.8894" calcext:value-type="float">
            <text:p>1.8894</text:p>
          </table:table-cell>
          <table:table-cell office:value-type="float" office:value="-0.3087" calcext:value-type="float">
            <text:p>-0.3087</text:p>
          </table:table-cell>
          <table:table-cell office:value-type="float" office:value="0.4267" calcext:value-type="float">
            <text:p>0.4267</text:p>
          </table:table-cell>
          <table:table-cell office:value-type="float" office:value="9.9953" calcext:value-type="float">
            <text:p>9.99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66" calcext:value-type="float">
            <text:p>-3.0866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table:formula="of:=[.A43]-0.988" office:value-type="float" office:value="4.125" calcext:value-type="float">
            <text:p>4.125</text:p>
          </table:table-cell>
          <table:table-cell office:value-type="float" office:value="58.6855" calcext:value-type="float">
            <text:p>58.6855</text:p>
          </table:table-cell>
          <table:table-cell office:value-type="float" office:value="1.9428" calcext:value-type="float">
            <text:p>1.94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272" calcext:value-type="float">
            <text:p>0.4272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019" calcext:value-type="float">
            <text:p>-3.0019</text:p>
          </table:table-cell>
          <table:table-cell office:value-type="float" office:value="4.2725" calcext:value-type="float">
            <text:p>4.2725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table:formula="of:=[.A44]-0.988" office:value-type="float" office:value="4.25" calcext:value-type="float">
            <text:p>4.25</text:p>
          </table:table-cell>
          <table:table-cell office:value-type="float" office:value="58.6485" calcext:value-type="float">
            <text:p>58.6485</text:p>
          </table:table-cell>
          <table:table-cell office:value-type="float" office:value="1.9962" calcext:value-type="float">
            <text:p>1.9962</text:p>
          </table:table-cell>
          <table:table-cell office:value-type="float" office:value="-0.2908" calcext:value-type="float">
            <text:p>-0.2908</text:p>
          </table:table-cell>
          <table:table-cell office:value-type="float" office:value="0.4278" calcext:value-type="float">
            <text:p>0.4278</text:p>
          </table:table-cell>
          <table:table-cell office:value-type="float" office:value="16.0427" calcext:value-type="float">
            <text:p>16.042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085" calcext:value-type="float">
            <text:p>-2.9085</text:p>
          </table:table-cell>
          <table:table-cell office:value-type="float" office:value="4.2779" calcext:value-type="float">
            <text:p>4.2779</text:p>
          </table:table-cell>
        </table:table-row>
        <table:table-row table:style-name="ro1">
          <table:table-cell office:value-type="float" office:value="5.363" calcext:value-type="float">
            <text:p>5.363</text:p>
          </table:table-cell>
          <table:table-cell table:formula="of:=[.A45]-0.988" office:value-type="float" office:value="4.375" calcext:value-type="float">
            <text:p>4.375</text:p>
          </table:table-cell>
          <table:table-cell office:value-type="float" office:value="58.6128" calcext:value-type="float">
            <text:p>58.6128</text:p>
          </table:table-cell>
          <table:table-cell office:value-type="float" office:value="2.0497" calcext:value-type="float">
            <text:p>2.0497</text:p>
          </table:table-cell>
          <table:table-cell office:value-type="float" office:value="-0.2807" calcext:value-type="float">
            <text:p>-0.2807</text:p>
          </table:table-cell>
          <table:table-cell office:value-type="float" office:value="0.4283" calcext:value-type="float">
            <text:p>0.4283</text:p>
          </table:table-cell>
          <table:table-cell office:value-type="float" office:value="19.0349" calcext:value-type="float">
            <text:p>19.034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066" calcext:value-type="float">
            <text:p>-2.8066</text:p>
          </table:table-cell>
          <table:table-cell office:value-type="float" office:value="4.2831" calcext:value-type="float">
            <text:p>4.2831</text:p>
          </table:table-cell>
        </table:table-row>
        <table:table-row table:style-name="ro1">
          <table:table-cell office:value-type="float" office:value="5.488" calcext:value-type="float">
            <text:p>5.488</text:p>
          </table:table-cell>
          <table:table-cell table:formula="of:=[.A46]-0.988" office:value-type="float" office:value="4.5" calcext:value-type="float">
            <text:p>4.5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2.1033" calcext:value-type="float">
            <text:p>2.10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4288" calcext:value-type="float">
            <text:p>0.4288</text:p>
          </table:table-cell>
          <table:table-cell office:value-type="float" office:value="21.8227" calcext:value-type="float">
            <text:p>21.822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6966" calcext:value-type="float">
            <text:p>-2.6966</text:p>
          </table:table-cell>
          <table:table-cell office:value-type="float" office:value="4.2881" calcext:value-type="float">
            <text:p>4.2881</text:p>
          </table:table-cell>
        </table:table-row>
        <table:table-row table:style-name="ro1">
          <table:table-cell office:value-type="float" office:value="5.613" calcext:value-type="float">
            <text:p>5.613</text:p>
          </table:table-cell>
          <table:table-cell table:formula="of:=[.A47]-0.988" office:value-type="float" office:value="4.625" calcext:value-type="float">
            <text:p>4.625</text:p>
          </table:table-cell>
          <table:table-cell office:value-type="float" office:value="58.5454" calcext:value-type="float">
            <text:p>58.5454</text:p>
          </table:table-cell>
          <table:table-cell office:value-type="float" office:value="2.1569" calcext:value-type="float">
            <text:p>2.1569</text:p>
          </table:table-cell>
          <table:table-cell office:value-type="float" office:value="-0.2579" calcext:value-type="float">
            <text:p>-0.2579</text:p>
          </table:table-cell>
          <table:table-cell office:value-type="float" office:value="0.4293" calcext:value-type="float">
            <text:p>0.4293</text:p>
          </table:table-cell>
          <table:table-cell office:value-type="float" office:value="24.277" calcext:value-type="float">
            <text:p>24.2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5787" calcext:value-type="float">
            <text:p>-2.5787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table:formula="of:=[.A48]-0.988" office:value-type="float" office:value="4.75" calcext:value-type="float">
            <text:p>4.75</text:p>
          </table:table-cell>
          <table:table-cell office:value-type="float" office:value="58.514" calcext:value-type="float">
            <text:p>58.514</text:p>
          </table:table-cell>
          <table:table-cell office:value-type="float" office:value="2.2106" calcext:value-type="float">
            <text:p>2.2106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4298" calcext:value-type="float">
            <text:p>0.4298</text:p>
          </table:table-cell>
          <table:table-cell office:value-type="float" office:value="26.2825" calcext:value-type="float">
            <text:p>26.28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533" calcext:value-type="float">
            <text:p>-2.4533</text:p>
          </table:table-cell>
          <table:table-cell office:value-type="float" office:value="4.2976" calcext:value-type="float">
            <text:p>4.2976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table:formula="of:=[.A49]-0.988" office:value-type="float" office:value="4.874" calcext:value-type="float">
            <text:p>4.874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2.2639" calcext:value-type="float">
            <text:p>2.2639</text:p>
          </table:table-cell>
          <table:table-cell office:value-type="float" office:value="-0.2322" calcext:value-type="float">
            <text:p>-0.2322</text:p>
          </table:table-cell>
          <table:table-cell office:value-type="float" office:value="0.4302" calcext:value-type="float">
            <text:p>0.4302</text:p>
          </table:table-cell>
          <table:table-cell office:value-type="float" office:value="27.7345" calcext:value-type="float">
            <text:p>27.73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217" calcext:value-type="float">
            <text:p>-2.3217</text:p>
          </table:table-cell>
          <table:table-cell office:value-type="float" office:value="4.3019" calcext:value-type="float">
            <text:p>4.3019</text:p>
          </table:table-cell>
        </table:table-row>
        <table:table-row table:style-name="ro1">
          <table:table-cell office:value-type="float" office:value="5.987" calcext:value-type="float">
            <text:p>5.987</text:p>
          </table:table-cell>
          <table:table-cell table:formula="of:=[.A50]-0.988" office:value-type="float" office:value="4.999" calcext:value-type="float">
            <text:p>4.999</text:p>
          </table:table-cell>
          <table:table-cell office:value-type="float" office:value="58.4562" calcext:value-type="float">
            <text:p>58.4562</text:p>
          </table:table-cell>
          <table:table-cell office:value-type="float" office:value="2.3177" calcext:value-type="float">
            <text:p>2.3177</text:p>
          </table:table-cell>
          <table:table-cell office:value-type="float" office:value="-0.2182" calcext:value-type="float">
            <text:p>-0.2182</text:p>
          </table:table-cell>
          <table:table-cell office:value-type="float" office:value="0.4306" calcext:value-type="float">
            <text:p>0.4306</text:p>
          </table:table-cell>
          <table:table-cell office:value-type="float" office:value="28.5861" calcext:value-type="float">
            <text:p>28.58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4.3061" calcext:value-type="float">
            <text:p>4.3061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table:formula="of:=[.A51]-0.988" office:value-type="float" office:value="5.124" calcext:value-type="float">
            <text:p>5.124</text:p>
          </table:table-cell>
          <table:table-cell office:value-type="float" office:value="58.4298" calcext:value-type="float">
            <text:p>58.4298</text:p>
          </table:table-cell>
          <table:table-cell office:value-type="float" office:value="2.3716" calcext:value-type="float">
            <text:p>2.3716</text:p>
          </table:table-cell>
          <table:table-cell office:value-type="float" office:value="-0.2036" calcext:value-type="float">
            <text:p>-0.2036</text:p>
          </table:table-cell>
          <table:table-cell office:value-type="float" office:value="0.431" calcext:value-type="float">
            <text:p>0.431</text:p>
          </table:table-cell>
          <table:table-cell office:value-type="float" office:value="28.7805" calcext:value-type="float">
            <text:p>28.78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 table:formula="of:=[.A52]-0.988" office:value-type="float" office:value="5.25" calcext:value-type="float">
            <text:p>5.25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2.4259" calcext:value-type="float">
            <text:p>2.4259</text:p>
          </table:table-cell>
          <table:table-cell office:value-type="float" office:value="-0.1883" calcext:value-type="float">
            <text:p>-0.1883</text:p>
          </table:table-cell>
          <table:table-cell office:value-type="float" office:value="0.4314" calcext:value-type="float">
            <text:p>0.4314</text:p>
          </table:table-cell>
          <table:table-cell office:value-type="float" office:value="28.299" calcext:value-type="float">
            <text:p>28.2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8832" calcext:value-type="float">
            <text:p>-1.8832</text:p>
          </table:table-cell>
          <table:table-cell office:value-type="float" office:value="4.3136" calcext:value-type="float">
            <text:p>4.3136</text:p>
          </table:table-cell>
        </table:table-row>
        <table:table-row table:style-name="ro1">
          <table:table-cell office:value-type="float" office:value="6.363" calcext:value-type="float">
            <text:p>6.363</text:p>
          </table:table-cell>
          <table:table-cell table:formula="of:=[.A53]-0.988" office:value-type="float" office:value="5.375" calcext:value-type="float">
            <text:p>5.375</text:p>
          </table:table-cell>
          <table:table-cell office:value-type="float" office:value="58.3826" calcext:value-type="float">
            <text:p>58.3826</text:p>
          </table:table-cell>
          <table:table-cell office:value-type="float" office:value="2.4799" calcext:value-type="float">
            <text:p>2.4799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4317" calcext:value-type="float">
            <text:p>0.4317</text:p>
          </table:table-cell>
          <table:table-cell office:value-type="float" office:value="27.1689" calcext:value-type="float">
            <text:p>27.1689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256" calcext:value-type="float">
            <text:p>-1.7256</text:p>
          </table:table-cell>
          <table:table-cell office:value-type="float" office:value="4.3169" calcext:value-type="float">
            <text:p>4.3169</text:p>
          </table:table-cell>
        </table:table-row>
        <table:table-row table:style-name="ro1">
          <table:table-cell office:value-type="float" office:value="6.487" calcext:value-type="float">
            <text:p>6.487</text:p>
          </table:table-cell>
          <table:table-cell table:formula="of:=[.A54]-0.988" office:value-type="float" office:value="5.499" calcext:value-type="float">
            <text:p>5.499</text:p>
          </table:table-cell>
          <table:table-cell office:value-type="float" office:value="58.3622" calcext:value-type="float">
            <text:p>58.3622</text:p>
          </table:table-cell>
          <table:table-cell office:value-type="float" office:value="2.5334" calcext:value-type="float">
            <text:p>2.5334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0.432" calcext:value-type="float">
            <text:p>0.432</text:p>
          </table:table-cell>
          <table:table-cell office:value-type="float" office:value="25.4556" calcext:value-type="float">
            <text:p>25.45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table:formula="of:=[.A55]-0.988" office:value-type="float" office:value="5.625" calcext:value-type="float">
            <text:p>5.625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.5879" calcext:value-type="float">
            <text:p>2.5879</text:p>
          </table:table-cell>
          <table:table-cell office:value-type="float" office:value="-0.1395" calcext:value-type="float">
            <text:p>-0.1395</text:p>
          </table:table-cell>
          <table:table-cell office:value-type="float" office:value="0.4323" calcext:value-type="float">
            <text:p>0.4323</text:p>
          </table:table-cell>
          <table:table-cell office:value-type="float" office:value="23.1903" calcext:value-type="float">
            <text:p>23.1903</text:p>
          </table:table-cell>
          <table:table-cell office:value-type="float" office:value="0.001" calcext:value-type="float">
            <text:p>0.001</text:p>
          </table:table-cell>
          <table:table-cell office:value-type="float" office:value="-1.3954" calcext:value-type="float">
            <text:p>-1.3954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6.738" calcext:value-type="float">
            <text:p>6.738</text:p>
          </table:table-cell>
          <table:table-cell table:formula="of:=[.A56]-0.988" office:value-type="float" office:value="5.75" calcext:value-type="float">
            <text:p>5.75</text:p>
          </table:table-cell>
          <table:table-cell office:value-type="float" office:value="58.3271" calcext:value-type="float">
            <text:p>58.3271</text:p>
          </table:table-cell>
          <table:table-cell office:value-type="float" office:value="2.6419" calcext:value-type="float">
            <text:p>2.6419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4325" calcext:value-type="float">
            <text:p>0.4325</text:p>
          </table:table-cell>
          <table:table-cell office:value-type="float" office:value="20.5253" calcext:value-type="float">
            <text:p>20.52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239" calcext:value-type="float">
            <text:p>-1.2239</text:p>
          </table:table-cell>
          <table:table-cell office:value-type="float" office:value="4.3251" calcext:value-type="float">
            <text:p>4.3251</text:p>
          </table:table-cell>
        </table:table-row>
        <table:table-row table:style-name="ro1">
          <table:table-cell office:value-type="float" office:value="6.863" calcext:value-type="float">
            <text:p>6.863</text:p>
          </table:table-cell>
          <table:table-cell table:formula="of:=[.A57]-0.988" office:value-type="float" office:value="5.875" calcext:value-type="float">
            <text:p>5.875</text:p>
          </table:table-cell>
          <table:table-cell office:value-type="float" office:value="58.3129" calcext:value-type="float">
            <text:p>58.3129</text:p>
          </table:table-cell>
          <table:table-cell office:value-type="float" office:value="2.696" calcext:value-type="float">
            <text:p>2.696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0.4327" calcext:value-type="float">
            <text:p>0.4327</text:p>
          </table:table-cell>
          <table:table-cell office:value-type="float" office:value="17.5696" calcext:value-type="float">
            <text:p>17.569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486" calcext:value-type="float">
            <text:p>-1.0486</text:p>
          </table:table-cell>
          <table:table-cell office:value-type="float" office:value="4.3273" calcext:value-type="float">
            <text:p>4.3273</text:p>
          </table:table-cell>
        </table:table-row>
        <table:table-row table:style-name="ro1">
          <table:table-cell office:value-type="float" office:value="6.987" calcext:value-type="float">
            <text:p>6.987</text:p>
          </table:table-cell>
          <table:table-cell table:formula="of:=[.A58]-0.988" office:value-type="float" office:value="5.999" calcext:value-type="float">
            <text:p>5.999</text:p>
          </table:table-cell>
          <table:table-cell office:value-type="float" office:value="58.301" calcext:value-type="float">
            <text:p>58.301</text:p>
          </table:table-cell>
          <table:table-cell office:value-type="float" office:value="2.7497" calcext:value-type="float">
            <text:p>2.7497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4329" calcext:value-type="float">
            <text:p>0.4329</text:p>
          </table:table-cell>
          <table:table-cell office:value-type="float" office:value="14.4873" calcext:value-type="float">
            <text:p>14.4873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717" calcext:value-type="float">
            <text:p>-0.8717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table:formula="of:=[.A59]-0.988" office:value-type="float" office:value="6.124" calcext:value-type="float">
            <text:p>6.124</text:p>
          </table:table-cell>
          <table:table-cell office:value-type="float" office:value="58.2913" calcext:value-type="float">
            <text:p>58.2913</text:p>
          </table:table-cell>
          <table:table-cell office:value-type="float" office:value="2.8038" calcext:value-type="float">
            <text:p>2.8038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433" calcext:value-type="float">
            <text:p>0.433</text:p>
          </table:table-cell>
          <table:table-cell office:value-type="float" office:value="11.3745" calcext:value-type="float">
            <text:p>11.3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6907" calcext:value-type="float">
            <text:p>-0.6907</text:p>
          </table:table-cell>
          <table:table-cell office:value-type="float" office:value="4.3305" calcext:value-type="float">
            <text:p>4.3305</text:p>
          </table:table-cell>
        </table:table-row>
        <table:table-row table:style-name="ro1">
          <table:table-cell office:value-type="float" office:value="7.237" calcext:value-type="float">
            <text:p>7.237</text:p>
          </table:table-cell>
          <table:table-cell table:formula="of:=[.A60]-0.988" office:value-type="float" office:value="6.249" calcext:value-type="float">
            <text:p>6.249</text:p>
          </table:table-cell>
          <table:table-cell office:value-type="float" office:value="58.2838" calcext:value-type="float">
            <text:p>58.2838</text:p>
          </table:table-cell>
          <table:table-cell office:value-type="float" office:value="2.8579" calcext:value-type="float">
            <text:p>2.8579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4332" calcext:value-type="float">
            <text:p>0.4332</text:p>
          </table:table-cell>
          <table:table-cell office:value-type="float" office:value="8.4034" calcext:value-type="float">
            <text:p>8.4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4.3316" calcext:value-type="float">
            <text:p>4.3316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table:formula="of:=[.A61]-0.988" office:value-type="float" office:value="6.375" calcext:value-type="float">
            <text:p>6.375</text:p>
          </table:table-cell>
          <table:table-cell office:value-type="float" office:value="58.2785" calcext:value-type="float">
            <text:p>58.2785</text:p>
          </table:table-cell>
          <table:table-cell office:value-type="float" office:value="2.9125" calcext:value-type="float">
            <text:p>2.9125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4332" calcext:value-type="float">
            <text:p>0.4332</text:p>
          </table:table-cell>
          <table:table-cell office:value-type="float" office:value="5.6949" calcext:value-type="float">
            <text:p>5.694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3216" calcext:value-type="float">
            <text:p>-0.3216</text:p>
          </table:table-cell>
          <table:table-cell office:value-type="float" office:value="4.3324" calcext:value-type="float">
            <text:p>4.3324</text:p>
          </table:table-cell>
        </table:table-row>
        <table:table-row table:style-name="ro1">
          <table:table-cell office:value-type="float" office:value="7.487" calcext:value-type="float">
            <text:p>7.487</text:p>
          </table:table-cell>
          <table:table-cell table:formula="of:=[.A62]-0.988" office:value-type="float" office:value="6.499" calcext:value-type="float">
            <text:p>6.499</text:p>
          </table:table-cell>
          <table:table-cell office:value-type="float" office:value="58.2757" calcext:value-type="float">
            <text:p>58.2757</text:p>
          </table:table-cell>
          <table:table-cell office:value-type="float" office:value="2.9662" calcext:value-type="float">
            <text:p>2.9662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4.3328" calcext:value-type="float">
            <text:p>4.3328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table:formula="of:=[.A63]-0.988" office:value-type="float" office:value="6.624" calcext:value-type="float">
            <text:p>6.624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204" calcext:value-type="float">
            <text:p>3.020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333" calcext:value-type="float">
            <text:p>0.4333</text:p>
          </table:table-cell>
          <table:table-cell office:value-type="float" office:value="1.6777" calcext:value-type="float">
            <text:p>1.6777</text:p>
          </table:table-cell>
          <table:table-cell office:value-type="float" office:value="-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7.738" calcext:value-type="float">
            <text:p>7.738</text:p>
          </table:table-cell>
          <table:table-cell table:formula="of:=[.A64]-0.988" office:value-type="float" office:value="6.75" calcext:value-type="float">
            <text:p>6.75</text:p>
          </table:table-cell>
          <table:table-cell office:value-type="float" office:value="58.2769" calcext:value-type="float">
            <text:p>58.2769</text:p>
          </table:table-cell>
          <table:table-cell office:value-type="float" office:value="3.075" calcext:value-type="float">
            <text:p>3.07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5137" calcext:value-type="float">
            <text:p>0.5137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58" calcext:value-type="float">
            <text:p>0.2358</text:p>
          </table:table-cell>
          <table:table-cell office:value-type="float" office:value="4.3326" calcext:value-type="float">
            <text:p>4.3326</text:p>
          </table:table-cell>
        </table:table-row>
        <table:table-row table:style-name="ro1">
          <table:table-cell office:value-type="float" office:value="7.862" calcext:value-type="float">
            <text:p>7.862</text:p>
          </table:table-cell>
          <table:table-cell table:formula="of:=[.A65]-0.988" office:value-type="float" office:value="6.874" calcext:value-type="float">
            <text:p>6.874</text:p>
          </table:table-cell>
          <table:table-cell office:value-type="float" office:value="58.281" calcext:value-type="float">
            <text:p>58.281</text:p>
          </table:table-cell>
          <table:table-cell office:value-type="float" office:value="3.1287" calcext:value-type="float">
            <text:p>3.128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94" calcext:value-type="float">
            <text:p>0.4194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table:formula="of:=[.A66]-0.988" office:value-type="float" office:value="7" calcext:value-type="float">
            <text:p>7</text:p>
          </table:table-cell>
          <table:table-cell office:value-type="float" office:value="58.2874" calcext:value-type="float">
            <text:p>58.2874</text:p>
          </table:table-cell>
          <table:table-cell office:value-type="float" office:value="3.1833" calcext:value-type="float">
            <text:p>3.183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2017" calcext:value-type="float">
            <text:p>0.201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048" calcext:value-type="float">
            <text:p>0.6048</text:p>
          </table:table-cell>
          <table:table-cell office:value-type="float" office:value="4.331" calcext:value-type="float">
            <text:p>4.331</text:p>
          </table:table-cell>
        </table:table-row>
        <table:table-row table:style-name="ro1">
          <table:table-cell office:value-type="float" office:value="8.113" calcext:value-type="float">
            <text:p>8.113</text:p>
          </table:table-cell>
          <table:table-cell table:formula="of:=[.A67]-0.988" office:value-type="float" office:value="7.125" calcext:value-type="float">
            <text:p>7.125</text:p>
          </table:table-cell>
          <table:table-cell office:value-type="float" office:value="58.2961" calcext:value-type="float">
            <text:p>58.2961</text:p>
          </table:table-cell>
          <table:table-cell office:value-type="float" office:value="3.2374" calcext:value-type="float">
            <text:p>3.237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433" calcext:value-type="float">
            <text:p>0.433</text:p>
          </table:table-cell>
          <table:table-cell office:value-type="float" office:value="1.0546" calcext:value-type="float">
            <text:p>1.054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7868" calcext:value-type="float">
            <text:p>0.7868</text:p>
          </table:table-cell>
          <table:table-cell office:value-type="float" office:value="4.3297" calcext:value-type="float">
            <text:p>4.3297</text:p>
          </table:table-cell>
        </table:table-row>
        <table:table-row table:style-name="ro1">
          <table:table-cell office:value-type="float" office:value="8.238" calcext:value-type="float">
            <text:p>8.238</text:p>
          </table:table-cell>
          <table:table-cell table:formula="of:=[.A68]-0.988" office:value-type="float" office:value="7.25" calcext:value-type="float">
            <text:p>7.25</text:p>
          </table:table-cell>
          <table:table-cell office:value-type="float" office:value="58.3071" calcext:value-type="float">
            <text:p>58.3071</text:p>
          </table:table-cell>
          <table:table-cell office:value-type="float" office:value="3.2915" calcext:value-type="float">
            <text:p>3.291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4328" calcext:value-type="float">
            <text:p>0.4328</text:p>
          </table:table-cell>
          <table:table-cell office:value-type="float" office:value="2.5347" calcext:value-type="float">
            <text:p>2.5347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664" calcext:value-type="float">
            <text:p>0.9664</text:p>
          </table:table-cell>
          <table:table-cell office:value-type="float" office:value="4.3281" calcext:value-type="float">
            <text:p>4.3281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 table:formula="of:=[.A69]-0.988" office:value-type="float" office:value="7.374" calcext:value-type="float">
            <text:p>7.374</text:p>
          </table:table-cell>
          <table:table-cell office:value-type="float" office:value="58.3202" calcext:value-type="float">
            <text:p>58.3202</text:p>
          </table:table-cell>
          <table:table-cell office:value-type="float" office:value="3.3452" calcext:value-type="float">
            <text:p>3.3452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4326" calcext:value-type="float">
            <text:p>0.4326</text:p>
          </table:table-cell>
          <table:table-cell office:value-type="float" office:value="4.5518" calcext:value-type="float">
            <text:p>4.551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18" calcext:value-type="float">
            <text:p>1.1418</text:p>
          </table:table-cell>
          <table:table-cell office:value-type="float" office:value="4.3262" calcext:value-type="float">
            <text:p>4.3262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table:formula="of:=[.A70]-0.988" office:value-type="float" office:value="7.5" calcext:value-type="float">
            <text:p>7.5</text:p>
          </table:table-cell>
          <table:table-cell office:value-type="float" office:value="58.3357" calcext:value-type="float">
            <text:p>58.3357</text:p>
          </table:table-cell>
          <table:table-cell office:value-type="float" office:value="3.3997" calcext:value-type="float">
            <text:p>3.399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4324" calcext:value-type="float">
            <text:p>0.4324</text:p>
          </table:table-cell>
          <table:table-cell office:value-type="float" office:value="7.0625" calcext:value-type="float">
            <text:p>7.06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165" calcext:value-type="float">
            <text:p>1.3165</text:p>
          </table:table-cell>
          <table:table-cell office:value-type="float" office:value="4.3239" calcext:value-type="float">
            <text:p>4.3239</text:p>
          </table:table-cell>
        </table:table-row>
        <table:table-row table:style-name="ro1">
          <table:table-cell office:value-type="float" office:value="8.612" calcext:value-type="float">
            <text:p>8.612</text:p>
          </table:table-cell>
          <table:table-cell table:formula="of:=[.A71]-0.988" office:value-type="float" office:value="7.624" calcext:value-type="float">
            <text:p>7.624</text:p>
          </table:table-cell>
          <table:table-cell office:value-type="float" office:value="58.353" calcext:value-type="float">
            <text:p>58.353</text:p>
          </table:table-cell>
          <table:table-cell office:value-type="float" office:value="3.4533" calcext:value-type="float">
            <text:p>3.4533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321" calcext:value-type="float">
            <text:p>0.4321</text:p>
          </table:table-cell>
          <table:table-cell office:value-type="float" office:value="9.869" calcext:value-type="float">
            <text:p>9.8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846" calcext:value-type="float">
            <text:p>1.4846</text:p>
          </table:table-cell>
          <table:table-cell office:value-type="float" office:value="4.3213" calcext:value-type="float">
            <text:p>4.3213</text:p>
          </table:table-cell>
        </table:table-row>
        <table:table-row table:style-name="ro1">
          <table:table-cell office:value-type="float" office:value="8.738" calcext:value-type="float">
            <text:p>8.738</text:p>
          </table:table-cell>
          <table:table-cell table:formula="of:=[.A72]-0.988" office:value-type="float" office:value="7.75" calcext:value-type="float">
            <text:p>7.75</text:p>
          </table:table-cell>
          <table:table-cell office:value-type="float" office:value="58.3728" calcext:value-type="float">
            <text:p>58.3728</text:p>
          </table:table-cell>
          <table:table-cell office:value-type="float" office:value="3.5077" calcext:value-type="float">
            <text:p>3.50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4318" calcext:value-type="float">
            <text:p>0.4318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509" calcext:value-type="float">
            <text:p>1.6509</text:p>
          </table:table-cell>
          <table:table-cell office:value-type="float" office:value="4.3184" calcext:value-type="float">
            <text:p>4.3184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table:formula="of:=[.A73]-0.988" office:value-type="float" office:value="7.875" calcext:value-type="float">
            <text:p>7.875</text:p>
          </table:table-cell>
          <table:table-cell office:value-type="float" office:value="58.3944" calcext:value-type="float">
            <text:p>58.3944</text:p>
          </table:table-cell>
          <table:table-cell office:value-type="float" office:value="3.5617" calcext:value-type="float">
            <text:p>3.561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4315" calcext:value-type="float">
            <text:p>0.4315</text:p>
          </table:table-cell>
          <table:table-cell office:value-type="float" office:value="16.0165" calcext:value-type="float">
            <text:p>16.016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109" calcext:value-type="float">
            <text:p>1.8109</text:p>
          </table:table-cell>
          <table:table-cell office:value-type="float" office:value="4.3152" calcext:value-type="float">
            <text:p>4.315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 table:formula="of:=[.A74]-0.988" office:value-type="float" office:value="8" calcext:value-type="float">
            <text:p>8</text:p>
          </table:table-cell>
          <table:table-cell office:value-type="float" office:value="58.4181" calcext:value-type="float">
            <text:p>58.4181</text:p>
          </table:table-cell>
          <table:table-cell office:value-type="float" office:value="3.6156" calcext:value-type="float">
            <text:p>3.6156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4312" calcext:value-type="float">
            <text:p>0.4312</text:p>
          </table:table-cell>
          <table:table-cell office:value-type="float" office:value="19.0207" calcext:value-type="float">
            <text:p>19.02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9656" calcext:value-type="float">
            <text:p>1.9656</text:p>
          </table:table-cell>
          <table:table-cell office:value-type="float" office:value="4.3117" calcext:value-type="float">
            <text:p>4.3117</text:p>
          </table:table-cell>
        </table:table-row>
        <table:table-row table:style-name="ro1">
          <table:table-cell office:value-type="float" office:value="9.112" calcext:value-type="float">
            <text:p>9.112</text:p>
          </table:table-cell>
          <table:table-cell table:formula="of:=[.A75]-0.988" office:value-type="float" office:value="8.124" calcext:value-type="float">
            <text:p>8.124</text:p>
          </table:table-cell>
          <table:table-cell office:value-type="float" office:value="58.4433" calcext:value-type="float">
            <text:p>58.4433</text:p>
          </table:table-cell>
          <table:table-cell office:value-type="float" office:value="3.669" calcext:value-type="float">
            <text:p>3.66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308" calcext:value-type="float">
            <text:p>0.4308</text:p>
          </table:table-cell>
          <table:table-cell office:value-type="float" office:value="21.776" calcext:value-type="float">
            <text:p>21.77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1132" calcext:value-type="float">
            <text:p>2.1132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table:formula="of:=[.A76]-0.988" office:value-type="float" office:value="8.25" calcext:value-type="float">
            <text:p>8.25</text:p>
          </table:table-cell>
          <table:table-cell office:value-type="float" office:value="58.4709" calcext:value-type="float">
            <text:p>58.4709</text:p>
          </table:table-cell>
          <table:table-cell office:value-type="float" office:value="3.7233" calcext:value-type="float">
            <text:p>3.723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4304" calcext:value-type="float">
            <text:p>0.4304</text:p>
          </table:table-cell>
          <table:table-cell office:value-type="float" office:value="24.2165" calcext:value-type="float">
            <text:p>24.216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2569" calcext:value-type="float">
            <text:p>2.2569</text:p>
          </table:table-cell>
          <table:table-cell office:value-type="float" office:value="4.3039" calcext:value-type="float">
            <text:p>4.3039</text:p>
          </table:table-cell>
        </table:table-row>
        <table:table-row table:style-name="ro1">
          <table:table-cell office:value-type="float" office:value="9.363" calcext:value-type="float">
            <text:p>9.363</text:p>
          </table:table-cell>
          <table:table-cell table:formula="of:=[.A77]-0.988" office:value-type="float" office:value="8.375" calcext:value-type="float">
            <text:p>8.375</text:p>
          </table:table-cell>
          <table:table-cell office:value-type="float" office:value="58.5" calcext:value-type="float">
            <text:p>58.5</text:p>
          </table:table-cell>
          <table:table-cell office:value-type="float" office:value="3.7771" calcext:value-type="float">
            <text:p>3.7771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3" calcext:value-type="float">
            <text:p>0.43</text:p>
          </table:table-cell>
          <table:table-cell office:value-type="float" office:value="26.1681" calcext:value-type="float">
            <text:p>26.168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3928" calcext:value-type="float">
            <text:p>2.3928</text:p>
          </table:table-cell>
          <table:table-cell office:value-type="float" office:value="4.2996" calcext:value-type="float">
            <text:p>4.2996</text:p>
          </table:table-cell>
        </table:table-row>
        <table:table-row table:style-name="ro1">
          <table:table-cell office:value-type="float" office:value="9.488" calcext:value-type="float">
            <text:p>9.488</text:p>
          </table:table-cell>
          <table:table-cell table:formula="of:=[.A78]-0.988" office:value-type="float" office:value="8.5" calcext:value-type="float">
            <text:p>8.5</text:p>
          </table:table-cell>
          <table:table-cell office:value-type="float" office:value="58.5307" calcext:value-type="float">
            <text:p>58.5307</text:p>
          </table:table-cell>
          <table:table-cell office:value-type="float" office:value="3.8308" calcext:value-type="float">
            <text:p>3.8308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4295" calcext:value-type="float">
            <text:p>0.4295</text:p>
          </table:table-cell>
          <table:table-cell office:value-type="float" office:value="27.5632" calcext:value-type="float">
            <text:p>27.563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5216" calcext:value-type="float">
            <text:p>2.5216</text:p>
          </table:table-cell>
          <table:table-cell office:value-type="float" office:value="4.2951" calcext:value-type="float">
            <text:p>4.2951</text:p>
          </table:table-cell>
        </table:table-row>
        <table:table-row table:style-name="ro1">
          <table:table-cell office:value-type="float" office:value="9.613" calcext:value-type="float">
            <text:p>9.613</text:p>
          </table:table-cell>
          <table:table-cell table:formula="of:=[.A79]-0.988" office:value-type="float" office:value="8.625" calcext:value-type="float">
            <text:p>8.625</text:p>
          </table:table-cell>
          <table:table-cell office:value-type="float" office:value="58.563" calcext:value-type="float">
            <text:p>58.563</text:p>
          </table:table-cell>
          <table:table-cell office:value-type="float" office:value="3.8844" calcext:value-type="float">
            <text:p>3.884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429" calcext:value-type="float">
            <text:p>0.429</text:p>
          </table:table-cell>
          <table:table-cell office:value-type="float" office:value="28.3404" calcext:value-type="float">
            <text:p>28.3404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43" calcext:value-type="float">
            <text:p>2.643</text:p>
          </table:table-cell>
          <table:table-cell office:value-type="float" office:value="4.2904" calcext:value-type="float">
            <text:p>4.2904</text:p>
          </table:table-cell>
        </table:table-row>
        <table:table-row table:style-name="ro1">
          <table:table-cell office:value-type="float" office:value="9.738" calcext:value-type="float">
            <text:p>9.738</text:p>
          </table:table-cell>
          <table:table-cell table:formula="of:=[.A80]-0.988" office:value-type="float" office:value="8.75" calcext:value-type="float">
            <text:p>8.75</text:p>
          </table:table-cell>
          <table:table-cell office:value-type="float" office:value="58.5967" calcext:value-type="float">
            <text:p>58.5967</text:p>
          </table:table-cell>
          <table:table-cell office:value-type="float" office:value="3.938" calcext:value-type="float">
            <text:p>3.93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4285" calcext:value-type="float">
            <text:p>0.4285</text:p>
          </table:table-cell>
          <table:table-cell office:value-type="float" office:value="28.4671" calcext:value-type="float">
            <text:p>28.4671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567" calcext:value-type="float">
            <text:p>2.7567</text:p>
          </table:table-cell>
          <table:table-cell office:value-type="float" office:value="4.2854" calcext:value-type="float">
            <text:p>4.2854</text:p>
          </table:table-cell>
        </table:table-row>
        <table:table-row table:style-name="ro1">
          <table:table-cell office:value-type="float" office:value="9.863" calcext:value-type="float">
            <text:p>9.863</text:p>
          </table:table-cell>
          <table:table-cell table:formula="of:=[.A81]-0.988" office:value-type="float" office:value="8.875" calcext:value-type="float">
            <text:p>8.875</text:p>
          </table:table-cell>
          <table:table-cell office:value-type="float" office:value="58.6318" calcext:value-type="float">
            <text:p>58.6318</text:p>
          </table:table-cell>
          <table:table-cell office:value-type="float" office:value="3.9916" calcext:value-type="float">
            <text:p>3.9916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428" calcext:value-type="float">
            <text:p>0.428</text:p>
          </table:table-cell>
          <table:table-cell office:value-type="float" office:value="27.9416" calcext:value-type="float">
            <text:p>27.941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624" calcext:value-type="float">
            <text:p>2.8624</text:p>
          </table:table-cell>
          <table:table-cell office:value-type="float" office:value="4.2803" calcext:value-type="float">
            <text:p>4.2803</text:p>
          </table:table-cell>
        </table:table-row>
        <table:table-row table:style-name="ro1">
          <table:table-cell office:value-type="float" office:value="9.987" calcext:value-type="float">
            <text:p>9.987</text:p>
          </table:table-cell>
          <table:table-cell table:formula="of:=[.A82]-0.988" office:value-type="float" office:value="8.999" calcext:value-type="float">
            <text:p>8.999</text:p>
          </table:table-cell>
          <table:table-cell office:value-type="float" office:value="58.6679" calcext:value-type="float">
            <text:p>58.6679</text:p>
          </table:table-cell>
          <table:table-cell office:value-type="float" office:value="4.0446" calcext:value-type="float">
            <text:p>4.0446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75" calcext:value-type="float">
            <text:p>0.4275</text:p>
          </table:table-cell>
          <table:table-cell office:value-type="float" office:value="26.8033" calcext:value-type="float">
            <text:p>26.803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959" calcext:value-type="float">
            <text:p>2.959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3]-0.988" office:value-type="float" office:value="9.124" calcext:value-type="float">
            <text:p>9.124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4.098" calcext:value-type="float">
            <text:p>4.09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27" calcext:value-type="float">
            <text:p>0.427</text:p>
          </table:table-cell>
          <table:table-cell office:value-type="float" office:value="25.0901" calcext:value-type="float">
            <text:p>25.090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478" calcext:value-type="float">
            <text:p>3.0478</text:p>
          </table:table-cell>
          <table:table-cell office:value-type="float" office:value="4.2696" calcext:value-type="float">
            <text:p>4.2696</text:p>
          </table:table-cell>
        </table:table-row>
        <table:table-row table:style-name="ro1">
          <table:table-cell office:value-type="float" office:value="10.238" calcext:value-type="float">
            <text:p>10.238</text:p>
          </table:table-cell>
          <table:table-cell table:formula="of:=[.A84]-0.988" office:value-type="float" office:value="9.25" calcext:value-type="float">
            <text:p>9.25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4.1518" calcext:value-type="float">
            <text:p>4.1518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264" calcext:value-type="float">
            <text:p>0.4264</text:p>
          </table:table-cell>
          <table:table-cell office:value-type="float" office:value="22.8708" calcext:value-type="float">
            <text:p>22.870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285" calcext:value-type="float">
            <text:p>3.1285</text:p>
          </table:table-cell>
          <table:table-cell office:value-type="float" office:value="4.2639" calcext:value-type="float">
            <text:p>4.2639</text:p>
          </table:table-cell>
        </table:table-row>
        <table:table-row table:style-name="ro1">
          <table:table-cell office:value-type="float" office:value="10.363" calcext:value-type="float">
            <text:p>10.363</text:p>
          </table:table-cell>
          <table:table-cell table:formula="of:=[.A85]-0.988" office:value-type="float" office:value="9.375" calcext:value-type="float">
            <text:p>9.375</text:p>
          </table:table-cell>
          <table:table-cell office:value-type="float" office:value="58.784" calcext:value-type="float">
            <text:p>58.784</text:p>
          </table:table-cell>
          <table:table-cell office:value-type="float" office:value="4.205" calcext:value-type="float">
            <text:p>4.205</text:p>
          </table:table-cell>
          <table:table-cell office:value-type="float" office:value="0.32" calcext:value-type="float">
            <text:p>0.32</text:p>
          </table:table-cell>
          <table:table-cell office:value-type="float" office:value="0.4258" calcext:value-type="float">
            <text:p>0.4258</text:p>
          </table:table-cell>
          <table:table-cell office:value-type="float" office:value="20.2844" calcext:value-type="float">
            <text:p>20.284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995" calcext:value-type="float">
            <text:p>3.1995</text:p>
          </table:table-cell>
          <table:table-cell office:value-type="float" office:value="4.2582" calcext:value-type="float">
            <text:p>4.258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table:formula="of:=[.A86]-0.988" office:value-type="float" office:value="9.5" calcext:value-type="float">
            <text:p>9.5</text:p>
          </table:table-cell>
          <table:table-cell office:value-type="float" office:value="58.8244" calcext:value-type="float">
            <text:p>58.8244</text:p>
          </table:table-cell>
          <table:table-cell office:value-type="float" office:value="4.2582" calcext:value-type="float">
            <text:p>4.2582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252" calcext:value-type="float">
            <text:p>0.4252</text:p>
          </table:table-cell>
          <table:table-cell office:value-type="float" office:value="17.434" calcext:value-type="float">
            <text:p>17.43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2614" calcext:value-type="float">
            <text:p>3.2614</text:p>
          </table:table-cell>
          <table:table-cell office:value-type="float" office:value="4.2523" calcext:value-type="float">
            <text:p>4.2523</text:p>
          </table:table-cell>
        </table:table-row>
        <table:table-row table:style-name="ro1">
          <table:table-cell office:value-type="float" office:value="10.612" calcext:value-type="float">
            <text:p>10.612</text:p>
          </table:table-cell>
          <table:table-cell table:formula="of:=[.A87]-0.988" office:value-type="float" office:value="9.624" calcext:value-type="float">
            <text:p>9.624</text:p>
          </table:table-cell>
          <table:table-cell office:value-type="float" office:value="58.8651" calcext:value-type="float">
            <text:p>58.8651</text:p>
          </table:table-cell>
          <table:table-cell office:value-type="float" office:value="4.3109" calcext:value-type="float">
            <text:p>4.3109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4246" calcext:value-type="float">
            <text:p>0.4246</text:p>
          </table:table-cell>
          <table:table-cell office:value-type="float" office:value="14.473" calcext:value-type="float">
            <text:p>14.47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135" calcext:value-type="float">
            <text:p>3.3135</text:p>
          </table:table-cell>
          <table:table-cell office:value-type="float" office:value="4.2464" calcext:value-type="float">
            <text:p>4.2464</text:p>
          </table:table-cell>
        </table:table-row>
        <table:table-row table:style-name="ro1">
          <table:table-cell office:value-type="float" office:value="10.738" calcext:value-type="float">
            <text:p>10.738</text:p>
          </table:table-cell>
          <table:table-cell table:formula="of:=[.A88]-0.988" office:value-type="float" office:value="9.75" calcext:value-type="float">
            <text:p>9.75</text:p>
          </table:table-cell>
          <table:table-cell office:value-type="float" office:value="58.9072" calcext:value-type="float">
            <text:p>58.9072</text:p>
          </table:table-cell>
          <table:table-cell office:value-type="float" office:value="4.3644" calcext:value-type="float">
            <text:p>4.3644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424" calcext:value-type="float">
            <text:p>0.424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71" calcext:value-type="float">
            <text:p>3.3571</text:p>
          </table:table-cell>
          <table:table-cell office:value-type="float" office:value="4.2404" calcext:value-type="float">
            <text:p>4.2404</text:p>
          </table:table-cell>
        </table:table-row>
        <table:table-row table:style-name="ro1">
          <table:table-cell office:value-type="float" office:value="10.862" calcext:value-type="float">
            <text:p>10.862</text:p>
          </table:table-cell>
          <table:table-cell table:formula="of:=[.A89]-0.988" office:value-type="float" office:value="9.874" calcext:value-type="float">
            <text:p>9.874</text:p>
          </table:table-cell>
          <table:table-cell office:value-type="float" office:value="58.949" calcext:value-type="float">
            <text:p>58.949</text:p>
          </table:table-cell>
          <table:table-cell office:value-type="float" office:value="4.4169" calcext:value-type="float">
            <text:p>4.4169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234" calcext:value-type="float">
            <text:p>0.4234</text:p>
          </table:table-cell>
          <table:table-cell office:value-type="float" office:value="8.6307" calcext:value-type="float">
            <text:p>8.630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05" calcext:value-type="float">
            <text:p>3.3905</text:p>
          </table:table-cell>
          <table:table-cell office:value-type="float" office:value="4.2344" calcext:value-type="float">
            <text:p>4.2344</text:p>
          </table:table-cell>
        </table:table-row>
        <table:table-row table:style-name="ro1">
          <table:table-cell office:value-type="float" office:value="10.988" calcext:value-type="float">
            <text:p>10.988</text:p>
          </table:table-cell>
          <table:table-cell table:formula="of:=[.A90]-0.988" office:value-type="float" office:value="10" calcext:value-type="float">
            <text:p>10</text:p>
          </table:table-cell>
          <table:table-cell office:value-type="float" office:value="58.9919" calcext:value-type="float">
            <text:p>58.9919</text:p>
          </table:table-cell>
          <table:table-cell office:value-type="float" office:value="4.4702" calcext:value-type="float">
            <text:p>4.470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228" calcext:value-type="float">
            <text:p>0.4228</text:p>
          </table:table-cell>
          <table:table-cell office:value-type="float" office:value="6.0099" calcext:value-type="float">
            <text:p>6.009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49" calcext:value-type="float">
            <text:p>3.4149</text:p>
          </table:table-cell>
          <table:table-cell office:value-type="float" office:value="4.2282" calcext:value-type="float">
            <text:p>4.2282</text:p>
          </table:table-cell>
        </table:table-row>
        <table:table-row table:style-name="ro1">
          <table:table-cell office:value-type="float" office:value="11.113" calcext:value-type="float">
            <text:p>11.113</text:p>
          </table:table-cell>
          <table:table-cell table:formula="of:=[.A91]-0.988" office:value-type="float" office:value="10.125" calcext:value-type="float">
            <text:p>10.125</text:p>
          </table:table-cell>
          <table:table-cell office:value-type="float" office:value="59.0347" calcext:value-type="float">
            <text:p>59.0347</text:p>
          </table:table-cell>
          <table:table-cell office:value-type="float" office:value="4.5231" calcext:value-type="float">
            <text:p>4.5231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4222" calcext:value-type="float">
            <text:p>0.4222</text:p>
          </table:table-cell>
          <table:table-cell office:value-type="float" office:value="3.778" calcext:value-type="float">
            <text:p>3.778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95" calcext:value-type="float">
            <text:p>3.4295</text:p>
          </table:table-cell>
          <table:table-cell office:value-type="float" office:value="4.2221" calcext:value-type="float">
            <text:p>4.2221</text:p>
          </table:table-cell>
        </table:table-row>
        <table:table-row table:style-name="ro1">
          <table:table-cell office:value-type="float" office:value="11.238" calcext:value-type="float">
            <text:p>11.238</text:p>
          </table:table-cell>
          <table:table-cell table:formula="of:=[.A92]-0.988" office:value-type="float" office:value="10.25" calcext:value-type="float">
            <text:p>10.25</text:p>
          </table:table-cell>
          <table:table-cell office:value-type="float" office:value="59.0776" calcext:value-type="float">
            <text:p>59.0776</text:p>
          </table:table-cell>
          <table:table-cell office:value-type="float" office:value="4.5758" calcext:value-type="float">
            <text:p>4.575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0065" calcext:value-type="float">
            <text:p>2.006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5" calcext:value-type="float">
            <text:p>3.4345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float" office:value="11.363" calcext:value-type="float">
            <text:p>11.363</text:p>
          </table:table-cell>
          <table:table-cell table:formula="of:=[.A93]-0.988" office:value-type="float" office:value="10.375" calcext:value-type="float">
            <text:p>10.375</text:p>
          </table:table-cell>
          <table:table-cell office:value-type="float" office:value="59.1205" calcext:value-type="float">
            <text:p>59.1205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7672" calcext:value-type="float">
            <text:p>0.7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99" calcext:value-type="float">
            <text:p>3.4299</text:p>
          </table:table-cell>
          <table:table-cell office:value-type="float" office:value="4.2098" calcext:value-type="float">
            <text:p>4.2098</text:p>
          </table:table-cell>
        </table:table-row>
        <table:table-row table:style-name="ro1">
          <table:table-cell office:value-type="float" office:value="11.488" calcext:value-type="float">
            <text:p>11.488</text:p>
          </table:table-cell>
          <table:table-cell table:formula="of:=[.A94]-0.988" office:value-type="float" office:value="10.5" calcext:value-type="float">
            <text:p>10.5</text:p>
          </table:table-cell>
          <table:table-cell office:value-type="float" office:value="59.1633" calcext:value-type="float">
            <text:p>59.1633</text:p>
          </table:table-cell>
          <table:table-cell office:value-type="float" office:value="4.681" calcext:value-type="float">
            <text:p>4.68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1076" calcext:value-type="float">
            <text:p>0.10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59" calcext:value-type="float">
            <text:p>3.4159</text:p>
          </table:table-cell>
          <table:table-cell office:value-type="float" office:value="4.2038" calcext:value-type="float">
            <text:p>4.2038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5]-0.988" office:value-type="float" office:value="10.625" calcext:value-type="float">
            <text:p>10.625</text:p>
          </table:table-cell>
          <table:table-cell office:value-type="float" office:value="59.2059" calcext:value-type="float">
            <text:p>59.2059</text:p>
          </table:table-cell>
          <table:table-cell office:value-type="float" office:value="4.7336" calcext:value-type="float">
            <text:p>4.7336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0489" calcext:value-type="float">
            <text:p>0.048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25" calcext:value-type="float">
            <text:p>3.3925</text:p>
          </table:table-cell>
          <table:table-cell office:value-type="float" office:value="4.1977" calcext:value-type="float">
            <text:p>4.1977</text:p>
          </table:table-cell>
        </table:table-row>
        <table:table-row table:style-name="ro1">
          <table:table-cell office:value-type="float" office:value="11.738" calcext:value-type="float">
            <text:p>11.738</text:p>
          </table:table-cell>
          <table:table-cell table:formula="of:=[.A96]-0.988" office:value-type="float" office:value="10.75" calcext:value-type="float">
            <text:p>10.75</text:p>
          </table:table-cell>
          <table:table-cell office:value-type="float" office:value="59.2481" calcext:value-type="float">
            <text:p>59.2481</text:p>
          </table:table-cell>
          <table:table-cell office:value-type="float" office:value="4.786" calcext:value-type="float">
            <text:p>4.7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5861" calcext:value-type="float">
            <text:p>0.5861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98" calcext:value-type="float">
            <text:p>3.3598</text:p>
          </table:table-cell>
          <table:table-cell office:value-type="float" office:value="4.1917" calcext:value-type="float">
            <text:p>4.1917</text:p>
          </table:table-cell>
        </table:table-row>
        <table:table-row table:style-name="ro1">
          <table:table-cell office:value-type="float" office:value="11.863" calcext:value-type="float">
            <text:p>11.863</text:p>
          </table:table-cell>
          <table:table-cell table:formula="of:=[.A97]-0.988" office:value-type="float" office:value="10.875" calcext:value-type="float">
            <text:p>10.875</text:p>
          </table:table-cell>
          <table:table-cell office:value-type="float" office:value="59.2898" calcext:value-type="float">
            <text:p>59.2898</text:p>
          </table:table-cell>
          <table:table-cell office:value-type="float" office:value="4.8383" calcext:value-type="float">
            <text:p>4.8383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4186" calcext:value-type="float">
            <text:p>0.4186</text:p>
          </table:table-cell>
          <table:table-cell office:value-type="float" office:value="1.6882" calcext:value-type="float">
            <text:p>1.6882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3179" calcext:value-type="float">
            <text:p>3.3179</text:p>
          </table:table-cell>
          <table:table-cell office:value-type="float" office:value="4.1858" calcext:value-type="float">
            <text:p>4.1858</text:p>
          </table:table-cell>
        </table:table-row>
        <table:table-row table:style-name="ro1">
          <table:table-cell office:value-type="float" office:value="11.988" calcext:value-type="float">
            <text:p>11.988</text:p>
          </table:table-cell>
          <table:table-cell table:formula="of:=[.A98]-0.988" office:value-type="float" office:value="11" calcext:value-type="float">
            <text:p>11</text:p>
          </table:table-cell>
          <table:table-cell office:value-type="float" office:value="59.331" calcext:value-type="float">
            <text:p>59.331</text:p>
          </table:table-cell>
          <table:table-cell office:value-type="float" office:value="4.8906" calcext:value-type="float">
            <text:p>4.8906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418" calcext:value-type="float">
            <text:p>0.418</text:p>
          </table:table-cell>
          <table:table-cell office:value-type="float" office:value="3.3001" calcext:value-type="float">
            <text:p>3.30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67" calcext:value-type="float">
            <text:p>3.26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2.113" calcext:value-type="float">
            <text:p>12.113</text:p>
          </table:table-cell>
          <table:table-cell table:formula="of:=[.A99]-0.988" office:value-type="float" office:value="11.125" calcext:value-type="float">
            <text:p>11.125</text:p>
          </table:table-cell>
          <table:table-cell office:value-type="float" office:value="59.3715" calcext:value-type="float">
            <text:p>59.3715</text:p>
          </table:table-cell>
          <table:table-cell office:value-type="float" office:value="4.9428" calcext:value-type="float">
            <text:p>4.942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174" calcext:value-type="float">
            <text:p>0.4174</text:p>
          </table:table-cell>
          <table:table-cell office:value-type="float" office:value="5.3457" calcext:value-type="float">
            <text:p>5.3457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073" calcext:value-type="float">
            <text:p>3.2073</text:p>
          </table:table-cell>
          <table:table-cell office:value-type="float" office:value="4.1743" calcext:value-type="float">
            <text:p>4.1743</text:p>
          </table:table-cell>
        </table:table-row>
        <table:table-row table:style-name="ro1">
          <table:table-cell office:value-type="float" office:value="12.237" calcext:value-type="float">
            <text:p>12.237</text:p>
          </table:table-cell>
          <table:table-cell table:formula="of:=[.A100]-0.988" office:value-type="float" office:value="11.249" calcext:value-type="float">
            <text:p>11.249</text:p>
          </table:table-cell>
          <table:table-cell office:value-type="float" office:value="59.4108" calcext:value-type="float">
            <text:p>59.4108</text:p>
          </table:table-cell>
          <table:table-cell office:value-type="float" office:value="4.9946" calcext:value-type="float">
            <text:p>4.9946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4169" calcext:value-type="float">
            <text:p>0.4169</text:p>
          </table:table-cell>
          <table:table-cell office:value-type="float" office:value="7.7109" calcext:value-type="float">
            <text:p>7.710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394" calcext:value-type="float">
            <text:p>3.1394</text:p>
          </table:table-cell>
          <table:table-cell office:value-type="float" office:value="4.1688" calcext:value-type="float">
            <text:p>4.1688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table:formula="of:=[.A101]-0.988" office:value-type="float" office:value="11.375" calcext:value-type="float">
            <text:p>11.375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5.0471" calcext:value-type="float">
            <text:p>5.047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163" calcext:value-type="float">
            <text:p>0.4163</text:p>
          </table:table-cell>
          <table:table-cell office:value-type="float" office:value="10.349" calcext:value-type="float">
            <text:p>10.34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621" calcext:value-type="float">
            <text:p>3.0621</text:p>
          </table:table-cell>
          <table:table-cell office:value-type="float" office:value="4.1633" calcext:value-type="float">
            <text:p>4.1633</text:p>
          </table:table-cell>
        </table:table-row>
        <table:table-row table:style-name="ro1">
          <table:table-cell office:value-type="float" office:value="12.488" calcext:value-type="float">
            <text:p>12.488</text:p>
          </table:table-cell>
          <table:table-cell table:formula="of:=[.A102]-0.988" office:value-type="float" office:value="11.5" calcext:value-type="float">
            <text:p>11.5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5.0991" calcext:value-type="float">
            <text:p>5.099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58" calcext:value-type="float">
            <text:p>0.4158</text:p>
          </table:table-cell>
          <table:table-cell office:value-type="float" office:value="13.0839" calcext:value-type="float">
            <text:p>13.083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771" calcext:value-type="float">
            <text:p>2.9771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 office:value-type="float" office:value="12.613" calcext:value-type="float">
            <text:p>12.613</text:p>
          </table:table-cell>
          <table:table-cell table:formula="of:=[.A103]-0.988" office:value-type="float" office:value="11.625" calcext:value-type="float">
            <text:p>11.625</text:p>
          </table:table-cell>
          <table:table-cell office:value-type="float" office:value="59.5243" calcext:value-type="float">
            <text:p>59.5243</text:p>
          </table:table-cell>
          <table:table-cell office:value-type="float" office:value="5.151" calcext:value-type="float">
            <text:p>5.15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53" calcext:value-type="float">
            <text:p>0.4153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1529" calcext:value-type="float">
            <text:p>4.1529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table:formula="of:=[.A104]-0.988" office:value-type="float" office:value="11.75" calcext:value-type="float">
            <text:p>11.75</text:p>
          </table:table-cell>
          <table:table-cell office:value-type="float" office:value="59.5597" calcext:value-type="float">
            <text:p>59.5597</text:p>
          </table:table-cell>
          <table:table-cell office:value-type="float" office:value="5.2029" calcext:value-type="float">
            <text:p>5.2029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4148" calcext:value-type="float">
            <text:p>0.4148</text:p>
          </table:table-cell>
          <table:table-cell office:value-type="float" office:value="18.4292" calcext:value-type="float">
            <text:p>18.429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835" calcext:value-type="float">
            <text:p>2.783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12.863" calcext:value-type="float">
            <text:p>12.863</text:p>
          </table:table-cell>
          <table:table-cell table:formula="of:=[.A105]-0.988" office:value-type="float" office:value="11.875" calcext:value-type="float">
            <text:p>11.875</text:p>
          </table:table-cell>
          <table:table-cell office:value-type="float" office:value="59.5939" calcext:value-type="float">
            <text:p>59.5939</text:p>
          </table:table-cell>
          <table:table-cell office:value-type="float" office:value="5.2547" calcext:value-type="float">
            <text:p>5.2547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4143" calcext:value-type="float">
            <text:p>0.4143</text:p>
          </table:table-cell>
          <table:table-cell office:value-type="float" office:value="20.8107" calcext:value-type="float">
            <text:p>20.8107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756" calcext:value-type="float">
            <text:p>2.6756</text:p>
          </table:table-cell>
          <table:table-cell office:value-type="float" office:value="4.1432" calcext:value-type="float">
            <text:p>4.1432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table:formula="of:=[.A106]-0.988" office:value-type="float" office:value="12.002" calcext:value-type="float">
            <text:p>12.002</text:p>
          </table:table-cell>
          <table:table-cell office:value-type="float" office:value="59.6271" calcext:value-type="float">
            <text:p>59.6271</text:p>
          </table:table-cell>
          <table:table-cell office:value-type="float" office:value="5.3073" calcext:value-type="float">
            <text:p>5.3073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4139" calcext:value-type="float">
            <text:p>0.4139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587" calcext:value-type="float">
            <text:p>2.5587</text:p>
          </table:table-cell>
          <table:table-cell office:value-type="float" office:value="4.1386" calcext:value-type="float">
            <text:p>4.1386</text:p>
          </table:table-cell>
        </table:table-row>
        <table:table-row table:style-name="ro1">
          <table:table-cell office:value-type="float" office:value="13.113" calcext:value-type="float">
            <text:p>13.113</text:p>
          </table:table-cell>
          <table:table-cell table:formula="of:=[.A107]-0.988" office:value-type="float" office:value="12.125" calcext:value-type="float">
            <text:p>12.125</text:p>
          </table:table-cell>
          <table:table-cell office:value-type="float" office:value="59.6578" calcext:value-type="float">
            <text:p>59.6578</text:p>
          </table:table-cell>
          <table:table-cell office:value-type="float" office:value="5.3582" calcext:value-type="float">
            <text:p>5.358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134" calcext:value-type="float">
            <text:p>0.4134</text:p>
          </table:table-cell>
          <table:table-cell office:value-type="float" office:value="24.4948" calcext:value-type="float">
            <text:p>24.494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389" calcext:value-type="float">
            <text:p>2.4389</text:p>
          </table:table-cell>
          <table:table-cell office:value-type="float" office:value="4.1344" calcext:value-type="float">
            <text:p>4.1344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 table:formula="of:=[.A108]-0.988" office:value-type="float" office:value="12.25" calcext:value-type="float">
            <text:p>12.25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.4098" calcext:value-type="float">
            <text:p>5.409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413" calcext:value-type="float">
            <text:p>0.413</text:p>
          </table:table-cell>
          <table:table-cell office:value-type="float" office:value="25.6453" calcext:value-type="float">
            <text:p>25.645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108" calcext:value-type="float">
            <text:p>2.3108</text:p>
          </table:table-cell>
          <table:table-cell office:value-type="float" office:value="4.1302" calcext:value-type="float">
            <text:p>4.1302</text:p>
          </table:table-cell>
        </table:table-row>
        <table:table-row table:style-name="ro1">
          <table:table-cell office:value-type="float" office:value="13.362" calcext:value-type="float">
            <text:p>13.362</text:p>
          </table:table-cell>
          <table:table-cell table:formula="of:=[.A109]-0.988" office:value-type="float" office:value="12.374" calcext:value-type="float">
            <text:p>12.374</text:p>
          </table:table-cell>
          <table:table-cell office:value-type="float" office:value="59.7154" calcext:value-type="float">
            <text:p>59.7154</text:p>
          </table:table-cell>
          <table:table-cell office:value-type="float" office:value="5.461" calcext:value-type="float">
            <text:p>5.461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26.2636" calcext:value-type="float">
            <text:p>26.263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1778" calcext:value-type="float">
            <text:p>2.1778</text:p>
          </table:table-cell>
          <table:table-cell office:value-type="float" office:value="4.1264" calcext:value-type="float">
            <text:p>4.1264</text:p>
          </table:table-cell>
        </table:table-row>
        <table:table-row table:style-name="ro1">
          <table:table-cell office:value-type="float" office:value="13.487" calcext:value-type="float">
            <text:p>13.487</text:p>
          </table:table-cell>
          <table:table-cell table:formula="of:=[.A110]-0.988" office:value-type="float" office:value="12.499" calcext:value-type="float">
            <text:p>12.499</text:p>
          </table:table-cell>
          <table:table-cell office:value-type="float" office:value="59.7417" calcext:value-type="float">
            <text:p>59.7417</text:p>
          </table:table-cell>
          <table:table-cell office:value-type="float" office:value="5.5126" calcext:value-type="float">
            <text:p>5.5126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123" calcext:value-type="float">
            <text:p>0.4123</text:p>
          </table:table-cell>
          <table:table-cell office:value-type="float" office:value="26.3364" calcext:value-type="float">
            <text:p>26.3364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38" calcext:value-type="float">
            <text:p>2.038</text:p>
          </table:table-cell>
          <table:table-cell office:value-type="float" office:value="4.1227" calcext:value-type="float">
            <text:p>4.1227</text:p>
          </table:table-cell>
        </table:table-row>
        <table:table-row table:style-name="ro1">
          <table:table-cell office:value-type="float" office:value="13.613" calcext:value-type="float">
            <text:p>13.613</text:p>
          </table:table-cell>
          <table:table-cell table:formula="of:=[.A111]-0.988" office:value-type="float" office:value="12.625" calcext:value-type="float">
            <text:p>12.625</text:p>
          </table:table-cell>
          <table:table-cell office:value-type="float" office:value="59.7665" calcext:value-type="float">
            <text:p>59.7665</text:p>
          </table:table-cell>
          <table:table-cell office:value-type="float" office:value="5.5645" calcext:value-type="float">
            <text:p>5.5645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4119" calcext:value-type="float">
            <text:p>0.4119</text:p>
          </table:table-cell>
          <table:table-cell office:value-type="float" office:value="25.85" calcext:value-type="float">
            <text:p>25.8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918" calcext:value-type="float">
            <text:p>1.8918</text:p>
          </table:table-cell>
          <table:table-cell office:value-type="float" office:value="4.1193" calcext:value-type="float">
            <text:p>4.1193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table:formula="of:=[.A112]-0.988" office:value-type="float" office:value="12.749" calcext:value-type="float">
            <text:p>12.74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.6156" calcext:value-type="float">
            <text:p>5.615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24.8448" calcext:value-type="float">
            <text:p>24.844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43" calcext:value-type="float">
            <text:p>1.743</text:p>
          </table:table-cell>
          <table:table-cell office:value-type="float" office:value="4.1162" calcext:value-type="float">
            <text:p>4.1162</text:p>
          </table:table-cell>
        </table:table-row>
        <table:table-row table:style-name="ro1">
          <table:table-cell office:value-type="float" office:value="13.862" calcext:value-type="float">
            <text:p>13.862</text:p>
          </table:table-cell>
          <table:table-cell table:formula="of:=[.A113]-0.988" office:value-type="float" office:value="12.874" calcext:value-type="float">
            <text:p>12.874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5.667" calcext:value-type="float">
            <text:p>5.667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23.3471" calcext:value-type="float">
            <text:p>23.3471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5886" calcext:value-type="float">
            <text:p>1.5886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table:formula="of:=[.A114]-0.988" office:value-type="float" office:value="12.999" calcext:value-type="float">
            <text:p>12.999</text:p>
          </table:table-cell>
          <table:table-cell office:value-type="float" office:value="59.8287" calcext:value-type="float">
            <text:p>59.8287</text:p>
          </table:table-cell>
          <table:table-cell office:value-type="float" office:value="5.7184" calcext:value-type="float">
            <text:p>5.71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427" calcext:value-type="float">
            <text:p>21.4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3" calcext:value-type="float">
            <text:p>1.43</text:p>
          </table:table-cell>
          <table:table-cell office:value-type="float" office:value="4.1108" calcext:value-type="float">
            <text:p>4.110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table:formula="of:=[.A115]-0.988" office:value-type="float" office:value="13.124" calcext:value-type="float">
            <text:p>13.124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5.7698" calcext:value-type="float">
            <text:p>5.769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678" calcext:value-type="float">
            <text:p>1.2678</text:p>
          </table:table-cell>
          <table:table-cell office:value-type="float" office:value="4.1085" calcext:value-type="float">
            <text:p>4.1085</text:p>
          </table:table-cell>
        </table:table-row>
        <table:table-row table:style-name="ro1">
          <table:table-cell office:value-type="float" office:value="14.238" calcext:value-type="float">
            <text:p>14.238</text:p>
          </table:table-cell>
          <table:table-cell table:formula="of:=[.A116]-0.988" office:value-type="float" office:value="13.25" calcext:value-type="float">
            <text:p>13.25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5.8215" calcext:value-type="float">
            <text:p>5.821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01" calcext:value-type="float">
            <text:p>1.101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14.363" calcext:value-type="float">
            <text:p>14.363</text:p>
          </table:table-cell>
          <table:table-cell table:formula="of:=[.A117]-0.988" office:value-type="float" office:value="13.375" calcext:value-type="float">
            <text:p>13.375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5.8728" calcext:value-type="float">
            <text:p>5.8728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3.9853" calcext:value-type="float">
            <text:p>13.985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9327" calcext:value-type="float">
            <text:p>0.9327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14.488" calcext:value-type="float">
            <text:p>14.488</text:p>
          </table:table-cell>
          <table:table-cell table:formula="of:=[.A118]-0.988" office:value-type="float" office:value="13.5" calcext:value-type="float">
            <text:p>13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5.9241" calcext:value-type="float">
            <text:p>5.924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4103" calcext:value-type="float">
            <text:p>0.4103</text:p>
          </table:table-cell>
          <table:table-cell office:value-type="float" office:value="11.3026" calcext:value-type="float">
            <text:p>11.302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14.613" calcext:value-type="float">
            <text:p>14.613</text:p>
          </table:table-cell>
          <table:table-cell table:formula="of:=[.A119]-0.988" office:value-type="float" office:value="13.625" calcext:value-type="float">
            <text:p>13.625</text:p>
          </table:table-cell>
          <table:table-cell office:value-type="float" office:value="59.8923" calcext:value-type="float">
            <text:p>59.8923</text:p>
          </table:table-cell>
          <table:table-cell office:value-type="float" office:value="5.9754" calcext:value-type="float">
            <text:p>5.975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4102" calcext:value-type="float">
            <text:p>0.4102</text:p>
          </table:table-cell>
          <table:table-cell office:value-type="float" office:value="8.6993" calcext:value-type="float">
            <text:p>8.699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893" calcext:value-type="float">
            <text:p>0.5893</text:p>
          </table:table-cell>
          <table:table-cell office:value-type="float" office:value="4.102" calcext:value-type="float">
            <text:p>4.102</text:p>
          </table:table-cell>
        </table:table-row>
        <table:table-row table:style-name="ro1">
          <table:table-cell office:value-type="float" office:value="14.737" calcext:value-type="float">
            <text:p>14.737</text:p>
          </table:table-cell>
          <table:table-cell table:formula="of:=[.A120]-0.988" office:value-type="float" office:value="13.749" calcext:value-type="float">
            <text:p>13.749</text:p>
          </table:table-cell>
          <table:table-cell office:value-type="float" office:value="59.8985" calcext:value-type="float">
            <text:p>59.8985</text:p>
          </table:table-cell>
          <table:table-cell office:value-type="float" office:value="6.0263" calcext:value-type="float">
            <text:p>6.026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3009" calcext:value-type="float">
            <text:p>6.300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65" calcext:value-type="float">
            <text:p>0.416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14.863" calcext:value-type="float">
            <text:p>14.863</text:p>
          </table:table-cell>
          <table:table-cell table:formula="of:=[.A121]-0.988" office:value-type="float" office:value="13.875" calcext:value-type="float">
            <text:p>13.87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078" calcext:value-type="float">
            <text:p>6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152" calcext:value-type="float">
            <text:p>4.1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99" calcext:value-type="float">
            <text:p>0.2399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14.988" calcext:value-type="float">
            <text:p>14.988</text:p>
          </table:table-cell>
          <table:table-cell table:formula="of:=[.A122]-0.988" office:value-type="float" office:value="14" calcext:value-type="float">
            <text:p>14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292" calcext:value-type="float">
            <text:p>6.129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1" calcext:value-type="float">
            <text:p>0.41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112" calcext:value-type="float">
            <text:p>15.112</text:p>
          </table:table-cell>
          <table:table-cell table:formula="of:=[.A123]-0.988" office:value-type="float" office:value="14.124" calcext:value-type="float">
            <text:p>14.124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801" calcext:value-type="float">
            <text:p>6.18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1.0935" calcext:value-type="float">
            <text:p>1.0935</text:p>
          </table:table-cell>
          <table:table-cell office:value-type="float" office:value="0" calcext:value-type="float">
            <text:p>0</text:p>
          </table:table-cell>
          <table:table-cell office:value-type="float" office:value="-0.1106" calcext:value-type="float">
            <text:p>-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table:formula="of:=[.A124]-0.988" office:value-type="float" office:value="14.249" calcext:value-type="float">
            <text:p>14.249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2313" calcext:value-type="float">
            <text:p>6.231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15.362" calcext:value-type="float">
            <text:p>15.362</text:p>
          </table:table-cell>
          <table:table-cell table:formula="of:=[.A125]-0.988" office:value-type="float" office:value="14.374" calcext:value-type="float">
            <text:p>14.374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2826" calcext:value-type="float">
            <text:p>6.282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15.487" calcext:value-type="float">
            <text:p>15.487</text:p>
          </table:table-cell>
          <table:table-cell table:formula="of:=[.A126]-0.988" office:value-type="float" office:value="14.499" calcext:value-type="float">
            <text:p>14.499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6351" calcext:value-type="float">
            <text:p>-0.6351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15.613" calcext:value-type="float">
            <text:p>15.613</text:p>
          </table:table-cell>
          <table:table-cell table:formula="of:=[.A127]-0.988" office:value-type="float" office:value="14.625" calcext:value-type="float">
            <text:p>14.625</text:p>
          </table:table-cell>
          <table:table-cell office:value-type="float" office:value="59.8812" calcext:value-type="float">
            <text:p>59.8812</text:p>
          </table:table-cell>
          <table:table-cell office:value-type="float" office:value="0.1024" calcext:value-type="float">
            <text:p>0.1024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.0794" calcext:value-type="float">
            <text:p>1.079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15.737" calcext:value-type="float">
            <text:p>15.737</text:p>
          </table:table-cell>
          <table:table-cell table:formula="of:=[.A128]-0.988" office:value-type="float" office:value="14.749" calcext:value-type="float">
            <text:p>14.749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2.3795" calcext:value-type="float">
            <text:p>2.37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774" calcext:value-type="float">
            <text:p>-0.9774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15.863" calcext:value-type="float">
            <text:p>15.863</text:p>
          </table:table-cell>
          <table:table-cell table:formula="of:=[.A129]-0.988" office:value-type="float" office:value="14.875" calcext:value-type="float">
            <text:p>14.875</text:p>
          </table:table-cell>
          <table:table-cell office:value-type="float" office:value="59.8567" calcext:value-type="float">
            <text:p>59.8567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4107" calcext:value-type="float">
            <text:p>0.4107</text:p>
          </table:table-cell>
          <table:table-cell office:value-type="float" office:value="4.156" calcext:value-type="float">
            <text:p>4.15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464" calcext:value-type="float">
            <text:p>-1.1464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15.988" calcext:value-type="float">
            <text:p>15.988</text:p>
          </table:table-cell>
          <table:table-cell table:formula="of:=[.A130]-0.988" office:value-type="float" office:value="15" calcext:value-type="float">
            <text:p>15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0.2563" calcext:value-type="float">
            <text:p>0.2563</text:p>
          </table:table-cell>
          <table:table-cell office:value-type="float" office:value="-0.1311" calcext:value-type="float">
            <text:p>-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6.3003" calcext:value-type="float">
            <text:p>6.3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11" calcext:value-type="float">
            <text:p>-1.3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16.112" calcext:value-type="float">
            <text:p>16.112</text:p>
          </table:table-cell>
          <table:table-cell table:formula="of:=[.A131]-0.988" office:value-type="float" office:value="15.124" calcext:value-type="float">
            <text:p>15.124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0.3073" calcext:value-type="float">
            <text:p>0.307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717" calcext:value-type="float">
            <text:p>8.71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71" calcext:value-type="float">
            <text:p>-1.47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16.238" calcext:value-type="float">
            <text:p>16.238</text:p>
          </table:table-cell>
          <table:table-cell table:formula="of:=[.A132]-0.988" office:value-type="float" office:value="15.25" calcext:value-type="float">
            <text:p>15.25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0.3591" calcext:value-type="float">
            <text:p>0.359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298" calcext:value-type="float">
            <text:p>-1.6298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16.362" calcext:value-type="float">
            <text:p>16.362</text:p>
          </table:table-cell>
          <table:table-cell table:formula="of:=[.A133]-0.988" office:value-type="float" office:value="15.374" calcext:value-type="float">
            <text:p>15.374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0.4102" calcext:value-type="float">
            <text:p>0.4102</text:p>
          </table:table-cell>
          <table:table-cell office:value-type="float" office:value="-0.1782" calcext:value-type="float">
            <text:p>-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14.0605" calcext:value-type="float">
            <text:p>14.06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819" calcext:value-type="float">
            <text:p>-1.7819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16.487" calcext:value-type="float">
            <text:p>16.487</text:p>
          </table:table-cell>
          <table:table-cell table:formula="of:=[.A134]-0.988" office:value-type="float" office:value="15.499" calcext:value-type="float">
            <text:p>15.499</text:p>
          </table:table-cell>
          <table:table-cell office:value-type="float" office:value="59.7602" calcext:value-type="float">
            <text:p>59.7602</text:p>
          </table:table-cell>
          <table:table-cell office:value-type="float" office:value="0.4616" calcext:value-type="float">
            <text:p>0.4616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412" calcext:value-type="float">
            <text:p>0.412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16.613" calcext:value-type="float">
            <text:p>16.613</text:p>
          </table:table-cell>
          <table:table-cell table:formula="of:=[.A135]-0.988" office:value-type="float" office:value="15.625" calcext:value-type="float">
            <text:p>15.625</text:p>
          </table:table-cell>
          <table:table-cell office:value-type="float" office:value="59.7349" calcext:value-type="float">
            <text:p>59.7349</text:p>
          </table:table-cell>
          <table:table-cell office:value-type="float" office:value="0.5136" calcext:value-type="float">
            <text:p>0.5136</text:p>
          </table:table-cell>
          <table:table-cell office:value-type="float" office:value="-0.2075" calcext:value-type="float">
            <text:p>-0.2075</text:p>
          </table:table-cell>
          <table:table-cell office:value-type="float" office:value="0.4124" calcext:value-type="float">
            <text:p>0.4124</text:p>
          </table:table-cell>
          <table:table-cell office:value-type="float" office:value="19.3159" calcext:value-type="float">
            <text:p>19.315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2.0755" calcext:value-type="float">
            <text:p>-2.0755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table:formula="of:=[.A136]-0.988" office:value-type="float" office:value="15.75" calcext:value-type="float">
            <text:p>15.75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0.5652" calcext:value-type="float">
            <text:p>0.5652</text:p>
          </table:table-cell>
          <table:table-cell office:value-type="float" office:value="-0.2214" calcext:value-type="float">
            <text:p>-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1.6158" calcext:value-type="float">
            <text:p>21.6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2138" calcext:value-type="float">
            <text:p>-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16.863" calcext:value-type="float">
            <text:p>16.863</text:p>
          </table:table-cell>
          <table:table-cell table:formula="of:=[.A137]-0.988" office:value-type="float" office:value="15.875" calcext:value-type="float">
            <text:p>15.875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0.6168" calcext:value-type="float">
            <text:p>0.6168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3.5711" calcext:value-type="float">
            <text:p>23.57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463" calcext:value-type="float">
            <text:p>-2.3463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16.987" calcext:value-type="float">
            <text:p>16.987</text:p>
          </table:table-cell>
          <table:table-cell table:formula="of:=[.A138]-0.988" office:value-type="float" office:value="15.999" calcext:value-type="float">
            <text:p>15.999</text:p>
          </table:table-cell>
          <table:table-cell office:value-type="float" office:value="59.6497" calcext:value-type="float">
            <text:p>59.6497</text:p>
          </table:table-cell>
          <table:table-cell office:value-type="float" office:value="0.668" calcext:value-type="float">
            <text:p>0.66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0.4135" calcext:value-type="float">
            <text:p>0.4135</text:p>
          </table:table-cell>
          <table:table-cell office:value-type="float" office:value="25.0875" calcext:value-type="float">
            <text:p>25.0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4717" calcext:value-type="float">
            <text:p>-2.471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table:formula="of:=[.A139]-0.988" office:value-type="float" office:value="16.124" calcext:value-type="float">
            <text:p>16.124</text:p>
          </table:table-cell>
          <table:table-cell office:value-type="float" office:value="59.6181" calcext:value-type="float">
            <text:p>59.6181</text:p>
          </table:table-cell>
          <table:table-cell office:value-type="float" office:value="0.7197" calcext:value-type="float">
            <text:p>0.7197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1232" calcext:value-type="float">
            <text:p>26.12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5917" calcext:value-type="float">
            <text:p>-2.591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17.237" calcext:value-type="float">
            <text:p>17.237</text:p>
          </table:table-cell>
          <table:table-cell table:formula="of:=[.A140]-0.988" office:value-type="float" office:value="16.249" calcext:value-type="float">
            <text:p>16.249</text:p>
          </table:table-cell>
          <table:table-cell office:value-type="float" office:value="59.585" calcext:value-type="float">
            <text:p>59.585</text:p>
          </table:table-cell>
          <table:table-cell office:value-type="float" office:value="0.7715" calcext:value-type="float">
            <text:p>0.7715</text:p>
          </table:table-cell>
          <table:table-cell office:value-type="float" office:value="-0.2705" calcext:value-type="float">
            <text:p>-0.2705</text:p>
          </table:table-cell>
          <table:table-cell office:value-type="float" office:value="0.4144" calcext:value-type="float">
            <text:p>0.4144</text:p>
          </table:table-cell>
          <table:table-cell office:value-type="float" office:value="26.6175" calcext:value-type="float">
            <text:p>26.61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048" calcext:value-type="float">
            <text:p>-2.704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17.364" calcext:value-type="float">
            <text:p>17.364</text:p>
          </table:table-cell>
          <table:table-cell table:formula="of:=[.A141]-0.988" office:value-type="float" office:value="16.376" calcext:value-type="float">
            <text:p>16.376</text:p>
          </table:table-cell>
          <table:table-cell office:value-type="float" office:value="59.5499" calcext:value-type="float">
            <text:p>59.5499</text:p>
          </table:table-cell>
          <table:table-cell office:value-type="float" office:value="0.8242" calcext:value-type="float">
            <text:p>0.8242</text:p>
          </table:table-cell>
          <table:table-cell office:value-type="float" office:value="-0.2813" calcext:value-type="float">
            <text:p>-0.2813</text:p>
          </table:table-cell>
          <table:table-cell office:value-type="float" office:value="0.4149" calcext:value-type="float">
            <text:p>0.4149</text:p>
          </table:table-cell>
          <table:table-cell office:value-type="float" office:value="26.5404" calcext:value-type="float">
            <text:p>26.540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17.487" calcext:value-type="float">
            <text:p>17.487</text:p>
          </table:table-cell>
          <table:table-cell table:formula="of:=[.A142]-0.988" office:value-type="float" office:value="16.499" calcext:value-type="float">
            <text:p>16.499</text:p>
          </table:table-cell>
          <table:table-cell office:value-type="float" office:value="59.5147" calcext:value-type="float">
            <text:p>59.5147</text:p>
          </table:table-cell>
          <table:table-cell office:value-type="float" office:value="0.8753" calcext:value-type="float">
            <text:p>0.8753</text:p>
          </table:table-cell>
          <table:table-cell office:value-type="float" office:value="-0.2909" calcext:value-type="float">
            <text:p>-0.29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25.9089" calcext:value-type="float">
            <text:p>25.908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095" calcext:value-type="float">
            <text:p>-2.9095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17.614" calcext:value-type="float">
            <text:p>17.614</text:p>
          </table:table-cell>
          <table:table-cell table:formula="of:=[.A143]-0.988" office:value-type="float" office:value="16.626" calcext:value-type="float">
            <text:p>16.626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0.928" calcext:value-type="float">
            <text:p>0.9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16" calcext:value-type="float">
            <text:p>0.416</text:p>
          </table:table-cell>
          <table:table-cell office:value-type="float" office:value="24.7064" calcext:value-type="float">
            <text:p>24.70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017" calcext:value-type="float">
            <text:p>-3.0017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17.738" calcext:value-type="float">
            <text:p>17.738</text:p>
          </table:table-cell>
          <table:table-cell table:formula="of:=[.A144]-0.988" office:value-type="float" office:value="16.75" calcext:value-type="float">
            <text:p>16.75</text:p>
          </table:table-cell>
          <table:table-cell office:value-type="float" office:value="59.4394" calcext:value-type="float">
            <text:p>59.4394</text:p>
          </table:table-cell>
          <table:table-cell office:value-type="float" office:value="0.9797" calcext:value-type="float">
            <text:p>0.9797</text:p>
          </table:table-cell>
          <table:table-cell office:value-type="float" office:value="-0.3084" calcext:value-type="float">
            <text:p>-0.3084</text:p>
          </table:table-cell>
          <table:table-cell office:value-type="float" office:value="0.4165" calcext:value-type="float">
            <text:p>0.4165</text:p>
          </table:table-cell>
          <table:table-cell office:value-type="float" office:value="23.0397" calcext:value-type="float">
            <text:p>23.03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38" calcext:value-type="float">
            <text:p>-3.0838</text:p>
          </table:table-cell>
          <table:table-cell office:value-type="float" office:value="4.1648" calcext:value-type="float">
            <text:p>4.1648</text:p>
          </table:table-cell>
        </table:table-row>
        <table:table-row table:style-name="ro1">
          <table:table-cell office:value-type="float" office:value="17.862" calcext:value-type="float">
            <text:p>17.862</text:p>
          </table:table-cell>
          <table:table-cell table:formula="of:=[.A145]-0.988" office:value-type="float" office:value="16.874" calcext:value-type="float">
            <text:p>16.874</text:p>
          </table:table-cell>
          <table:table-cell office:value-type="float" office:value="59.4007" calcext:value-type="float">
            <text:p>59.40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20.9546" calcext:value-type="float">
            <text:p>20.95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578" calcext:value-type="float">
            <text:p>-3.1578</text:p>
          </table:table-cell>
          <table:table-cell office:value-type="float" office:value="4.1702" calcext:value-type="float">
            <text:p>4.1702</text:p>
          </table:table-cell>
        </table:table-row>
        <table:table-row table:style-name="ro1">
          <table:table-cell office:value-type="float" office:value="17.987" calcext:value-type="float">
            <text:p>17.987</text:p>
          </table:table-cell>
          <table:table-cell table:formula="of:=[.A146]-0.988" office:value-type="float" office:value="16.999" calcext:value-type="float">
            <text:p>16.999</text:p>
          </table:table-cell>
          <table:table-cell office:value-type="float" office:value="59.3608" calcext:value-type="float">
            <text:p>59.3608</text:p>
          </table:table-cell>
          <table:table-cell office:value-type="float" office:value="1.0835" calcext:value-type="float">
            <text:p>1.0835</text:p>
          </table:table-cell>
          <table:table-cell office:value-type="float" office:value="-0.3224" calcext:value-type="float">
            <text:p>-0.3224</text:p>
          </table:table-cell>
          <table:table-cell office:value-type="float" office:value="0.4176" calcext:value-type="float">
            <text:p>0.4176</text:p>
          </table:table-cell>
          <table:table-cell office:value-type="float" office:value="18.5167" calcext:value-type="float">
            <text:p>18.51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39" calcext:value-type="float">
            <text:p>-3.2239</text:p>
          </table:table-cell>
          <table:table-cell office:value-type="float" office:value="4.1758" calcext:value-type="float">
            <text:p>4.1758</text:p>
          </table:table-cell>
        </table:table-row>
        <table:table-row table:style-name="ro1">
          <table:table-cell office:value-type="float" office:value="18.112" calcext:value-type="float">
            <text:p>18.112</text:p>
          </table:table-cell>
          <table:table-cell table:formula="of:=[.A147]-0.988" office:value-type="float" office:value="17.124" calcext:value-type="float">
            <text:p>17.124</text:p>
          </table:table-cell>
          <table:table-cell office:value-type="float" office:value="59.3202" calcext:value-type="float">
            <text:p>59.3202</text:p>
          </table:table-cell>
          <table:table-cell office:value-type="float" office:value="1.1357" calcext:value-type="float">
            <text:p>1.1357</text:p>
          </table:table-cell>
          <table:table-cell office:value-type="float" office:value="-0.3281" calcext:value-type="float">
            <text:p>-0.3281</text:p>
          </table:table-cell>
          <table:table-cell office:value-type="float" office:value="0.4182" calcext:value-type="float">
            <text:p>0.4182</text:p>
          </table:table-cell>
          <table:table-cell office:value-type="float" office:value="15.8453" calcext:value-type="float">
            <text:p>15.845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813" calcext:value-type="float">
            <text:p>-3.2813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18.238" calcext:value-type="float">
            <text:p>18.238</text:p>
          </table:table-cell>
          <table:table-cell table:formula="of:=[.A148]-0.988" office:value-type="float" office:value="17.25" calcext:value-type="float">
            <text:p>17.25</text:p>
          </table:table-cell>
          <table:table-cell office:value-type="float" office:value="59.2785" calcext:value-type="float">
            <text:p>59.2785</text:p>
          </table:table-cell>
          <table:table-cell office:value-type="float" office:value="1.1885" calcext:value-type="float">
            <text:p>1.188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3.0336" calcext:value-type="float">
            <text:p>13.03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02" calcext:value-type="float">
            <text:p>-3.3302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18.362" calcext:value-type="float">
            <text:p>18.362</text:p>
          </table:table-cell>
          <table:table-cell table:formula="of:=[.A149]-0.988" office:value-type="float" office:value="17.374" calcext:value-type="float">
            <text:p>17.374</text:p>
          </table:table-cell>
          <table:table-cell office:value-type="float" office:value="59.237" calcext:value-type="float">
            <text:p>59.237</text:p>
          </table:table-cell>
          <table:table-cell office:value-type="float" office:value="1.2404" calcext:value-type="float">
            <text:p>1.2404</text:p>
          </table:table-cell>
          <table:table-cell office:value-type="float" office:value="-0.3369" calcext:value-type="float">
            <text:p>-0.3369</text:p>
          </table:table-cell>
          <table:table-cell office:value-type="float" office:value="0.4193" calcext:value-type="float">
            <text:p>0.4193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693" calcext:value-type="float">
            <text:p>-3.3693</text:p>
          </table:table-cell>
          <table:table-cell office:value-type="float" office:value="4.1933" calcext:value-type="float">
            <text:p>4.1933</text:p>
          </table:table-cell>
        </table:table-row>
        <table:table-row table:style-name="ro1">
          <table:table-cell office:value-type="float" office:value="18.488" calcext:value-type="float">
            <text:p>18.488</text:p>
          </table:table-cell>
          <table:table-cell table:formula="of:=[.A150]-0.988" office:value-type="float" office:value="17.5" calcext:value-type="float">
            <text:p>17.5</text:p>
          </table:table-cell>
          <table:table-cell office:value-type="float" office:value="59.1943" calcext:value-type="float">
            <text:p>59.1943</text:p>
          </table:table-cell>
          <table:table-cell office:value-type="float" office:value="1.2933" calcext:value-type="float">
            <text:p>1.2933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7.5942" calcext:value-type="float">
            <text:p>7.59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998" calcext:value-type="float">
            <text:p>-3.3998</text:p>
          </table:table-cell>
          <table:table-cell office:value-type="float" office:value="4.1994" calcext:value-type="float">
            <text:p>4.1994</text:p>
          </table:table-cell>
        </table:table-row>
        <table:table-row table:style-name="ro1">
          <table:table-cell office:value-type="float" office:value="18.612" calcext:value-type="float">
            <text:p>18.612</text:p>
          </table:table-cell>
          <table:table-cell table:formula="of:=[.A151]-0.988" office:value-type="float" office:value="17.624" calcext:value-type="float">
            <text:p>17.624</text:p>
          </table:table-cell>
          <table:table-cell office:value-type="float" office:value="59.152" calcext:value-type="float">
            <text:p>59.152</text:p>
          </table:table-cell>
          <table:table-cell office:value-type="float" office:value="1.3454" calcext:value-type="float">
            <text:p>1.3454</text:p>
          </table:table-cell>
          <table:table-cell office:value-type="float" office:value="-0.3421" calcext:value-type="float">
            <text:p>-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5.2062" calcext:value-type="float">
            <text:p>5.20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05" calcext:value-type="float">
            <text:p>-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18.737" calcext:value-type="float">
            <text:p>18.737</text:p>
          </table:table-cell>
          <table:table-cell table:formula="of:=[.A152]-0.988" office:value-type="float" office:value="17.749" calcext:value-type="float">
            <text:p>17.749</text:p>
          </table:table-cell>
          <table:table-cell office:value-type="float" office:value="59.1092" calcext:value-type="float">
            <text:p>59.1092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432" calcext:value-type="float">
            <text:p>-0.3432</text:p>
          </table:table-cell>
          <table:table-cell office:value-type="float" office:value="0.4211" calcext:value-type="float">
            <text:p>0.4211</text:p>
          </table:table-cell>
          <table:table-cell office:value-type="float" office:value="3.1564" calcext:value-type="float">
            <text:p>3.15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2" calcext:value-type="float">
            <text:p>-3.432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18.862" calcext:value-type="float">
            <text:p>18.862</text:p>
          </table:table-cell>
          <table:table-cell table:formula="of:=[.A153]-0.988" office:value-type="float" office:value="17.874" calcext:value-type="float">
            <text:p>17.874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1.4507" calcext:value-type="float">
            <text:p>1.4507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1.5616" calcext:value-type="float">
            <text:p>1.56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41" calcext:value-type="float">
            <text:p>-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18.987" calcext:value-type="float">
            <text:p>18.987</text:p>
          </table:table-cell>
          <table:table-cell table:formula="of:=[.A154]-0.988" office:value-type="float" office:value="17.999" calcext:value-type="float">
            <text:p>17.999</text:p>
          </table:table-cell>
          <table:table-cell office:value-type="float" office:value="59.0234" calcext:value-type="float">
            <text:p>59.0234</text:p>
          </table:table-cell>
          <table:table-cell office:value-type="float" office:value="1.5034" calcext:value-type="float">
            <text:p>1.5034</text:p>
          </table:table-cell>
          <table:table-cell office:value-type="float" office:value="-0.3427" calcext:value-type="float">
            <text:p>-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65" calcext:value-type="float">
            <text:p>-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19.113" calcext:value-type="float">
            <text:p>19.113</text:p>
          </table:table-cell>
          <table:table-cell table:formula="of:=[.A155]-0.988" office:value-type="float" office:value="18.125" calcext:value-type="float">
            <text:p>18.125</text:p>
          </table:table-cell>
          <table:table-cell office:value-type="float" office:value="58.9803" calcext:value-type="float">
            <text:p>58.9803</text:p>
          </table:table-cell>
          <table:table-cell office:value-type="float" office:value="1.5567" calcext:value-type="float">
            <text:p>1.5567</text:p>
          </table:table-cell>
          <table:table-cell office:value-type="float" office:value="-0.3409" calcext:value-type="float">
            <text:p>-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93" calcext:value-type="float">
            <text:p>-3.4093</text:p>
          </table:table-cell>
          <table:table-cell office:value-type="float" office:value="4.2299" calcext:value-type="float">
            <text:p>4.2299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 table:formula="of:=[.A156]-0.988" office:value-type="float" office:value="18.249" calcext:value-type="float">
            <text:p>18.249</text:p>
          </table:table-cell>
          <table:table-cell office:value-type="float" office:value="58.9382" calcext:value-type="float">
            <text:p>58.9382</text:p>
          </table:table-cell>
          <table:table-cell office:value-type="float" office:value="1.6092" calcext:value-type="float">
            <text:p>1.6092</text:p>
          </table:table-cell>
          <table:table-cell office:value-type="float" office:value="-0.3383" calcext:value-type="float">
            <text:p>-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828" calcext:value-type="float">
            <text:p>-3.3828</text:p>
          </table:table-cell>
          <table:table-cell office:value-type="float" office:value="4.2359" calcext:value-type="float">
            <text:p>4.2359</text:p>
          </table:table-cell>
        </table:table-row>
        <table:table-row table:style-name="ro1">
          <table:table-cell office:value-type="float" office:value="19.363" calcext:value-type="float">
            <text:p>19.363</text:p>
          </table:table-cell>
          <table:table-cell table:formula="of:=[.A157]-0.988" office:value-type="float" office:value="18.375" calcext:value-type="float">
            <text:p>18.375</text:p>
          </table:table-cell>
          <table:table-cell office:value-type="float" office:value="58.8958" calcext:value-type="float">
            <text:p>58.8958</text:p>
          </table:table-cell>
          <table:table-cell office:value-type="float" office:value="1.6626" calcext:value-type="float">
            <text:p>1.6626</text:p>
          </table:table-cell>
          <table:table-cell office:value-type="float" office:value="-0.3346" calcext:value-type="float">
            <text:p>-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63" calcext:value-type="float">
            <text:p>-3.3463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table:formula="of:=[.A158]-0.988" office:value-type="float" office:value="18.5" calcext:value-type="float">
            <text:p>18.5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1.7157" calcext:value-type="float">
            <text:p>1.7157</text:p>
          </table:table-cell>
          <table:table-cell office:value-type="float" office:value="-0.3301" calcext:value-type="float">
            <text:p>-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2.2842" calcext:value-type="float">
            <text:p>2.28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19.613" calcext:value-type="float">
            <text:p>19.613</text:p>
          </table:table-cell>
          <table:table-cell table:formula="of:=[.A159]-0.988" office:value-type="float" office:value="18.625" calcext:value-type="float">
            <text:p>18.625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1.7688" calcext:value-type="float">
            <text:p>1.7688</text:p>
          </table:table-cell>
          <table:table-cell office:value-type="float" office:value="-0.3245" calcext:value-type="float">
            <text:p>-0.3245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1756" calcext:value-type="float">
            <text:p>4.17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54" calcext:value-type="float">
            <text:p>-3.2454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160]-0.988" office:value-type="float" office:value="18.75" calcext:value-type="float">
            <text:p>18.75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1.822" calcext:value-type="float">
            <text:p>1.822</text:p>
          </table:table-cell>
          <table:table-cell office:value-type="float" office:value="-0.3181" calcext:value-type="float">
            <text:p>-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6.5256" calcext:value-type="float">
            <text:p>6.52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811" calcext:value-type="float">
            <text:p>-3.181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19.862" calcext:value-type="float">
            <text:p>19.862</text:p>
          </table:table-cell>
          <table:table-cell table:formula="of:=[.A161]-0.988" office:value-type="float" office:value="18.874" calcext:value-type="float">
            <text:p>18.874</text:p>
          </table:table-cell>
          <table:table-cell office:value-type="float" office:value="58.7341" calcext:value-type="float">
            <text:p>58.7341</text:p>
          </table:table-cell>
          <table:table-cell office:value-type="float" office:value="1.8749" calcext:value-type="float">
            <text:p>1.8749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9.2103" calcext:value-type="float">
            <text:p>9.21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082" calcext:value-type="float">
            <text:p>-3.1082</text:p>
          </table:table-cell>
          <table:table-cell office:value-type="float" office:value="4.2654" calcext:value-type="float">
            <text:p>4.2654</text:p>
          </table:table-cell>
        </table:table-row>
        <table:table-row table:style-name="ro1">
          <table:table-cell office:value-type="float" office:value="19.988" calcext:value-type="float">
            <text:p>19.988</text:p>
          </table:table-cell>
          <table:table-cell table:formula="of:=[.A162]-0.988" office:value-type="float" office:value="19" calcext:value-type="float">
            <text:p>19</text:p>
          </table:table-cell>
          <table:table-cell office:value-type="float" office:value="58.6955" calcext:value-type="float">
            <text:p>58.6955</text:p>
          </table:table-cell>
          <table:table-cell office:value-type="float" office:value="1.9286" calcext:value-type="float">
            <text:p>1.9286</text:p>
          </table:table-cell>
          <table:table-cell office:value-type="float" office:value="-0.3025" calcext:value-type="float">
            <text:p>-0.3025</text:p>
          </table:table-cell>
          <table:table-cell office:value-type="float" office:value="0.4271" calcext:value-type="float">
            <text:p>0.4271</text:p>
          </table:table-cell>
          <table:table-cell office:value-type="float" office:value="12.1794" calcext:value-type="float">
            <text:p>12.179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252" calcext:value-type="float">
            <text:p>-3.0252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table:formula="of:=[.A163]-0.988" office:value-type="float" office:value="19.124" calcext:value-type="float">
            <text:p>19.124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1.9816" calcext:value-type="float">
            <text:p>1.9816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15.2088" calcext:value-type="float">
            <text:p>15.208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348" calcext:value-type="float">
            <text:p>-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0.237" calcext:value-type="float">
            <text:p>20.237</text:p>
          </table:table-cell>
          <table:table-cell table:formula="of:=[.A164]-0.988" office:value-type="float" office:value="19.249" calcext:value-type="float">
            <text:p>19.249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2.0351" calcext:value-type="float">
            <text:p>2.0351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18.2332" calcext:value-type="float">
            <text:p>18.23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0.362" calcext:value-type="float">
            <text:p>20.362</text:p>
          </table:table-cell>
          <table:table-cell table:formula="of:=[.A165]-0.988" office:value-type="float" office:value="19.374" calcext:value-type="float">
            <text:p>19.374</text:p>
          </table:table-cell>
          <table:table-cell office:value-type="float" office:value="58.5877" calcext:value-type="float">
            <text:p>58.5877</text:p>
          </table:table-cell>
          <table:table-cell office:value-type="float" office:value="2.0887" calcext:value-type="float">
            <text:p>2.0887</text:p>
          </table:table-cell>
          <table:table-cell office:value-type="float" office:value="-0.2727" calcext:value-type="float">
            <text:p>-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1.09" calcext:value-type="float">
            <text:p>21.0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0.487" calcext:value-type="float">
            <text:p>20.487</text:p>
          </table:table-cell>
          <table:table-cell table:formula="of:=[.A166]-0.988" office:value-type="float" office:value="19.499" calcext:value-type="float">
            <text:p>19.499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0.2612" calcext:value-type="float">
            <text:p>-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3.6474" calcext:value-type="float">
            <text:p>23.6474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6117" calcext:value-type="float">
            <text:p>-2.6117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0.613" calcext:value-type="float">
            <text:p>20.613</text:p>
          </table:table-cell>
          <table:table-cell table:formula="of:=[.A167]-0.988" office:value-type="float" office:value="19.625" calcext:value-type="float">
            <text:p>19.62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2.1964" calcext:value-type="float">
            <text:p>2.1964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5.8008" calcext:value-type="float">
            <text:p>25.8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872" calcext:value-type="float">
            <text:p>-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0.737" calcext:value-type="float">
            <text:p>20.737</text:p>
          </table:table-cell>
          <table:table-cell table:formula="of:=[.A168]-0.988" office:value-type="float" office:value="19.749" calcext:value-type="float">
            <text:p>19.749</text:p>
          </table:table-cell>
          <table:table-cell office:value-type="float" office:value="58.4921" calcext:value-type="float">
            <text:p>58.492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0.2358" calcext:value-type="float">
            <text:p>-0.2358</text:p>
          </table:table-cell>
          <table:table-cell office:value-type="float" office:value="0.4301" calcext:value-type="float">
            <text:p>0.4301</text:p>
          </table:table-cell>
          <table:table-cell office:value-type="float" office:value="27.4037" calcext:value-type="float">
            <text:p>27.4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575" calcext:value-type="float">
            <text:p>-2.3575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0.863" calcext:value-type="float">
            <text:p>20.863</text:p>
          </table:table-cell>
          <table:table-cell table:formula="of:=[.A169]-0.988" office:value-type="float" office:value="19.875" calcext:value-type="float">
            <text:p>19.875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2.3039" calcext:value-type="float">
            <text:p>2.3039</text:p>
          </table:table-cell>
          <table:table-cell office:value-type="float" office:value="-0.2219" calcext:value-type="float">
            <text:p>-0.2219</text:p>
          </table:table-cell>
          <table:table-cell office:value-type="float" office:value="0.4305" calcext:value-type="float">
            <text:p>0.4305</text:p>
          </table:table-cell>
          <table:table-cell office:value-type="float" office:value="28.4289" calcext:value-type="float">
            <text:p>28.4289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187" calcext:value-type="float">
            <text:p>-2.2187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0.987" calcext:value-type="float">
            <text:p>20.987</text:p>
          </table:table-cell>
          <table:table-cell table:formula="of:=[.A170]-0.988" office:value-type="float" office:value="19.999" calcext:value-type="float">
            <text:p>19.999</text:p>
          </table:table-cell>
          <table:table-cell office:value-type="float" office:value="58.4366" calcext:value-type="float">
            <text:p>58.4366</text:p>
          </table:table-cell>
          <table:table-cell office:value-type="float" office:value="2.3573" calcext:value-type="float">
            <text:p>2.3573</text:p>
          </table:table-cell>
          <table:table-cell office:value-type="float" office:value="-0.2076" calcext:value-type="float">
            <text:p>-0.2076</text:p>
          </table:table-cell>
          <table:table-cell office:value-type="float" office:value="0.4309" calcext:value-type="float">
            <text:p>0.4309</text:p>
          </table:table-cell>
          <table:table-cell office:value-type="float" office:value="28.7942" calcext:value-type="float">
            <text:p>28.79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756" calcext:value-type="float">
            <text:p>-2.0756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1.113" calcext:value-type="float">
            <text:p>21.113</text:p>
          </table:table-cell>
          <table:table-cell table:formula="of:=[.A171]-0.988" office:value-type="float" office:value="20.125" calcext:value-type="float">
            <text:p>20.1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2.4116" calcext:value-type="float">
            <text:p>2.4116</text:p>
          </table:table-cell>
          <table:table-cell office:value-type="float" office:value="-0.1924" calcext:value-type="float">
            <text:p>-0.1924</text:p>
          </table:table-cell>
          <table:table-cell office:value-type="float" office:value="0.4313" calcext:value-type="float">
            <text:p>0.4313</text:p>
          </table:table-cell>
          <table:table-cell office:value-type="float" office:value="28.4908" calcext:value-type="float">
            <text:p>28.49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24" calcext:value-type="float">
            <text:p>-1.924</text:p>
          </table:table-cell>
          <table:table-cell office:value-type="float" office:value="4.3127" calcext:value-type="float">
            <text:p>4.3127</text:p>
          </table:table-cell>
        </table:table-row>
        <table:table-row table:style-name="ro1">
          <table:table-cell office:value-type="float" office:value="21.238" calcext:value-type="float">
            <text:p>21.238</text:p>
          </table:table-cell>
          <table:table-cell table:formula="of:=[.A172]-0.988" office:value-type="float" office:value="20.25" calcext:value-type="float">
            <text:p>20.25</text:p>
          </table:table-cell>
          <table:table-cell office:value-type="float" office:value="58.3884" calcext:value-type="float">
            <text:p>58.3884</text:p>
          </table:table-cell>
          <table:table-cell office:value-type="float" office:value="2.4656" calcext:value-type="float">
            <text:p>2.4656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0.4316" calcext:value-type="float">
            <text:p>0.4316</text:p>
          </table:table-cell>
          <table:table-cell office:value-type="float" office:value="27.5291" calcext:value-type="float">
            <text:p>27.529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678" calcext:value-type="float">
            <text:p>-1.7678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table:formula="of:=[.A173]-0.988" office:value-type="float" office:value="20.374" calcext:value-type="float">
            <text:p>20.374</text:p>
          </table:table-cell>
          <table:table-cell office:value-type="float" office:value="58.3674" calcext:value-type="float">
            <text:p>58.3674</text:p>
          </table:table-cell>
          <table:table-cell office:value-type="float" office:value="2.5191" calcext:value-type="float">
            <text:p>2.519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4319" calcext:value-type="float">
            <text:p>0.4319</text:p>
          </table:table-cell>
          <table:table-cell office:value-type="float" office:value="25.9668" calcext:value-type="float">
            <text:p>25.9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6077" calcext:value-type="float">
            <text:p>-1.6077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1.487" calcext:value-type="float">
            <text:p>21.487</text:p>
          </table:table-cell>
          <table:table-cell table:formula="of:=[.A174]-0.988" office:value-type="float" office:value="20.499" calcext:value-type="float">
            <text:p>20.499</text:p>
          </table:table-cell>
          <table:table-cell office:value-type="float" office:value="58.3484" calcext:value-type="float">
            <text:p>58.3484</text:p>
          </table:table-cell>
          <table:table-cell office:value-type="float" office:value="2.5731" calcext:value-type="float">
            <text:p>2.5731</text:p>
          </table:table-cell>
          <table:table-cell office:value-type="float" office:value="-0.1442" calcext:value-type="float">
            <text:p>-0.1442</text:p>
          </table:table-cell>
          <table:table-cell office:value-type="float" office:value="0.4322" calcext:value-type="float">
            <text:p>0.4322</text:p>
          </table:table-cell>
          <table:table-cell office:value-type="float" office:value="23.8499" calcext:value-type="float">
            <text:p>23.84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4416" calcext:value-type="float">
            <text:p>-1.4416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1.612" calcext:value-type="float">
            <text:p>21.612</text:p>
          </table:table-cell>
          <table:table-cell table:formula="of:=[.A175]-0.988" office:value-type="float" office:value="20.624" calcext:value-type="float">
            <text:p>20.624</text:p>
          </table:table-cell>
          <table:table-cell office:value-type="float" office:value="58.3314" calcext:value-type="float">
            <text:p>58.3314</text:p>
          </table:table-cell>
          <table:table-cell office:value-type="float" office:value="2.6272" calcext:value-type="float">
            <text:p>2.6272</text:p>
          </table:table-cell>
          <table:table-cell office:value-type="float" office:value="-0.1271" calcext:value-type="float">
            <text:p>-0.1271</text:p>
          </table:table-cell>
          <table:table-cell office:value-type="float" office:value="0.4325" calcext:value-type="float">
            <text:p>0.4325</text:p>
          </table:table-cell>
          <table:table-cell office:value-type="float" office:value="21.2868" calcext:value-type="float">
            <text:p>21.28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table:formula="of:=[.A176]-0.988" office:value-type="float" office:value="20.749" calcext:value-type="float">
            <text:p>20.749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2.6812" calcext:value-type="float">
            <text:p>2.6812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4327" calcext:value-type="float">
            <text:p>0.4327</text:p>
          </table:table-cell>
          <table:table-cell office:value-type="float" office:value="18.3971" calcext:value-type="float">
            <text:p>18.3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968" calcext:value-type="float">
            <text:p>-1.0968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1.863" calcext:value-type="float">
            <text:p>21.863</text:p>
          </table:table-cell>
          <table:table-cell table:formula="of:=[.A177]-0.988" office:value-type="float" office:value="20.875" calcext:value-type="float">
            <text:p>20.875</text:p>
          </table:table-cell>
          <table:table-cell office:value-type="float" office:value="58.3039" calcext:value-type="float">
            <text:p>58.3039</text:p>
          </table:table-cell>
          <table:table-cell office:value-type="float" office:value="2.7358" calcext:value-type="float">
            <text:p>2.7358</text:p>
          </table:table-cell>
          <table:table-cell office:value-type="float" office:value="-0.0918" calcext:value-type="float">
            <text:p>-0.09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15.2916" calcext:value-type="float">
            <text:p>15.29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178" calcext:value-type="float">
            <text:p>-0.9178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1.988" calcext:value-type="float">
            <text:p>21.988</text:p>
          </table:table-cell>
          <table:table-cell table:formula="of:=[.A178]-0.988" office:value-type="float" office:value="21" calcext:value-type="float">
            <text:p>21</text:p>
          </table:table-cell>
          <table:table-cell office:value-type="float" office:value="58.2936" calcext:value-type="float">
            <text:p>58.2936</text:p>
          </table:table-cell>
          <table:table-cell office:value-type="float" office:value="2.7899" calcext:value-type="float">
            <text:p>2.7899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2.113" calcext:value-type="float">
            <text:p>22.113</text:p>
          </table:table-cell>
          <table:table-cell table:formula="of:=[.A179]-0.988" office:value-type="float" office:value="21.125" calcext:value-type="float">
            <text:p>21.125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2.844" calcext:value-type="float">
            <text:p>2.84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9.1449" calcext:value-type="float">
            <text:p>9.14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548" calcext:value-type="float">
            <text:p>-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238" calcext:value-type="float">
            <text:p>22.238</text:p>
          </table:table-cell>
          <table:table-cell table:formula="of:=[.A180]-0.988" office:value-type="float" office:value="21.25" calcext:value-type="float">
            <text:p>21.2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2.8982" calcext:value-type="float">
            <text:p>2.898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4332" calcext:value-type="float">
            <text:p>0.4332</text:p>
          </table:table-cell>
          <table:table-cell office:value-type="float" office:value="6.371" calcext:value-type="float">
            <text:p>6.3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3706" calcext:value-type="float">
            <text:p>-0.3706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362" calcext:value-type="float">
            <text:p>22.362</text:p>
          </table:table-cell>
          <table:table-cell table:formula="of:=[.A181]-0.988" office:value-type="float" office:value="21.374" calcext:value-type="float">
            <text:p>21.374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2.9519" calcext:value-type="float">
            <text:p>2.9519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9938" calcext:value-type="float">
            <text:p>3.99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867" calcext:value-type="float">
            <text:p>-0.1867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table:formula="of:=[.A182]-0.988" office:value-type="float" office:value="21.5" calcext:value-type="float">
            <text:p>21.5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065" calcext:value-type="float">
            <text:p>3.0065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float" office:value="2.0749" calcext:value-type="float">
            <text:p>2.0749</text:p>
          </table:table-cell>
          <table:table-cell office:value-type="float" office:value="-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22.613" calcext:value-type="float">
            <text:p>22.613</text:p>
          </table:table-cell>
          <table:table-cell table:formula="of:=[.A183]-0.988" office:value-type="float" office:value="21.625" calcext:value-type="float">
            <text:p>21.625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3.0606" calcext:value-type="float">
            <text:p>3.060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7566" calcext:value-type="float">
            <text:p>0.756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1866" calcext:value-type="float">
            <text:p>0.1866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738" calcext:value-type="float">
            <text:p>22.738</text:p>
          </table:table-cell>
          <table:table-cell table:formula="of:=[.A184]-0.988" office:value-type="float" office:value="21.75" calcext:value-type="float">
            <text:p>21.7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3.1148" calcext:value-type="float">
            <text:p>3.114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372" calcext:value-type="float">
            <text:p>0.372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862" calcext:value-type="float">
            <text:p>22.862</text:p>
          </table:table-cell>
          <table:table-cell table:formula="of:=[.A185]-0.988" office:value-type="float" office:value="21.874" calcext:value-type="float">
            <text:p>21.874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3.1685" calcext:value-type="float">
            <text:p>3.168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548" calcext:value-type="float">
            <text:p>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987" calcext:value-type="float">
            <text:p>22.987</text:p>
          </table:table-cell>
          <table:table-cell table:formula="of:=[.A186]-0.988" office:value-type="float" office:value="21.999" calcext:value-type="float">
            <text:p>21.999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3.2226" calcext:value-type="float">
            <text:p>3.222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7574" calcext:value-type="float">
            <text:p>0.757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373" calcext:value-type="float">
            <text:p>0.7373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3.113" calcext:value-type="float">
            <text:p>23.113</text:p>
          </table:table-cell>
          <table:table-cell table:formula="of:=[.A187]-0.988" office:value-type="float" office:value="22.125" calcext:value-type="float">
            <text:p>22.12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.2772" calcext:value-type="float">
            <text:p>3.2772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0852" calcext:value-type="float">
            <text:p>2.085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191" calcext:value-type="float">
            <text:p>0.9191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3.237" calcext:value-type="float">
            <text:p>23.237</text:p>
          </table:table-cell>
          <table:table-cell table:formula="of:=[.A188]-0.988" office:value-type="float" office:value="22.249" calcext:value-type="float">
            <text:p>22.249</text:p>
          </table:table-cell>
          <table:table-cell office:value-type="float" office:value="58.3165" calcext:value-type="float">
            <text:p>58.3165</text:p>
          </table:table-cell>
          <table:table-cell office:value-type="float" office:value="3.3309" calcext:value-type="float">
            <text:p>3.33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4327" calcext:value-type="float">
            <text:p>0.4327</text:p>
          </table:table-cell>
          <table:table-cell office:value-type="float" office:value="3.9649" calcext:value-type="float">
            <text:p>3.964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0953" calcext:value-type="float">
            <text:p>1.0953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3.364" calcext:value-type="float">
            <text:p>23.364</text:p>
          </table:table-cell>
          <table:table-cell table:formula="of:=[.A189]-0.988" office:value-type="float" office:value="22.376" calcext:value-type="float">
            <text:p>22.376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3.3858" calcext:value-type="float">
            <text:p>3.3858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324" calcext:value-type="float">
            <text:p>0.4324</text:p>
          </table:table-cell>
          <table:table-cell office:value-type="float" office:value="6.3851" calcext:value-type="float">
            <text:p>6.385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724" calcext:value-type="float">
            <text:p>1.2724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3.487" calcext:value-type="float">
            <text:p>23.487</text:p>
          </table:table-cell>
          <table:table-cell table:formula="of:=[.A190]-0.988" office:value-type="float" office:value="22.499" calcext:value-type="float">
            <text:p>22.499</text:p>
          </table:table-cell>
          <table:table-cell office:value-type="float" office:value="58.3482" calcext:value-type="float">
            <text:p>58.3482</text:p>
          </table:table-cell>
          <table:table-cell office:value-type="float" office:value="3.439" calcext:value-type="float">
            <text:p>3.4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0945" calcext:value-type="float">
            <text:p>9.094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401" calcext:value-type="float">
            <text:p>1.4401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3.612" calcext:value-type="float">
            <text:p>23.612</text:p>
          </table:table-cell>
          <table:table-cell table:formula="of:=[.A191]-0.988" office:value-type="float" office:value="22.624" calcext:value-type="float">
            <text:p>22.624</text:p>
          </table:table-cell>
          <table:table-cell office:value-type="float" office:value="58.3672" calcext:value-type="float">
            <text:p>58.3672</text:p>
          </table:table-cell>
          <table:table-cell office:value-type="float" office:value="3.493" calcext:value-type="float">
            <text:p>3.49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319" calcext:value-type="float">
            <text:p>0.4319</text:p>
          </table:table-cell>
          <table:table-cell office:value-type="float" office:value="12.0859" calcext:value-type="float">
            <text:p>12.085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064" calcext:value-type="float">
            <text:p>1.6064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3.738" calcext:value-type="float">
            <text:p>23.738</text:p>
          </table:table-cell>
          <table:table-cell table:formula="of:=[.A192]-0.988" office:value-type="float" office:value="22.75" calcext:value-type="float">
            <text:p>22.75</text:p>
          </table:table-cell>
          <table:table-cell office:value-type="float" office:value="58.3885" calcext:value-type="float">
            <text:p>58.3885</text:p>
          </table:table-cell>
          <table:table-cell office:value-type="float" office:value="3.5474" calcext:value-type="float">
            <text:p>3.5474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15.2004" calcext:value-type="float">
            <text:p>15.2004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769" calcext:value-type="float">
            <text:p>1.769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3.863" calcext:value-type="float">
            <text:p>23.863</text:p>
          </table:table-cell>
          <table:table-cell table:formula="of:=[.A193]-0.988" office:value-type="float" office:value="22.875" calcext:value-type="float">
            <text:p>22.875</text:p>
          </table:table-cell>
          <table:table-cell office:value-type="float" office:value="58.4116" calcext:value-type="float">
            <text:p>58.4116</text:p>
          </table:table-cell>
          <table:table-cell office:value-type="float" office:value="3.6013" calcext:value-type="float">
            <text:p>3.6013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4313" calcext:value-type="float">
            <text:p>0.4313</text:p>
          </table:table-cell>
          <table:table-cell office:value-type="float" office:value="18.2417" calcext:value-type="float">
            <text:p>18.2417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1.9252" calcext:value-type="float">
            <text:p>1.9252</text:p>
          </table:table-cell>
          <table:table-cell office:value-type="float" office:value="4.3126" calcext:value-type="float">
            <text:p>4.3126</text:p>
          </table:table-cell>
        </table:table-row>
        <table:table-row table:style-name="ro1">
          <table:table-cell office:value-type="float" office:value="23.987" calcext:value-type="float">
            <text:p>23.987</text:p>
          </table:table-cell>
          <table:table-cell table:formula="of:=[.A194]-0.988" office:value-type="float" office:value="22.999" calcext:value-type="float">
            <text:p>22.999</text:p>
          </table:table-cell>
          <table:table-cell office:value-type="float" office:value="58.4364" calcext:value-type="float">
            <text:p>58.4364</text:p>
          </table:table-cell>
          <table:table-cell office:value-type="float" office:value="3.6548" calcext:value-type="float">
            <text:p>3.6548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309" calcext:value-type="float">
            <text:p>0.4309</text:p>
          </table:table-cell>
          <table:table-cell office:value-type="float" office:value="21.0698" calcext:value-type="float">
            <text:p>21.069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4.113" calcext:value-type="float">
            <text:p>24.113</text:p>
          </table:table-cell>
          <table:table-cell table:formula="of:=[.A195]-0.988" office:value-type="float" office:value="23.125" calcext:value-type="float">
            <text:p>23.125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3.709" calcext:value-type="float">
            <text:p>3.7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305" calcext:value-type="float">
            <text:p>0.4305</text:p>
          </table:table-cell>
          <table:table-cell office:value-type="float" office:value="23.6172" calcext:value-type="float">
            <text:p>23.617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2198" calcext:value-type="float">
            <text:p>2.2198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4.237" calcext:value-type="float">
            <text:p>24.237</text:p>
          </table:table-cell>
          <table:table-cell table:formula="of:=[.A196]-0.988" office:value-type="float" office:value="23.249" calcext:value-type="float">
            <text:p>23.249</text:p>
          </table:table-cell>
          <table:table-cell office:value-type="float" office:value="58.4919" calcext:value-type="float">
            <text:p>58.4919</text:p>
          </table:table-cell>
          <table:table-cell office:value-type="float" office:value="3.7624" calcext:value-type="float">
            <text:p>3.7624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301" calcext:value-type="float">
            <text:p>0.4301</text:p>
          </table:table-cell>
          <table:table-cell office:value-type="float" office:value="25.6876" calcext:value-type="float">
            <text:p>25.687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3564" calcext:value-type="float">
            <text:p>2.3564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4.362" calcext:value-type="float">
            <text:p>24.362</text:p>
          </table:table-cell>
          <table:table-cell table:formula="of:=[.A197]-0.988" office:value-type="float" office:value="23.374" calcext:value-type="float">
            <text:p>23.374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3.8161" calcext:value-type="float">
            <text:p>3.816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7.2418" calcext:value-type="float">
            <text:p>27.241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4872" calcext:value-type="float">
            <text:p>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4.488" calcext:value-type="float">
            <text:p>24.488</text:p>
          </table:table-cell>
          <table:table-cell table:formula="of:=[.A198]-0.988" office:value-type="float" office:value="23.5" calcext:value-type="float">
            <text:p>23.5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3.8702" calcext:value-type="float">
            <text:p>3.8702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8.1971" calcext:value-type="float">
            <text:p>28.197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116" calcext:value-type="float">
            <text:p>2.6116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4.612" calcext:value-type="float">
            <text:p>24.612</text:p>
          </table:table-cell>
          <table:table-cell table:formula="of:=[.A199]-0.988" office:value-type="float" office:value="23.624" calcext:value-type="float">
            <text:p>23.624</text:p>
          </table:table-cell>
          <table:table-cell office:value-type="float" office:value="58.5874" calcext:value-type="float">
            <text:p>58.5874</text:p>
          </table:table-cell>
          <table:table-cell office:value-type="float" office:value="3.9234" calcext:value-type="float">
            <text:p>3.923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8.4977" calcext:value-type="float">
            <text:p>28.4977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265" calcext:value-type="float">
            <text:p>2.7265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4.738" calcext:value-type="float">
            <text:p>24.738</text:p>
          </table:table-cell>
          <table:table-cell table:formula="of:=[.A200]-0.988" office:value-type="float" office:value="23.75" calcext:value-type="float">
            <text:p>23.75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3.9774" calcext:value-type="float">
            <text:p>3.9774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28.1432" calcext:value-type="float">
            <text:p>28.143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352" calcext:value-type="float">
            <text:p>2.8352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4.863" calcext:value-type="float">
            <text:p>24.863</text:p>
          </table:table-cell>
          <table:table-cell table:formula="of:=[.A201]-0.988" office:value-type="float" office:value="23.875" calcext:value-type="float">
            <text:p>23.875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4.0309" calcext:value-type="float">
            <text:p>4.0309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27.1543" calcext:value-type="float">
            <text:p>27.154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348" calcext:value-type="float">
            <text:p>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4.988" calcext:value-type="float">
            <text:p>24.988</text:p>
          </table:table-cell>
          <table:table-cell table:formula="of:=[.A202]-0.988" office:value-type="float" office:value="24" calcext:value-type="float">
            <text:p>24</text:p>
          </table:table-cell>
          <table:table-cell office:value-type="float" office:value="58.6958" calcext:value-type="float">
            <text:p>58.6958</text:p>
          </table:table-cell>
          <table:table-cell office:value-type="float" office:value="4.0843" calcext:value-type="float">
            <text:p>4.0843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271" calcext:value-type="float">
            <text:p>0.4271</text:p>
          </table:table-cell>
          <table:table-cell office:value-type="float" office:value="25.5802" calcext:value-type="float">
            <text:p>25.5802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259" calcext:value-type="float">
            <text:p>3.0259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table:formula="of:=[.A203]-0.988" office:value-type="float" office:value="24.124" calcext:value-type="float">
            <text:p>24.12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4.1372" calcext:value-type="float">
            <text:p>4.1372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23.5146" calcext:value-type="float">
            <text:p>23.514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076" calcext:value-type="float">
            <text:p>3.1076</text:p>
          </table:table-cell>
          <table:table-cell office:value-type="float" office:value="4.2655" calcext:value-type="float">
            <text:p>4.2655</text:p>
          </table:table-cell>
        </table:table-row>
        <table:table-row table:style-name="ro1">
          <table:table-cell office:value-type="float" office:value="25.237" calcext:value-type="float">
            <text:p>25.237</text:p>
          </table:table-cell>
          <table:table-cell table:formula="of:=[.A204]-0.988" office:value-type="float" office:value="24.249" calcext:value-type="float">
            <text:p>24.249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4.1905" calcext:value-type="float">
            <text:p>4.190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21.0214" calcext:value-type="float">
            <text:p>21.02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81" calcext:value-type="float">
            <text:p>3.18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25.363" calcext:value-type="float">
            <text:p>25.363</text:p>
          </table:table-cell>
          <table:table-cell table:formula="of:=[.A205]-0.988" office:value-type="float" office:value="24.375" calcext:value-type="float">
            <text:p>24.375</text:p>
          </table:table-cell>
          <table:table-cell office:value-type="float" office:value="58.8136" calcext:value-type="float">
            <text:p>58.8136</text:p>
          </table:table-cell>
          <table:table-cell office:value-type="float" office:value="4.2441" calcext:value-type="float">
            <text:p>4.2441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4254" calcext:value-type="float">
            <text:p>0.4254</text:p>
          </table:table-cell>
          <table:table-cell office:value-type="float" office:value="18.2073" calcext:value-type="float">
            <text:p>18.207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459" calcext:value-type="float">
            <text:p>3.2459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25.487" calcext:value-type="float">
            <text:p>25.487</text:p>
          </table:table-cell>
          <table:table-cell table:formula="of:=[.A206]-0.988" office:value-type="float" office:value="24.499" calcext:value-type="float">
            <text:p>24.499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4.2969" calcext:value-type="float">
            <text:p>4.296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15.269" calcext:value-type="float">
            <text:p>15.26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005" calcext:value-type="float">
            <text:p>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25.612" calcext:value-type="float">
            <text:p>25.612</text:p>
          </table:table-cell>
          <table:table-cell table:formula="of:=[.A207]-0.988" office:value-type="float" office:value="24.624" calcext:value-type="float">
            <text:p>24.624</text:p>
          </table:table-cell>
          <table:table-cell office:value-type="float" office:value="58.8957" calcext:value-type="float">
            <text:p>58.8957</text:p>
          </table:table-cell>
          <table:table-cell office:value-type="float" office:value="4.3499" calcext:value-type="float">
            <text:p>4.3499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12.2702" calcext:value-type="float">
            <text:p>12.270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462" calcext:value-type="float">
            <text:p>3.3462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25.737" calcext:value-type="float">
            <text:p>25.737</text:p>
          </table:table-cell>
          <table:table-cell table:formula="of:=[.A208]-0.988" office:value-type="float" office:value="24.749" calcext:value-type="float">
            <text:p>24.749</text:p>
          </table:table-cell>
          <table:table-cell office:value-type="float" office:value="58.9378" calcext:value-type="float">
            <text:p>58.9378</text:p>
          </table:table-cell>
          <table:table-cell office:value-type="float" office:value="4.4029" calcext:value-type="float">
            <text:p>4.4029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9.3672" calcext:value-type="float">
            <text:p>9.3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825" calcext:value-type="float">
            <text:p>3.382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5.863" calcext:value-type="float">
            <text:p>25.863</text:p>
          </table:table-cell>
          <table:table-cell table:formula="of:=[.A209]-0.988" office:value-type="float" office:value="24.875" calcext:value-type="float">
            <text:p>24.875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4.4562" calcext:value-type="float">
            <text:p>4.456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6.6667" calcext:value-type="float">
            <text:p>6.666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094" calcext:value-type="float">
            <text:p>3.4094</text:p>
          </table:table-cell>
          <table:table-cell office:value-type="float" office:value="4.2298" calcext:value-type="float">
            <text:p>4.2298</text:p>
          </table:table-cell>
        </table:table-row>
        <table:table-row table:style-name="ro1">
          <table:table-cell office:value-type="float" office:value="25.988" calcext:value-type="float">
            <text:p>25.988</text:p>
          </table:table-cell>
          <table:table-cell table:formula="of:=[.A210]-0.988" office:value-type="float" office:value="25" calcext:value-type="float">
            <text:p>25</text:p>
          </table:table-cell>
          <table:table-cell office:value-type="float" office:value="59.0233" calcext:value-type="float">
            <text:p>59.0233</text:p>
          </table:table-cell>
          <table:table-cell office:value-type="float" office:value="4.5091" calcext:value-type="float">
            <text:p>4.509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4.3277" calcext:value-type="float">
            <text:p>4.3277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65" calcext:value-type="float">
            <text:p>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26.113" calcext:value-type="float">
            <text:p>26.113</text:p>
          </table:table-cell>
          <table:table-cell table:formula="of:=[.A211]-0.988" office:value-type="float" office:value="25.125" calcext:value-type="float">
            <text:p>25.125</text:p>
          </table:table-cell>
          <table:table-cell office:value-type="float" office:value="59.0662" calcext:value-type="float">
            <text:p>59.0662</text:p>
          </table:table-cell>
          <table:table-cell office:value-type="float" office:value="4.5618" calcext:value-type="float">
            <text:p>4.561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2.4264" calcext:value-type="float">
            <text:p>2.426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1" calcext:value-type="float">
            <text:p>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26.237" calcext:value-type="float">
            <text:p>26.237</text:p>
          </table:table-cell>
          <table:table-cell table:formula="of:=[.A212]-0.988" office:value-type="float" office:value="25.249" calcext:value-type="float">
            <text:p>25.249</text:p>
          </table:table-cell>
          <table:table-cell office:value-type="float" office:value="59.1088" calcext:value-type="float">
            <text:p>59.1088</text:p>
          </table:table-cell>
          <table:table-cell office:value-type="float" office:value="4.6141" calcext:value-type="float">
            <text:p>4.6141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0494" calcext:value-type="float">
            <text:p>1.049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321" calcext:value-type="float">
            <text:p>3.4321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26.363" calcext:value-type="float">
            <text:p>26.363</text:p>
          </table:table-cell>
          <table:table-cell table:formula="of:=[.A213]-0.988" office:value-type="float" office:value="25.375" calcext:value-type="float">
            <text:p>25.375</text:p>
          </table:table-cell>
          <table:table-cell office:value-type="float" office:value="59.152" calcext:value-type="float">
            <text:p>59.152</text:p>
          </table:table-cell>
          <table:table-cell office:value-type="float" office:value="4.6671" calcext:value-type="float">
            <text:p>4.667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05" calcext:value-type="float">
            <text:p>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26.488" calcext:value-type="float">
            <text:p>26.488</text:p>
          </table:table-cell>
          <table:table-cell table:formula="of:=[.A214]-0.988" office:value-type="float" office:value="25.5" calcext:value-type="float">
            <text:p>25.5</text:p>
          </table:table-cell>
          <table:table-cell office:value-type="float" office:value="59.1946" calcext:value-type="float">
            <text:p>59.1946</text:p>
          </table:table-cell>
          <table:table-cell office:value-type="float" office:value="4.7197" calcext:value-type="float">
            <text:p>4.7197</text:p>
          </table:table-cell>
          <table:table-cell office:value-type="float" office:value="0.34" calcext:value-type="float">
            <text:p>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96" calcext:value-type="float">
            <text:p>3.3996</text:p>
          </table:table-cell>
          <table:table-cell office:value-type="float" office:value="4.1993" calcext:value-type="float">
            <text:p>4.1993</text:p>
          </table:table-cell>
        </table:table-row>
        <table:table-row table:style-name="ro1">
          <table:table-cell office:value-type="float" office:value="26.612" calcext:value-type="float">
            <text:p>26.612</text:p>
          </table:table-cell>
          <table:table-cell table:formula="of:=[.A215]-0.988" office:value-type="float" office:value="25.624" calcext:value-type="float">
            <text:p>25.624</text:p>
          </table:table-cell>
          <table:table-cell office:value-type="float" office:value="59.2366" calcext:value-type="float">
            <text:p>59.2366</text:p>
          </table:table-cell>
          <table:table-cell office:value-type="float" office:value="4.7717" calcext:value-type="float">
            <text:p>4.77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818" calcext:value-type="float">
            <text:p>0.381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696" calcext:value-type="float">
            <text:p>3.3696</text:p>
          </table:table-cell>
          <table:table-cell office:value-type="float" office:value="4.1934" calcext:value-type="float">
            <text:p>4.1934</text:p>
          </table:table-cell>
        </table:table-row>
        <table:table-row table:style-name="ro1">
          <table:table-cell office:value-type="float" office:value="26.738" calcext:value-type="float">
            <text:p>26.738</text:p>
          </table:table-cell>
          <table:table-cell table:formula="of:=[.A216]-0.988" office:value-type="float" office:value="25.75" calcext:value-type="float">
            <text:p>25.75</text:p>
          </table:table-cell>
          <table:table-cell office:value-type="float" office:value="59.2788" calcext:value-type="float">
            <text:p>59.2788</text:p>
          </table:table-cell>
          <table:table-cell office:value-type="float" office:value="4.8245" calcext:value-type="float">
            <text:p>4.82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.344" calcext:value-type="float">
            <text:p>1.34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299" calcext:value-type="float">
            <text:p>3.3299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26.862" calcext:value-type="float">
            <text:p>26.862</text:p>
          </table:table-cell>
          <table:table-cell table:formula="of:=[.A217]-0.988" office:value-type="float" office:value="25.874" calcext:value-type="float">
            <text:p>25.874</text:p>
          </table:table-cell>
          <table:table-cell office:value-type="float" office:value="59.3198" calcext:value-type="float">
            <text:p>59.3198</text:p>
          </table:table-cell>
          <table:table-cell office:value-type="float" office:value="4.8764" calcext:value-type="float">
            <text:p>4.8764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4182" calcext:value-type="float">
            <text:p>0.4182</text:p>
          </table:table-cell>
          <table:table-cell office:value-type="float" office:value="2.8138" calcext:value-type="float">
            <text:p>2.813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818" calcext:value-type="float">
            <text:p>3.2818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table:formula="of:=[.A218]-0.988" office:value-type="float" office:value="26.002" calcext:value-type="float">
            <text:p>26.002</text:p>
          </table:table-cell>
          <table:table-cell office:value-type="float" office:value="59.3615" calcext:value-type="float">
            <text:p>59.3615</text:p>
          </table:table-cell>
          <table:table-cell office:value-type="float" office:value="4.9299" calcext:value-type="float">
            <text:p>4.9299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176" calcext:value-type="float">
            <text:p>0.4176</text:p>
          </table:table-cell>
          <table:table-cell office:value-type="float" office:value="4.801" calcext:value-type="float">
            <text:p>4.8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229" calcext:value-type="float">
            <text:p>3.2229</text:p>
          </table:table-cell>
          <table:table-cell office:value-type="float" office:value="4.1757" calcext:value-type="float">
            <text:p>4.1757</text:p>
          </table:table-cell>
        </table:table-row>
        <table:table-row table:style-name="ro1">
          <table:table-cell office:value-type="float" office:value="27.112" calcext:value-type="float">
            <text:p>27.112</text:p>
          </table:table-cell>
          <table:table-cell table:formula="of:=[.A219]-0.988" office:value-type="float" office:value="26.124" calcext:value-type="float">
            <text:p>26.124</text:p>
          </table:table-cell>
          <table:table-cell office:value-type="float" office:value="59.4004" calcext:value-type="float">
            <text:p>59.4004</text:p>
          </table:table-cell>
          <table:table-cell office:value-type="float" office:value="4.9808" calcext:value-type="float">
            <text:p>4.980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7.0525" calcext:value-type="float">
            <text:p>7.052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584" calcext:value-type="float">
            <text:p>3.1584</text:p>
          </table:table-cell>
          <table:table-cell office:value-type="float" office:value="4.1703" calcext:value-type="float">
            <text:p>4.1703</text:p>
          </table:table-cell>
        </table:table-row>
        <table:table-row table:style-name="ro1">
          <table:table-cell office:value-type="float" office:value="27.238" calcext:value-type="float">
            <text:p>27.238</text:p>
          </table:table-cell>
          <table:table-cell table:formula="of:=[.A220]-0.988" office:value-type="float" office:value="26.25" calcext:value-type="float">
            <text:p>26.25</text:p>
          </table:table-cell>
          <table:table-cell office:value-type="float" office:value="59.4397" calcext:value-type="float">
            <text:p>59.4397</text:p>
          </table:table-cell>
          <table:table-cell office:value-type="float" office:value="5.0333" calcext:value-type="float">
            <text:p>5.033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4165" calcext:value-type="float">
            <text:p>0.4165</text:p>
          </table:table-cell>
          <table:table-cell office:value-type="float" office:value="9.6395" calcext:value-type="float">
            <text:p>9.639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832" calcext:value-type="float">
            <text:p>3.0832</text:p>
          </table:table-cell>
          <table:table-cell office:value-type="float" office:value="4.1647" calcext:value-type="float">
            <text:p>4.1647</text:p>
          </table:table-cell>
        </table:table-row>
        <table:table-row table:style-name="ro1">
          <table:table-cell office:value-type="float" office:value="27.362" calcext:value-type="float">
            <text:p>27.362</text:p>
          </table:table-cell>
          <table:table-cell table:formula="of:=[.A221]-0.988" office:value-type="float" office:value="26.374" calcext:value-type="float">
            <text:p>26.374</text:p>
          </table:table-cell>
          <table:table-cell office:value-type="float" office:value="59.4775" calcext:value-type="float">
            <text:p>59.4775</text:p>
          </table:table-cell>
          <table:table-cell office:value-type="float" office:value="5.0849" calcext:value-type="float">
            <text:p>5.0849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159" calcext:value-type="float">
            <text:p>0.4159</text:p>
          </table:table-cell>
          <table:table-cell office:value-type="float" office:value="12.333" calcext:value-type="float">
            <text:p>12.33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01" calcext:value-type="float">
            <text:p>3.001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27.487" calcext:value-type="float">
            <text:p>27.487</text:p>
          </table:table-cell>
          <table:table-cell table:formula="of:=[.A222]-0.988" office:value-type="float" office:value="26.499" calcext:value-type="float">
            <text:p>26.499</text:p>
          </table:table-cell>
          <table:table-cell office:value-type="float" office:value="59.5144" calcext:value-type="float">
            <text:p>59.5144</text:p>
          </table:table-cell>
          <table:table-cell office:value-type="float" office:value="5.1369" calcext:value-type="float">
            <text:p>5.136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154" calcext:value-type="float">
            <text:p>0.4154</text:p>
          </table:table-cell>
          <table:table-cell office:value-type="float" office:value="15.078" calcext:value-type="float">
            <text:p>15.078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9103" calcext:value-type="float">
            <text:p>2.9103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27.613" calcext:value-type="float">
            <text:p>27.613</text:p>
          </table:table-cell>
          <table:table-cell table:formula="of:=[.A223]-0.988" office:value-type="float" office:value="26.625" calcext:value-type="float">
            <text:p>26.625</text:p>
          </table:table-cell>
          <table:table-cell office:value-type="float" office:value="59.5505" calcext:value-type="float">
            <text:p>59.5505</text:p>
          </table:table-cell>
          <table:table-cell office:value-type="float" office:value="5.1892" calcext:value-type="float">
            <text:p>5.189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149" calcext:value-type="float">
            <text:p>0.4149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109" calcext:value-type="float">
            <text:p>2.8109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27.737" calcext:value-type="float">
            <text:p>27.737</text:p>
          </table:table-cell>
          <table:table-cell table:formula="of:=[.A224]-0.988" office:value-type="float" office:value="26.749" calcext:value-type="float">
            <text:p>26.749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5.2406" calcext:value-type="float">
            <text:p>5.2406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4145" calcext:value-type="float">
            <text:p>0.4145</text:p>
          </table:table-cell>
          <table:table-cell office:value-type="float" office:value="20.1899" calcext:value-type="float">
            <text:p>20.1899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058" calcext:value-type="float">
            <text:p>2.705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27.862" calcext:value-type="float">
            <text:p>27.862</text:p>
          </table:table-cell>
          <table:table-cell table:formula="of:=[.A225]-0.988" office:value-type="float" office:value="26.874" calcext:value-type="float">
            <text:p>26.874</text:p>
          </table:table-cell>
          <table:table-cell office:value-type="float" office:value="59.6178" calcext:value-type="float">
            <text:p>59.6178</text:p>
          </table:table-cell>
          <table:table-cell office:value-type="float" office:value="5.2924" calcext:value-type="float">
            <text:p>5.2924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4" calcext:value-type="float">
            <text:p>0.414</text:p>
          </table:table-cell>
          <table:table-cell office:value-type="float" office:value="22.3397" calcext:value-type="float">
            <text:p>22.339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927" calcext:value-type="float">
            <text:p>2.592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table:formula="of:=[.A226]-0.988" office:value-type="float" office:value="26.998" calcext:value-type="float">
            <text:p>26.998</text:p>
          </table:table-cell>
          <table:table-cell office:value-type="float" office:value="59.6492" calcext:value-type="float">
            <text:p>59.6492</text:p>
          </table:table-cell>
          <table:table-cell office:value-type="float" office:value="5.3437" calcext:value-type="float">
            <text:p>5.343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136" calcext:value-type="float">
            <text:p>0.4136</text:p>
          </table:table-cell>
          <table:table-cell office:value-type="float" office:value="24.0823" calcext:value-type="float">
            <text:p>24.082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737" calcext:value-type="float">
            <text:p>2.473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28.112" calcext:value-type="float">
            <text:p>28.112</text:p>
          </table:table-cell>
          <table:table-cell table:formula="of:=[.A227]-0.988" office:value-type="float" office:value="27.124" calcext:value-type="float">
            <text:p>27.124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5.3958" calcext:value-type="float">
            <text:p>5.395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5.3824" calcext:value-type="float">
            <text:p>25.382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464" calcext:value-type="float">
            <text:p>2.3464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28.237" calcext:value-type="float">
            <text:p>28.237</text:p>
          </table:table-cell>
          <table:table-cell table:formula="of:=[.A228]-0.988" office:value-type="float" office:value="27.249" calcext:value-type="float">
            <text:p>27.249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5.4474" calcext:value-type="float">
            <text:p>5.447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2138" calcext:value-type="float">
            <text:p>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28.363" calcext:value-type="float">
            <text:p>28.363</text:p>
          </table:table-cell>
          <table:table-cell table:formula="of:=[.A229]-0.988" office:value-type="float" office:value="27.375" calcext:value-type="float">
            <text:p>27.375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.4994" calcext:value-type="float">
            <text:p>5.4994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4" calcext:value-type="float">
            <text:p>0.4124</text:p>
          </table:table-cell>
          <table:table-cell office:value-type="float" office:value="26.3709" calcext:value-type="float">
            <text:p>26.370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28.487" calcext:value-type="float">
            <text:p>28.487</text:p>
          </table:table-cell>
          <table:table-cell table:formula="of:=[.A230]-0.988" office:value-type="float" office:value="27.499" calcext:value-type="float">
            <text:p>27.499</text:p>
          </table:table-cell>
          <table:table-cell office:value-type="float" office:value="59.76" calcext:value-type="float">
            <text:p>59.76</text:p>
          </table:table-cell>
          <table:table-cell office:value-type="float" office:value="5.5505" calcext:value-type="float">
            <text:p>5.55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12" calcext:value-type="float">
            <text:p>0.412</text:p>
          </table:table-cell>
          <table:table-cell office:value-type="float" office:value="26.0362" calcext:value-type="float">
            <text:p>26.036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28.613" calcext:value-type="float">
            <text:p>28.613</text:p>
          </table:table-cell>
          <table:table-cell table:formula="of:=[.A231]-0.988" office:value-type="float" office:value="27.625" calcext:value-type="float">
            <text:p>27.625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5.6024" calcext:value-type="float">
            <text:p>5.60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25.1531" calcext:value-type="float">
            <text:p>25.153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82" calcext:value-type="float">
            <text:p>1.782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28.737" calcext:value-type="float">
            <text:p>28.737</text:p>
          </table:table-cell>
          <table:table-cell table:formula="of:=[.A232]-0.988" office:value-type="float" office:value="27.749" calcext:value-type="float">
            <text:p>27.749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5.6534" calcext:value-type="float">
            <text:p>5.6534</text:p>
          </table:table-cell>
          <table:table-cell office:value-type="float" office:value="0.163" calcext:value-type="float">
            <text:p>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23.7878" calcext:value-type="float">
            <text:p>23.7878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6299" calcext:value-type="float">
            <text:p>1.6299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28.863" calcext:value-type="float">
            <text:p>28.863</text:p>
          </table:table-cell>
          <table:table-cell table:formula="of:=[.A233]-0.988" office:value-type="float" office:value="27.875" calcext:value-type="float">
            <text:p>27.875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5.7052" calcext:value-type="float">
            <text:p>5.705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9562" calcext:value-type="float">
            <text:p>21.95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711" calcext:value-type="float">
            <text:p>1.471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28.987" calcext:value-type="float">
            <text:p>28.987</text:p>
          </table:table-cell>
          <table:table-cell table:formula="of:=[.A234]-0.988" office:value-type="float" office:value="27.999" calcext:value-type="float">
            <text:p>27.999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5.7562" calcext:value-type="float">
            <text:p>5.756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19.7924" calcext:value-type="float">
            <text:p>19.792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3111" calcext:value-type="float">
            <text:p>1.31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29.113" calcext:value-type="float">
            <text:p>29.113</text:p>
          </table:table-cell>
          <table:table-cell table:formula="of:=[.A235]-0.988" office:value-type="float" office:value="28.125" calcext:value-type="float">
            <text:p>28.125</text:p>
          </table:table-cell>
          <table:table-cell office:value-type="float" office:value="59.8568" calcext:value-type="float">
            <text:p>59.8568</text:p>
          </table:table-cell>
          <table:table-cell office:value-type="float" office:value="5.8079" calcext:value-type="float">
            <text:p>5.807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4107" calcext:value-type="float">
            <text:p>0.4107</text:p>
          </table:table-cell>
          <table:table-cell office:value-type="float" office:value="17.3192" calcext:value-type="float">
            <text:p>17.319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51" calcext:value-type="float">
            <text:p>1.1451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29.238" calcext:value-type="float">
            <text:p>29.238</text:p>
          </table:table-cell>
          <table:table-cell table:formula="of:=[.A236]-0.988" office:value-type="float" office:value="28.25" calcext:value-type="float">
            <text:p>28.25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5.8593" calcext:value-type="float">
            <text:p>5.8593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14.695" calcext:value-type="float">
            <text:p>14.6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775" calcext:value-type="float">
            <text:p>0.9775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29.362" calcext:value-type="float">
            <text:p>29.362</text:p>
          </table:table-cell>
          <table:table-cell table:formula="of:=[.A237]-0.988" office:value-type="float" office:value="28.374" calcext:value-type="float">
            <text:p>28.374</text:p>
          </table:table-cell>
          <table:table-cell office:value-type="float" office:value="59.8811" calcext:value-type="float">
            <text:p>59.8811</text:p>
          </table:table-cell>
          <table:table-cell office:value-type="float" office:value="5.9102" calcext:value-type="float">
            <text:p>5.910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2.0312" calcext:value-type="float">
            <text:p>12.031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8087" calcext:value-type="float">
            <text:p>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29.488" calcext:value-type="float">
            <text:p>29.488</text:p>
          </table:table-cell>
          <table:table-cell table:formula="of:=[.A238]-0.988" office:value-type="float" office:value="28.5" calcext:value-type="float">
            <text:p>28.5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5.9619" calcext:value-type="float">
            <text:p>5.961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9.3748" calcext:value-type="float">
            <text:p>9.374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352" calcext:value-type="float">
            <text:p>0.6352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29.613" calcext:value-type="float">
            <text:p>29.613</text:p>
          </table:table-cell>
          <table:table-cell table:formula="of:=[.A239]-0.988" office:value-type="float" office:value="28.625" calcext:value-type="float">
            <text:p>28.625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0131" calcext:value-type="float">
            <text:p>6.013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8986" calcext:value-type="float">
            <text:p>6.898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614" calcext:value-type="float">
            <text:p>0.4614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29.738" calcext:value-type="float">
            <text:p>29.738</text:p>
          </table:table-cell>
          <table:table-cell table:formula="of:=[.A240]-0.988" office:value-type="float" office:value="28.75" calcext:value-type="float">
            <text:p>28.75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0644" calcext:value-type="float">
            <text:p>6.064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6831" calcext:value-type="float">
            <text:p>4.683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864" calcext:value-type="float">
            <text:p>0.2864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29.863" calcext:value-type="float">
            <text:p>29.863</text:p>
          </table:table-cell>
          <table:table-cell table:formula="of:=[.A241]-0.988" office:value-type="float" office:value="28.875" calcext:value-type="float">
            <text:p>28.875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156" calcext:value-type="float">
            <text:p>6.11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2.8197" calcext:value-type="float">
            <text:p>2.8197</text:p>
          </table:table-cell>
          <table:table-cell office:value-type="float" office:value="-0" calcext:value-type="float">
            <text:p>0</text:p>
          </table:table-cell>
          <table:table-cell office:value-type="float" office:value="0.1106" calcext:value-type="float">
            <text:p>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29.988" calcext:value-type="float">
            <text:p>29.988</text:p>
          </table:table-cell>
          <table:table-cell table:formula="of:=[.A242]-0.988" office:value-type="float" office:value="29" calcext:value-type="float">
            <text:p>29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669" calcext:value-type="float">
            <text:p>6.166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41" calcext:value-type="float">
            <text:p>0.41</text:p>
          </table:table-cell>
          <table:table-cell office:value-type="float" office:value="1.3851" calcext:value-type="float">
            <text:p>1.3851</text:p>
          </table:table-cell>
          <table:table-cell office:value-type="float" office:value="0" calcext:value-type="float">
            <text:p>0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30.113" calcext:value-type="float">
            <text:p>30.113</text:p>
          </table:table-cell>
          <table:table-cell table:formula="of:=[.A243]-0.988" office:value-type="float" office:value="29.125" calcext:value-type="float">
            <text:p>29.12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2182" calcext:value-type="float">
            <text:p>6.2182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412" calcext:value-type="float">
            <text:p>-0.2412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30.237" calcext:value-type="float">
            <text:p>30.237</text:p>
          </table:table-cell>
          <table:table-cell table:formula="of:=[.A244]-0.988" office:value-type="float" office:value="29.249" calcext:value-type="float">
            <text:p>29.249</text:p>
          </table:table-cell>
          <table:table-cell office:value-type="float" office:value="59.8986" calcext:value-type="float">
            <text:p>59.8986</text:p>
          </table:table-cell>
          <table:table-cell office:value-type="float" office:value="6.269" calcext:value-type="float">
            <text:p>6.269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15" calcext:value-type="float">
            <text:p>-0.41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30.363" calcext:value-type="float">
            <text:p>30.363</text:p>
          </table:table-cell>
          <table:table-cell table:formula="of:=[.A245]-0.988" office:value-type="float" office:value="29.375" calcext:value-type="float">
            <text:p>29.375</text:p>
          </table:table-cell>
          <table:table-cell office:value-type="float" office:value="59.8922" calcext:value-type="float">
            <text:p>59.8922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906" calcext:value-type="float">
            <text:p>-0.5906</text:p>
          </table:table-cell>
          <table:table-cell office:value-type="float" office:value="4.1021" calcext:value-type="float">
            <text:p>4.1021</text:p>
          </table:table-cell>
        </table:table-row>
        <table:table-row table:style-name="ro1">
          <table:table-cell office:value-type="float" office:value="30.488" calcext:value-type="float">
            <text:p>30.488</text:p>
          </table:table-cell>
          <table:table-cell table:formula="of:=[.A246]-0.988" office:value-type="float" office:value="29.5" calcext:value-type="float">
            <text:p>29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0.0888" calcext:value-type="float">
            <text:p>0.0888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633" calcext:value-type="float">
            <text:p>-0.7633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30.612" calcext:value-type="float">
            <text:p>30.612</text:p>
          </table:table-cell>
          <table:table-cell table:formula="of:=[.A247]-0.988" office:value-type="float" office:value="29.624" calcext:value-type="float">
            <text:p>29.624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0.1397" calcext:value-type="float">
            <text:p>0.139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.9864" calcext:value-type="float">
            <text:p>1.98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326" calcext:value-type="float">
            <text:p>-0.9326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30.737" calcext:value-type="float">
            <text:p>30.737</text:p>
          </table:table-cell>
          <table:table-cell table:formula="of:=[.A248]-0.988" office:value-type="float" office:value="29.749" calcext:value-type="float">
            <text:p>29.749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101" calcext:value-type="float">
            <text:p>-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3.6336" calcext:value-type="float">
            <text:p>3.63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009" calcext:value-type="float">
            <text:p>-1.1009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30.863" calcext:value-type="float">
            <text:p>30.863</text:p>
          </table:table-cell>
          <table:table-cell table:formula="of:=[.A249]-0.988" office:value-type="float" office:value="29.875" calcext:value-type="float">
            <text:p>29.875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0.2427" calcext:value-type="float">
            <text:p>0.2427</text:p>
          </table:table-cell>
          <table:table-cell office:value-type="float" office:value="-0.1268" calcext:value-type="float">
            <text:p>-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5.7001" calcext:value-type="float">
            <text:p>5.7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677" calcext:value-type="float">
            <text:p>-1.2677</text:p>
          </table:table-cell>
          <table:table-cell office:value-type="float" office:value="4.1084" calcext:value-type="float">
            <text:p>4.1084</text:p>
          </table:table-cell>
        </table:table-row>
        <table:table-row table:style-name="ro1">
          <table:table-cell office:value-type="float" office:value="30.987" calcext:value-type="float">
            <text:p>30.987</text:p>
          </table:table-cell>
          <table:table-cell table:formula="of:=[.A250]-0.988" office:value-type="float" office:value="29.999" calcext:value-type="float">
            <text:p>29.999</text:p>
          </table:table-cell>
          <table:table-cell office:value-type="float" office:value="59.8289" calcext:value-type="float">
            <text:p>59.8289</text:p>
          </table:table-cell>
          <table:table-cell office:value-type="float" office:value="0.2937" calcext:value-type="float">
            <text:p>0.293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049" calcext:value-type="float">
            <text:p>8.04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287" calcext:value-type="float">
            <text:p>-1.4287</text:p>
          </table:table-cell>
          <table:table-cell office:value-type="float" office:value="4.1107" calcext:value-type="float">
            <text:p>4.1107</text:p>
          </table:table-cell>
        </table:table-row>
        <table:table-row table:style-name="ro1">
          <table:table-cell office:value-type="float" office:value="31.113" calcext:value-type="float">
            <text:p>31.113</text:p>
          </table:table-cell>
          <table:table-cell table:formula="of:=[.A251]-0.988" office:value-type="float" office:value="30.125" calcext:value-type="float">
            <text:p>30.125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0.3455" calcext:value-type="float">
            <text:p>0.3455</text:p>
          </table:table-cell>
          <table:table-cell office:value-type="float" office:value="-0.1589" calcext:value-type="float">
            <text:p>-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10.6582" calcext:value-type="float">
            <text:p>10.658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5885" calcext:value-type="float">
            <text:p>-1.5885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31.238" calcext:value-type="float">
            <text:p>31.238</text:p>
          </table:table-cell>
          <table:table-cell table:formula="of:=[.A252]-0.988" office:value-type="float" office:value="30.25" calcext:value-type="float">
            <text:p>30.25</text:p>
          </table:table-cell>
          <table:table-cell office:value-type="float" office:value="59.789" calcext:value-type="float">
            <text:p>59.789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743" calcext:value-type="float">
            <text:p>-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13.3614" calcext:value-type="float">
            <text:p>13.36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43" calcext:value-type="float">
            <text:p>-1.743</text:p>
          </table:table-cell>
          <table:table-cell office:value-type="float" office:value="4.1162" calcext:value-type="float">
            <text:p>4.1162</text:p>
          </table:table-cell>
        </table:table-row>
      </table:table>
      <table:table table:name="Sheet1" table:style-name="ta1">
        <table:table-column table:style-name="co8" table:number-columns-repeated="4" table:default-cell-style-name="ce3"/>
        <table:table-row table:style-name="ro2">
          <table:table-cell table:style-name="ce2" office:value-type="string" calcext:value-type="string">
            <text:p>t (sec)</text:p>
          </table:table-cell>
          <table:table-cell table:style-name="ce2" office:value-type="string" calcext:value-type="string">
            <text:p>Vx (m/s)</text:p>
          </table:table-cell>
          <table:table-cell table:style-name="ce2" office:value-type="string" calcext:value-type="string">
            <text:p>Vy (m/s)</text:p>
          </table:table-cell>
          <table:table-cell table:style-name="ce2" office:value-type="string" calcext:value-type="string">
            <text:p>v_tot (m/s)</text:p>
          </table:table-cell>
        </table:table-row>
        <table:table-row table:style-name="ro3">
          <table:table-cell office:value-type="float" office:value="2.73" calcext:value-type="float">
            <text:p>2.73</text:p>
          </table:table-cell>
          <table:table-cell office:value-type="float" office:value="-20.12" calcext:value-type="float">
            <text:p>-20.12</text:p>
          </table:table-cell>
          <table:table-cell office:value-type="float" office:value="14.4" calcext:value-type="float">
            <text:p>14.4</text:p>
          </table:table-cell>
          <table:table-cell table:formula="of:=SQRT(([.B2]*[.B2]) + ([.C2]*[.C2]))" office:value-type="float" office:value="24.7421583537088" calcext:value-type="float">
            <text:p>24.7421583537088</text:p>
          </table:table-cell>
        </table:table-row>
        <table:table-row table:style-name="ro3">
          <table:table-cell office:value-type="float" office:value="3.85" calcext:value-type="float">
            <text:p>3.85</text:p>
          </table:table-cell>
          <table:table-cell office:value-type="float" office:value="-24.62" calcext:value-type="float">
            <text:p>-24.62</text:p>
          </table:table-cell>
          <table:table-cell office:value-type="float" office:value="3.69" calcext:value-type="float">
            <text:p>3.69</text:p>
          </table:table-cell>
          <table:table-cell table:formula="of:=SQRT(([.B3]*[.B3]) + ([.C3]*[.C3]))" office:value-type="float" office:value="24.8949894557118" calcext:value-type="float">
            <text:p>24.8949894557118</text:p>
          </table:table-cell>
        </table:table-row>
        <table:table-row table:style-name="ro3">
          <table:table-cell office:value-type="float" office:value="4.35" calcext:value-type="float">
            <text:p>4.35</text:p>
          </table:table-cell>
          <table:table-cell office:value-type="float" office:value="-24.92" calcext:value-type="float">
            <text:p>-24.92</text:p>
          </table:table-cell>
          <table:table-cell office:value-type="float" office:value="-1.54" calcext:value-type="float">
            <text:p>-1.54</text:p>
          </table:table-cell>
          <table:table-cell table:formula="of:=SQRT(([.B4]*[.B4]) + ([.C4]*[.C4]))" office:value-type="float" office:value="24.9675389255729" calcext:value-type="float">
            <text:p>24.9675389255729</text:p>
          </table:table-cell>
        </table:table-row>
        <table:table-row table:style-name="ro3">
          <table:table-cell table:style-name="ce4" office:value-type="float" office:value="9.73" calcext:value-type="float">
            <text:p>9.73</text:p>
          </table:table-cell>
          <table:table-cell table:style-name="ce4" office:value-type="float" office:value="17.68" calcext:value-type="float">
            <text:p>17.68</text:p>
          </table:table-cell>
          <table:table-cell table:style-name="ce4" office:value-type="float" office:value="-17.83" calcext:value-type="float">
            <text:p>-17.83</text:p>
          </table:table-cell>
          <table:table-cell table:style-name="ce4" table:formula="of:=SQRT(([.B5]*[.B5]) + ([.C5]*[.C5]))" office:value-type="float" office:value="25.1095858189656" calcext:value-type="float">
            <text:p>25.109585818965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table:formula="of:=AVERAGE([.D2:.D5])" office:value-type="float" office:value="24.9285681384898" calcext:value-type="float">
            <text:p>24.928568138489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02:50:04.810330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9:03:29.169826490</meta:creation-date>
    <dc:date>2020-07-19T03:06:59.687286205</dc:date>
    <meta:editing-duration>PT19M33S</meta:editing-duration>
    <meta:editing-cycles>4</meta:editing-cycles>
    <meta:generator>LibreOffice/6.4.4.2$Linux_X86_64 LibreOffice_project/40$Build-2</meta:generator>
    <meta:document-statistic meta:table-count="6" meta:cell-count="91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loext:regression-x-name="t" loext:regression-y-name="θ(t)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7.374cm" svg:y="1.275cm" chart:style-name="ch3">
          <text:p>(polar)</text:p>
        </chart:subtitle>
        <chart:plot-area chart:style-name="ch4" table:cell-range-address="polar.B10:polar.B252 polar.D1:polar.D1 polar.D10:polar.D252" chart:data-source-has-labels="row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θ (rad)</text:p>
            </chart:title>
            <chart:grid chart:style-name="ch7" chart:class="major"/>
          </chart:axis>
          <chart:series chart:style-name="ch10" chart:values-cell-range-address="polar.D10:polar.D252" chart:label-cell-address="polar.D1:polar.D1" chart:class="chart:scatter">
            <chart:domain table:cell-range-address="polar.B10:polar.B252"/>
            <chart:regression-curve chart:style-name="ch11">
              <chart:equation chart:display-equation="true" chart:display-r-square="true" svg:x="1.712cm" svg:y="2.311cm" chart:style-name="ch12"/>
            </chart:regression-curve>
            <chart:data-point chart:style-name="ch13" chart:repeated="2"/>
            <chart:data-point chart:repeated="38"/>
            <chart:data-point chart:style-name="ch13"/>
            <chart:data-point chart:repeated="2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θ (rad)</text:p>
                <draw:g>
                  <svg:desc>polar.D1:pola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.B10:polar.B252</svg:desc>
                </draw:g>
              </table:table-cell>
              <table:table-cell office:value-type="float" office:value="0.2186">
                <text:p>0.2186</text:p>
                <draw:g>
                  <svg:desc>polar.D10:polar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">
                <text:p>0.126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">
                <text:p>0.374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">
                <text:p>0.874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9">
                <text:p>1.24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">
                <text:p>1.374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">
                <text:p>1.999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4">
                <text:p>2.374</text:p>
              </table:table-cell>
              <table:table-cell office:value-type="float" office:value="1.2019">
                <text:p>1.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4">
                <text:p>2.624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1.4124">
                <text:p>1.4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4651">
                <text:p>1.4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.5178">
                <text:p>1.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1.5707">
                <text:p>1.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1.6241">
                <text:p>1.6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1.6762">
                <text:p>1.6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.7297">
                <text:p>1.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4">
                <text:p>3.874</text:p>
              </table:table-cell>
              <table:table-cell office:value-type="float" office:value="1.8357">
                <text:p>1.8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1.9428">
                <text:p>1.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2.0497">
                <text:p>2.0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2.1033">
                <text:p>2.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2.1569">
                <text:p>2.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2.2106">
                <text:p>2.2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4">
                <text:p>4.874</text:p>
              </table:table-cell>
              <table:table-cell office:value-type="float" office:value="2.2639">
                <text:p>2.2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2.3177">
                <text:p>2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4">
                <text:p>5.124</text:p>
              </table:table-cell>
              <table:table-cell office:value-type="float" office:value="2.3716">
                <text:p>2.3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2.6419">
                <text:p>2.6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2.8038">
                <text:p>2.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2.8579">
                <text:p>2.8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3.0204">
                <text:p>3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4">
                <text:p>6.874</text:p>
              </table:table-cell>
              <table:table-cell office:value-type="float" office:value="3.1287">
                <text:p>3.1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1833">
                <text:p>3.1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3.2374">
                <text:p>3.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4">
                <text:p>7.37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3.4533">
                <text:p>3.4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3.5077">
                <text:p>3.5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3.5617">
                <text:p>3.5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4">
                <text:p>8.124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3.7233">
                <text:p>3.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3.7771">
                <text:p>3.7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3.8308">
                <text:p>3.8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3.8844">
                <text:p>3.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9">
                <text:p>8.999</text:p>
              </table:table-cell>
              <table:table-cell office:value-type="float" office:value="4.0446">
                <text:p>4.0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4">
                <text:p>9.124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4.1518">
                <text:p>4.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4">
                <text:p>9.624</text:p>
              </table:table-cell>
              <table:table-cell office:value-type="float" office:value="4.3109">
                <text:p>4.3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4.3644">
                <text:p>4.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4">
                <text:p>9.874</text:p>
              </table:table-cell>
              <table:table-cell office:value-type="float" office:value="4.4169">
                <text:p>4.4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4.5231">
                <text:p>4.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4.5758">
                <text:p>4.5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4.6285">
                <text:p>4.6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4.8383">
                <text:p>4.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.8906">
                <text:p>4.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4.9428">
                <text:p>4.9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9">
                <text:p>11.249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5.0471">
                <text:p>5.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5.2029">
                <text:p>5.2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5.2547">
                <text:p>5.2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5.3073">
                <text:p>5.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5.3582">
                <text:p>5.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5.4098">
                <text:p>5.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4">
                <text:p>12.374</text:p>
              </table:table-cell>
              <table:table-cell office:value-type="float" office:value="5.461">
                <text:p>5.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9">
                <text:p>12.499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5.5645">
                <text:p>5.5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9">
                <text:p>12.749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4">
                <text:p>12.874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99">
                <text:p>12.999</text:p>
              </table:table-cell>
              <table:table-cell office:value-type="float" office:value="5.7184">
                <text:p>5.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4">
                <text:p>13.124</text:p>
              </table:table-cell>
              <table:table-cell office:value-type="float" office:value="5.7698">
                <text:p>5.7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5.8728">
                <text:p>5.8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5.9241">
                <text:p>5.9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5.9754">
                <text:p>5.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49">
                <text:p>13.749</text:p>
              </table:table-cell>
              <table:table-cell office:value-type="float" office:value="6.0263">
                <text:p>6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6.078">
                <text:p>6.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6.1292">
                <text:p>6.1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4">
                <text:p>14.124</text:p>
              </table:table-cell>
              <table:table-cell office:value-type="float" office:value="6.1801">
                <text:p>6.1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49">
                <text:p>14.249</text:p>
              </table:table-cell>
              <table:table-cell office:value-type="float" office:value="6.2313">
                <text:p>6.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4">
                <text:p>14.374</text:p>
              </table:table-cell>
              <table:table-cell office:value-type="float" office:value="6.2826">
                <text:p>6.2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99">
                <text:p>14.499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49">
                <text:p>14.749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2563">
                <text:p>0.2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4">
                <text:p>15.124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3591">
                <text:p>0.3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4">
                <text:p>15.374</text:p>
              </table:table-cell>
              <table:table-cell office:value-type="float" office:value="0.4102">
                <text:p>0.4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99">
                <text:p>15.499</text:p>
              </table:table-cell>
              <table:table-cell office:value-type="float" office:value="0.4616">
                <text:p>0.46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5136">
                <text:p>0.5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5652">
                <text:p>0.5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99">
                <text:p>15.99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4">
                <text:p>16.124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49">
                <text:p>16.249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99">
                <text:p>16.49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6">
                <text:p>16.62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4">
                <text:p>16.874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99">
                <text:p>16.999</text:p>
              </table:table-cell>
              <table:table-cell office:value-type="float" office:value="1.0835">
                <text:p>1.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4">
                <text:p>17.12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4">
                <text:p>17.374</text:p>
              </table:table-cell>
              <table:table-cell office:value-type="float" office:value="1.2404">
                <text:p>1.2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1.2933">
                <text:p>1.2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4">
                <text:p>17.624</text:p>
              </table:table-cell>
              <table:table-cell office:value-type="float" office:value="1.3454">
                <text:p>1.3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49">
                <text:p>17.749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4">
                <text:p>17.874</text:p>
              </table:table-cell>
              <table:table-cell office:value-type="float" office:value="1.4507">
                <text:p>1.4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99">
                <text:p>17.999</text:p>
              </table:table-cell>
              <table:table-cell office:value-type="float" office:value="1.5034">
                <text:p>1.5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1.5567">
                <text:p>1.5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49">
                <text:p>18.249</text:p>
              </table:table-cell>
              <table:table-cell office:value-type="float" office:value="1.6092">
                <text:p>1.6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1.6626">
                <text:p>1.6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1.7157">
                <text:p>1.7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4">
                <text:p>18.874</text:p>
              </table:table-cell>
              <table:table-cell office:value-type="float" office:value="1.8749">
                <text:p>1.8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.9286">
                <text:p>1.9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4">
                <text:p>19.124</text:p>
              </table:table-cell>
              <table:table-cell office:value-type="float" office:value="1.9816">
                <text:p>1.9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49">
                <text:p>19.249</text:p>
              </table:table-cell>
              <table:table-cell office:value-type="float" office:value="2.0351">
                <text:p>2.0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4">
                <text:p>19.374</text:p>
              </table:table-cell>
              <table:table-cell office:value-type="float" office:value="2.0887">
                <text:p>2.0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99">
                <text:p>19.499</text:p>
              </table:table-cell>
              <table:table-cell office:value-type="float" office:value="2.1423">
                <text:p>2.1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2.1964">
                <text:p>2.1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49">
                <text:p>19.749</text:p>
              </table:table-cell>
              <table:table-cell office:value-type="float" office:value="2.2497">
                <text:p>2.24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2.3039">
                <text:p>2.3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99">
                <text:p>19.999</text:p>
              </table:table-cell>
              <table:table-cell office:value-type="float" office:value="2.3573">
                <text:p>2.35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2.4116">
                <text:p>2.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2.4656">
                <text:p>2.4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4">
                <text:p>20.374</text:p>
              </table:table-cell>
              <table:table-cell office:value-type="float" office:value="2.5191">
                <text:p>2.5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99">
                <text:p>20.499</text:p>
              </table:table-cell>
              <table:table-cell office:value-type="float" office:value="2.5731">
                <text:p>2.5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4">
                <text:p>20.624</text:p>
              </table:table-cell>
              <table:table-cell office:value-type="float" office:value="2.6272">
                <text:p>2.6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49">
                <text:p>20.749</text:p>
              </table:table-cell>
              <table:table-cell office:value-type="float" office:value="2.6812">
                <text:p>2.6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2.8982">
                <text:p>2.8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4">
                <text:p>21.374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3.0065">
                <text:p>3.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3.0606">
                <text:p>3.0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4">
                <text:p>21.87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99">
                <text:p>21.999</text:p>
              </table:table-cell>
              <table:table-cell office:value-type="float" office:value="3.2226">
                <text:p>3.2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49">
                <text:p>22.24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6">
                <text:p>22.376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99">
                <text:p>22.499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4">
                <text:p>22.624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3.5474">
                <text:p>3.5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3.6013">
                <text:p>3.6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99">
                <text:p>22.999</text:p>
              </table:table-cell>
              <table:table-cell office:value-type="float" office:value="3.6548">
                <text:p>3.6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3.709">
                <text:p>3.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49">
                <text:p>23.249</text:p>
              </table:table-cell>
              <table:table-cell office:value-type="float" office:value="3.7624">
                <text:p>3.7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4">
                <text:p>23.374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3.8702">
                <text:p>3.8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4">
                <text:p>23.624</text:p>
              </table:table-cell>
              <table:table-cell office:value-type="float" office:value="3.9234">
                <text:p>3.9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3.9774">
                <text:p>3.9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4.0843">
                <text:p>4.0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4">
                <text:p>24.124</text:p>
              </table:table-cell>
              <table:table-cell office:value-type="float" office:value="4.1372">
                <text:p>4.13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49">
                <text:p>24.249</text:p>
              </table:table-cell>
              <table:table-cell office:value-type="float" office:value="4.1905">
                <text:p>4.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4.2441">
                <text:p>4.2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9">
                <text:p>24.499</text:p>
              </table:table-cell>
              <table:table-cell office:value-type="float" office:value="4.2969">
                <text:p>4.2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4">
                <text:p>24.624</text:p>
              </table:table-cell>
              <table:table-cell office:value-type="float" office:value="4.3499">
                <text:p>4.34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49">
                <text:p>24.749</text:p>
              </table:table-cell>
              <table:table-cell office:value-type="float" office:value="4.4029">
                <text:p>4.4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4.4562">
                <text:p>4.4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4.5091">
                <text:p>4.5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4.5618">
                <text:p>4.56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49">
                <text:p>25.249</text:p>
              </table:table-cell>
              <table:table-cell office:value-type="float" office:value="4.6141">
                <text:p>4.6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4.6671">
                <text:p>4.6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4.7197">
                <text:p>4.7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4">
                <text:p>25.624</text:p>
              </table:table-cell>
              <table:table-cell office:value-type="float" office:value="4.7717">
                <text:p>4.7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4.8245">
                <text:p>4.8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4">
                <text:p>25.874</text:p>
              </table:table-cell>
              <table:table-cell office:value-type="float" office:value="4.8764">
                <text:p>4.87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2">
                <text:p>26.002</text:p>
              </table:table-cell>
              <table:table-cell office:value-type="float" office:value="4.9299">
                <text:p>4.9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4">
                <text:p>26.124</text:p>
              </table:table-cell>
              <table:table-cell office:value-type="float" office:value="4.9808">
                <text:p>4.9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5.0333">
                <text:p>5.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4">
                <text:p>26.374</text:p>
              </table:table-cell>
              <table:table-cell office:value-type="float" office:value="5.0849">
                <text:p>5.0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99">
                <text:p>26.499</text:p>
              </table:table-cell>
              <table:table-cell office:value-type="float" office:value="5.1369">
                <text:p>5.13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5.1892">
                <text:p>5.1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49">
                <text:p>26.749</text:p>
              </table:table-cell>
              <table:table-cell office:value-type="float" office:value="5.2406">
                <text:p>5.2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4">
                <text:p>26.874</text:p>
              </table:table-cell>
              <table:table-cell office:value-type="float" office:value="5.2924">
                <text:p>5.29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98">
                <text:p>26.998</text:p>
              </table:table-cell>
              <table:table-cell office:value-type="float" office:value="5.3437">
                <text:p>5.3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4">
                <text:p>27.124</text:p>
              </table:table-cell>
              <table:table-cell office:value-type="float" office:value="5.3958">
                <text:p>5.3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49">
                <text:p>27.249</text:p>
              </table:table-cell>
              <table:table-cell office:value-type="float" office:value="5.4474">
                <text:p>5.44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5.4994">
                <text:p>5.4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99">
                <text:p>27.499</text:p>
              </table:table-cell>
              <table:table-cell office:value-type="float" office:value="5.5505">
                <text:p>5.5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5.6024">
                <text:p>5.6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49">
                <text:p>27.749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5.7052">
                <text:p>5.7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99">
                <text:p>27.999</text:p>
              </table:table-cell>
              <table:table-cell office:value-type="float" office:value="5.7562">
                <text:p>5.7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5.8079">
                <text:p>5.80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5.8593">
                <text:p>5.8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4">
                <text:p>28.374</text:p>
              </table:table-cell>
              <table:table-cell office:value-type="float" office:value="5.9102">
                <text:p>5.9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5.9619">
                <text:p>5.9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6.0131">
                <text:p>6.0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6.0644">
                <text:p>6.0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6.1156">
                <text:p>6.1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6.1669">
                <text:p>6.1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6.2182">
                <text:p>6.21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49">
                <text:p>29.249</text:p>
              </table:table-cell>
              <table:table-cell office:value-type="float" office:value="6.269">
                <text:p>6.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4">
                <text:p>29.624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49">
                <text:p>29.74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2427">
                <text:p>0.2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99">
                <text:p>29.999</text:p>
              </table:table-cell>
              <table:table-cell office:value-type="float" office:value="0.2937">
                <text:p>0.29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3969">
                <text:p>0.3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7.374cm" svg:y="1.275cm" chart:style-name="ch3">
          <text:p>(polar)</text:p>
        </chart:subtitle>
        <chart:plot-area chart:style-name="ch4" table:cell-range-address="polar_backup.B10:polar_backup.B252 polar_backup.D1:polar_backup.D1 polar_backup.D10:polar_backup.D252" chart:data-source-has-labels="row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θ (rad)</text:p>
            </chart:title>
            <chart:grid chart:style-name="ch7" chart:class="major"/>
          </chart:axis>
          <chart:series chart:style-name="ch10" chart:values-cell-range-address="polar_backup.D10:polar_backup.D252" chart:label-cell-address="polar_backup.D1:polar_backup.D1" chart:class="chart:scatter">
            <chart:domain table:cell-range-address="polar_backup.B10:polar_backup.B252"/>
            <chart:data-point chart:repeated="2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θ (rad)</text:p>
                <draw:g>
                  <svg:desc>polar_backup.D1:polar_backu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_backup.B10:polar_backup.B252</svg:desc>
                </draw:g>
              </table:table-cell>
              <table:table-cell office:value-type="float" office:value="0.2186">
                <text:p>0.2186</text:p>
                <draw:g>
                  <svg:desc>polar_backup.D10:polar_backup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">
                <text:p>0.126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">
                <text:p>0.374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">
                <text:p>0.874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9">
                <text:p>1.24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">
                <text:p>1.374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">
                <text:p>1.999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4">
                <text:p>2.374</text:p>
              </table:table-cell>
              <table:table-cell office:value-type="float" office:value="1.2019">
                <text:p>1.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4">
                <text:p>2.624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1.4124">
                <text:p>1.4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4651">
                <text:p>1.4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.5178">
                <text:p>1.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1.5707">
                <text:p>1.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1.6241">
                <text:p>1.6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1.6762">
                <text:p>1.6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.7297">
                <text:p>1.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4">
                <text:p>3.874</text:p>
              </table:table-cell>
              <table:table-cell office:value-type="float" office:value="1.8357">
                <text:p>1.8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1.9428">
                <text:p>1.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2.0497">
                <text:p>2.0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2.1033">
                <text:p>2.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2.1569">
                <text:p>2.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2.2106">
                <text:p>2.2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4">
                <text:p>4.874</text:p>
              </table:table-cell>
              <table:table-cell office:value-type="float" office:value="2.2639">
                <text:p>2.2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2.3177">
                <text:p>2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4">
                <text:p>5.124</text:p>
              </table:table-cell>
              <table:table-cell office:value-type="float" office:value="2.3716">
                <text:p>2.3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2.6419">
                <text:p>2.6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2.8038">
                <text:p>2.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2.8579">
                <text:p>2.8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3.0204">
                <text:p>3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4">
                <text:p>6.874</text:p>
              </table:table-cell>
              <table:table-cell office:value-type="float" office:value="3.1287">
                <text:p>3.1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1833">
                <text:p>3.1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3.2374">
                <text:p>3.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4">
                <text:p>7.37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3.4533">
                <text:p>3.4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3.5077">
                <text:p>3.5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3.5617">
                <text:p>3.5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4">
                <text:p>8.124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3.7233">
                <text:p>3.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3.7771">
                <text:p>3.7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3.8308">
                <text:p>3.8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3.8844">
                <text:p>3.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9">
                <text:p>8.999</text:p>
              </table:table-cell>
              <table:table-cell office:value-type="float" office:value="4.0446">
                <text:p>4.0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4">
                <text:p>9.124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4.1518">
                <text:p>4.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4">
                <text:p>9.624</text:p>
              </table:table-cell>
              <table:table-cell office:value-type="float" office:value="4.3109">
                <text:p>4.3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4.3644">
                <text:p>4.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4">
                <text:p>9.874</text:p>
              </table:table-cell>
              <table:table-cell office:value-type="float" office:value="4.4169">
                <text:p>4.4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4.5231">
                <text:p>4.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4.5758">
                <text:p>4.5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4.6285">
                <text:p>4.6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4.8383">
                <text:p>4.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.8906">
                <text:p>4.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4.9428">
                <text:p>4.9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9">
                <text:p>11.249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5.0471">
                <text:p>5.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5.2029">
                <text:p>5.2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5.2547">
                <text:p>5.2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5.3073">
                <text:p>5.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5.3582">
                <text:p>5.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5.4098">
                <text:p>5.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4">
                <text:p>12.374</text:p>
              </table:table-cell>
              <table:table-cell office:value-type="float" office:value="5.461">
                <text:p>5.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9">
                <text:p>12.499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5.5645">
                <text:p>5.5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9">
                <text:p>12.749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4">
                <text:p>12.874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99">
                <text:p>12.999</text:p>
              </table:table-cell>
              <table:table-cell office:value-type="float" office:value="5.7184">
                <text:p>5.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4">
                <text:p>13.124</text:p>
              </table:table-cell>
              <table:table-cell office:value-type="float" office:value="5.7698">
                <text:p>5.7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5.8728">
                <text:p>5.8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5.9241">
                <text:p>5.9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5.9754">
                <text:p>5.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49">
                <text:p>13.749</text:p>
              </table:table-cell>
              <table:table-cell office:value-type="float" office:value="6.0263">
                <text:p>6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6.078">
                <text:p>6.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6.1292">
                <text:p>6.1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4">
                <text:p>14.124</text:p>
              </table:table-cell>
              <table:table-cell office:value-type="float" office:value="6.1801">
                <text:p>6.1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49">
                <text:p>14.249</text:p>
              </table:table-cell>
              <table:table-cell office:value-type="float" office:value="6.2313">
                <text:p>6.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4">
                <text:p>14.374</text:p>
              </table:table-cell>
              <table:table-cell office:value-type="float" office:value="6.2826">
                <text:p>6.2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99">
                <text:p>14.499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49">
                <text:p>14.749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2563">
                <text:p>0.2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4">
                <text:p>15.124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3591">
                <text:p>0.3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4">
                <text:p>15.374</text:p>
              </table:table-cell>
              <table:table-cell office:value-type="float" office:value="0.4102">
                <text:p>0.4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99">
                <text:p>15.499</text:p>
              </table:table-cell>
              <table:table-cell office:value-type="float" office:value="0.4616">
                <text:p>0.46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5136">
                <text:p>0.5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5652">
                <text:p>0.5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99">
                <text:p>15.99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4">
                <text:p>16.124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49">
                <text:p>16.249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99">
                <text:p>16.49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6">
                <text:p>16.62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4">
                <text:p>16.874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99">
                <text:p>16.999</text:p>
              </table:table-cell>
              <table:table-cell office:value-type="float" office:value="1.0835">
                <text:p>1.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4">
                <text:p>17.12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4">
                <text:p>17.374</text:p>
              </table:table-cell>
              <table:table-cell office:value-type="float" office:value="1.2404">
                <text:p>1.2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1.2933">
                <text:p>1.2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4">
                <text:p>17.624</text:p>
              </table:table-cell>
              <table:table-cell office:value-type="float" office:value="1.3454">
                <text:p>1.3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49">
                <text:p>17.749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4">
                <text:p>17.874</text:p>
              </table:table-cell>
              <table:table-cell office:value-type="float" office:value="1.4507">
                <text:p>1.4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99">
                <text:p>17.999</text:p>
              </table:table-cell>
              <table:table-cell office:value-type="float" office:value="1.5034">
                <text:p>1.5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1.5567">
                <text:p>1.5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49">
                <text:p>18.249</text:p>
              </table:table-cell>
              <table:table-cell office:value-type="float" office:value="1.6092">
                <text:p>1.6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1.6626">
                <text:p>1.6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1.7157">
                <text:p>1.7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4">
                <text:p>18.874</text:p>
              </table:table-cell>
              <table:table-cell office:value-type="float" office:value="1.8749">
                <text:p>1.8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.9286">
                <text:p>1.9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4">
                <text:p>19.124</text:p>
              </table:table-cell>
              <table:table-cell office:value-type="float" office:value="1.9816">
                <text:p>1.9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49">
                <text:p>19.249</text:p>
              </table:table-cell>
              <table:table-cell office:value-type="float" office:value="2.0351">
                <text:p>2.0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4">
                <text:p>19.374</text:p>
              </table:table-cell>
              <table:table-cell office:value-type="float" office:value="2.0887">
                <text:p>2.0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99">
                <text:p>19.499</text:p>
              </table:table-cell>
              <table:table-cell office:value-type="float" office:value="2.1423">
                <text:p>2.1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2.1964">
                <text:p>2.1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49">
                <text:p>19.749</text:p>
              </table:table-cell>
              <table:table-cell office:value-type="float" office:value="2.2497">
                <text:p>2.24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2.3039">
                <text:p>2.3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99">
                <text:p>19.999</text:p>
              </table:table-cell>
              <table:table-cell office:value-type="float" office:value="2.3573">
                <text:p>2.35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2.4116">
                <text:p>2.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2.4656">
                <text:p>2.4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4">
                <text:p>20.374</text:p>
              </table:table-cell>
              <table:table-cell office:value-type="float" office:value="2.5191">
                <text:p>2.5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99">
                <text:p>20.499</text:p>
              </table:table-cell>
              <table:table-cell office:value-type="float" office:value="2.5731">
                <text:p>2.5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4">
                <text:p>20.624</text:p>
              </table:table-cell>
              <table:table-cell office:value-type="float" office:value="2.6272">
                <text:p>2.6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49">
                <text:p>20.749</text:p>
              </table:table-cell>
              <table:table-cell office:value-type="float" office:value="2.6812">
                <text:p>2.6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2.8982">
                <text:p>2.8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4">
                <text:p>21.374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3.0065">
                <text:p>3.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3.0606">
                <text:p>3.0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4">
                <text:p>21.87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99">
                <text:p>21.999</text:p>
              </table:table-cell>
              <table:table-cell office:value-type="float" office:value="3.2226">
                <text:p>3.2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49">
                <text:p>22.24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6">
                <text:p>22.376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99">
                <text:p>22.499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4">
                <text:p>22.624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3.5474">
                <text:p>3.5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3.6013">
                <text:p>3.6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99">
                <text:p>22.999</text:p>
              </table:table-cell>
              <table:table-cell office:value-type="float" office:value="3.6548">
                <text:p>3.6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3.709">
                <text:p>3.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49">
                <text:p>23.249</text:p>
              </table:table-cell>
              <table:table-cell office:value-type="float" office:value="3.7624">
                <text:p>3.7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4">
                <text:p>23.374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3.8702">
                <text:p>3.8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4">
                <text:p>23.624</text:p>
              </table:table-cell>
              <table:table-cell office:value-type="float" office:value="3.9234">
                <text:p>3.9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3.9774">
                <text:p>3.9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4.0843">
                <text:p>4.0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4">
                <text:p>24.124</text:p>
              </table:table-cell>
              <table:table-cell office:value-type="float" office:value="4.1372">
                <text:p>4.13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49">
                <text:p>24.249</text:p>
              </table:table-cell>
              <table:table-cell office:value-type="float" office:value="4.1905">
                <text:p>4.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4.2441">
                <text:p>4.2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9">
                <text:p>24.499</text:p>
              </table:table-cell>
              <table:table-cell office:value-type="float" office:value="4.2969">
                <text:p>4.2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4">
                <text:p>24.624</text:p>
              </table:table-cell>
              <table:table-cell office:value-type="float" office:value="4.3499">
                <text:p>4.34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49">
                <text:p>24.749</text:p>
              </table:table-cell>
              <table:table-cell office:value-type="float" office:value="4.4029">
                <text:p>4.4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4.4562">
                <text:p>4.4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4.5091">
                <text:p>4.5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4.5618">
                <text:p>4.56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49">
                <text:p>25.249</text:p>
              </table:table-cell>
              <table:table-cell office:value-type="float" office:value="4.6141">
                <text:p>4.6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4.6671">
                <text:p>4.6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4.7197">
                <text:p>4.7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4">
                <text:p>25.624</text:p>
              </table:table-cell>
              <table:table-cell office:value-type="float" office:value="4.7717">
                <text:p>4.7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4.8245">
                <text:p>4.8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4">
                <text:p>25.874</text:p>
              </table:table-cell>
              <table:table-cell office:value-type="float" office:value="4.8764">
                <text:p>4.87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2">
                <text:p>26.002</text:p>
              </table:table-cell>
              <table:table-cell office:value-type="float" office:value="4.9299">
                <text:p>4.9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4">
                <text:p>26.124</text:p>
              </table:table-cell>
              <table:table-cell office:value-type="float" office:value="4.9808">
                <text:p>4.9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5.0333">
                <text:p>5.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4">
                <text:p>26.374</text:p>
              </table:table-cell>
              <table:table-cell office:value-type="float" office:value="5.0849">
                <text:p>5.0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99">
                <text:p>26.499</text:p>
              </table:table-cell>
              <table:table-cell office:value-type="float" office:value="5.1369">
                <text:p>5.13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5.1892">
                <text:p>5.1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49">
                <text:p>26.749</text:p>
              </table:table-cell>
              <table:table-cell office:value-type="float" office:value="5.2406">
                <text:p>5.2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4">
                <text:p>26.874</text:p>
              </table:table-cell>
              <table:table-cell office:value-type="float" office:value="5.2924">
                <text:p>5.29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98">
                <text:p>26.998</text:p>
              </table:table-cell>
              <table:table-cell office:value-type="float" office:value="5.3437">
                <text:p>5.3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4">
                <text:p>27.124</text:p>
              </table:table-cell>
              <table:table-cell office:value-type="float" office:value="5.3958">
                <text:p>5.3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49">
                <text:p>27.249</text:p>
              </table:table-cell>
              <table:table-cell office:value-type="float" office:value="5.4474">
                <text:p>5.44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5.4994">
                <text:p>5.4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99">
                <text:p>27.499</text:p>
              </table:table-cell>
              <table:table-cell office:value-type="float" office:value="5.5505">
                <text:p>5.5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5.6024">
                <text:p>5.6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49">
                <text:p>27.749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5.7052">
                <text:p>5.7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99">
                <text:p>27.999</text:p>
              </table:table-cell>
              <table:table-cell office:value-type="float" office:value="5.7562">
                <text:p>5.7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5.8079">
                <text:p>5.80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5.8593">
                <text:p>5.8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4">
                <text:p>28.374</text:p>
              </table:table-cell>
              <table:table-cell office:value-type="float" office:value="5.9102">
                <text:p>5.9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5.9619">
                <text:p>5.9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6.0131">
                <text:p>6.0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6.0644">
                <text:p>6.0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6.1156">
                <text:p>6.1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6.1669">
                <text:p>6.1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6.2182">
                <text:p>6.21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49">
                <text:p>29.249</text:p>
              </table:table-cell>
              <table:table-cell office:value-type="float" office:value="6.269">
                <text:p>6.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4">
                <text:p>29.624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49">
                <text:p>29.74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2427">
                <text:p>0.2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99">
                <text:p>29.999</text:p>
              </table:table-cell>
              <table:table-cell office:value-type="float" office:value="0.2937">
                <text:p>0.29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3969">
                <text:p>0.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polar_tot.A2:polar_tot.A264 polar_tot.D1:polar_tot.D264" chart:data-source-has-labels="row" svg:x="0.32cm" svg:y="0.18cm" svg:width="13.07cm" svg:height="8.64cm">
          <chartooo:coordinate-region svg:x="1.788cm" svg:y="0.379cm" svg:width="11.4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lar_tot.D2:polar_tot.D264" chart:label-cell-address="polar_tot.D1:polar_tot.D1" chart:class="chart:scatter">
            <chart:domain table:cell-range-address="polar_tot.A2:polar_tot.A264"/>
            <chart:data-point chart:repeated="2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polar_tot.D1:polar_t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_tot.A2:polar_tot.A264</svg:desc>
                </draw:g>
              </table:table-cell>
              <table:table-cell office:value-type="float" office:value="0">
                <text:p>0</text:p>
                <draw:g>
                  <svg:desc>polar_tot.D2:polar_tot.D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">
                <text:p>0.127</text:p>
              </table:table-cell>
              <table:table-cell office:value-type="float" office:value="3.2028">
                <text:p>3.2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2">
                <text:p>0.252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6">
                <text:p>0.376</text:p>
              </table:table-cell>
              <table:table-cell office:value-type="float" office:value="9.4539">
                <text:p>9.4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1">
                <text:p>0.501</text:p>
              </table:table-cell>
              <table:table-cell office:value-type="float" office:value="12.5628">
                <text:p>12.5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6">
                <text:p>0.626</text:p>
              </table:table-cell>
              <table:table-cell office:value-type="float" office:value="15.6416">
                <text:p>15.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1">
                <text:p>0.751</text:p>
              </table:table-cell>
              <table:table-cell office:value-type="float" office:value="18.6815">
                <text:p>18.6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7">
                <text:p>0.877</text:p>
              </table:table-cell>
              <table:table-cell office:value-type="float" office:value="21.6972">
                <text:p>21.6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4.5852">
                <text:p>24.5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7">
                <text:p>1.127</text:p>
              </table:table-cell>
              <table:table-cell office:value-type="float" office:value="24.592">
                <text:p>24.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2">
                <text:p>1.252</text:p>
              </table:table-cell>
              <table:table-cell office:value-type="float" office:value="24.5996">
                <text:p>24.5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6">
                <text:p>1.376</text:p>
              </table:table-cell>
              <table:table-cell office:value-type="float" office:value="24.6079">
                <text:p>24.6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2">
                <text:p>1.502</text:p>
              </table:table-cell>
              <table:table-cell office:value-type="float" office:value="24.6171">
                <text:p>24.6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6">
                <text:p>1.626</text:p>
              </table:table-cell>
              <table:table-cell office:value-type="float" office:value="24.627">
                <text:p>24.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1">
                <text:p>1.751</text:p>
              </table:table-cell>
              <table:table-cell office:value-type="float" office:value="24.6377">
                <text:p>24.6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6">
                <text:p>1.876</text:p>
              </table:table-cell>
              <table:table-cell office:value-type="float" office:value="24.6492">
                <text:p>24.6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02">
                <text:p>2.002</text:p>
              </table:table-cell>
              <table:table-cell office:value-type="float" office:value="24.6614">
                <text:p>24.6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6">
                <text:p>2.126</text:p>
              </table:table-cell>
              <table:table-cell office:value-type="float" office:value="24.6741">
                <text:p>24.6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1">
                <text:p>2.251</text:p>
              </table:table-cell>
              <table:table-cell office:value-type="float" office:value="24.6876">
                <text:p>24.6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6">
                <text:p>2.376</text:p>
              </table:table-cell>
              <table:table-cell office:value-type="float" office:value="24.7017">
                <text:p>24.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02">
                <text:p>2.502</text:p>
              </table:table-cell>
              <table:table-cell office:value-type="float" office:value="24.7164">
                <text:p>24.7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7">
                <text:p>2.627</text:p>
              </table:table-cell>
              <table:table-cell office:value-type="float" office:value="24.7316">
                <text:p>24.7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1">
                <text:p>2.751</text:p>
              </table:table-cell>
              <table:table-cell office:value-type="float" office:value="24.7471">
                <text:p>24.7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6">
                <text:p>2.876</text:p>
              </table:table-cell>
              <table:table-cell office:value-type="float" office:value="24.7632">
                <text:p>24.7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2">
                <text:p>3.002</text:p>
              </table:table-cell>
              <table:table-cell office:value-type="float" office:value="24.7798">
                <text:p>24.7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7">
                <text:p>3.127</text:p>
              </table:table-cell>
              <table:table-cell office:value-type="float" office:value="24.7967">
                <text:p>24.7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2">
                <text:p>3.252</text:p>
              </table:table-cell>
              <table:table-cell office:value-type="float" office:value="24.8139">
                <text:p>24.8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24.8312">
                <text:p>24.8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02">
                <text:p>3.502</text:p>
              </table:table-cell>
              <table:table-cell office:value-type="float" office:value="24.849">
                <text:p>24.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7">
                <text:p>3.627</text:p>
              </table:table-cell>
              <table:table-cell office:value-type="float" office:value="24.8669">
                <text:p>24.8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1">
                <text:p>3.751</text:p>
              </table:table-cell>
              <table:table-cell office:value-type="float" office:value="24.8847">
                <text:p>24.8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7">
                <text:p>3.877</text:p>
              </table:table-cell>
              <table:table-cell office:value-type="float" office:value="24.9029">
                <text:p>24.9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01">
                <text:p>4.001</text:p>
              </table:table-cell>
              <table:table-cell office:value-type="float" office:value="24.9209">
                <text:p>24.9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6">
                <text:p>4.126</text:p>
              </table:table-cell>
              <table:table-cell office:value-type="float" office:value="24.9389">
                <text:p>24.9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2">
                <text:p>4.252</text:p>
              </table:table-cell>
              <table:table-cell office:value-type="float" office:value="24.9571">
                <text:p>24.9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6">
                <text:p>4.376</text:p>
              </table:table-cell>
              <table:table-cell office:value-type="float" office:value="24.9748">
                <text:p>24.9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02">
                <text:p>4.502</text:p>
              </table:table-cell>
              <table:table-cell office:value-type="float" office:value="24.9927">
                <text:p>24.9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7">
                <text:p>4.627</text:p>
              </table:table-cell>
              <table:table-cell office:value-type="float" office:value="25.0102">
                <text:p>25.0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1">
                <text:p>4.751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6">
                <text:p>4.876</text:p>
              </table:table-cell>
              <table:table-cell office:value-type="float" office:value="25.0441">
                <text:p>25.0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02">
                <text:p>5.002</text:p>
              </table:table-cell>
              <table:table-cell office:value-type="float" office:value="25.0608">
                <text:p>25.0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7">
                <text:p>5.127</text:p>
              </table:table-cell>
              <table:table-cell office:value-type="float" office:value="25.0769">
                <text:p>25.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2">
                <text:p>5.252</text:p>
              </table:table-cell>
              <table:table-cell office:value-type="float" office:value="25.0925">
                <text:p>25.0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7">
                <text:p>5.377</text:p>
              </table:table-cell>
              <table:table-cell office:value-type="float" office:value="25.1076">
                <text:p>25.1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02">
                <text:p>5.502</text:p>
              </table:table-cell>
              <table:table-cell office:value-type="float" office:value="25.1222">
                <text:p>25.1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7">
                <text:p>5.627</text:p>
              </table:table-cell>
              <table:table-cell office:value-type="float" office:value="25.1361">
                <text:p>25.1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2">
                <text:p>5.752</text:p>
              </table:table-cell>
              <table:table-cell office:value-type="float" office:value="25.1495">
                <text:p>25.1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6">
                <text:p>5.876</text:p>
              </table:table-cell>
              <table:table-cell office:value-type="float" office:value="25.162">
                <text:p>25.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02">
                <text:p>6.002</text:p>
              </table:table-cell>
              <table:table-cell office:value-type="float" office:value="25.174">
                <text:p>25.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7">
                <text:p>6.127</text:p>
              </table:table-cell>
              <table:table-cell office:value-type="float" office:value="25.1851">
                <text:p>25.1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2">
                <text:p>6.252</text:p>
              </table:table-cell>
              <table:table-cell office:value-type="float" office:value="25.1955">
                <text:p>25.1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6">
                <text:p>6.376</text:p>
              </table:table-cell>
              <table:table-cell office:value-type="float" office:value="25.2049">
                <text:p>25.2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02">
                <text:p>6.502</text:p>
              </table:table-cell>
              <table:table-cell office:value-type="float" office:value="25.2137">
                <text:p>25.2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6">
                <text:p>6.626</text:p>
              </table:table-cell>
              <table:table-cell office:value-type="float" office:value="25.2214">
                <text:p>25.2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2">
                <text:p>6.752</text:p>
              </table:table-cell>
              <table:table-cell office:value-type="float" office:value="25.2284">
                <text:p>25.2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7">
                <text:p>6.877</text:p>
              </table:table-cell>
              <table:table-cell office:value-type="float" office:value="25.2343">
                <text:p>25.2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02">
                <text:p>7.002</text:p>
              </table:table-cell>
              <table:table-cell office:value-type="float" office:value="25.2394">
                <text:p>25.2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6">
                <text:p>7.126</text:p>
              </table:table-cell>
              <table:table-cell office:value-type="float" office:value="25.2434">
                <text:p>25.2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2">
                <text:p>7.252</text:p>
              </table:table-cell>
              <table:table-cell office:value-type="float" office:value="25.2465">
                <text:p>25.2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7">
                <text:p>7.377</text:p>
              </table:table-cell>
              <table:table-cell office:value-type="float" office:value="25.2486">
                <text:p>25.24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02">
                <text:p>7.502</text:p>
              </table:table-cell>
              <table:table-cell office:value-type="float" office:value="25.2497">
                <text:p>25.2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6">
                <text:p>7.626</text:p>
              </table:table-cell>
              <table:table-cell office:value-type="float" office:value="25.2498">
                <text:p>25.2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2">
                <text:p>7.752</text:p>
              </table:table-cell>
              <table:table-cell office:value-type="float" office:value="25.249">
                <text:p>25.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6">
                <text:p>7.876</text:p>
              </table:table-cell>
              <table:table-cell office:value-type="float" office:value="25.2471">
                <text:p>25.2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01">
                <text:p>8.001</text:p>
              </table:table-cell>
              <table:table-cell office:value-type="float" office:value="25.2443">
                <text:p>25.24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8">
                <text:p>8.128</text:p>
              </table:table-cell>
              <table:table-cell office:value-type="float" office:value="25.2404">
                <text:p>25.2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2">
                <text:p>8.252</text:p>
              </table:table-cell>
              <table:table-cell office:value-type="float" office:value="25.2356">
                <text:p>25.2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7">
                <text:p>8.377</text:p>
              </table:table-cell>
              <table:table-cell office:value-type="float" office:value="25.2299">
                <text:p>25.2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01">
                <text:p>8.501</text:p>
              </table:table-cell>
              <table:table-cell office:value-type="float" office:value="25.2233">
                <text:p>25.2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7">
                <text:p>8.627</text:p>
              </table:table-cell>
              <table:table-cell office:value-type="float" office:value="25.2156">
                <text:p>25.2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1">
                <text:p>8.751</text:p>
              </table:table-cell>
              <table:table-cell office:value-type="float" office:value="25.2072">
                <text:p>25.2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7">
                <text:p>8.877</text:p>
              </table:table-cell>
              <table:table-cell office:value-type="float" office:value="25.1978">
                <text:p>25.19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001">
                <text:p>9.001</text:p>
              </table:table-cell>
              <table:table-cell office:value-type="float" office:value="25.1878">
                <text:p>25.1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6">
                <text:p>9.126</text:p>
              </table:table-cell>
              <table:table-cell office:value-type="float" office:value="25.1768">
                <text:p>25.1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2">
                <text:p>9.252</text:p>
              </table:table-cell>
              <table:table-cell office:value-type="float" office:value="25.165">
                <text:p>25.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7">
                <text:p>9.377</text:p>
              </table:table-cell>
              <table:table-cell office:value-type="float" office:value="25.1525">
                <text:p>25.1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02">
                <text:p>9.502</text:p>
              </table:table-cell>
              <table:table-cell office:value-type="float" office:value="25.1394">
                <text:p>25.1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7">
                <text:p>9.627</text:p>
              </table:table-cell>
              <table:table-cell office:value-type="float" office:value="25.1256">
                <text:p>25.1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2">
                <text:p>9.752</text:p>
              </table:table-cell>
              <table:table-cell office:value-type="float" office:value="25.1112">
                <text:p>25.1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7">
                <text:p>9.877</text:p>
              </table:table-cell>
              <table:table-cell office:value-type="float" office:value="25.0962">
                <text:p>25.0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03">
                <text:p>10.003</text:p>
              </table:table-cell>
              <table:table-cell office:value-type="float" office:value="25.0805">
                <text:p>25.0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6">
                <text:p>10.126</text:p>
              </table:table-cell>
              <table:table-cell office:value-type="float" office:value="25.0648">
                <text:p>25.0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1">
                <text:p>10.251</text:p>
              </table:table-cell>
              <table:table-cell office:value-type="float" office:value="25.0484">
                <text:p>25.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6">
                <text:p>10.376</text:p>
              </table:table-cell>
              <table:table-cell office:value-type="float" office:value="25.0316">
                <text:p>25.0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02">
                <text:p>10.502</text:p>
              </table:table-cell>
              <table:table-cell office:value-type="float" office:value="25.0143">
                <text:p>25.0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7">
                <text:p>10.627</text:p>
              </table:table-cell>
              <table:table-cell office:value-type="float" office:value="24.9969">
                <text:p>24.9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1">
                <text:p>10.751</text:p>
              </table:table-cell>
              <table:table-cell office:value-type="float" office:value="24.9794">
                <text:p>24.9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7">
                <text:p>10.877</text:p>
              </table:table-cell>
              <table:table-cell office:value-type="float" office:value="24.9614">
                <text:p>24.9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02">
                <text:p>11.002</text:p>
              </table:table-cell>
              <table:table-cell office:value-type="float" office:value="24.9434">
                <text:p>24.9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7">
                <text:p>11.127</text:p>
              </table:table-cell>
              <table:table-cell office:value-type="float" office:value="24.9253">
                <text:p>24.9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1">
                <text:p>11.251</text:p>
              </table:table-cell>
              <table:table-cell office:value-type="float" office:value="24.9074">
                <text:p>24.9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6">
                <text:p>11.376</text:p>
              </table:table-cell>
              <table:table-cell office:value-type="float" office:value="24.8893">
                <text:p>24.8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01">
                <text:p>11.501</text:p>
              </table:table-cell>
              <table:table-cell office:value-type="float" office:value="24.8713">
                <text:p>24.8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6">
                <text:p>11.626</text:p>
              </table:table-cell>
              <table:table-cell office:value-type="float" office:value="24.8534">
                <text:p>24.8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1">
                <text:p>11.751</text:p>
              </table:table-cell>
              <table:table-cell office:value-type="float" office:value="24.8357">
                <text:p>24.8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7">
                <text:p>11.877</text:p>
              </table:table-cell>
              <table:table-cell office:value-type="float" office:value="24.818">
                <text:p>24.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24.8008">
                <text:p>24.8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7">
                <text:p>12.127</text:p>
              </table:table-cell>
              <table:table-cell office:value-type="float" office:value="24.7838">
                <text:p>24.7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2">
                <text:p>12.252</text:p>
              </table:table-cell>
              <table:table-cell office:value-type="float" office:value="24.7672">
                <text:p>24.7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6">
                <text:p>12.376</text:p>
              </table:table-cell>
              <table:table-cell office:value-type="float" office:value="24.7511">
                <text:p>24.7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01">
                <text:p>12.501</text:p>
              </table:table-cell>
              <table:table-cell office:value-type="float" office:value="24.7354">
                <text:p>24.7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7">
                <text:p>12.627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1">
                <text:p>12.751</text:p>
              </table:table-cell>
              <table:table-cell office:value-type="float" office:value="24.7053">
                <text:p>24.7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7">
                <text:p>12.877</text:p>
              </table:table-cell>
              <table:table-cell office:value-type="float" office:value="24.691">
                <text:p>24.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002">
                <text:p>13.002</text:p>
              </table:table-cell>
              <table:table-cell office:value-type="float" office:value="24.6774">
                <text:p>24.6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6">
                <text:p>13.126</text:p>
              </table:table-cell>
              <table:table-cell office:value-type="float" office:value="24.6645">
                <text:p>24.66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1">
                <text:p>13.251</text:p>
              </table:table-cell>
              <table:table-cell office:value-type="float" office:value="24.6522">
                <text:p>24.65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7">
                <text:p>13.377</text:p>
              </table:table-cell>
              <table:table-cell office:value-type="float" office:value="24.6405">
                <text:p>24.6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01">
                <text:p>13.501</text:p>
              </table:table-cell>
              <table:table-cell office:value-type="float" office:value="24.6297">
                <text:p>24.6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6">
                <text:p>13.626</text:p>
              </table:table-cell>
              <table:table-cell office:value-type="float" office:value="24.6195">
                <text:p>24.6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2">
                <text:p>13.752</text:p>
              </table:table-cell>
              <table:table-cell office:value-type="float" office:value="24.6101">
                <text:p>24.6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7">
                <text:p>13.877</text:p>
              </table:table-cell>
              <table:table-cell office:value-type="float" office:value="24.6015">
                <text:p>24.6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002">
                <text:p>14.002</text:p>
              </table:table-cell>
              <table:table-cell office:value-type="float" office:value="24.5937">
                <text:p>24.5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7">
                <text:p>14.127</text:p>
              </table:table-cell>
              <table:table-cell office:value-type="float" office:value="24.5868">
                <text:p>24.5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1">
                <text:p>14.251</text:p>
              </table:table-cell>
              <table:table-cell office:value-type="float" office:value="24.5808">
                <text:p>24.5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6">
                <text:p>14.376</text:p>
              </table:table-cell>
              <table:table-cell office:value-type="float" office:value="24.5756">
                <text:p>24.5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01">
                <text:p>14.501</text:p>
              </table:table-cell>
              <table:table-cell office:value-type="float" office:value="24.5713">
                <text:p>24.57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6">
                <text:p>14.626</text:p>
              </table:table-cell>
              <table:table-cell office:value-type="float" office:value="24.5679">
                <text:p>24.56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2">
                <text:p>14.752</text:p>
              </table:table-cell>
              <table:table-cell office:value-type="float" office:value="24.5653">
                <text:p>24.5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6">
                <text:p>14.876</text:p>
              </table:table-cell>
              <table:table-cell office:value-type="float" office:value="24.5637">
                <text:p>24.5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002">
                <text:p>15.002</text:p>
              </table:table-cell>
              <table:table-cell office:value-type="float" office:value="24.563">
                <text:p>24.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6">
                <text:p>15.126</text:p>
              </table:table-cell>
              <table:table-cell office:value-type="float" office:value="24.5633">
                <text:p>24.5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2">
                <text:p>15.252</text:p>
              </table:table-cell>
              <table:table-cell office:value-type="float" office:value="24.5644">
                <text:p>24.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7">
                <text:p>15.377</text:p>
              </table:table-cell>
              <table:table-cell office:value-type="float" office:value="24.5665">
                <text:p>24.5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01">
                <text:p>15.501</text:p>
              </table:table-cell>
              <table:table-cell office:value-type="float" office:value="24.5694">
                <text:p>24.56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6">
                <text:p>15.626</text:p>
              </table:table-cell>
              <table:table-cell office:value-type="float" office:value="24.5732">
                <text:p>24.57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2">
                <text:p>15.752</text:p>
              </table:table-cell>
              <table:table-cell office:value-type="float" office:value="24.578">
                <text:p>24.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7">
                <text:p>15.877</text:p>
              </table:table-cell>
              <table:table-cell office:value-type="float" office:value="24.5836">
                <text:p>24.5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002">
                <text:p>16.002</text:p>
              </table:table-cell>
              <table:table-cell office:value-type="float" office:value="24.5901">
                <text:p>24.59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6">
                <text:p>16.126</text:p>
              </table:table-cell>
              <table:table-cell office:value-type="float" office:value="24.5974">
                <text:p>24.59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1">
                <text:p>16.251</text:p>
              </table:table-cell>
              <table:table-cell office:value-type="float" office:value="24.6056">
                <text:p>24.6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24.6145">
                <text:p>24.6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02">
                <text:p>16.502</text:p>
              </table:table-cell>
              <table:table-cell office:value-type="float" office:value="24.6244">
                <text:p>24.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7">
                <text:p>16.627</text:p>
              </table:table-cell>
              <table:table-cell office:value-type="float" office:value="24.6349">
                <text:p>24.6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1">
                <text:p>16.751</text:p>
              </table:table-cell>
              <table:table-cell office:value-type="float" office:value="24.6461">
                <text:p>24.6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7">
                <text:p>16.877</text:p>
              </table:table-cell>
              <table:table-cell office:value-type="float" office:value="24.6581">
                <text:p>24.6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001">
                <text:p>17.001</text:p>
              </table:table-cell>
              <table:table-cell office:value-type="float" office:value="24.6707">
                <text:p>24.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7">
                <text:p>17.127</text:p>
              </table:table-cell>
              <table:table-cell office:value-type="float" office:value="24.6841">
                <text:p>24.6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1">
                <text:p>17.251</text:p>
              </table:table-cell>
              <table:table-cell office:value-type="float" office:value="24.6979">
                <text:p>24.6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6">
                <text:p>17.376</text:p>
              </table:table-cell>
              <table:table-cell office:value-type="float" office:value="24.7124">
                <text:p>24.7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02">
                <text:p>17.502</text:p>
              </table:table-cell>
              <table:table-cell office:value-type="float" office:value="24.7275">
                <text:p>24.7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7">
                <text:p>17.627</text:p>
              </table:table-cell>
              <table:table-cell office:value-type="float" office:value="24.743">
                <text:p>24.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1">
                <text:p>17.751</text:p>
              </table:table-cell>
              <table:table-cell office:value-type="float" office:value="24.7589">
                <text:p>24.7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8">
                <text:p>17.878</text:p>
              </table:table-cell>
              <table:table-cell office:value-type="float" office:value="24.7755">
                <text:p>24.77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002">
                <text:p>18.002</text:p>
              </table:table-cell>
              <table:table-cell office:value-type="float" office:value="24.7922">
                <text:p>24.7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7">
                <text:p>18.127</text:p>
              </table:table-cell>
              <table:table-cell office:value-type="float" office:value="24.8093">
                <text:p>24.8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1">
                <text:p>18.251</text:p>
              </table:table-cell>
              <table:table-cell office:value-type="float" office:value="24.8265">
                <text:p>24.8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7">
                <text:p>18.377</text:p>
              </table:table-cell>
              <table:table-cell office:value-type="float" office:value="24.8443">
                <text:p>24.8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02">
                <text:p>18.502</text:p>
              </table:table-cell>
              <table:table-cell office:value-type="float" office:value="24.8621">
                <text:p>24.86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6">
                <text:p>18.626</text:p>
              </table:table-cell>
              <table:table-cell office:value-type="float" office:value="24.8799">
                <text:p>24.8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2">
                <text:p>18.752</text:p>
              </table:table-cell>
              <table:table-cell office:value-type="float" office:value="24.8981">
                <text:p>24.8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6">
                <text:p>18.876</text:p>
              </table:table-cell>
              <table:table-cell office:value-type="float" office:value="24.9161">
                <text:p>24.9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001">
                <text:p>19.001</text:p>
              </table:table-cell>
              <table:table-cell office:value-type="float" office:value="24.9342">
                <text:p>24.9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7">
                <text:p>19.127</text:p>
              </table:table-cell>
              <table:table-cell office:value-type="float" office:value="24.9523">
                <text:p>24.95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1">
                <text:p>19.251</text:p>
              </table:table-cell>
              <table:table-cell office:value-type="float" office:value="24.9701">
                <text:p>24.9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6">
                <text:p>19.376</text:p>
              </table:table-cell>
              <table:table-cell office:value-type="float" office:value="24.9879">
                <text:p>24.9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02">
                <text:p>19.502</text:p>
              </table:table-cell>
              <table:table-cell office:value-type="float" office:value="25.0056">
                <text:p>25.0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6">
                <text:p>19.626</text:p>
              </table:table-cell>
              <table:table-cell office:value-type="float" office:value="25.0227">
                <text:p>25.02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2">
                <text:p>19.752</text:p>
              </table:table-cell>
              <table:table-cell office:value-type="float" office:value="25.0398">
                <text:p>25.03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7">
                <text:p>19.877</text:p>
              </table:table-cell>
              <table:table-cell office:value-type="float" office:value="25.0565">
                <text:p>25.05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001">
                <text:p>20.001</text:p>
              </table:table-cell>
              <table:table-cell office:value-type="float" office:value="25.0725">
                <text:p>25.0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7">
                <text:p>20.127</text:p>
              </table:table-cell>
              <table:table-cell office:value-type="float" office:value="25.0884">
                <text:p>25.0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2">
                <text:p>20.252</text:p>
              </table:table-cell>
              <table:table-cell office:value-type="float" office:value="25.1037">
                <text:p>25.10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7">
                <text:p>20.377</text:p>
              </table:table-cell>
              <table:table-cell office:value-type="float" office:value="25.1184">
                <text:p>25.1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03">
                <text:p>20.503</text:p>
              </table:table-cell>
              <table:table-cell office:value-type="float" office:value="25.1326">
                <text:p>25.1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7">
                <text:p>20.627</text:p>
              </table:table-cell>
              <table:table-cell office:value-type="float" office:value="25.146">
                <text:p>25.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2">
                <text:p>20.752</text:p>
              </table:table-cell>
              <table:table-cell office:value-type="float" office:value="25.1588">
                <text:p>25.15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7">
                <text:p>20.877</text:p>
              </table:table-cell>
              <table:table-cell office:value-type="float" office:value="25.1709">
                <text:p>25.1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001">
                <text:p>21.001</text:p>
              </table:table-cell>
              <table:table-cell office:value-type="float" office:value="25.1822">
                <text:p>25.18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7">
                <text:p>21.127</text:p>
              </table:table-cell>
              <table:table-cell office:value-type="float" office:value="25.1928">
                <text:p>25.19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1">
                <text:p>21.251</text:p>
              </table:table-cell>
              <table:table-cell office:value-type="float" office:value="25.2025">
                <text:p>25.2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6">
                <text:p>21.376</text:p>
              </table:table-cell>
              <table:table-cell office:value-type="float" office:value="25.2114">
                <text:p>25.2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01">
                <text:p>21.501</text:p>
              </table:table-cell>
              <table:table-cell office:value-type="float" office:value="25.2194">
                <text:p>25.2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6">
                <text:p>21.626</text:p>
              </table:table-cell>
              <table:table-cell office:value-type="float" office:value="25.2266">
                <text:p>25.2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1">
                <text:p>21.751</text:p>
              </table:table-cell>
              <table:table-cell office:value-type="float" office:value="25.2328">
                <text:p>25.2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7">
                <text:p>21.877</text:p>
              </table:table-cell>
              <table:table-cell office:value-type="float" office:value="25.2381">
                <text:p>25.23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002">
                <text:p>22.002</text:p>
              </table:table-cell>
              <table:table-cell office:value-type="float" office:value="25.2424">
                <text:p>25.2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7">
                <text:p>22.127</text:p>
              </table:table-cell>
              <table:table-cell office:value-type="float" office:value="25.2458">
                <text:p>25.24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2">
                <text:p>22.252</text:p>
              </table:table-cell>
              <table:table-cell office:value-type="float" office:value="25.2481">
                <text:p>25.2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7">
                <text:p>22.377</text:p>
              </table:table-cell>
              <table:table-cell office:value-type="float" office:value="25.2495">
                <text:p>25.2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02">
                <text:p>22.502</text:p>
              </table:table-cell>
              <table:table-cell office:value-type="float" office:value="25.2499">
                <text:p>25.24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7">
                <text:p>22.627</text:p>
              </table:table-cell>
              <table:table-cell office:value-type="float" office:value="25.2493">
                <text:p>25.2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2">
                <text:p>22.752</text:p>
              </table:table-cell>
              <table:table-cell office:value-type="float" office:value="25.2477">
                <text:p>25.24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7">
                <text:p>22.877</text:p>
              </table:table-cell>
              <table:table-cell office:value-type="float" office:value="25.2451">
                <text:p>25.2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002">
                <text:p>23.002</text:p>
              </table:table-cell>
              <table:table-cell office:value-type="float" office:value="25.2415">
                <text:p>25.2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6">
                <text:p>23.126</text:p>
              </table:table-cell>
              <table:table-cell office:value-type="float" office:value="25.237">
                <text:p>25.2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1">
                <text:p>23.251</text:p>
              </table:table-cell>
              <table:table-cell office:value-type="float" office:value="25.2315">
                <text:p>25.2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25.2252">
                <text:p>25.2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02">
                <text:p>23.502</text:p>
              </table:table-cell>
              <table:table-cell office:value-type="float" office:value="25.2177">
                <text:p>25.2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7">
                <text:p>23.627</text:p>
              </table:table-cell>
              <table:table-cell office:value-type="float" office:value="25.2095">
                <text:p>25.2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3">
                <text:p>23.753</text:p>
              </table:table-cell>
              <table:table-cell office:value-type="float" office:value="25.2003">
                <text:p>25.2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6">
                <text:p>23.876</text:p>
              </table:table-cell>
              <table:table-cell office:value-type="float" office:value="25.1905">
                <text:p>25.19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002">
                <text:p>24.002</text:p>
              </table:table-cell>
              <table:table-cell office:value-type="float" office:value="25.1797">
                <text:p>25.1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7">
                <text:p>24.127</text:p>
              </table:table-cell>
              <table:table-cell office:value-type="float" office:value="25.1682">
                <text:p>25.1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1">
                <text:p>24.251</text:p>
              </table:table-cell>
              <table:table-cell office:value-type="float" office:value="25.156">
                <text:p>25.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7">
                <text:p>24.377</text:p>
              </table:table-cell>
              <table:table-cell office:value-type="float" office:value="25.1429">
                <text:p>25.1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03">
                <text:p>24.503</text:p>
              </table:table-cell>
              <table:table-cell office:value-type="float" office:value="25.1292">
                <text:p>25.1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8">
                <text:p>24.628</text:p>
              </table:table-cell>
              <table:table-cell office:value-type="float" office:value="25.1149">
                <text:p>25.1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1">
                <text:p>24.751</text:p>
              </table:table-cell>
              <table:table-cell office:value-type="float" office:value="25.1003">
                <text:p>25.1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7">
                <text:p>24.877</text:p>
              </table:table-cell>
              <table:table-cell office:value-type="float" office:value="25.0848">
                <text:p>25.0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002">
                <text:p>25.002</text:p>
              </table:table-cell>
              <table:table-cell office:value-type="float" office:value="25.069">
                <text:p>25.0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6">
                <text:p>25.126</text:p>
              </table:table-cell>
              <table:table-cell office:value-type="float" office:value="25.0528">
                <text:p>25.0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2">
                <text:p>25.252</text:p>
              </table:table-cell>
              <table:table-cell office:value-type="float" office:value="25.0359">
                <text:p>25.03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7">
                <text:p>25.377</text:p>
              </table:table-cell>
              <table:table-cell office:value-type="float" office:value="25.0189">
                <text:p>25.01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02">
                <text:p>25.502</text:p>
              </table:table-cell>
              <table:table-cell office:value-type="float" office:value="25.0015">
                <text:p>25.0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6">
                <text:p>25.626</text:p>
              </table:table-cell>
              <table:table-cell office:value-type="float" office:value="24.9841">
                <text:p>24.98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2">
                <text:p>25.752</text:p>
              </table:table-cell>
              <table:table-cell office:value-type="float" office:value="24.9661">
                <text:p>24.96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7">
                <text:p>25.877</text:p>
              </table:table-cell>
              <table:table-cell office:value-type="float" office:value="24.9482">
                <text:p>24.9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3">
                <text:p>26.003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6">
                <text:p>26.126</text:p>
              </table:table-cell>
              <table:table-cell office:value-type="float" office:value="24.9122">
                <text:p>24.91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2">
                <text:p>26.252</text:p>
              </table:table-cell>
              <table:table-cell office:value-type="float" office:value="24.8939">
                <text:p>24.8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6">
                <text:p>26.376</text:p>
              </table:table-cell>
              <table:table-cell office:value-type="float" office:value="24.876">
                <text:p>24.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02">
                <text:p>26.502</text:p>
              </table:table-cell>
              <table:table-cell office:value-type="float" office:value="24.858">
                <text:p>24.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7">
                <text:p>26.627</text:p>
              </table:table-cell>
              <table:table-cell office:value-type="float" office:value="24.8402">
                <text:p>24.84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1">
                <text:p>26.751</text:p>
              </table:table-cell>
              <table:table-cell office:value-type="float" office:value="24.8228">
                <text:p>24.8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6">
                <text:p>26.876</text:p>
              </table:table-cell>
              <table:table-cell office:value-type="float" office:value="24.8054">
                <text:p>24.8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001">
                <text:p>27.001</text:p>
              </table:table-cell>
              <table:table-cell office:value-type="float" office:value="24.7884">
                <text:p>24.7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6">
                <text:p>27.126</text:p>
              </table:table-cell>
              <table:table-cell office:value-type="float" office:value="24.7717">
                <text:p>24.77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1">
                <text:p>27.251</text:p>
              </table:table-cell>
              <table:table-cell office:value-type="float" office:value="24.7554">
                <text:p>24.75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7">
                <text:p>27.377</text:p>
              </table:table-cell>
              <table:table-cell office:value-type="float" office:value="24.7394">
                <text:p>24.73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02">
                <text:p>27.502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7">
                <text:p>27.627</text:p>
              </table:table-cell>
              <table:table-cell office:value-type="float" office:value="24.7091">
                <text:p>24.7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2">
                <text:p>27.752</text:p>
              </table:table-cell>
              <table:table-cell office:value-type="float" office:value="24.6947">
                <text:p>24.69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7">
                <text:p>27.877</text:p>
              </table:table-cell>
              <table:table-cell office:value-type="float" office:value="24.6809">
                <text:p>24.68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001">
                <text:p>28.001</text:p>
              </table:table-cell>
              <table:table-cell office:value-type="float" office:value="24.6679">
                <text:p>24.6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7">
                <text:p>28.127</text:p>
              </table:table-cell>
              <table:table-cell office:value-type="float" office:value="24.6553">
                <text:p>24.6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1">
                <text:p>28.251</text:p>
              </table:table-cell>
              <table:table-cell office:value-type="float" office:value="24.6436">
                <text:p>24.64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8">
                <text:p>28.378</text:p>
              </table:table-cell>
              <table:table-cell office:value-type="float" office:value="24.6323">
                <text:p>24.63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02">
                <text:p>28.502</text:p>
              </table:table-cell>
              <table:table-cell office:value-type="float" office:value="24.622">
                <text:p>24.6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6">
                <text:p>28.626</text:p>
              </table:table-cell>
              <table:table-cell office:value-type="float" office:value="24.6125">
                <text:p>24.6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1">
                <text:p>28.751</text:p>
              </table:table-cell>
              <table:table-cell office:value-type="float" office:value="24.6037">
                <text:p>24.6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6">
                <text:p>28.876</text:p>
              </table:table-cell>
              <table:table-cell office:value-type="float" office:value="24.5958">
                <text:p>24.5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002">
                <text:p>29.002</text:p>
              </table:table-cell>
              <table:table-cell office:value-type="float" office:value="24.5886">
                <text:p>24.5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6">
                <text:p>29.126</text:p>
              </table:table-cell>
              <table:table-cell office:value-type="float" office:value="24.5823">
                <text:p>24.58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1">
                <text:p>29.251</text:p>
              </table:table-cell>
              <table:table-cell office:value-type="float" office:value="24.5769">
                <text:p>24.57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6">
                <text:p>29.376</text:p>
              </table:table-cell>
              <table:table-cell office:value-type="float" office:value="24.5723">
                <text:p>24.57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01">
                <text:p>29.501</text:p>
              </table:table-cell>
              <table:table-cell office:value-type="float" office:value="24.5687">
                <text:p>24.56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6">
                <text:p>29.626</text:p>
              </table:table-cell>
              <table:table-cell office:value-type="float" office:value="24.5659">
                <text:p>24.56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2">
                <text:p>29.752</text:p>
              </table:table-cell>
              <table:table-cell office:value-type="float" office:value="24.5641">
                <text:p>24.56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6">
                <text:p>29.876</text:p>
              </table:table-cell>
              <table:table-cell office:value-type="float" office:value="24.5631">
                <text:p>24.56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01">
                <text:p>30.001</text:p>
              </table:table-cell>
              <table:table-cell office:value-type="float" office:value="24.5631">
                <text:p>24.56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7">
                <text:p>30.127</text:p>
              </table:table-cell>
              <table:table-cell office:value-type="float" office:value="24.564">
                <text:p>24.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2">
                <text:p>30.252</text:p>
              </table:table-cell>
              <table:table-cell office:value-type="float" office:value="24.5658">
                <text:p>24.5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6">
                <text:p>30.376</text:p>
              </table:table-cell>
              <table:table-cell office:value-type="float" office:value="24.5685">
                <text:p>24.56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02">
                <text:p>30.502</text:p>
              </table:table-cell>
              <table:table-cell office:value-type="float" office:value="24.5722">
                <text:p>24.5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6">
                <text:p>30.626</text:p>
              </table:table-cell>
              <table:table-cell office:value-type="float" office:value="24.5766">
                <text:p>24.57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2">
                <text:p>30.752</text:p>
              </table:table-cell>
              <table:table-cell office:value-type="float" office:value="24.5821">
                <text:p>24.5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7">
                <text:p>30.877</text:p>
              </table:table-cell>
              <table:table-cell office:value-type="float" office:value="24.5883">
                <text:p>24.58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001">
                <text:p>31.001</text:p>
              </table:table-cell>
              <table:table-cell office:value-type="float" office:value="24.5954">
                <text:p>24.59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6">
                <text:p>31.126</text:p>
              </table:table-cell>
              <table:table-cell office:value-type="float" office:value="24.6033">
                <text:p>24.60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1">
                <text:p>31.251</text:p>
              </table:table-cell>
              <table:table-cell office:value-type="float" office:value="24.6121">
                <text:p>24.6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7">
                <text:p>31.377</text:p>
              </table:table-cell>
              <table:table-cell office:value-type="float" office:value="24.6217">
                <text:p>24.62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01">
                <text:p>31.501</text:p>
              </table:table-cell>
              <table:table-cell office:value-type="float" office:value="24.632">
                <text:p>24.6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6">
                <text:p>31.626</text:p>
              </table:table-cell>
              <table:table-cell office:value-type="float" office:value="24.643">
                <text:p>24.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2">
                <text:p>31.752</text:p>
              </table:table-cell>
              <table:table-cell office:value-type="float" office:value="24.6549">
                <text:p>24.6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6">
                <text:p>31.876</text:p>
              </table:table-cell>
              <table:table-cell office:value-type="float" office:value="24.6673">
                <text:p>24.66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002">
                <text:p>32.002</text:p>
              </table:table-cell>
              <table:table-cell office:value-type="float" office:value="24.6805">
                <text:p>24.6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6">
                <text:p>32.126</text:p>
              </table:table-cell>
              <table:table-cell office:value-type="float" office:value="24.6941">
                <text:p>24.69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1">
                <text:p>32.251</text:p>
              </table:table-cell>
              <table:table-cell office:value-type="float" office:value="24.7085">
                <text:p>24.70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7">
                <text:p>32.377</text:p>
              </table:table-cell>
              <table:table-cell office:value-type="float" office:value="24.7235">
                <text:p>24.72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02">
                <text:p>32.502</text:p>
              </table:table-cell>
              <table:table-cell office:value-type="float" office:value="24.7389">
                <text:p>24.73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6">
                <text:p>32.626</text:p>
              </table:table-cell>
              <table:table-cell office:value-type="float" office:value="24.7546">
                <text:p>24.75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2">
                <text:p>32.752</text:p>
              </table:table-cell>
              <table:table-cell office:value-type="float" office:value="24.771">
                <text:p>24.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6.938cm" svg:y="1.275cm" chart:style-name="ch3">
          <text:p>(X-position)</text:p>
        </chart:subtitle>
        <chart:plot-area chart:style-name="ch4" table:cell-range-address="cart.A2:cart.B252 cart.B1:cart.B1" chart:data-source-has-labels="row" svg:x="1.331cm" svg:y="2.138cm" svg:width="14.349cm" svg:height="5.701cm">
          <chartooo:coordinate-region svg:x="1.767cm" svg:y="2.338cm" svg:width="13.541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429cm" chart:style-name="ch9">
              <text:p>X (m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cart.B2:cart.B252" chart:label-cell-address="cart.B1:cart.B1" chart:class="chart:scatter">
            <chart:domain table:cell-range-address="cart.A2:cart.A252"/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cart.B1:car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rt.A2:cart.A252</svg:desc>
                </draw:g>
              </table:table-cell>
              <table:table-cell office:value-type="float" office:value="NaN">
                <text:p>NaN</text:p>
                <draw:g>
                  <svg:desc>cart.B2:cart.B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">
                <text:p>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3">
                <text:p>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8">
                <text:p>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4">
                <text:p>1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7">
                <text:p>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2">
                <text:p>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8">
                <text:p>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52">
                <text:p>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8">
                <text:p>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2">
                <text:p>2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7">
                <text:p>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2">
                <text:p>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77">
                <text:p>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2">
                <text:p>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">
                <text:p>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2">
                <text:p>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7">
                <text:p>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2">
                <text:p>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9">
                <text:p>3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53">
                <text:p>3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7">
                <text:p>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3">
                <text:p>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7">
                <text:p>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3">
                <text:p>3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7">
                <text:p>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27">
                <text:p>4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2">
                <text:p>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2">
                <text:p>4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27">
                <text:p>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53">
                <text:p>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9">
                <text:p>4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03">
                <text:p>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7">
                <text:p>5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3">
                <text:p>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77">
                <text:p>5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03">
                <text:p>5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28">
                <text:p>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53">
                <text:p>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78">
                <text:p>5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03">
                <text:p>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8">
                <text:p>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53">
                <text:p>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8">
                <text:p>6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03">
                <text:p>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27">
                <text:p>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53">
                <text:p>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8">
                <text:p>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02">
                <text:p>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27">
                <text:p>7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53">
                <text:p>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77">
                <text:p>7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03">
                <text:p>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28">
                <text:p>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52">
                <text:p>7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78">
                <text:p>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03">
                <text:p>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28">
                <text:p>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53">
                <text:p>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78">
                <text:p>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03">
                <text:p>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27">
                <text:p>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3">
                <text:p>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78">
                <text:p>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03">
                <text:p>9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27">
                <text:p>9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52">
                <text:p>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77">
                <text:p>9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03">
                <text:p>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28">
                <text:p>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53">
                <text:p>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78">
                <text:p>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03">
                <text:p>1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9">
                <text:p>1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53">
                <text:p>1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78">
                <text:p>1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28">
                <text:p>1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52">
                <text:p>1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78">
                <text:p>1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02">
                <text:p>11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28">
                <text:p>1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53">
                <text:p>1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77">
                <text:p>1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02">
                <text:p>1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27">
                <text:p>11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53">
                <text:p>1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977">
                <text:p>11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03">
                <text:p>1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27">
                <text:p>1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52">
                <text:p>1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7">
                <text:p>1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02">
                <text:p>1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28">
                <text:p>1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52">
                <text:p>1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78">
                <text:p>12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03">
                <text:p>13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28">
                <text:p>13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54">
                <text:p>13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77">
                <text:p>1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02">
                <text:p>13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27">
                <text:p>1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52">
                <text:p>1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977">
                <text:p>1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28">
                <text:p>1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52">
                <text:p>1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78">
                <text:p>14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03">
                <text:p>1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28">
                <text:p>14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78">
                <text:p>1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02">
                <text:p>15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28">
                <text:p>1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53">
                <text:p>1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78">
                <text:p>1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04">
                <text:p>15.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52">
                <text:p>15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77">
                <text:p>1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02">
                <text:p>1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28">
                <text:p>1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52">
                <text:p>16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77">
                <text:p>1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02">
                <text:p>16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28">
                <text:p>1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53">
                <text:p>1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78">
                <text:p>1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03">
                <text:p>17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28">
                <text:p>1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53">
                <text:p>1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479">
                <text:p>17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03">
                <text:p>1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28">
                <text:p>1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53">
                <text:p>1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78">
                <text:p>1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03">
                <text:p>1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28">
                <text:p>1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52">
                <text:p>18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478">
                <text:p>1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02">
                <text:p>18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27">
                <text:p>1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53">
                <text:p>1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978">
                <text:p>1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28">
                <text:p>1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52">
                <text:p>1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03">
                <text:p>1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28">
                <text:p>1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53">
                <text:p>1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77">
                <text:p>19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02">
                <text:p>2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29">
                <text:p>2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52">
                <text:p>2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78">
                <text:p>2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02">
                <text:p>2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27">
                <text:p>20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53">
                <text:p>2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78">
                <text:p>2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03">
                <text:p>2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27">
                <text:p>21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53">
                <text:p>2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477">
                <text:p>2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03">
                <text:p>21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28">
                <text:p>2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53">
                <text:p>2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78">
                <text:p>2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03">
                <text:p>2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27">
                <text:p>2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53">
                <text:p>22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79">
                <text:p>22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02">
                <text:p>2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29">
                <text:p>22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53">
                <text:p>22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77">
                <text:p>2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02">
                <text:p>2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27">
                <text:p>23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52">
                <text:p>23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478">
                <text:p>23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03">
                <text:p>2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28">
                <text:p>23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52">
                <text:p>2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978">
                <text:p>2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04">
                <text:p>2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28">
                <text:p>2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52">
                <text:p>2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03">
                <text:p>2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27">
                <text:p>2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53">
                <text:p>2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978">
                <text:p>2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03">
                <text:p>2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28">
                <text:p>2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53">
                <text:p>2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478">
                <text:p>2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02">
                <text:p>25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28">
                <text:p>2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53">
                <text:p>2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977">
                <text:p>2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02">
                <text:p>2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28">
                <text:p>2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53">
                <text:p>2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77">
                <text:p>2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03">
                <text:p>2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28">
                <text:p>2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54">
                <text:p>26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77">
                <text:p>26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02">
                <text:p>2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28">
                <text:p>2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53">
                <text:p>2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78">
                <text:p>27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03">
                <text:p>2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28">
                <text:p>2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53">
                <text:p>2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77">
                <text:p>27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03">
                <text:p>2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27">
                <text:p>28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53">
                <text:p>2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478">
                <text:p>2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03">
                <text:p>2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28">
                <text:p>28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52">
                <text:p>28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978">
                <text:p>2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02">
                <text:p>2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28">
                <text:p>2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53">
                <text:p>29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478">
                <text:p>2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03">
                <text:p>2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28">
                <text:p>2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53">
                <text:p>2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78">
                <text:p>2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02">
                <text:p>3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27">
                <text:p>30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53">
                <text:p>3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478">
                <text:p>3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02">
                <text:p>3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28">
                <text:p>3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52">
                <text:p>3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978">
                <text:p>3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03">
                <text:p>3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28">
                <text:p>31.2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6.938cm" svg:y="1.275cm" chart:style-name="ch3">
          <text:p>(Y-position)</text:p>
        </chart:subtitle>
        <chart:plot-area chart:style-name="ch4" table:cell-range-address="cart.A2:cart.A252 cart.C1:cart.C252" chart:data-source-has-labels="row" svg:x="1.331cm" svg:y="2.138cm" svg:width="14.349cm" svg:height="5.701cm">
          <chartooo:coordinate-region svg:x="1.767cm" svg:y="2.338cm" svg:width="13.541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429cm" chart:style-name="ch9">
              <text:p>Y (m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cart.C2:cart.C252" chart:label-cell-address="cart.C1:cart.C1" chart:class="chart:scatter">
            <chart:domain table:cell-range-address="cart.A2:cart.A252"/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cart.C1:car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rt.A2:cart.A252</svg:desc>
                </draw:g>
              </table:table-cell>
              <table:table-cell office:value-type="float" office:value="NaN">
                <text:p>NaN</text:p>
                <draw:g>
                  <svg:desc>cart.C2:cart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">
                <text:p>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3">
                <text:p>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8">
                <text:p>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4">
                <text:p>1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7">
                <text:p>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2">
                <text:p>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8">
                <text:p>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52">
                <text:p>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8">
                <text:p>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2">
                <text:p>2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7">
                <text:p>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2">
                <text:p>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77">
                <text:p>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2">
                <text:p>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">
                <text:p>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2">
                <text:p>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7">
                <text:p>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2">
                <text:p>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9">
                <text:p>3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53">
                <text:p>3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7">
                <text:p>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3">
                <text:p>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7">
                <text:p>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3">
                <text:p>3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7">
                <text:p>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27">
                <text:p>4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2">
                <text:p>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2">
                <text:p>4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27">
                <text:p>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53">
                <text:p>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9">
                <text:p>4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03">
                <text:p>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7">
                <text:p>5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3">
                <text:p>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77">
                <text:p>5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03">
                <text:p>5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28">
                <text:p>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53">
                <text:p>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78">
                <text:p>5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03">
                <text:p>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8">
                <text:p>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53">
                <text:p>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8">
                <text:p>6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03">
                <text:p>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27">
                <text:p>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53">
                <text:p>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8">
                <text:p>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02">
                <text:p>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27">
                <text:p>7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53">
                <text:p>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77">
                <text:p>7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03">
                <text:p>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28">
                <text:p>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52">
                <text:p>7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78">
                <text:p>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03">
                <text:p>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28">
                <text:p>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53">
                <text:p>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78">
                <text:p>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03">
                <text:p>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27">
                <text:p>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3">
                <text:p>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78">
                <text:p>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03">
                <text:p>9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27">
                <text:p>9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52">
                <text:p>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77">
                <text:p>9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03">
                <text:p>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28">
                <text:p>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53">
                <text:p>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78">
                <text:p>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03">
                <text:p>1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9">
                <text:p>1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53">
                <text:p>1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78">
                <text:p>1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28">
                <text:p>1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52">
                <text:p>1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78">
                <text:p>1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02">
                <text:p>11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28">
                <text:p>1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53">
                <text:p>1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77">
                <text:p>1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02">
                <text:p>1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27">
                <text:p>11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53">
                <text:p>1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977">
                <text:p>11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03">
                <text:p>1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27">
                <text:p>1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52">
                <text:p>1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7">
                <text:p>1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02">
                <text:p>1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28">
                <text:p>1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52">
                <text:p>1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78">
                <text:p>12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03">
                <text:p>13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28">
                <text:p>13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54">
                <text:p>13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77">
                <text:p>1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02">
                <text:p>13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27">
                <text:p>1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52">
                <text:p>1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977">
                <text:p>1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28">
                <text:p>1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52">
                <text:p>1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78">
                <text:p>14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03">
                <text:p>1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28">
                <text:p>14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78">
                <text:p>1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02">
                <text:p>15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28">
                <text:p>1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53">
                <text:p>1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78">
                <text:p>1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04">
                <text:p>15.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52">
                <text:p>15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77">
                <text:p>1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02">
                <text:p>1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28">
                <text:p>1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52">
                <text:p>16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77">
                <text:p>1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02">
                <text:p>16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28">
                <text:p>1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53">
                <text:p>1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78">
                <text:p>1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03">
                <text:p>17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28">
                <text:p>1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53">
                <text:p>1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479">
                <text:p>17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03">
                <text:p>1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28">
                <text:p>1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53">
                <text:p>1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78">
                <text:p>1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03">
                <text:p>1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28">
                <text:p>1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52">
                <text:p>18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478">
                <text:p>1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02">
                <text:p>18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27">
                <text:p>1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53">
                <text:p>1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978">
                <text:p>1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28">
                <text:p>1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52">
                <text:p>1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03">
                <text:p>1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28">
                <text:p>1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53">
                <text:p>1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77">
                <text:p>19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02">
                <text:p>2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29">
                <text:p>2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52">
                <text:p>2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78">
                <text:p>2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02">
                <text:p>2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27">
                <text:p>20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53">
                <text:p>2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78">
                <text:p>2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03">
                <text:p>2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27">
                <text:p>21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53">
                <text:p>2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477">
                <text:p>2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03">
                <text:p>21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28">
                <text:p>2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53">
                <text:p>2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78">
                <text:p>2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03">
                <text:p>2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27">
                <text:p>2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53">
                <text:p>22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79">
                <text:p>22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02">
                <text:p>2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29">
                <text:p>22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53">
                <text:p>22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77">
                <text:p>2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02">
                <text:p>2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27">
                <text:p>23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52">
                <text:p>23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478">
                <text:p>23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03">
                <text:p>2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28">
                <text:p>23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52">
                <text:p>2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978">
                <text:p>2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04">
                <text:p>2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28">
                <text:p>2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52">
                <text:p>2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03">
                <text:p>2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27">
                <text:p>2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53">
                <text:p>2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978">
                <text:p>2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03">
                <text:p>2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28">
                <text:p>2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53">
                <text:p>2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478">
                <text:p>2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02">
                <text:p>25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28">
                <text:p>2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53">
                <text:p>2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977">
                <text:p>2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02">
                <text:p>2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28">
                <text:p>2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53">
                <text:p>2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77">
                <text:p>2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03">
                <text:p>2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28">
                <text:p>2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54">
                <text:p>26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77">
                <text:p>26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02">
                <text:p>2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28">
                <text:p>2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53">
                <text:p>2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78">
                <text:p>27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03">
                <text:p>2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28">
                <text:p>2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53">
                <text:p>2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77">
                <text:p>27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03">
                <text:p>2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27">
                <text:p>28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53">
                <text:p>2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478">
                <text:p>2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03">
                <text:p>2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28">
                <text:p>28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52">
                <text:p>28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978">
                <text:p>2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02">
                <text:p>2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28">
                <text:p>2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53">
                <text:p>29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478">
                <text:p>2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03">
                <text:p>2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28">
                <text:p>2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53">
                <text:p>2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78">
                <text:p>2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02">
                <text:p>3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27">
                <text:p>30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53">
                <text:p>3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478">
                <text:p>3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02">
                <text:p>3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28">
                <text:p>3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52">
                <text:p>3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978">
                <text:p>3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03">
                <text:p>3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28">
                <text:p>31.2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5">
      <style:chart-properties loext:regression-x-name="t" loext:regression-y-name="θ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7.374cm" svg:y="1.275cm" chart:style-name="ch3">
          <text:p>(polar)</text:p>
        </chart:subtitle>
        <chart:plot-area chart:style-name="ch4" table:cell-range-address="polar_backup_2.A2:polar_backup_2.A117 polar_backup_2.C1:polar_backup_2.C117" chart:data-source-has-labels="row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θ (rad)</text:p>
            </chart:title>
            <chart:grid chart:style-name="ch7" chart:class="major"/>
          </chart:axis>
          <chart:series chart:style-name="ch10" chart:values-cell-range-address="polar_backup_2.C2:polar_backup_2.C117" chart:label-cell-address="polar_backup_2.C1:polar_backup_2.C1" chart:class="chart:scatter">
            <chart:domain table:cell-range-address="polar_backup_2.A2:polar_backup_2.A117"/>
            <chart:regression-curve chart:style-name="ch11">
              <chart:equation chart:display-equation="true" chart:display-r-square="true" chart:style-name="ch12"/>
            </chart:regression-curve>
            <chart:data-point chart:repeated="1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θ (rad)</text:p>
                <draw:g>
                  <svg:desc>polar_backup_2.C1:polar_backup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_backup_2.A2:polar_backup_2.A117</svg:desc>
                </draw:g>
              </table:table-cell>
              <table:table-cell office:value-type="float" office:value="0.2186">
                <text:p>0.2186</text:p>
                <draw:g>
                  <svg:desc>polar_backup_2.C2:polar_backup_2.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">
                <text:p>0.126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">
                <text:p>0.374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">
                <text:p>0.874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9">
                <text:p>1.24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">
                <text:p>1.374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">
                <text:p>1.999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4">
                <text:p>2.374</text:p>
              </table:table-cell>
              <table:table-cell office:value-type="float" office:value="1.2019">
                <text:p>1.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4">
                <text:p>2.624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1.4124">
                <text:p>1.4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4651">
                <text:p>1.4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.5178">
                <text:p>1.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1.5707">
                <text:p>1.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1.6241">
                <text:p>1.6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1.6762">
                <text:p>1.6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.7297">
                <text:p>1.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4">
                <text:p>3.874</text:p>
              </table:table-cell>
              <table:table-cell office:value-type="float" office:value="1.8357">
                <text:p>1.8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1.9428">
                <text:p>1.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2.0497">
                <text:p>2.0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2.1033">
                <text:p>2.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2.1569">
                <text:p>2.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2.2106">
                <text:p>2.2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4">
                <text:p>4.874</text:p>
              </table:table-cell>
              <table:table-cell office:value-type="float" office:value="2.2639">
                <text:p>2.2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2.3177">
                <text:p>2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4">
                <text:p>5.124</text:p>
              </table:table-cell>
              <table:table-cell office:value-type="float" office:value="2.3716">
                <text:p>2.3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2.6419">
                <text:p>2.6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2.8038">
                <text:p>2.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2.8579">
                <text:p>2.8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3.0204">
                <text:p>3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4">
                <text:p>6.874</text:p>
              </table:table-cell>
              <table:table-cell office:value-type="float" office:value="3.1287">
                <text:p>3.1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1833">
                <text:p>3.1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3.2374">
                <text:p>3.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4">
                <text:p>7.37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3.4533">
                <text:p>3.4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3.5077">
                <text:p>3.5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3.5617">
                <text:p>3.5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4">
                <text:p>8.124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3.7233">
                <text:p>3.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3.7771">
                <text:p>3.7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3.8308">
                <text:p>3.8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3.8844">
                <text:p>3.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9">
                <text:p>8.999</text:p>
              </table:table-cell>
              <table:table-cell office:value-type="float" office:value="4.0446">
                <text:p>4.0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4">
                <text:p>9.124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4.1518">
                <text:p>4.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4">
                <text:p>9.624</text:p>
              </table:table-cell>
              <table:table-cell office:value-type="float" office:value="4.3109">
                <text:p>4.3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4.3644">
                <text:p>4.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4">
                <text:p>9.874</text:p>
              </table:table-cell>
              <table:table-cell office:value-type="float" office:value="4.4169">
                <text:p>4.4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4.5231">
                <text:p>4.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4.5758">
                <text:p>4.5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4.6285">
                <text:p>4.6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4.8383">
                <text:p>4.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.8906">
                <text:p>4.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4.9428">
                <text:p>4.9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9">
                <text:p>11.249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5.0471">
                <text:p>5.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5.2029">
                <text:p>5.2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5.2547">
                <text:p>5.2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5.3073">
                <text:p>5.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5.3582">
                <text:p>5.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5.4098">
                <text:p>5.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4">
                <text:p>12.374</text:p>
              </table:table-cell>
              <table:table-cell office:value-type="float" office:value="5.461">
                <text:p>5.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9">
                <text:p>12.499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5.5645">
                <text:p>5.5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9">
                <text:p>12.749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4">
                <text:p>12.874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99">
                <text:p>12.999</text:p>
              </table:table-cell>
              <table:table-cell office:value-type="float" office:value="5.7184">
                <text:p>5.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4">
                <text:p>13.124</text:p>
              </table:table-cell>
              <table:table-cell office:value-type="float" office:value="5.7698">
                <text:p>5.7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5.8728">
                <text:p>5.8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5.9241">
                <text:p>5.9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5.9754">
                <text:p>5.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49">
                <text:p>13.749</text:p>
              </table:table-cell>
              <table:table-cell office:value-type="float" office:value="6.0263">
                <text:p>6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6.078">
                <text:p>6.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6.1292">
                <text:p>6.1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4">
                <text:p>14.124</text:p>
              </table:table-cell>
              <table:table-cell office:value-type="float" office:value="6.1801">
                <text:p>6.1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49">
                <text:p>14.249</text:p>
              </table:table-cell>
              <table:table-cell office:value-type="float" office:value="6.2313">
                <text:p>6.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4">
                <text:p>14.374</text:p>
              </table:table-cell>
              <table:table-cell office:value-type="float" office:value="6.2826">
                <text:p>6.28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